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鲁斯局长俄罗斯陆军壳牌托波利，福利夫卡，诺维奥尼斯克，院子，西部，...</text:span>
</text:h>
      <text:p text:style-name="P4">
作者: liveuamap (Language: en)</text:p>
      <text:p text:style-name="P4">
时间: 2023-04-07T-37:52:00</text:p>
      <text:p text:style-name="P4">
地点: Kharkiv (Latitude:49.52343 Longtitude:37.95055)</text:p>
      <text:p text:style-name="P4">
视频: []</text:p>
      <text:p text:style-name="P4">
图片: []</text:p>
      <text:p text:style-name="P4">
标签: ["Russia"]</text:p>
      <text:p text:style-name="P4">
Id: 22554367</text:p>
      <!--METADATA-->
      <text:p text:style-name="P4">
在Kupiansk的指示，俄罗斯军队炮击了托波利，菲霍利夫卡，诺瓦林斯克，德沃里奇纳，扎帕德纳，扎帕德，莱曼·珀西(Lyman Pershyy)，克罗克马尔恩(Krokhmalne)，哈尔基夫地区的贝雷斯特夫(Berestove)和卢汉斯(Kharkiv)地区和卢汉斯克地区(Novoselivske of Novoselivske)</text:p>
      <text:p text:style-name="P4">
新闻集链接：<text:a xlink:type="simple" xlink:href="https://liveuamap.com/en/2023/7-april-at-kupiansk-direction-russian-army-shelled-topoli" text:style-name="Internet_20_link" text:visited-style-name="Visited_20_Internet_20_Link">
https://liveuamap.com/en/2023/7-april-at-kupiansk-direction-russian-army-shelled-topoli</text:a>
</text:p>
      <text:p text:style-name="P4">
News Source: <text:a xlink:type="simple" xlink:href="https://t.me/lumsrc/4431" text:style-name="Internet_20_link" text:visited-style-name="Visited_20_Internet_20_Link">
https://t.me/lumsrc/4431</text:a>
</text:p>
      <!--NEWS-->
      <text:h text:style-name="P10" text:outline-level="1">
<text:span text:style-name="T4">
在莱曼（Lyman）的方向上</text:span>
</text:h>
      <text:p text:style-name="P4">
作者: liveuamap (Language: en)</text:p>
      <text:p text:style-name="P4">
时间: 2023-04-07T-39:52:00</text:p>
      <text:p text:style-name="P4">
地点: Donetsk (Latitude:48.75336 Longtitude:38.0757)</text:p>
      <text:p text:style-name="P4">
视频: []</text:p>
      <text:p text:style-name="P4">
图片: []</text:p>
      <text:p text:style-name="P4">
标签: ["Russia"]</text:p>
      <text:p text:style-name="P4">
Id: 22554366</text:p>
      <!--METADATA-->
      <text:p text:style-name="P4">
俄罗斯在莱曼方向俄罗斯军队在乌克兰武装部队的武装部队中说，俄罗斯炮弹，dibrova，dibrova，bilohorivka ofluhansk地区和顿涅茨克地区的terny，spirne and superne and rozdolivka。</text:p>
      <text:p text:style-name="P4">
新闻集链接：<text:a xlink:type="simple" xlink:href="https://liveuamap.com/en/2023/7-april-at-lyman-direction-russian-army-shelled-nevske-dibrova" text:style-name="Internet_20_link" text:visited-style-name="Visited_20_Internet_20_Link">
https://liveuamap.com/en/2023/7-april-at-lyman-direction-russian-army-shelled-nevske-dibrova</text:a>
</text:p>
      <text:p text:style-name="P4">
News Source: <text:a xlink:type="simple" xlink:href="https://t.me/lumsrc/4432" text:style-name="Internet_20_link" text:visited-style-name="Visited_20_Internet_20_Link">
https://t.me/lumsrc/4432</text:a>
</text:p>
      <!--NEWS-->
      <text:h text:style-name="P10" text:outline-level="1">
<text:span text:style-name="T4">
巴赫穆特（Bakhmut Directio）鲁斯军队炮击了瓦苏基卡（Vasukivka），奥里克霍沃（Orikhovo-vasylivka），诺沃马克（Novomarkove），巴赫穆特（Bakhmut）...</text:span>
</text:h>
      <text:p text:style-name="P4">
作者: liveuamap (Language: en)</text:p>
      <text:p text:style-name="P4">
时间: 2023-04-07T-41:52:00</text:p>
      <text:p text:style-name="P4">
地点: Donetsk Oblast (Latitude:48.37986 Longtitude:37.9327)</text:p>
      <text:p text:style-name="P4">
视频: []</text:p>
      <text:p text:style-name="P4">
图片: []</text:p>
      <text:p text:style-name="P4">
标签: ["Russia"]</text:p>
      <text:p text:style-name="P4">
Id: 22554365</text:p>
      <!--METADATA-->
      <text:p text:style-name="P4">
在巴赫穆特(Bakhmut)方向，俄罗斯军队炮击了Vasukivka，Orikhovo-vasylivka，Novomarkove，Bakhmut，Bakhmut，Ivanivske，Chasiv Yar，Chasiv Yar，Chasiv Yar，oleksandro-Shultyne，dyliyivka，dyliyivka，dyliyivka和Donetsk地区，donetsk地区 - 乌克斯(Unukrain of the)</text:p>
      <text:p text:style-name="P4">
新闻集链接：(https://liveuamap.com/en/2023/7-april-at-bakhmut-direction-russian-army-shelled-vasukivka)</text:p>
      <text:p text:style-name="P4">
News Source: <text:a xlink:type="simple" xlink:href="https://t.me/lumsrc/4433" text:style-name="Internet_20_link" text:visited-style-name="Visited_20_Internet_20_Link">
https://t.me/lumsrc/4433</text:a>
</text:p>
      <!--NEWS-->
      <text:h text:style-name="P10" text:outline-level="1">
<text:span text:style-name="T4">
在Avdiyivka和Maryinka的指示，俄罗斯军队炮击了Novokalynove，Avdiyivka，Netaylove，...</text:span>
</text:h>
      <text:p text:style-name="P4">
作者: liveuamap (Language: en)</text:p>
      <text:p text:style-name="P4">
时间: 2023-04-07T-43:52:00</text:p>
      <text:p text:style-name="P4">
地点: Donetsk Oblast (Latitude:47.91439 Longtitude:37.4596)</text:p>
      <text:p text:style-name="P4">
视频: []</text:p>
      <text:p text:style-name="P4">
图片: []</text:p>
      <text:p text:style-name="P4">
标签: ["Russia"]</text:p>
      <text:p text:style-name="P4">
Id: 22554363</text:p>
      <!--METADATA-->
      <text:p text:style-name="P4">
在Avdiyivka和Maryinka的指示，俄罗斯军队炮击了Novokalynove，Avdiyivka，Netaylove，Pervomayske，Maryinka和Pobyeda，乌克兰的总参谋部部队在早上的报告中说</text:p>
      <text:p text:style-name="P4">
新闻集链接：[https://liveuamap.com/en/2023/7-april-at-avdiyivka-and-maryinka-directions-russian-army]](https://liveuamap.com/en/2023/7-april-at-avdiyivka-and-maryinka-directions-russian-army)</text:p>
      <text:p text:style-name="P4">
News Source: <text:a xlink:type="simple" xlink:href="https://t.me/lumsrc/4434" text:style-name="Internet_20_link" text:visited-style-name="Visited_20_Internet_20_Link">
https://t.me/lumsrc/4434</text:a>
</text:p>
      <!--NEWS-->
      <text:h text:style-name="P10" text:outline-level="1">
<text:span text:style-name="T4">
陆军的JSC Shaktarske Directio Rusian Schelled Kalledar，肥料和D ...</text:span>
</text:h>
      <text:p text:style-name="P4">
作者: liveuamap (Language: en)</text:p>
      <text:p text:style-name="P4">
时间: 2023-04-07T-45:52:00</text:p>
      <text:p text:style-name="P4">
地点: Velyka Novosilka (Latitude:47.83793 Longtitude:36.83304)</text:p>
      <text:p text:style-name="P4">
视频: []</text:p>
      <text:p text:style-name="P4">
图片: []</text:p>
      <text:p text:style-name="P4">
标签: ["Russia"]</text:p>
      <text:p text:style-name="P4">
Id: 22554362</text:p>
      <!--METADATA-->
      <text:p text:style-name="P4">
在Shaktarske的指示，俄罗斯军队炮击了Vuhledar，Prechystivka和Donetsk地区的Velykanovosilka，乌克兰武装部队的总参谋</text:p>
      <text:p text:style-name="P4">
新闻集链接：<text:a xlink:type="simple" xlink:href="https://liveuamap.com/en/2023/7-april-at-shaktarske-direction-russian-army-shelled-vuhledar" text:style-name="Internet_20_link" text:visited-style-name="Visited_20_Internet_20_Link">
https://liveuamap.com/en/2023/7-april-at-shaktarske-direction-russian-army-army-shelled-vuhledar</text:a>
</text:p>
      <text:p text:style-name="P4">
News Source: <text:a xlink:type="simple" xlink:href="https://t.me/lumsrc/4435" text:style-name="Internet_20_link" text:visited-style-name="Visited_20_Internet_20_Link">
https://t.me/lumsrc/4435</text:a>
</text:p>
      <!--NEWS-->
      <text:h text:style-name="P10" text:outline-level="1">
<text:span text:style-name="T4">
在Zaporizhzhia和Kherson的指示，俄罗斯军队炮击了Donetsk地区的Vremivka； Hulia ...</text:span>
</text:h>
      <text:p text:style-name="P4">
作者: liveuamap (Language: en)</text:p>
      <text:p text:style-name="P4">
时间: 2023-04-07T-47:52:00</text:p>
      <text:p text:style-name="P4">
地点: Kherson (Latitude:46.63541 Longtitude:32.62081)</text:p>
      <text:p text:style-name="P4">
视频: []</text:p>
      <text:p text:style-name="P4">
图片: []</text:p>
      <text:p text:style-name="P4">
标签: ["Russia"]</text:p>
      <text:p text:style-name="P4">
Id: 22554361</text:p>
      <!--METADATA-->
      <text:p text:style-name="P4">
在Zaporizhzhia和Kherson的指示，俄罗斯军队炮击了Vremivka Ofdonetsk地区； Huliaipole，Zaliznychne，Huliaipilske，Mala Tokmachka，Novodanylivka，Novoandriyivka和Zaporizhzhia地区的Novoandriyivka和Kamyanske Oblasti，Antonivka和Kherson，也是Antonivka和Kherson，也是乌克兰的报道，乌克兰的报道说</text:p>
      <text:p text:style-name="P4">
新闻集链接：<text:a xlink:type="simple" xlink:href="https://liveuamap.com/en/2023/7-april-at-zaporizhzhia-and-kherson-directions-russian-army" text:style-name="Internet_20_link" text:visited-style-name="Visited_20_Internet_20_Link">
https://liveuamap.com/en/2023/7-april-at-april-at-zaporizhzhzhia-and-kherson-directions-russian-army</text:a>
</text:p>
      <text:p text:style-name="P4">
News Source: <text:a xlink:type="simple" xlink:href="https://t.me/lumsrc/4436" text:style-name="Internet_20_link" text:visited-style-name="Visited_20_Internet_20_Link">
https://t.me/lumsrc/4436</text:a>
</text:p>
      <!--NEWS-->
      <text:h text:style-name="P10" text:outline-level="1">
<text:span text:style-name="T4">
俄罗斯部队在Lyman，Bakhmut，Avdiivka和Maryinka Directio进行进攻行动...</text:span>
</text:h>
      <text:p text:style-name="P4">
作者: liveuamap (Language: en)</text:p>
      <text:p text:style-name="P4">
时间: 2023-04-07T-49:52:00</text:p>
      <text:p text:style-name="P4">
地点: Marinka, Donetsk Oblast (Latitude:47.93843 Longtitude:37.50011)</text:p>
      <text:p text:style-name="P4">
视频: []</text:p>
      <text:p text:style-name="P4">
图片: []</text:p>
      <text:p text:style-name="P4">
标签: ["Russia"]</text:p>
      <text:p text:style-name="P4">
Id: 22554360</text:p>
      <!--METADATA-->
      <text:p text:style-name="P4">
俄罗斯部队在莱曼，巴赫穆特，阿夫迪夫卡和玛丽卡执行进攻行动。 乌克兰军方击退了40多次俄罗斯袭击。 上午报告</text:p>
      <text:p text:style-name="P4">
新闻集链接：<text:a xlink:type="simple" xlink:href="https://liveuamap.com/en/2023/7-april-russian-forces-conducting-offensive-actions-at-lyman" text:style-name="Internet_20_link" text:visited-style-name="Visited_20_Internet_20_Link">
https://liveuamap.com/en/2023/7-April-russian-forces-conducting-Conducting-corltendion-actions-actions-actions-at-lyman</text:a>
</text:p>
      <text:p text:style-name="P4">
News Source: <text:a xlink:type="simple" xlink:href="https://t.me/lumsrc/4437" text:style-name="Internet_20_link" text:visited-style-name="Visited_20_Internet_20_Link">
https://t.me/lumsrc/4437</text:a>
</text:p>
      <!--NEWS-->
      <text:h text:style-name="P10" text:outline-level="1">
<text:span text:style-name="T4">
Donetsk Oblast（22:12）。 红色警报：空中威胁。 警笛声。 立即掩盖！</text:span>
</text:h>
      <text:p text:style-name="P4">
作者: liveuamap (Language: en)</text:p>
      <text:p text:style-name="P4">
时间: 2023-04-07T16:13:00</text:p>
      <text:p text:style-name="P4">
地点: Donetsk Oblast (Latitude:48.72825 Longtitude:37.57787)</text:p>
      <text:p text:style-name="P4">
视频: []</text:p>
      <text:p text:style-name="P4">
图片: []</text:p>
      <text:p text:style-name="P4">
标签: ["Europe", "Central and Eastern Europe"]</text:p>
      <text:p text:style-name="P4">
Id: 22554478</text:p>
      <!--METADATA-->
      <text:p text:style-name="P4">
Donetsk Oblast(22:12). Red Alert: aerial threat. Sirens sounding. Take covernow!</text:p>
      <text:p text:style-name="P4">
News Collection Link: <text:a xlink:type="simple" xlink:href="https://liveuamap.com/en/2023/07-april-donetsk-oblast2212-red-alert-aerial-g" text:style-name="Internet_20_link" text:visited-style-name="Visited_20_Internet_20_Link">
https://liveuamap.com/en/2023/07-april-donetsk-oblast2212-red-alert-aerial-g</text:a>
</text:p>
      <text:p text:style-name="P4">
News Source: <text:a xlink:type="simple" xlink:href="https://t.me/air_alert_ua/42746" text:style-name="Internet_20_link" text:visited-style-name="Visited_20_Internet_20_Link">
https://t.me/air_alert_ua/42746</text:a>
</text:p>
      <!--NEWS-->
      <text:h text:style-name="P10" text:outline-level="1">
<text:span text:style-name="T4">
Zaporizhhya地区，Kirovohrad地区，Kharkiv，Kharkiv地区，Cherkasy地区，Poltava ...</text:span>
</text:h>
      <text:p text:style-name="P4">
作者: liveuamap (Language: en)</text:p>
      <text:p text:style-name="P4">
时间: 2023-04-07T17:33:00</text:p>
      <text:p text:style-name="P4">
地点: Zaporizka Oblast (Latitude:47.612961 Longtitude:35.764991)</text:p>
      <text:p text:style-name="P4">
视频: []</text:p>
      <text:p text:style-name="P4">
图片: []</text:p>
      <text:p text:style-name="P4">
标签: ["Europe", "Central and Eastern Europe"]</text:p>
      <text:p text:style-name="P4">
Id: 22554479</text:p>
      <!--METADATA-->
      <text:p text:style-name="P4">
Zaporizhhya地区，Kirovohrad地区，Kharkiv，Kharkiv地区，Cherkasy地区，Poltava地区，Dnipro，Dnipropetrovsk地区(23:33). Red Alert:aerial threat. Sirens sounding. Take cover now!</text:p>
      <text:p text:style-name="P4">
News Collection Link: <text:a xlink:type="simple" xlink:href="https://liveuamap.com/en/2023/07-april-zaporizka-oblast-kirovohradska-oblasg" text:style-name="Internet_20_link" text:visited-style-name="Visited_20_Internet_20_Link">
https://liveuamap.com/en/2023/07-april-zaporizka-oblast-kirovohradska-oblasg</text:a>
</text:p>
      <text:p text:style-name="P4">
News Source: <text:a xlink:type="simple" xlink:href="https://t.me/air_alert_ua/42753" text:style-name="Internet_20_link" text:visited-style-name="Visited_20_Internet_20_Link">
https://t.me/air_alert_ua/42753</text:a>
</text:p>
      <!--NEWS-->
      <text:h text:style-name="P10" text:outline-level="1">
<text:span text:style-name="T4">
Odeska Oblast（23:34）。 红色警报：空中威胁。 警笛声。 立即掩盖！</text:span>
</text:h>
      <text:p text:style-name="P4">
作者: liveuamap (Language: en)</text:p>
      <text:p text:style-name="P4">
时间: 2023-04-07T17:35:00</text:p>
      <text:p text:style-name="P4">
地点: Odeska Oblast (Latitude:46.74996 Longtitude:30.2498)</text:p>
      <text:p text:style-name="P4">
视频: []</text:p>
      <text:p text:style-name="P4">
图片: []</text:p>
      <text:p text:style-name="P4">
标签: ["Europe", "Central and Eastern Europe"]</text:p>
      <text:p text:style-name="P4">
Id: 22554480</text:p>
      <!--METADATA-->
      <text:p text:style-name="P4">
ODESA地区(23:34). Red Alert: aerial threat. Sirens sounding. Take covernow!</text:p>
      <text:p text:style-name="P4">
News Collection Link: <text:a xlink:type="simple" xlink:href="https://liveuamap.com/en/2023/07-april-odeska-oblast2334-red-alert-aerial-tg" text:style-name="Internet_20_link" text:visited-style-name="Visited_20_Internet_20_Link">
https://liveuamap.com/en/2023/07-april-odeska-oblast2334-red-alert-aerial-tg</text:a>
</text:p>
      <text:p text:style-name="P4">
News Source: <text:a xlink:type="simple" xlink:href="https://t.me/suspilneodesa/22313" text:style-name="Internet_20_link" text:visited-style-name="Visited_20_Internet_20_Link">
https://t.me/suspilneodesa/22313</text:a>
</text:p>
      <!--NEWS-->
      <text:h text:style-name="P10" text:outline-level="1">
<text:span text:style-name="T4">
顿涅茨克地区，苏米地区，米科洛夫，米科洛地区，赫尔森，赫森地区（23：来自...</text:span>
</text:h>
      <text:p text:style-name="P4">
作者: liveuamap (Language: en)</text:p>
      <text:p text:style-name="P4">
时间: 2023-04-07T17:37:00</text:p>
      <text:p text:style-name="P4">
地点: Donetsk Oblast (Latitude:48.72814 Longtitude:37.57754)</text:p>
      <text:p text:style-name="P4">
视频: []</text:p>
      <text:p text:style-name="P4">
图片: []</text:p>
      <text:p text:style-name="P4">
标签: ["Europe", "Central and Eastern Europe"]</text:p>
      <text:p text:style-name="P4">
Id: 22554481</text:p>
      <!--METADATA-->
      <text:p text:style-name="P4">
顿涅茨克地区，苏米地区，米科洛夫，米科洛地区，赫尔森，赫森地区(23:35). Red Alert: aerial threat. Sirens sounding. Takecover now!</text:p>
      <text:p text:style-name="P4">
News Collection Link: <text:a xlink:type="simple" xlink:href="https://liveuamap.com/en/2023/07-april-donetsk-oblast-sumska-oblast-mykolaig" text:style-name="Internet_20_link" text:visited-style-name="Visited_20_Internet_20_Link">
https://liveuamap.com/en/2023/07-april-donetsk-oblast-sumska-oblast-mykolaig</text:a>
</text:p>
      <text:p text:style-name="P4">
News Source: <text:a xlink:type="simple" xlink:href="https://t.me/air_alert_ua/42758" text:style-name="Internet_20_link" text:visited-style-name="Visited_20_Internet_20_Link">
https://t.me/air_alert_ua/42758</text:a>
</text:p>
      <!--NEWS-->
      <text:h text:style-name="P10" text:outline-level="1">
<text:span text:style-name="T4">
战术航空旅指挥官：如果我们使用F-16，效率将更高</text:span>
</text:h>
      <text:p text:style-name="P4">
作者: ['АРМІЯINFORM']</text:p>
      <text:p text:style-name="P4">
时间: 2023-04-07T39:00:00-04:00</text:p>
      <text:p text:style-name="P4">
描述: 娱乐部队“中心”作者的机智司令团队的指挥官...与乌克兰2022年的战争，与乌克兰的最新新闻战争，今天与乌克兰2022年的新闻战争，今天将发生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4/photo_5294113677487753177_y.jpg" text:style-name="Internet_20_link" text:visited-style-name="Visited_20_Internet_20_Link">
photo_5294113677487753177_y.jpg</text:a>
']</text:p>
      <text:p text:style-name="P4">
标签: ['F-16', 'STOPRUSSIA', 'ПОЛКОВНИК ОЛЕКСІЙ МАНЮШКІН', 'ПС ЗСУ']</text:p>
      <text:p text:style-name="P4">
类别: News</text:p>
      <!--METADATA-->
      <text:p text:style-name="P4">
<draw:frame draw:style-name="fr1" draw:name="Image2" text:anchor-type="as-char" svg:width="6.9236in" svg:height="4.32725in" draw:z-index="0">
<draw:image xlink:href="../Images/AРМІЯINFORM/2023-04-07T39-00-00-04-00/photo_5294113677487753177_y.jpg" xlink:type="simple" xlink:show="embed" xlink:actuate="onLoad" draw:mime-type="image/jpeg"/>
</draw:frame>
乌克兰上校Alexei Manushkin空军“中心”战术航空旅的指挥官指出，乌克兰军人非常有动力，以至于他们准备在短期的西方设备中掌握我们的胜利，并在短暂的西方设备中掌握我们的胜利。可能的。</text:p>
      <text:p text:style-name="P4">
关于这个<text:a xlink:type="simple" xlink:href="https://t.me/militarymediacenter/1648" text:style-name="Internet_20_link" text:visited-style-name="Visited_20_Internet_20_Link">
被引用</text:a>
在军事媒体中心。</text:p>
      <text:p text:style-name="P4">
他说：“我们已经在使用一些西方武器标本，例如危害造成的降落火箭，如果我们从F-16飞机中使用它，它将更高。”</text:p>
      <text:p text:style-name="P4">
根据亚历克斯·穆什金(Alexei Manyushkin)的说法，在乌克兰入侵俄罗斯人的头几周，累加器损失了大量航空。 然后出现了“幽灵”的形象，因为俄罗斯人没有期望会有这种抵抗和飞机的到来，如果它们“摧毁”了它们。</text:p>
      <text:p text:style-name="P4">
“我为执行战斗任务的飞行员感到自豪，因为击倒同样的“沙赫德”或有翼的火箭真的很容易。 当它是由MIG-29创建的时，它并不是要打击这种毫无人为的不确定设备，那么它们即使在自然界也不存在。”</text:p>
      <text:p text:style-name="P4">
旅指挥官补充说，乌克兰国防军部队对已经提供的军事援助以及这些将在不久的将来将到来的飞机，组件和设施对外国伴侣表示衷心感激。 从苏联生产系统到现代空军 - 一切都可以使Nasheneo更安全。</text:p>
      <text:p text:style-name="P4">
News Source: <text:a xlink:type="simple" xlink:href="https://armyinform.com.ua/2023/04/07/komandyr-brygady-taktychnoyi-aviacziyi-efektyvnist-bude-vyshhoyu-yakshho-my-vykorystovuvatymemo-f-16/" text:style-name="Internet_20_link" text:visited-style-name="Visited_20_Internet_20_Link">
https://armyinform.com.ua/2023/04/07/komandyr-brygady-taktychnoyi-aviacziyi-efektyvnist-bude-vyshhoyu-yakshho-my-vykorystovuvatymemo-f-16/</text:a>
</text:p>
      <!--NEWS-->
      <text:h text:style-name="P10" text:outline-level="1">
<text:span text:style-name="T4">
选择公务员在预防和发现谅解备忘录中的职位</text:span>
</text:h>
      <text:p text:style-name="P4">
作者: ['АРМІЯINFORM']</text:p>
      <text:p text:style-name="P4">
时间: 2023-04-07T40:00:00-04:00</text:p>
      <text:p text:style-name="P4">
描述: 乌克兰的Min steniy防御是一种机器人Iz Re -Quantacular Anti -Bicopoles的Triva系统。当他们在不久的将来与乌克兰与乌克兰发生战争时，与乌克兰的战争是否会在2022年发生战争时，他们说，与乌克兰的战争，今天的乌克兰新闻，乌克兰的新闻，乌克兰媒体的乌克兰新闻</text:p>
      <text:p text:style-name="P4">
图片: ['<text:a xlink:type="simple" xlink:href="https://armyinform.com.ua/wp-content/uploads/2020/04/20160206.jpg" text:style-name="Internet_20_link" text:visited-style-name="Visited_20_Internet_20_Link">
20160206.jpg</text:a>
']</text:p>
      <text:p text:style-name="P4">
标签: ['ДЕПАРТАМЕНТ З ПИТАНЬ ЗАПОБІГАННЯ ТА ВИЯВЛЕННЯ КОРУПЦІЇ', 'МОУ']</text:p>
      <text:p text:style-name="P4">
类别: News</text:p>
      <!--METADATA-->
      <text:p text:style-name="P4">
<draw:frame draw:style-name="fr1" draw:name="Image3" text:anchor-type="as-char" svg:width="6.9236in" svg:height="3.840589in" draw:z-index="0">
<draw:image xlink:href="../Images/AРМІЯINFORM/2023-04-07T40-00-00-04-00/20160206.jpg" xlink:type="simple" xlink:show="embed" xlink:actuate="onLoad" draw:mime-type="image/jpeg"/>
</draw:frame>
乌克兰国防部继续重新启动腐败制度和引入现代预防方法。</text:p>
      <text:p text:style-name="P4">
除国防部国防部阿列克谢·雷兹尼科夫的倡议外，公共反腐败委员会还成立了公共反腐败委员会，预防和检测腐败部直接在监禁结构中创建了，这是为了识别腐败该部门的风险。</text:p>
      <text:p text:style-name="P4">
为了在预防和检测部门新成立的部门中选择有积极的和合格的人员，以及对检测和预防腐败检测的专家。</text:p>
      <text:p text:style-name="P4">
辩护办公室尽最大努力保持对腐败的基本宽容，并根据透明度来解决存款的解决方案。</text:p>
      <text:p text:style-name="P4">
<text:span text:style-name="T4">
有关原始选择，请在一段时间内发送简历 - 最多14.04.2023到电子邮件地址 -  [[电子邮件保护]]]](https://armyinform.com.ua/cdn-cgi/l/email-protection#32474844596d5f5d4772425d41461c5f5b5e1c555d441c4753).</text:span>
</text:p>
      <text:p text:style-name="P4">
<text:span text:style-name="T4">
Основні посадові обов’язки:</text:span>
</text:p>
      <ul>
        <li>
реалізація окремих пунктів державної Антикорупційної програми;  * організація та впровадження заходів щодо виявлення конфлікту інтересів та його усуненню, контроль дотримання вимог законодавства щодо врегулювання конфлікту інтересів;  * розробка в межах компетенції проектів нормативно-правових актів;  * проведення антикорупційної експертизи проектів нормативно-правових актів, наказів Міністерства оборони України та інших організаційно-розпорядчих документів;  * проведення службових розслідування (检查)为了确定导致腐败犯罪或未遵守反腐败立法要求的原因和条件； *关于考虑公民和信息请求的工作组织。</li>
      </ul>
      <text:p text:style-name="P4">
<text:span text:style-name="T4">
候选人应该：</text:span>
<text:span text:style-name="T4">
有知识：</text:span>
</text:p>
      <text:p text:style-name="P4">
•乌克兰立法(乌克兰宪法，乌克兰的法律“在国家服务部”，“乌克兰的武装部队”，“预防腐败”，“关于公共信息的访问”，“关于公民的上诉”，“ on oon oon oon oon on”乌克兰的Verkhovna Rada的规章“在乌克兰部长的内阁”中，《乌克兰部长内阁的决议》“在批准乌克兰国防部的法规后”；</text:p>
      <text:p text:style-name="P4">
•公共行政，劳资关系，行政工作，国家行政机构的系统，活动的内部组织的基础</text:p>
      <text:p text:style-name="P4">
•组织和活动计划的特征；</text:p>
      <text:p text:style-name="P4">
•在使用分析和搜索工具的领域；</text:p>
      <text:p text:style-name="P4">
•在分析产品的制备领域；</text:p>
      <text:p text:style-name="P4">
•在社交网络监控领域</text:p>
      <text:p text:style-name="P4">
<text:span text:style-name="T4">
优势将是：</text:span>
</text:p>
      <text:p text:style-name="P4">
•在公共服务领域或其他理事机构方面的经验，包括军事行政管理或当地自治机构，其活动与组织有关，并在预防，抵抗和发现腐败方面维护</text:p>
      <text:p text:style-name="P4">
•在执法机构的工作领域的经验与出发，抵抗和检测有关</text:p>
      <text:p text:style-name="P4">
•在公共采购领域的实践经验</text:p>
      <text:p text:style-name="P4">
<text:span text:style-name="T4">
*</text:span>
如果在10天内(自简历提交期完成以来)我们不会与您在一起 - 这意味着空缺摘要中指示的知识和经验。 在这种情况下，当您将来有适当的职位空缺时，我们将能够返回上瘾的候选人资格。</text:p>
      <text:p text:style-name="P4">
<text:span text:style-name="T4">
*</text:span>
*通过发送简历，您同意处理和存储您的个人数据。</text:p>
      <text:p text:style-name="P4">
<text:span text:style-name="T4">
<text:span text:style-name="T5">
*</text:span>
</text:span>
与选定的候选人一起测试一般成本核算能力，测试使用测谎仪的反腐败法和研究规范的知识。</text:p>
      <text:p text:style-name="P4">
<text:span text:style-name="T4">
资料来源：</text:span>
 <text:a xlink:type="simple" xlink:href="https://www.mil.gov.ua/news/2023/04/06/ogolosheno-vidbir-na-vakantni-posadi-derzhavnoi-sluzhbi-u-departament-z-pitan-zapobigannya-ta-viyavlennya-korupczii-minoboroni-ukraini/" text:style-name="Internet_20_link" text:visited-style-name="Visited_20_Internet_20_Link">
__乌克兰国防部_</text:a>
</text:p>
      <text:p text:style-name="P4">
News Source: <text:a xlink:type="simple" xlink:href="https://armyinform.com.ua/2023/04/07/ogolosheno-vidbir-na-posady-derzhsluzhby-u-departament-z-pytan-zapobigannya-ta-vyyavlennya-korupcziyi-mou/" text:style-name="Internet_20_link" text:visited-style-name="Visited_20_Internet_20_Link">
https://armyinform.com.ua/2023/04/07/ogolosheno-vidbir-na-posady-derzhsluzhby-u-departament-z-pytan-zapobigannya-ta-vyyavlennya-korupcziyi-mou/</text:a>
</text:p>
      <!--NEWS-->
      <text:h text:style-name="P10" text:outline-level="1">
<text:span text:style-name="T4">
乌克兰是否能够生产自己的魔鬼技术：亚历山大·帕夫洛克（Alexander Pavlyuk）举行了机构间会议</text:span>
</text:h>
      <text:p text:style-name="P4">
作者: ['Олександр Козубенко']</text:p>
      <text:p text:style-name="P4">
时间: 2023-04-07T41:00:00-04:00</text:p>
      <text:p text:style-name="P4">
描述: Pershest Intercessor Ministra对乌克兰的防御，中尉Oleksandr Pavlyuk Proviv ...与乌克兰2022年的战争，与乌克兰的最新新闻，今天与乌克兰2022年的新闻战争，今天与乌克兰的新闻战争，乌克兰和俄罗斯之间的战争以及与乌克兰之间的战争会他们说，在2022年，无论是否有一年，是否会在不久的将来与乌克兰进行战争</text:p>
      <text:p text:style-name="P4">
图片: ['<text:a xlink:type="simple" xlink:href="https://armyinform.com.ua/wp-content/uploads/2023/04/19c7174c-1da2-435f-a2aa-7f83c280f220.jpg" text:style-name="Internet_20_link" text:visited-style-name="Visited_20_Internet_20_Link">
19c7174c-1da2-435f-a2aa-7f83c280f220.jpg</text:a>
', '<text:a xlink:type="simple" xlink:href="https://armyinform.com.ua/wp-content/uploads/2023/04/882b0f79-08a5-4b28-ba9c-483516c76172-1-150x150.jpg" text:style-name="Internet_20_link" text:visited-style-name="Visited_20_Internet_20_Link">
882b0f79-08a5-4b28-ba9c-483516c76172-1-150x150.jpg</text:a>
', '<text:a xlink:type="simple" xlink:href="https://armyinform.com.ua/wp-content/uploads/2023/04/b7525f4c-87a6-4020-a5ff-44d9d8665e93-150x150.jpg" text:style-name="Internet_20_link" text:visited-style-name="Visited_20_Internet_20_Link">
b7525f4c-87a6-4020-a5ff-44d9d8665e93-150x150.jpg</text:a>
', '<text:a xlink:type="simple" xlink:href="https://armyinform.com.ua/wp-content/uploads/2023/04/e9a1a4cf-d169-4594-945f-00aca4e2eab9-1.jpg" text:style-name="Internet_20_link" text:visited-style-name="Visited_20_Internet_20_Link">
e9a1a4cf-d169-4594-945f-00aca4e2eab9-1.jpg</text:a>
', '<text:a xlink:type="simple" xlink:href="https://armyinform.com.ua/wp-content/uploads/2022/11/kozubenko-bw.jpg" text:style-name="Internet_20_link" text:visited-style-name="Visited_20_Internet_20_Link">
kozubenko-bw.jpg</text:a>
']</text:p>
      <text:p text:style-name="P4">
标签: ['ГЕНЕРАЛ-ЛЕЙТЕНАНТ ОЛЕКСАНДР ПАВЛЮК', 'ОЛЕКСАНДР ПАВЛЮК']</text:p>
      <text:p text:style-name="P4">
类别: News</text:p>
      <!--METADATA-->
      <text:p text:style-name="P4">
<draw:frame draw:style-name="fr1" draw:name="Image4" text:anchor-type="as-char" svg:width="6.9236in" svg:height="4.615733in" draw:z-index="0">
<draw:image xlink:href="../Images/AРМІЯINFORM/2023-04-07T41-00-00-04-00/19c7174c-1da2-435f-a2aa-7f83c280f220.jpg" xlink:type="simple" xlink:show="embed" xlink:actuate="onLoad" draw:mime-type="image/jpeg"/>
</draw:frame>
乌克兰中尉的第一副国防部长Oleksandr Pavlyukvpw跨机构会议，涉及乌克兰现代设备和设备的生产可能性</text:p>
      <text:p text:style-name="P4">
乌克兰是世界上最受欢迎的国家。 被污染的优质物体污染的区域达到18万平方公里。</text:p>
      <text:p text:style-name="P4">
需求组正在努力解决该问题，但无法通过大量工作加快加速。</text:p>
      <text:p text:style-name="P4">
另请阅读：</text:p>
      <text:p text:style-name="P4">
<text:a xlink:type="simple" xlink:href="https://armyinform.com.ua/2023/04/04/problema-protyminnoyi-bezpeky-bude-aktualnoyu-dlya-ukrayiny-protyagom-desyatkiv-rokiv/" text:style-name="Internet_20_link" text:visited-style-name="Visited_20_Internet_20_Link">
矿山安全问题将与乌克兰有关数十年的问题</text:a>
为了在2023年4月6日在乌克兰第一国防部的倡议下解决此问题，亚历山大·帕夫卢基夫卡中将是一次机构间会议，“乌克兰现代设备和我的技术生产的可能性”。</text:p>
      <text:p text:style-name="P4">
除了由部委和个人资料部门委派的代表外，会议邀请了国家和私营企业的代表。</text:p>
      <text:p text:style-name="P4">
据奥莱克桑德·帕夫林(Oleksandr Pavlyuk)中尉说，国防部，武装部队和其他方式已经采取一些措施来创建新单位，以及已经存在的人的准备和更好的设备。</text:p>
      <ul>
        <li>
亚历山大帕维利克(Alexanderpavlyuk)说，不应延迟数百甚至几十年。在最短的时间内，有必要尽一切可能建立安全，和平的生活和在解放领土的人们的工作。</li>
      </ul>
      <text:p text:style-name="P4">
这次会议的主要任务是研究国内生产者的可能性，他们有能力为特殊单位提供差异化​​和技术的能力。</text:p>
      <ul>
        <li>
亚历山大·帕夫里克(Alexander Pavlyuk)说，需要单独的保护袋，蠕虫的必要设备，人员运输的设备，机器人平台，挖掘地形的步道。</li>
      </ul>
      <text:p text:style-name="P4">
在会议期间，武装部队的代表支持部队，DSST，其他托运货物表达了现代技术手段的特定需求，对于履行Demining单位的任务所必需的以及对其的基本要求。</text:p>
      <text:p text:style-name="P4">
<text:a xlink:type="simple" xlink:href="https://armyinform.com.ua/wp-content/uploads/2023/04/882b0f79-08a5-4b28-ba9c-483516c76172-1.jpg" text:style-name="Internet_20_link" text:visited-style-name="Visited_20_Internet_20_Link">
!(Images/AРМІЯINFORM/2023-04-07T41-00-00-04-00/882b0f79-08a5-4b28-ba9c-483516c76172-1-150x150.jpg)</text:a>
</text:p>
      <text:p text:style-name="P4">
特别是，乌克兰少将邦德尔国防部政府管理部门负责人报告说，这些单位尤其需要手动降低手段手段，机械化矿工的机器，监视包括无人机在内的领土的手段。</text:p>
      <text:p text:style-name="P4">
武装部队武装部队的指挥官布里加德尼将军德米特里·格雷加(Dmitry Gerega)依次报告说，在各种修改的楔形机器中，支持使用单位：斯洛伐克机器Bozena及其同行，但在不久的将来需要这样的需求。技术只会增长。</text:p>
      <text:p text:style-name="P4">
在进一步讨论乌克兰生产者的能力时，其他部委，部门，公司和组织的代表参与了Demining率。</text:p>
      <text:p text:style-name="P4">
第一任战略和工业副部长奥列格(Oleg)建议在公共和私营部门基地创建强大的合作枢纽，企业将参与切割工作类型。</text:p>
      <text:p text:style-name="P4">
这个想法得到了乌克罗龙普罗姆(Ukroboronprom)首席执行官尤里·古斯夫(Yuriy Gusev)的支持，后者报告说，国有企业已经有许多发展，尤其是根据国内T-64A坦克的污染机器的习俗。</text:p>
      <text:p text:style-name="P4">
会议的参与者讨论了将工作组与乌克兰的士兵领导的领导者有关的可能性。</text:p>
      <text:p text:style-name="P4">
该小组应确定工作的一般概念，考虑技术统一问题，生产许可。</text:p>
      <text:p text:style-name="P4">
关于自己的生产，乌克兰雇主联合会的代表要求该国有员工，现代机器和其他设备。</text:p>
      <text:p text:style-name="P4">
<draw:frame draw:style-name="fr1" draw:name="Image5" text:anchor-type="as-char" svg:width="6.9236in" svg:height="4.615733in" draw:z-index="0">
<draw:image xlink:href="../Images/AРМІЯINFORM/2023-04-07T41-00-00-04-00/e9a1a4cf-d169-4594-945f-00aca4e2eab9-1.jpg" xlink:type="simple" xlink:show="embed" xlink:actuate="onLoad" draw:mime-type="image/jpeg"/>
</draw:frame>
在经济的要求和能力表达了圆桌会议之后，国内企业任务的董事告诉了他们创建技术人员来运输爆炸物的技术人员的机会，尤其是他们已经生产的装甲车以及手段。</text:p>
      <text:p text:style-name="P4">
活动结束时，亚历山大·帕夫洛克(Alexander Pavlyuk)在对军队记者的评论中：</text:p>
      <ul>
        <li>
是的，提出了许多问题的问题。 但这只是第一个基本的舞台工作。 我们应该尽可能吸引我们的业务，因为这是对乌克兰的经济的提高和前景。</li>
      </ul>
      <text:p text:style-name="P4">
_foto：Sergey Mysure _</text:p>
      <text:p text:style-name="P4">
<draw:frame draw:style-name="fr1" draw:name="Image6" text:anchor-type="as-char" svg:width="6.9236in" svg:height="6.9236in" draw:z-index="0">
<draw:image xlink:href="../Images/AРМІЯINFORM/2023-04-07T41-00-00-04-00/kozubenko-bw.jpg" xlink:type="simple" xlink:show="embed" xlink:actuate="onLoad" draw:mime-type="image/jpeg"/>
</draw:frame>
</text:p>
      <text:p text:style-name="P4">
陆军通讯员</text:p>
      <text:p text:style-name="P4">
News Source: <text:a xlink:type="simple" xlink:href="https://armyinform.com.ua/2023/04/07/chy-zdatna-ukrayina-vyroblyaty-vlasnu-tehniku-dlya-rozminuvannya-oleksandr-pavlyuk-proviv-mizhvidomchu-naradu/" text:style-name="Internet_20_link" text:visited-style-name="Visited_20_Internet_20_Link">
https://armyinform.com.ua/2023/04/07/chy-zdatna-ukrayina-vyroblyaty-vlasnu-tehniku-dlya-rozminuvannya-oleksandr-pavlyuk-proviv-mizhvidomchu-naradu/</text:a>
</text:p>
      <!--NEWS-->
      <text:h text:style-name="P10" text:outline-level="1">
<text:span text:style-name="T4">
白天，救援人员还有将近两百次以消除敌人炮击的后果</text:span>
</text:h>
      <text:p text:style-name="P4">
作者: ['АРМІЯINFORM']</text:p>
      <text:p text:style-name="P4">
时间: 2023-04-07T42:00:00-04:00</text:p>
      <text:p text:style-name="P4">
描述: 最后一次，6个kvitry，pidrodrodshice是与obzvishynish相关的……与乌克兰2022年的战争，与乌克兰的最新新闻，今天与乌克兰的新闻战争，今天与乌克兰2022年的新闻战争，乌克兰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1/fire_37885.jpg" text:style-name="Internet_20_link" text:visited-style-name="Visited_20_Internet_20_Link">
fire_37885.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7" text:anchor-type="as-char" svg:width="6.9236in" svg:height="4.351977in" draw:z-index="0">
<draw:image xlink:href="../Images/AРМІЯINFORM/2023-04-07T42-00-00-04-00/fire_37885.jpg" xlink:type="simple" xlink:show="embed" xlink:actuate="onLoad" draw:mime-type="image/jpeg"/>
</draw:frame>
说明性照片</text:p>
      <text:p text:style-name="P4">
在4月6日的最后一天，<text:span text:style-name="T4">
乌克兰公务员的不确定情况的划分</text:span>
 183离开<text:span text:style-name="T4">
，以消除定居点和基础设施的居民的后果。 消除了</text:span>
 6 <text:span text:style-name="T4">
火。 为人提供了心理帮助</text:span>
 123 **。</text:p>
      <text:p text:style-name="P4">
这在[消息]中说明了(https://dsns.gov.ua/uk/news/nadzvicaini-podiyi/operativna-informaciia-dsns-shhodo-naslidkiv-vedennia-boiovix-dii-rosiiskoiu-federacijeiu-118)乌克兰的SES。</text:p>
      <text:p text:style-name="P4">
参考：自战争开始以来，已经进行了87 997次旅行<text:span text:style-name="T4">
炮击清算，被淘汰</text:span>
 14 263大火<text:span text:style-name="T4">
，被救出</text:span>
 3,988人<text:span text:style-name="T4">
，心理帮助</text:span>
 209 088。 **。</text:p>
      <text:p text:style-name="P4">
News Source: <text:a xlink:type="simple" xlink:href="https://armyinform.com.ua/2023/04/07/za-dobu-ryatuvalnyky-majzhe-dvisti-raziv-vyyizdyly-na-likvidacziyu-naslidkiv-vorozhyh-obstriliv-5/" text:style-name="Internet_20_link" text:visited-style-name="Visited_20_Internet_20_Link">
https://armyinform.com.ua/2023/04/07/za-dobu-ryatuvalnyky-majzhe-dvisti-raziv-vyyizdyly-na-likvidacziyu-naslidkiv-vorozhyh-obstriliv-5/</text:a>
</text:p>
      <!--NEWS-->
      <text:h text:style-name="P10" text:outline-level="1">
<text:span text:style-name="T4">
值班的敌人是一个多余的火箭发射器，带有8个“口径” -NATALIA HUMENIUK</text:span>
</text:h>
      <text:p text:style-name="P4">
作者: ['Ігор Березинський']</text:p>
      <text:p text:style-name="P4">
时间: 2023-04-07T43:00:00-04:00</text:p>
      <text:p text:style-name="P4">
描述: 借出了当晚，Vorog活跃起来，刺伤了金本斯科伊地区...与乌克兰2022年的战争，今天与乌克兰的最新消息，今天与乌克兰的新闻战争，今天与乌克兰2022年上次与乌克兰进行战争，乌克兰和俄罗斯，俄罗斯，俄罗斯和俄罗斯，俄罗斯和俄罗斯和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2/09/gumenyuk2.jpg" text:style-name="Internet_20_link" text:visited-style-name="Visited_20_Internet_20_Link">
gumenyuk2.jpg</text:a>
']</text:p>
      <text:p text:style-name="P4">
标签: ['ВТОРГНЕННЯ РФ', 'ЄДИНІ НОВИНИ', 'КАЛІБРИ', 'КІНБУРНСЬКА КОСА', 'НАТАЛІЯ ГУМЕНЮК', 'ОЧАКІВ', 'РАКЕТНІ ОБСТРІЛИ']</text:p>
      <text:p text:style-name="P4">
类别: News</text:p>
      <!--METADATA-->
      <text:p text:style-name="P4">
<draw:frame draw:style-name="fr1" draw:name="Image8" text:anchor-type="as-char" svg:width="6.9236in" svg:height="3.4618in" draw:z-index="0">
<draw:image xlink:href="../Images/AРМІЯINFORM/2023-04-07T43-00-00-04-00/gumenyuk2.jpg" xlink:type="simple" xlink:show="embed" xlink:actuate="onLoad" draw:mime-type="image/jpeg"/>
</draw:frame>
整夜，敌人在坎伯恩的编织区加剧并开火。</text:p>
      <ul>
        <li>
奥查科夫的方向被解雇了，不幸的是，在炮击期间，有一些受害者在自己的家中。 随之而来的是，联合新闻“统一新闻”的负责人纳塔利亚·汉尼克(Natalia Humeniuk)说，沿正确的co式使用托管航空炸弹。</li>
      </ul>
      <text:p text:style-name="P4">
据纳塔利亚·汉尼克(Natalia Humeniuk)称，敌人继续恐吓当地人口，使用无人机并将炸药抛弃在人们的位置，即他们试图获得人道主义援助的地方。</text:p>
      <ul>
        <li>
鉴于天气条件，敌方船只组发生了变化。 现在，有一个带有8个“口径”的过度摆动的火箭发射器，该发射器已准备就绪，这表明Rocket Stroke将再次再次准备。 现在，火箭供应的最低限度至关重要。 总的来说，还有更多的炮击，尤其是每天50至60，他们在农业地区和企业中击败了人们，在那里，人们 - 纳塔利娅·洪尼克(Natalia Humeniuk)说。</li>
      </ul>
      <text:p text:style-name="P4">
News Source: <text:a xlink:type="simple" xlink:href="https://armyinform.com.ua/2023/04/07/u-voroga-na-cherguvanni-perebuvaye-nadvodnyj-raketonosij-z-8-ma-kalibramy-nataliya-gumenyuk/" text:style-name="Internet_20_link" text:visited-style-name="Visited_20_Internet_20_Link">
https://armyinform.com.ua/2023/04/07/u-voroga-na-cherguvanni-perebuvaye-nadvodnyj-raketonosij-z-8-ma-kalibramy-nataliya-gumenyuk/</text:a>
</text:p>
      <!--NEWS-->
      <text:h text:style-name="P10" text:outline-level="1">
<text:span text:style-name="T4">
由于俄罗斯炮击三名平民被杀，每天在乌克兰，有17人受伤</text:span>
</text:h>
      <text:p text:style-name="P4">
作者: ['АРМІЯINFORM']</text:p>
      <text:p text:style-name="P4">
时间: 2023-04-07T44: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296365477301438749_y.jpg" text:style-name="Internet_20_link" text:visited-style-name="Visited_20_Internet_20_Link">
photo_5296365477301438749_y.jpg</text:a>
']</text:p>
      <text:p text:style-name="P4">
标签: ['MILITARY MEDIA CENTER', 'STOPRUSSIA', 'ХАРКІВСЬКИЙ ТРИБУНАЛ']</text:p>
      <text:p text:style-name="P4">
类别: News</text:p>
      <!--METADATA-->
      <text:p text:style-name="P4">
<draw:frame draw:style-name="fr1" draw:name="Image9" text:anchor-type="as-char" svg:width="6.9236in" svg:height="5.133138in" draw:z-index="0">
<draw:image xlink:href="../Images/AРМІЯINFORM/2023-04-07T44-00-00-04-00/photo_5296365477301438749_y.jpg" xlink:type="simple" xlink:show="embed" xlink:actuate="onLoad" draw:mime-type="image/jpeg"/>
</draw:frame>
根据乌克兰国防部信息部的情境中心，在最后一天，俄罗斯军队解雇了乌克兰9个地区的领土。</text:p>
      <text:p text:style-name="P4">
关于<text:a xlink:type="simple" xlink:href="https://t.me/militarymediacenter/1649" text:style-name="Internet_20_link" text:visited-style-name="Visited_20_Internet_20_Link">
电报</text:a>
通知军事媒体中心。</text:p>
      <text:p text:style-name="P4">
“总的来说，不同类型的武器(迫击炮，坦克，炮兵，RSZV，S-300 ZRK，无人机，战术航空)该消息写道：“进行了114个定居点的炮击，击败了32个基础设施对象。”</text:p>
      <text:p text:style-name="P4">
有3人在初步信息中被杀，有17人受伤。</text:p>
      <text:p text:style-name="P4">
News Source: <text:a xlink:type="simple" xlink:href="https://armyinform.com.ua/2023/04/07/v-ukrayini-za-dobu-vnaslidok-rosijskyh-obstriliv-troye-czyvilnyh-zagynulo-17-poraneno/" text:style-name="Internet_20_link" text:visited-style-name="Visited_20_Internet_20_Link">
https://armyinform.com.ua/2023/04/07/v-ukrayini-za-dobu-vnaslidok-rosijskyh-obstriliv-troye-czyvilnyh-zagynulo-17-poraneno/</text:a>
</text:p>
      <!--NEWS-->
      <text:h text:style-name="P10" text:outline-level="1">
<text:span text:style-name="T4">
在敌对行动期间丢失文件的军队可以在DMS单位迅速恢复它们</text:span>
</text:h>
      <text:p text:style-name="P4">
作者: ['АРМІЯINFORM']</text:p>
      <text:p text:style-name="P4">
时间: 2023-04-07T45:00:00-04:00</text:p>
      <text:p text:style-name="P4">
描述: 乌克兰（乌克兰VHI）的所有经常经常列出的偏曲台服务 - 玛格雅特...与乌克兰2022年的战争，与乌克兰的最新新闻，《与乌克兰的新闻》，乌克兰2022年的新闻战争，乌克兰和俄罗斯和乌克兰战争的最后一次战争，在不久的将来，是否会与乌克兰进行战争，与乌克兰的战争，今天的乌克兰新闻，乌克兰新闻在俄罗斯的乌克兰新闻</text:p>
      <text:p text:style-name="P4">
图片: ['<text:a xlink:type="simple" xlink:href="https://armyinform.com.ua/wp-content/uploads/2023/04/4ifwr-ogkto.jpg" text:style-name="Internet_20_link" text:visited-style-name="Visited_20_Internet_20_Link">
4ifwr-ogkto.jpg</text:a>
']</text:p>
      <text:p text:style-name="P4">
标签: ['ВОЄННИЙ СТАН', 'ЗБРОЙНІ СИЛИ УКРАЇНИ', 'СОЦЗАХИСТ', 'СОЦІАЛЬНИЙ ЗАХИСТ']</text:p>
      <text:p text:style-name="P4">
类别: News</text:p>
      <!--METADATA-->
      <text:p text:style-name="P4">
<draw:frame draw:style-name="fr1" draw:name="Image10" text:anchor-type="as-char" svg:width="6.9236in" svg:height="3.271401in" draw:z-index="0">
<draw:image xlink:href="../Images/AРМІЯINFORM/2023-04-07T45-00-00-04-00/4ifwr-ogkto.jpg" xlink:type="simple" xlink:show="embed" xlink:actuate="onLoad" draw:mime-type="image/jpeg"/>
</draw:frame>
说明性照片</text:p>
      <text:p text:style-name="P4">
乌克兰的国家移民服务越来越多(乌克兰的短信)他们帮助乌克兰士兵接收身份证和外国护照。尽快恢复文件并了解其证书的丢失。</text:p>
      <text:p text:style-name="P4">
同样，在乌克兰战争条件下，并考虑了西方国家将使用的军事援助，今天有一个紧急的问题是，有必要教我们的捍卫者使用现代武器。 只有在特殊培训中心才能在国外迅速这样做。</text:p>
      <text:p text:style-name="P4">
因此，越来越多的SMS单位协助乌克兰士兵接收前往乌克兰西部的商务旅行所需的法律护照。</text:p>
      <ul>
        <li>
乌克兰的每一个都可以联系任何移民服务，无论注册地点如何，并绘制了必要的文件，即服务。</li>
      </ul>
      <text:p text:style-name="P4">
<text:span text:style-name="T4">
来源：</text:span>
 _ <text:a xlink:type="simple" xlink:href="https://www.kmu.gov.ua/news/viiskovi-iaki-vtratyly-dokumenty-pid-chas-boiovykh-dii-mozhut-operatyvno-vidnovyty-ikh-v-pidrozdilakh-dms" text:style-name="Internet_20_link" text:visited-style-name="Visited_20_Internet_20_Link">
政府门户</text:a>
_</text:p>
      <text:p text:style-name="P4">
News Source: <text:a xlink:type="simple" xlink:href="https://armyinform.com.ua/2023/04/07/vijskovi-yaki-vtratyly-dokumenty-pid-chas-bojovyh-dij-mozhut-operatyvno-vidnovyty-yih-v-pidrozdilah-dms/" text:style-name="Internet_20_link" text:visited-style-name="Visited_20_Internet_20_Link">
https://armyinform.com.ua/2023/04/07/vijskovi-yaki-vtratyly-dokumenty-pid-chas-bojovyh-dij-mozhut-operatyvno-vidnovyty-yih-v-pidrozdilah-dms/</text:a>
</text:p>
      <!--NEWS-->
      <text:h text:style-name="P10" text:outline-level="1">
<text:span text:style-name="T4">
每天有800多个爆炸性物品和安全气囊被中和</text:span>
</text:h>
      <text:p text:style-name="P4">
作者: ['АРМІЯINFORM']</text:p>
      <text:p text:style-name="P4">
时间: 2023-04-07T46:00:00-04:00</text:p>
      <text:p text:style-name="P4">
描述: 借出，06 KVINNYA，PIROTECHNICI PYDROZDIY的乌克兰持有服务...与乌克兰2022年的战争，与乌克兰的最新新闻，今天与乌克兰的新闻，今天与乌克兰2022年的新闻，今天，乌克兰和俄罗斯之间的战争将会发生，乌克兰和俄罗斯之间的战争以及何时，以及何时，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289499_256669450035950_5925119088990328650_n.jpg" text:style-name="Internet_20_link" text:visited-style-name="Visited_20_Internet_20_Link">
339289499_256669450035950_5925119088990328650_n.jpg</text:a>
']</text:p>
      <text:p text:style-name="P4">
标签: ['STOPRUSSIA', 'АГРЕСІЯ РФ', 'ВІЙНА', 'ВТОРГНЕННЯ РФ', 'ДСНС УКРАЇНИ', 'РОЗМІНУВАННЯ']</text:p>
      <text:p text:style-name="P4">
类别: News</text:p>
      <!--METADATA-->
      <text:p text:style-name="P4">
<draw:frame draw:style-name="fr1" draw:name="Image11" text:anchor-type="as-char" svg:width="6.9236in" svg:height="3.89773in" draw:z-index="0">
<draw:image xlink:href="../Images/AРМІЯINFORM/2023-04-07T46-00-00-04-00/051f0000-0aff-0242-be2f-08da173df50a_w1080_h608.png" xlink:type="simple" xlink:show="embed" xlink:actuate="onLoad" draw:mime-type="image/png"/>
</draw:frame>
说明性照片</text:p>
      <text:p text:style-name="P4">
<text:span text:style-name="T4">
在过去的一天，</text:span>
 <text:span text:style-name="T4">
 4月6日</text:span>
 <text:span text:style-name="T4">
，</text:span>
乌克兰紧急情况的烟火部门<text:span text:style-name="T4">
 155次</text:span>
已参与完成任务。</text:p>
      <text:p text:style-name="P4">
关于它_ <text:a xlink:type="simple" xlink:href="https://dsns.gov.ua/uk/news/nadzvicaini-podiyi/operativna-informaciia-shhodo-roboti-pirotexnicnix-pidrozdiliv-dsns-ukrayini-30" text:style-name="Internet_20_link" text:visited-style-name="Visited_20_Internet_20_Link">
报告</text:a>
_乌克兰的SES。</text:p>
      <text:p text:style-name="P4">
<text:span text:style-name="T4">
 838独家</text:span>
 <text:span text:style-name="T4">
项目，</text:span>
 <text:span text:style-name="T4">
 </text:span>
尤其是1 Aviation Bomb。(清除)<text:span text:style-name="T4">
 37公顷</text:span>
的领土。</text:p>
      <text:p text:style-name="P4">
最常工作的烟火单元工作：在哈尔基夫地区16 459次，基辅地区-7 386，切尔尼希夫地区-4 420，顿涅茨克-4 506，Mykolaiv地区-4 196，Kherson地区 -  Kherson地区-3 939区域-1 083。</text:p>
      <text:p text:style-name="P4">
背景：从乌克兰SES的俄罗斯乌克兰烟火部队的大规模侵略开始，乌克兰SES的烟火单位就已经参与了<text:span text:style-name="T4">
 49 857次</text:span>
，以执行卑鄙的任务。 处置<text:span text:style-name="T4">
 341 7222222222222203航空炸弹</text:span>
。 检查(清除)面积<text:span text:style-name="T4">
 81 712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12" text:anchor-type="as-char" svg:width="6.9236in" svg:height="5.804039in" draw:z-index="0">
<draw:image xlink:href="../Images/AРМІЯINFORM/2023-04-07T46-00-00-04-00/339289499_256669450035950_5925119088990328650_n.jpg" xlink:type="simple" xlink:show="embed" xlink:actuate="onLoad" draw:mime-type="image/jpeg"/>
</draw:frame>
</text:p>
      <text:p text:style-name="P4">
News Source: <text:a xlink:type="simple" xlink:href="https://armyinform.com.ua/2023/04/07/za-dobu-pirotehniky-dsns-zneshkodyly-ponad-800-vybuhonebezpechnyh-predmetiv-ta-aviabombu/" text:style-name="Internet_20_link" text:visited-style-name="Visited_20_Internet_20_Link">
https://armyinform.com.ua/2023/04/07/za-dobu-pirotehniky-dsns-zneshkodyly-ponad-800-vybuhonebezpechnyh-predmetiv-ta-aviabombu/</text:a>
</text:p>
      <!--NEWS-->
      <text:h text:style-name="P10" text:outline-level="1">
<text:span text:style-name="T4">
被拘留的FSB代理商调整了顿涅茨克学校的敌方火箭击</text:span>
</text:h>
      <text:p text:style-name="P4">
作者: ['АРМІЯINFORM']</text:p>
      <text:p text:style-name="P4">
时间: 2023-04-07T47:00:00-04:00</text:p>
      <text:p text:style-name="P4">
描述: 在Donetskiyu的Ofrontovs地区，Rod被召集的一名成员...与乌克兰2022年的战争，与乌克兰与乌克兰的最新新闻，今天与乌克兰的新闻战争，今天与乌克兰的新闻战争最后一次，乌克兰和俄罗斯与俄罗斯和俄罗斯和俄罗斯和俄罗斯和俄罗斯之间的战争将会他们说，当与乌克兰在2022年的战争将在2022年，是否会在不久</text:p>
      <text:p text:style-name="P4">
图片: ['<text:a xlink:type="simple" xlink:href="https://armyinform.com.ua/wp-content/uploads/2023/04/zavantazhennya.jpg" text:style-name="Internet_20_link" text:visited-style-name="Visited_20_Internet_20_Link">
zavantazhennya.jpg</text:a>
']</text:p>
      <text:p text:style-name="P4">
标签: ['STOPRUSSIA', 'АГЕНТ ФСБ', 'АГРЕСІЯ РФ', 'ВТОРГНЕННЯ РФ', 'КОНТРРОЗВІДКА СБУ']</text:p>
      <text:p text:style-name="P4">
类别: News</text:p>
      <!--METADATA-->
      <text:p text:style-name="P4">
<draw:frame draw:style-name="fr1" draw:name="Image13" text:anchor-type="as-char" svg:width="6.9236in" svg:height="4.615733in" draw:z-index="0">
<draw:image xlink:href="../Images/AРМІЯINFORM/2023-04-07T47-00-00-04-00/zavantazhennya.jpg" xlink:type="simple" xlink:show="embed" xlink:actuate="onLoad" draw:mime-type="image/jpeg"/>
</draw:frame>
FSB代理网络的另一个参与者被拘留在Donetsk地区的一线地区。 为基地身份的乘员和国防军的运动途径收集了恶性因素，在Kramatorsk，Konstantinovka和Toretsk地区。</text:p>
      <text:p text:style-name="P4">
关于它<text:a xlink:type="simple" xlink:href="https://ssu.gov.ua/novyny/sbu-zatrymala-rosiisku-ahentku-yaka-skoryhuvala-vorozhyi-raketnyi-udar-po-shkoli-na-donechchyni" text:style-name="Internet_20_link" text:visited-style-name="Visited_20_Internet_20_Link">
报告</text:a>
乌克兰的安全服务。</text:p>
      <text:p text:style-name="P4">
她将当地学校和幼儿园的坐标传给了侵略者。 Zaii的“依恋”是去年八月对其中一个教育机构进行了火箭袭击。 由于俄罗斯的空袭，当地学校被摧毁。 敌人炮击之后，代理商去了地点并记录了后果，然后将其“报告”给俄罗斯特殊服务。</text:p>
      <text:p text:style-name="P4">
根据调查，该人是乌克兰边境城市的居民，该城市是在大规模入侵开始后由FSB出版的。</text:p>
      <text:p text:style-name="P4">
在犯罪任务的过程中，将乌克兰物体位置的敌人通过信使以电子坐标或摄影材料的形式传递给了乌克兰对象的敌人，并与地形结合了。 在该地区扣押的情况下，他是当地占领政府队伍中同事的“职位”的敌人。</text:p>
      <text:p text:style-name="P4">
在搜索恶性因子的居住地时，使用了手机，这些手机曾与侵略者进行通信，特别是用于转移照片-Ukrainian对象。</text:p>
      <text:p text:style-name="P4">
根据收集的证据，被拘留者被告知涉嫌在戒严令中犯下的国家拥有的国家。</text:p>
      <text:p text:style-name="P4">
她是通过预防措施 - 拘留选择的。 正在进行调查，以确定犯罪的所有情况并起诉肇事者。</text:p>
      <text:p text:style-name="P4">
News Source: <text:a xlink:type="simple" xlink:href="https://armyinform.com.ua/2023/04/07/zatrymano-agentku-fsb-yaka-skoryguvala-vorozhyj-raketnyj-udar-po-shkoli-na-donechchyni/" text:style-name="Internet_20_link" text:visited-style-name="Visited_20_Internet_20_Link">
https://armyinform.com.ua/2023/04/07/zatrymano-agentku-fsb-yaka-skoryguvala-vorozhyj-raketnyj-udar-po-shkoli-na-donechchyni/</text:a>
</text:p>
      <!--NEWS-->
      <text:h text:style-name="P10" text:outline-level="1">
<text:span text:style-name="T4">
弹性敌人会造成什么困难？</text:span>
</text:h>
      <text:p text:style-name="P4">
作者: ['АРМІЯINFORM']</text:p>
      <text:p text:style-name="P4">
时间: 2023-04-07T48:00:00-04:00</text:p>
      <text:p text:style-name="P4">
描述: Vesnyans Bezdorzhzh为谁。 YAK VISNAZHT VESNYANI，我活力...与乌克兰2022年的战争，与乌克兰的最新新闻战争，今天与乌克兰2022年的新闻战争，乌克兰和俄罗斯之间的战争将在2022年与乌克兰战争之间发生战争他们说，与否，他们会在不久的将来与乌克兰战争，他们说，与乌克兰的战争，今天的乌克兰新闻，乌克兰新闻，乌克兰媒体在俄罗斯的乌克兰新闻</text:p>
      <text:p text:style-name="P4">
图片: []</text:p>
      <text:p text:style-name="P4">
标签: ['ВТОРГНЕННЯ РФ', 'ПЕТРО ЧЕРНИК', 'РОСАРМІЯ']</text:p>
      <text:p text:style-name="P4">
类别: News</text:p>
      <!--METADATA-->
      <text:p text:style-name="P4">
对于谁来说，春天是一个较大的盟友？ 春季状况和敌方设备如何耗尽？ 但是大自然在乌克兰春天的一边吗？ 军事专业人士切尔尼克(Chernik)专门为军队讲述了这一点。</text:p>
      <text:p text:style-name="P4">
News Source: <text:a xlink:type="simple" xlink:href="https://armyinform.com.ua/2023/04/07/yaki-trudnoshhi-postanut-pered-rosarmiyeyu-z-nastannyam-vesny/" text:style-name="Internet_20_link" text:visited-style-name="Visited_20_Internet_20_Link">
https://armyinform.com.ua/2023/04/07/yaki-trudnoshhi-postanut-pered-rosarmiyeyu-z-nastannyam-vesny/</text:a>
</text:p>
      <!--NEWS-->
      <text:h text:style-name="P10" text:outline-level="1">
<text:span text:style-name="T4">
勇士K2讲述了Siversk郊区的激烈战斗</text:span>
</text:h>
      <text:p text:style-name="P4">
作者: ['Євгеній Романов']</text:p>
      <text:p text:style-name="P4">
时间: 2023-04-07T49:00:00-04:00</text:p>
      <text:p text:style-name="P4">
描述: Vonya Grupi K2在他们的YouTube运河Yaki Nebobar上发表了数天...与乌克兰2022年的战争，与乌克兰的战争今天上次与乌克兰进行战争，今天与乌克兰2022年上次与乌克兰的新闻战争，乌克兰和俄罗斯之间的战争以及战争以及战争，战争时，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dsc_02101.jpg" text:style-name="Internet_20_link" text:visited-style-name="Visited_20_Internet_20_Link">
dsc_02101.jpg</text:a>
', '<text:a xlink:type="simple" xlink:href="https://armyinform.com.ua/wp-content/uploads/2023/04/dsc_0161-150x150.jpg" text:style-name="Internet_20_link" text:visited-style-name="Visited_20_Internet_20_Link">
dsc_0161-150x150.jpg</text:a>
', '<text:a xlink:type="simple" xlink:href="https://armyinform.com.ua/wp-content/uploads/2023/04/dsc_0168-150x150.jpg" text:style-name="Internet_20_link" text:visited-style-name="Visited_20_Internet_20_Link">
dsc_0168-150x150.jpg</text:a>
', '<text:a xlink:type="simple" xlink:href="https://armyinform.com.ua/wp-content/uploads/2023/04/dsc_0183-150x150.jpg" text:style-name="Internet_20_link" text:visited-style-name="Visited_20_Internet_20_Link">
dsc_0183-150x150.jpg</text:a>
', '<text:a xlink:type="simple" xlink:href="https://armyinform.com.ua/wp-content/uploads/2023/04/dsc_0178.jpg" text:style-name="Internet_20_link" text:visited-style-name="Visited_20_Internet_20_Link">
dsc_0178.jpg</text:a>
', '<text:a xlink:type="simple" xlink:href="https://armyinform.com.ua/wp-content/uploads/2023/04/dsc_0193-150x150.jpg" text:style-name="Internet_20_link" text:visited-style-name="Visited_20_Internet_20_Link">
dsc_0193-150x150.jpg</text:a>
', '<text:a xlink:type="simple" xlink:href="https://armyinform.com.ua/wp-content/uploads/2023/04/dsc_0196-150x150.jpg" text:style-name="Internet_20_link" text:visited-style-name="Visited_20_Internet_20_Link">
dsc_0196-150x150.jpg</text:a>
', '<text:a xlink:type="simple" xlink:href="https://armyinform.com.ua/wp-content/uploads/2023/04/dsc_0209.jpg" text:style-name="Internet_20_link" text:visited-style-name="Visited_20_Internet_20_Link">
dsc_0209.jpg</text:a>
', '<text:a xlink:type="simple" xlink:href="https://armyinform.com.ua/wp-content/uploads/2023/04/dsc_0204.jpg" text:style-name="Internet_20_link" text:visited-style-name="Visited_20_Internet_20_Link">
dsc_0204.jpg</text:a>
', '<text:a xlink:type="simple" xlink:href="https://armyinform.com.ua/wp-content/uploads/2023/04/dsc_0214.jpg" text:style-name="Internet_20_link" text:visited-style-name="Visited_20_Internet_20_Link">
dsc_0214.jpg</text:a>
', '<text:a xlink:type="simple" xlink:href="https://armyinform.com.ua/wp-content/uploads/2023/04/dsc_0230-150x150.jpg" text:style-name="Internet_20_link" text:visited-style-name="Visited_20_Internet_20_Link">
dsc_0230-150x150.jpg</text:a>
', '<text:a xlink:type="simple" xlink:href="https://armyinform.com.ua/wp-content/uploads/2023/04/dsc_0221-150x150.jpg" text:style-name="Internet_20_link" text:visited-style-name="Visited_20_Internet_20_Link">
dsc_0221-150x150.jpg</text:a>
', '<text:a xlink:type="simple" xlink:href="https://armyinform.com.ua/wp-content/uploads/2023/04/dsc_0217.jpg" text:style-name="Internet_20_link" text:visited-style-name="Visited_20_Internet_20_Link">
dsc_0217.jpg</text:a>
']</text:p>
      <text:p text:style-name="P4">
标签: ['К2', 'РЕПОРТАЖ', 'СІВЕРСЬК']</text:p>
      <text:p text:style-name="P4">
类别: News</text:p>
      <!--METADATA-->
      <text:p text:style-name="P4">
<draw:frame draw:style-name="fr1" draw:name="Image14" text:anchor-type="as-char" svg:width="6.9236in" svg:height="4.586885in" draw:z-index="0">
<draw:image xlink:href="../Images/AРМІЯINFORM/2023-04-07T49-00-00-04-00/dsc_02101.jpg" xlink:type="simple" xlink:show="embed" xlink:actuate="onLoad" draw:mime-type="image/jpeg"/>
</draw:frame>
<text:span text:style-name="T4">
 K2组士兵在其</text:span>
 [<text:span text:style-name="T4">
 YouTub频道</text:span>
]上出版(https://www.youtube.com/results?search_query=%D0%BA2)<text:span text:style-name="T4">
一系列视频将很快成为古典报纸的一部分，军事历史学家和理论家将被依靠纪录片人员，描述并探索乌克兰人胜利击败俄罗斯入侵者的重要道路。</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p>
      <text:h text:style-name="P12" text:outline-level="3">
<text:span text:style-name="T4">
<text:span text:style-name="T4">
轻率的人不想从战场上捡起死者</text:span>
</text:span>
</text:h>
      <text:p text:style-name="P4">
整个大型战争都证明了在微型战斗中的战斗情节“ Thape for T-hicp for Thape”，这可能是荒谬的概率在世界上又有10年的可能性。 当时，没有人认真考虑过欧洲的可能性，甚至是“边境事件”，甚至是“区域低强度冲突”  - 因为那些没有看到后者在2014年没有看到的后者是不公正的开始的人和犯罪俄语。</text:p>
      <text:p text:style-name="P4">
反过来，战争也不问某人是否想见她以及为什么被打电话给她 - 她只是未经许可而来，并以平等的方式送给所有人。 它每小时都会破坏议程，形成明天一天的可能性列表。 今天的乌克兰人确定了战争世界将是什么 - 基于重建的基本价值，理由和保证将变得可靠和安全的理由。 尽可能多。</text:p>
      <text:p text:style-name="P4">
<text:a xlink:type="simple" xlink:href="https://armyinform.com.ua/wp-content/uploads/2023/04/dsc_0161.jpg" text:style-name="Internet_20_link" text:visited-style-name="Visited_20_Internet_20_Link">
!(Images/AРМІЯINFORM/2023-04-07T49-00-00-04-00/dsc_0161-150x150.jpg)</text:a>
</text:p>
      <text:p text:style-name="P4">
<text:a xlink:type="simple" xlink:href="https://armyinform.com.ua/wp-content/uploads/2023/04/dsc_0168.jpg" text:style-name="Internet_20_link" text:visited-style-name="Visited_20_Internet_20_Link">
<draw:frame draw:style-name="fr1" draw:name="Image15" text:anchor-type="as-char" svg:width="6.9236in" svg:height="6.9236in" draw:z-index="0">
<draw:image xlink:href="../Images/AРМІЯINFORM/2023-04-07T49-00-00-04-00/dsc_0168-150x150.jpg" xlink:type="simple" xlink:show="embed" xlink:actuate="onLoad" draw:mime-type="image/jpeg"/>
</draw:frame>
</text:a>
</text:p>
      <text:p text:style-name="P4">
<text:a xlink:type="simple" xlink:href="https://armyinform.com.ua/wp-content/uploads/2023/04/dsc_0183.jpg" text:style-name="Internet_20_link" text:visited-style-name="Visited_20_Internet_20_Link">
<draw:frame draw:style-name="fr1" draw:name="Image16" text:anchor-type="as-char" svg:width="6.9236in" svg:height="6.9236in" draw:z-index="0">
<draw:image xlink:href="../Images/AРМІЯINFORM/2023-04-07T49-00-00-04-00/dsc_0183-150x150.jpg" xlink:type="simple" xlink:show="embed" xlink:actuate="onLoad" draw:mime-type="image/jpeg"/>
</draw:frame>
</text:a>
几天后，K2视频已经观看了来自世界各地的数百万人 - 他们确信将来会看到数千万的人。 而且，他们几乎可以观察到在数百个支持前线的一线线之一中，乌克兰人如何英雄地击败。 他们站起来，不仅保护敌人，不仅是田野边缘，那里有两次登机的旧相思和橡树相遇。 他们捍卫自己的自由和孩子的未来。 捍卫根据自己的法律在自己的土地上生活和工作的权利。 养育爱与丰富的孩子。 决定要与谁结交朋友以及相信上帝的朋友。那些在不平等的战斗中死亡但没有给予祖国敌人的人的名字，他们永远在民族记忆中蚀刻，他们的腿筋将与接下来的几代人相处。</text:p>
      <text:p text:style-name="P4">
谁是谁，以及入侵者的名字，他们的遗体仍然散布在战场上，确切的数字 - 任何人都不可能肯定能够安装它。 没有人进了一百枚尸体 - 他没有邀请“休战小时”来收获尸体，也没有要求从针对类似事件的组织或结构中进行调解，没有类似事件 - 它们仍然躺在那里。作者看到了数十个俄罗斯样本的尸体。</text:p>
      <text:p text:style-name="P4">
众所周知，它是“ Wagnerivtsi”  - 混合战争时间的另一种新神学和现象。</text:p>
      <text:p text:style-name="P4">
战争始终以自己的方式出现在人们中间时战场和受伤。</text:p>
      <text:p text:style-name="P4">
而且，如果我们回想起过去战争的历史学家和理论家，那么在实现的安排后，塔纳尔(Taneuhile)的这种接触就构成了战士的荣誉守则，他们的战争规则不成文。 通常，在大动荡之后，军事炎变成了军事政治，并为自己的国家的进一步发展负责并确定其国家的形式。 通过昂贵的军事经验，他们在内部和外交政策期间更喜欢外交争议。</text:p>
      <text:p text:style-name="P4">
<text:a xlink:type="simple" xlink:href="https://armyinform.com.ua/wp-content/uploads/2023/04/dsc_0193.jpg" text:style-name="Internet_20_link" text:visited-style-name="Visited_20_Internet_20_Link">
!(Images/AРМІЯINFORM/2023-04-07T49-00-00-04-00/dsc_0193-150x150.jpg)</text:a>
</text:p>
      <text:p text:style-name="P4">
<text:a xlink:type="simple" xlink:href="https://armyinform.com.ua/wp-content/uploads/2023/04/dsc_0196.jpg" text:style-name="Internet_20_link" text:visited-style-name="Visited_20_Internet_20_Link">
<draw:frame draw:style-name="fr1" draw:name="Image17" text:anchor-type="as-char" svg:width="6.9236in" svg:height="6.9236in" draw:z-index="0">
<draw:image xlink:href="../Images/AРМІЯINFORM/2023-04-07T49-00-00-04-00/dsc_0196-150x150.jpg" xlink:type="simple" xlink:show="embed" xlink:actuate="onLoad" draw:mime-type="image/jpeg"/>
</draw:frame>
</text:a>
随着时间的流逝，当有一段时间的康复，发展和进步，并在流血战争后制定的规定和制定的规则时，与之相关，通常受到那些进行战争的人的继任者的侵犯。 但是，以前的战争的工作不仅通过其行为方法，而且通过国际法来改善。</text:p>
      <text:p text:style-name="P4">
俄罗斯侵略性点火违反了签署的条约，已被带到塞贝利亚，不仅拒绝承认国际法，而且拒绝承认法律。</text:p>
      <text:p text:style-name="P4">
<draw:frame draw:style-name="fr1" draw:name="Image18" text:anchor-type="as-char" svg:width="6.9236in" svg:height="4.586885in" draw:z-index="0">
<draw:image xlink:href="../Images/AРМІЯINFORM/2023-04-07T49-00-00-04-00/dsc_0209.jpg" xlink:type="simple" xlink:show="embed" xlink:actuate="onLoad" draw:mime-type="image/jpeg"/>
</draw:frame>
</text:p>
      <text:p text:style-name="P4">
仿佛战争历史上没有什么，除了第二次世界大战的众所周知和示威对应关系，这是其下属的苏联军事首领之一。 应远离被占领边界的要求，因为该部队遭受了巨大的损失，弹药是建立的，并且不承认弹药的补充 - 酋长向官员出去。 观点被命令：“我将浏览七叶尼亚的构图。” 与Devolution的历史回归...</text:p>
      <text:h text:style-name="P12" text:outline-level="3">
<text:span text:style-name="T4">
<text:span text:style-name="T4">
在Siversk的郊区战斗</text:span>
</text:span>
</text:h>
      <text:p text:style-name="P4">
在Siverskaya“ Crimea”和“ Kachan”郊外战斗的直接参与者导致T-T-T-T-T-Their，展示了他们的可怕后果并告诉细节。 它不到一公里，所以我们很快工作，当我们离开一个地方时 - 迫击炮炮击开始。</text:p>
      <text:p text:style-name="P4">
自2018年以来，在克里斯蒂斯(Kristist)军队中，首次在炮兵中服役，然后转移了一个先发制人的单位。</text:p>
      <ul>
        <li>
我要说的是 - 在炮兵中，我很紧，我决定尝试吸气。 就像动作一样，一切都很好，所以我收购了Gouporo，开始射击。</li>
      </ul>
      <text:p text:style-name="P4">
<draw:frame draw:style-name="fr1" draw:name="Image19" text:anchor-type="as-char" svg:width="6.9236in" svg:height="4.586885in" draw:z-index="0">
<draw:image xlink:href="../Images/AРМІЯINFORM/2023-04-07T49-00-00-04-00/dsc_0204.jpg" xlink:type="simple" xlink:show="embed" xlink:actuate="onLoad" draw:mime-type="image/jpeg"/>
</draw:frame>
我们在这里打架 - 我们占据了两个职位：一个占领了我们的祖父，另一个是我们不知道的，晚上，他从两个方向搬到了我们。 挖出时，敌人决定进攻右侧，然后四处走动，开始从左边走。 我们从伏击中遇到了他，并造成了病变 - 所以他们都在那里。</text:p>
      <text:p text:style-name="P4">
我们与Zeks作战，他们没有足够的军事经验，他们将进行 - 所有人。 大约一百，也许还有更多...您看到了，有30米的着陆点有30-40，种植很长，到处都是。</text:p>
      <text:p text:style-name="P4">
<draw:frame draw:style-name="fr1" draw:name="Image20" text:anchor-type="as-char" svg:width="6.9236in" svg:height="4.586885in" draw:z-index="0">
<draw:image xlink:href="../Images/AРМІЯINFORM/2023-04-07T49-00-00-04-00/dsc_0214.jpg" xlink:type="simple" xlink:show="embed" xlink:actuate="onLoad" draw:mime-type="image/jpeg"/>
</draw:frame>
有些被俘虏，有些被捕获在我们的坦克之后。 告诉他们一些东西 - 什么都没有。 他们以为他们会在这里，在这里得到咖啡，得到了香烟，他们感到震惊。 他们被视频盖住了 - 好像我们在这里烹饪了他们的头一样。 这是恐怖的 - 他们会被相信，当他们被俘虏时，他们看到我们是普通人。</text:p>
      <text:p text:style-name="P4">
他们驾驶的东西 - 我认为他们制造了犯罪企业并坐了十五年……所以我认为：半年好，但是当它会在这里，我什至没有想象。 他来这里是为了杀人，以免在俄罗斯向他报告。</text:p>
      <text:p text:style-name="P4">
<text:a xlink:type="simple" xlink:href="https://armyinform.com.ua/wp-content/uploads/2023/04/dsc_0230.jpg" text:style-name="Internet_20_link" text:visited-style-name="Visited_20_Internet_20_Link">
!(Images/AРМІЯINFORM/2023-04-07T49-00-00-04-00/dsc_0230-150x150.jpg)</text:a>
</text:p>
      <text:p text:style-name="P4">
如果他们开始撤退，我们已经看到他们的炮兵击败了他们。 他们能够撤退，因此他们要么在“灰色区域”过夜，要么向前呆。 囚犯说，他们因撤退而被取消 - 在例行公事前脱颖而出。”该男子告诉。</text:p>
      <text:p text:style-name="P4">
他的兄弟在袭击中袭击时在伪造的“ Kachan”上进行了伪造 - 搜查了接受第一次不平等战斗的军人的尸体。 他们死于后者，但被留下的沟渠扔了。 其中必须撤离的人是他的熟人。那些“非常好的人……”</text:p>
      <text:p text:style-name="P4">
不幸的是，提醒人们，技术进步不仅使人们不仅为当今的舒适性，便利和机会带来了广播，而且还拍摄了漫长的战争的短时间。</text:p>
      <text:p text:style-name="P4">
就像很短的一刻一样，那些离开亲人和亲人的好人，温暖而舒适的房屋，工作和爱好 - 在泥土中相思上的泥土沟中死亡。</text:p>
      <text:p text:style-name="P4">
<draw:frame draw:style-name="fr1" draw:name="Image21" text:anchor-type="as-char" svg:width="6.9236in" svg:height="4.586885in" draw:z-index="0">
<draw:image xlink:href="../Images/AРМІЯINFORM/2023-04-07T49-00-00-04-00/dsc_0217.jpg" xlink:type="simple" xlink:show="embed" xlink:actuate="onLoad" draw:mime-type="image/jpeg"/>
</draw:frame>
由于他们的居住和自我牺牲，在那场不平等的战斗中，敌人被停止了，被剥夺了攻击左侧同样据点的机会，以打破辩护，并将其延伸到T形房屋。</text:p>
      <text:p text:style-name="P4">
每种犯罪都受到惩罚。 有人可以称其为“法律提供”，某人 - 处决，某人 - 正义。</text:p>
      <text:p text:style-name="P4">
很快，两个乌克兰坦克的船员和一台单步兵机器就来到了T-T-T-T-T-wing，在一场公平的战斗中，他们在乌克兰的祖国土地上做了自己一直做的事，被侵略者变成了肥沃的人黑色土壤。</text:p>
      <text:p text:style-name="P4">
<text:span text:style-name="T5">
opto作者</text:span>
</text:p>
      <text:p text:style-name="P4">
News Source: <text:a xlink:type="simple" xlink:href="https://armyinform.com.ua/2023/04/07/voyiny-grupy-k2-rozpovily-pro-vazhki-boyi-na-okolyczyah-siverska/" text:style-name="Internet_20_link" text:visited-style-name="Visited_20_Internet_20_Link">
https://armyinform.com.ua/2023/04/07/voyiny-grupy-k2-rozpovily-pro-vazhki-boyi-na-okolyczyah-siverska/</text:a>
</text:p>
      <!--NEWS-->
      <text:h text:style-name="P10" text:outline-level="1">
<text:span text:style-name="T4">
在我们的知名度不佳和夜间工作复仇者-Yuri Ignat中成功地取得了成功</text:span>
</text:h>
      <text:p text:style-name="P4">
作者: ['Ігор Березинський']</text:p>
      <text:p text:style-name="P4">
时间: 2023-04-07T50:00:00-04:00</text:p>
      <text:p text:style-name="P4">
描述:  -  Ostanim Hour Vorog Zavdai Avisiyni区。 Nashi PPO的重要山顶...与乌克兰2022年的战争，与乌克兰的最新新闻，与乌克兰的新闻战争，与乌克兰2022年的新闻战争，今天将在乌克兰和俄罗斯之间发动战争，当与乌克兰的战争将是，是否将是，是否将在不久的将来与乌克兰的战争，今天与乌克兰的战争，今天的乌克兰新闻，乌克兰新闻，乌克兰媒体的俄罗斯媒体</text:p>
      <text:p text:style-name="P4">
图片: ['<text:a xlink:type="simple" xlink:href="https://armyinform.com.ua/wp-content/uploads/2022/11/rechnyk-ps-zsu-yurij-ignat.jpg" text:style-name="Internet_20_link" text:visited-style-name="Visited_20_Internet_20_Link">
rechnyk-ps-zsu-yurij-ignat.jpg</text:a>
']</text:p>
      <text:p text:style-name="P4">
标签: ['F-16', 'ВТОРГНЕННЯ РФ', 'ЄДИНІ НОВИНИ', 'ППО ЗСУ', 'САМОХІДНИЙ ЗРК AVENGER', 'ЮРІЙ ІГНАТ']</text:p>
      <text:p text:style-name="P4">
类别: News</text:p>
      <!--METADATA-->
      <text:p text:style-name="P4">
<draw:frame draw:style-name="fr1" draw:name="Image22" text:anchor-type="as-char" svg:width="6.9236in" svg:height="4.612849in" draw:z-index="0">
<draw:image xlink:href="../Images/AРМІЯINFORM/2023-04-07T50-00-00-04-00/rechnyk-ps-zsu-yurij-ignat.jpg" xlink:type="simple" xlink:show="embed" xlink:actuate="onLoad" draw:mime-type="image/jpeg"/>
</draw:frame>
Ignatius Ignatius上校上校。 说明性照片</text:p>
      <ul>
        <li>
最近，敌人一直在远程进行空袭。 我们防空的艰难目标是俄罗斯联邦的直升机，更有可能将其从地图上击倒。 当他们超越并看到各种印象手段时，他们可以目标。 俄罗斯人的飞机远程造成了数百次打击，我们的新物种是敌人配备了Tagps的机翼的管理航空炸弹，但目前它们是“从车轮上”的， -  Yuriyagna上校，是Yuriyagna上校的发言人空军”。</li>
      </ul>
      <text:p text:style-name="P4">
Yuri Ignat补充说，此类飞机(主要是Fab-500)从远处飞行并飞向病变区域，撞到了额叶区域。 它是为了将它们击倒，但主要任务是限制敌方航空，因为空中航空是最危险的挑战。 同时，复仇者的自我可视性在夜间独联体的知名度不佳。</text:p>
      <ul>
        <li>
我真的很想从我们的外国合作伙伴那里尽快获取远程系统，当然，在这场战争中可以解决太大的飞机。 F-16或另一代4+的火箭射击，范围高达180公里，在这里会有所帮助，并点燃了Yuri Ignat。</li>
      </ul>
      <text:p text:style-name="P4">
News Source: <text:a xlink:type="simple" xlink:href="https://armyinform.com.ua/2023/04/07/uspishno-z-nashogo-boku-v-umovah-poganoyi-vydymosti-j-u-nichnyj-chas-praczyuyut-szrk-avenger-yurij-ignat/" text:style-name="Internet_20_link" text:visited-style-name="Visited_20_Internet_20_Link">
https://armyinform.com.ua/2023/04/07/uspishno-z-nashogo-boku-v-umovah-poganoyi-vydymosti-j-u-nichnyj-chas-praczyuyut-szrk-avenger-yurij-ignat/</text:a>
</text:p>
      <!--NEWS-->
      <text:h text:style-name="P10" text:outline-level="1">
<text:span text:style-name="T4">
正在进行的工作正在进行为女子服务员 -  anna Malyar引入夏季野外服装</text:span>
</text:h>
      <text:p text:style-name="P4">
作者: ['АРМІЯINFORM']</text:p>
      <text:p text:style-name="P4">
时间: 2023-04-07T51:00:00-04:00</text:p>
      <text:p text:style-name="P4">
描述: 在乌克兰的Zbroyn部队，Zhinoch形式的森林Perenon的Zapzhdi Buli。 与乌克兰与乌克兰的战争是今天的最新消息，与乌克兰2022年的新闻战是今天的最后一场新闻，乌克兰和俄罗斯之间的战争将发生，当俄罗斯与2022年与乌克兰的战争将是一场战争，他们会在不久的将来与乌克兰发生战争</text:p>
      <text:p text:style-name="P4">
图片: ['<text:a xlink:type="simple" xlink:href="https://armyinform.com.ua/wp-content/uploads/2023/04/3-62-1.jpg" text:style-name="Internet_20_link" text:visited-style-name="Visited_20_Internet_20_Link">
3-62-1.jpg</text:a>
', '<text:a xlink:type="simple" xlink:href="https://armyinform.com.ua/wp-content/uploads/2023/04/photo_5296652046109360905_y-150x150.jpg" text:style-name="Internet_20_link" text:visited-style-name="Visited_20_Internet_20_Link">
photo_5296652046109360905_y-150x150.jpg</text:a>
', '<text:a xlink:type="simple" xlink:href="https://armyinform.com.ua/wp-content/uploads/2023/04/photo_5296652046109360906_y-150x150.jpg" text:style-name="Internet_20_link" text:visited-style-name="Visited_20_Internet_20_Link">
photo_5296652046109360906_y-150x150.jpg</text:a>
', '<text:a xlink:type="simple" xlink:href="https://armyinform.com.ua/wp-content/uploads/2023/04/photo_5296652046109360907_y-1-150x150.jpg" text:style-name="Internet_20_link" text:visited-style-name="Visited_20_Internet_20_Link">
photo_5296652046109360907_y-1-150x150.jpg</text:a>
', '<text:a xlink:type="simple" xlink:href="https://armyinform.com.ua/wp-content/uploads/2023/04/photo_5296652046109360908_y-150x150.jpg" text:style-name="Internet_20_link" text:visited-style-name="Visited_20_Internet_20_Link">
photo_5296652046109360908_y-150x150.jpg</text:a>
']</text:p>
      <text:p text:style-name="P4">
标签: ['ГАННА МАЛЯР', 'ФОРМА ДЛЯ ЖІНОК-ВІЙСЬКОВОСЛУЖБОВЦІВ']</text:p>
      <text:p text:style-name="P4">
类别: News</text:p>
      <!--METADATA-->
      <text:p text:style-name="P4">
<draw:frame draw:style-name="fr1" draw:name="Image23" text:anchor-type="as-char" svg:width="6.9236in" svg:height="4.832096in" draw:z-index="0">
<draw:image xlink:href="../Images/AРМІЯINFORM/2023-04-07T51-00-00-04-00/3-62-1.jpg" xlink:type="simple" xlink:show="embed" xlink:actuate="onLoad" draw:mime-type="image/jpeg"/>
</draw:frame>
在武装部队中，乌克兰一直是一种仪式和休闲的女性形式。 现在，女性服务人员携带一种表格，其样品已通过18.07.2017№370的谅解备忘录确认，并佩戴20.11.2017 No. 606的Muu IUU规则。</text:p>
      <text:p text:style-name="P4">
这个<text:a xlink:type="simple" xlink:href="https://t.me/annamaliar/629" text:style-name="Internet_20_link" text:visited-style-name="Visited_20_Internet_20_Link">
注明</text:a>
乌克兰国防部副部长安娜·马利亚(Anna Malyar)。</text:p>
      <text:p text:style-name="P4">
“没有女性领域。 因此，现在正在为妇女介绍一个夏季领域的工作。”乌克兰国防部长报道。</text:p>
      <text:p text:style-name="P4">
<text:a xlink:type="simple" xlink:href="https://armyinform.com.ua/wp-content/uploads/2023/04/photo_5296652046109360905_y.jpg" text:style-name="Internet_20_link" text:visited-style-name="Visited_20_Internet_20_Link">
!(Images/AРМІЯINFORM/2023-04-07T51-00-00-04-00/photo_5296652046109360905_y-150x150.jpg)</text:a>
</text:p>
      <text:p text:style-name="P4">
<text:a xlink:type="simple" xlink:href="https://armyinform.com.ua/wp-content/uploads/2023/04/photo_5296652046109360906_y.jpg" text:style-name="Internet_20_link" text:visited-style-name="Visited_20_Internet_20_Link">
<draw:frame draw:style-name="fr1" draw:name="Image24" text:anchor-type="as-char" svg:width="6.9236in" svg:height="6.9236in" draw:z-index="0">
<draw:image xlink:href="../Images/AРМІЯINFORM/2023-04-07T51-00-00-04-00/photo_5296652046109360906_y-150x150.jpg" xlink:type="simple" xlink:show="embed" xlink:actuate="onLoad" draw:mime-type="image/jpeg"/>
</draw:frame>
</text:a>
</text:p>
      <text:p text:style-name="P4">
<text:a xlink:type="simple" xlink:href="https://armyinform.com.ua/wp-content/uploads/2023/04/photo_5296652046109360907_y-1.jpg" text:style-name="Internet_20_link" text:visited-style-name="Visited_20_Internet_20_Link">
<draw:frame draw:style-name="fr1" draw:name="Image25" text:anchor-type="as-char" svg:width="6.9236in" svg:height="6.9236in" draw:z-index="0">
<draw:image xlink:href="../Images/AРМІЯINFORM/2023-04-07T51-00-00-04-00/photo_5296652046109360907_y-1-150x150.jpg" xlink:type="simple" xlink:show="embed" xlink:actuate="onLoad" draw:mime-type="image/jpeg"/>
</draw:frame>
</text:a>
</text:p>
      <text:p text:style-name="P4">
<text:a xlink:type="simple" xlink:href="https://armyinform.com.ua/wp-content/uploads/2023/04/photo_5296652046109360908_y.jpg" text:style-name="Internet_20_link" text:visited-style-name="Visited_20_Internet_20_Link">
<draw:frame draw:style-name="fr1" draw:name="Image26" text:anchor-type="as-char" svg:width="6.9236in" svg:height="6.9236in" draw:z-index="0">
<draw:image xlink:href="../Images/AРМІЯINFORM/2023-04-07T51-00-00-04-00/photo_5296652046109360908_y-150x150.jpg" xlink:type="simple" xlink:show="embed" xlink:actuate="onLoad" draw:mime-type="image/jpeg"/>
</draw:frame>
</text:a>
根据安娜·马利亚(Anna Malyar)的说法，国防部网站上报告了所有工作阶段。</text:p>
      <text:p text:style-name="P4">
News Source: <text:a xlink:type="simple" xlink:href="https://armyinform.com.ua/2023/04/07/dlya-vijskovosluzhbovcziv-zhinok-vprovadzhuyut-kostyum-litnij-polovyj-ganna-malyar/" text:style-name="Internet_20_link" text:visited-style-name="Visited_20_Internet_20_Link">
https://armyinform.com.ua/2023/04/07/dlya-vijskovosluzhbovcziv-zhinok-vprovadzhuyut-kostyum-litnij-polovyj-ganna-malyar/</text:a>
</text:p>
      <!--NEWS-->
      <text:h text:style-name="P10" text:outline-level="1">
<text:span text:style-name="T4">
协调员：敌人拒绝释放重伤，生病和妇女</text:span>
</text:h>
      <text:p text:style-name="P4">
作者: ['АРМІЯINFORM']</text:p>
      <text:p text:style-name="P4">
时间: 2023-04-07T52:00:00-04:00</text:p>
      <text:p text:style-name="P4">
描述: 在协调的总部，Zustinich Zustinch是Prikordonny的Nessovoovsovsovsky ...与乌克兰2022年与乌克兰的战争，与乌克兰的最新新闻，今天与乌克兰2022年的新闻战争，今天与乌克兰2022年的新闻战争，乌克兰和俄罗斯之间的战争将会发生，乌克兰和俄罗斯之间的战争，以及，什么时候，，何时，，，何时，，，，，何时，，，，，何时，，，，，何时，，，，，，什么时候，，，，何时，，，，，，何时，，，，，，何时，，，，，，乌克兰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339999938_143398901800525_965441705498607703_n.jpg" text:style-name="Internet_20_link" text:visited-style-name="Visited_20_Internet_20_Link">
339999938_143398901800525_965441705498607703_n.jpg</text:a>
']</text:p>
      <text:p text:style-name="P4">
标签: ['АГРЕСІЯ РФ', 'ВІЙСЬКОВОПОЛОНЕНІ', 'КООРДИНАЦІЙНИЙ ШТАБ З ПИТАНЬ ПОВОДЖЕННЯ З ВІЙСЬКОВОПОЛОНЕНИМИ', 'ПОВЕРНЕННЯ З ПОЛОНУ']</text:p>
      <text:p text:style-name="P4">
类别: News</text:p>
      <!--METADATA-->
      <text:p text:style-name="P4">
<draw:frame draw:style-name="fr1" draw:name="Image27" text:anchor-type="as-char" svg:width="6.9236in" svg:height="3.894525in" draw:z-index="0">
<draw:image xlink:href="../Images/AРМІЯINFORM/2023-04-07T52-00-00-04-00/339999938_143398901800525_965441705498607703_n.jpg" xlink:type="simple" xlink:show="embed" xlink:actuate="onLoad" draw:mime-type="image/jpeg"/>
</draw:frame>
协调总部会见了国家边防部队服务部边防部队的家人。 圈养边防部队的孩子们运送了图纸，以支持其父母和协调总部的雇员，他们竭尽所能返回家乡。</text:p>
      <text:p text:style-name="P4">
关于它<text:a xlink:type="simple" xlink:href="https://t.me/Koord_shtab/792" text:style-name="Internet_20_link" text:visited-style-name="Visited_20_Internet_20_Link">
报告</text:a>
与战俘问题协调总部。</text:p>
      <text:p text:style-name="P4">
员工代表保证，所有囚犯的释放工作不是。 对于俄罗斯方面，没有任何权衡留下的时机和受伤的严重性，因为敌人尚未同意释放所有加权和病人，妇女和平民。 侵略者试图将我们的囚犯用作塔克兰族社会的压力杆。</text:p>
      <text:p text:style-name="P4">
员工代表说：“刺激交流的主要因素是我们在前线的成功。”</text:p>
      <text:p text:style-name="P4">
他们讨论了俄罗斯人不遵守国际人道主义法的国际责任的话题。 这些名字一直被囚禁在心理上被压迫，以便将其移至骑自行车的人，但是这种情况极为罕见。</text:p>
      <text:p text:style-name="P4">
总部还指出，如果我们设法确定囚犯的地位，我们通常不会通知我们的家人，以免此信息出现。 因为当俄罗斯人发现我们有这样的奇迹时，携带一个人，这意味着一个新的阶段，新的“接受”  - 征服，适应新条件。</text:p>
      <text:p text:style-name="P4">
News Source: <text:a xlink:type="simple" xlink:href="https://armyinform.com.ua/2023/04/07/koordynaczijnyj-shtab-vorog-vidmovlyayetsya-zvilnyaty-vazhkoporanenyh-hvoryh-ta-zhinok/" text:style-name="Internet_20_link" text:visited-style-name="Visited_20_Internet_20_Link">
https://armyinform.com.ua/2023/04/07/koordynaczijnyj-shtab-vorog-vidmovlyayetsya-zvilnyaty-vazhkoporanenyh-hvoryh-ta-zhinok/</text:a>
</text:p>
      <!--NEWS-->
      <text:h text:style-name="P10" text:outline-level="1">
<text:span text:style-name="T4">
在11个月的工作中，United24被转移到前面近500个无人机</text:span>
</text:h>
      <text:p text:style-name="P4">
作者: ['АРМІЯINFORM']</text:p>
      <text:p text:style-name="P4">
时间: 2023-04-07T53:00:00-04:00</text:p>
      <text:p text:style-name="P4">
描述: 对于11个Mysyats，Roboti Fandreizitizova在500 Mayge 500战场上转移了United24平台...与乌克兰2022年的战争，与乌克兰的最新消息，今天与乌克兰的新闻，今天与乌克兰的新闻战争，今天上次与乌克兰的新闻战争，乌克兰和俄罗斯和俄罗斯和俄罗斯之间以及何时又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2/40889.png" text:style-name="Internet_20_link" text:visited-style-name="Visited_20_Internet_20_Link">
40889.png</text:a>
']</text:p>
      <text:p text:style-name="P4">
标签: ['UNITED24', 'БПЛА', 'ДОПОМОГА ПАРТНЕРІВ', 'СВІТ ПІДТРИМУЄ УКРАЇНУ']</text:p>
      <text:p text:style-name="P4">
类别: News</text:p>
      <!--METADATA-->
      <text:p text:style-name="P4">
<draw:frame draw:style-name="fr1" draw:name="Image28" text:anchor-type="as-char" svg:width="6.9236in" svg:height="3.508581in" draw:z-index="0">
<draw:image xlink:href="../Images/AРМІЯINFORM/2023-04-07T53-00-00-04-00/40889.png" xlink:type="simple" xlink:show="embed" xlink:actuate="onLoad" draw:mime-type="image/png"/>
</draw:frame>
在工作的11个月中，Fandering Platform United24将500次无人机转移到战场，并为GUR筹集了5850万UAH为GUR。</text:p>
      <text:p text:style-name="P4">
关于它<text:a xlink:type="simple" xlink:href="https://t.me/zedigital/3033" text:style-name="Internet_20_link" text:visited-style-name="Visited_20_Internet_20_Link">
报告</text:a>
Minerifra。</text:p>
      <text:p text:style-name="P4">
“在三月份，他们跨越了3.05亿美元以上的金额。 我们继续在领土上建造桥梁。”该部指出。</text:p>
      <text:p text:style-name="P4">
是的，太空大使斯科特·凯利(Scott Kelly)已完成了Reanimobile的费用。 著名的英国旅行者熊格里兹(Bear Grillz)也加入了Teamunited24。</text:p>
      <text:p text:style-name="P4">
News Source: <text:a xlink:type="simple" xlink:href="https://armyinform.com.ua/2023/04/07/za-11-misyacziv-roboty-united24-peredano-na-front-majzhe-500-bpla/" text:style-name="Internet_20_link" text:visited-style-name="Visited_20_Internet_20_Link">
https://armyinform.com.ua/2023/04/07/za-11-misyacziv-roboty-united24-peredano-na-front-majzhe-500-bpla/</text:a>
</text:p>
      <!--NEWS-->
      <text:h text:style-name="P10" text:outline-level="1">
<text:span text:style-name="T4">
去年，有53名退伍军人 - 企业家为开发自己的业务而获得了100万的企业家</text:span>
</text:h>
      <text:p text:style-name="P4">
作者: ['АРМІЯINFORM']</text:p>
      <text:p text:style-name="P4">
时间: 2023-04-07T54:00:00-04:00</text:p>
      <text:p text:style-name="P4">
描述: 2022年，罗森（Rotsyn）为Minhelave 53的连续性，资深人士 - 佩德斯米特·马里·马里·马里·马里·马里·马里（Ta Mali Mali Mali Mali Mali Mali Mali Mali Mali Mali）...与乌克兰2022年的战争，与乌克兰的最新消息，今天与乌克兰2022年的战争，今天与乌克兰的战争，乌克兰和俄罗斯和俄罗斯和俄罗斯和俄罗斯和俄罗斯和俄罗斯之间的战争都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2/12/630_360_1462927657-8164.jpg" text:style-name="Internet_20_link" text:visited-style-name="Visited_20_Internet_20_Link">
630_360_1462927657-8164.jpg</text:a>
']</text:p>
      <text:p text:style-name="P4">
标签: ['ВЕТЕРАНИ–ПІДПРИЄМЦІ', 'МІНВЕТЕРАНІВ', 'УКРАЇНСЬКИЙ ВЕТЕРАНСЬКИЙ ФОНД']</text:p>
      <text:p text:style-name="P4">
类别: News</text:p>
      <!--METADATA-->
      <text:p text:style-name="P4">
<draw:frame draw:style-name="fr1" draw:name="Image29" text:anchor-type="as-char" svg:width="6.9236in" svg:height="3.954686in" draw:z-index="0">
<draw:image xlink:href="../Images/AРМІЯINFORM/2023-04-07T54-00-00-04-00/630_360_1462927657-8164.jpg" xlink:type="simple" xlink:show="embed" xlink:actuate="onLoad" draw:mime-type="image/jpeg"/>
</draw:frame>
在2022年，在退伍军人部的协助下，有53名退伍军人 - 企业家及其成员能够获得自己的业务5亿至100万UAH的融资。</text:p>
      <text:p text:style-name="P4">
关于它<text:a xlink:type="simple" xlink:href="https://mva.gov.ua/ua/news/yuliya-laputina-minulogo-roku-53-veteranipidpriyemci-mali-zmogu-otrimati-do-1-mln-grn-na-rozvitok-vlasnogo-biznesu" text:style-name="Internet_20_link" text:visited-style-name="Visited_20_Internet_20_Link">
报告</text:a>
乌克兰尤利亚·拉普蒂纳(Ulia Laputina)退伍军人部长。</text:p>
      <text:p text:style-name="P4">
“在退伍军人部工作的乌克兰退伍军人基金会为退伍军人 - 企业家(他们的堕落士兵的塔罗丁家族)开展了竞争资助计划。 得益于2022年的此类预测，有53人能够获得50万的资金，从100万美元开发自己的业务。 我们有许多成功的例子，这些赠款对农业退伍军人业务提供了支持，养殖邀请那些努力支持我们的捍卫者和捍卫者的人。”</text:p>
      <text:p text:style-name="P4">
最近，乌克兰发展部资深基金会启动了一项竞争计划，以开发退伍军人的业务“值得做”。支持退伍军人。 比赛的获胜者将获得500至150万hryvnias的优势。</text:p>
      <text:p text:style-name="P4">
“我们赠款项目的获奖者包括准备清洁武器，缝制军装的企业。 此外，他们在尽可能多的时候发展了该国的经济，也支持防御。 这是非常重要的。 因此，请加入这些计划。</text:p>
      <text:p text:style-name="P4">
有关计划，条件和参与资金计划的必要文件列表的更多信息 - 官方<text:a xlink:type="simple" xlink:href="https://veteranfund.com.ua/contests/varto-do-own/" text:style-name="Internet_20_link" text:visited-style-name="Visited_20_Internet_20_Link">
网站</text:a>
退伍军人部乌克兰资深基金会</text:p>
      <text:p text:style-name="P4">
News Source: <text:a xlink:type="simple" xlink:href="https://armyinform.com.ua/2023/04/07/mynulogo-roku-53-veterany-pidpryyemczi-otrymaly-do-1-mln-gryven-na-rozvytok-vlasnogo-biznesu/" text:style-name="Internet_20_link" text:visited-style-name="Visited_20_Internet_20_Link">
https://armyinform.com.ua/2023/04/07/mynulogo-roku-53-veterany-pidpryyemczi-otrymaly-do-1-mln-gryven-na-rozvytok-vlasnogo-biznesu/</text:a>
</text:p>
      <!--NEWS-->
      <text:h text:style-name="P10" text:outline-level="1">
<text:span text:style-name="T4">
乌克兰检察长办公室：记录了近7.9万次战争罪</text:span>
</text:h>
      <text:p text:style-name="P4">
作者: ['АРМІЯINFORM']</text:p>
      <text:p text:style-name="P4">
时间: 2023-04-07T55: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07042023ua.jpg" text:style-name="Internet_20_link" text:visited-style-name="Visited_20_Internet_20_Link">
warcrime-07042023ua.jpg</text:a>
', '<text:a xlink:type="simple" xlink:href="https://armyinform.com.ua/wp-content/uploads/2023/04/warcrime-07042023en.jpg" text:style-name="Internet_20_link" text:visited-style-name="Visited_20_Internet_20_Link">
warcrime-07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0" text:anchor-type="as-char" svg:width="6.9236in" svg:height="4.448413in" draw:z-index="0">
<draw:image xlink:href="../Images/AРМІЯINFORM/2023-04-07T55-00-00-04-00/warcrime-07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7日</text:span>
注册：</text:p>
      <ul>
        <li>
78 889军事犯罪， * 17 012针对乌克兰国家安全的罪行。</li>
      </ul>
      <text:p text:style-name="P4">
此外，根据少年检察官的官方数据，由于俄罗斯联邦的侵略，<text:span text:style-name="T4">
 1411儿童已成为</text:span>
，包括：</text:p>
      <ul>
        <li>
467-儿童被杀， * 944-儿童因严重程度不同。</li>
      </ul>
      <text:p text:style-name="P4">
该部门强调，这些数字不是最终的，因为在暂时占据的有形领土上的积极战斗场所的安装中继续进行工作。</text:p>
      <text:p text:style-name="P4">
<draw:frame draw:style-name="fr1" draw:name="Image31" text:anchor-type="as-char" svg:width="6.9236in" svg:height="4.448413in" draw:z-index="0">
<draw:image xlink:href="../Images/AРМІЯINFORM/2023-04-07T55-00-00-04-00/warcrime-07042023en.jpg" xlink:type="simple" xlink:show="embed" xlink:actuate="onLoad" draw:mime-type="image/jpeg"/>
</draw:frame>
</text:p>
      <text:p text:style-name="P4">
News Source: <text:a xlink:type="simple" xlink:href="https://armyinform.com.ua/2023/04/07/ofis-genprokurora-ukrayiny-zadokumentovano-majzhe-79-tysyach-voyennyh-zlochyniv/" text:style-name="Internet_20_link" text:visited-style-name="Visited_20_Internet_20_Link">
https://armyinform.com.ua/2023/04/07/ofis-genprokurora-ukrayiny-zadokumentovano-majzhe-79-tysyach-voyennyh-zlochyniv/</text:a>
</text:p>
      <!--NEWS-->
      <text:h text:style-name="P10" text:outline-level="1">
<text:span text:style-name="T4">
在顿涅茨克（Donetsk）</text:span>
</text:h>
      <text:p text:style-name="P4">
作者: ['АРМІЯINFORM']</text:p>
      <text:p text:style-name="P4">
时间: 2023-04-07T56:00:00-04:00</text:p>
      <text:p text:style-name="P4">
描述: 乌克兰Zbroyni部队的总部总部已经抹去了Vorozhoy的Infosia Shodoshanne ...与乌克兰2022年的战争，与乌克兰与乌克兰的最新新闻，今天与乌克兰2022年的新闻战争，今天，乌克兰和俄罗斯与俄罗斯和俄罗斯之间的战争将会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1/znyshheno-su-25.jpg" text:style-name="Internet_20_link" text:visited-style-name="Visited_20_Internet_20_Link">
znyshheno-su-25.jpg</text:a>
']</text:p>
      <text:p text:style-name="P4">
标签: ['STOPRUSSIA', 'ВТОРГНЕННЯ РФ', 'ГШ ЗСУ']</text:p>
      <text:p text:style-name="P4">
类别: News</text:p>
      <!--METADATA-->
      <text:p text:style-name="P4">
<draw:frame draw:style-name="fr1" draw:name="Image32" text:anchor-type="as-char" svg:width="6.9236in" svg:height="4.283978in" draw:z-index="0">
<draw:image xlink:href="../Images/AРМІЯINFORM/2023-04-07T56-00-00-04-00/znyshheno-su-25.jpg" xlink:type="simple" xlink:show="embed" xlink:actuate="onLoad" draw:mime-type="image/jpeg"/>
</draw:frame>
说明性照片</text:p>
      <text:p text:style-name="P4">
乌克兰武装部队的总参谋部发表了有关破坏顿涅茨克弹性飞机的信息。</text:p>
      <ul>
        <li>
好消息。 在顿涅茨克的Marinka地区，Su-25敌人被摧毁了。让我们赢得胜利! - 消息说。</li>
      </ul>
      <text:p text:style-name="P4">
<text:span text:style-name="T5">
derello：<text:a xlink:type="simple" xlink:href="https://www.facebook.com/GeneralStaff.ua/posts/pfbid06DkWi8RQGcUNUA8jow4vLakR5cSRJpfWiNAYv6nCqGZkG6BKeQ7VYT8aFjr9oKsUl" text:style-name="Internet_20_link" text:visited-style-name="Visited_20_Internet_20_Link">
GSZSU</text:a>
</text:span>
</text:p>
      <text:p text:style-name="P4">
News Source: <text:a xlink:type="simple" xlink:href="https://armyinform.com.ua/2023/04/07/na-donechchyni-syly-oborony-zbyly-vorozhyj-shturmovyk/" text:style-name="Internet_20_link" text:visited-style-name="Visited_20_Internet_20_Link">
https://armyinform.com.ua/2023/04/07/na-donechchyni-syly-oborony-zbyly-vorozhyj-shturmovyk/</text:a>
</text:p>
      <!--NEWS-->
      <text:h text:style-name="P10" text:outline-level="1">
<text:span text:style-name="T4">
多亏了勇士的痛苦，我们人民的不服从，我们赢得了北战 - 乌克兰总统</text:span>
</text:h>
      <text:p text:style-name="P4">
作者: ['АРМІЯINFORM']</text:p>
      <text:p text:style-name="P4">
时间: 2023-04-07T57:00:00-04:00</text:p>
      <text:p text:style-name="P4">
描述: Rik Tom Zbroinis Khustriana完成了Zvilnnnya Vid Vorog Kyivsko，Chernigiv -tu ...与乌克兰2022年的战争，与乌克兰的最新新闻，与乌克兰的新闻，与乌克兰2022年的新闻战争，今天，乌克兰和俄罗斯和俄罗斯之间的战争将会发生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photo_2023-04-07_12-55-17-2.jpg" text:style-name="Internet_20_link" text:visited-style-name="Visited_20_Internet_20_Link">
photo_2023-04-07_12-55-17-2.jpg</text:a>
', '<text:a xlink:type="simple" xlink:href="https://armyinform.com.ua/wp-content/uploads/2023/04/photo_2023-04-07_12-55-20-150x150.jpg" text:style-name="Internet_20_link" text:visited-style-name="Visited_20_Internet_20_Link">
photo_2023-04-07_12-55-20-150x150.jpg</text:a>
', '<text:a xlink:type="simple" xlink:href="https://armyinform.com.ua/wp-content/uploads/2023/04/photo_2023-04-07_12-55-16-150x150.jpg" text:style-name="Internet_20_link" text:visited-style-name="Visited_20_Internet_20_Link">
photo_2023-04-07_12-55-16-150x150.jpg</text:a>
', '<text:a xlink:type="simple" xlink:href="https://armyinform.com.ua/wp-content/uploads/2023/04/photo_2023-04-07_12-55-19-3-150x150.jpg" text:style-name="Internet_20_link" text:visited-style-name="Visited_20_Internet_20_Link">
photo_2023-04-07_12-55-19-3-150x150.jpg</text:a>
', '<text:a xlink:type="simple" xlink:href="https://armyinform.com.ua/wp-content/uploads/2023/04/photo_2023-04-07_12-55-18-150x150.jpg" text:style-name="Internet_20_link" text:visited-style-name="Visited_20_Internet_20_Link">
photo_2023-04-07_12-55-18-150x150.jpg</text:a>
', '<text:a xlink:type="simple" xlink:href="https://armyinform.com.ua/wp-content/uploads/2023/04/photo_2023-04-07_12-55-20-2-150x150.jpg" text:style-name="Internet_20_link" text:visited-style-name="Visited_20_Internet_20_Link">
photo_2023-04-07_12-55-20-2-150x150.jpg</text:a>
', '<text:a xlink:type="simple" xlink:href="https://armyinform.com.ua/wp-content/uploads/2023/04/photo_2023-04-07_12-55-17-150x150.jpg" text:style-name="Internet_20_link" text:visited-style-name="Visited_20_Internet_20_Link">
photo_2023-04-07_12-55-17-150x150.jpg</text:a>
', '<text:a xlink:type="simple" xlink:href="https://armyinform.com.ua/wp-content/uploads/2023/04/photo_2023-04-07_12-55-18-2-150x150.jpg" text:style-name="Internet_20_link" text:visited-style-name="Visited_20_Internet_20_Link">
photo_2023-04-07_12-55-18-2-150x150.jpg</text:a>
', '<text:a xlink:type="simple" xlink:href="https://armyinform.com.ua/wp-content/uploads/2023/04/photo_2023-04-07_12-55-19-2-150x150.jpg" text:style-name="Internet_20_link" text:visited-style-name="Visited_20_Internet_20_Link">
photo_2023-04-07_12-55-19-2-150x150.jpg</text:a>
', '<text:a xlink:type="simple" xlink:href="https://armyinform.com.ua/wp-content/uploads/2023/04/photo_2023-04-07_12-55-19-150x150.jpg" text:style-name="Internet_20_link" text:visited-style-name="Visited_20_Internet_20_Link">
photo_2023-04-07_12-55-19-150x150.jpg</text:a>
']</text:p>
      <text:p text:style-name="P4">
标签: ['STOPRUSSIA', 'АГРЕСІЯ РФ', 'ВОЛОДИМИР ЗЕЛЕНСЬКИЙ']</text:p>
      <text:p text:style-name="P4">
类别: News</text:p>
      <!--METADATA-->
      <text:p text:style-name="P4">
<draw:frame draw:style-name="fr1" draw:name="Image33" text:anchor-type="as-char" svg:width="6.9236in" svg:height="4.619339in" draw:z-index="0">
<draw:image xlink:href="../Images/AРМІЯINFORM/2023-04-07T57-00-00-04-00/photo_2023-04-07_12-55-17-2.jpg" xlink:type="simple" xlink:show="embed" xlink:actuate="onLoad" draw:mime-type="image/jpeg"/>
</draw:frame>
一年前，乌克兰的武装部队从基维，切尼夫和苏米地区的敌人中解放了解放。 多亏了我们的战士的痛苦，我们赢得了北方之战。</text:p>
      <text:p text:style-name="P4">
“我们将恢复我们国家的领土完整性。 乌克兰将赢得纳弗隆。 乌克兰将赢得重建。 乌克兰将赢得正确的回归，”乌克兰国家的负责人强调(https://t.me/V_Zelenskiy_official/5788).</text:p>
      <text:p text:style-name="P4">
<text:a xlink:type="simple" xlink:href="https://armyinform.com.ua/wp-content/uploads/2023/04/photo_2023-04-07_12-55-20.jpg" text:style-name="Internet_20_link" text:visited-style-name="Visited_20_Internet_20_Link">
<draw:frame draw:style-name="fr1" draw:name="Image34" text:anchor-type="as-char" svg:width="6.9236in" svg:height="6.9236in" draw:z-index="0">
<draw:image xlink:href="../Images/AРМІЯINFORM/2023-04-07T57-00-00-04-00/photo_2023-04-07_12-55-20-150x150.jpg" xlink:type="simple" xlink:show="embed" xlink:actuate="onLoad" draw:mime-type="image/jpeg"/>
</draw:frame>
</text:a>
</text:p>
      <text:p text:style-name="P4">
<text:a xlink:type="simple" xlink:href="https://armyinform.com.ua/wp-content/uploads/2023/04/photo_2023-04-07_12-55-16.jpg" text:style-name="Internet_20_link" text:visited-style-name="Visited_20_Internet_20_Link">
<draw:frame draw:style-name="fr1" draw:name="Image35" text:anchor-type="as-char" svg:width="6.9236in" svg:height="6.9236in" draw:z-index="0">
<draw:image xlink:href="../Images/AРМІЯINFORM/2023-04-07T57-00-00-04-00/photo_2023-04-07_12-55-16-150x150.jpg" xlink:type="simple" xlink:show="embed" xlink:actuate="onLoad" draw:mime-type="image/jpeg"/>
</draw:frame>
</text:a>
</text:p>
      <text:p text:style-name="P4">
<text:a xlink:type="simple" xlink:href="https://armyinform.com.ua/wp-content/uploads/2023/04/photo_2023-04-07_12-55-19-3.jpg" text:style-name="Internet_20_link" text:visited-style-name="Visited_20_Internet_20_Link">
<draw:frame draw:style-name="fr1" draw:name="Image36" text:anchor-type="as-char" svg:width="6.9236in" svg:height="6.9236in" draw:z-index="0">
<draw:image xlink:href="../Images/AРМІЯINFORM/2023-04-07T57-00-00-04-00/photo_2023-04-07_12-55-19-3-150x150.jpg" xlink:type="simple" xlink:show="embed" xlink:actuate="onLoad" draw:mime-type="image/jpeg"/>
</draw:frame>
</text:a>
</text:p>
      <text:p text:style-name="P4">
<text:a xlink:type="simple" xlink:href="https://armyinform.com.ua/wp-content/uploads/2023/04/photo_2023-04-07_12-55-18.jpg" text:style-name="Internet_20_link" text:visited-style-name="Visited_20_Internet_20_Link">
<draw:frame draw:style-name="fr1" draw:name="Image37" text:anchor-type="as-char" svg:width="6.9236in" svg:height="6.9236in" draw:z-index="0">
<draw:image xlink:href="../Images/AРМІЯINFORM/2023-04-07T57-00-00-04-00/photo_2023-04-07_12-55-18-150x150.jpg" xlink:type="simple" xlink:show="embed" xlink:actuate="onLoad" draw:mime-type="image/jpeg"/>
</draw:frame>
</text:a>
</text:p>
      <text:p text:style-name="P4">
<text:a xlink:type="simple" xlink:href="https://armyinform.com.ua/wp-content/uploads/2023/04/photo_2023-04-07_12-55-20-2.jpg" text:style-name="Internet_20_link" text:visited-style-name="Visited_20_Internet_20_Link">
<draw:frame draw:style-name="fr1" draw:name="Image38" text:anchor-type="as-char" svg:width="6.9236in" svg:height="6.9236in" draw:z-index="0">
<draw:image xlink:href="../Images/AРМІЯINFORM/2023-04-07T57-00-00-04-00/photo_2023-04-07_12-55-20-2-150x150.jpg" xlink:type="simple" xlink:show="embed" xlink:actuate="onLoad" draw:mime-type="image/jpeg"/>
</draw:frame>
</text:a>
</text:p>
      <text:p text:style-name="P4">
<text:a xlink:type="simple" xlink:href="https://armyinform.com.ua/wp-content/uploads/2023/04/photo_2023-04-07_12-55-17.jpg" text:style-name="Internet_20_link" text:visited-style-name="Visited_20_Internet_20_Link">
<draw:frame draw:style-name="fr1" draw:name="Image39" text:anchor-type="as-char" svg:width="6.9236in" svg:height="6.9236in" draw:z-index="0">
<draw:image xlink:href="../Images/AРМІЯINFORM/2023-04-07T57-00-00-04-00/photo_2023-04-07_12-55-17-150x150.jpg" xlink:type="simple" xlink:show="embed" xlink:actuate="onLoad" draw:mime-type="image/jpeg"/>
</draw:frame>
</text:a>
</text:p>
      <text:p text:style-name="P4">
<text:a xlink:type="simple" xlink:href="https://armyinform.com.ua/wp-content/uploads/2023/04/photo_2023-04-07_12-55-18-2.jpg" text:style-name="Internet_20_link" text:visited-style-name="Visited_20_Internet_20_Link">
<draw:frame draw:style-name="fr1" draw:name="Image40" text:anchor-type="as-char" svg:width="6.9236in" svg:height="6.9236in" draw:z-index="0">
<draw:image xlink:href="../Images/AРМІЯINFORM/2023-04-07T57-00-00-04-00/photo_2023-04-07_12-55-18-2-150x150.jpg" xlink:type="simple" xlink:show="embed" xlink:actuate="onLoad" draw:mime-type="image/jpeg"/>
</draw:frame>
</text:a>
</text:p>
      <text:p text:style-name="P4">
<text:a xlink:type="simple" xlink:href="https://armyinform.com.ua/wp-content/uploads/2023/04/photo_2023-04-07_12-55-19-2.jpg" text:style-name="Internet_20_link" text:visited-style-name="Visited_20_Internet_20_Link">
<draw:frame draw:style-name="fr1" draw:name="Image41" text:anchor-type="as-char" svg:width="6.9236in" svg:height="6.9236in" draw:z-index="0">
<draw:image xlink:href="../Images/AРМІЯINFORM/2023-04-07T57-00-00-04-00/photo_2023-04-07_12-55-19-2-150x150.jpg" xlink:type="simple" xlink:show="embed" xlink:actuate="onLoad" draw:mime-type="image/jpeg"/>
</draw:frame>
</text:a>
</text:p>
      <text:p text:style-name="P4">
<text:a xlink:type="simple" xlink:href="https://armyinform.com.ua/wp-content/uploads/2023/04/photo_2023-04-07_12-55-19.jpg" text:style-name="Internet_20_link" text:visited-style-name="Visited_20_Internet_20_Link">
<draw:frame draw:style-name="fr1" draw:name="Image42" text:anchor-type="as-char" svg:width="6.9236in" svg:height="6.9236in" draw:z-index="0">
<draw:image xlink:href="../Images/AРМІЯINFORM/2023-04-07T57-00-00-04-00/photo_2023-04-07_12-55-19-150x150.jpg" xlink:type="simple" xlink:show="embed" xlink:actuate="onLoad" draw:mime-type="image/jpeg"/>
</draw:frame>
</text:a>
</text:p>
      <text:p text:style-name="P4">
News Source: <text:a xlink:type="simple" xlink:href="https://armyinform.com.ua/2023/04/07/zavdyaky-miczi-voyiniv-neskorenosti-nashyh-lyudej-my-peremogly-u-bytvi-za-pivnich-prezydent-ukrayiny/" text:style-name="Internet_20_link" text:visited-style-name="Visited_20_Internet_20_Link">
https://armyinform.com.ua/2023/04/07/zavdyaky-miczi-voyiniv-neskorenosti-nashyh-lyudej-my-peremogly-u-bytvi-za-pivnich-prezydent-ukrayiny/</text:a>
</text:p>
      <!--NEWS-->
      <text:h text:style-name="P10" text:outline-level="1">
<text:span text:style-name="T4">
我们需要尽快获得现代多功能F-16飞机</text:span>
</text:h>
      <text:p text:style-name="P4">
作者: ['Ігор Березинський']</text:p>
      <text:p text:style-name="P4">
时间: 2023-04-07T58:00:00-04:00</text:p>
      <text:p text:style-name="P4">
描述: ZSU，Yuriyi上校的Rechnik Commodianny部队，PID小时...与乌克兰2022年的战争，与乌克兰的最新新闻，今天与乌克兰的新闻，乌克兰2022年的新闻战争，今天将在乌克兰和俄罗斯之间以及战争之间发生战争他们在2022年与乌克兰有一年</text:p>
      <text:p text:style-name="P4">
图片: ['<text:a xlink:type="simple" xlink:href="https://armyinform.com.ua/wp-content/uploads/2023/02/photo_2023-02-11_15-50-55.jpg" text:style-name="Internet_20_link" text:visited-style-name="Visited_20_Internet_20_Link">
photo_2023-02-11_15-50-55.jpg</text:a>
']</text:p>
      <text:p text:style-name="P4">
标签: ['STOPRUSSIA', 'АГРЕСІЯ РФ', 'ВТОРГНЕННЯ РФ', 'ЮРІЙ ІГНАТ']</text:p>
      <text:p text:style-name="P4">
类别: News</text:p>
      <!--METADATA-->
      <text:p text:style-name="P4">
<draw:frame draw:style-name="fr1" draw:name="Image43" text:anchor-type="as-char" svg:width="6.9236in" svg:height="4.708048in" draw:z-index="0">
<draw:image xlink:href="../Images/AРМІЯINFORM/2023-04-07T58-00-00-04-00/photo_2023-02-11_15-50-55.jpg" xlink:type="simple" xlink:show="embed" xlink:actuate="onLoad" draw:mime-type="image/jpeg"/>
</draw:frame>
在乌克兰媒体中心 - 乌克里因夫纳(Ukraine-Ikrinformna)的空军司令期间，尤里·伊格里(Yuri ignativ Aigativ)上校尤里·伊格纳特上校主题：“俄罗斯 - 乌克兰战争前部武装部队的空军”报告说，为了使自己的自信与自信取得成功，我们需要赢得偏好，因为敌人，因为敌人在审判和空中攻击行动。</text:p>
      <ul>
        <li>
我们目前正在领导空战，影响敌对的手段，有时甚至影响国际关系。 我们将在不久的将来拥有一定的数量，而爱国者，iSamp/t。 这将增强我们的优势，但我们希望获得现代的多目标飞机4+，包括F-16，他会尽快强调。</li>
      </ul>
      <text:p text:style-name="P4">
News Source: <text:a xlink:type="simple" xlink:href="https://armyinform.com.ua/2023/04/07/nam-potribno-yaknajshvydshe-otrymaty-suchasnyj-bagatoczilovyj-litak-f-16-yurij-ignat/" text:style-name="Internet_20_link" text:visited-style-name="Visited_20_Internet_20_Link">
https://armyinform.com.ua/2023/04/07/nam-potribno-yaknajshvydshe-otrymaty-suchasnyj-bagatoczilovyj-litak-f-16-yurij-ignat/</text:a>
</text:p>
      <!--NEWS-->
      <text:h text:style-name="P10" text:outline-level="1">
<text:span text:style-name="T4">
在美国测试乌克兰飞行员的结果是什么？</text:span>
</text:h>
      <text:p text:style-name="P4">
作者: ['Олександр Козубенко']</text:p>
      <text:p text:style-name="P4">
时间: 2023-04-07T59:00:00-04:00</text:p>
      <text:p text:style-name="P4">
描述: 美国合作伙伴没有将山谷的圣殿送给我们的示例。成为乌克兰与俄罗斯之间的战争，以及2022年与乌克兰的战争，无论是否会发生，他们会在不久的将来与乌克兰发生战争，他们说，与乌克兰的战争，今天的乌克兰新闻，乌克兰的新闻，乌克兰的新闻俄罗斯的媒体</text:p>
      <text:p text:style-name="P4">
图片: ['<text:a xlink:type="simple" xlink:href="https://armyinform.com.ua/wp-content/uploads/2022/07/2553061-yak-voyini-neba-ryatuyut-nas-vid-raket-i-litakiv-okupantiv-pro-robotu-povitryanih-sil-ukrayini.jpeg" text:style-name="Internet_20_link" text:visited-style-name="Visited_20_Internet_20_Link">
2553061-yak-voyini-neba-ryatuyut-nas-vid-raket-i-litakiv-okupantiv-pro-robotu-povitryanih-sil-ukrayini.jpeg</text:a>
']</text:p>
      <text:p text:style-name="P4">
标签: ['STOPRUSSIA', 'АГРЕСІЯ РФ', 'ВІЙСЬКОВИЙ ЛЬОТЧИК', 'ВТОРГНЕННЯ РФ', 'ЮРІЙ ІГНАТ']</text:p>
      <text:p text:style-name="P4">
类别: News</text:p>
      <!--METADATA-->
      <text:p text:style-name="P4">
<draw:frame draw:style-name="fr1" draw:name="Image44" text:anchor-type="as-char" svg:width="6.9236in" svg:height="2.516066in" draw:z-index="0">
<draw:image xlink:href="../Images/AРМІЯINFORM/2023-04-07T59-00-00-04-00/2553061-yak-voyini-neba-ryatuyut-nas-vid-raket-i-litakiv-okupantiv-pro-robotu-povitryanih-sil-ukrayini.jpeg" xlink:type="simple" xlink:show="embed" xlink:actuate="onLoad" draw:mime-type="image/jpeg"/>
</draw:frame>
最近，我们的合作伙伴对我们的飞行员给予了很高的评级，即他们在美国通过的测试储备。 Yuri Ignati上校[简报]在[简报]中，空军上校Yuri Ignat上校讲述了这一点。(https://www.youtube.com/watch?v=8tVoUq1S38o)在乌克林形式。</text:p>
      <text:p text:style-name="P4">
他报告说，经验丰富的飞行员被选为在美国进行测试：“这不是训练，而是测试，”尤里·伊格纳特(Yuri Ignat)说。</text:p>
      <ul>
        <li>
他们研究了他们的能力和准备水平，他们能够掌握现代多功能飞机的速度，例如F-16-这不再是Esecrette，这是空军的代表。</li>
      </ul>
      <text:p text:style-name="P4">
根据Ignatus上校的说法，空军负责人指出，该测试的估计估计值可以得出结论 - 准备要少。</text:p>
      <ul>
        <li>
早些时候说，大约术语 - 半年 - 召回Yuri Ignat。 并且不是要闪闪发光，而是要使用将可用的武器类型。</li>
      </ul>
      <text:p text:style-name="P4">
News Source: <text:a xlink:type="simple" xlink:href="https://armyinform.com.ua/2023/04/07/yaki-rezultaty-testuvannya-ukrayinskyh-lotchykiv-u-ssha-yurij-ignat-rozpoviv-podrobyczi/" text:style-name="Internet_20_link" text:visited-style-name="Visited_20_Internet_20_Link">
https://armyinform.com.ua/2023/04/07/yaki-rezultaty-testuvannya-ukrayinskyh-lotchykiv-u-ssha-yurij-ignat-rozpoviv-podrobyczi/</text:a>
</text:p>
      <!--NEWS-->
      <text:h text:style-name="P10" text:outline-level="1">
<text:span text:style-name="T4">
敌对空袭的策略变得更加危险 - 尤里·伊格纳特上校</text:span>
</text:h>
      <text:p text:style-name="P4">
作者: ['Олександр Козубенко']</text:p>
      <text:p text:style-name="P4">
时间: 2023-04-07T60:00:00-04:00</text:p>
      <text:p text:style-name="P4">
描述: Ostannim在一个小时的Vorog Zhmisniy上，他对乌克兰人的袭击的策略，他正在寻找……与乌克兰2022年战争，与乌克兰的最新新闻，今天与乌克兰的新闻战争，今天与乌克兰2022年的新闻战争，乌克兰和乌克兰之间的战争会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1/photo_5372944821498533820_y.jpg" text:style-name="Internet_20_link" text:visited-style-name="Visited_20_Internet_20_Link">
photo_5372944821498533820_y.jpg</text:a>
']</text:p>
      <text:p text:style-name="P4">
标签: ['STOPRUSSIA', 'АГРЕСІЯ РФ', 'ВІЙНА', 'ВТОРГНЕННЯ РФ', 'ЮРІЙ ІГНАТ']</text:p>
      <text:p text:style-name="P4">
类别: News</text:p>
      <!--METADATA-->
      <text:p text:style-name="P4">
<draw:frame draw:style-name="fr1" draw:name="Image45" text:anchor-type="as-char" svg:width="6.9236in" svg:height="3.952222in" draw:z-index="0">
<draw:image xlink:href="../Images/AРМІЯINFORM/2023-04-07T60-00-00-04-00/photo_5372944821498533820_y.jpg" xlink:type="simple" xlink:show="embed" xlink:actuate="onLoad" draw:mime-type="image/jpeg"/>
</draw:frame>
最近，敌人改变了他对乌克兰从空中发动袭击的策略，使它更加危险。(https://www.youtube.com/watch?v=8tVoUq1S38o)在乌克林形式。</text:p>
      <ul>
        <li>
尤里·伊格纳特(Yuri Ignat)说，敌人开始在我们边界附近使用较少的航空。  - 当我们的领土在Kharkiv Tacherson的指示中释放一项操作时，他们的许多设备被摧毁。</li>
      </ul>
      <text:p text:style-name="P4">
根据Ignatus上校的说法，如今，俄罗斯人正在使用更多的防空，尤其是攻击校正的航空炸弹。</text:p>
      <ul>
        <li>
这种类型的弹药从SU-35飞机以及SU-34的更多应用，可能是从距战斗碰撞线50或更多公里的距离，即 - 萨德Yuri Ignat。  - 这种俄罗斯战术对我们来说是危险的，因为_(vnas。 - 一排。)_今天没有乌克兰边界的美国旅行航空行驶。</li>
      </ul>
      <text:p text:style-name="P4">
News Source: <text:a xlink:type="simple" xlink:href="https://armyinform.com.ua/2023/04/07/taktyka-vorozhyh-atak-z-povitrya-stala-bilsh-nebezpechnoyu-polkovnyk-yurij-ignat/" text:style-name="Internet_20_link" text:visited-style-name="Visited_20_Internet_20_Link">
https://armyinform.com.ua/2023/04/07/taktyka-vorozhyh-atak-z-povitrya-stala-bilsh-nebezpechnoyu-polkovnyk-yurij-ignat/</text:a>
</text:p>
      <!--NEWS-->
      <text:h text:style-name="P10" text:outline-level="1">
<text:span text:style-name="T4">
敌人不应从我们的电报中接收有关空中目标运动的信息</text:span>
</text:h>
      <text:p text:style-name="P4">
作者: ['Ігор Березинський']</text:p>
      <text:p text:style-name="P4">
时间: 2023-04-07T61:00:00-04:00</text:p>
      <text:p text:style-name="P4">
描述: PID小时ZSU的司令在Medi -Centri乌克兰 - 乌克兰 - 乌克兰 - 与乌克兰2022年的战争，与乌克兰的最新消息，今天与乌克兰的新闻，今天与乌克兰2022年的新闻战争，乌克兰和俄罗斯和俄罗斯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0/2022-10-06-vorog-znov-obstrilyav-raketamy.jpg" text:style-name="Internet_20_link" text:visited-style-name="Visited_20_Internet_20_Link">
2022-10-06-vorog-znov-obstrilyav-raketamy.jpg</text:a>
']</text:p>
      <text:p text:style-name="P4">
标签: ['АГРЕСІЯ РФ', 'БРИФІНГ', 'ВТОРГНЕННЯ РФ', 'ЮРІЙ ІГНАТ']</text:p>
      <text:p text:style-name="P4">
类别: News</text:p>
      <!--METADATA-->
      <text:p text:style-name="P4">
<draw:frame draw:style-name="fr1" draw:name="Image46" text:anchor-type="as-char" svg:width="6.9236in" svg:height="3.893007in" draw:z-index="0">
<draw:image xlink:href="../Images/AРМІЯINFORM/2023-04-07T61-00-00-04-00/2022-10-06-vorog-znov-obstrilyav-raketamy.jpg" xlink:type="simple" xlink:show="embed" xlink:actuate="onLoad" draw:mime-type="image/jpeg"/>
</draw:frame>
说明性照片</text:p>
      <text:p text:style-name="P4">
在乌克兰媒体中心的空军司令部施压期间，空军司令部的发言人尤里·伊格纳特(Yuri Ignat)上校讲述了一些电报的责任，这些电报实时传播了空中洞的运动。</text:p>
      <ul>
        <li>
从我个人和武装部队空军的领导中，已经说过它带来了某些威胁，为什么它是危险的，因此必须感到困惑，因为有时有时会增加一些细节， - 他强调。</li>
      </ul>
      <text:p text:style-name="P4">
尤里·伊格纳塔(Yuri Ignata)强调，可以发表一般信息，即存在空气焦虑，威胁到来的地方，但是不可能使用此类信息的细节，包括屏幕截图。</text:p>
      <ul>
        <li>
目前不再有这些出版物，我感谢那些听我的人和帮助人口了解正在发生的事情的人，但没有收到敌人没有收到敏感信息，必须遵循，这是 - 点火。</li>
      </ul>
      <text:p text:style-name="P4">
News Source: <text:a xlink:type="simple" xlink:href="https://armyinform.com.ua/2023/04/07/vorog-ne-povynen-otrymuvaty-informacziyi-vid-nashyh-telegram-kanaliv-pro-ruh-povitryanyh-czilej-v-realnomu-chasi-yurij-ignat/" text:style-name="Internet_20_link" text:visited-style-name="Visited_20_Internet_20_Link">
https://armyinform.com.ua/2023/04/07/vorog-ne-povynen-otrymuvaty-informacziyi-vid-nashyh-telegram-kanaliv-pro-ruh-povitryanyh-czilej-v-realnomu-chasi-yurij-ignat/</text:a>
</text:p>
      <!--NEWS-->
      <text:h text:style-name="P10" text:outline-level="1">
<text:span text:style-name="T4">
俄罗斯联邦在地中海三艘船中持有20艘“小calibers”</text:span>
</text:h>
      <text:p text:style-name="P4">
作者: ['АРМІЯINFORM']</text:p>
      <text:p text:style-name="P4">
时间: 2023-04-07T62:00:00-04:00</text:p>
      <text:p text:style-name="P4">
描述: Rosiska Federalsia在7艘浇注船的Seredruzemle Sea中看到，其中3艘是Krilatikh ...与乌克兰2022年的战争，与乌克兰的最新新闻，今天与乌克兰的新闻战争，今天与乌克兰2022年的新闻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2/08/raketa-kalibr.jpg" text:style-name="Internet_20_link" text:visited-style-name="Visited_20_Internet_20_Link">
raketa-kalibr.jpg</text:a>
']</text:p>
      <text:p text:style-name="P4">
标签: ['STOPRUSSIA', 'АГРЕСІЯ РФ', 'ВМС', 'ВТОРГНЕННЯ РФ', 'РАКЕТИ «КАЛІБР»']</text:p>
      <text:p text:style-name="P4">
类别: News</text:p>
      <!--METADATA-->
      <text:p text:style-name="P4">
<draw:frame draw:style-name="fr1" draw:name="Image47" text:anchor-type="as-char" svg:width="6.9236in" svg:height="4.609384in" draw:z-index="0">
<draw:image xlink:href="../Images/AРМІЯINFORM/2023-04-07T62-00-00-04-00/raketa-kalibr.jpg" xlink:type="simple" xlink:show="embed" xlink:actuate="onLoad" draw:mime-type="image/jpeg"/>
</draw:frame>
说明性照片</text:p>
      <text:p text:style-name="P4">
俄罗斯联邦将7艘敌方船带到地中海，其中3艘翼弹的火箭“机芯”，一架凌空抽射-20枚导弹。</text:p>
      <text:p text:style-name="P4">
关于它<text:a xlink:type="simple" xlink:href="https://fb.watch/jLJ7UMlNNG/" text:style-name="Internet_20_link" text:visited-style-name="Visited_20_Internet_20_Link">
报告</text:a>
武装部队海军的命令。</text:p>
      <text:p text:style-name="P4">
在亚齐夫的海洋中，敌人继续控制海洋通讯，持有1艘船。</text:p>
      <text:p text:style-name="P4">
News Source: <text:a xlink:type="simple" xlink:href="https://armyinform.com.ua/2023/04/07/rf-trymaye-u-seredzemnomu-mori-try-korabli-iz-20-kalibramy/" text:style-name="Internet_20_link" text:visited-style-name="Visited_20_Internet_20_Link">
https://armyinform.com.ua/2023/04/07/rf-trymaye-u-seredzemnomu-mori-try-korabli-iz-20-kalibramy/</text:a>
</text:p>
      <!--NEWS-->
      <text:h text:style-name="P10" text:outline-level="1">
<text:span text:style-name="T4">
NSDC检查了APT28集团的网络攻击，该组以俄罗斯特殊服务引起了俄罗斯特殊服务</text:span>
</text:h>
      <text:p text:style-name="P4">
作者: ['АРМІЯINFORM']</text:p>
      <text:p text:style-name="P4">
时间: 2023-04-07T63:00:00-04:00</text:p>
      <text:p text:style-name="P4">
描述: 乌克兰乌克兰人的国民协调中心的国家协调中心在乌克兰多斯洛夫（Dosliv）袭击中...与乌克兰2022年的战争，与乌克兰的最新新闻，今天与乌克兰2022年的新闻战争，今天与乌克兰2022年的新闻战争，乌克兰和俄罗斯之间的战争以及战争时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hackers.jpg" text:style-name="Internet_20_link" text:visited-style-name="Visited_20_Internet_20_Link">
hackers.jpg</text:a>
']</text:p>
      <text:p text:style-name="P4">
标签: ['КІБЕРАТАКИ', 'РНБО УКРАЇНИ', 'РОСІЙСЬКІ СПЕЦСЛУЖБИ']</text:p>
      <text:p text:style-name="P4">
类别: News</text:p>
      <!--METADATA-->
      <text:p text:style-name="P4">
<draw:frame draw:style-name="fr1" draw:name="Image48" text:anchor-type="as-char" svg:width="6.9236in" svg:height="3.894525in" draw:z-index="0">
<draw:image xlink:href="../Images/AРМІЯINFORM/2023-04-07T63-00-00-04-00/hackers.jpg" xlink:type="simple" xlink:show="embed" xlink:actuate="onLoad" draw:mime-type="image/jpeg"/>
</draw:frame>
乌克兰NSDC的国家网络安全中心研究了APT28 Attacian Hacker Group，该组织积极使用CV-2023-23397的关键脆弱性。</text:p>
      <text:p text:style-name="P4">
关于这个<text:a xlink:type="simple" xlink:href="https://www.rnbo.gov.ua/ua/Diialnist/6248.html" text:style-name="Internet_20_link" text:visited-style-name="Visited_20_Internet_20_Link">
被引用</text:a>
NSDC。</text:p>
      <text:p text:style-name="P4">
特别是，得出的主要结论是：</text:p>
      <ul>
        <li>
APT28分组至少一年来攻击Outlook邮政客户端中的零漏洞； <text:span text:style-name="T5">
在此期间，袭击的受害者是公司：汽油运输经营者，卫星情报和雷达系统的私人公司，外国和北约的机构以及组织，开发公司和IT供应商等； </text:span>
第一次袭击是在大规模入侵开始后于2022年3月发现的。 从那时起，使用新的关键漏洞记录了对欧洲和中东企业和中东组织的许多攻击。</li>
      </ul>
      <text:p text:style-name="P4">
您可以使用秒的漏洞2023-23397在[link]中阅读有关APT28攻击的详细信息(https://www.rnbo.gov.ua/files/2023/NKCK/%D0%BA%D0%B2%D1%96%D1%82%D0%B5%D0%BD%D1%8C/%D0%90%D1%82%D0%B0%D0%BA%D0%B8%20%D1%83%D0%B3%D1%80%D1%83%D0%BF%D0%BE%D0%B2%D0%B0%D0%BD%D0%BD%D1%8F%20APT%20(％D0％B7％D0％B2％D1％96％D1％82 ).pdf).</text:p>
      <text:p text:style-name="P4">
News Source: <text:a xlink:type="simple" xlink:href="https://armyinform.com.ua/2023/04/07/u-rnbo-doslidyly-kiberataky-ugrupovannya-apt28-yake-povyazuyut-z-rosijskymy-speczsluzhbamy/" text:style-name="Internet_20_link" text:visited-style-name="Visited_20_Internet_20_Link">
https://armyinform.com.ua/2023/04/07/u-rnbo-doslidyly-kiberataky-ugrupovannya-apt28-yake-povyazuyut-z-rosijskymy-speczsluzhbamy/</text:a>
</text:p>
      <!--NEWS-->
      <text:h text:style-name="P10" text:outline-level="1">
<text:span text:style-name="T4">
协调人员：通过红十字会进行官方确认囚禁</text:span>
</text:h>
      <text:p text:style-name="P4">
作者: ['АРМІЯINFORM']</text:p>
      <text:p text:style-name="P4">
时间: 2023-04-07T64:00:00-04:00</text:p>
      <text:p text:style-name="P4">
描述: 在代表Vidbuli Zustych Z中部地区的协调总部（与2022年乌克兰战争中，与乌克兰的战争是今天的最新消息，这是今天与乌克兰2022年的新闻战，乌克兰和俄罗斯之间的战争将会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4/340156585_184542153938294_2942082492827864851_n.jpg" text:style-name="Internet_20_link" text:visited-style-name="Visited_20_Internet_20_Link">
340156585_184542153938294_2942082492827864851_n.jpg</text:a>
']</text:p>
      <text:p text:style-name="P4">
标签: ['АГРЕСІЯ РФ', 'ВІЙСЬКОВОПОЛОНЕНІ', 'КООРДИНАЦІЙНИЙ ШТАБ З ПИТАНЬ ПОВОДЖЕННЯ З ВІЙСЬКОВОПОЛОНЕНИМИ', 'МІЖНАРОДНИЙ КОМІТЕТ ЧЕРВОНОГО ХРЕСТА']</text:p>
      <text:p text:style-name="P4">
类别: News</text:p>
      <!--METADATA-->
      <text:p text:style-name="P4">
<draw:frame draw:style-name="fr1" draw:name="Image49" text:anchor-type="as-char" svg:width="6.9236in" svg:height="4.609964in" draw:z-index="0">
<draw:image xlink:href="../Images/AРМІЯINFORM/2023-04-07T64-00-00-04-00/340156585_184542153938294_2942082492827864851_n.jpg" xlink:type="simple" xlink:show="embed" xlink:actuate="onLoad" draw:mime-type="image/jpeg"/>
</draw:frame>
在代表中部地区协调总部的代表时，发生了单独的Vinnytsia领土防御旅的捍卫者家属。 协调总部的代表，乌克兰的安全局，武装部队的武装部队和收购和社会支持的领土中心的代表回答了囚犯和失踪军事人员的名字和失踪的军事人员的名字。(TCC和SP).</text:p>
      <text:p text:style-name="P4">
Про це <text:a xlink:type="simple" xlink:href="https://t.me/Koord_shtab/793" text:style-name="Internet_20_link" text:visited-style-name="Visited_20_Internet_20_Link">
повідомляє</text:a>
与战俘问题协调总部。</text:p>
      <text:p text:style-name="P4">
特别关注有关军人个人信息的会议，特别是在社交网络上分发，并转移给局外人。</text:p>
      <text:p text:style-name="P4">
工作人员的代表呼吁亲戚将这些信息传递给杰出机构，例如协调总部，国家信息局，乌克兰安全局，国家警察，等等。 必须非常锯和小心，不要成为欺诈的受害者，不要伤害敌对囚禁的人。</text:p>
      <text:p text:style-name="P4">
此外，他们讨论了笔尖注册中的辩护人的会计问题：</text:p>
      <text:p text:style-name="P4">
中央区域中心负责人尤利亚·普里马克(Yulia Prymak)说：“根据日内瓦公约，对囚禁的官方确认是红十字会的国际委员会。”  - 但是，它没有交流的交流 - 我们返回家园：既确认又未得到证实。”</text:p>
      <text:p text:style-name="P4">
News Source: <text:a xlink:type="simple" xlink:href="https://armyinform.com.ua/2023/04/07/koordynaczijnyj-shtab-oficzijne-pidtverdzhennya-polonu-vidbuvayetsya-cherez-chervonyj-hrest/" text:style-name="Internet_20_link" text:visited-style-name="Visited_20_Internet_20_Link">
https://armyinform.com.ua/2023/04/07/koordynaczijnyj-shtab-oficzijne-pidtverdzhennya-polonu-vidbuvayetsya-cherez-chervonyj-hrest/</text:a>
</text:p>
      <!--NEWS-->
      <text:h text:style-name="P10" text:outline-level="1">
<text:span text:style-name="T4">
Su-25 Storm牛奶的人员已出版</text:span>
</text:h>
      <text:p text:style-name="P4">
作者: ['АРМІЯINFORM']</text:p>
      <text:p text:style-name="P4">
时间: 2023-04-07T65:00:00-04:00</text:p>
      <text:p text:style-name="P4">
描述: 乌克兰Zbroyni部队的登陆和扮演力量被视频Zbitty Ta击败...与乌克兰2022年的战争，与乌克兰的最新新闻，今天与乌克兰的新闻战争，今天与乌克兰的新闻战争，今天将在乌克兰和俄罗斯之间发动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dshv.jpg" text:style-name="Internet_20_link" text:visited-style-name="Visited_20_Internet_20_Link">
dshv.jpg</text:a>
']</text:p>
      <text:p text:style-name="P4">
标签: ['STOPRUSSIA', 'ДЕСАНТНО-ШТУРМОВІ ВІЙСЬКА', 'ХРОНІКА ОБОРОНИ']</text:p>
      <text:p text:style-name="P4">
类别: News</text:p>
      <!--METADATA-->
      <text:p text:style-name="P4">
<draw:frame draw:style-name="fr1" draw:name="Image50" text:anchor-type="as-char" svg:width="6.9236in" svg:height="3.894525in" draw:z-index="0">
<draw:image xlink:href="../Images/AРМІЯINFORM/2023-04-07T65-00-00-04-00/dshv.jpg" xlink:type="simple" xlink:show="embed" xlink:actuate="onLoad" draw:mime-type="image/jpeg"/>
</draw:frame>
乌克兰武装部队的着陆部队的指挥发表了视频悬崖和俄罗斯苏25暴风雨板的落下时刻，这是<text:a xlink:type="simple" xlink:href="https://armyinform.com.ua/2023/04/07/na-donechchyni-syly-oborony-zbyly-vorozhyj-shturmovyk/" text:style-name="Internet_20_link" text:visited-style-name="Visited_20_Internet_20_Link">
发生</text:a>
4月7日上午，顿涅茨克地区的Marinka地区。</text:p>
      <text:p text:style-name="P4">
“今天，今天4月7日，在顿涅茨克地区，乌克兰武装部队之一的防空部队，SU-25“ Grach”主管Su-25乌克兰的苏默勒省级主管这是给出的(https://www.facebook.com/watch/?v=170139509286640)公共关系指挥官空军武装部队。</text:p>
      <text:p text:style-name="P4">
News Source: <text:a xlink:type="simple" xlink:href="https://armyinform.com.ua/2023/04/07/oprylyudneno-kadry-zbyttya-shturmovyka-su-25-okupantiv/" text:style-name="Internet_20_link" text:visited-style-name="Visited_20_Internet_20_Link">
https://armyinform.com.ua/2023/04/07/oprylyudneno-kadry-zbyttya-shturmovyka-su-25-okupantiv/</text:a>
</text:p>
      <!--NEWS-->
      <text:h text:style-name="P10" text:outline-level="1">
<text:span text:style-name="T4">
在天使的盛宴上，战士为乌克兰的公正和平祈祷</text:span>
</text:h>
      <text:p text:style-name="P4">
作者: ['Оксана Уретій']</text:p>
      <text:p text:style-name="P4">
时间: 2023-04-07T66:00:00-04:00</text:p>
      <text:p text:style-name="P4">
描述: Syogodni Scidary Rasent的基督徒在Hught的猎人中 -  .....与乌克兰2022年战争，与乌克兰的最新消息，今天与乌克兰的新闻，今天与乌克兰的新闻战争，今天上次与乌克兰2022年，乌克兰和俄罗斯和俄罗斯以及俄罗斯以及何时又有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img_20230407_134409_569.jpg" text:style-name="Internet_20_link" text:visited-style-name="Visited_20_Internet_20_Link">
img_20230407_134409_569.jpg</text:a>
', '<text:a xlink:type="simple" xlink:href="https://armyinform.com.ua/wp-content/uploads/2023/04/img_20230407_134415_473-150x150.jpg" text:style-name="Internet_20_link" text:visited-style-name="Visited_20_Internet_20_Link">
img_20230407_134415_473-150x150.jpg</text:a>
', '<text:a xlink:type="simple" xlink:href="https://armyinform.com.ua/wp-content/uploads/2023/04/img_20230407_134419_018-150x150.jpg" text:style-name="Internet_20_link" text:visited-style-name="Visited_20_Internet_20_Link">
img_20230407_134419_018-150x150.jpg</text:a>
', '<text:a xlink:type="simple" xlink:href="https://armyinform.com.ua/wp-content/uploads/2023/04/img_20230407_134423_415-150x150.jpg" text:style-name="Internet_20_link" text:visited-style-name="Visited_20_Internet_20_Link">
img_20230407_134423_415-150x150.jpg</text:a>
', '<text:a xlink:type="simple" xlink:href="https://armyinform.com.ua/wp-content/uploads/2023/04/img_20230407_134426_953-150x150.jpg" text:style-name="Internet_20_link" text:visited-style-name="Visited_20_Internet_20_Link">
img_20230407_134426_953-150x150.jpg</text:a>
', '<text:a xlink:type="simple" xlink:href="https://armyinform.com.ua/wp-content/uploads/2023/04/img_20230407_134431_057-150x150.jpg" text:style-name="Internet_20_link" text:visited-style-name="Visited_20_Internet_20_Link">
img_20230407_134431_057-150x150.jpg</text:a>
']</text:p>
      <text:p text:style-name="P4">
标签: ['БЛАГОВІЩЕННЯ', 'ВТОРГНЕННЯ РФ', 'НАЦІОНАЛЬНИЙ СПРОТИВ']</text:p>
      <text:p text:style-name="P4">
类别: News</text:p>
      <!--METADATA-->
      <text:p text:style-name="P4">
<draw:frame draw:style-name="fr1" draw:name="Image51" text:anchor-type="as-char" svg:width="6.9236in" svg:height="4.615733in" draw:z-index="0">
<draw:image xlink:href="../Images/AРМІЯINFORM/2023-04-07T66-00-00-04-00/img_20230407_134409_569.jpg" xlink:type="simple" xlink:show="embed" xlink:actuate="onLoad" draw:mime-type="image/jpeg"/>
</draw:frame>
如今，东方仪式的基督徒庆祝了最伟大的教会庆祝活动之一 - 祝福的处女的天使。 那天，大天使加布里埃尔(Gabriel)被耶和华的圣母玛利亚通知，她接受了她。 从那以后，就有一种耶稣基督的方式。 正是这一刻成为敬拜的开始，因此成为救赎。</text:p>
      <text:p text:style-name="P4">
<text:a xlink:type="simple" xlink:href="https://armyinform.com.ua/wp-content/uploads/2023/04/img_20230407_134415_473.jpg" text:style-name="Internet_20_link" text:visited-style-name="Visited_20_Internet_20_Link">
!(Images/AРМІЯINFORM/2023-04-07T66-00-00-04-00/img_20230407_134415_473-150x150.jpg)</text:a>
</text:p>
      <text:p text:style-name="P4">
<text:a xlink:type="simple" xlink:href="https://armyinform.com.ua/wp-content/uploads/2023/04/img_20230407_134419_018.jpg" text:style-name="Internet_20_link" text:visited-style-name="Visited_20_Internet_20_Link">
<draw:frame draw:style-name="fr1" draw:name="Image52" text:anchor-type="as-char" svg:width="6.9236in" svg:height="6.9236in" draw:z-index="0">
<draw:image xlink:href="../Images/AРМІЯINFORM/2023-04-07T66-00-00-04-00/img_20230407_134419_018-150x150.jpg" xlink:type="simple" xlink:show="embed" xlink:actuate="onLoad" draw:mime-type="image/jpeg"/>
</draw:frame>
</text:a>
</text:p>
      <text:p text:style-name="P4">
<text:a xlink:type="simple" xlink:href="https://armyinform.com.ua/wp-content/uploads/2023/04/img_20230407_134423_415.jpg" text:style-name="Internet_20_link" text:visited-style-name="Visited_20_Internet_20_Link">
<draw:frame draw:style-name="fr1" draw:name="Image53" text:anchor-type="as-char" svg:width="6.9236in" svg:height="6.9236in" draw:z-index="0">
<draw:image xlink:href="../Images/AРМІЯINFORM/2023-04-07T66-00-00-04-00/img_20230407_134423_415-150x150.jpg" xlink:type="simple" xlink:show="embed" xlink:actuate="onLoad" draw:mime-type="image/jpeg"/>
</draw:frame>
</text:a>
</text:p>
      <text:p text:style-name="P4">
<text:a xlink:type="simple" xlink:href="https://armyinform.com.ua/wp-content/uploads/2023/04/img_20230407_134426_953.jpg" text:style-name="Internet_20_link" text:visited-style-name="Visited_20_Internet_20_Link">
<draw:frame draw:style-name="fr1" draw:name="Image54" text:anchor-type="as-char" svg:width="6.9236in" svg:height="6.9236in" draw:z-index="0">
<draw:image xlink:href="../Images/AРМІЯINFORM/2023-04-07T66-00-00-04-00/img_20230407_134426_953-150x150.jpg" xlink:type="simple" xlink:show="embed" xlink:actuate="onLoad" draw:mime-type="image/jpeg"/>
</draw:frame>
</text:a>
</text:p>
      <text:p text:style-name="P4">
<text:a xlink:type="simple" xlink:href="https://armyinform.com.ua/wp-content/uploads/2023/04/img_20230407_134431_057.jpg" text:style-name="Internet_20_link" text:visited-style-name="Visited_20_Internet_20_Link">
<draw:frame draw:style-name="fr1" draw:name="Image55" text:anchor-type="as-char" svg:width="6.9236in" svg:height="6.9236in" draw:z-index="0">
<draw:image xlink:href="../Images/AРМІЯINFORM/2023-04-07T66-00-00-04-00/img_20230407_134431_057-150x150.jpg" xlink:type="simple" xlink:show="embed" xlink:actuate="onLoad" draw:mime-type="image/jpeg"/>
</draw:frame>
</text:a>
上帝的儿子是从圣灵和玛丽处女座精神体现的，已经通过了他的服务道路，我们的人民仍在塔瓦托斯的斗争中。</text:p>
      <text:p text:style-name="P4">
在这个明亮的假期中，持有纳扎普雷兹(Nazaporezhi)纽带的领土辩护旅的战士参观了节日崇拜服务，并为这条道路的值得祈祷，并为乌克兰获得了公正的和平。</text:p>
      <text:p text:style-name="P4">
vladislav demyanenko_。</text:p>
      <text:p text:style-name="P4">
News Source: <text:a xlink:type="simple" xlink:href="https://armyinform.com.ua/2023/04/07/u-svyato-blagovishhennya-voyiny-pomolylys-za-spravedlyvyj-myr-dlya-ukrayiny/" text:style-name="Internet_20_link" text:visited-style-name="Visited_20_Internet_20_Link">
https://armyinform.com.ua/2023/04/07/u-svyato-blagovishhennya-voyiny-pomolylys-za-spravedlyvyj-myr-dlya-ukrayiny/</text:a>
</text:p>
      <!--NEWS-->
      <text:h text:style-name="P10" text:outline-level="1">
<text:span text:style-name="T4">
在高级指挥官-In-总司令的bion中，敌人的行动可能在不久的将来讨论</text:span>
</text:h>
      <text:p text:style-name="P4">
作者: ['АРМІЯINFORM']</text:p>
      <text:p text:style-name="P4">
时间: 2023-04-07T67:00:00-04:00</text:p>
      <text:p text:style-name="P4">
描述: 乌克兰乌克兰沃罗迪米尔·泽伦斯基总统在乔伊特尼茨基弗里夫（P'yatnitsky Proviv与乌克兰的战争将是不久的</text:p>
      <text:p text:style-name="P4">
图片: ['<text:a xlink:type="simple" xlink:href="https://armyinform.com.ua/wp-content/uploads/2023/04/image-2.jpg" text:style-name="Internet_20_link" text:visited-style-name="Visited_20_Internet_20_Link">
image-2.jpg</text:a>
']</text:p>
      <text:p text:style-name="P4">
标签: ['СТАВКА ВЕРХОВНОГО ГОЛОВНОКОМАНДУВАЧА']</text:p>
      <text:p text:style-name="P4">
类别: News</text:p>
      <!--METADATA-->
      <text:p text:style-name="P4">
<draw:frame draw:style-name="fr1" draw:name="Image56" text:anchor-type="as-char" svg:width="6.9236in" svg:height="4.615733in" draw:z-index="0">
<draw:image xlink:href="../Images/AРМІЯINFORM/2023-04-07T67-00-00-04-00/image-2.jpg" xlink:type="simple" xlink:show="embed" xlink:actuate="onLoad" draw:mime-type="image/jpeg"/>
</draw:frame>
星期五，沃罗迪米尔·泽伦斯基(Volodymyr Zelenskyy)总统举行了最高指挥官的常规会议。</text:p>
      <text:p text:style-name="P4">
关于它<text:a xlink:type="simple" xlink:href="https://www.president.gov.ua/news/prezident-proviv-zasidannya-stavki-verhovnogo-golovnokomandu-82149" text:style-name="Internet_20_link" text:visited-style-name="Visited_20_Internet_20_Link">
告知</text:a>
乌克兰总统办公室。</text:p>
      <text:p text:style-name="P4">
乌克兰瓦莱里·扎卢兹尼武装部队的指挥官 - 在武装部队的主管上告诉了参与者的主要方向上的运营情况。</text:p>
      <text:p text:style-name="P4">
行动战略部队的指挥官报告了其责任领域内的前部。</text:p>
      <text:p text:style-name="P4">
国防部凯里尔·布达诺夫(Kirill Budanov)智力部主要局长说，在不久的将来，敌人的无处不在行动。</text:p>
      <text:p text:style-name="P4">
此外，该费率的成员详细考虑了新旅的剪裁武器的形成过程。 还引起了人员培训水平的关注。</text:p>
      <text:p text:style-name="P4">
另外，会议的参与者停止了防止乌克兰国防军计划消灭计划的措施。</text:p>
      <text:p text:style-name="P4">
会议由以下会议参加：国防部国防部首席情报部总统局长安德里·耶尔马克(Andriy Yermak) ，操作指挥官。 政府成员，执法机构负责人和执法机构也参加了会议。</text:p>
      <text:p text:style-name="P4">
News Source: <text:a xlink:type="simple" xlink:href="https://armyinform.com.ua/2023/04/07/na-stavczi-verhovnogo-golovnokomanduvacha-obgovoryly-jmovirni-diyi-voroga-najblyzhchym-chasom/" text:style-name="Internet_20_link" text:visited-style-name="Visited_20_Internet_20_Link">
https://armyinform.com.ua/2023/04/07/na-stavczi-verhovnogo-golovnokomanduvacha-obgovoryly-jmovirni-diyi-voroga-najblyzhchym-chasom/</text:a>
</text:p>
      <!--NEWS-->
      <text:h text:style-name="P10" text:outline-level="1">
<text:span text:style-name="T4">
对于拉格纳拉战士，将透露带有呼号的冲击无人机</text:span>
</text:h>
      <text:p text:style-name="P4">
作者: ['Анастасія Олехнович']</text:p>
      <text:p text:style-name="P4">
时间: 2023-04-07T68:00:00-04:00</text:p>
      <text:p text:style-name="P4">
描述: 对于Mysyats Piliwel Kapiltan Oleksandra Solezandra，第1次巴塔利人的嘴巴指挥官...与乌克兰2022年的战争，与乌克兰的战争是今天的最新新闻，这是今天与乌克兰2022年的新闻战争，今天将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4/f78459e2-516d-4a0b-8c0b-8d964231ae8b.jpg" text:style-name="Internet_20_link" text:visited-style-name="Visited_20_Internet_20_Link">
f78459e2-516d-4a0b-8c0b-8d964231ae8b.jpg</text:a>
', '<text:a xlink:type="simple" xlink:href="https://armyinform.com.ua/wp-content/uploads/2023/04/52f44439-8780-4376-91f0-065957aef0e1.jpg" text:style-name="Internet_20_link" text:visited-style-name="Visited_20_Internet_20_Link">
52f44439-8780-4376-91f0-065957aef0e1.jpg</text:a>
']</text:p>
      <text:p text:style-name="P4">
标签: ['ВТОРГНЕННЯ РФ', 'ВШАНУВАННЯ ГЕРОЇВ', 'УКРАЇНСЬКИЙ НАРОД НЕПЕРЕМОЖНИЙ']</text:p>
      <text:p text:style-name="P4">
类别: News</text:p>
      <!--METADATA-->
      <text:p text:style-name="P4">
<draw:frame draw:style-name="fr1" draw:name="Image57" text:anchor-type="as-char" svg:width="6.9236in" svg:height="5.1927in" draw:z-index="0">
<draw:image xlink:href="../Images/AРМІЯINFORM/2023-04-07T68-00-00-04-00/f78459e2-516d-4a0b-8c0b-8d964231ae8b.jpg" xlink:type="simple" xlink:show="embed" xlink:actuate="onLoad" draw:mime-type="image/jpeg"/>
</draw:frame>
[Alexraszonsky]上尉去世一个月后(https://armyinform.com.ua/2023/03/08/miscze-v-stroyu-mogo-brata-teper-moye/)，第80位本地人拉格纳尔(Ragnar)的火灾支援第一营的公司指挥官，他的家人宣布了为一架强大的冲击无人机筹款。Matrice30t以拉格纳尔(Ragnar)的名字命名将有助于将占领者摧毁以纪念著名指挥官。</text:p>
      <text:p text:style-name="P4">
一周内关闭了宣布的六百万人的宣布费用，帮助了亲戚和熟悉的勇士，只是冷漠的乌克兰人。</text:p>
      <text:p text:style-name="P4">
<draw:frame draw:style-name="fr1" draw:name="Image58" text:anchor-type="as-char" svg:width="6.9236in" svg:height="6.9236in" draw:z-index="0">
<draw:image xlink:href="../Images/AРМІЯINFORM/2023-04-07T68-00-00-04-00/52f44439-8780-4376-91f0-065957aef0e1.jpg" xlink:type="simple" xlink:show="embed" xlink:actuate="onLoad" draw:mime-type="image/jpeg"/>
</draw:frame>
 - 英雄的母亲说，这笔资金继续来自乌克兰的不同角落，来自国外。  - 儿子的兄弟在巴赫莫特罗(Bakhmothero)领导下进行激烈的战斗 - 捍卫乌克兰，他建议在这种困难的情况下，两个无人机比一个无人机要好。 我像指挥官的妈妈一样，认为三个无人机会闪耀!每个人都将被命名为ragnar，并将在莫辛的嘴里服役，帮助男孩们死于敌人。 似乎亚历山大希望我们这样做，而不仅仅是为了乌克兰而为了胜利而倾泻泪水……为了他的儿子而言。</text:p>
      <text:p text:style-name="P4">
News Source: <text:a xlink:type="simple" xlink:href="https://armyinform.com.ua/2023/04/07/za-voyina-ragnara-mstytymetsya-udarnyj-dron-z-jogo-pozyvnym/" text:style-name="Internet_20_link" text:visited-style-name="Visited_20_Internet_20_Link">
https://armyinform.com.ua/2023/04/07/za-voyina-ragnara-mstytymetsya-udarnyj-dron-z-jogo-pozyvnym/</text:a>
</text:p>
      <!--NEWS-->
      <text:h text:style-name="P10" text:outline-level="1">
<text:span text:style-name="T4">
罗萨米亚（Rosarmia）的军事绑架了四名Zaporozhye NPP工人</text:span>
</text:h>
      <text:p text:style-name="P4">
作者: ['АРМІЯINFORM']</text:p>
      <text:p text:style-name="P4">
时间: 2023-04-07T69:00:00-04:00</text:p>
      <text:p text:style-name="P4">
描述: piacandy vikrili尾巴chotirokh pratse evnikiv zaporizkiye extertostani在...与乌克兰2022年的战争，与乌克兰的最新新闻，今天与乌克兰的新闻，今天与乌克兰2022年的新闻战争，乌克兰和俄罗斯之间的战争将与乌克兰和乌克兰之间的战争他们说，与否，在不久的将来，乌克兰与乌克兰的战争，今天的乌克兰新闻，乌克兰的新闻，乌克兰的新闻在俄罗斯的乌克兰新闻</text:p>
      <text:p text:style-name="P4">
图片: ['<text:a xlink:type="simple" xlink:href="https://armyinform.com.ua/wp-content/uploads/2023/01/zaes.jpg" text:style-name="Internet_20_link" text:visited-style-name="Visited_20_Internet_20_Link">
zaes.jpg</text:a>
']</text:p>
      <text:p text:style-name="P4">
标签: ['STOPRUSSIA', 'ЕНЕРГОАТОМ', 'ЗАЕС', 'КОЛАБОРАНТИ']</text:p>
      <text:p text:style-name="P4">
类别: News</text:p>
      <!--METADATA-->
      <text:p text:style-name="P4">
<draw:frame draw:style-name="fr1" draw:name="Image59" text:anchor-type="as-char" svg:width="6.9236in" svg:height="3.900295in" draw:z-index="0">
<draw:image xlink:href="../Images/AРМІЯINFORM/2023-04-07T69-00-00-04-00/zaes.jpg" xlink:type="simple" xlink:show="embed" xlink:actuate="onLoad" draw:mime-type="image/jpeg"/>
</draw:frame>
入侵者在未知的地方绑架并出口了四名Zaporizhzhya核电站的雇员。</text:p>
      <text:p text:style-name="P4">
关于它<text:a xlink:type="simple" xlink:href="https://t.me/energoatom_ua/12654" text:style-name="Internet_20_link" text:visited-style-name="Visited_20_Internet_20_Link">
报告</text:a>
势痛。</text:p>
      <text:p text:style-name="P4">
消息写道：“在4月6日晚上，口罩中的入侵者入侵了Zaporizhzhya NPP的临时书籍之一，并撤职了该车站物理保护服务的四名员工。”</text:p>
      <text:p text:style-name="P4">
工人被朝着未知的方向带走，他们的位置未知。</text:p>
      <text:p text:style-name="P4">
在被拘留者中，有服务马克·沃尔科夫(Mark Volkov)的副负责人，他为Zaporizhhya核电站的入侵者无需耗费的活动做出了贡献。</text:p>
      <text:p text:style-name="P4">
“尽管“官方”过渡到占领者工作，但他们的老板在俄罗斯联邦的被拘留护照中找不到：是否尚未采取任何行动，是否被精心吸引。 也许通过这种方式，他们试图“在液滴之间进行”，而不是进入合作者的名单，这就是不喜欢螃蟹的东西。”  - 在能量原子中建议。</text:p>
      <text:p text:style-name="P4">
同时，暂时占领的ZPP的局势变得越来越激烈，俄罗斯军队安排检查和搜查，甚至与居民的合作也无法避免审讯。</text:p>
      <text:p text:style-name="P4">
News Source: <text:a xlink:type="simple" xlink:href="https://armyinform.com.ua/2023/04/07/vijskovi-rosarmiyi-vykraly-chotyroh-praczivnykiv-zaporizkoyi-aes/" text:style-name="Internet_20_link" text:visited-style-name="Visited_20_Internet_20_Link">
https://armyinform.com.ua/2023/04/07/vijskovi-rosarmiyi-vykraly-chotyroh-praczivnykiv-zaporizkoyi-aes/</text:a>
</text:p>
      <!--NEWS-->
      <text:h text:style-name="P10" text:outline-level="1">
<text:span text:style-name="T4">
黑海谷物倡议：一周的乌克兰港口离开了17艘船</text:span>
</text:h>
      <text:p text:style-name="P4">
作者: ['АРМІЯINFORM']</text:p>
      <text:p text:style-name="P4">
时间: 2023-04-07T70:00:00-04:00</text:p>
      <text:p text:style-name="P4">
描述: 对于过去的pastyliyi，Chornomorskoye谷物Initivativa 17的框架留下了……与乌克兰2022的战争，与乌克兰的最新新闻，今天与乌克兰的新闻战争，今天与乌克兰的新闻战争，今天将在乌克兰和俄罗斯和俄罗斯之间以及俄罗斯和俄罗斯之间发动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sudno-prodovolstvo-zernova-ugoda-zerno-.jpeg" text:style-name="Internet_20_link" text:visited-style-name="Visited_20_Internet_20_Link">
sudno-prodovolstvo-zernova-ugoda-zerno-.jpeg</text:a>
']</text:p>
      <text:p text:style-name="P4">
标签: ['STOPRUSSIA', 'АГРЕСІЯ РФ', 'ВМС ЗС УКРАЇНИ']</text:p>
      <text:p text:style-name="P4">
类别: News</text:p>
      <!--METADATA-->
      <text:p text:style-name="P4">
<draw:frame draw:style-name="fr1" draw:name="Image60" text:anchor-type="as-char" svg:width="6.9236in" svg:height="4.615733in" draw:z-index="0">
<draw:image xlink:href="../Images/AРМІЯINFORM/2023-04-07T70-00-00-04-00/sudno-prodovolstvo-zernova-ugoda-zerno-.jpeg" xlink:type="simple" xlink:show="embed" xlink:actuate="onLoad" draw:mime-type="image/jpeg"/>
</draw:frame>
说明性照片</text:p>
      <text:p text:style-name="P4">
上周，乌克兰港口拥有超过50万吨的谷物和其他食物，在黑海谷物倡议中被定罪。</text:p>
      <text:p text:style-name="P4">
关于它<text:a xlink:type="simple" xlink:href="https://www.facebook.com/navy.mil.gov.ua/videos/979211993243361/" text:style-name="Internet_20_link" text:visited-style-name="Visited_20_Internet_20_Link">
报告</text:a>
武装部队海军的命令。</text:p>
      <text:p text:style-name="P4">
声明说：“作为团体的一部分，武装部队的海军与兄弟俩一起竭尽全力确保导航克服粮食危机。”</text:p>
      <text:p text:style-name="P4">
值得注意的是，在俄罗斯联邦的利益中，凯奇·耶尼卡拉尔海峡的通过是：</text:p>
      <text:p text:style-name="P4">
<text:span text:style-name="T5">
到Azov Sea -127艘船，其中40艘从Bosphorus海峡移动； </text:span>
到黑海 -  130艘船，其中33只沿Bosphorus的方向继续运动。</text:p>
      <text:p text:style-name="P4">
俄罗斯联邦继续违反《 1974年海洋保护人类生命的国际公约》。(Solas)通过关闭自动识别系统(AIS)，纳粹船只在亚佐夫海。</text:p>
      <text:p text:style-name="P4">
News Source: <text:a xlink:type="simple" xlink:href="https://armyinform.com.ua/2023/04/07/chornomorska-zernova-inicziatyva-za-tyzhden-ukrayinski-porty-pokynulo-17-suden/" text:style-name="Internet_20_link" text:visited-style-name="Visited_20_Internet_20_Link">
https://armyinform.com.ua/2023/04/07/chornomorska-zernova-inicziatyva-za-tyzhden-ukrayinski-porty-pokynulo-17-suden/</text:a>
</text:p>
      <!--NEWS-->
      <text:h text:style-name="P10" text:outline-level="1">
<text:span text:style-name="T4">
国家元首在Zaporozhye地区组建了19个新的军事行政部门</text:span>
</text:h>
      <text:p text:style-name="P4">
作者: ['АРМІЯINFORM']</text:p>
      <text:p text:style-name="P4">
时间: 2023-04-07T71:00:00-04:00</text:p>
      <text:p text:style-name="P4">
描述: President of Ukraine Volodymyr Zelensky, having fired from Zaporizkiy Klsti Novi ViiSkovi ... War with Ukraine 2022, war with Ukraine Latest news today, News War with Ukraine 2022 Last today, will there be a war between Ukraine and Russia and when, the war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0/01/ukaz.jpg" text:style-name="Internet_20_link" text:visited-style-name="Visited_20_Internet_20_Link">
ukaz.jpg</text:a>
']</text:p>
      <text:p text:style-name="P4">
标签: ['ВІЙСЬКОВІ АДМІНІСТРАЦІЇ', 'УКАЗ ПРЕЗИДЕНТА УКРАЇНИ']</text:p>
      <text:p text:style-name="P4">
类别: News</text:p>
      <!--METADATA-->
      <text:p text:style-name="P4">
<draw:frame draw:style-name="fr1" draw:name="Image61" text:anchor-type="as-char" svg:width="6.9236in" svg:height="4.615733in" draw:z-index="0">
<draw:image xlink:href="../Images/AРМІЯINFORM/2023-04-07T71-00-00-04-00/ukaz.jpg" xlink:type="simple" xlink:show="embed" xlink:actuate="onLoad" draw:mime-type="image/jpeg"/>
</draw:frame>
乌克兰沃迪米尔·泽伦斯基总统在Zaporizhzhya地区成立了Novivian政府。</text:p>
      <text:p text:style-name="P4">
这在[第197号法令]中指出。(https://www.president.gov.ua/documents/1972023-46317)由乌克兰总统发表。</text:p>
      <text:p text:style-name="P4">
根据法令，国家元首形成：</text:p>
      <text:p text:style-name="P4">
<text:span text:style-name="T4">
在Vasylivsky地区：</text:span>
</text:p>
      <text:p text:style-name="P4">
*农村军事政府的通报； * Dniproudnensk City军事管理； * Energodar City军事管理； * Vasylivsky的Kamian-Dniprovsk城市军事管理； * Light Belozersk农村军事管理； * Stepnogorsk和解管理。</text:p>
      <text:p text:style-name="P4">
<text:span text:style-name="T4">
在Pologovsky区：</text:span>
</text:p>
      <text:p text:style-name="P4">
<text:span text:style-name="T5">
卡米斯克定居军事管理； * Komysh-Zoryansk定居军事管理； </text:span>
复活农村军事管理； * Molochean City军事管理； * Orikhiv市军事管理； *变形村军事管理； * ROSIV定居军事管理； * Smirnovsky村军事管理。</text:p>
      <text:p text:style-name="P4">
<text:span text:style-name="T4">
在Melitopol区：</text:span>
</text:p>
      <ul>
        <li>
Novobogdanivska农村军事管理； * paldorodone农村军事管理。</li>
      </ul>
      <text:p text:style-name="P4">
<text:span text:style-name="T4">
在贝迪安斯克地区：</text:span>
</text:p>
      <ul>
        <li>
Osipenkovsky村军事管理； * Sofiyivsky村军事管理； * Chernihiv定居军事管理。</li>
      </ul>
      <text:p text:style-name="P4">
乌克兰总统指示乌克兰武装部队的总参谋部采取措施组建军事行政。</text:p>
      <text:p text:style-name="P4">
该法令在其出版当天生效。</text:p>
      <text:p text:style-name="P4">
News Source: <text:a xlink:type="simple" xlink:href="https://armyinform.com.ua/2023/04/07/glava-derzhavy-utvoryv-19-novyh-vijskovyh-administraczij-u-zaporizkij-oblasti/" text:style-name="Internet_20_link" text:visited-style-name="Visited_20_Internet_20_Link">
https://armyinform.com.ua/2023/04/07/glava-derzhavy-utvoryv-19-novyh-vijskovyh-administraczij-u-zaporizkij-oblasti/</text:a>
</text:p>
      <!--NEWS-->
      <text:h text:style-name="P10" text:outline-level="1">
<text:span text:style-name="T4">
来自不同来源的信息用于交流 - 协调总部</text:span>
</text:h>
      <text:p text:style-name="P4">
作者: ['АРМІЯINFORM']</text:p>
      <text:p text:style-name="P4">
时间: 2023-04-07T72:00:00-04:00</text:p>
      <text:p text:style-name="P4">
描述: At the coordinating headquarters, Zustychy was the same by the Pliziykiykiyskovo services ... War with Ukraine 2022, war with Ukraine Latest news today, News War with Ukraine 2022 Last today, will there be a war between Ukraine and Russia and when, the war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bez-imeni-1.jpg" text:style-name="Internet_20_link" text:visited-style-name="Visited_20_Internet_20_Link">
bez-imeni-1.jpg</text:a>
']</text:p>
      <text:p text:style-name="P4">
标签: ['АГРЕСІЯ РФ', 'ВІЙСЬКОВОПОЛОНЕНІ', 'КООРДИНАЦІЙНИЙ ШТАБ З ПИТАНЬ ПОВОДЖЕННЯ З ВІЙСЬКОВОПОЛОНЕНИМИ', 'ОБМІН ПОЛОНЕНИХ']</text:p>
      <text:p text:style-name="P4">
类别: News</text:p>
      <!--METADATA-->
      <text:p text:style-name="P4">
<draw:frame draw:style-name="fr1" draw:name="Image62" text:anchor-type="as-char" svg:width="6.9236in" svg:height="3.866248in" draw:z-index="0">
<draw:image xlink:href="../Images/AРМІЯINFORM/2023-04-07T72-00-00-04-00/bez-imeni-1.jpg" xlink:type="simple" xlink:show="embed" xlink:actuate="onLoad" draw:mime-type="image/jpeg"/>
</draw:frame>
协调总部与LVIV地区的一个单独的机械旅的亲戚和亲戚会面。 协调总部的代表和乌克兰国家警察与家庭交流并缺少辩护。</text:p>
      <text:p text:style-name="P4">
关于它<text:a xlink:type="simple" xlink:href="https://t.me/Koord_shtab/794" text:style-name="Internet_20_link" text:visited-style-name="Visited_20_Internet_20_Link">
报告</text:a>
与战俘问题协调总部。</text:p>
      <text:p text:style-name="P4">
据工作人员代表称，军事部门和协调总部均未在搜查中发布，也没有相关当局。 但是，交易所使用从不同来源获得的所有可用信息。</text:p>
      <text:p text:style-name="P4">
他补充说，军事部门正在进行正式调查，发现一名军人失踪。 应当指出的是，服务调查的结果对交换过程没有直接影响：重要的是要在国家信息局中考虑该人。 乌克兰国防部制度中人员会计问题受相关指导的监管，该指示得到了第280号国防部长的批准。</text:p>
      <text:p text:style-name="P4">
分别讨论了返回堕落的后卫和捍卫者尸体的问题。工作人员的代表报告说，这项工作是由申诉专员办公室在特殊情况下失踪的失踪人员办公室进行的。 相关群体在解放的领土上展示了这两个搜索活动，并正在赢得有关与侵略者国家代表交流尸体的奖金。</text:p>
      <text:p text:style-name="P4">
有关服务员消失的地方的信息来到各种来源的办公室，包括来自军事部门或军人亲戚。</text:p>
      <text:p text:style-name="P4">
News Source: <text:a xlink:type="simple" xlink:href="https://armyinform.com.ua/2023/04/07/dlya-roboty-nad-obminamy-vykorystovuyetsya-informacziya-z-riznyh-dzherel-koordynaczijnyj-shtab/" text:style-name="Internet_20_link" text:visited-style-name="Visited_20_Internet_20_Link">
https://armyinform.com.ua/2023/04/07/dlya-roboty-nad-obminamy-vykorystovuyetsya-informacziya-z-riznyh-dzherel-koordynaczijnyj-shtab/</text:a>
</text:p>
      <!--NEWS-->
      <text:h text:style-name="P10" text:outline-level="1">
<text:span text:style-name="T4">
在国家的军事政治领导之上，有几种反击NSDC的选择</text:span>
</text:h>
      <text:p text:style-name="P4">
作者: ['АРМІЯINFORM']</text:p>
      <text:p text:style-name="P4">
时间: 2023-04-07T73:00:00-04:00</text:p>
      <text:p text:style-name="P4">
描述: 司令官最高负责人的VSIDAS床位的Pid Hour -in -Khvang，有不止一场战争...与乌克兰2022年的战争，与乌克兰与乌克兰的最新新闻战争，今天与乌克兰2022年的新闻战争，今天，将在今天，将会成为乌克兰与俄罗斯之间的战争，以及2022年与乌克兰的战争会发生，他们是否会在不久的将来与乌克兰发生战争，他们说，与乌克兰的战争，今天的乌克兰新闻，乌克兰的新闻，乌克兰媒体的新闻在俄罗斯</text:p>
      <text:p text:style-name="P4">
图片: ['<text:a xlink:type="simple" xlink:href="https://armyinform.com.ua/wp-content/uploads/2023/04/zsu.jpg" text:style-name="Internet_20_link" text:visited-style-name="Visited_20_Internet_20_Link">
zsu.jpg</text:a>
']</text:p>
      <text:p text:style-name="P4">
标签: ['ОЛЕКСІЙ ДАНІЛОВ', 'РНБО']</text:p>
      <text:p text:style-name="P4">
类别: News</text:p>
      <!--METADATA-->
      <text:p text:style-name="P4">
<draw:frame draw:style-name="fr1" draw:name="Image63" text:anchor-type="as-char" svg:width="6.9236in" svg:height="3.894525in" draw:z-index="0">
<draw:image xlink:href="../Images/AРМІЯINFORM/2023-04-07T73-00-00-04-00/zsu.jpg" xlink:type="simple" xlink:show="embed" xlink:actuate="onLoad" draw:mime-type="image/jpeg"/>
</draw:frame>
在<text:a xlink:type="simple" xlink:href="https://armyinform.com.ua/2023/04/07/na-stavczi-verhovnogo-golovnokomanduvacha-obgovoryly-jmovirni-diyi-voroga-najblyzhchym-chasom/" text:style-name="Internet_20_link" text:visited-style-name="Visited_20_Internet_20_Link">
会议</text:a>
最高指挥官的比率被认为是武装部队的多种变体。</text:p>
      <text:p text:style-name="P4">
这说明了(https://www.rnbo.gov.ua/ua/Diialnist/6250.html)NSDC设备。</text:p>
      <text:p text:style-name="P4">
“武装部队的反击取决于许多因素，因此上述军事政治生产有几种发展的选择。 我们不仅在分析我们的军队状况，而且正在分析敌人的局势。” Oleksidanilov说。</text:p>
      <text:p text:style-name="P4">
同时，NSDC秘书批评了这些人的流程中的反对意见。</text:p>
      <text:p text:style-name="P4">
NSDC秘书强调：“该州只有少数人(最多五个)知道反对意见的计划：条款，时间，地点。”</text:p>
      <text:p text:style-name="P4">
亚历克斯·丹尼洛夫(Alexei Danilov)强调，武装部队希望拥有尽可能多的西方武器来摧毁尽可能多的恐怖分子。</text:p>
      <text:p text:style-name="P4">
同时，NSDC秘书强调了敌人的阴险，他们“在我们提供的国际军事援助中如此感动和紧张”。</text:p>
      <text:p text:style-name="P4">
“乌克兰的合作伙伴知道，我们不仅保护自己，民主，而且保护欧洲的破布。 我们的共同任务是消除俄罗斯的憎恶。” Alexei Danilov研究。</text:p>
      <text:p text:style-name="P4">
News Source: <text:a xlink:type="simple" xlink:href="https://armyinform.com.ua/2023/04/07/vyshhe-vijskovo-politychne-kerivnycztvo-derzhavy-maye-kilka-variantiv-kontrnastupu-rnbo/" text:style-name="Internet_20_link" text:visited-style-name="Visited_20_Internet_20_Link">
https://armyinform.com.ua/2023/04/07/vyshhe-vijskovo-politychne-kerivnycztvo-derzhavy-maye-kilka-variantiv-kontrnastupu-rnbo/</text:a>
</text:p>
      <!--NEWS-->
      <text:h text:style-name="P10" text:outline-level="1">
<text:span text:style-name="T4">
小球龙士兵大师新烟雾弹</text:span>
</text:h>
      <text:p text:style-name="P4">
作者: ['Руслана Богдан']</text:p>
      <text:p text:style-name="P4">
时间: 2023-04-07T74:00:00-04:00</text:p>
      <text:p text:style-name="P4">
描述: Viiskovovovovosky Teroboros Kyivshchini旅中的一个同样的饥饿性...与乌克兰2022年的战争，与乌克兰的最新新闻，今天与乌克兰的新闻新闻，今天与乌克兰的新闻战争，今天上次与乌克兰的新闻战争，乌克兰和俄罗斯之间的战争将与乌克兰之间发生战争，以及与乌克兰的战争他们说，在2022年，是否会在不久的将来与乌克兰发生战争</text:p>
      <text:p text:style-name="P4">
图片: ['<text:a xlink:type="simple" xlink:href="https://armyinform.com.ua/wp-content/uploads/2023/04/golovne_foto-3.jpg" text:style-name="Internet_20_link" text:visited-style-name="Visited_20_Internet_20_Link">
golovne_foto-3.jpg</text:a>
', '<text:a xlink:type="simple" xlink:href="https://armyinform.com.ua/wp-content/uploads/2023/04/foto_1-3.jpg" text:style-name="Internet_20_link" text:visited-style-name="Visited_20_Internet_20_Link">
foto_1-3.jpg</text:a>
', '<text:a xlink:type="simple" xlink:href="https://armyinform.com.ua/wp-content/uploads/2023/04/foto_2.jpg" text:style-name="Internet_20_link" text:visited-style-name="Visited_20_Internet_20_Link">
foto_2.jpg</text:a>
', '<text:a xlink:type="simple" xlink:href="https://armyinform.com.ua/wp-content/uploads/2023/04/foto_3-1.jpg" text:style-name="Internet_20_link" text:visited-style-name="Visited_20_Internet_20_Link">
foto_3-1.jpg</text:a>
', '<text:a xlink:type="simple" xlink:href="https://armyinform.com.ua/wp-content/uploads/2023/04/foto_4-1-150x150.jpg" text:style-name="Internet_20_link" text:visited-style-name="Visited_20_Internet_20_Link">
foto_4-1-150x150.jpg</text:a>
', '<text:a xlink:type="simple" xlink:href="https://armyinform.com.ua/wp-content/uploads/2023/04/foto_5-1-150x150.jpg" text:style-name="Internet_20_link" text:visited-style-name="Visited_20_Internet_20_Link">
foto_5-1-150x150.jpg</text:a>
']</text:p>
      <text:p text:style-name="P4">
标签: ['НАЦІОНАЛЬНИЙ СПРОТИВ', 'ТЕРОБОРОНА']</text:p>
      <text:p text:style-name="P4">
类别: News</text:p>
      <!--METADATA-->
      <text:p text:style-name="P4">
<draw:frame draw:style-name="fr1" draw:name="Image64" text:anchor-type="as-char" svg:width="6.9236in" svg:height="3.894525in" draw:z-index="0">
<draw:image xlink:href="../Images/AРМІЯINFORM/2023-04-07T74-00-00-04-00/golovne_foto-3.jpg" xlink:type="simple" xlink:show="embed" xlink:actuate="onLoad" draw:mime-type="image/jpeg"/>
</draw:frame>
基辅地区大队的Teburons的士兵在其乌克兰生产DG-1的一个教育洞测试手榴弹测试手榴弹。 他们首先与这些合作，训练在烟雾窗帘中重新分组和撤退的技能。</text:p>
      <text:p text:style-name="P4">
<draw:frame draw:style-name="fr1" draw:name="Image65" text:anchor-type="as-char" svg:width="6.9236in" svg:height="3.894525in" draw:z-index="0">
<draw:image xlink:href="../Images/AРМІЯINFORM/2023-04-07T74-00-00-04-00/foto_1-3.jpg" xlink:type="simple" xlink:show="embed" xlink:actuate="onLoad" draw:mime-type="image/jpeg"/>
</draw:frame>
烟手榴弹DG-1在2021年被乌克兰武装部队采用。</text:p>
      <text:p text:style-name="P4">
<draw:frame draw:style-name="fr1" draw:name="Image66" text:anchor-type="as-char" svg:width="6.9236in" svg:height="4.615733in" draw:z-index="0">
<draw:image xlink:href="../Images/AРМІЯINFORM/2023-04-07T74-00-00-04-00/foto_2.jpg" xlink:type="simple" xlink:show="embed" xlink:actuate="onLoad" draw:mime-type="image/jpeg"/>
</draw:frame>
武装部队的武装部队的战士已经在垃圾填埋场上从无人机看，无论士兵的注入窗帘都不可见。 从空中 - 一切都干净。 “这是因为这些烟手榴弹对现代战斗现实做出了反应，因此需要它们。”  - 带有呼号“生产者”的Vieurian说。</text:p>
      <text:p text:style-name="P4">
<draw:frame draw:style-name="fr1" draw:name="Image67" text:anchor-type="as-char" svg:width="6.9236in" svg:height="4.615733in" draw:z-index="0">
<draw:image xlink:href="../Images/AРМІЯINFORM/2023-04-07T74-00-00-04-00/foto_3-1.jpg" xlink:type="simple" xlink:show="embed" xlink:actuate="onLoad" draw:mime-type="image/jpeg"/>
</draw:frame>
 - 我从烟雾的角度部署了退出。 石榴显示出sefeedobre。 借助相同的石榴，您可以掩盖技术，制作妊娠纹，相同的DG-1，但使用黑烟，从热成像中掩盖了“生产者”。</text:p>
      <text:p text:style-name="P4">
但最重要的是 - 人员保存。 这是Tzagranat的可能性：安全地离开，重组并为战斗做准备，撤离。 军方说：“新武器得到了满足。”</text:p>
      <ul>
        <li>
我尚未举办Nutov的烟手榴弹，而是苏联可比。 首先，DG-1更加方便。 它们较小，更轻，只要穿。 而且，当然，这些手榴弹更强大，混合物仅燃烧3秒钟，烟幕持续了两分钟。 在这段时间里，制片人强调，在这段时间里，俄罗斯人是邪恶的，重组和撤退。</li>
      </ul>
      <text:p text:style-name="P4">
<text:a xlink:type="simple" xlink:href="https://armyinform.com.ua/wp-content/uploads/2023/04/foto_4-1.jpg" text:style-name="Internet_20_link" text:visited-style-name="Visited_20_Internet_20_Link">
!(Images/AРМІЯINFORM/2023-04-07T74-00-00-04-00/foto_4-1-150x150.jpg)</text:a>
</text:p>
      <text:p text:style-name="P4">
<text:a xlink:type="simple" xlink:href="https://armyinform.com.ua/wp-content/uploads/2023/04/foto_5-1.jpg" text:style-name="Internet_20_link" text:visited-style-name="Visited_20_Internet_20_Link">
<draw:frame draw:style-name="fr1" draw:name="Image68" text:anchor-type="as-char" svg:width="6.9236in" svg:height="6.9236in" draw:z-index="0">
<draw:image xlink:href="../Images/AРМІЯINFORM/2023-04-07T74-00-00-04-00/foto_5-1-150x150.jpg" xlink:type="simple" xlink:show="embed" xlink:actuate="onLoad" draw:mime-type="image/jpeg"/>
</draw:frame>
</text:a>
因此，乌克兰军队，包括基辅地区骑兵的战士，继续保留新武器，以获取新技能，每天学习以改进。 在这项培训中，他们考虑了其他外国伴侣的战斗经验和知识，与“苏联的继承”背道而驰。</text:p>
      <text:p text:style-name="P4">
<text:span text:style-name="T5">
foto：Victor Dehtyar</text:span>
</text:p>
      <text:p text:style-name="P4">
News Source: <text:a xlink:type="simple" xlink:href="https://armyinform.com.ua/2023/04/07/voyiny-syl-teroborony-opanovuyut-novi-dymovi-granaty/" text:style-name="Internet_20_link" text:visited-style-name="Visited_20_Internet_20_Link">
https://armyinform.com.ua/2023/04/07/voyiny-syl-teroborony-opanovuyut-novi-dymovi-granaty/</text:a>
</text:p>
      <!--NEWS-->
      <text:h text:style-name="P10" text:outline-level="1">
<text:span text:style-name="T4">
政府确定了在死亡或志愿者残疾的情况下支付现金援助的条件和程序</text:span>
</text:h>
      <text:p text:style-name="P4">
作者: ['АРМІЯINFORM']</text:p>
      <text:p text:style-name="P4">
时间: 2023-04-07T75:00:00-04:00</text:p>
      <text:p text:style-name="P4">
描述: kabisnet min）乌克兰的Snice zmisni到Vipelsa One -Time Charmming ...与乌克兰2022年的战争，与乌克兰的最新新闻，今天与乌克兰2022年与乌克兰的战争，今天，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fc30e7cf91e8259aaba2beccf8457ab7.jpeg" text:style-name="Internet_20_link" text:visited-style-name="Visited_20_Internet_20_Link">
fc30e7cf91e8259aaba2beccf8457ab7.jpeg</text:a>
']</text:p>
      <text:p text:style-name="P4">
标签: ['ГРОШОВА ДОПОМОГА ВОЛОНТЕРАМ', 'УРЯД']</text:p>
      <text:p text:style-name="P4">
类别: News</text:p>
      <!--METADATA-->
      <text:p text:style-name="P4">
<draw:frame draw:style-name="fr1" draw:name="Image69" text:anchor-type="as-char" svg:width="6.9236in" svg:height="4.58011in" draw:z-index="0">
<draw:image xlink:href="../Images/AРМІЯINFORM/2023-04-07T75-00-00-04-00/fc30e7cf91e8259aaba2beccf8457ab7.jpeg" xlink:type="simple" xlink:show="embed" xlink:actuate="onLoad" draw:mime-type="image/jpeg"/>
</draw:frame>
乌克兰部长的内阁修改了付款程序和条件(死亡)或残疾志愿者及其家人。</text:p>
      <text:p text:style-name="P4">
关于它<text:a xlink:type="simple" xlink:href="https://www.kmu.gov.ua/news/uriad-vyznachyv-umovy-ta-poriadok-vyplaty-hroshovoi-dopomohy-u-razi-zahybeli-abo-invalidnosti-volonteriv" text:style-name="Internet_20_link" text:visited-style-name="Visited_20_Internet_20_Link">
报告</text:a>
政府门户。</text:p>
      <text:p text:style-name="P4">
从现在开始，志愿者援助还将为乌克兰的武装部队或其他有力的建筑物的武装援助分配和支付一项时间的财政援助，以确保防御乌克兰，保护(挫伤，伤害或伤害)在提供此类援助时，以及在此类志愿者人数中丧生的家庭成员。</text:p>
      <text:p text:style-name="P4">
乌克兰退伍军人部倡议的相应变化是2015年8月19日第604号决议的政府。</text:p>
      <text:p text:style-name="P4">
这些修正案还阐明了应提交一项时间财政援助的文件列表，这将减少其审议条款。</text:p>
      <text:p text:style-name="P4">
关于任命一项时间财政援助的决定，将根据乌克兰法律“关于战争退伍军人的地位，保证其社会保护的地位”，接受机构间委员会的退伍军人部。 付款将以国家预算的储备基金为代价。</text:p>
      <text:p text:style-name="P4">
为了任命一项时间财政援助，您必须通过申请与昂贵的委员会联系，并提交必要的文件列表。</text:p>
      <text:p text:style-name="P4">
“如今，自俄罗斯武装侵略的第一天以来，政府已做出了重要而必要的决定，向为我们的军队提供宝贵支持的人们提供社会保证。 他们总是很亲密，因为狼和军队在我们的团结上是牢固的联系 - 乌克兰民族的罕见力量。 我们共同努力以取得胜利!” -Yulia Laputina，老兵的口音。</text:p>
      <text:p text:style-name="P4">
该决议的通过之前是退伍军人部，CMU改革办公室，社会政策部，财政部，经济部和人权专员的彻底联合工作。 在改善这一领域的增强方面的全面工作正在继续。</text:p>
      <text:p text:style-name="P4">
News Source: <text:a xlink:type="simple" xlink:href="https://armyinform.com.ua/2023/04/07/uryad-vyznachyv-umovy-ta-poryadok-vyplaty-groshovoyi-dopomogy-u-razi-zagybeli-abo-invalidnosti-volonteriv/" text:style-name="Internet_20_link" text:visited-style-name="Visited_20_Internet_20_Link">
https://armyinform.com.ua/2023/04/07/uryad-vyznachyv-umovy-ta-poryadok-vyplaty-groshovoyi-dopomogy-u-razi-zagybeli-abo-invalidnosti-volonteriv/</text:a>
</text:p>
      <!--NEWS-->
      <text:h text:style-name="P10" text:outline-level="1">
<text:span text:style-name="T4">
前利维夫牧师证明了俄罗斯联邦的武装侵略性表明了怀疑</text:span>
</text:h>
      <text:p text:style-name="P4">
作者: ['АРМІЯINFORM']</text:p>
      <text:p text:style-name="P4">
时间: 2023-04-07T76:00:00-04:00</text:p>
      <text:p text:style-name="P4">
描述: 对于专有的Heivnitva，Kyivko -Migoi检察官Uroodzhev M. Lviv缺席...与乌克兰2022年的战争，与乌克兰的最新新闻，今天与乌克兰的新闻，与乌克兰2022年的新闻战争，今天与乌克兰的2022年战争，乌克兰和俄罗斯之间以及乌克兰和俄罗斯之间的战争将在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2023-04-07_16-34-14.jpg" text:style-name="Internet_20_link" text:visited-style-name="Visited_20_Internet_20_Link">
photo_2023-04-07_16-34-14.jpg</text:a>
']</text:p>
      <text:p text:style-name="P4">
标签: ['STOPRUSSIA', 'АГРЕСІЯ РФ', 'ОФІС ГЕНЕРАЛЬНОГО ПРОКУРОРА УКРАЇНИ']</text:p>
      <text:p text:style-name="P4">
类别: News</text:p>
      <!--METADATA-->
      <text:p text:style-name="P4">
<draw:frame draw:style-name="fr1" draw:name="Image70" text:anchor-type="as-char" svg:width="6.9236in" svg:height="4.32725in" draw:z-index="0">
<draw:image xlink:href="../Images/AРМІЯINFORM/2023-04-07T76-00-00-04-00/photo_2023-04-07_16-34-14.jpg" xlink:type="simple" xlink:show="embed" xlink:actuate="onLoad" draw:mime-type="image/jpeg"/>
</draw:frame>
在基辅市检察官办公室的程序领导下，据报道，利维夫人涉嫌公众呼吁对乌克兰进行积极战争和辩护，承认合法和否认武装侵略俄罗斯对乌克兰的侵略。</text:p>
      <text:p text:style-name="P4">
以前，嫌疑人在LVIV的UOC -MP大教堂工作了12年。 从2005年起，他住在基辅，并于2014年逃往莫斯科。</text:p>
      <text:p text:style-name="P4">
根据调查，在开始对乌克兰的俄罗斯联邦进行全面入侵之后，使用自己的社交网络上的帐户分发给了消息和视频的不必要的圈子。 他证明了俄罗斯联邦对乌克兰的武装侵略性，并公开呼吁进行侵略性战争。</text:p>
      <text:p text:style-name="P4">
在他的帖子和视频中，嫌疑人支持并促进了占领国家的占领，与乌克兰的全面入侵相关，荣耀了俄罗斯军队，分发了俄罗斯关于乌克兰和乌克兰人的秘密生物行为的叙述。</text:p>
      <text:p text:style-name="P4">
牧师试图说服俄罗斯没有发动战争，而是相反 - 他关闭了战争，并在开始时将其转化为“迈丹”和乌克兰人。</text:p>
      <text:p text:style-name="P4">
该男子还感谢军方对“在乌克兰进行肮脏的工作”。</text:p>
      <text:p text:style-name="P4">
法医语言专业知识的结论已经证实，文本 - 公共材料具有宣传性质，旨在收获，认识到俄罗斯对俄罗斯联邦对乌克兰的合法武装侵略，并包含公众呼吁对乌克兰进行积极的战争。</text:p>
      <text:p text:style-name="P4">
审判前调查是由乌克兰在基辅和基辅地区安全局的调查人员进行的。</text:p>
      <text:p text:style-name="P4">
<text:span text:style-name="T5">
derello：<text:a xlink:type="simple" xlink:href="https://gp.gov.ua/ua/posts/dyakuvav-okupantam-za-brudnu-krivavu-robotu-v-ukrayini-prorosiiskomu-blogeru-svyashhenniku-povidomleno-pro-pidozru" text:style-name="Internet_20_link" text:visited-style-name="Visited_20_Internet_20_Link">
检察长办公室</text:a>
</text:span>
</text:p>
      <text:p text:style-name="P4">
News Source: <text:a xlink:type="simple" xlink:href="https://armyinform.com.ua/2023/04/07/kolyshnomu-lvivskomu-svyashhennyku-shho-vypravdovuye-zbrojnu-agresiyu-rf-povidomleno-pro-pidozru/" text:style-name="Internet_20_link" text:visited-style-name="Visited_20_Internet_20_Link">
https://armyinform.com.ua/2023/04/07/kolyshnomu-lvivskomu-svyashhennyku-shho-vypravdovuye-zbrojnu-agresiyu-rf-povidomleno-pro-pidozru/</text:a>
</text:p>
      <!--NEWS-->
      <text:h text:style-name="P10" text:outline-level="1">
<text:span text:style-name="T4">
正如俄罗斯ipsos试图抹黑乌克兰动员：我们驳斥假货</text:span>
</text:h>
      <text:p text:style-name="P4">
作者: ['Володимир Поліщук']</text:p>
      <text:p text:style-name="P4">
时间: 2023-04-07T77:00:00-04:00</text:p>
      <text:p text:style-name="P4">
描述: Kosumentychi在dovidra.info标题的utub-Canal战略romonikatsiy中心...与乌克兰2022年战争，与乌克兰的最新新闻，今天与乌克兰2022年的新闻战争，今天，乌克兰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golovne-foto-povistka.jpg" text:style-name="Internet_20_link" text:visited-style-name="Visited_20_Internet_20_Link">
golovne-foto-povistka.jpg</text:a>
', '<text:a xlink:type="simple" xlink:href="https://armyinform.com.ua/wp-content/uploads/2023/04/cherga-u-vijskomat.jpg" text:style-name="Internet_20_link" text:visited-style-name="Visited_20_Internet_20_Link">
cherga-u-vijskomat.jpg</text:a>
', '<text:a xlink:type="simple" xlink:href="https://armyinform.com.ua/wp-content/uploads/2023/04/rosiya-tikaye-vid-mobilizacziyi.jpeg" text:style-name="Internet_20_link" text:visited-style-name="Visited_20_Internet_20_Link">
rosiya-tikaye-vid-mobilizacziyi.jpeg</text:a>
', '<text:a xlink:type="simple" xlink:href="https://armyinform.com.ua/wp-content/uploads/2023/04/bali-rosiyany.jpg" text:style-name="Internet_20_link" text:visited-style-name="Visited_20_Internet_20_Link">
bali-rosiyany.jpg</text:a>
', '<text:a xlink:type="simple" xlink:href="https://armyinform.com.ua/wp-content/uploads/2023/04/povistka-vsu.jpg" text:style-name="Internet_20_link" text:visited-style-name="Visited_20_Internet_20_Link">
povistka-vsu.jpg</text:a>
']</text:p>
      <text:p text:style-name="P4">
标签: ['STOPRUSSIA', 'АГРЕСІЯ РФ', 'ВТОРГНЕННЯ РФ', 'РОСІЙСЬКІ ФЕЙКИ', 'ФЕЙКИ РФ']</text:p>
      <text:p text:style-name="P4">
类别: News</text:p>
      <!--METADATA-->
      <text:p text:style-name="P4">
<draw:frame draw:style-name="fr1" draw:name="Image71" text:anchor-type="as-char" svg:width="6.9236in" svg:height="3.956343in" draw:z-index="0">
<draw:image xlink:href="../Images/AРМІЯINFORM/2023-04-07T77-00-00-04-00/golovne-foto-povistka.jpg" xlink:type="simple" xlink:show="embed" xlink:actuate="onLoad" draw:mime-type="image/jpeg"/>
</draw:frame>
在标题中评论<text:a xlink:type="simple" xlink:href="https://www.youtube.com/watch" text:style-name="Internet_20_link" text:visited-style-name="Visited_20_Internet_20_Link">
dovidra.info</text:a>
战争期间战略通信和信息安全关键原则的YouTub-Canal中心，乌克兰国防部副部长Anna Malyovazhavzhavzhavzhavzhavzhavzhavzhawa在敌对信息和心理行动中(Paco)如今，最著名的是试图抹黑动员运动，这是自去年2月24日以来一直在进行的。</text:p>
      <ul>
        <li>
今天，大多数积极的人都会收到信息，当然是izocial网络，因此信息活动是在那里引导的，主要是电报，他们对整个Bototication Farms发表了评论。 因此，您需要回答以下问题：要实现定向信息的目的， -  Anna Malyar说。  - 通常，如果您知道这是我们的武装部队或整个社会的财富，那么重要的是要由俄罗斯人发起这些信息。</li>
      </ul>
      <text:p text:style-name="P4">
但是，副部长指出，乌克兰人本身常常为宣传家传播对我们国家的信息做出了贡献：<text:span text:style-name="T5">
“经常发生，由于无知和误解，他们现在会说一些非常重要的事情。” .</text:span>
。</text:p>
      <text:p text:style-name="P4">
确实，在万维网上，我们会不时遇到批评街上故事的滚筒，或者阅读一些法律专家的建议，作为避免获得这些故事的潜在征集者。</text:p>
      <text:p text:style-name="P4">
因此，让我们弄清楚在俄罗斯 - 乌克兰战争时期的互联网时期有关动员运动的报道，其中哪些是相关的，哪些具有伪造或扭曲的迹象。 有趣的是，俄罗斯本身动员正在过去，以及支持其领导者的每个人都梦想着用手中武器保护自己的虚假想法。</text:p>
      <text:h text:style-name="P12" text:outline-level="3">
<text:span text:style-name="T4">
<text:span text:style-name="T4">
一小部分证据绝不影响我们国家的动员运动</text:span>
</text:span>
</text:h>
      <text:p text:style-name="P4">
<draw:frame draw:style-name="fr1" draw:name="Image72" text:anchor-type="as-char" svg:width="6.9236in" svg:height="3.894525in" draw:z-index="0">
<draw:image xlink:href="../Images/AРМІЯINFORM/2023-04-07T77-00-00-04-00/cherga-u-vijskomat.jpg" xlink:type="simple" xlink:show="embed" xlink:actuate="onLoad" draw:mime-type="image/jpeg"/>
</draw:frame>
乌克兰Ternopil，转向购物中心和合资企业</text:p>
      <text:p text:style-name="P4">
该声明可以被剥夺最近已发表的统计数据。(https://armyinform.com.ua/2023/04/06/ponad-20-tysyach-dobrovolcziv-podaly-zayavky-na-vstup-do-gvardiyi-nastupu/)在军事MediaCenter上，乌克兰上校Mykola Urshalovich国民警卫队正式部门规划部副主任。 根据他的信息，截至4月6日，只有在NSU旅之前，作为进攻卫队部队成立的一部分，才从志愿者那里获得了204个204申请。 如果您考虑到乌克兰坦率警察的州边境部门的这项运动的统计数据，则有35,000多名候选人梦想着武器。</text:p>
      <text:p text:style-name="P4">
当然，在公民中，有些人避免被征兵，试图干扰祖国，但是，这种逃避的一小部分绝不是在我国的动员运动中泛滥。</text:p>
      <text:p text:style-name="P4">
<draw:frame draw:style-name="fr1" draw:name="Image73" text:anchor-type="as-char" svg:width="6.9236in" svg:height="4.330592in" draw:z-index="0">
<draw:image xlink:href="../Images/AРМІЯINFORM/2023-04-07T77-00-00-04-00/rosiya-tikaye-vid-mobilizacziyi.jpeg" xlink:type="simple" xlink:show="embed" xlink:actuate="onLoad" draw:mime-type="image/jpeg"/>
</draw:frame>
在俄罗斯，已经宣布了部分动员 - 佐治亚州的逃避者转弯</text:p>
      <text:p text:style-name="P4">
同时，俄罗斯的官方信息资源更喜欢闭上克里米亚和唐巴斯在Zaporizhzhya和Kherson地区暂时占领的地区的拿济多济各(Nazonoconconconfie)的眼睛。 他们宁愿不告诉大约成千上万的俄罗斯人，他们在通话时被指示为佐治亚州，土耳其，吉尔吉斯斯坦，芬兰，亚美尼亚和其他国家。</text:p>
      <text:p text:style-name="P4">
<draw:frame draw:style-name="fr1" draw:name="Image74" text:anchor-type="as-char" svg:width="6.9236in" svg:height="3.507957in" draw:z-index="0">
<draw:image xlink:href="../Images/AРМІЯINFORM/2023-04-07T77-00-00-04-00/bali-rosiyany.jpg" xlink:type="simple" xlink:show="embed" xlink:actuate="onLoad" draw:mime-type="image/jpeg"/>
</draw:frame>
伤害指出，俄罗斯人犯下的罪行增加了。 照片：Balimanual</text:p>
      <text:p text:style-name="P4">
自从俄罗斯大规模入侵乌克兰以来，印尼巴厘岛岛的当局就离开了58,000名俄罗斯公民入侵乌克兰的大规模俄罗斯入侵乌克兰，这是对犯罪局势的衰落的声明，并试图限制这种情况向俄罗斯公民发行签证。 关于它<text:a xlink:type="simple" xlink:href="https://edition.cnn.com/europe/live-news/russia-ukraine-war-news-03-19-23/h_1e417f93630dbcc9a4de2e711383e62c" text:style-name="Internet_20_link" text:visited-style-name="Visited_20_Internet_20_Link">
报告</text:a>
CNN。</text:p>
      <text:p text:style-name="P4">
通常，根据<text:a xlink:type="simple" xlink:href="https://www.forbes.ru/society/478827-rossiu-posle-21-sentabra-pokinuli-okolo-700-000-grazdan" text:style-name="Internet_20_link" text:visited-style-name="Visited_20_Internet_20_Link">
评估</text:a>
福布斯(Forbes.ru)，从动员开始 - 去年9月21日之后，普京签署了一项“促使俄罗斯联邦的部分动员”的法令，将近一百万人离开了他州的界限。</text:p>
      <text:h text:style-name="P12" text:outline-level="3">
<text:span text:style-name="T4">
<text:span text:style-name="T4">
来自街上的单一冲突，声明没有遵循“乌克兰正在进行的暴力动员” </text:span>
因此，俄罗斯日报写道：“ 2月14日，在敖德萨，耶夫斯克委员会的工作人员严厉地拘留了一名男子在一条拥挤的街道中间。 目击者将视频随活的视频量展示了沥青上推翻的那个人是如何试图抵抗的，但是伪装的人以伪装形式形成了他的手和脚以将其带到面包车上。”</text:span>
</text:h>
      <text:p text:style-name="P4">
南方运营司令部谴责不正确的行为军人及其官方Facebook页面<text:a xlink:type="simple" xlink:href="https://www.facebook.com/OperationalCommandSouth/posts/pfbid0fbueJ9QFtB3b2CpxKAJ4aiwKCnB9vBaLJKbc6SocdhJidDtXdEzJQxiPoUWYZ7EEl" text:style-name="Internet_20_link" text:visited-style-name="Visited_20_Internet_20_Link">
报告</text:a>
“关于冲突局势的事实，发生在2023年2月14日，在一群购物中心和合资企业的一组军人工作时，警告在公共场所动员的公民，兵役正在进行服务调查。”</text:p>
      <text:p text:style-name="P4">
同意在街上这样的单一冲突并不认为“乌克兰正在进行暴力动员”。</text:p>
      <text:p text:style-name="P4">
<draw:frame draw:style-name="fr1" draw:name="Image75" text:anchor-type="as-char" svg:width="6.9236in" svg:height="3.894525in" draw:z-index="0">
<draw:image xlink:href="../Images/AРМІЯINFORM/2023-04-07T77-00-00-04-00/povistka-vsu.jpg" xlink:type="simple" xlink:show="embed" xlink:actuate="onLoad" draw:mime-type="image/jpeg"/>
</draw:frame>
### **警报可以在不禁止的任何地方授予</text:p>
      <text:p text:style-name="P4">
<text:span text:style-name="T5">
“在一月初，乌克兰的“动员团队”得到了加强，有权在任何地方和任何时间开票，并在抵抗强大的情况下运送到完整地址的领土中心。 军方确认大规模袭击的原因是人们不愿意向Theamarmia代表打开大门。” </text:span>
- <text:a xlink:type="simple" xlink:href="https://lenta.ru/articles/2023/03/17/uk_lonist/" text:style-name="Internet_20_link" text:visited-style-name="Visited_20_Internet_20_Link">
断言</text:a>
Lenta.ru进行的宣传俄罗斯新闻在线出版物之一。</text:p>
      <text:p text:style-name="P4">
但是，它没有告知读者，根据乌克兰的立法，传票不仅可以在注册或居住地达到(https://www.youtube.com/watch?v=T1_hYb-NWyQ).</text:p>
      <text:p text:style-name="P4">
军事律师伊戈尔·塞罗夫(Igor Serov)指出，军队有一个明确定义的官员清单，可以这样做：“向应征者，应征者和预订者提供传票，除了税法和合资税法的雇员，可能是国家机构的董事，当地自我的董事 - 政府机构，企业，组织，组织，组织，组织，组织的负责人。 但是他们必须在索塞病支持的领土中心有一个国家的法令。”</text:p>
      <text:p text:style-name="P4">
例如，当公民认为传票的交付发生在任何违规情况下，它没有指定所有个人数据或充满颜色，就可以拒绝签署它。 然后，在证人面前，将采取拒绝行为。 这些错误将在中心犯。 一个人也有权直接向CCC和合资公司寻求Lawyabout的帮助。</text:p>
      <text:p text:style-name="P4">
但是我们不应该忘记，我们不仅拥有权利，而且拥有责任。 根据<text:a xlink:type="simple" xlink:href="https://www.president.gov.ua/ua/documents/constitution/konstituciya-ukrayini-rozdil-ii" text:style-name="Internet_20_link" text:visited-style-name="Visited_20_Internet_20_Link">
第65条</text:a>
乌克兰的宪法“保护祖国，乌克兰的产诚信的独立性，尊重其国家符号是乌克兰公民的义务。 公民根据法律服役。”</text:p>
      <text:p text:style-name="P4">
国防部副部长安娜·马利亚(Anna Malyar)在她的Facebook页面上<text:a xlink:type="simple" xlink:href="https://www.facebook.com/ganna.maliar/posts/pfbid035vpbSGe1WaVNwQrpypj2eLb24GSv4BMpooCnvYZohAcs1bq2gdvWJbcEZ6eZd9pbl" text:style-name="Internet_20_link" text:visited-style-name="Visited_20_Internet_20_Link">
注明</text:a>
“在大规模入侵这些IPSO之后，很难陷入某事或落在某件事上。 因为在我们今年过去的一切之后，要吓到传票，这很困难。”</text:p>
      <text:p text:style-name="P4">
News Source: <text:a xlink:type="simple" xlink:href="https://armyinform.com.ua/2023/04/07/yak-rosijski-ipso-namagayutsya-dyskredytuvaty-mobilizacziyu-v-ukrayini-sprostovuyemo-fejky/" text:style-name="Internet_20_link" text:visited-style-name="Visited_20_Internet_20_Link">
https://armyinform.com.ua/2023/04/07/yak-rosijski-ipso-namagayutsya-dyskredytuvaty-mobilizacziyu-v-ukrayini-sprostovuyemo-fejky/</text:a>
</text:p>
      <!--NEWS-->
      <text:h text:style-name="P10" text:outline-level="1">
<text:span text:style-name="T4">
等待安全和国防的反性力量破坏了俄罗斯入侵者的道德精神-GUR MOU</text:span>
</text:h>
      <text:p text:style-name="P4">
作者: ['АРМІЯINFORM']</text:p>
      <text:p text:style-name="P4">
时间: 2023-04-07T78:00:00-04:00</text:p>
      <text:p text:style-name="P4">
描述: Gur Moklosya Pidarzhek rizoska kilokoskoskokosky Zagarbeviv，Yaki to Pierce ...与乌克兰2022年的战争，与乌克兰的最新新闻，今天与乌克兰2022年的新闻战争，今天与乌克兰2022年的新闻战争，乌克兰和俄罗斯之间的战争将在乌克兰和乌克兰之间发动战争在不久的将来，是否会与乌克兰进行战争，与乌克兰的战争，今天的乌克兰新闻，乌克兰新闻在俄罗斯的乌克兰新闻</text:p>
      <text:p text:style-name="P4">
图片: ['<text:a xlink:type="simple" xlink:href="https://armyinform.com.ua/wp-content/uploads/2023/04/original.jpg" text:style-name="Internet_20_link" text:visited-style-name="Visited_20_Internet_20_Link">
original.jpg</text:a>
']</text:p>
      <text:p text:style-name="P4">
标签: ['STOPRUSSIA', 'АГРЕСІЯ РФ', 'ГУР МО УКРАЇНИ', 'ДУТА ВЕЛИЧ РОСАРМІЇ']</text:p>
      <text:p text:style-name="P4">
类别: News</text:p>
      <!--METADATA-->
      <text:p text:style-name="P4">
<draw:frame draw:style-name="fr1" draw:name="Image76" text:anchor-type="as-char" svg:width="6.9236in" svg:height="4.609139in" draw:z-index="0">
<draw:image xlink:href="../Images/AРМІЯINFORM/2023-04-07T78-00-00-04-00/original.jpg" xlink:type="simple" xlink:show="embed" xlink:actuate="onLoad" draw:mime-type="image/jpeg"/>
</draw:frame>
说明性照片</text:p>
      <text:p text:style-name="P4">
国防部的专家证实，试图被抓获生命的俄罗斯入侵者人数急剧增加。</text:p>
      <text:p text:style-name="P4">
在2023年3月，在乌克兰国家项目“我想居住”的框架内记录了3000多个上诉。 该计划在Polonvitaly Matvienko投降的计划发言人说，这是以前的月度指标的两倍。</text:p>
      <text:p text:style-name="P4">
乌克兰的军事情报还指出，在战场上，在波伦比兹纳亚的侵略者中占领了占领。</text:p>
      <text:p text:style-name="P4">
地球上的乌克兰反性行动尚未开始，但是各自的影响已经产生结果。 战争期间选择俄罗斯士兵很简单：死亡或囚禁。 但是，一系列突然的，出乎意料的闪电事件能够改变一切。</text:p>
      <text:p text:style-name="P4">
乌克兰国防部让人联想到日内瓦公约的战争和其他优势的营地定期多样性，但同时 - 窗户的声音。</text:p>
      <text:p text:style-name="P4">
荣耀乌克兰!</text:p>
      <text:p text:style-name="P4">
<text:span text:style-name="T5">
derello：<text:a xlink:type="simple" xlink:href="https://gur.gov.ua/content/ochikuvannia-kontrnastupu-syl-bezpeky-ta-oborony-ukrainy-pohlybliuie-eroziiu-moralno-psykholohichnoho-stanu-v-riadakh-rosiiskykh-okupantiv.html" text:style-name="Internet_20_link" text:visited-style-name="Visited_20_Internet_20_Link">
Gur Mou</text:a>
</text:span>
</text:p>
      <text:p text:style-name="P4">
News Source: <text:a xlink:type="simple" xlink:href="https://armyinform.com.ua/2023/04/07/ochikuvannya-kontrnastupu-syl-bezpeky-ta-oborony-pidryvaye-moralnyj-duh-rosijskyh-okupantiv/" text:style-name="Internet_20_link" text:visited-style-name="Visited_20_Internet_20_Link">
https://armyinform.com.ua/2023/04/07/ochikuvannya-kontrnastupu-syl-bezpeky-ta-oborony-pidryvaye-moralnyj-duh-rosijskyh-okupantiv/</text:a>
</text:p>
      <!--NEWS-->
      <text:h text:style-name="P10" text:outline-level="1">
<text:span text:style-name="T4">
在基辅介绍了《战争字母》一书：关于战争中的情感</text:span>
</text:h>
      <text:p text:style-name="P4">
作者: ['Володимир Загребельний']</text:p>
      <text:p text:style-name="P4">
时间: 2023-04-07T79:00:00-04:00</text:p>
      <text:p text:style-name="P4">
描述: 首都卡普利托夫卡（Kapolitovka）的老年化的介绍有一本书的介绍...与乌克兰2022年的战争，今天与乌克兰的后一个新闻，《与乌克兰2022年的战争》（今天是乌克兰的战争），这是今天的最后一场战争，是否将在乌克兰之间进行战争和俄罗斯以及战争的战争。2022年，乌克兰将在不久的将来与乌克兰发生战争，他们说，与乌克兰的战争，今天的乌克兰新闻，乌克兰的新闻，乌克兰媒体上的乌克兰媒体新闻俄语</text:p>
      <text:p text:style-name="P4">
图片: ['<text:a xlink:type="simple" xlink:href="https://armyinform.com.ua/wp-content/uploads/2023/04/abetka-vijny-golovna.jpg" text:style-name="Internet_20_link" text:visited-style-name="Visited_20_Internet_20_Link">
abetka-vijny-golovna.jpg</text:a>
', '<text:a xlink:type="simple" xlink:href="https://armyinform.com.ua/wp-content/uploads/2023/04/abetka-vijny-01-150x150.jpg" text:style-name="Internet_20_link" text:visited-style-name="Visited_20_Internet_20_Link">
abetka-vijny-01-150x150.jpg</text:a>
', '<text:a xlink:type="simple" xlink:href="https://armyinform.com.ua/wp-content/uploads/2023/04/abetka-vijny-02-150x150.jpg" text:style-name="Internet_20_link" text:visited-style-name="Visited_20_Internet_20_Link">
abetka-vijny-02-150x150.jpg</text:a>
', '<text:a xlink:type="simple" xlink:href="https://armyinform.com.ua/wp-content/uploads/2023/04/abetka-vijny-04-150x150.jpg" text:style-name="Internet_20_link" text:visited-style-name="Visited_20_Internet_20_Link">
abetka-vijny-04-150x150.jpg</text:a>
', '<text:a xlink:type="simple" xlink:href="https://armyinform.com.ua/wp-content/uploads/2023/04/abetka-vijny-03-150x150.jpg" text:style-name="Internet_20_link" text:visited-style-name="Visited_20_Internet_20_Link">
abetka-vijny-03-150x150.jpg</text:a>
', '<text:a xlink:type="simple" xlink:href="https://armyinform.com.ua/wp-content/uploads/2023/04/abetka-vijny-5.jpg" text:style-name="Internet_20_link" text:visited-style-name="Visited_20_Internet_20_Link">
abetka-vijny-5.jpg</text:a>
', '<text:a xlink:type="simple" xlink:href="https://armyinform.com.ua/wp-content/uploads/2022/12/volodymyr-zagrebelnyj-2.jpg" text:style-name="Internet_20_link" text:visited-style-name="Visited_20_Internet_20_Link">
volodymyr-zagrebelnyj-2.jpg</text:a>
']</text:p>
      <text:p text:style-name="P4">
标签: ['STOPRUSSIA', 'АГРЕСІЯ РФ', 'ВТОРГНЕННЯ РФ', 'ГШ ЗСУ', 'УКРАЇНСЬКИЙ НАРОД НЕПЕРЕМОЖНИЙ']</text:p>
      <text:p text:style-name="P4">
类别: News</text:p>
      <!--METADATA-->
      <text:p text:style-name="P4">
<draw:frame draw:style-name="fr1" draw:name="Image77" text:anchor-type="as-char" svg:width="6.9236in" svg:height="4.615733in" draw:z-index="0">
<draw:image xlink:href="../Images/AРМІЯINFORM/2023-04-07T79-00-00-04-00/abetka-vijny-golovna.jpg" xlink:type="simple" xlink:show="embed" xlink:actuate="onLoad" draw:mime-type="image/jpeg"/>
</draw:frame>
在乌克兰首都市中心的书店“老狮子”的前提中，有Yevgeny和Solomiya Stepanenko“战争Alphabet”的介绍，该书是现代主义，作家和执行制片人和执行制片人“无线电文化” Irinawinawinawinawinawinawinawinawinawinawinawinawinawinawinawinawinawinawawinawinawinawinawinawawinawinawawinawinawinawawinawinawinawinawinawinawinawin介绍。 。</text:p>
      <text:p text:style-name="P4">
《战争字母》一书是关于俄罗斯 - 乌克兰战争的故事之一的对话，即父亲和女儿的历史。 这本书中概述的历史始于八年前的2015年，当时Yevgeny Stepanenkov与俄罗斯人及其美味佳肴在乌克兰东部，他的女儿在宁静的基辅将他从前面腌制。</text:p>
      <text:p text:style-name="P4">
<text:a xlink:type="simple" xlink:href="https://armyinform.com.ua/wp-content/uploads/2023/04/abetka-vijny-01.jpg" text:style-name="Internet_20_link" text:visited-style-name="Visited_20_Internet_20_Link">
!(Images/AРМІЯINFORM/2023-04-07T79-00-00-04-00/abetka-vijny-01-150x150.jpg)</text:a>
</text:p>
      <text:p text:style-name="P4">
<text:a xlink:type="simple" xlink:href="https://armyinform.com.ua/wp-content/uploads/2023/04/abetka-vijny-02.jpg" text:style-name="Internet_20_link" text:visited-style-name="Visited_20_Internet_20_Link">
<draw:frame draw:style-name="fr1" draw:name="Image78" text:anchor-type="as-char" svg:width="6.9236in" svg:height="6.9236in" draw:z-index="0">
<draw:image xlink:href="../Images/AРМІЯINFORM/2023-04-07T79-00-00-04-00/abetka-vijny-02-150x150.jpg" xlink:type="simple" xlink:show="embed" xlink:actuate="onLoad" draw:mime-type="image/jpeg"/>
</draw:frame>
</text:a>
2014年，在乌克兰东部的战斗之后，Yevgeny Stepanenko参加了特殊目的部门的志愿者。 他参加了Baddonetsk机场，Mariupol和Debaltsev的战斗。 他是辩护人员的发言人。 受伤后，他成为以Pirogov M. Pirogov的名字命名的第一卷移动医院的创始人之一，在那里他担任了副参谋长的职位。</text:p>
      <text:p text:style-name="P4">
父亲与女儿的书信成为《战争字母》一书的基础。</text:p>
      <text:p text:style-name="P4">
“我感谢帮助我在精神上退缩的盐。 多亏了本书中包括的叶子，她勇于讨论对她重要而复杂的主题。 它帮助我恢复了自己的时间正常生活，” Yevgeny Stepanenko在演讲中回忆道。</text:p>
      <text:p text:style-name="P4">
这本书是作为字母组成的，每个字母都是战争周围战争塔姆拉的维度之一。 它将孩子在宁静的城市和战争中父亲的生活中的生活交织在一起。 盐叫爸爸，写信给爸爸，写信和信件，讲述了他的事务，学校，朋友，比赛，舞蹈，宠物...</text:p>
      <text:p text:style-name="P4">
甚至盐分也问爸爸关于战争的儿童和幼稚问题。 他如何与那里的划痕和姐妹一起生活？ 战争中有孩子吗？ 战争中吃什么？ 在战争中有可能欺骗吗？ 战后爸爸会另一个吗？ 爸爸很简单，同时仔细解释了世界上的一切。</text:p>
      <text:p text:style-name="P4">
<text:a xlink:type="simple" xlink:href="https://armyinform.com.ua/wp-content/uploads/2023/04/abetka-vijny-04.jpg" text:style-name="Internet_20_link" text:visited-style-name="Visited_20_Internet_20_Link">
!(Images/AРМІЯINFORM/2023-04-07T79-00-00-04-00/abetka-vijny-04-150x150.jpg)</text:a>
</text:p>
      <text:p text:style-name="P4">
“我写了这本书，试图解释它的存在是什么，它的安排方式。 到2月24日，大多数人口在东方的某个地方。 这不是在我们的背景下。 我想以情感上的哲学水平回答，这是我们生活的一部分。”尤金分享道。</text:p>
      <text:p text:style-name="P4">
他很难向不知道什么战争的人解释。 据他说，这场战争是无穷无尽的：“这已经是十年了，可以与一些学校进行比较，这似乎永远不会结束。 所以现在。 我们在某个无限内发动了无限的战争。 书写时，我们住在明斯克的协议中。 印象是这场战争被暂停。 如果它没有以2022年2月24日的可怕方式发展。”</text:p>
      <text:p text:style-name="P4">
尤金说，现在解释战争的本质已经变得更加容易了。</text:p>
      <text:p text:style-name="P4">
“战争在不人道的条件下是一种生活，不应该是，但事实是。 更难解释生活和战争中继续进行。 找到可以解释战争的词，这是无法解释的。 我的文字中的每个人都在情感上。 这是一本关于情感和生活的书。 我很高兴我们创建了一本可以帮助人们的书。”作者说。</text:p>
      <text:p text:style-name="P4">
<draw:frame draw:style-name="fr1" draw:name="Image79" text:anchor-type="as-char" svg:width="6.9236in" svg:height="4.615733in" draw:z-index="0">
<draw:image xlink:href="../Images/AРМІЯINFORM/2023-04-07T79-00-00-04-00/abetka-vijny-5.jpg" xlink:type="simple" xlink:show="embed" xlink:actuate="onLoad" draw:mime-type="image/jpeg"/>
</draw:frame>
自2021年以来，Yevgeny Stepanenko一直是乌克兰媒体的特殊记者，在大规模入侵俄罗斯在乌克兰的大规模入侵后，有助于乌克兰的防御力量。 他长期以来已经确定“某些道路已经结束，所以战争。 当它发生时，正如我所写的：一切都会结束，因为它没有不同的发生。 战争将以途径结束，我们一定会经历这一过程。”</text:p>
      <text:p text:style-name="P4">
<text:span text:style-name="T5">
opto作者</text:span>
</text:p>
      <text:p text:style-name="P4">
<draw:frame draw:style-name="fr1" draw:name="Image80" text:anchor-type="as-char" svg:width="6.9236in" svg:height="6.9236in" draw:z-index="0">
<draw:image xlink:href="../Images/AРМІЯINFORM/2023-04-07T79-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陆军通讯员</text:p>
      <text:p text:style-name="P4">
News Source: <text:a xlink:type="simple" xlink:href="https://armyinform.com.ua/2023/04/07/u-kyyevi-prezentuvaly-knygu-abetka-vijny-pro-emocziyi-perezhyti-na-vijni/" text:style-name="Internet_20_link" text:visited-style-name="Visited_20_Internet_20_Link">
https://armyinform.com.ua/2023/04/07/u-kyyevi-prezentuvaly-knygu-abetka-vijny-pro-emocziyi-perezhyti-na-vijni/</text:a>
</text:p>
      <!--NEWS-->
      <text:h text:style-name="P10" text:outline-level="1">
<text:span text:style-name="T4">
Volodymyr Zelensky在3月讲述了Fandering平台United24的工作</text:span>
</text:h>
      <text:p text:style-name="P4">
作者: ['АРМІЯINFORM']</text:p>
      <text:p text:style-name="P4">
时间: 2023-04-07T80:00:00-04:00</text:p>
      <text:p text:style-name="P4">
描述: 对于11座Messiv Roboti Mandraison平台联合24 Gorriyaki，Iz Bilsh Nizh ...与乌克兰2022年的战争，与乌克兰的最新新闻战争，《与乌克兰的新闻战》 2022年是今天的最后一场战争，乌克兰和俄罗斯之间的战争将是一场战争与乌克兰与乌克兰的战争将是不可行</text:p>
      <text:p text:style-name="P4">
图片: []</text:p>
      <text:p text:style-name="P4">
标签: ['STOPRUSSIA', 'ВОЛОДИМИР ЗЕЛЕНСЬКИЙ', 'ВТОРГНЕННЯ РФ', 'СВІТ ПІДТРИМУЄ УКРАЇНУ']</text:p>
      <text:p text:style-name="P4">
类别: News</text:p>
      <!--METADATA-->
      <text:p text:style-name="P4">
在Fandering Platform Fandering平台的11个月中，收获了超过3亿美元。</text:p>
      <text:p text:style-name="P4">
关于它<text:a xlink:type="simple" xlink:href="https://t.me/V_Zelenskiy_official/5784" text:style-name="Internet_20_link" text:visited-style-name="Visited_20_Internet_20_Link">
报告</text:a>
乌克兰Volodymyr Zelensky总裁在电报渠道上。</text:p>
      <ul>
        <li>
乌克兰在争取坦克依赖自由的斗争中正在为世界提供支持。 谢谢你! - 消息说。</li>
      </ul>
      <text:p text:style-name="P4">
News Source: <text:a xlink:type="simple" xlink:href="https://armyinform.com.ua/2023/04/07/volodymyr-zelenskyj-rozpoviv-pro-robotu-fandrejzyngovoyi-platformy-united24-u-berezni/" text:style-name="Internet_20_link" text:visited-style-name="Visited_20_Internet_20_Link">
https://armyinform.com.ua/2023/04/07/volodymyr-zelenskyj-rozpoviv-pro-robotu-fandrejzyngovoyi-platformy-united24-u-berezni/</text:a>
</text:p>
      <!--NEWS-->
      <text:h text:style-name="P10" text:outline-level="1">
<text:span text:style-name="T4">
我们的捍卫者在击退40多次敌人袭击的一天中</text:span>
</text:h>
      <text:p text:style-name="P4">
作者: ['АРМІЯINFORM']</text:p>
      <text:p text:style-name="P4">
时间: 2023-04-07T81:00:00-04:00</text:p>
      <text:p text:style-name="P4">
描述: 在西伯利亚人波利斯基的沃林斯基，Slobozhanskoye扩张正在运作...与乌克兰2022年的战争，与乌克兰的战争是今天的最新消息，与乌克兰2022年的新闻战是今天的最后一场战争，将会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2/12/viyskovi_ef2a6-1.jpg" text:style-name="Internet_20_link" text:visited-style-name="Visited_20_Internet_20_Link">
viyskovi_ef2a6-1.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81" text:anchor-type="as-char" svg:width="6.9236in" svg:height="4.543613in" draw:z-index="0">
<draw:image xlink:href="../Images/AРМІЯINFORM/2023-04-07T81-00-00-04-00/viyskovi_ef2a6-1.jpg" xlink:type="simple" xlink:show="embed" xlink:actuate="onLoad" draw:mime-type="image/jpeg"/>
</draw:frame>
<text:span text:style-name="T4">
🔥俄罗斯入侵的情况</text:span>
</text:p>
      <text:p text:style-name="P4">
在Volyn，Polissya，Seversky和Slobozhansky的方向，操作性和无重大变化，检测到支持者进攻群体的形成迹象。 在库尔斯克地区的边界地区，敌人预先确定了地形的工程设备。</text:p>
      <text:p text:style-name="P4">
在Facebook上关于它<text:a xlink:type="simple" xlink:href="https://www.facebook.com/GeneralStaff.ua/posts/pfbid08CCjtXPDCf7daRkqPPQRpTNQXZtXzHmZL56g8tmc33arsgvuiJqhjjZyrwmbNmjVl" text:style-name="Internet_20_link" text:visited-style-name="Visited_20_Internet_20_Link">
报告</text:a>
武装部队的总人员。</text:p>
      <text:p text:style-name="P4">
证词说：“敌人继续将主要努力集中在进攻性代理利马，巴赫穆特，阿维迪夫和马林斯基的指示上 - 反映了40多次敌人的袭击。”</text:p>
      <text:p text:style-name="P4">
News Source: <text:a xlink:type="simple" xlink:href="https://armyinform.com.ua/2023/04/07/ukrayinski-zahysnyky-za-dobu-vidbyly-po-40-vorozhyh-atak/" text:style-name="Internet_20_link" text:visited-style-name="Visited_20_Internet_20_Link">
https://armyinform.com.ua/2023/04/07/ukrayinski-zahysnyky-za-dobu-vidbyly-po-40-vorozhyh-atak/</text:a>
</text:p>
      <!--NEWS-->
      <text:h text:style-name="P10" text:outline-level="1">
<text:span text:style-name="T4">
国防军每天的航空在乘员的集中区域打出了9次跳动</text:span>
</text:h>
      <text:p text:style-name="P4">
作者: ['АРМІЯINFORM']</text:p>
      <text:p text:style-name="P4">
时间: 2023-04-07T82:00:00-04:00</text:p>
      <text:p text:style-name="P4">
描述: 在Bakhmutian扩大了Vogog的扩展，要提前，将与PID相关...与乌克兰2022年的战争，与乌克兰的最新消息，今天与乌克兰的新闻战争，乌克兰2022年，今天将在乌克兰和乌克兰之间进行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3/su-25_znyshh.jpg" text:style-name="Internet_20_link" text:visited-style-name="Visited_20_Internet_20_Link">
su-25_znyshh.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82" text:anchor-type="as-char" svg:width="6.9236in" svg:height="4.611226in" draw:z-index="0">
<draw:image xlink:href="../Images/AРМІЯINFORM/2023-04-07T82-00-00-04-00/su-25_znyshh.jpg" xlink:type="simple" xlink:show="embed" xlink:actuate="onLoad" draw:mime-type="image/jpeg"/>
</draw:frame>
**🔥i</text:p>
      <text:p text:style-name="P4">
在巴赫穆特(Bakhmut)的方向上，敌人继续采取进攻行动，试图完全控制巴赫穆特(Bakhmut)市，并继续敌对行动。 在预防前，在Bogdanivka和Ivanivskyi地区发生的不成功进攻行动。国防军部队对该地区进行了大约14次敌人袭击。</text:p>
      <text:p text:style-name="P4">
在Facebook上关于它<text:a xlink:type="simple" xlink:href="https://www.facebook.com/GeneralStaff.ua/posts/pfbid08CCjtXPDCf7daRkqPPQRpTNQXZtXzHmZL56g8tmc33arsgvuiJqhjjZyrwmbNmjVl" text:style-name="Internet_20_link" text:visited-style-name="Visited_20_Internet_20_Link">
报告</text:a>
武装部队的总人员。</text:p>
      <text:p text:style-name="P4">
每天的国防军航空在重点领域打出了9次。 此外，俄罗斯风暴25 Storm Sturmovex在Marinka附近被摧毁。 导弹部队和炮兵的单位反过来摧毁了敌人的存储。</text:p>
      <text:p text:style-name="P4">
News Source: <text:a xlink:type="simple" xlink:href="https://armyinform.com.ua/2023/04/07/ukrayinski-voyiny-znyshhyly-rosijskyj-shturmovyk-su-25-poblyzu-maryinky/" text:style-name="Internet_20_link" text:visited-style-name="Visited_20_Internet_20_Link">
https://armyinform.com.ua/2023/04/07/ukrayinski-voyiny-znyshhyly-rosijskyj-shturmovyk-su-25-poblyzu-maryinky/</text:a>
</text:p>
      <!--NEWS-->
      <text:h text:style-name="P10" text:outline-level="1">
<text:span text:style-name="T4">
在首都，孩子们把旧袖子和头盔变成了文章</text:span>
</text:h>
      <text:p text:style-name="P4">
作者: ['Яна Задубінна']</text:p>
      <text:p text:style-name="P4">
时间: 2023-04-07T83:00:00-04:00</text:p>
      <text:p text:style-name="P4">
描述: ZSU Vidguk的Logisty部队的指挥官在Prokhanny Pratsikiv National上...与乌克兰2022年的战争，与乌克兰与乌克兰的最新新闻，今天与乌克兰2022年的新闻战争，今天将在乌克兰和俄罗斯与俄罗斯之间以及战争之间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golovna_sholomy.jpeg" text:style-name="Internet_20_link" text:visited-style-name="Visited_20_Internet_20_Link">
golovna_sholomy.jpeg</text:a>
', '<text:a xlink:type="simple" xlink:href="https://armyinform.com.ua/wp-content/uploads/2023/04/foto1_sholomy-150x150.jpeg" text:style-name="Internet_20_link" text:visited-style-name="Visited_20_Internet_20_Link">
foto1_sholomy-150x150.jpeg</text:a>
', '<text:a xlink:type="simple" xlink:href="https://armyinform.com.ua/wp-content/uploads/2023/04/foto2_sholomy-150x150.jpeg" text:style-name="Internet_20_link" text:visited-style-name="Visited_20_Internet_20_Link">
foto2_sholomy-150x150.jpeg</text:a>
', '<text:a xlink:type="simple" xlink:href="https://armyinform.com.ua/wp-content/uploads/2023/04/foto3_sholomy-150x150.jpeg" text:style-name="Internet_20_link" text:visited-style-name="Visited_20_Internet_20_Link">
foto3_sholomy-150x150.jpeg</text:a>
', '<text:a xlink:type="simple" xlink:href="https://armyinform.com.ua/wp-content/uploads/2023/04/foto4_sholomy-150x150.jpeg" text:style-name="Internet_20_link" text:visited-style-name="Visited_20_Internet_20_Link">
foto4_sholomy-150x150.jpeg</text:a>
', '<text:a xlink:type="simple" xlink:href="https://armyinform.com.ua/wp-content/uploads/2023/04/foto5_sholomy-150x150.jpeg" text:style-name="Internet_20_link" text:visited-style-name="Visited_20_Internet_20_Link">
foto5_sholomy-150x150.jpeg</text:a>
', '<text:a xlink:type="simple" xlink:href="https://armyinform.com.ua/wp-content/uploads/2023/04/foto6_sholomy-150x150.jpeg" text:style-name="Internet_20_link" text:visited-style-name="Visited_20_Internet_20_Link">
foto6_sholomy-150x150.jpeg</text:a>
', '<text:a xlink:type="simple" xlink:href="https://armyinform.com.ua/wp-content/uploads/2023/04/foto7_sholomy.jpeg" text:style-name="Internet_20_link" text:visited-style-name="Visited_20_Internet_20_Link">
foto7_sholomy.jpeg</text:a>
']</text:p>
      <text:p text:style-name="P4">
标签: ['STOPRUSSIA', 'АГРЕСІЯ РФ', 'ВТОРГНЕННЯ РФ', 'КОМАНДУВАННЯ СИЛ ЛОГІСТИКИ ЗС УКРАЇНИ', 'УКРАЇНСЬКИЙ НАРОД НЕПЕРЕМОЖНИЙ']</text:p>
      <text:p text:style-name="P4">
类别: News</text:p>
      <!--METADATA-->
      <text:p text:style-name="P4">
<draw:frame draw:style-name="fr1" draw:name="Image83" text:anchor-type="as-char" svg:width="6.9236in" svg:height="4.617987in" draw:z-index="0">
<draw:image xlink:href="../Images/AРМІЯINFORM/2023-04-07T83-00-00-04-00/golovna_sholomy.jpeg" xlink:type="simple" xlink:show="embed" xlink:actuate="onLoad" draw:mime-type="image/jpeg"/>
</draw:frame>
乌克兰武装部队武装部队的指挥作出了乌克兰国家图书馆对儿童的雇员的要求，并向阅读受众提交了袖子和旧头盔的使用，这些头盔不符合北约标准。 为了使访客变成艺术品。</text:p>
      <ul>
        <li>
孩子们对这个世界有不同的看法，在他们的手掌上是一个真实的基础，因为他们将如此可怕的军事属性变成了明亮的艺术。 从现在开始，这些头盔和袖子并不是战争的象征，而是相反 - 米拉和胜利很快就会来到我们的祖国。 毕竟，美丽必须克服邪恶! - 图书馆首席执行官Alla Gordienko说。</li>
      </ul>
      <text:p text:style-name="P4">
<text:a xlink:type="simple" xlink:href="https://armyinform.com.ua/wp-content/uploads/2023/04/foto1_sholomy.jpeg" text:style-name="Internet_20_link" text:visited-style-name="Visited_20_Internet_20_Link">
!(Images/AРМІЯINFORM/2023-04-07T83-00-00-04-00/foto1_sholomy-150x150.jpeg)</text:a>
</text:p>
      <text:p text:style-name="P4">
<text:a xlink:type="simple" xlink:href="https://armyinform.com.ua/wp-content/uploads/2023/04/foto2_sholomy.jpeg" text:style-name="Internet_20_link" text:visited-style-name="Visited_20_Internet_20_Link">
<draw:frame draw:style-name="fr1" draw:name="Image84" text:anchor-type="as-char" svg:width="6.9236in" svg:height="6.9236in" draw:z-index="0">
<draw:image xlink:href="../Images/AРМІЯINFORM/2023-04-07T83-00-00-04-00/foto2_sholomy-150x150.jpeg" xlink:type="simple" xlink:show="embed" xlink:actuate="onLoad" draw:mime-type="image/jpeg"/>
</draw:frame>
</text:a>
现在，由于创意团队的技巧，乌克兰的符号，不同颜色的花朵，军事工具上已经出现了种族风格的怪异动物。</text:p>
      <text:p text:style-name="P4">
为了参加艺术表演，邀请了年轻的游客图书馆员，其中一些在Stefan Turchak Kyiv儿童艺术学院进行了研究。</text:p>
      <ul>
        <li>
我的启发是，我赋予了头盔的新生活，对我来说是绘画的荣誉，因为它们是乌克兰军队穿着的。 一开始，我很难接受战争，但是现在我开始更加冷静地对待一切，看上去更少，因为我有任何人可以保护。 这就是为什么我描绘了一只火鸟，就像我们的勇士一样，我的尖峰也是如此。</li>
      </ul>
      <text:p text:style-name="P4">
<text:a xlink:type="simple" xlink:href="https://armyinform.com.ua/wp-content/uploads/2023/04/foto3_sholomy.jpeg" text:style-name="Internet_20_link" text:visited-style-name="Visited_20_Internet_20_Link">
!(Images/AРМІЯINFORM/2023-04-07T83-00-00-04-00/foto3_sholomy-150x150.jpeg)</text:a>
</text:p>
      <text:p text:style-name="P4">
<text:a xlink:type="simple" xlink:href="https://armyinform.com.ua/wp-content/uploads/2023/04/foto4_sholomy.jpeg" text:style-name="Internet_20_link" text:visited-style-name="Visited_20_Internet_20_Link">
<draw:frame draw:style-name="fr1" draw:name="Image85" text:anchor-type="as-char" svg:width="6.9236in" svg:height="6.9236in" draw:z-index="0">
<draw:image xlink:href="../Images/AРМІЯINFORM/2023-04-07T83-00-00-04-00/foto4_sholomy-150x150.jpeg" xlink:type="simple" xlink:show="embed" xlink:actuate="onLoad" draw:mime-type="image/jpeg"/>
</draw:frame>
</text:a>
只有四岁的参与者中，最小的参与者对袖子的绘画充满了创造性的热情，并创造了维克多的作品(来自纬度。 维多利亚 - “胜利”)在其中加密秘密代码：它将被重叠。 作品的背面被宁静的天空和太阳的说明所装饰，因为他们扩大了梦幻般的和平与胜利很快就会出现在我们的地球上。</text:p>
      <text:p text:style-name="P4">
<text:a xlink:type="simple" xlink:href="https://armyinform.com.ua/wp-content/uploads/2023/04/foto6_sholomy.jpeg" text:style-name="Internet_20_link" text:visited-style-name="Visited_20_Internet_20_Link">
<draw:frame draw:style-name="fr1" draw:name="Image86" text:anchor-type="as-char" svg:width="6.9236in" svg:height="6.9236in" draw:z-index="0">
<draw:image xlink:href="../Images/AРМІЯINFORM/2023-04-07T83-00-00-04-00/foto6_sholomy-150x150.jpeg" xlink:type="simple" xlink:show="embed" xlink:actuate="onLoad" draw:mime-type="image/jpeg"/>
</draw:frame>
</text:a>
图书馆工作人员也加入了图纸，选择自己工作玛丽亚·普里马克科(Maria Priymachenko)。 因此，有些头盔装饰有著名乌克兰艺术家的可识别人的野兽。</text:p>
      <ul>
        <li>
我首先来到这里是为了帮助儿童，但是艺术可以帮助您感受关注并将多余的情绪转化为创造力。 我本人来自赫尔森(Kherson)，所以我在这一行动中提出了一个特殊的含义，因为我相信，如果您努力，即使在废墟上也可以做艺术。 我希望将来我们可以回到我的家乡霍尔森(Kherson)的宏伟和美丽。</li>
      </ul>
      <text:p text:style-name="P4">
图书馆艺术空间中的一个特殊位置是纪念俄罗斯武装侵略后果的儿童的妓女的安装。 灵魂是以观察到的纸天使的形式提出的。</text:p>
      <ul>
        <li>
我们对他们感到内gui，因为我们无法保护可怕的命运并带来快乐的童年。 这些孩子将不再能够读这本书，玩游戏并拥抱父母。 这就是为什么我们不断带给年轻的观众，他们必须欣赏生活中的每一刻…… - 请注意，乌克兰图书馆的儿童图书馆总监Lyudmila Batsay。</li>
      </ul>
      <text:p text:style-name="P4">
<draw:frame draw:style-name="fr1" draw:name="Image87" text:anchor-type="as-char" svg:width="6.9236in" svg:height="4.617987in" draw:z-index="0">
<draw:image xlink:href="../Images/AРМІЯINFORM/2023-04-07T83-00-00-04-00/foto7_sholomy.jpeg" xlink:type="simple" xlink:show="embed" xlink:actuate="onLoad" draw:mime-type="image/jpeg"/>
</draw:frame>
一些涂有油漆的头盔和袖子将移交给后卫的前部和军事部队，以设计传统。 组织者的另一部分计划在慈善拍卖会上实施，以帮助为乌克兰武装部队部队购买新的设备和弹药。</text:p>
      <text:p text:style-name="P4">
<text:span text:style-name="T5">
OPTO武装部队后勤力量的指挥</text:span>
</text:p>
      <text:p text:style-name="P4">
News Source: <text:a xlink:type="simple" xlink:href="https://armyinform.com.ua/2023/04/07/foto-u-stolyczi-dity-peretvoryly-stari-gilzy-ta-sholomy-na-artobyekty/" text:style-name="Internet_20_link" text:visited-style-name="Visited_20_Internet_20_Link">
https://armyinform.com.ua/2023/04/07/foto-u-stolyczi-dity-peretvoryly-stari-gilzy-ta-sholomy-na-artobyekty/</text:a>
</text:p>
      <!--NEWS-->
      <text:h text:style-name="P10" text:outline-level="1">
<text:span text:style-name="T4">
入侵者威胁要驱逐未收到俄罗斯联邦护照的乌克兰人</text:span>
</text:h>
      <text:p text:style-name="P4">
作者: ['АРМІЯINFORM']</text:p>
      <text:p text:style-name="P4">
时间: 2023-04-07T84:00:00-04:00</text:p>
      <text:p text:style-name="P4">
描述: RosiSkis pypanthi正在积极剃光蒂姆乔斯沃村的Primusova Portzatzatsya ...与乌克兰2022年的战争，与乌克兰的最新新闻，今天与乌克兰的新闻，今天与乌克兰2022年的战争，今天与乌克兰和俄罗斯之间的战争以及乌克兰的战争将会他们说，要么在2022年不，在不久的将来，是否会与乌克兰发生战争，他们说，今天与乌克兰的战争，今天的乌克兰新闻，乌克兰新闻，乌克兰媒体在俄罗斯的乌克兰媒体</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ТОРГНЕННЯ РФ', 'ГШ ЗСУ', 'ОПЕРАТИВНА ІНФОРМАЦІЯ']</text:p>
      <text:p text:style-name="P4">
类别: News</text:p>
      <!--METADATA-->
      <text:p text:style-name="P4">
<draw:frame draw:style-name="fr1" draw:name="Image88" text:anchor-type="as-char" svg:width="6.9236in" svg:height="4.33302in" draw:z-index="0">
<draw:image xlink:href="../Images/AРМІЯINFORM/2023-04-07T84-00-00-04-00/okupanty-strilby.jpg" xlink:type="simple" xlink:show="embed" xlink:actuate="onLoad" draw:mime-type="image/jpeg"/>
</draw:frame>
说明性照片<text:span text:style-name="T4">
🔥俄罗斯入侵的情况</text:span>
</text:p>
      <text:p text:style-name="P4">
俄罗斯的入侵者积极继续对Zaporizhzhya和Kherson地区及时占领领土的人口进行强制认证，从而使人们心理和身体压力。 特别是，在检查站，敌人限制了尚未收到俄罗斯联邦护照的乌克兰公民的预测。有目的地遗忘和故意搜索车辆，记录没有俄罗斯文件的所有个人数据城市。</text:p>
      <text:p text:style-name="P4">
在Facebook上关于它<text:a xlink:type="simple" xlink:href="https://www.facebook.com/GeneralStaff.ua/posts/pfbid08CCjtXPDCf7daRkqPPQRpTNQXZtXzHmZL56g8tmc33arsgvuiJqhjjZyrwmbNmjVl" text:style-name="Internet_20_link" text:visited-style-name="Visited_20_Internet_20_Link">
报告</text:a>
武装部队的总人员。</text:p>
      <text:p text:style-name="P4">
同样，敌人强迫邮递员将表格分配给当地人口，在这种情况下，有必要指出有关俄罗斯护照的可用性的信息。 公民拥有敌对的护照，在收到本文件之前，经常进行搜查，对接待处的恐吓和接待。 入侵者正在积极威胁被迫从自己的场所被迫撤离，并没收私有财产，以及时接收俄罗斯护照。</text:p>
      <text:p text:style-name="P4">
同时，出于同样的原因，研究生的父母受到孩子的基础教育证书的威胁。 此外，娱乐活动被迫从乌克兰样本中更改婚姻证书和技术手段注册证书。</text:p>
      <text:p text:style-name="P4">
News Source: <text:a xlink:type="simple" xlink:href="https://armyinform.com.ua/2023/04/07/okupanty-pogrozhuyut-vyselennyam-z-domivok-ukrayinczyam-yaki-ne-otrymaly-pasporty-rf/" text:style-name="Internet_20_link" text:visited-style-name="Visited_20_Internet_20_Link">
https://armyinform.com.ua/2023/04/07/okupanty-pogrozhuyut-vyselennyam-z-domivok-ukrayinczyam-yaki-ne-otrymaly-pasporty-rf/</text:a>
</text:p>
      <!--NEWS-->
      <text:h text:style-name="P10" text:outline-level="1">
<text:span text:style-name="T4">
波兰自行式RAK迫击炮比俄罗斯对应物更具技术性</text:span>
</text:h>
      <text:p text:style-name="P4">
作者: ['Сергій Місюра']</text:p>
      <text:p text:style-name="P4">
时间: 2023-04-07T85:00:00-04:00</text:p>
      <text:p text:style-name="P4">
描述: PID小时办公室Vizit Volodymyr Zelensky到波兰Bulshi Pidor是一张关于Namiri的表...与乌克兰2022年的战争，与乌克兰的最新新闻，今天与乌克兰的新闻战争，今天与乌克兰2022年的新闻战争，乌克兰和俄罗斯和俄罗斯和俄罗斯和俄罗斯和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golovna-4-1.jpg" text:style-name="Internet_20_link" text:visited-style-name="Visited_20_Internet_20_Link">
golovna-4-1.jpg</text:a>
', '<text:a xlink:type="simple" xlink:href="https://armyinform.com.ua/wp-content/uploads/2023/04/foto-2-2.jpg" text:style-name="Internet_20_link" text:visited-style-name="Visited_20_Internet_20_Link">
foto-2-2.jpg</text:a>
', '<text:a xlink:type="simple" xlink:href="https://armyinform.com.ua/wp-content/uploads/2023/04/foto-3-2.png" text:style-name="Internet_20_link" text:visited-style-name="Visited_20_Internet_20_Link">
foto-3-2.png</text:a>
', '<text:a xlink:type="simple" xlink:href="https://armyinform.com.ua/wp-content/uploads/2023/04/rak-infografika-scaled.jpg" text:style-name="Internet_20_link" text:visited-style-name="Visited_20_Internet_20_Link">
rak-infografika-scaled.jpg</text:a>
']</text:p>
      <text:p text:style-name="P4">
标签: ['STOPRUSSIA', 'АГРЕСІЯ РФ', 'ВТОРГНЕННЯ РФ', 'ОВТ']</text:p>
      <text:p text:style-name="P4">
类别: News</text:p>
      <!--METADATA-->
      <text:p text:style-name="P4">
<draw:frame draw:style-name="fr1" draw:name="Image89" text:anchor-type="as-char" svg:width="6.9236in" svg:height="3.554115in" draw:z-index="0">
<draw:image xlink:href="../Images/AРМІЯINFORM/2023-04-07T85-00-00-04-00/golovna-4-1.jpg" xlink:type="simple" xlink:show="embed" xlink:actuate="onLoad" draw:mime-type="image/jpeg"/>
</draw:frame>
弗拉基米尔·泽伦斯基(Vladimir Zelensky)正式访问波兰(Poland)(https://www.president.gov.ua/news/prezident-ukrayini-ta-premyer-ministr-polshi-u-varshavi-pidp-82113)关于国防设备供应的合作意图的信。 特别是关于获取<text:a xlink:type="simple" xlink:href="https://armyinform.com.ua/2023/04/06/polskyj-bronetransporter-rosomak-otrymuye-nove-zhyttya-z-bashtoyu-zssw-30/" text:style-name="Internet_20_link" text:visited-style-name="Visited_20_Internet_20_Link">
APC <text:span text:style-name="T4">
 Rosomak </text:span>
</text:a>
，自行式迫击炮<text:span text:style-name="T4">
 rak </text:span>
和导弹到便携式防空导弹综合大楼<text:span text:style-name="T4">
 Piorun </text:span>
。(https://twitter.com/michaldworczyk/status/1643656380757204992)总理办公室负责人Michal Dvochik：<text:span text:style-name="T5">
“乌克兰购买了Vvoles 150 APC Rosomak，3个自行式迫击炮Rak的模块，100</text:span>
 <text:a xlink:type="simple" xlink:href="https://armyinform.com.ua/2022/02/02/use-shho-vam-potribno-znaty-pro-pzrk-perun-onovlenogo-boga-gromu-dlya-zsu-vid-polshhi/" text:style-name="Internet_20_link" text:visited-style-name="Visited_20_Internet_20_Link">
<text:span text:style-name="T5">
pzrkpiorun</text:span>
</text:a>
_”。</text:p>
      <text:p text:style-name="P4">
但是，在媒体领域中，以不同的方式了解了有关砂浆RAK数量的信息：“乌克兰将购买3个砂浆Rak”，“武装部队将获得24辆汽车”。 一些人报道了“超过50辆汽车”的数量...在此问题中已经弄清楚了：3、24、54-所有数字都是正确的，但需要澄清。</text:p>
      <text:h text:style-name="P12" text:outline-level="3">
<text:span text:style-name="T4">
<text:span text:style-name="T4">
三个RAK RAK模块是24个自propelled迫击炮</text:span>
</text:span>
</text:h>
      <text:p text:style-name="P4">
自行式迫击炮的配置的独创性<text:span text:style-name="T4">
 rak </text:span>
是辅助大师不仅仅是自行式迫击炮。 是的，的确，乌克兰将获得三个Rannyodules。 但是，对于八个模块的八个自行式迫击炮，将增加四台机器，三台矿山和其他设备的运输运输，以及两次侦察和一台维修!也就是说，将10台辅助机添加到嘴模块中的八枚脚式机器中。 因此，一个典型的模块<text:span text:style-name="T4">
 rak </text:span>
由18辆汽车组成。</text:p>
      <text:p text:style-name="P4">
但是，如果您仅计算自行式迫击炮，那么对于三个模块，它们确实是24，并且总共乌克兰将获得54辆汽车，这些汽车包含在三个路线模块中。</text:p>
      <text:p text:style-name="P4">
<draw:frame draw:style-name="fr1" draw:name="Image90" text:anchor-type="as-char" svg:width="6.9236in" svg:height="3.894525in" draw:z-index="0">
<draw:image xlink:href="../Images/AРМІЯINFORM/2023-04-07T85-00-00-04-00/foto-2-2.jpg" xlink:type="simple" xlink:show="embed" xlink:actuate="onLoad" draw:mime-type="image/jpeg"/>
</draw:frame>
波兰机器 - 建造公司<text:a xlink:type="simple" xlink:href="https://www.hsw.pl/produkty/mozdzierze-samobiezne-m120g-m120k/" text:style-name="Internet_20_link" text:visited-style-name="Visited_20_Internet_20_Link">
Huta Stalowawla</text:a>
从2004年开始自行式迫击炮的概念。 波兰军队已经在2016年，配备了全职54个全职战斗模块。</text:p>
      <text:p text:style-name="P4">
<draw:frame draw:style-name="fr1" draw:name="Image91" text:anchor-type="as-char" svg:width="6.9236in" svg:height="3.554115in" draw:z-index="0">
<draw:image xlink:href="../Images/AРМІЯINFORM/2023-04-07T85-00-00-04-00/foto-3-2.png" xlink:type="simple" xlink:show="embed" xlink:actuate="onLoad" draw:mime-type="image/png"/>
</draw:frame>
</text:p>
      <ul>
        <li>
根本无法比较它们。 专家说，这是一种质量上更好的武器，是完全不同的一代，具有现代化的消防系统。</li>
      </ul>
      <text:h text:style-name="P12" text:outline-level="3">
<text:span text:style-name="T4">
<text:span text:style-name="T4">
能够运行高达12公里的地雷</text:span>
</text:span>
</text:h>
      <text:p text:style-name="P4">
对于现代和高质量的黄玉消防系统，该系统也允许与其他单位进行交互，并添加了Minemetta的高技术特征。 因为他的底盘使用了基础<text:a xlink:type="simple" xlink:href="https://armyinform.com.ua/2023/04/06/polskyj-bronetransporter-rosomak-otrymuye-nove-zhyttya-z-bashtoyu-zssw-30/" text:style-name="Internet_20_link" text:visited-style-name="Visited_20_Internet_20_Link">
Btrrosomak</text:a>
. 150 машин БТР Rosomak та54 машини з модулів Rak — універсальні в подальшій експлуатації та ремонті,адже мають однакове шасі.</text:p>
      <text:p text:style-name="P4">
<draw:frame draw:style-name="fr1" draw:name="Image92" text:anchor-type="as-char" svg:width="6.9236in" svg:height="5.094616in" draw:z-index="0">
<draw:image xlink:href="../Images/AРМІЯINFORM/2023-04-07T85-00-00-04-00/rak-infografika-scaled.jpg" xlink:type="simple" xlink:show="embed" xlink:actuate="onLoad" draw:mime-type="image/jpeg"/>
</draw:frame>
120毫米M120K RAK砂浆能够运行高达12公里的地雷(标准的120mmmina的最大航班范围可达8公里。  -  ed。). Усе через те, що,окрім стандартних мін для <text:span text:style-name="T4">
Rak</text:span>
 , на підприємстві Dezamet SA розробили щеміну збільшеної дальності. Крім того, є високоточна міна APR 120 від компаніїMesko, яка має напівлазерне наведення.</text:p>
      <text:p text:style-name="P4">
У комплекті однієї бойової машини — 46 мін, які можуть бути запущені ще й урежимі MRSI (多轮同时撞击 - 同时击中几个尺度。  -  ed。)，类似于[SAU PZH2000]中的一系列壳(https://armyinform.com.ua/2022/06/10/pzh-2000-pro-osoblyvosti-nimeczkoyi-samohidnoyi-gaubyczi/). Це дає можливість запустити до 5 мін зрізною траєкторією з одночасним влучанням по цілі. Автоматизована системаподачі мін забезпечує високу скорострільність — від 6 до 8 пострілів захвилину.</text:p>
      <text:p text:style-name="P4">
News Source: <text:a xlink:type="simple" xlink:href="https://armyinform.com.ua/2023/04/07/polski-samohidni-minomety-rak-yaki-nezabarom-otrymayut-zsu-znachno-tehnologichnishi-za-rosijski-analogy/" text:style-name="Internet_20_link" text:visited-style-name="Visited_20_Internet_20_Link">
https://armyinform.com.ua/2023/04/07/polski-samohidni-minomety-rak-yaki-nezabarom-otrymayut-zsu-znachno-tehnologichnishi-za-rosijski-analogy/</text:a>
</text:p>
      <!--NEWS-->
      <text:h text:style-name="P10" text:outline-level="1">
<text:span text:style-name="T4">
在乌克兰，Eng4PublicService的项目正在为公务员免费学习英语</text:span>
</text:h>
      <text:p text:style-name="P4">
作者: ['Євген Проворний']</text:p>
      <text:p text:style-name="P4">
时间: 2023-04-07T86:00:00-04:00</text:p>
      <text:p text:style-name="P4">
描述: 非常杰出的全部-ukrainian Prochkt Eng4pulcservice是无付费的Vivchennya ...与乌克兰2022年的战争，与乌克兰与乌克兰的战争是今天的最新新闻，这是与乌克兰2022年的新闻战争，今天将是今天的《新闻》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4/golovna-5-1.jpg" text:style-name="Internet_20_link" text:visited-style-name="Visited_20_Internet_20_Link">
golovna-5-1.jpg</text:a>
', '<text:a xlink:type="simple" xlink:href="https://armyinform.com.ua/wp-content/uploads/2023/04/divak.jpg" text:style-name="Internet_20_link" text:visited-style-name="Visited_20_Internet_20_Link">
divak.jpg</text:a>
', '<text:a xlink:type="simple" xlink:href="https://armyinform.com.ua/wp-content/uploads/2023/04/yanyshpilska.jpg" text:style-name="Internet_20_link" text:visited-style-name="Visited_20_Internet_20_Link">
yanyshpilska.jpg</text:a>
']</text:p>
      <text:p text:style-name="P4">
标签: ['STOPRUSSIA', 'АГРЕСІЯ РФ', 'ВТОРГНЕННЯ РФ']</text:p>
      <text:p text:style-name="P4">
类别: News</text:p>
      <!--METADATA-->
      <text:p text:style-name="P4">
<draw:frame draw:style-name="fr1" draw:name="Image93" text:anchor-type="as-char" svg:width="6.9236in" svg:height="3.882986in" draw:z-index="0">
<draw:image xlink:href="../Images/AРМІЯINFORM/2023-04-07T86-00-00-04-00/golovna-5-1.jpg" xlink:type="simple" xlink:show="embed" xlink:actuate="onLoad" draw:mime-type="image/jpeg"/>
</draw:frame>
2月，ENG4PUBLICSERVICE的全部-Ukrainian项目始于教育在线平台的公务员免费研究公务员的英语。</text:p>
      <text:p text:style-name="P4">
_Proect由乌克兰国家机构的公务员组织组织(过夜)与EF语言学习解决方案一起</text:p>
      <text:p text:style-name="P4">
<text:span text:style-name="T5">
ARMIYINFORM决定更多地了解该项目以及乌克兰国防部如何加入该项目(谅解备忘录).</text:span>
</text:p>
      <text:p text:style-name="P4">
Вивчення англійської мови на платформі EF передбачає доступ до відповідногоресурсу з різних девайсів та самостійний вибір темпу навчання.</text:p>
      <text:p text:style-name="P4">
Навчальні модулі адаптовані під українські реалії й передбачають вивченняграматики, аудіювання, читання та тренування розмовних навичок.</text:p>
      <text:p text:style-name="P4">
Начальник відділу оцінювання та розвитку персоналу управління з питань роботиз держслужбовцями та керівниками державних підприємств Департаменту кадровоїполітики МОУ Вікторія Дівак розповіла, що нині на Порталі управління знаннямизареєстровано переважну більшість держслужбовців апарату Міністерства оборонита органів військового управління, підпорядкованих Міноборони, держслужбовцівГенерального штабу.</text:p>
      <text:p text:style-name="P4">
— Якщо брати у відсотковому значенні, то доступ до вивчення англійської мовими надали майже половині з тих, хто зареєструвався для навчання.</text:p>
      <text:p text:style-name="P4">
<draw:frame draw:style-name="fr1" draw:name="Image94" text:anchor-type="as-char" svg:width="6.9236in" svg:height="5.118699in" draw:z-index="0">
<draw:image xlink:href="../Images/AРМІЯINFORM/2023-04-07T86-00-00-04-00/divak.jpg" xlink:type="simple" xlink:show="embed" xlink:actuate="onLoad" draw:mime-type="image/jpeg"/>
</draw:frame>
维多利亚瓦克</text:p>
      <text:p text:style-name="P4">
根据维多利亚·达克(Victoria Divak)的说法，在教育过程开始之前，一个人需要通过半小时的测试。</text:p>
      <ul>
        <li>
它是由EF语言学习解决方案开发的，必须确定公务员的知识：从基础到高级。 如果一个人有一定程度的空间，那么在他的通过后可以进入更高的模块。 也就是说，如果一个人有时间和机会，那么它将通过，例如从A1级到C1。 根据我从已经加入培训的人们那里听到的评论，该课程对个人发展很有趣，并且是人事政策部门的代表说。</li>
      </ul>
      <text:p text:style-name="P4">
根据NADS的信，国防部人事政策部门确定了一位专家，目前正在执行管理员的职能，并向想要学习英语的公务员提供访问平台。目前正在经营EF LanguageLearning Solutions平台的Irina Yanyshpilsk说，公务员有机会甚至从最初的水平开始提高其英语知识。</text:p>
      <text:p text:style-name="P4">
<draw:frame draw:style-name="fr1" draw:name="Image95" text:anchor-type="as-char" svg:width="6.9236in" svg:height="6.256614in" draw:z-index="0">
<draw:image xlink:href="../Images/AРМІЯINFORM/2023-04-07T86-00-00-04-00/yanyshpilska.jpg" xlink:type="simple" xlink:show="embed" xlink:actuate="onLoad" draw:mime-type="image/jpeg"/>
</draw:frame>
伊琳娜·亚尼什皮尔(Irina Yanishpil)</text:p>
      <ul>
        <li>
课程非常方便。 即使在业余时间，您也可以在知识管理门户网站上的个人办公室前往您的个人帐户，您已经通过了模块，并且学习了。 因此，公务员可以研究乌克兰的任何角落。 例如，我在业余时间的平均英语水平学习。 该课程本身变得有趣，信息丰富且通用。</li>
      </ul>
      <text:p text:style-name="P4">
如<text:a xlink:type="simple" xlink:href="https://nads.gov.ua/news/nads-dlia-publichnykh-sluzhbovtsiv-startuvav-vseukrainskyi-proiekt-eng4publicservice-z-vyvchennia-anhliiskoi-movy-na-osvitnii-onlain-platformi" text:style-name="Internet_20_link" text:visited-style-name="Visited_20_Internet_20_Link">
注明</text:a>
Natalia Alyushina，“乌克兰与欧盟的融合需要我们的公民与欧洲伴侣的语言交谈。 我们的国家在法律上在法律上与欧盟接近欧盟。 因此，首先，有活跃的乌克兰人是国家状态的公共雇员，应该“用英语说话”。</text:p>
      <text:p text:style-name="P4">
Proseng4publicService中公共雇员的英语学习计划可用于管理部门的注册用户。 培训注册算法 -  <text:a xlink:type="simple" xlink:href="https://nads.gov.ua/storage/app/sites/5/%D0%BF%D1%80%D0%BE%D1%84%D0%B5%D1%81%D1%96%D0%B9%D0%BD%D0%B5%20%D0%BD%D0%B0%D0%B2%D1%87%D0%B0%D0%BD%D0%BD%D1%8F/ef-instruktsiya-z-reestratsii-v3.pdf" text:style-name="Internet_20_link" text:visited-style-name="Visited_20_Internet_20_Link">
此处</text:a>
</text:p>
      <text:p text:style-name="P4">
News Source: <text:a xlink:type="simple" xlink:href="https://armyinform.com.ua/2023/04/07/v-ukrayini-tryvaye-proyekt-eng4publicservice-z-bezoplatnogo-vyvchennya-anglijskoyi-movy-dlya-derzhsluzhbovcziv/" text:style-name="Internet_20_link" text:visited-style-name="Visited_20_Internet_20_Link">
https://armyinform.com.ua/2023/04/07/v-ukrayini-tryvaye-proyekt-eng4publicservice-z-bezoplatnogo-vyvchennya-anglijskoyi-movy-dlya-derzhsluzhbovcziv/</text:a>
</text:p>
      <!--NEWS-->
      <text:h text:style-name="P10" text:outline-level="1">
<text:span text:style-name="T4">
Alexei Reznikov与塞浦路斯国防部长讨论了前线的情况</text:span>
</text:h>
      <text:p text:style-name="P4">
作者: ['АРМІЯINFORM']</text:p>
      <text:p text:style-name="P4">
时间: 2023-04-07T87:00:00-04:00</text:p>
      <text:p text:style-name="P4">
描述: Prozita中乌克兰Oleksiy Reznikov的Mainstro防御对KIPR在P'yatyatnity中的回应...与乌克兰2022年的战争，与乌克兰与乌克兰的最新新闻，今天与乌克兰的新闻进行战争，与乌克兰2022年的新闻战争，今天，乌克兰和乌克兰之间的战争将在乌克兰和乌克兰之间发生。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3/002-1.jpg" text:style-name="Internet_20_link" text:visited-style-name="Visited_20_Internet_20_Link">
002-1.jpg</text:a>
', '<text:a xlink:type="simple" xlink:href="https://armyinform.com.ua/wp-content/uploads/2023/04/reznikov.jpeg" text:style-name="Internet_20_link" text:visited-style-name="Visited_20_Internet_20_Link">
reznikov.jpeg</text:a>
']</text:p>
      <text:p text:style-name="P4">
标签: ['STOPRUSSIA', 'АГРЕСІЯ РФ', 'ВТОРГНЕННЯ РФ', 'МІНІСТР ОБОРОНИ УКРАЇНИ ОЛЕКСІЙ РЕЗНІКОВ']</text:p>
      <text:p text:style-name="P4">
类别: News</text:p>
      <!--METADATA-->
      <text:p text:style-name="P4">
<draw:frame draw:style-name="fr1" draw:name="Image96" text:anchor-type="as-char" svg:width="6.9236in" svg:height="4.615733in" draw:z-index="0">
<draw:image xlink:href="../Images/AРМІЯINFORM/2023-04-07T87-00-00-04-00/002-1.jpg" xlink:type="simple" xlink:show="embed" xlink:actuate="onLoad" draw:mime-type="image/jpeg"/>
</draw:frame>
Oleksireznikov。 照片：Dmitry Yurchenko /陆军</text:p>
      <text:p text:style-name="P4">
乌克兰Oleksiy Reznikov的国防部长在访问塞浦路斯共和国时会见了他的同事Michalis Georgallas。</text:p>
      <text:p text:style-name="P4">
乌克兰国防部长<text:a xlink:type="simple" xlink:href="https://twitter.com/oleksiireznikov/status/1644352207817433092" text:style-name="Internet_20_link" text:visited-style-name="Visited_20_Internet_20_Link">
写道</text:a>
witter。</text:p>
      <text:p text:style-name="Quotations">

<text:p text:style-name="P4">
访问🇨🇾&gt;
与我的同事&gt;
 [@giorgallasm]见面很棒(https://twitter.com/GiorgallasM?ref_src=twsrc%5Etfw)&gt;
提供了战场上情况的更新。 &gt;
感谢🇨🇾对我们的领土完整性的大力支持，&gt;
国防协助(培训，包括。 开采课程)&amp;&gt;
人道主义领域&gt;
🇺🇦🤝🇨🇾<text:a xlink:type="simple" xlink:href="https://t.co/Vkbp6Iop5K" text:style-name="Internet_20_link" text:visited-style-name="Visited_20_Internet_20_Link">
pic.twitter.com/vkbp6iop5k</text:a>
&gt;
&gt;
  -  Oleksiy Reznikov(@oleksireznikov)<text:a xlink:type="simple" xlink:href="https://twitter.com/oleksiireznikov/status/1644352207817433092" text:style-name="Internet_20_link" text:visited-style-name="Visited_20_Internet_20_Link">
4月7日，&gt;
 2023年</text:a>
Alexei Reznikov感谢同事对乌克兰在人道主义领域和防御方面的领土关注和援助的坚定支持，尤其是我的堵塞课程。</text:p>

</text:p>
      <text:p text:style-name="P4">
<draw:frame draw:style-name="fr1" draw:name="Image97" text:anchor-type="as-char" svg:width="6.9236in" svg:height="6.9236in" draw:z-index="0">
<draw:image xlink:href="../Images/AРМІЯINFORM/2023-04-07T87-00-00-04-00/reznikov.jpeg" xlink:type="simple" xlink:show="embed" xlink:actuate="onLoad" draw:mime-type="image/jpeg"/>
</draw:frame>
“我访问塞浦路斯共和国。 他与我的同事Michalisomheorgallas见面很棒。 提供了有关战场上情况的信息。 感恩的筹码，以决定我们的领土完整性，对Vobonoron的帮助(培训，包括。 需求课程)但是人道主义领域。</text:p>
      <text:p text:style-name="P4">
News Source: <text:a xlink:type="simple" xlink:href="https://armyinform.com.ua/2023/04/07/oleksij-reznikov-obgovoryv-sytuacziyu-na-fronti-na-zustrichi-z-ministrom-oborony-kipru/" text:style-name="Internet_20_link" text:visited-style-name="Visited_20_Internet_20_Link">
https://armyinform.com.ua/2023/04/07/oleksij-reznikov-obgovoryv-sytuacziyu-na-fronti-na-zustrichi-z-ministrom-oborony-kipru/</text:a>
</text:p>
      <!--NEWS-->
      <text:h text:style-name="P10" text:outline-level="1">
<text:span text:style-name="T4">
批准了从兵役到公民生活的过渡系统的策略</text:span>
</text:h>
      <text:p text:style-name="P4">
作者: ['АРМІЯINFORM']</text:p>
      <text:p text:style-name="P4">
时间: 2023-04-07T88:00:00-04:00</text:p>
      <text:p text:style-name="P4">
描述: 该支队使制定制度的战略家制定了Vid Vichokovoskoy过渡到民用……与乌克兰2022年的战争，与乌克兰的战争是今天的最新新闻，即今天与乌克兰2022年的新闻战争，今天与乌克兰2022乌克兰和俄罗斯之间以及2022年与乌克兰的战争之间发生战争今天，乌克兰新闻在乌克兰媒体的俄罗斯人</text:p>
      <text:p text:style-name="P4">
图片: ['<text:a xlink:type="simple" xlink:href="https://armyinform.com.ua/wp-content/uploads/2023/04/thumb_202095_820_360_0_0_auto.jpg" text:style-name="Internet_20_link" text:visited-style-name="Visited_20_Internet_20_Link">
thumb_202095_820_360_0_0_auto.jpg</text:a>
']</text:p>
      <text:p text:style-name="P4">
标签: ['STOPRUSSIA', 'АГРЕСІЯ РФ']</text:p>
      <text:p text:style-name="P4">
类别: News</text:p>
      <!--METADATA-->
      <text:p text:style-name="P4">
<draw:frame draw:style-name="fr1" draw:name="Image98" text:anchor-type="as-char" svg:width="6.9236in" svg:height="4.610104in" draw:z-index="0">
<draw:image xlink:href="../Images/AРМІЯINFORM/2023-04-07T88-00-00-04-00/thumb_202095_820_360_0_0_auto.jpg" xlink:type="simple" xlink:show="embed" xlink:actuate="onLoad" draw:mime-type="image/jpeg"/>
</draw:frame>
政府已批准制定一项战略，以形成从判例前的兵役到2032年的过渡系统，以及未来两年对退伍军人的援助计划。 这是由总理什米加尔报道的。</text:p>
      <text:p text:style-name="P4">
政府负责人说：“该策略将为乌克兰退伍军人创建清晰的算法和援助系统，从分配的第一天开始为他们提供舒适的条件，以帮助工作或创造自己的业务。”</text:p>
      <text:p text:style-name="P4">
总理认为，已经确定了四个关键的战略目标，过程监控和组织支持。 Denis Shmigal补充说，该策略将提交给NSDC。</text:p>
      <text:p text:style-name="P4">
<text:span text:style-name="T5">
derelo：<text:a xlink:type="simple" xlink:href="https://www.kmu.gov.ua/news/denys-shmyhal-stratehiia-perekhodu-vid-viiskovoi-sluzhby-do-tsyvilnoho-zhyttia-dozvolyt-zabezpechyty-komfortni-umovy-dlia-veteraniv" text:style-name="Internet_20_link" text:visited-style-name="Visited_20_Internet_20_Link">
政府门户</text:a>
</text:span>
</text:p>
      <text:p text:style-name="P4">
News Source: <text:a xlink:type="simple" xlink:href="https://armyinform.com.ua/2023/04/07/zatverdzheno-strategiyu-formuvannya-systemy-perehodu-vid-vijskovoyi-sluzhby-do-czyvilnogo-zhyttya/" text:style-name="Internet_20_link" text:visited-style-name="Visited_20_Internet_20_Link">
https://armyinform.com.ua/2023/04/07/zatverdzheno-strategiyu-formuvannya-systemy-perehodu-vid-vijskovoyi-sluzhby-do-czyvilnogo-zhyttya/</text:a>
</text:p>
      <!--NEWS-->
      <text:h text:style-name="P10" text:outline-level="1">
<text:span text:style-name="T4">
在首都举行了一次志愿者丹尼斯·阿尔蒂克霍夫（Denis Artyukhov）的会议</text:span>
</text:h>
      <text:p text:style-name="P4">
作者: ['Володимир Загребельний']</text:p>
      <text:p text:style-name="P4">
时间: 2023-04-07T89:00:00-04:00</text:p>
      <text:p text:style-name="P4">
描述: vistank的“乌克兰人 - 鲁斯蒂”的空间由伊利亚伊恩（Iselyan）的国家博物馆（National Museum of Iselyan）撰写。乌克兰与俄罗斯之间的战争，以及何时，何时，何时，何时，何时，何时，何时，何时，何时，何时，何时与乌克兰在2022年进行战争，将在不久的将来与乌克兰发生战争与乌克兰的战争，今天的乌克兰新闻，乌克兰媒体的乌克兰新闻在俄罗斯</text:p>
      <text:p text:style-name="P4">
图片: ['<text:a xlink:type="simple" xlink:href="https://armyinform.com.ua/wp-content/uploads/2023/04/golovna-6-1.jpg" text:style-name="Internet_20_link" text:visited-style-name="Visited_20_Internet_20_Link">
golovna-6-1.jpg</text:a>
', '<text:a xlink:type="simple" xlink:href="https://armyinform.com.ua/wp-content/uploads/2023/04/zustrich-pamyati-001-150x150.jpg" text:style-name="Internet_20_link" text:visited-style-name="Visited_20_Internet_20_Link">
zustrich-pamyati-001-150x150.jpg</text:a>
', '<text:a xlink:type="simple" xlink:href="https://armyinform.com.ua/wp-content/uploads/2023/04/zustrich-pamyati-002-150x150.jpg" text:style-name="Internet_20_link" text:visited-style-name="Visited_20_Internet_20_Link">
zustrich-pamyati-002-150x150.jpg</text:a>
', '<text:a xlink:type="simple" xlink:href="https://armyinform.com.ua/wp-content/uploads/2023/04/zustrich-pamyati-004-150x150.jpg" text:style-name="Internet_20_link" text:visited-style-name="Visited_20_Internet_20_Link">
zustrich-pamyati-004-150x150.jpg</text:a>
', '<text:a xlink:type="simple" xlink:href="https://armyinform.com.ua/wp-content/uploads/2023/04/zustrich-pamyati-006-150x150.jpg" text:style-name="Internet_20_link" text:visited-style-name="Visited_20_Internet_20_Link">
zustrich-pamyati-006-150x150.jpg</text:a>
', '<text:a xlink:type="simple" xlink:href="https://armyinform.com.ua/wp-content/uploads/2023/04/zustrich-pamyati-007-150x150.jpg" text:style-name="Internet_20_link" text:visited-style-name="Visited_20_Internet_20_Link">
zustrich-pamyati-007-150x150.jpg</text:a>
', '<text:a xlink:type="simple" xlink:href="https://armyinform.com.ua/wp-content/uploads/2022/12/volodymyr-zagrebelnyj-2.jpg" text:style-name="Internet_20_link" text:visited-style-name="Visited_20_Internet_20_Link">
volodymyr-zagrebelnyj-2.jpg</text:a>
']</text:p>
      <text:p text:style-name="P4">
标签: ['STOPRUSSIA', 'АГРЕСІЯ РФ', 'ВІЙНА', 'ВТОРГНЕННЯ РФ', 'ЗУСТРІЧ']</text:p>
      <text:p text:style-name="P4">
类别: News</text:p>
      <!--METADATA-->
      <text:p text:style-name="P4">
<draw:frame draw:style-name="fr1" draw:name="Image99" text:anchor-type="as-char" svg:width="6.9236in" svg:height="4.615733in" draw:z-index="0">
<draw:image xlink:href="../Images/AРМІЯINFORM/2023-04-07T89-00-00-04-00/golovna-6-1.jpg" xlink:type="simple" xlink:show="embed" xlink:actuate="onLoad" draw:mime-type="image/jpeg"/>
</draw:frame>
在第二次世界大战中国家乌克兰国家历史博物馆的展览“乌克兰 - 耶稣受难日”中，丹尼斯·阿蒂尼克霍夫(Denis Artyukhov)的纪念是在伪“丹”(Pseudo“ Dan”)的，这是一个由一个独立机械旅的高级机械化旅的高级士兵乌克兰武装部队的Vladimramyammoomach亲王于2022年4月7日去世。</text:p>
      <text:p text:style-name="P4">
丹尼斯(Denis)出生于戈洛夫卡(Gorlovka)的顿涅茨克地区。 他毕业于戈洛夫的高级专业学院37号。在他喜欢与朋友塔里巴尔(Taribal)见面的和平生活中。 从2015年到最后一口气，他通过乌克兰的武装部队的紫外线为自己的祖国辩护。</text:p>
      <text:p text:style-name="P4">
兄弟俩知道他的立场：他成为志愿者回到亲爱的。 他被谴责给屈服于俄罗斯宣传的同胞。 他在Facebook上的最后一篇文章是Goldda的名言Meir：“与那些杀死您的人无法和平。”</text:p>
      <text:p text:style-name="P4">
<text:a xlink:type="simple" xlink:href="https://armyinform.com.ua/wp-content/uploads/2023/04/zustrich-pamyati-001.jpg" text:style-name="Internet_20_link" text:visited-style-name="Visited_20_Internet_20_Link">
!(Images/AРМІЯINFORM/2023-04-07T89-00-00-04-00/zustrich-pamyati-001-150x150.jpg)</text:a>
</text:p>
      <text:p text:style-name="P4">
<text:a xlink:type="simple" xlink:href="https://armyinform.com.ua/wp-content/uploads/2023/04/zustrich-pamyati-002.jpg" text:style-name="Internet_20_link" text:visited-style-name="Visited_20_Internet_20_Link">
<draw:frame draw:style-name="fr1" draw:name="Image100" text:anchor-type="as-char" svg:width="6.9236in" svg:height="6.9236in" draw:z-index="0">
<draw:image xlink:href="../Images/AРМІЯINFORM/2023-04-07T89-00-00-04-00/zustrich-pamyati-002-150x150.jpg" xlink:type="simple" xlink:show="embed" xlink:actuate="onLoad" draw:mime-type="image/jpeg"/>
</draw:frame>
</text:a>
丹尼斯喜欢参观战争博物馆，包括乌克兰东部展览项目。 这成为家庭将自己的个人生活传递给博物馆的决定性因素。</text:p>
      <text:p text:style-name="P4">
另请阅读：</text:p>
      <text:p text:style-name="P4">
。(https://armyinform.com.ua/2023/03/14/u-kyyevi-vidbulasya-zustrich-pamyati-dobrovolczya-artema-sohanya/)“我非常感谢那些同意永久记忆莫布拉特的博物馆。 这个博物馆是我们家庭的地标。 丹尼斯(Denis)是从乌克兰东部的一条车道开放的开放，经常来到这里，看着展品很长时间。长期以来，他在这些地方停下来。 总是很沮丧。 从今天开始，博物馆的收件人有机会看他的东西，博物馆的工作人员将谈论他。</text:p>
      <text:p text:style-name="P4">
<text:a xlink:type="simple" xlink:href="https://armyinform.com.ua/wp-content/uploads/2023/04/zustrich-pamyati-004.jpg" text:style-name="Internet_20_link" text:visited-style-name="Visited_20_Internet_20_Link">
!(Images/AРМІЯINFORM/2023-04-07T89-00-00-04-00/zustrich-pamyati-004-150x150.jpg)</text:a>
</text:p>
      <text:p text:style-name="P4">
<text:a xlink:type="simple" xlink:href="https://armyinform.com.ua/wp-content/uploads/2023/04/zustrich-pamyati-006.jpg" text:style-name="Internet_20_link" text:visited-style-name="Visited_20_Internet_20_Link">
<draw:frame draw:style-name="fr1" draw:name="Image101" text:anchor-type="as-char" svg:width="6.9236in" svg:height="6.9236in" draw:z-index="0">
<draw:image xlink:href="../Images/AРМІЯINFORM/2023-04-07T89-00-00-04-00/zustrich-pamyati-006-150x150.jpg" xlink:type="simple" xlink:show="embed" xlink:actuate="onLoad" draw:mime-type="image/jpeg"/>
</draw:frame>
</text:a>
</text:p>
      <text:p text:style-name="P4">
参考：为了保护乌克兰的国家主权和领土完整，揭示了个人的勇气和奉献行动，对乌克兰总统宣誓就职<text:a xlink:type="simple" xlink:href="https://armyinform.com.ua/2022/05/13/ukazom-prezydenta-derzhavnymy-nagorodamy-vidznacheni-269-vijskovosluzhbovcziv-zs-ukrayiny-14-z-nyh-posmertno/" text:style-name="Internet_20_link" text:visited-style-name="Visited_20_Internet_20_Link">
授予</text:a>
高级士兵Artyukhov Denis Vladimirovich Meedal“为乌克兰服兵役”。</text:p>
      <text:p text:style-name="P4">
高级士兵Artyukhov Denis Vladimirovich接受了2022年4月7日的最后一场战斗，靠近他祖国Donetsk地区Volnovakha区的Pavlovka村。</text:p>
      <text:p text:style-name="P4">
<text:span text:style-name="T5">
opto作者</text:span>
</text:p>
      <text:p text:style-name="P4">
<draw:frame draw:style-name="fr1" draw:name="Image102" text:anchor-type="as-char" svg:width="6.9236in" svg:height="6.9236in" draw:z-index="0">
<draw:image xlink:href="../Images/AРМІЯINFORM/2023-04-07T89-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陆军通讯员</text:p>
      <text:p text:style-name="P4">
News Source: <text:a xlink:type="simple" xlink:href="https://armyinform.com.ua/2023/04/07/u-stolyczi-vidbulasya-zustrich-pamyati-dobrovolczya-denysa-artyuhova/" text:style-name="Internet_20_link" text:visited-style-name="Visited_20_Internet_20_Link">
https://armyinform.com.ua/2023/04/07/u-stolyczi-vidbulasya-zustrich-pamyati-dobrovolczya-denysa-artyuhova/</text:a>
</text:p>
      <!--NEWS-->
      <text:h text:style-name="P10" text:outline-level="1">
<text:span text:style-name="T4">
据报道藏在克里米亚的前“政治学家”梅德维奇克的怀疑</text:span>
</text:h>
      <text:p text:style-name="P4">
作者: ['АРМІЯINFORM']</text:p>
      <text:p text:style-name="P4">
时间: 2023-04-07T90:00:00-04:00</text:p>
      <text:p text:style-name="P4">
描述: 在Proznoe“ Polihtihtoss” Oleksandra上的Bezpeki Zibral Docasova基地的服务...与乌克兰2022年的战争，与乌克兰的最新新闻，今天与乌克兰2022年的新闻战争，今天与乌克兰2022年的新闻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00acd8ca75268f170abc0343caffc3db0eeb62b1.jpg" text:style-name="Internet_20_link" text:visited-style-name="Visited_20_Internet_20_Link">
00acd8ca75268f170abc0343caffc3db0eeb62b1.jpg</text:a>
']</text:p>
      <text:p text:style-name="P4">
标签: ['STOPRUSSIA', 'АГРЕСІЯ РФ', 'СБУ']</text:p>
      <text:p text:style-name="P4">
类别: News</text:p>
      <!--METADATA-->
      <text:p text:style-name="P4">
<draw:frame draw:style-name="fr1" draw:name="Image103" text:anchor-type="as-char" svg:width="6.9236in" svg:height="4.473711in" draw:z-index="0">
<draw:image xlink:href="../Images/AРМІЯINFORM/2023-04-07T90-00-00-04-00/00acd8ca75268f170abc0343caffc3db0eeb62b1.jpg" xlink:type="simple" xlink:show="embed" xlink:actuate="onLoad" draw:mime-type="image/jpeg"/>
</draw:frame>
安全局已在普罗克里姆利夫斯基政治家亚历山大·拉扎雷夫(Alexander Lazarev)汇集了证据基础，后者在针对乌克兰战争中协助侵略者。</text:p>
      <text:p text:style-name="P4">
在全面入侵开始之前，参与其中的人是为梅德维奇克(Medvedchuk)，穆雷耶夫(Murayev)和伊斯兰教(Murayev)工作的公共伪专家的一部分。</text:p>
      <text:p text:style-name="P4">
Lazarev本人直接参与了Khreml同事的媒体形象“解开”，并帮助他们促进了信息空间中的敌人叙事。</text:p>
      <text:p text:style-name="P4">
为此，他经常在子渠道“我们的”，“ Zik”，“ Newsone”，“ 112”和“ Today Russia Today”的“我们”，“ Zik”，“ Newsone”，“ Newsone”和“俄罗斯”的机票上。</text:p>
      <text:p text:style-name="P4">
在他的评论中，他一再证明莫斯科在内战中在乌克兰东部的积极政策是合理的。</text:p>
      <text:p text:style-name="P4">
但是，去年2月24日之后，拉扎雷夫(Lazarev)在国外隐藏。</text:p>
      <text:p text:style-name="P4">
随后，他到达了被占领的克里米亚，并加入了阿克索诺夫(Aksyonov)的最接近，这有助于举办敌对的信息运动。</text:p>
      <text:p text:style-name="P4">
根据收集的证据，安全部门的调查人员在叛国案中告知被告，并根据其种族，国家，地区，宗教信仰，宗教信仰，残疾和其他理由违反公民平等。</text:p>
      <text:p text:style-name="P4">
正在采取复杂的措施来持有它。</text:p>
      <text:p text:style-name="P4">
调查是根据基辅地区检察官办公室的程序指导进行的。</text:p>
      <text:p text:style-name="P4">
<text:span text:style-name="T5">
wherelo：<text:a xlink:type="simple" xlink:href="https://ssu.gov.ua/novyny/sbu-povidomyla-pro-pidozru-politolohu-medvedchuka-yakyi-perekhovuietsia-u-krymu" text:style-name="Internet_20_link" text:visited-style-name="Visited_20_Internet_20_Link">
SBU</text:a>
</text:span>
</text:p>
      <text:p text:style-name="P4">
News Source: <text:a xlink:type="simple" xlink:href="https://armyinform.com.ua/2023/04/07/povidomleno-pro-pidozru-kolyshnomu-politologu-medvedchuka-yakyj-perehovuyetsya-u-krymu/" text:style-name="Internet_20_link" text:visited-style-name="Visited_20_Internet_20_Link">
https://armyinform.com.ua/2023/04/07/povidomleno-pro-pidozru-kolyshnomu-politologu-medvedchuka-yakyj-perehovuyetsya-u-krymu/</text:a>
</text:p>
      <!--NEWS-->
      <text:h text:style-name="P10" text:outline-level="1">
<text:span text:style-name="T4">
战争在16年前在公民福利的背景下拒绝了我们 - 社会政策部</text:span>
</text:h>
      <text:p text:style-name="P4">
作者: ['Леся Медведенко']</text:p>
      <text:p text:style-name="P4">
时间: 2023-04-07T91:00:00-04:00</text:p>
      <text:p text:style-name="P4">
描述: 关于ROSPOVIL PD小时的关于“该地区人口统计情况的Zmin：...与乌克兰战争2022年战争，与乌克兰的战争，今天与乌克兰的新闻战争，今天与乌克兰2022年的战争，今天将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foto-1.jpeg" text:style-name="Internet_20_link" text:visited-style-name="Visited_20_Internet_20_Link">
foto-1.jpeg</text:a>
', '<text:a xlink:type="simple" xlink:href="https://armyinform.com.ua/wp-content/uploads/2023/04/foto-2-3.jpg" text:style-name="Internet_20_link" text:visited-style-name="Visited_20_Internet_20_Link">
foto-2-3.jpg</text:a>
', '<text:a xlink:type="simple" xlink:href="https://armyinform.com.ua/wp-content/uploads/2023/04/foto-3-2-1-e1680888448329.jpg" text:style-name="Internet_20_link" text:visited-style-name="Visited_20_Internet_20_Link">
foto-3-2-1-e1680888448329.jpg</text:a>
']</text:p>
      <text:p text:style-name="P4">
标签: ['STOPRUSSIA', 'АГРЕСІЯ РФ', 'ВТОРГНЕННЯ РФ', 'СОЦЗАХИСТ', 'СОЦІАЛЬНИЙ ЗАХИСТ']</text:p>
      <text:p text:style-name="P4">
类别: News</text:p>
      <!--METADATA-->
      <text:p text:style-name="P4">
<draw:frame draw:style-name="fr1" draw:name="Image104" text:anchor-type="as-char" svg:width="6.9236in" svg:height="4.615733in" draw:z-index="0">
<draw:image xlink:href="../Images/AРМІЯINFORM/2023-04-07T91-00-00-04-00/foto-1.jpeg" xlink:type="simple" xlink:show="embed" xlink:actuate="onLoad" draw:mime-type="image/jpeg"/>
</draw:frame>
她在[讨论]中告诉这(https://www.facebook.com/photo/?fbid=613272354172103&amp;set=pb.100064680309537.-2207520000.)关于“改变该国的人口状况：国家的预测和挑战”的主题，乌克兰乌克兰·达里乌斯·马尔凯克(Ukraine Darius Marchak)的第一任副部长。活动的参与者讨论了由人口危机造成的挑战。乌克兰人生活的跨越。</text:p>
      <text:p text:style-name="P4">
人口危机对社会领域有重大影响。 第一个挑战是国外乌克兰公民的宣传。 由于该国人数减少，纳税人的数量减少了。 例如，付费ESA的工作人数(没有军队)，减少了25％。</text:p>
      <text:p text:style-name="P4">
同时，有一个大规模的内部迁移，这是人口危机的第二个召唤。 已经注册了480万国内流离失所者。</text:p>
      <ul>
        <li>
我强调并非所有IDP都记录下来，这是一个单独的问题。 大约有110万公民被从登陆处取代，即从奥尔德洛(Ordlo)领土转移的和解，在大规模入侵克服之后。 超过100万个IDP是孩子。 自2014年以来，自2014年2月24日，2022年和480万以来，总共经过350万次。”</li>
      </ul>
      <text:p text:style-name="P4">
<draw:frame draw:style-name="fr1" draw:name="Image105" text:anchor-type="as-char" svg:width="6.9236in" svg:height="4.615733in" draw:z-index="0">
<draw:image xlink:href="../Images/AРМІЯINFORM/2023-04-07T91-00-00-04-00/foto-2-3.jpg" xlink:type="simple" xlink:show="embed" xlink:actuate="onLoad" draw:mime-type="image/jpeg"/>
</draw:frame>
很多IDP将无法返回家园。 根据世界银行的说法，战争造成的损失和损失，乌克兰近50万个单位的住房已被彻底摧毁，将近一百万单位的住房损坏了。 这种公民的社会支持是通过付款计划发生的(2000 UAH注册IDP和每个孩子的3000 UAH).</text:p>
      <text:p text:style-name="P4">
— Крім того, відбувається тиск на спроможність системи соціального захистунадавати необхідний обсяг послуг у всіх громадах, куди переїжджають такі люди.Оскільки необхідні додаткові місця в дитячих садках, школах, закладах охорониздоров’я, виникає додаткове навантаження на соціальних працівників, і ми неможемо спрогнозувати станом на сьогодні, який обсяг інфраструктури потрібно вдовгостроковій перспективі будувати в цих громадах. Не відомо, скільки з ВПОповернуться додому, а скільки назавжди залишаться в цій громаді, — пояснилаперший заступник міністра соціальної політики України.</text:p>
      <text:p text:style-name="P4">
<draw:frame draw:style-name="fr1" draw:name="Image106" text:anchor-type="as-char" svg:width="6.9236in" svg:height="7.812441in" draw:z-index="0">
<draw:image xlink:href="../Images/AРМІЯINFORM/2023-04-07T91-00-00-04-00/foto-3-2-1-e1680888448329.jpg" xlink:type="simple" xlink:show="embed" xlink:actuate="onLoad" draw:mime-type="image/jpeg"/>
</draw:frame>
第三个重大挑战是贫困公民人数的增加。人口变化对社会保护系统的负面影响的另一种负面影响是社会的快速残疾。 根据注册残疾养老金支付的养老基金系统，在2022年，有13,000人开始收到残疾养老金。</text:p>
      <ul>
        <li>
我们在这方面没有完整的情况，但我们了解数字是大规模的。这是该国的一个很大的系统性风险，因为如果您没有快速帮助这些公民，我们将获得一个潜在的新同伙 - Vladory Mchak。</li>
      </ul>
      <text:p text:style-name="P4">
战争的下一个系统性负面影响是增加了一个或两个父母失去的孩子的数量。 同时，根据官员的说法，急剧暂停了机构制度的降级步伐。 但是，社会政策的优先事项仍然是为家庭提供儿童，包括家庭型孤儿院的发展。极大地打扰了这一趋势，这是一个额外的风险，这取决于这个孩子会成长多少，社交方式将如何是，或者将拥有良好的教育，随后其自己的收入来源。</text:p>
      <text:p text:style-name="P4">
*!</text:p>
      <text:p text:style-name="P4">
<text:span text:style-name="T5">
减少工作人数(根据世界银行的数据，未打算离开该国的人中有19％不打算返回家乡); * 200万公民被强行驱逐到侵略国，也有可能无法返回家乡的风险。 * 150万个就业机会可以完全丢失； </text:span>
增加有权提前退休的人的数量。</text:p>
      <text:p text:style-name="P4">
<text:span text:style-name="T4">
同时，有权从州和提前退休的永久付款的人数将增加：</text:span>
</text:p>
      <text:p text:style-name="P4">
<text:span text:style-name="T5">
失去了养家糊口的人 </text:span>
接受过残疾的人 *所有具有UBD身份的人(将在50-55岁时退休).</text:p>
      <text:p text:style-name="P4">
У зв’язку з цим серед пріоритетів соціальної підтримки Дарія Марчак назваланадання соціальних послуг. Це означає, що кожна людина, яка потребуєпідтримки, має знати телефон або місцеперебування кейс-менеджера, якийпідкаже, як розв’язати проблему.</text:p>
      <text:p text:style-name="P4">
<text:span text:style-name="T5">
foto yuri veres</text:span>
</text:p>
      <text:p text:style-name="P4">
News Source: <text:a xlink:type="simple" xlink:href="https://armyinform.com.ua/2023/04/07/vijna-vidkynula-nas-na-16-rokiv-nazad-u-konteksti-dobrobutu-gromadyan-minsoczpolityky/" text:style-name="Internet_20_link" text:visited-style-name="Visited_20_Internet_20_Link">
https://armyinform.com.ua/2023/04/07/vijna-vidkynula-nas-na-16-rokiv-nazad-u-konteksti-dobrobutu-gromadyan-minsoczpolityky/</text:a>
</text:p>
      <!--NEWS-->
      <text:h text:style-name="P10" text:outline-level="1">
<text:span text:style-name="T4">
许多俄罗斯人假病疾病，所以你不会回到前面 - 拦截gur</text:span>
</text:h>
      <text:p text:style-name="P4">
作者: ['АРМІЯINFORM']</text:p>
      <text:p text:style-name="P4">
时间: 2023-04-07T92:00:00-04:00</text:p>
      <text:p text:style-name="P4">
描述: Viiskovy RF Rozpoviv Kolzi关于Kradiyzhi Serediysikovikh，Vidsutniy Vid开始了I ...与乌克兰2022年的战争，与乌克兰的最新新闻，今日新闻，与乌克兰的新闻战争，与乌克兰2022年的新闻战争，今天是乌克兰和乌克兰的最后一场战争，当与乌克兰在乌克兰与乌克兰的战争将不在</text:p>
      <text:p text:style-name="P4">
图片: ['<text:a xlink:type="simple" xlink:href="https://armyinform.com.ua/wp-content/uploads/2023/04/5e83dd9f-2872f5f0f83457327eeef050da99eb55.jpg" text:style-name="Internet_20_link" text:visited-style-name="Visited_20_Internet_20_Link">
5e83dd9f-2872f5f0f83457327eeef050da99eb55.jpg</text:a>
']</text:p>
      <text:p text:style-name="P4">
标签: ['STOPRUSSIA', 'АГРЕСІЯ РФ', 'ГУР МО УКРАЇНИ', 'ДУТА ВЕЛИЧ РОСАРМІЇ']</text:p>
      <text:p text:style-name="P4">
类别: News</text:p>
      <!--METADATA-->
      <text:p text:style-name="P4">
<draw:frame draw:style-name="fr1" draw:name="Image107" text:anchor-type="as-char" svg:width="6.9236in" svg:height="4.32725in" draw:z-index="0">
<draw:image xlink:href="../Images/AРМІЯINFORM/2023-04-07T92-00-00-04-00/5e83dd9f-2872f5f0f83457327eeef050da99eb55.jpg" xlink:type="simple" xlink:show="embed" xlink:actuate="onLoad" draw:mime-type="image/jpeg"/>
</draw:frame>
说明性照片</text:p>
      <text:p text:style-name="P4">
军方告诉同事在军队中盗窃，缺乏收入和薪水。 他们感到震惊，并说他们很快就会带着自己的东西在Zuzima行走。 占领者还告诉一个帐篷里的一团糟，每个人都无动于衷。</text:p>
      <text:p text:style-name="P4">
<text:span text:style-name="T5">
derello：<text:a xlink:type="simple" xlink:href="https://t.me/DIUkraine/2180" text:style-name="Internet_20_link" text:visited-style-name="Visited_20_Internet_20_Link">
Gur Mou</text:a>
</text:span>
</text:p>
      <text:p text:style-name="P4">
News Source: <text:a xlink:type="simple" xlink:href="https://armyinform.com.ua/2023/04/07/bagato-rosiyan-pidroblyayut-dovidky-pro-hvoroby-shhob-ne-povertatysya-na-front-perehoplennya-gur/" text:style-name="Internet_20_link" text:visited-style-name="Visited_20_Internet_20_Link">
https://armyinform.com.ua/2023/04/07/bagato-rosiyan-pidroblyayut-dovidky-pro-hvoroby-shhob-ne-povertatysya-na-front-perehoplennya-gur/</text:a>
</text:p>
      <!--NEWS-->
      <text:h text:style-name="P10" text:outline-level="1">
<text:span text:style-name="T4">
国际组织将协助搜索团队</text:span>
</text:h>
      <text:p text:style-name="P4">
作者: ['АРМІЯINFORM']</text:p>
      <text:p text:style-name="P4">
时间: 2023-04-07T93:00:00-04:00</text:p>
      <text:p text:style-name="P4">
描述: 我们将人民的Zustychiyv的PID小时交织在一起……与乌克兰2022年的战争，与乌克兰的战争是今天的最新消息，今天与乌克兰2022年的战争是今天的最后一场新闻，乌克兰和乌克兰之间的战争将发生。俄罗斯，当与乌克兰的战争将于2022年在2022年，他们是否在不久的将来与乌克兰进行战争，他们说，今天与乌克兰的战争，今天的乌克兰新闻，乌克兰的新闻，乌克兰媒体在俄罗斯的乌克兰新闻</text:p>
      <text:p text:style-name="P4">
图片: ['<text:a xlink:type="simple" xlink:href="https://armyinform.com.ua/wp-content/uploads/2023/04/d45a055896b7227a0856879da86b26c9.jpg" text:style-name="Internet_20_link" text:visited-style-name="Visited_20_Internet_20_Link">
d45a055896b7227a0856879da86b26c9.jpg</text:a>
']</text:p>
      <text:p text:style-name="P4">
标签: ['STOPRUSSIA', 'АГРЕСІЯ РФ', 'СВІТ ПІДТРИМУЄ УКРАЇНУ']</text:p>
      <text:p text:style-name="P4">
类别: News</text:p>
      <!--METADATA-->
      <text:p text:style-name="P4">
<draw:frame draw:style-name="fr1" draw:name="Image108" text:anchor-type="as-char" svg:width="6.9236in" svg:height="3.4618in" draw:z-index="0">
<draw:image xlink:href="../Images/AРМІЯINFORM/2023-04-07T93-00-00-04-00/d45a055896b7227a0856879da86b26c9.jpg" xlink:type="simple" xlink:show="embed" xlink:actuate="onLoad" draw:mime-type="image/jpeg"/>
</draw:frame>
说明性照片</text:p>
      <text:p text:style-name="P4">
相关的互动方向是在自由国际和Legenda TNT和军事考古学的一次会议上讨论的，而Oleg Kotenko失踪了。</text:p>
      <text:p text:style-name="P4">
在会议期间，国际组织的管理报告称准备爆炸性主题的意识(GNP)重返社会部搜索团队的高管。 而且 - 在危险中增加的情况下，将他们的超音员组织到可能的失踪人员的位置。</text:p>
      <text:p text:style-name="P4">
这些措施将有助于减少这种命令病变和不引人注目的弹药的风险。</text:p>
      <text:p text:style-name="P4">
会议的结果是，国际组织的代表将一个无人的航空综合体从失踪者转移给失踪人员。 该设备将帮助该部的搜索团队对可能的埋葬场所进行预防性检查，并以此类地点为基础识别GNP。</text:p>
      <text:p text:style-name="P4">
<text:span text:style-name="T5">
derelo：<text:a xlink:type="simple" xlink:href="https://www.kmu.gov.ua/news/mizhnarodni-orhanizatsii-dopomahatymut-poshukovym-komandam-minreintehratsii" text:style-name="Internet_20_link" text:visited-style-name="Visited_20_Internet_20_Link">
政府门户</text:a>
</text:span>
</text:p>
      <text:p text:style-name="P4">
News Source: <text:a xlink:type="simple" xlink:href="https://armyinform.com.ua/2023/04/07/mizhnarodni-organizacziyi-dopomagatymut-poshukovym-komandam-minreintegracziyi/" text:style-name="Internet_20_link" text:visited-style-name="Visited_20_Internet_20_Link">
https://armyinform.com.ua/2023/04/07/mizhnarodni-organizacziyi-dopomagatymut-poshukovym-komandam-minreintegracziyi/</text:a>
</text:p>
      <!--NEWS-->
      <text:h text:style-name="P10" text:outline-level="1">
<text:span text:style-name="T4">
政府已批准了截至2025年期间的国家政策战略</text:span>
</text:h>
      <text:p text:style-name="P4">
作者: ['АРМІЯINFORM']</text:p>
      <text:p text:style-name="P4">
时间: 2023-04-07T94:00:00-04:00</text:p>
      <text:p text:style-name="P4">
描述: Syogodn和Kabmin在Interders关于...与乌克兰2022年的战争，与乌克兰的最新新闻，今天与乌克兰2022年的新闻战争中，将在乌克兰和俄罗斯和俄罗斯和俄罗斯和俄罗斯和俄罗斯和俄罗斯和俄罗斯之间的战争中与乌克兰战争，与乌克兰的最新新闻，今天与乌克兰的新闻战争，与乌克兰的最新新闻，今天与乌克兰的最新新闻，今天与乌克兰的最新新闻进行战争，将乌克兰和俄罗斯与俄罗斯和俄罗斯与俄罗斯与俄罗斯与俄罗斯与俄罗斯与俄罗斯与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1645021971_613x321_2_0_nw.jpeg" text:style-name="Internet_20_link" text:visited-style-name="Visited_20_Internet_20_Link">
1645021971_613x321_2_0_nw.jpeg</text:a>
']</text:p>
      <text:p text:style-name="P4">
标签: ['STOPRUSSIA', 'ВТОРГНЕННЯ РФ', 'МІНРЕІНТЕГРАЦІЇ']</text:p>
      <text:p text:style-name="P4">
类别: News</text:p>
      <!--METADATA-->
      <text:p text:style-name="P4">
<draw:frame draw:style-name="fr1" draw:name="Image109" text:anchor-type="as-char" svg:width="6.9236in" svg:height="3.625572in" draw:z-index="0">
<draw:image xlink:href="../Images/AРМІЯINFORM/2023-04-07T94-00-00-04-00/1645021971_613x321_2_0_nw.jpeg" xlink:type="simple" xlink:show="embed" xlink:actuate="onLoad" draw:mime-type="image/jpeg"/>
</draw:frame>
说明性照片</text:p>
      <text:p text:style-name="P4">
如今，内阁已批准了直到2025年期间内部分散的国家政策战略。 2023  -  2025年的适当操作计划也获得了批准。</text:p>
      <text:p text:style-name="P4">
该文件是在欧洲理事会的支持下由重返社会部开发的。 负责保护内部流离失所者权利的国际和非政府组织的专家也加入了它。</text:p>
      <text:p text:style-name="P4">
采用新策略是国家对俄罗斯联邦的全面侵略造成的大量人口挑战的反应。 它在各个阶段提供了国家支持国内流离失所者的支持 - 从疏散开始，在社会适应过程中，在一个新的地方到返回永久居住地的时候。</text:p>
      <text:p text:style-name="P4">
因此，国家将重点关注5个战略目的：1 \。 国家对内部运动挑战的反应。 2 \。 公民从危险地区的安全撤离并满足其人道主义需求。 3 \。 IDP改编在新的居住地。 4 \。 主机领土社区中国内流离失所者的集成和开发。 5 \。 支持安全返回勒索的废弃住所。</text:p>
      <text:p text:style-name="P4">
“国家内部运动政策应该是全面的。关注的重点应集中于适应和内部流离失所者的进一步融合。 这些是获得教育服务，就业和自我就业的支持。 成为专业心理帮助的重要组成部分。 我感谢欧洲理事会和加入战略制定的公共组织。 从现在开始，我们有一种清晰的方式来应对内部运动的挑战。</text:p>
      <text:p text:style-name="P4">
<text:span text:style-name="T5">
derello：<text:a xlink:type="simple" xlink:href="https://minre.gov.ua/2023/04/07/uryad-shvalyv-strategiyu-derzhavnoyi-polityky-shhodo-vnutrishnogo-peremishhennya-na-period-do-2025-roku/" text:style-name="Internet_20_link" text:visited-style-name="Visited_20_Internet_20_Link">
重返社会部</text:a>
</text:span>
</text:p>
      <text:p text:style-name="P4">
News Source: <text:a xlink:type="simple" xlink:href="https://armyinform.com.ua/2023/04/07/uryad-shvalyv-strategiyu-derzhavnoyi-polityky-shhodo-vnutrishnogo-peremishhennya-na-period-do-2025-roku/" text:style-name="Internet_20_link" text:visited-style-name="Visited_20_Internet_20_Link">
https://armyinform.com.ua/2023/04/07/uryad-shvalyv-strategiyu-derzhavnoyi-polityky-shhodo-vnutrishnogo-peremishhennya-na-period-do-2025-roku/</text:a>
</text:p>
      <!--NEWS-->
      <text:h text:style-name="P10" text:outline-level="1">
<text:span text:style-name="T4">
俄罗斯试图将乌克兰置于奴隶制状态的企图始于占领克里米亚– Volodymyr Zelenskyy</text:span>
</text:h>
      <text:p text:style-name="P4">
作者: ['АРМІЯINFORM']</text:p>
      <text:p text:style-name="P4">
时间: 2023-04-07T95:00:00-04:00</text:p>
      <text:p text:style-name="P4">
描述: 并没有被遗忘，乌克兰尼亚尼人绯红色的萨玛（SAMA）是从犯罪强硬到自由的男性代表...与乌克兰2022年的战争，与乌克兰的战争是今天的最新消息，今天与乌克兰2022年的新闻战是今天的最后一场新闻，乌克兰和俄罗斯之间是否会发生战争，以及何时，2​​022年与乌克兰的战争将在不久的将来与乌克兰进行战争，与乌克兰与乌克兰的战争，今天的乌克兰新闻，乌克兰媒体上的新闻在俄罗斯</text:p>
      <text:p text:style-name="P4">
图片: ['<text:a xlink:type="simple" xlink:href="https://armyinform.com.ua/wp-content/uploads/2023/04/bez-imeni-1.png" text:style-name="Internet_20_link" text:visited-style-name="Visited_20_Internet_20_Link">
bez-imeni-1.png</text:a>
', '<text:a xlink:type="simple" xlink:href="https://armyinform.com.ua/wp-content/uploads/2023/04/84b3b9c1c87f9ecefde0699626f1346a_1680897263_extra_large-150x150.jpeg" text:style-name="Internet_20_link" text:visited-style-name="Visited_20_Internet_20_Link">
84b3b9c1c87f9ecefde0699626f1346a_1680897263_extra_large-150x150.jpeg</text:a>
', '<text:a xlink:type="simple" xlink:href="https://armyinform.com.ua/wp-content/uploads/2023/04/2f0e9d33c82cc960a6cae6a3ed909604_1680897244_extra_large-150x150.jpeg" text:style-name="Internet_20_link" text:visited-style-name="Visited_20_Internet_20_Link">
2f0e9d33c82cc960a6cae6a3ed909604_1680897244_extra_large-150x150.jpeg</text:a>
', '<text:a xlink:type="simple" xlink:href="https://armyinform.com.ua/wp-content/uploads/2023/04/043a4e583a8d6351217f23987df93cb8_1680897247_extra_large-150x150.jpeg" text:style-name="Internet_20_link" text:visited-style-name="Visited_20_Internet_20_Link">
043a4e583a8d6351217f23987df93cb8_1680897247_extra_large-150x150.jpeg</text:a>
', '<text:a xlink:type="simple" xlink:href="https://armyinform.com.ua/wp-content/uploads/2023/04/cfdd5b96f62f9e6e9bb2190ff957bbf1_1680897247_extra_large-150x150.jpeg" text:style-name="Internet_20_link" text:visited-style-name="Visited_20_Internet_20_Link">
cfdd5b96f62f9e6e9bb2190ff957bbf1_1680897247_extra_large-150x150.jpeg</text:a>
']</text:p>
      <text:p text:style-name="P4">
标签: ['STOPRUSSIA', 'АГРЕСІЯ РФ', 'ВОЛОДИМИР ЗЕЛЕНСЬКИЙ']</text:p>
      <text:p text:style-name="P4">
类别: News</text:p>
      <!--METADATA-->
      <text:p text:style-name="P4">
<draw:frame draw:style-name="fr1" draw:name="Image110" text:anchor-type="as-char" svg:width="6.9236in" svg:height="3.934913in" draw:z-index="0">
<draw:image xlink:href="../Images/AРМІЯINFORM/2023-04-07T95-00-00-04-00/bez-imeni-1.png" xlink:type="simple" xlink:show="embed" xlink:actuate="onLoad" draw:mime-type="image/png"/>
</draw:frame>
我们不会忘记，是因为乌克兰克里米亚的占领，来自克里米亚自由的乌克兰和克里米亚·塔塔尔的镇压，俄罗斯试图将乌克兰和欧洲其他人民置于奴隶制状态是对克里米亚穆斯林条件的企图。屈辱，镇压，谋杀，战争...</text:p>
      <text:p text:style-name="P4">
但是，在邪恶之路开始的地方，我们正在等待我们并胜利。克里米亚不仅对乌克兰，而且对世界都是非替代的。 根据联合国公约和宪章的命令，而不是俄罗斯试图解决的凶手，强奸犯和强盗的维度习惯。</text:p>
      <text:p text:style-name="P4">
我相信，将无一例外地听到为我们所有土地和平的祈祷。 我们将返回克里米亚 - 然后世界将返回联盟，因为侵略者输了。 乌克兰的胜利将意味着生命的胜利 - 各种派别的乌克兰人的生命，具有不同的起源，但有一个梦想和信仰：一般是善良的。</text:p>
      <text:p text:style-name="P4">
他说，这在Eftaur面前，他很荣幸与我们的战士分裂，也与Majlis，Crimean Tatar人民和Dips Copuslim国家的代表分开。</text:p>
      <text:p text:style-name="P4">
尽管战争感到悲伤和痛苦，但让神圣的斋月变得聪明!</text:p>
      <text:p text:style-name="P4">
<text:a xlink:type="simple" xlink:href="https://armyinform.com.ua/wp-content/uploads/2023/04/84b3b9c1c87f9ecefde0699626f1346a_1680897263_extra_large.jpeg" text:style-name="Internet_20_link" text:visited-style-name="Visited_20_Internet_20_Link">
!(Images/AРМІЯINFORM/2023-04-07T95-00-00-04-00/84b3b9c1c87f9ecefde0699626f1346a_1680897263_extra_large-150x150.jpeg)</text:a>
</text:p>
      <text:p text:style-name="P4">
<text:a xlink:type="simple" xlink:href="https://armyinform.com.ua/wp-content/uploads/2023/04/2f0e9d33c82cc960a6cae6a3ed909604_1680897244_extra_large.jpeg" text:style-name="Internet_20_link" text:visited-style-name="Visited_20_Internet_20_Link">
<draw:frame draw:style-name="fr1" draw:name="Image111" text:anchor-type="as-char" svg:width="6.9236in" svg:height="6.9236in" draw:z-index="0">
<draw:image xlink:href="../Images/AРМІЯINFORM/2023-04-07T95-00-00-04-00/2f0e9d33c82cc960a6cae6a3ed909604_1680897244_extra_large-150x150.jpeg" xlink:type="simple" xlink:show="embed" xlink:actuate="onLoad" draw:mime-type="image/jpeg"/>
</draw:frame>
</text:a>
</text:p>
      <text:p text:style-name="P4">
<text:a xlink:type="simple" xlink:href="https://armyinform.com.ua/wp-content/uploads/2023/04/043a4e583a8d6351217f23987df93cb8_1680897247_extra_large.jpeg" text:style-name="Internet_20_link" text:visited-style-name="Visited_20_Internet_20_Link">
<draw:frame draw:style-name="fr1" draw:name="Image112" text:anchor-type="as-char" svg:width="6.9236in" svg:height="6.9236in" draw:z-index="0">
<draw:image xlink:href="../Images/AРМІЯINFORM/2023-04-07T95-00-00-04-00/043a4e583a8d6351217f23987df93cb8_1680897247_extra_large-150x150.jpeg" xlink:type="simple" xlink:show="embed" xlink:actuate="onLoad" draw:mime-type="image/jpeg"/>
</draw:frame>
</text:a>
</text:p>
      <text:p text:style-name="P4">
<text:a xlink:type="simple" xlink:href="https://armyinform.com.ua/wp-content/uploads/2023/04/cfdd5b96f62f9e6e9bb2190ff957bbf1_1680897247_extra_large.jpeg" text:style-name="Internet_20_link" text:visited-style-name="Visited_20_Internet_20_Link">
<draw:frame draw:style-name="fr1" draw:name="Image113" text:anchor-type="as-char" svg:width="6.9236in" svg:height="6.9236in" draw:z-index="0">
<draw:image xlink:href="../Images/AРМІЯINFORM/2023-04-07T95-00-00-04-00/cfdd5b96f62f9e6e9bb2190ff957bbf1_1680897247_extra_large-150x150.jpeg" xlink:type="simple" xlink:show="embed" xlink:actuate="onLoad" draw:mime-type="image/jpeg"/>
</draw:frame>
</text:a>
<text:span text:style-name="T5">
 dudelo：<text:a xlink:type="simple" xlink:href="https://t.me/V_Zelenskiy_official/5795" text:style-name="Internet_20_link" text:visited-style-name="Visited_20_Internet_20_Link">
乌克兰总统</text:a>
</text:span>
</text:p>
      <text:p text:style-name="P4">
News Source: <text:a xlink:type="simple" xlink:href="https://armyinform.com.ua/2023/04/07/sproba-rosiyi-postavyty-v-rabski-umovy-ukrayinu-rozpochalasya-z-okupacziyi-krymu-volodymyr-zelenskyj/" text:style-name="Internet_20_link" text:visited-style-name="Visited_20_Internet_20_Link">
https://armyinform.com.ua/2023/04/07/sproba-rosiyi-postavyty-v-rabski-umovy-ukrayinu-rozpochalasya-z-okupacziyi-krymu-volodymyr-zelenskyj/</text:a>
</text:p>
      <!--NEWS-->
      <text:h text:style-name="P10" text:outline-level="1">
<text:span text:style-name="T4">
Volodymyr Zelenskyy授予了个人勇气和奉献精神的捍卫者</text:span>
</text:h>
      <text:p text:style-name="P4">
作者: ['АРМІЯINFORM']</text:p>
      <text:p text:style-name="P4">
时间: 2023-04-07T96:00:00-04:00</text:p>
      <text:p text:style-name="P4">
描述: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3/03/nagorody-1.jpg" text:style-name="Internet_20_link" text:visited-style-name="Visited_20_Internet_20_Link">
nagorody-1.jpg</text:a>
']</text:p>
      <text:p text:style-name="P4">
标签: ['STOPRUSSIA', 'АГРЕСІЯ РФ', 'ВОЛОДИМИР ЗЕЛЕНСЬКИЙ', 'ВТОРГНЕННЯ РФ', 'НАГОРОДЖЕННЯ']</text:p>
      <text:p text:style-name="P4">
类别: News</text:p>
      <!--METADATA-->
      <text:p text:style-name="P4">
<draw:frame draw:style-name="fr1" draw:name="Image114" text:anchor-type="as-char" svg:width="6.9236in" svg:height="3.872889in" draw:z-index="0">
<draw:image xlink:href="../Images/AРМІЯINFORM/2023-04-07T96-00-00-04-00/nagorody-1.jpg" xlink:type="simple" xlink:show="embed" xlink:actuate="onLoad" draw:mime-type="image/jpeg"/>
</draw:frame>
<text:span text:style-name="T4">
乌克兰沃迪米尔·泽伦斯基总统指出了乌克兰捍卫者的州奖。</text:span>
</text:p>
      <text:p text:style-name="P4">
相应的法令<text:a xlink:type="simple" xlink:href="https://www.president.gov.ua/documents/2032023-46289" text:style-name="Internet_20_link" text:visited-style-name="Visited_20_Internet_20_Link">
第203/2023号</text:a>
由国家元首发表。</text:p>
      <text:p text:style-name="P4">
<text:span text:style-name="T4">
授予Bohdan Khmelnitsky II学位的命令</text:span>
</text:p>
      <text:p text:style-name="P4">
Sheremet Dmitry Vladimirovich-中尉</text:p>
      <text:p text:style-name="P4">
<text:span text:style-name="T4">
授予Bohdan Khmelnitsky III学位的命令</text:span>
</text:p>
      <text:p text:style-name="P4">
Bevza Vadim Nikolaevich-专业</text:p>
      <text:p text:style-name="P4">
Zuba Nicholas Petrovich(死后) - 士兵</text:p>
      <text:p text:style-name="P4">
Korostileva Yegor Sergiyovych(死后) - 中尉</text:p>
      <text:p text:style-name="P4">
猫尼古拉·弗拉基米洛维奇(死后) - 中尉</text:p>
      <text:p text:style-name="P4">
亚历山大·库兹曼科(Alexander Kuzmenko)(死后) - 中尉</text:p>
      <text:p text:style-name="P4">
玛丽·亚历山大·瓦莱里维奇(Marych Alexander Valeryevich) - 上校</text:p>
      <text:p text:style-name="P4">
Mateychuk Vasily Stepanovich-队长</text:p>
      <text:p text:style-name="P4">
Yanchuk Andriy Anatoliyovych-少校</text:p>
      <text:p text:style-name="P4">
<text:span text:style-name="T4">
授予II学位的勇气命令</text:span>
</text:p>
      <text:p text:style-name="P4">
Vladimirov Vladimir Viktorovich(死后) - 士兵</text:p>
      <text:p text:style-name="P4">
Andrei Mikhailovich Guzeyus-士兵</text:p>
      <text:p text:style-name="P4">
Maxim Anatolyevich-高级士兵</text:p>
      <text:p text:style-name="P4">
迈克尔·鲁斯拉纳·尤里维奇(Michael Ruslana Yurievich)(死后) - 士兵</text:p>
      <text:p text:style-name="P4">
MELESHCHUK ROMAN FRANHEKOVICH-高级士兵</text:p>
      <text:p text:style-name="P4">
<text:span text:style-name="T4">
授予三级勇气的勇气</text:span>
</text:p>
      <text:p text:style-name="P4">
Avramenko Mikhail Nikolaevich(死后) - 士兵</text:p>
      <text:p text:style-name="P4">
亚历山大·阿塔曼科(Alexander Atamanenko)(死后) - 酋长</text:p>
      <text:p text:style-name="P4">
Afanasiev Sergey Alexandrovich(死后) - 士兵</text:p>
      <text:p text:style-name="P4">
Vinokurov Yevgeny Gennadyevich(死后) - 士兵</text:p>
      <text:p text:style-name="P4">
Alexei Voitenko(死后) - 士兵</text:p>
      <text:p text:style-name="P4">
Husak Yuri Sergeyevich(死后) - 士兵</text:p>
      <text:p text:style-name="P4">
Dovginka Ivan Vladimirovich(死后) - 高级士兵</text:p>
      <text:p text:style-name="P4">
爱德华·维克托罗维奇·杜科茨基(死后) - 士兵</text:p>
      <text:p text:style-name="P4">
Zvezdun Artem Vitaliyevich(死后) - 士兵</text:p>
      <text:p text:style-name="P4">
Zinchenko Andriy Andreevich(死后) - 中士</text:p>
      <text:p text:style-name="P4">
Kashka Fyodor Sergeyevich(死后) - 高级中士</text:p>
      <text:p text:style-name="P4">
Kasyanenko Alexei Yurievich(死后) - 初中中士</text:p>
      <text:p text:style-name="P4">
Eugene Kashinsky(死后) - 士兵</text:p>
      <text:p text:style-name="P4">
Kendzor Roman Markovich(死后) - 中士</text:p>
      <text:p text:style-name="P4">
Kiftyak Dmitry Petrovich(死后) - 士兵</text:p>
      <text:p text:style-name="P4">
Kovtun Oleg Nikolaevich(死后) - 高级士兵</text:p>
      <text:p text:style-name="P4">
Kravchenko Igor Sergeyevich(死后) - 高级中尉医疗服务</text:p>
      <text:p text:style-name="P4">
Kulinich Vitaliy Vasilyevich(死后) - 士兵</text:p>
      <text:p text:style-name="P4">
Kuprienko Andriy Vladimirovich(死后) - 士兵</text:p>
      <text:p text:style-name="P4">
Makarov Vladimir Sergeyevich(死后) - 士兵</text:p>
      <text:p text:style-name="P4">
弗拉基米尔·尼古拉维奇的肌肉(死后) - 士兵</text:p>
      <text:p text:style-name="P4">
Nalyvayka Vyacheslav Vladimirovich(死后) - 中士</text:p>
      <text:p text:style-name="P4">
Ovchinnikov Mykola Ivanovich(死后) - 士兵Opryshka Maxim Vladimirovich(死后) - 士兵</text:p>
      <text:p text:style-name="P4">
Parnai Yuri Igorovich(死后) - 高级士兵</text:p>
      <text:p text:style-name="P4">
Polusmak Andriy Vasilyevich(死后) - 士兵</text:p>
      <text:p text:style-name="P4">
Popivsky Sergey Vladimirovich-士兵</text:p>
      <text:p text:style-name="P4">
拉玛诺夫·谢尔盖·阿米诺维奇(死后) - 高级中士</text:p>
      <text:p text:style-name="P4">
Rachinsky Cyril Ruslanovich(死后) - 士兵</text:p>
      <text:p text:style-name="P4">
Rybalkina Vitaliy Mikhailovich(死后) - 士兵</text:p>
      <text:p text:style-name="P4">
Romanchenko Yulia Andreevna-高级士兵</text:p>
      <text:p text:style-name="P4">
Rotanova Roman Grigorovich(死后) - 士兵</text:p>
      <text:p text:style-name="P4">
Cruban Victor Vasilyevich(死后) - 士兵</text:p>
      <text:p text:style-name="P4">
尼古拉·萨弗斯基 - 中士</text:p>
      <text:p text:style-name="P4">
Dmitry Anatolyevich Savelieva(死后) - 士兵</text:p>
      <text:p text:style-name="P4">
Anton Viktorovich Savitsky(死后) - 队长</text:p>
      <text:p text:style-name="P4">
Savlyak Mykola Ivanovich-高级士兵</text:p>
      <text:p text:style-name="P4">
Saika Maxim Nikolaevich(死后) - 士兵</text:p>
      <text:p text:style-name="P4">
Denis Vitaliyevich Snitzuk(死后) - 士兵</text:p>
      <text:p text:style-name="P4">
Stableis Alexander Petrovich(死后) - 士兵</text:p>
      <text:p text:style-name="P4">
Stakhniuk Alexander Ivanovich(死后) - 高级士兵</text:p>
      <text:p text:style-name="P4">
Stepanova Sergey Anatolyevich(死后) - 士兵</text:p>
      <text:p text:style-name="P4">
Stolarchuk Sergey Petrovich(死后) - 士兵</text:p>
      <text:p text:style-name="P4">
Igor Mikhailovich Sunchenko(死后) - 士兵</text:p>
      <text:p text:style-name="P4">
帕维尔·苏卡诺夫(Pavel Sukhanov)(死后) - 士兵</text:p>
      <text:p text:style-name="P4">
Tarasova Pavel Anatolyevich(死后) - 士兵</text:p>
      <text:p text:style-name="P4">
Urinchuk Andrei Valeryevich-士兵</text:p>
      <text:p text:style-name="P4">
费多罗夫斯基谢尔盖·伊万诺维奇(死后) - 士兵</text:p>
      <text:p text:style-name="P4">
Mikalevich Nikita Gennadyevich(死后) - 士兵</text:p>
      <text:p text:style-name="P4">
Shkabura Yuri Vasilyevich(死后) - 中士</text:p>
      <text:p text:style-name="P4">
Vasyl Nikolaevich的头盔(死后) - 士兵</text:p>
      <text:p text:style-name="P4">
Vladimir Ruslanovich Shurgal(死后) - 中士</text:p>
      <text:p text:style-name="P4">
德米特里·帕夫洛维奇的老鼠(死后) - 士兵</text:p>
      <text:p text:style-name="P4">
<text:span text:style-name="T4">
授予乌克兰军事服役奖章</text:span>
</text:p>
      <text:p text:style-name="P4">
Aaba Mykola Viktorovich(死后) - 士兵</text:p>
      <text:p text:style-name="P4">
Akimenko Alexander Anatolyevich(死后) - 士兵</text:p>
      <text:p text:style-name="P4">
弗拉基米尔·比奇科夫(Vladimir Bichkov)(死后) - 士兵</text:p>
      <text:p text:style-name="P4">
博伊科·亚历山大·维克托维奇(Boyko Alexander Viktorovich)(死后) - 中士</text:p>
      <text:p text:style-name="P4">
亚历山大·邦德伦科(Alexander Bondarenko)(死后) - 士兵</text:p>
      <text:p text:style-name="P4">
Maxim Viktorovich Borovik-士兵</text:p>
      <text:p text:style-name="P4">
Gavrilenko Gennady Viktorovich(死后) - 士兵</text:p>
      <text:p text:style-name="P4">
Gnlesskova Pavel Vladimirovich(死后) - 士兵</text:p>
      <text:p text:style-name="P4">
Demchik Andrei Yurievich-高级中尉</text:p>
      <text:p text:style-name="P4">
Zacker Delverovich服务器(死后) - 士兵</text:p>
      <text:p text:style-name="P4">
Zozuliak Nikolai Ivanovich(死后) - 初中中士</text:p>
      <text:p text:style-name="P4">
Canarykina Mikhail Vitaliyevich-高级士兵</text:p>
      <text:p text:style-name="P4">
Kirkach-Antonenko Vitaliy Vladimirovich(死后) - 士兵</text:p>
      <text:p text:style-name="P4">
殖民者谢尔盖·伊万诺维奇(死后) - 士兵</text:p>
      <text:p text:style-name="P4">
Mikhail Krasnovsky-高级士兵</text:p>
      <text:p text:style-name="P4">
Kubak Valentina Vladimirovich-中尉Litvinenko Sergei Vitaliyevich(死后) - 初中中士</text:p>
      <text:p text:style-name="P4">
Logvinenko Mikhail Viktorovich(死后) - 士兵</text:p>
      <text:p text:style-name="P4">
小精灵帕夫洛维奇(死后) - 高级中士</text:p>
      <text:p text:style-name="P4">
弗罗斯特·塞尔吉·奥莱戈维奇(死后) - 中尉</text:p>
      <text:p text:style-name="P4">
粘液Sergei Nikolaevich-中士</text:p>
      <text:p text:style-name="P4">
Nicolabai Sergey Viktorovich(死后) - 士兵</text:p>
      <text:p text:style-name="P4">
Nikolayets Yuri Mikhailovich(死后) - 士兵</text:p>
      <text:p text:style-name="P4">
Panchenko Ruslan Viktorovich(死后) - 中士</text:p>
      <text:p text:style-name="P4">
伊万的佩乔斯基(死后) - 高级士兵</text:p>
      <text:p text:style-name="P4">
Oleg Viktorovich Protsa(死后) - 士兵</text:p>
      <text:p text:style-name="P4">
Rogulchyk Sergey Mikhailovich-士兵</text:p>
      <text:p text:style-name="P4">
亚历山大·格里戈洛维奇的疤痕(死后) - 士兵</text:p>
      <text:p text:style-name="P4">
Silokhina Ruslan Yevgenovich(死后) - 士兵</text:p>
      <text:p text:style-name="P4">
Alexei Nikolaevich(死后) - 士兵</text:p>
      <text:p text:style-name="P4">
Smulchenko Miroslav Yevgenovich(死后) - 士兵</text:p>
      <text:p text:style-name="P4">
罗马Mikhailovich Tanashchuk(死后) - 士兵</text:p>
      <text:p text:style-name="P4">
Feshchenko Oleg Nikolaevich(死后) - 士兵</text:p>
      <text:p text:style-name="P4">
车臣亚历山大·米哈伊洛维奇(Alexander Mikhailovich) - 高级中士</text:p>
      <text:p text:style-name="P4">
车chinova igor dmitrovich(死后) - 中士</text:p>
      <text:p text:style-name="P4">
Yuri Viktorovich Rat(死后) - 中士</text:p>
      <text:p text:style-name="P4">
<text:span text:style-name="T4">
奖励奖牌“祖国的捍卫者” </text:span>
</text:p>
      <text:p text:style-name="P4">
Alexei Gordiychuk-初中中士</text:p>
      <text:p text:style-name="P4">
Konovalchuk Oleg Nikolaevich-高级士兵</text:p>
      <text:p text:style-name="P4">
omelchuk vitaliy pavlovich-士兵</text:p>
      <text:p text:style-name="P4">
Onishchuk Mykola Petrovich-士兵</text:p>
      <text:p text:style-name="P4">
<text:span text:style-name="T4">
奖励挽救生命的奖牌</text:span>
</text:p>
      <text:p text:style-name="P4">
Bohdan Vladimirovich Gavenko-初中中士</text:p>
      <text:p text:style-name="P4">
Melnychuk Vitaliy Nikolaevich-士兵。</text:p>
      <text:p text:style-name="P4">
News Source: <text:a xlink:type="simple" xlink:href="https://armyinform.com.ua/2023/04/07/volodymyr-zelenskyj-nagorodyv-zahysnykiv-za-osobystu-muzhnist-i-samoviddanist/" text:style-name="Internet_20_link" text:visited-style-name="Visited_20_Internet_20_Link">
https://armyinform.com.ua/2023/04/07/volodymyr-zelenskyj-nagorodyv-zahysnykiv-za-osobystu-muzhnist-i-samoviddanist/</text:a>
</text:p>
      <!--NEWS-->
      <text:h text:style-name="P10" text:outline-level="1">
<text:span text:style-name="T4">
当乌克兰国旗将返回克里米亚 - 沃迪米尔·泽伦斯基（Volodymyr Zelenskyy）时，尊重和秩序将返回国际关系</text:span>
</text:h>
      <text:p text:style-name="P4">
作者: ['АРМІЯINFORM']</text:p>
      <text:p text:style-name="P4">
时间: 2023-04-07T97:00:00-04:00</text:p>
      <text:p text:style-name="P4">
描述: Syogodni部队日。 Pershe -Stavka。 主要的尊重是与Avdisivu I Bakhmut的战斗，……与乌克兰2022年的战争，与乌克兰的战争是今天的最新消息，今天与乌克兰2022年的战争，乌克兰和俄罗斯之间的战争将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4/bez-imeni-2.png" text:style-name="Internet_20_link" text:visited-style-name="Visited_20_Internet_20_Link">
bez-imeni-2.png</text:a>
']</text:p>
      <text:p text:style-name="P4">
标签: ['STOPRUSSIA', 'ВОЛОДИМИР ЗЕЛЕНСЬКИЙ', 'ДЕОКУПАЦІЯ КРИМУ', 'КРИМ']</text:p>
      <text:p text:style-name="P4">
类别: News</text:p>
      <!--METADATA-->
      <text:p text:style-name="P4">
<draw:frame draw:style-name="fr1" draw:name="Image115" text:anchor-type="as-char" svg:width="6.9236in" svg:height="3.854375in" draw:z-index="0">
<draw:image xlink:href="../Images/AРМІЯINFORM/2023-04-07T97-00-00-04-00/bez-imeni-2.png" xlink:type="simple" xlink:show="embed" xlink:actuate="onLoad" draw:mime-type="image/png"/>
</draw:frame>
<text:span text:style-name="T4">
今天是忙碌的一天。</text:span>
</text:p>
      <text:p text:style-name="P4">
<text:span text:style-name="T4">
第一个</text:span>
是赌注。 主要的关注是卢汉斯克地区的阿夫迪夫卡和巴赫穆特的战斗，对于敌人试图打破所有乌克兰防御的每个地区。</text:p>
      <text:p text:style-name="P4">
<text:span text:style-name="T4">
第二个</text:span>
是NSDC与政府一起，以及部委准备了侵略人员的新权力制裁清单 - 将被解雇。</text:p>
      <text:p text:style-name="P4">
<text:span text:style-name="T4">
第三</text:span>
  - 在各种条件下以及持续的需求，我们的人民和乌克兰业务的能源供应方面，在我们的电力系统的战略发展和保护方面举行了漫长的会议。</text:p>
      <text:p text:style-name="P4">
<text:span text:style-name="T4">
第四</text:span>
  - 在我们国家的正式生活中，我们增加了一种新的尊重传统。在圣斋月期间，有成千上万的乌克兰穆斯林和世界的穆斯林社区 - 不同的国家，不同的民族 - 坚持苛刻的职位。 当太阳落山时，会发生ehftar-晚餐。 他很荣幸能与我们的勇士与Majlis的代表与所有乌克兰穆斯林社区分享igiftar。</text:p>
      <text:p text:style-name="P4">
<text:span text:style-name="T4">
和第五</text:span>
  - 今天已经签署了几项法令，以授予国家拥有的Navigorods授予我们的战士：771名士兵。 总的来说，在全面战争期间，我们有43.5万以上的捍卫者和捍卫者以国家拥有的海军为标志。</text:p>
      <text:p text:style-name="P4">
谢谢所有捍卫国家的人!</text:p>
      <text:p text:style-name="P4">
我祝贺每个庆祝天使报酬的人!我们为我们的军事胜利和从邪恶的占领而祈祷!</text:p>
      <text:p text:style-name="P4">
_ dudelo：<text:a xlink:type="simple" xlink:href="https://t.me/V_Zelenskiy_official/5796" text:style-name="Internet_20_link" text:visited-style-name="Visited_20_Internet_20_Link">
乌克兰总统</text:a>
_</text:p>
      <text:p text:style-name="P4">
News Source: <text:a xlink:type="simple" xlink:href="https://armyinform.com.ua/2023/04/07/v-mizhnarodni-vidnosyny-povernutsya-povaga-j-poryadok-koly-u-krym-povernetsya-ukrayinskyj-prapor-volodymyr-zelenskyj/" text:style-name="Internet_20_link" text:visited-style-name="Visited_20_Internet_20_Link">
https://armyinform.com.ua/2023/04/07/v-mizhnarodni-vidnosyny-povernutsya-povaga-j-poryadok-koly-u-krym-povernetsya-ukrayinskyj-prapor-volodymyr-zelenskyj/</text:a>
</text:p>
      <!--NEWS-->
      <text:h text:style-name="P10" text:outline-level="1">
<text:span text:style-name="T4">
在Zaporizhzhia和Kherson的指示，俄罗斯军队炮击Malynivka，Mala Tokmachka，Novoda ...</text:span>
</text:h>
      <text:p text:style-name="P4">
作者: liveuamap (Language: en)</text:p>
      <text:p text:style-name="P4">
时间: 2023-04-08T-11:10:00</text:p>
      <text:p text:style-name="P4">
地点: Kherson (Latitude:46.63977 Longtitude:32.61395)</text:p>
      <text:p text:style-name="P4">
视频: []</text:p>
      <text:p text:style-name="P4">
图片: []</text:p>
      <text:p text:style-name="P4">
标签: ["Russia"]</text:p>
      <text:p text:style-name="P4">
Id: 22554486</text:p>
      <!--METADATA-->
      <text:p text:style-name="P4">
At Zaporizhzhia and Kherson directions Russian army shelled Malynivka, MalaTokmachka, Novodanylivka, Orikhiv, Novopavlivka of Zaporizhzhia region;Kachkarivka, Zmiyivka, Inzhenerne and Zelenivka of Kherson region, alsoKherson, - General Staff of Armed Forces of Ukraine says in the morning report</text:p>
      <text:p text:style-name="P4">
新闻集链接：<text:a xlink:type="simple" xlink:href="https://liveuamap.com/en/2023/8-april-at-zaporizhzhia-and-kherson-directions-russian-army" text:style-name="Internet_20_link" text:visited-style-name="Visited_20_Internet_20_Link">
https://liveuamap.com/en/2023/8-april-at-zaporizhia-and-kherson-directions-russian-army</text:a>
</text:p>
      <text:p text:style-name="P4">
News Source: <text:a xlink:type="simple" xlink:href="https://t.me/lumsrc/4444" text:style-name="Internet_20_link" text:visited-style-name="Visited_20_Internet_20_Link">
https://t.me/lumsrc/4444</text:a>
</text:p>
      <!--NEWS-->
      <text:h text:style-name="P10" text:outline-level="1">
<text:span text:style-name="T4">
SBU消除了另外三个动员逃避计划</text:span>
</text:h>
      <text:p text:style-name="P4">
作者: Ukrinform (Person)</text:p>
      <text:p text:style-name="P4">
出版商: Укринформ (Organization)</text:p>
      <text:p text:style-name="P4">
出版时间: 2023-04-08T-12:52:00+03:00</text:p>
      <text:p text:style-name="P4">
修改时间: 2023-04-08T23:52:00+03:00</text:p>
      <text:p text:style-name="P4">
描述: 乌克兰的安全局封锁了乌克兰公民在战争中动员的三个计划。  - 乌克林。</text:p>
      <text:p text:style-name="P4">
图片: ["<text:a xlink:type="simple" xlink:href="https://static.ukrinform.com/photos/2023_04/thumb_files/630_360_1680988320-3925.jpeg" text:style-name="Internet_20_link" text:visited-style-name="Visited_20_Internet_20_Link">
630_360_16809...</text:a>
", "<text:a xlink:type="simple" xlink:href="https://static.ukrinform.com/photos/2023_04/thumb_files/630_360_1680988321-8716.jpeg" text:style-name="Internet_20_link" text:visited-style-name="Visited_20_Internet_20_Link">
630_360_16809...</text:a>
", "<text:a xlink:type="simple" xlink:href="https://static.ukrinform.com/photos/2023_04/thumb_files/630_360_1680988321-8111.jpeg" text:style-name="Internet_20_link" text:visited-style-name="Visited_20_Internet_20_Link">
630_360_16809...</text:a>
", "<text:a xlink:type="simple" xlink:href="https://static.ukrinform.com/photos/2023_04/thumb_files/630_360_1680988321-2359.jpeg" text:style-name="Internet_20_link" text:visited-style-name="Visited_20_Internet_20_Link">
630_360_16809...</text:a>
", "<text:a xlink:type="simple" xlink:href="https://static.ukrinform.com/photos/2023_04/thumb_files/630_360_1680988321-6290.jpeg" text:style-name="Internet_20_link" text:visited-style-name="Visited_20_Internet_20_Link">
630_360_16809...</text:a>
", "<text:a xlink:type="simple" xlink:href="https://static.ukrinform.com/photos/2023_04/thumb_files/630_360_1680988321-6033.jpeg" text:style-name="Internet_20_link" text:visited-style-name="Visited_20_Internet_20_Link">
630_360_16809...</text:a>
", "<text:a xlink:type="simple" xlink:href="https://static.ukrinform.com/photos/2023_04/thumb_files/630_360_1680988321-3142.jpeg" text:style-name="Internet_20_link" text:visited-style-name="Visited_20_Internet_20_Link">
630_360_16809...</text:a>
", "<text:a xlink:type="simple" xlink:href="https://static.ukrinform.com/photos/2023_04/thumb_files/630_360_1680988321-6631.jpeg" text:style-name="Internet_20_link" text:visited-style-name="Visited_20_Internet_20_Link">
630_360_16809...</text:a>
"]</text:p>
      <text:p text:style-name="P4">
标签: ['Мобілізація', 'СБУ', 'Війна з росією']</text:p>
      <text:p text:style-name="P4">
类型: Article</text:p>
      <!--METADATA-->
      <text:p text:style-name="P4">
<draw:frame draw:style-name="fr1" draw:name="Image116" text:anchor-type="as-char" svg:width="6.9236in" svg:height="3.956343in" draw:z-index="0">
<draw:image xlink:href="../Images/yкринформ/2023-04-08T-12-52-00-03-00/630_360_1680988320-3925.jpeg" xlink:type="simple" xlink:show="embed" xlink:actuate="onLoad" draw:mime-type="image/jpeg"/>
</draw:frame>
乌克兰的服务已封锁了另外三个计划，以逃避乌克兰公​​民动员战争。</text:p>
      <text:p text:style-name="P4">
正如Ukrinform报道的那样，SBU在[]中报告(https://t.me/SBUkr/7865?single) .</text:p>
      <text:p text:style-name="P4">
<draw:frame draw:style-name="fr1" draw:name="Image117" text:anchor-type="as-char" svg:width="6.9236in" svg:height="3.956343in" draw:z-index="0">
<draw:image xlink:href="../Images/yкринформ/2023-04-08T-12-52-00-03-00/630_360_1680988320-3925.jpeg" xlink:type="simple" xlink:show="embed" xlink:actuate="onLoad" draw:mime-type="image/jpeg"/>
</draw:frame>
Slulklicd另外三个逃避动员/照片的方案：SBU <text:a xlink:type="simple" xlink:href="https://static.ukrinform.com/photos/2023_04/1680988320-3925.jpeg" text:style-name="Internet_20_link" text:visited-style-name="Visited_20_Internet_20_Link">
<draw:frame draw:style-name="fr1" draw:name="Image118" text:anchor-type="as-char" svg:width="6.9236in" svg:height="3.956343in" draw:z-index="0">
<draw:image xlink:href="../Images/yкринформ/2023-04-08T-12-52-00-03-00/630_360_1680988320-3925.jpeg" xlink:type="simple" xlink:show="embed" xlink:actuate="onLoad" draw:mime-type="image/jpeg"/>
</draw:frame>
</text:a>
 <text:a xlink:type="simple" xlink:href="https://static.ukrinform.com/photos/2023_04/1680988321-8716.jpeg" text:style-name="Internet_20_link" text:visited-style-name="Visited_20_Internet_20_Link">
<draw:frame draw:style-name="fr1" draw:name="Image119" text:anchor-type="as-char" svg:width="6.9236in" svg:height="3.956343in" draw:z-index="0">
<draw:image xlink:href="../Images/yкринформ/2023-04-08T-12-52-00-03-00/630_360_1680988321-8716.jpeg" xlink:type="simple" xlink:show="embed" xlink:actuate="onLoad" draw:mime-type="image/jpeg"/>
</draw:frame>
</text:a>
 <text:a xlink:type="simple" xlink:href="https://static.ukrinform.com/photos/2023_04/1680988321-8111.jpeg" text:style-name="Internet_20_link" text:visited-style-name="Visited_20_Internet_20_Link">
<draw:frame draw:style-name="fr1" draw:name="Image120" text:anchor-type="as-char" svg:width="6.9236in" svg:height="3.956343in" draw:z-index="0">
<draw:image xlink:href="../Images/yкринформ/2023-04-08T-12-52-00-03-00/630_360_1680988321-8111.jpeg" xlink:type="simple" xlink:show="embed" xlink:actuate="onLoad" draw:mime-type="image/jpeg"/>
</draw:frame>
</text:a>
 <text:a xlink:type="simple" xlink:href="https://static.ukrinform.com/photos/2023_04/1680988321-2359.jpeg" text:style-name="Internet_20_link" text:visited-style-name="Visited_20_Internet_20_Link">
<draw:frame draw:style-name="fr1" draw:name="Image121" text:anchor-type="as-char" svg:width="6.9236in" svg:height="3.956343in" draw:z-index="0">
<draw:image xlink:href="../Images/yкринформ/2023-04-08T-12-52-00-03-00/630_360_1680988321-2359.jpeg" xlink:type="simple" xlink:show="embed" xlink:actuate="onLoad" draw:mime-type="image/jpeg"/>
</draw:frame>
</text:a>
 <text:a xlink:type="simple" xlink:href="https://static.ukrinform.com/photos/2023_04/1680988321-6290.jpeg" text:style-name="Internet_20_link" text:visited-style-name="Visited_20_Internet_20_Link">
<draw:frame draw:style-name="fr1" draw:name="Image122" text:anchor-type="as-char" svg:width="6.9236in" svg:height="3.956343in" draw:z-index="0">
<draw:image xlink:href="../Images/yкринформ/2023-04-08T-12-52-00-03-00/630_360_1680988321-6290.jpeg" xlink:type="simple" xlink:show="embed" xlink:actuate="onLoad" draw:mime-type="image/jpeg"/>
</draw:frame>
</text:a>
 <text:a xlink:type="simple" xlink:href="https://static.ukrinform.com/photos/2023_04/1680988321-6033.jpeg" text:style-name="Internet_20_link" text:visited-style-name="Visited_20_Internet_20_Link">
<draw:frame draw:style-name="fr1" draw:name="Image123" text:anchor-type="as-char" svg:width="6.9236in" svg:height="3.956343in" draw:z-index="0">
<draw:image xlink:href="../Images/yкринформ/2023-04-08T-12-52-00-03-00/630_360_1680988321-6033.jpeg" xlink:type="simple" xlink:show="embed" xlink:actuate="onLoad" draw:mime-type="image/jpeg"/>
</draw:frame>
</text:a>
 <text:a xlink:type="simple" xlink:href="https://static.ukrinform.com/photos/2023_04/1680988321-3142.jpeg" text:style-name="Internet_20_link" text:visited-style-name="Visited_20_Internet_20_Link">
<draw:frame draw:style-name="fr1" draw:name="Image124" text:anchor-type="as-char" svg:width="6.9236in" svg:height="3.956343in" draw:z-index="0">
<draw:image xlink:href="../Images/yкринформ/2023-04-08T-12-52-00-03-00/630_360_1680988321-3142.jpeg" xlink:type="simple" xlink:show="embed" xlink:actuate="onLoad" draw:mime-type="image/jpeg"/>
</draw:frame>
</text:a>
 <text:a xlink:type="simple" xlink:href="https://static.ukrinform.com/photos/2023_04/1680988321-6631.jpeg" text:style-name="Internet_20_link" text:visited-style-name="Visited_20_Internet_20_Link">
<draw:frame draw:style-name="fr1" draw:name="Image125" text:anchor-type="as-char" svg:width="6.9236in" svg:height="3.956343in" draw:z-index="0">
<draw:image xlink:href="../Images/yкринформ/2023-04-08T-12-52-00-03-00/630_360_1680988321-6631.jpeg" xlink:type="simple" xlink:show="embed" xlink:actuate="onLoad" draw:mime-type="image/jpeg"/>
</draw:frame>
</text:a>
“由于调查措施，五个设备的穆尔根人报告了怀疑。 他们向军方建议避免<text:a xlink:type="simple" xlink:href="https://www.ukrinform.ua/tag-mobilizacia" text:style-name="Internet_20_link" text:visited-style-name="Visited_20_Internet_20_Link">
</text:a>
根据非法越过边界的伪造文件，”消息写道。</text:p>
      <text:p text:style-name="P4">
“服务”的成本为3到6000美元。 金额取决于“解决问题”的延迟。</text:p>
      <text:p text:style-name="P4">
是的，在基辅，SBU工作人员暴露了两个犯罪计划。 第一个组织了首都之一的军事医疗委员会负责人。</text:p>
      <text:p text:style-name="P4">
<text:span text:style-name="T4">
另请阅读：</text:span>
 <text:a xlink:type="simple" xlink:href="https://www.ukrinform.ua/rubric-regions/3690450-na-odesini-perekrili-kanal-vteci-uhilantiv-do-moldovi.html" text:style-name="Internet_20_link" text:visited-style-name="Visited_20_Internet_20_Link">
</text:a>
为了赚钱，他出于健康原因就删除了Zaporizhia的“客户”文件。另一个计划是由伪造组织的负责人建立的，该组织建议公民离开乌克兰作为人道主义交通的驱动力。 SBU于2022年12月暴露。</text:p>
      <text:p text:style-name="P4">
此外，在跨汽车地区，律师和酒店的所有者被拘留，Yakasam正在寻找“候选人”以逃离国外。</text:p>
      <text:p text:style-name="P4">
入侵者试图用DOM掩盖军队。在检查站之外。</text:p>
      <text:p text:style-name="P4">
<text:span text:style-name="T4">
另请阅读：</text:span>
 <text:a xlink:type="simple" xlink:href="https://www.ukrinform.ua/rubric-society/3686440-sbu-likviduvala-14-novih-shem-viizdu-uhilantiv-za-kordon.html" text:style-name="Internet_20_link" text:visited-style-name="Visited_20_Internet_20_Link">
</text:a>
被告被告知涉嫌两项《乌克兰刑法》：《艺术》第1部分。 114-1(妨碍武装部队和其他军事阵型的合法活动); 第332页(乌克兰州边界的人的非法穿越).</text:p>
      <text:p text:style-name="P4">
Як повідомляв Укрінформ, співробітники Державної прикордонної служби щодобизатримують близько 20 осіб за спробу незаконно перетнути кордон. На початкуповномасштабного вторгнення росії таких порушників було 60-70 щодня.</text:p>
      <text:p text:style-name="P4">
News Source: <text:a xlink:type="simple" xlink:href="https://www.ukrinform.ua/rubric-society/3693411-sbu-likviduvala-se-tri-shemi-uhilenna-vid-mobilizacii.html" text:style-name="Internet_20_link" text:visited-style-name="Visited_20_Internet_20_Link">
https://www.ukrinform.ua/rubric-society/3693411-sbu-likviduvala-se-tri-shemi-uhilenna-vid-mobilizacii.html</text:a>
</text:p>
      <!--NEWS-->
      <text:h text:style-name="P10" text:outline-level="1">
<text:span text:style-name="T4">
Yulia Andriychuk：与北马其顿一起，我们努力展示最好的比赛</text:span>
</text:h>
      <text:p text:style-name="P4">
作者: Ukrinform (Person)</text:p>
      <text:p text:style-name="P4">
出版商: Укринформ (Organization)</text:p>
      <text:p text:style-name="P4">
出版时间: 2023-04-08T-134:47:00+03:00</text:p>
      <text:p text:style-name="P4">
修改时间: 2023-04-08T12:47:00+03:00</text:p>
      <text:p text:style-name="P4">
描述: 乌克兰尤利亚·安德里库克（Ulia Andreychuk）国家手球国家队的表现分享了2023年世界杯季后赛与北部马其顿的第一场资格赛的期望。  - 乌克林。</text:p>
      <text:p text:style-name="P4">
图片: ["<text:a xlink:type="simple" xlink:href="https://static.ukrinform.com/photos/2023_04/thumb_files/630_360_1680946808-382.jpg" text:style-name="Internet_20_link" text:visited-style-name="Visited_20_Internet_20_Link">
630_360_16809...</text:a>
"]</text:p>
      <text:p text:style-name="P4">
标签: ['Збірна України', 'гандбол', 'Жінки', 'Північна Македонія']</text:p>
      <text:p text:style-name="P4">
类型: Article</text:p>
      <!--METADATA-->
      <text:p text:style-name="P4">
<draw:frame draw:style-name="fr1" draw:name="Image126" text:anchor-type="as-char" svg:width="6.9236in" svg:height="3.956343in" draw:z-index="0">
<draw:image xlink:href="../Images/yкринформ/2023-04-08T-134-47-00-03-00/630_360_1680946808-382.jpg" xlink:type="simple" xlink:show="embed" xlink:actuate="onLoad" draw:mime-type="image/jpeg"/>
</draw:frame>
乌克兰在手球尤里亚·安德烈库克(Handball Yulia Andreychuk)中的乌克兰的加拉奇国家队在2023年世界杯季后赛与北部马其顿的首场排位赛中分享了期望。</text:p>
      <text:p text:style-name="P4">
尤莉亚(Yulia)指出，在这场比赛中，我们的团队<text:a xlink:type="simple" xlink:href="https://www.facebook.com/photo.php" text:style-name="Internet_20_link" text:visited-style-name="Visited_20_Internet_20_Link">
</text:a>
据报道，最好的游戏。</text:p>
      <text:p text:style-name="P4">
“在兴奋之前，他们肯定会出现。 团队中的每个人都感到负责。 我们了解我们有机会参加世界杯。我们已经很久没有去过那里了，我们非常努力地做。 我们想以最高的表现展示我们最好的游戏。 我们有一支优秀的团队，扎夫伯斯(Zavbors)努力，试图玩，感觉到彼此，尽一切努力取得结果。”</text:p>
      <text:p text:style-name="P4">
因为他由乌克利福姆团结起来。 马其顿北部 - 乌克兰今天将从20.00 Kyiv时间开始。</text:p>
      <text:p text:style-name="P4">
<text:span text:style-name="T4">
另请阅读：</text:span>
 <text:a xlink:type="simple" xlink:href="https://www.ukrinform.ua/rubric-sports/3693203-ukrainski-gandbolistki-zigraut-matc-plejoff-cs-z-pivnicnou-makedonieu.html" text:style-name="Internet_20_link" text:visited-style-name="Visited_20_Internet_20_Link">
<text:span text:style-name="T4">
手球</text:span>
</text:a>
这两场比赛的获胜者将发布到2023年冠军的最后一部分，该冠军将于12月在挪威和瑞典举行。</text:p>
      <text:p text:style-name="P4">
照片：Facebook.com。</text:p>
      <text:p text:style-name="P4">
News Source: <text:a xlink:type="simple" xlink:href="https://www.ukrinform.ua/rubric-sports/3693241-ulia-andrijcuk-u-matci-z-pivnicnou-makedonieu-hocemo-pokazati-najkrasu-gru.html" text:style-name="Internet_20_link" text:visited-style-name="Visited_20_Internet_20_Link">
https://www.ukrinform.ua/rubric-sports/3693241-ulia-andrijcuk-u-matci-z-pivnicnou-makedonieu-hocemo-pokazati-najkrasu-gru.html</text:a>
</text:p>
      <!--NEWS-->
      <text:h text:style-name="P10" text:outline-level="1">
<text:span text:style-name="T4">
俄罗斯部队在Lyman，Bakhmut，Avdiivka和Maryinka Directio进行进攻行动...</text:span>
</text:h>
      <text:p text:style-name="P4">
作者: liveuamap (Language: en)</text:p>
      <text:p text:style-name="P4">
时间: 2023-04-08T-13:10:00</text:p>
      <text:p text:style-name="P4">
地点: Donetsk Oblast (Latitude:47.9141 Longtitude:37.46698)</text:p>
      <text:p text:style-name="P4">
视频: []</text:p>
      <text:p text:style-name="P4">
图片: []</text:p>
      <text:p text:style-name="P4">
标签: ["Russia"]</text:p>
      <text:p text:style-name="P4">
Id: 22554485</text:p>
      <!--METADATA-->
      <text:p text:style-name="P4">
俄罗斯部队在莱曼，巴赫穆特，阿夫迪夫卡和玛丽卡执行进攻行动。 乌克兰军队遭到了60多次俄罗斯袭击。 在早上的报告中</text:p>
      <text:p text:style-name="P4">
新闻集链接：<text:a xlink:type="simple" xlink:href="https://liveuamap.com/en/2023/8-april-russian-forces-conducting-offensive-actions-at-lyman" text:style-name="Internet_20_link" text:visited-style-name="Visited_20_Internet_20_Link">
https://liveuamap.com/en/2023/8-april-russian-forces-conducting-conducting-contridend-actions-actions-at-lyman</text:a>
</text:p>
      <text:p text:style-name="P4">
News Source: <text:a xlink:type="simple" xlink:href="https://t.me/lumsrc/4445" text:style-name="Internet_20_link" text:visited-style-name="Visited_20_Internet_20_Link">
https://t.me/lumsrc/4445</text:a>
</text:p>
      <!--NEWS-->
      <text:h text:style-name="P10" text:outline-level="1">
<text:span text:style-name="T4">
民主世界必须与提出的威胁重新武装 - 专家</text:span>
</text:h>
      <text:p text:style-name="P4">
作者: Ukrinform (Person)</text:p>
      <text:p text:style-name="P4">
出版商: Укринформ (Organization)</text:p>
      <text:p text:style-name="P4">
出版时间: 2023-04-08T-14:31:00+03:00</text:p>
      <text:p text:style-name="P4">
修改时间: 2023-04-08T23:31:00+03:00</text:p>
      <text:p text:style-name="P4">
描述: 立陶宛曼塔斯·阿多马斯（Mantas Adomas）的副外交大臣认为，除了对乌克兰的军事援助外，民主世界本身还需要迅速重新设备并重新设置其经济，并考虑到反民主国家构成的威胁。  - 乌克林。</text:p>
      <text:p text:style-name="P4">
图片: ["<text:a xlink:type="simple" xlink:href="https://static.ukrinform.com/photos/2023_04/thumb_files/630_360_1680956927-823.jpg" text:style-name="Internet_20_link" text:visited-style-name="Visited_20_Internet_20_Link">
630_360_16809...</text:a>
"]</text:p>
      <text:p text:style-name="P4">
标签: ['Литва', 'Світ', 'Безпека']</text:p>
      <text:p text:style-name="P4">
类型: Article</text:p>
      <!--METADATA-->
      <text:p text:style-name="P4">
<draw:frame draw:style-name="fr1" draw:name="Image127" text:anchor-type="as-char" svg:width="6.9236in" svg:height="3.956343in" draw:z-index="0">
<draw:image xlink:href="../Images/yкринформ/2023-04-08T-14-31-00-03-00/630_360_1680956927-823.jpg" xlink:type="simple" xlink:show="embed" xlink:actuate="onLoad" draw:mime-type="image/jpeg"/>
</draw:frame>
立陶宛曼塔斯·阿多马斯(Mantas Adomas)的副外交大臣认为，除了乌克兰的军事援助外，民主世界本身还需要迅速重新设备并重新设置其经济，并考虑到将其置于其范围内的威胁。反民主国家。</text:p>
      <text:p text:style-name="P4">
阿多梅纳斯在[]中表达了这一观点(https://www.ukrinform.ua/rubric-polytics/3693294-mantas-adomenas-zastupnik-glavi-mzs-litvi.html)。</text:p>
      <text:p text:style-name="P4">
“重新设备，重新设备(除了乌克兰 - 编辑。)需要自由的世界，他想到了30年，当他欣赏和放松时，他在历史上度过了一些假期。 这是一个误解，认为全球冲突将消失。 有必要了解所有这些都发生了巨大变化。 因此，我们必须重新武装民主国家。”阿多马斯说。</text:p>
      <text:p text:style-name="P4">
他补充说，民主世界应以这一数字(以经济方式)在各个领域中动员，并建立军事经济，以改善军事后勤。</text:p>
      <text:p text:style-name="P4">
<text:span text:style-name="T4">
另请阅读：</text:span>
 <text:a xlink:type="simple" xlink:href="https://www.ukrinform.ua/rubric-ato/3688271-putin-brazkae-adernou-zbroeu-vid-rozpacu-pered-kontrnastupom-zsu-linkavicus.html" text:style-name="Internet_20_link" text:visited-style-name="Visited_20_Internet_20_Link">
<text:span text:style-name="T4">
 linkyavichus </text:span>
</text:a>
根据 <text:a xlink:type="simple" xlink:href="https://www.ukrinform.ua/tag-litva" text:style-name="Internet_20_link" text:visited-style-name="Visited_20_Internet_20_Link">
 </text:a>
外交官，将民主国家转变为考虑战争威胁的政权的过程已经开始，但它的发展速度太慢了。 从积极因素来看 - 它已经了解到，西方国家必须多样化其能源和其他材料的供应链。</text:p>
      <text:p text:style-name="P4">
在这种情况下，阿多梅纳斯认为，在可用条件下，“多元化”，“依赖的依赖”的概念不足。 应该将他的意识到“赋予每个人的和平”的条件完全结束。 “我们需要为国际关系的新阶段做准备。 它们的特征将以更大的侵略性，不可预测性和一般的战争或威胁的存在来表达。”阿多梅纳斯解释说。</text:p>
      <text:p text:style-name="P4">
他认为，这都是必要的，因为想修改全球的街区 - 民主国家的形成是由近几十年来已经存在的规则建立的。</text:p>
      <text:p text:style-name="P4">
<text:span text:style-name="T4">
另请阅读：</text:span>
 <text:a xlink:type="simple" xlink:href="https://www.ukrinform.ua/rubric-polytics/3693398-lise-razom-z-ukrainou-alans-bude-garantuvati-spravznij-zahist-evropi-prezident.html" text:style-name="Internet_20_link" text:visited-style-name="Visited_20_Internet_20_Link">
</text:a>
</text:p>
      <text:p text:style-name="P4">
News Source: <text:a xlink:type="simple" xlink:href="https://www.ukrinform.ua/rubric-world/3693409-demokraticnij-svit-mae-pereozbroitisa-z-urahuvannam-visunutih-jomu-zagroz-ekspert.html" text:style-name="Internet_20_link" text:visited-style-name="Visited_20_Internet_20_Link">
https://www.ukrinform.ua/rubric-world/3693409-demokraticnij-svit-mae-pereozbroitisa-z-urahuvannam-visunutih-jomu-zagroz-ekspert.html</text:a>
</text:p>
      <!--NEWS-->
      <text:h text:style-name="P10" text:outline-level="1">
<text:span text:style-name="T4">
乔尔·恩贝达（Joel Embida）提前成为最好的NBA得分手</text:span>
</text:h>
      <text:p text:style-name="P4">
作者: Ukrinform (Person)</text:p>
      <text:p text:style-name="P4">
出版商: Укринформ (Organization)</text:p>
      <text:p text:style-name="P4">
出版时间: 2023-04-08T-16:17:21+03:00</text:p>
      <text:p text:style-name="P4">
修改时间: 2023-04-08T23:17:21+03:00</text:p>
      <text:p text:style-name="P4">
描述: 这项成就连续第二次服从。  - 乌克林。</text:p>
      <text:p text:style-name="P4">
图片: ["<text:a xlink:type="simple" xlink:href="https://static.ukrinform.com/photos/2023_04/thumb_files/630_360_1680984924-962.jpg" text:style-name="Internet_20_link" text:visited-style-name="Visited_20_Internet_20_Link">
630_360_16809...</text:a>
"]</text:p>
      <text:p text:style-name="P4">
标签: ['НБА']</text:p>
      <text:p text:style-name="P4">
类型: Article</text:p>
      <!--METADATA-->
      <text:p text:style-name="P4">
<draw:frame draw:style-name="fr1" draw:name="Image128" text:anchor-type="as-char" svg:width="6.9236in" svg:height="3.956343in" draw:z-index="0">
<draw:image xlink:href="../Images/yкринформ/2023-04-08T-16-17-21-03-00/630_360_1680984924-962.jpg" xlink:type="simple" xlink:show="embed" xlink:actuate="onLoad" draw:mime-type="image/jpeg"/>
</draw:frame>
他连续第二次服从他。</text:p>
      <text:p text:style-name="P4">
费城中心乔尔·恩贝达(Joel Embida)成为最好的庞巴德罗姆森(Bombardromson)季节-2022/23，<text:a xlink:type="simple" xlink:href="https://twitter.com/ESPNStatsInfo/status/1644528749096960000" text:style-name="Internet_20_link" text:visited-style-name="Visited_20_Internet_20_Link">
</text:a>
ESPN统计数据和信息，报告乌克林福姆。</text:p>
      <text:p text:style-name="P4">
这是由于卢克·唐奇奇(Luke Donchich)平均完成了32.4分的事实。 Embida的有效性不会低于32.6点。</text:p>
      <text:p text:style-name="P4">
目前，其性能为33.1分。</text:p>
      <text:p text:style-name="P4">
自鲍勃·麦卡德(Bob Macad)连续三次以来，恩斯塔(Embida)将成为第一个连续两次赢得最佳边界冠军的中心(1974  -  76年).</text:p>
      <text:p text:style-name="P4">
<text:span text:style-name="T4">
Читайте також:</text:span>
 <text:a xlink:type="simple" xlink:href="https://www.ukrinform.ua/rubric-sports/3693163-nba-mihajluk-najrezultativnisij-gravec-sarlott-u-gri-z-gustonom.html" text:style-name="Internet_20_link" text:visited-style-name="Visited_20_Internet_20_Link">
 <text:span text:style-name="T4">
НБА</text:span>
 </text:a>
正如乌克林福姆报道的那样，Svyatoslav Mikhailuk成为与Gianton比赛中最成功的比赛俱乐部</text:p>
      <text:p text:style-name="P4">
照片：Getty图像</text:p>
      <text:p text:style-name="P4">
News Source: <text:a xlink:type="simple" xlink:href="https://www.ukrinform.ua/rubric-sports/3693406-dzoel-embiid-dostrokovo-stav-najkrasim-bombardirom-nba.html" text:style-name="Internet_20_link" text:visited-style-name="Visited_20_Internet_20_Link">
https://www.ukrinform.ua/rubric-sports/3693406-dzoel-embiid-dostrokovo-stav-najkrasim-bombardirom-nba.html</text:a>
</text:p>
      <!--NEWS-->
      <text:h text:style-name="P10" text:outline-level="1">
<text:span text:style-name="T4">
只有与乌克兰联盟只能保证欧洲的真正保护 -  Zelensky</text:span>
</text:h>
      <text:p text:style-name="P4">
作者: Ukrinform (Person)</text:p>
      <text:p text:style-name="P4">
出版商: Укринформ (Organization)</text:p>
      <text:p text:style-name="P4">
出版时间: 2023-04-08T-18:10:00+03:00</text:p>
      <text:p text:style-name="P4">
修改时间: 2023-04-08T23:10:00+03:00</text:p>
      <text:p text:style-name="P4">
描述: 立陶宛议会应乌克兰邀请加入北约的邀请的决定将在接下来的几周内继续进行。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Євросоюз', 'Литва', 'НАТО', 'Україна', 'Агресія РФ', 'Зеленський']</text:p>
      <text:p text:style-name="P4">
类型: Article</text:p>
      <!--METADATA-->
      <text:p text:style-name="P4">
<draw:frame draw:style-name="fr1" draw:name="Image129" text:anchor-type="as-char" svg:width="6.9236in" svg:height="3.956343in" draw:z-index="0">
<draw:image xlink:href="../Images/yкринформ/2023-04-08T-18-10-00-03-00/630_360_1679682020-565.jpeg" xlink:type="simple" xlink:show="embed" xlink:actuate="onLoad" draw:mime-type="image/jpeg"/>
</draw:frame>
立陶宛议会关于乌克兰邀请加入北约·维纳耶(Nato Venayai)的正式邀请的决定将继续进行。</text:p>
      <text:p text:style-name="P4">
在您晚上<text:a xlink:type="simple" xlink:href="https://www.youtube.com/watch" text:style-name="Internet_20_link" text:visited-style-name="Visited_20_Internet_20_Link">
</text:a>
乌克林福姆报道说，沃迪米尔·泽伦斯基(Volodymyr Zelenskyy)报道。</text:p>
      <text:p text:style-name="P4">
_ <text:span text:style-name="T4">
 视频 </text:span>
： <text:a xlink:type="simple" xlink:href="https://t.me/OP_UA/9201" text:style-name="Internet_20_link" text:visited-style-name="Visited_20_Internet_20_Link">
</text:a>
_</text:p>
      <text:p text:style-name="P4">
“本周在立陶宛做出了一个非常重要的决定，这是北约峰会的主要期望，北约峰会是在维尔纽斯计划的。 立陶宛西马斯(Seimas)认识到乌克兰成为北约成员 - 今年在维尔纽斯的一次峰会上邀请。”(https://www.ukrinform.ua/tag-zelenskij)。</text:p>
      <text:p text:style-name="P4">
他强调，只有在我们国家，联盟才能保证对欧洲的真正保护，免受人民，现有边界和基于规则的国际秩序的任何侵占。</text:p>
      <text:p text:style-name="P4">
<text:span text:style-name="T4">
另请阅读：</text:span>
 <text:a xlink:type="simple" xlink:href="https://www.ukrinform.ua/rubric-world/3691469-finlandia-oficijno-stala-clenom-nato.html" text:style-name="Internet_20_link" text:visited-style-name="Visited_20_Internet_20_Link">
<text:span text:style-name="T4">
芬兰</text:span>
</text:a>
“立陶宛西玛斯的这一决定将在未来几个月的几周内继续进行。 我们已经在为此努力了，” Zelensky承诺。</text:p>
      <text:p text:style-name="P4">
据报道，立陶宛议会批准了北约夏季峰会的决议，其中包括向乌克兰加入联盟的正式邀请。因此，由不同政治团体乌克兰泰夫罗皮代表代表的决议。</text:p>
      <text:p text:style-name="P4">
<text:span text:style-name="T5">
foto：总统办公室</text:span>
</text:p>
      <text:p text:style-name="P4">
News Source: <text:a xlink:type="simple" xlink:href="https://www.ukrinform.ua/rubric-polytics/3693398-lise-razom-z-ukrainou-alans-bude-garantuvati-spravznij-zahist-evropi-prezident.html" text:style-name="Internet_20_link" text:visited-style-name="Visited_20_Internet_20_Link">
https://www.ukrinform.ua/rubric-polytics/3693398-lise-razom-z-ukrainou-alans-bude-garantuvati-spravznij-zahist-evropi-prezident.html</text:a>
</text:p>
      <!--NEWS-->
      <text:h text:style-name="P10" text:outline-level="1">
<text:span text:style-name="T4">
JSC Kupiansk Directio Rusian军队炮击了Topoli，Figolivka，两年 - 戈德，西方，淀粉...</text:span>
</text:h>
      <text:p text:style-name="P4">
作者: liveuamap (Language: en)</text:p>
      <text:p text:style-name="P4">
时间: 2023-04-08T-1:10:00</text:p>
      <text:p text:style-name="P4">
地点: Kharkiv (Latitude:49.82425 Longtitude:37.43282)</text:p>
      <text:p text:style-name="P4">
视频: []</text:p>
      <text:p text:style-name="P4">
图片: []</text:p>
      <text:p text:style-name="P4">
标签: ["Russia"]</text:p>
      <text:p text:style-name="P4">
Id: 22554491</text:p>
      <!--METADATA-->
      <text:p text:style-name="P4">
在Kupiansk的方向，俄罗斯军队炮击了托波利，菲霍利夫卡，德沃里奇纳，扎帕德，克罗克马恩，霍斯辛，哈尔基夫地区的hindrashivka和乌克兰武装部队的Novoselivskeof Luhansk地区，乌克兰的武装部队</text:p>
      <text:p text:style-name="P4">
新闻集链接：<text:a xlink:type="simple" xlink:href="https://liveuamap.com/en/2023/8-april-at-kupiansk-direction-russian-army-shelled--topoli" text:style-name="Internet_20_link" text:visited-style-name="Visited_20_Internet_20_Link">
https://liveuamap.com/en/2023/8-april-at-kupiansk-direction-russian-army-army-shelled-topoli</text:a>
</text:p>
      <text:p text:style-name="P4">
News Source: <text:a xlink:type="simple" xlink:href="https://t.me/lumsrc/4439" text:style-name="Internet_20_link" text:visited-style-name="Visited_20_Internet_20_Link">
https://t.me/lumsrc/4439</text:a>
</text:p>
      <!--NEWS-->
      <text:h text:style-name="P10" text:outline-level="1">
<text:span text:style-name="T4">
西尔斯基（Syrsky）展示了乌克兰大炮如何摧毁敌人</text:span>
</text:h>
      <text:p text:style-name="P4">
作者: Ukrinform (Person)</text:p>
      <text:p text:style-name="P4">
出版商: Укринформ (Organization)</text:p>
      <text:p text:style-name="P4">
出版时间: 2023-04-08T-21:52:00+03:00</text:p>
      <text:p text:style-name="P4">
修改时间: 2023-04-08T22:52:00+03:00</text:p>
      <text:p text:style-name="P4">
描述: 乌克兰炮兵摧毁了数千名俄罗斯士兵和敌对装备的单位，将外国武器与国内火炮系统结合起来。  - 乌克林。</text:p>
      <text:p text:style-name="P4">
图片: ["<text:a xlink:type="simple" xlink:href="https://static.ukrinform.com/photos/2020_12/thumb_files/630_360_1607688700-694.jpg" text:style-name="Internet_20_link" text:visited-style-name="Visited_20_Internet_20_Link">
630_360_16076...</text:a>
"]</text:p>
      <text:p text:style-name="P4">
标签: ['Відеоролик', 'Сирський', 'Війна з росією', 'Артилерія']</text:p>
      <text:p text:style-name="P4">
类型: Article</text:p>
      <!--METADATA-->
      <text:p text:style-name="P4">
<draw:frame draw:style-name="fr1" draw:name="Image130" text:anchor-type="as-char" svg:width="6.9236in" svg:height="3.956343in" draw:z-index="0">
<draw:image xlink:href="../Images/yкринформ/2023-04-08T-21-52-00-03-00/630_360_1607688700-694.jpg" xlink:type="simple" xlink:show="embed" xlink:actuate="onLoad" draw:mime-type="image/jpeg"/>
</draw:frame>
乌克兰大炮摧毁了数千名俄罗斯士兵和敌对行动的部队，将外国武器与国内火炮系统结合起来。</text:p>
      <text:p text:style-name="P4">
西尔斯基将军在[]中说，乌克兰武装部队的陆军指挥官(https://t.me/osirskiy/34)，报道乌克林福姆。</text:p>
      <text:p text:style-name="P4">
“今天 <text:a xlink:type="simple" xlink:href="https://www.ukrinform.ua/tag-ukraina" text:style-name="Internet_20_link" text:visited-style-name="Visited_20_Internet_20_Link">
</text:a>
炮兵证明了其效率。 它破坏了数千名士兵和敌方设备。 乌克兰士兵凭借外国武器的曲线巧妙地结合了影响战场上敌对物体的家庭琴弦。”</text:p>
      <text:p text:style-name="P4">
指挥官特别指出了第27，第43和第107兵和炮兵部队。 据Sirsky称，他们一再证明了自己的生产力，在各种军事行动中提供了强有力的火灾支持。</text:p>
      <text:p text:style-name="P4">
<text:span text:style-name="T4">
另请阅读：</text:span>
 <text:a xlink:type="simple" xlink:href="https://www.ukrinform.ua/rubric-ato/3693341-zaluznij-pokazav-ak-polski-gaubici-krab-vikonuut-bojovi-zavdanna.html" text:style-name="Internet_20_link" text:visited-style-name="Visited_20_Internet_20_Link">
</text:a>
如报道<text:a xlink:type="simple" xlink:href="https://www.ukrinform.ua/rubric-ato/3693355-ukrainska-aviacia-za-dobu-zavdala-visim-udariv-po-rajonah-skupcenna-vijsk-rf.html" text:style-name="Internet_20_link" text:visited-style-name="Visited_20_Internet_20_Link">
</text:a>
，乌克兰导弹部队和炮兵的单位每天袭击了防空的位置，三个电台电子斗争的站点，活力集中的矮人，俄罗斯人的武器和军事装备以及集会弹药。</text:p>
      <text:p text:style-name="P4">
News Source: <text:a xlink:type="simple" xlink:href="https://www.ukrinform.ua/rubric-ato/3693383-sirskij-pokazav-ak-ukrainska-artileria-nisit-voroga.html" text:style-name="Internet_20_link" text:visited-style-name="Visited_20_Internet_20_Link">
https://www.ukrinform.ua/rubric-ato/3693383-sirskij-pokazav-ak-ukrainska-artileria-nisit-voroga.html</text:a>
</text:p>
      <!--NEWS-->
      <text:h text:style-name="P10" text:outline-level="1">
<text:span text:style-name="T4">
乌克兰为每个国家挣扎的价值观 - 总统</text:span>
</text:h>
      <text:p text:style-name="P4">
作者: Ukrinform (Person)</text:p>
      <text:p text:style-name="P4">
出版商: Укринформ (Organization)</text:p>
      <text:p text:style-name="P4">
出版时间: 2023-04-08T-23:32:00+03:00</text:p>
      <text:p text:style-name="P4">
修改时间: 2023-04-08T22:32:00+03:00</text:p>
      <text:p text:style-name="P4">
描述: 安全和保护恐怖的是乌克兰挣扎的价值观，与每个人都接近。  - 乌克林。</text:p>
      <text:p text:style-name="P4">
图片: ["<text:a xlink:type="simple" xlink:href="https://static.ukrinform.com/photos/2023_01/thumb_files/630_360_1674870594-635.jpeg" text:style-name="Internet_20_link" text:visited-style-name="Visited_20_Internet_20_Link">
630_360_16748...</text:a>
"]</text:p>
      <text:p text:style-name="P4">
标签: ['Зеленський', 'Безпека', 'Війна з росією']</text:p>
      <text:p text:style-name="P4">
类型: Article</text:p>
      <!--METADATA-->
      <text:p text:style-name="P4">
<draw:frame draw:style-name="fr1" draw:name="Image131" text:anchor-type="as-char" svg:width="6.9236in" svg:height="3.956343in" draw:z-index="0">
<draw:image xlink:href="../Images/yкринформ/2023-04-08T-23-32-00-03-00/630_360_1674870594-635.jpeg" xlink:type="simple" xlink:show="embed" xlink:actuate="onLoad" draw:mime-type="image/jpeg"/>
</draw:frame>
安全和恐怖保护是乌克兰挣扎的价值观，距离每个人都很接近。</text:p>
      <text:p text:style-name="P4">
正如乌克林福姆报道的那样，这是在[]期间(https://t.me/OP_UA/9201)Volodymyr Zelensky强调。</text:p>
      <text:p text:style-name="P4">
“他继续吸引世界议会，并首先呼吁弗拉平美国议会前往智利议会。 实际上，无论它们是否离我们很远，我们所有人都在乌克兰的价值观都与每个国家都接近。 所有人都感谢[]的安全和保护(https://www.ukrinform.ua/tag-terorizm)。 没有这样的人被批准带到俄罗斯占领：俄罗斯集中营，我们的孩子驱逐出境，强奸妇女，燃烧城市...世界对俄罗斯侵略的了解越多，越来越快的速度侵略者会输，并将返回。 乌克兰不仅会返回 - 它将返回世界上的每个人。 我是为了智利的支持，”泽​​伦斯基说。</text:p>
      <text:p text:style-name="P4">
<text:span text:style-name="T5">
viso：<text:a xlink:type="simple" xlink:href="https://www.youtube.com/watch" text:style-name="Internet_20_link" text:visited-style-name="Visited_20_Internet_20_Link">
</text:a>
</text:span>
</text:p>
      <text:p text:style-name="P4">
他还感谢所有本周为我们国家提供好消息的国际合作伙伴。 特别是，美国是一个新的35英镑，其中包括为Himars，防空导弹，火炮炮弹，用于防止装甲车和其他重要的支撑元素的火箭。 德国 - 对于来自本地公司的200 mlneurot投资的下一套援助。 丹麦和挪威 - 为乌克兰大炮迷信的炮弹包装。 澳大利亚Tanova Zealand是针对新制裁的。</text:p>
      <text:p text:style-name="P4">
<text:span text:style-name="T4">
另请阅读：</text:span>
 <text:a xlink:type="simple" xlink:href="https://www.ukrinform.ua/rubric-polytics/3693394-najvagomisim-rezultatom-cogo-tizna-stali-novi-domovlenosti-u-polsi-zelenskij.html" text:style-name="Internet_20_link" text:visited-style-name="Visited_20_Internet_20_Link">
<text:span text:style-name="T4">
 Zelensky </text:span>
</text:a>
“荷兰宣布了超过2.7亿欧元的一揽子计划。 Tsadogamo为我们的恢复，人道主义，非致命的支持以及对正义的支持非常重要。 收集俄罗斯犯罪的证据，以创建由俄罗斯侵略造成的损失登记册。 我感谢荷兰的事实，即在保护生命的各个方向米拉兹。”总统强调。</text:p>
      <text:p text:style-name="P4">
据报道，美国政府宣布在26亿美元的安全和国防领域为乌克兰分配新的 - 规模安全安全。 特别是，成本的第一部分将立即发送到乌克兰，其中主要包括弹药和其他供应前的交货。</text:p>
      <text:p text:style-name="P4">
_foto：op _</text:p>
      <text:p text:style-name="P4">
News Source: <text:a xlink:type="simple" xlink:href="https://www.ukrinform.ua/rubric-ato/3693403-cinnosti-za-aki-boretsa-ukraina-blizki-koznomu-narodu-prezident.html" text:style-name="Internet_20_link" text:visited-style-name="Visited_20_Internet_20_Link">
https://www.ukrinform.ua/rubric-ato/3693403-cinnosti-za-aki-boretsa-ukraina-blizki-koznomu-narodu-prezident.html</text:a>
</text:p>
      <!--NEWS-->
      <text:h text:style-name="P10" text:outline-level="1">
<text:span text:style-name="T4">
乌克兰女子国家队在资格赛中击败了北马其顿</text:span>
</text:h>
      <text:p text:style-name="P4">
作者: Ukrinform (Person)</text:p>
      <text:p text:style-name="P4">
出版商: Укринформ (Organization)</text:p>
      <text:p text:style-name="P4">
出版时间: 2023-04-08T-25:22:00+03:00</text:p>
      <text:p text:style-name="P4">
修改时间: 2023-04-08T22:22:00+03:00</text:p>
      <text:p text:style-name="P4">
描述: 比赛将于4月11日举行。  - 乌克林。</text:p>
      <text:p text:style-name="P4">
图片: ["<text:a xlink:type="simple" xlink:href="https://static.ukrinform.com/photos/2023_04/thumb_files/630_360_1680981722-937.jpg" text:style-name="Internet_20_link" text:visited-style-name="Visited_20_Internet_20_Link">
630_360_16809...</text:a>
"]</text:p>
      <text:p text:style-name="P4">
标签: ['гандбол']</text:p>
      <text:p text:style-name="P4">
类型: Article</text:p>
      <!--METADATA-->
      <text:p text:style-name="P4">
<draw:frame draw:style-name="fr1" draw:name="Image132" text:anchor-type="as-char" svg:width="6.9236in" svg:height="3.956343in" draw:z-index="0">
<draw:image xlink:href="../Images/yкринформ/2023-04-08T-25-22-00-03-00/630_360_1680981722-937.jpg" xlink:type="simple" xlink:show="embed" xlink:actuate="onLoad" draw:mime-type="image/jpeg"/>
</draw:frame>
比赛将于4月11日举行。</text:p>
      <text:p text:style-name="P4">
乌克林福姆报道，乌克普的乌克兰妇女团队在第二轮资格赛中与马其顿北部队举行了第一场比赛。</text:p>
      <text:p text:style-name="P4">
乌克兰人以24:22的成绩赢得了出口。</text:p>
      <text:p text:style-name="P4">
休息前五分钟，得分的差异为8个进球，间隔与乌克兰国家队的“ +6”相提并论。</text:p>
      <text:p text:style-name="P4">
在马其顿会议的下半场，他们进行了更为积极的效果，他们设法比较了帐户，但是在那之后，乌克兰人做出了三次有效的攻击。</text:p>
      <text:p text:style-name="P4">
警笛声前5分钟，马其顿国家队没有主要的轰炸机。 当时，乌克兰人能够将会议带入胜利。</text:p>
      <text:p text:style-name="P4">
这是决定性第二轮资格的两场比赛中的第一场比赛中的第一场比赛。这场比赛将于4月11日举行。</text:p>
      <text:p text:style-name="P4">
<text:span text:style-name="T4">
另请阅读：</text:span>
 <text:a xlink:type="simple" xlink:href="https://www.ukrinform.ua/rubric-sports/3692661-motor-postupivsa-bitighajmu-u-matci-drugoi-nimeckoi-bundesligi.html" text:style-name="Internet_20_link" text:visited-style-name="Visited_20_Internet_20_Link">
</text:a>
根据乌克林福姆的说法，乌克兰人最后一次参加了2009年中国世界杯，他们担任了第17位。</text:p>
      <text:p text:style-name="P4">
照片：Handball.net.ua</text:p>
      <text:p text:style-name="P4">
News Source: <text:a xlink:type="simple" xlink:href="https://www.ukrinform.ua/rubric-sports/3693402-zinoca-zbirna-ukraini-z-gandbolu-obigrala-pivnicnu-makedoniu-u-kvalifikacii-cs.html" text:style-name="Internet_20_link" text:visited-style-name="Visited_20_Internet_20_Link">
https://www.ukrinform.ua/rubric-sports/3693402-zinoca-zbirna-ukraini-z-gandbolu-obigrala-pivnicnu-makedoniu-u-kvalifikacii-cs.html</text:a>
</text:p>
      <!--NEWS-->
      <text:h text:style-name="P10" text:outline-level="1">
<text:span text:style-name="T4">
在外交部，教皇方济各试图将战争受害者和侵略者等同于</text:span>
</text:h>
      <text:p text:style-name="P4">
作者: Ukrinform (Person)</text:p>
      <text:p text:style-name="P4">
出版商: Укринформ (Organization)</text:p>
      <text:p text:style-name="P4">
出版时间: 2023-04-08T-27:19:09+03:00</text:p>
      <text:p text:style-name="P4">
修改时间: 2023-04-08T22:19:09+03:00</text:p>
      <text:p text:style-name="P4">
描述: 乌克兰外交部对乌克兰和俄罗斯青少年的罗马游行队伍的共同参与感到失望，因为这是一种试图等同于俄罗斯的受害者和俄罗斯解决的侵略者，并扭曲了俄罗斯的现实。乌克兰人。  - 乌克林。</text:p>
      <text:p text:style-name="P4">
图片: ["<text:a xlink:type="simple" xlink:href="https://static.ukrinform.com/photos/2016_02/thumb_files/630_360_1454971670-8277.jpg" text:style-name="Internet_20_link" text:visited-style-name="Visited_20_Internet_20_Link">
630_360_14549...</text:a>
"]</text:p>
      <text:p text:style-name="P4">
标签: ['МЗС', 'Папа Франциск', 'Релігія', 'Скандал', 'Ватикан', 'Агресія РФ', 'Ніколенко']</text:p>
      <text:p text:style-name="P4">
类型: Article</text:p>
      <!--METADATA-->
      <text:p text:style-name="P4">
<draw:frame draw:style-name="fr1" draw:name="Image133" text:anchor-type="as-char" svg:width="6.9236in" svg:height="3.956343in" draw:z-index="0">
<draw:image xlink:href="../Images/yкринформ/2023-04-08T-27-19-09-03-00/630_360_1454971670-8277.jpg" xlink:type="simple" xlink:show="embed" xlink:actuate="onLoad" draw:mime-type="image/jpeg"/>
</draw:frame>
内政部对Rimmi -ukrainian和俄罗斯青少年的共同参与的共同参与感到失望，因为这是一种试图等同于战争受害者和俄罗斯侵略者受害者的尝试，并扭曲了乌克兰人拥有俄罗斯的现实。</text:p>
      <text:p text:style-name="P4">
这在[]外交部Oleg Nikolenko的发言人发言人中提到了这一点。(https://www.facebook.com/1090077030/posts/pfbid023wiUJMKv7rmwXoxqPhrYVLE1X6Mxxw9BtJwtoqLjFKsgfu1T6t6XhXSTP1jiF562l/)，报道乌克林福姆。</text:p>
      <text:p text:style-name="P4">
他指出，昨天，在圣周五，在罗马举行了一种伟大的宗教活动 - 这场游行象征着善良的邪恶胜利，黑暗之光，对绝望的信仰。</text:p>
      <text:p text:style-name="P4">
“我们深表感谢<text:a xlink:type="simple" xlink:href="https://www.ukrinform.ua/tag-papa-francisk" text:style-name="Internet_20_link" text:visited-style-name="Visited_20_Internet_20_Link">
</text:a>
因为他打开了乌克兰和乌克兰人。 不幸的是，他们必须声明，今年的排名再次被掩盖了<text:a xlink:type="simple" xlink:href="https://www.ukrinform.ua/rubric-world/3693261-u-vatikani-znovu-virisili-poednati-predstavnikiv-ukraini-ta-rf-na-hresnij-dorozi.html" text:style-name="Internet_20_link" text:visited-style-name="Visited_20_Internet_20_Link">
</text:a>
但是侵略者。”尼古伦科说。</text:p>
      <text:p text:style-name="P4">
他解释说，它正在阅读《大步行者》第十名员工中阅读的文字：代表乌克兰少年，他在占领阿莎(Asha)为俄罗斯侵略战争对乌克兰的战争中找到了在意大利找到庇护所。</text:p>
      <text:p text:style-name="P4">
<text:span text:style-name="T4">
另请阅读：</text:span>
 <text:a xlink:type="simple" xlink:href="https://www.ukrinform.ua/rubric-society/3691079-papa-francisk-zaklikav-molitisa-za-ukrainu.html" text:style-name="Internet_20_link" text:visited-style-name="Visited_20_Internet_20_Link">
<text:span text:style-name="T4">
弗朗西斯</text:span>
</text:a>
“我们感到失望的是，圣王位没有考虑到乌克兰页面关于这种手势的虐待性的论点。 乌克兰塔罗斯主义者的共同参与扭曲了俄罗斯浸入乌克兰人的现实，体现了相反的种族灭绝。 此外，这样的步骤破坏了人类道德正义的原则，抹黑了和平与兄弟情谊的概念，”外交部发言人。</text:p>
      <text:p text:style-name="P4">
他补充说，在造成苦难的苦难乌克兰之间的平等迹象并没有促成和解。</text:p>
      <text:p text:style-name="P4">
“和解只有在乌克兰的胜利，对所有俄罗斯罪犯的惩罚，悔改并在乌克兰人面前寻求宽恕之后才能进行和解。 我们希望罗马教廷将继续遵守这种方法，这将基于对乌克兰恢复和平并建立正义的深刻公平感。”外交部发言人。据报道，去年4月15日，在罗马的罗马举行了一次游行，该游行由教皇弗朗西斯(Francis)领导。 根据梵蒂冈的决定，乌克兰和俄罗斯人将十字架转移到第13个站，这象征着人民的和解。 两名妇女在医院一起工作。</text:p>
      <text:p text:style-name="P4">
News Source: <text:a xlink:type="simple" xlink:href="https://www.ukrinform.ua/rubric-society/3693401-u-mzs-obureni-novou-sprobou-papi-franciska-pririvnati-zertvu-vijni-ta-agresora.html" text:style-name="Internet_20_link" text:visited-style-name="Visited_20_Internet_20_Link">
https://www.ukrinform.ua/rubric-society/3693401-u-mzs-obureni-novou-sprobou-papi-franciska-pririvnati-zertvu-vijni-ta-agresora.html</text:a>
</text:p>
      <!--NEWS-->
      <text:h text:style-name="P10" text:outline-level="1">
<text:span text:style-name="T4">
OSCE真实更新只有在俄罗斯和白俄罗斯的根本变化之后才会发生 - 专家</text:span>
</text:h>
      <text:p text:style-name="P4">
作者: Ukrinform (Person)</text:p>
      <text:p text:style-name="P4">
出版商: Укринформ (Organization)</text:p>
      <text:p text:style-name="P4">
出版时间: 2023-04-08T-29:04:00+03:00</text:p>
      <text:p text:style-name="P4">
修改时间: 2023-04-08T22:04:00+03:00</text:p>
      <text:p text:style-name="P4">
描述: 立陶宛外交部副董事长曼塔斯·阿多马纳斯（Mantas Adomenas）认为，欧安组织的真正更新只有在侵略者国家的根本变化 - 俄罗斯和白俄罗斯之后才会发生。 此外，更多的含义可以追求新格式，其中之一是“欧洲政治界 /欧洲政治界”。  - 乌克林。</text:p>
      <text:p text:style-name="P4">
图片: ["<text:a xlink:type="simple" xlink:href="https://static.ukrinform.com/photos/2023_04/thumb_files/630_360_1680956927-823.jpg" text:style-name="Internet_20_link" text:visited-style-name="Visited_20_Internet_20_Link">
630_360_16809...</text:a>
"]</text:p>
      <text:p text:style-name="P4">
标签: ['білорусь', 'Литва', 'ОБСЄ', 'Війна з росією']</text:p>
      <text:p text:style-name="P4">
类型: Article</text:p>
      <!--METADATA-->
      <text:p text:style-name="P4">
<draw:frame draw:style-name="fr1" draw:name="Image134" text:anchor-type="as-char" svg:width="6.9236in" svg:height="3.956343in" draw:z-index="0">
<draw:image xlink:href="../Images/yкринформ/2023-04-08T-29-04-00-03-00/630_360_1680956927-823.jpg" xlink:type="simple" xlink:show="embed" xlink:actuate="onLoad" draw:mime-type="image/jpeg"/>
</draw:frame>
立陶宛外交部副主席曼塔萨多梅纳斯(Mantasadomenas)认为，只有在侵略者国家(俄罗斯和白俄罗斯)的根本变化之后，真正的更新才会续签。 更大的意义是寻找新格式，其中一种“欧洲政治社区 /欧洲政治界”。</text:p>
      <text:p text:style-name="P4">
阿多梅纳斯在[]中表达了这一观点(https://www.ukrinform.ua/rubric-polytics/3693294-mantas-adomenas-zastupnik-glavi-mzs-litvi.html)。</text:p>
      <text:p text:style-name="P4">
“在这样的构图中<text:a xlink:type="simple" xlink:href="https://www.ukrinform.ua/tag-obse" text:style-name="Internet_20_link" text:visited-style-name="Visited_20_Internet_20_Link">
</text:a>
在涉及Irosia和Berarus的地方，即两名侵略者，就不可能更新。 它只有在战争结束时才会发生，俄罗斯和白俄罗斯承认他们对Zaia解决方案有罪。 到那个时候，这个组织并不是毫无意义的，Alabestate。”阿多梅纳斯说。</text:p>
      <text:p text:style-name="P4">
他认为，目前在欧洲制定新的安全政策与寻找新格式有关。 其中之一是欧洲政治社区 /欧洲政治社区倡议，该倡议将很快在摩尔多瓦(Moldova)发行。 “这个社区是通过估计基础创建的，以替代OSCE。 反过来，欧安组织有一次 - 防止欧洲的新战争，但无法做到。”阿多梅纳斯说。</text:p>
      <text:p text:style-name="P4">
<text:span text:style-name="T4">
另请阅读：</text:span>
 <text:a xlink:type="simple" xlink:href="https://www.ukrinform.ua/rubric-polytics/3689647-kuleba-privitav-zapusk-moskovskogo-mehanizmu-obse.html" text:style-name="Internet_20_link" text:visited-style-name="Visited_20_Internet_20_Link">
<text:span text:style-name="T4">
 OSCE </text:span>
</text:a>
欧洲理事会和欧洲委员会主席的参与以及44个欧洲国家的领导人的首次欧洲政治峰会(也就是说 - 除俄罗斯联邦和RB外)他于2022年10月6日在布拉格举行。</text:p>
      <text:p text:style-name="P4">
第二次EPC峰会将于2023年6月1日在Chisinau举行。</text:p>
      <text:p text:style-name="P4">
News Source: <text:a xlink:type="simple" xlink:href="https://www.ukrinform.ua/rubric-world/3693400-spravzne-onovlenna-obse-stanetsa-lise-pisla-korinnih-zmin-u-rosii-ta-bilorusi-ekspert.html" text:style-name="Internet_20_link" text:visited-style-name="Visited_20_Internet_20_Link">
https://www.ukrinform.ua/rubric-world/3693400-spravzne-onovlenna-obse-stanetsa-lise-pisla-korinnih-zmin-u-rosii-ta-bilorusi-ekspert.html</text:a>
</text:p>
      <!--NEWS-->
      <text:h text:style-name="P10" text:outline-level="1">
<text:span text:style-name="T4">
到2030年，乌克兰可以制造超过一半的能量“绿色”  - 专家</text:span>
</text:h>
      <text:p text:style-name="P4">
作者: Ukrinform (Person)</text:p>
      <text:p text:style-name="P4">
出版商: Укринформ (Organization)</text:p>
      <text:p text:style-name="P4">
出版时间: 2023-04-08T-32:52:00+03:00</text:p>
      <text:p text:style-name="P4">
修改时间: 2023-04-08T21:52:00+03:00</text:p>
      <text:p text:style-name="P4">
描述: 乌克兰可以在总能源中带来多达50％的“绿色”能源，甚至在未来十年初超过这一数字。  - 乌克林。</text:p>
      <text:p text:style-name="P4">
图片: ["<text:a xlink:type="simple" xlink:href="https://static.ukrinform.com/photos/2023_04/thumb_files/630_360_1680980988-393.jpg" text:style-name="Internet_20_link" text:visited-style-name="Visited_20_Internet_20_Link">
630_360_16809...</text:a>
"]</text:p>
      <text:p text:style-name="P4">
标签: ['Електроенергія', 'Енергетика', 'Україна']</text:p>
      <text:p text:style-name="P4">
类型: Article</text:p>
      <!--METADATA-->
      <text:p text:style-name="P4">
<draw:frame draw:style-name="fr1" draw:name="Image135" text:anchor-type="as-char" svg:width="6.9236in" svg:height="3.956343in" draw:z-index="0">
<draw:image xlink:href="../Images/yкринформ/2023-04-08T-32-52-00-03-00/630_360_1680980988-393.jpg" xlink:type="simple" xlink:show="embed" xlink:actuate="onLoad" draw:mime-type="image/jpeg"/>
</draw:frame>
未来十年的十年初期，总能量中最多可以带来“绿色”能量的50％，甚至超过指标。</text:p>
      <text:p text:style-name="P4">
全球联盟董事会主席100％可再生能源库克兰亚历山大·多姆布罗夫斯基(Alexander Dombrovsky)在乌克林福姆评论中的这种乐观预测。</text:p>
      <text:p text:style-name="P4">
Dombrovsky说：“我坚信，到2030年，我们有机会为最终消费者获得超过50％的纯净能量。”该过程，但反之亦然，可以更快地移动。</text:p>
      <text:p text:style-name="P4">
他指出，这样的预测是乐观的，因为这需要先决条件：如果乌克兰迅速获胜并恢复，并且经济发展规则将是“正确的”  - 不会有腐败，而不是wonopoli，但会有经济权力下放 -   - 不仅 <text:a xlink:type="simple" xlink:href="https://www.ukrinform.ua/tag-energetika" text:style-name="Internet_20_link" text:visited-style-name="Visited_20_Internet_20_Link">
</text:a>
，也是投资。 对于国家而言，重要的是制定不会受到干扰的游戏规则，不会改变，这将允许投资，快速发展该市场，强调Dombrovsky。</text:p>
      <text:p text:style-name="P4">
Verkhovna Rada爆炸，MHP Eco Energy总裁(专门从事天然气生产的企业)它证明了许多实验项目和实验室测试已经阐明了许多人直到最近才实现的目的。</text:p>
      <text:p text:style-name="P4">
“我们可以生产自己的能源。 乌克兰拥有100％是世界上最具创新性，技术发达国家之一。” Dombrovsky坚信。 据他说，乌克兰具有巨大的力量：除了阳光和风，作为最强大的农业国家之一，乌克兰还拥有足够的废物和原料来生产沼气，生物甲烷，绿色氢等。</text:p>
      <text:p text:style-name="P4">
许多乌克兰公司没有等待战争，他们正在工作，现在正在投资。 但是您需要与外国合作伙伴进行“绿色”合作。 乌克兰公司主要与Znimenchyna建立了这种合作，也与荷兰，奥地利，丹麦，英国和美国公司建立了联系。<text:span text:style-name="T4">
另请阅读：</text:span>
 <text:a xlink:type="simple" xlink:href="https://www.ukrinform.ua/rubric-economy/3689673-nimeccina-moze-stati-partnerom-ukraini-u-sferi-virobnictva-vodnu-minenergo.html" text:style-name="Internet_20_link" text:visited-style-name="Visited_20_Internet_20_Link">
</text:a>
该机构的对话者给出了数字：乌克兰仅支付了30年的独立性，仅支付了俄罗斯，超过1000亿美元的进口天然气(等于一个战前预算，主要出口商再次被柴油购买，石油购买，煤炭，天然气，核燃料。</text:p>
      <text:p text:style-name="P4">
“俄罗斯的侵略性证实，由Vevrope出口到乌克兰并赢得的石油以武器，导弹和破坏的形式恢复。 全世界最终理解，欧洲改变了其180度的态度。” Dombrovsky说。 他指出，今天的“绿色”，可再生能源不仅仅是能源。 这是关于保护乌克兰的保护，能源安全，乌克兰的能源独立性，也是欧盟。</text:p>
      <text:p text:style-name="P4">
多姆布罗夫斯基(Dombrovsky)在最近的国际会议“第9柏林能源对话”中与联盟的协会成员一起，在备忘录下与最可再生能源的备忘录建立了签名(蜜蜂).</text:p>
      <text:p text:style-name="P4">
<text:span text:style-name="T5">
Фото: Ольга Танасійчук</text:span>
</text:p>
      <text:p text:style-name="P4">
News Source: <text:a xlink:type="simple" xlink:href="https://www.ukrinform.ua/rubric-economy/3693397-ukraina-do-2030-roku-moze-zrobiti-ponad-polovinu-svoei-energetiki-zelenou-ekspert.html" text:style-name="Internet_20_link" text:visited-style-name="Visited_20_Internet_20_Link">
https://www.ukrinform.ua/rubric-economy/3693397-ukraina-do-2030-roku-moze-zrobiti-ponad-polovinu-svoei-energetiki-zelenou-ekspert.html</text:a>
</text:p>
      <!--NEWS-->
      <text:h text:style-name="P10" text:outline-level="1">
<text:span text:style-name="T4">
在乌克兰，战争期间公司的生命力进行了研究</text:span>
</text:h>
      <text:p text:style-name="P4">
作者: Ukrinform (Person)</text:p>
      <text:p text:style-name="P4">
出版商: Укринформ (Organization)</text:p>
      <text:p text:style-name="P4">
出版时间: 2023-04-08T-34:49:54+03:00</text:p>
      <text:p text:style-name="P4">
修改时间: 2023-04-08T21:49:54+03:00</text:p>
      <text:p text:style-name="P4">
描述: 对于今年乌克兰的企业和机构负责人，今年有家庭和团队。  - 乌克林。</text:p>
      <text:p text:style-name="P4">
图片: ["<text:a xlink:type="simple" xlink:href="https://static.ukrinform.com/photos/2022_06/thumb_files/630_360_1654625684-969.jpg" text:style-name="Internet_20_link" text:visited-style-name="Visited_20_Internet_20_Link">
630_360_16546...</text:a>
"]</text:p>
      <text:p text:style-name="P4">
标签: ['Бізнес', 'Економіка', 'Опитування', 'Війна з росією']</text:p>
      <text:p text:style-name="P4">
类型: Article</text:p>
      <!--METADATA-->
      <text:p text:style-name="P4">
<draw:frame draw:style-name="fr1" draw:name="Image136" text:anchor-type="as-char" svg:width="6.9236in" svg:height="3.956343in" draw:z-index="0">
<draw:image xlink:href="../Images/yкринформ/2023-04-08T-34-49-54-03-00/630_360_1654625684-969.jpg" xlink:type="simple" xlink:show="embed" xlink:actuate="onLoad" draw:mime-type="image/jpeg"/>
</draw:frame>
今年，乌克兰的商业和机构的家庭和团队被警告。</text:p>
      <text:p text:style-name="P4">
[]证明了这一点(https://resilience2022ukr.one-philosophy.com/3/) <text:a xlink:type="simple" xlink:href="https://resilience2022ukr.one-philosophy.com/3/" text:style-name="Internet_20_link" text:visited-style-name="Visited_20_Internet_20_Link">
</text:a>
战争期间对重要组织的研究至关重要。 为未来而战”，这是公司的控制台<text:a xlink:type="simple" xlink:href="https://one-philosophy.com/uk/" text:style-name="Internet_20_link" text:visited-style-name="Visited_20_Internet_20_Link">
</text:a>
，报道乌克林福姆。</text:p>
      <text:p text:style-name="P4">
根据研究的作者，它基于30位深度访调员<text:a xlink:type="simple" xlink:href="https://www.ukrinform.ua/tag-biznes" text:style-name="Internet_20_link" text:visited-style-name="Visited_20_Internet_20_Link">
</text:a>
以及来自12个行业的机构，在这些行业中，他们的战略和方法被揭示为保持战争的生命。</text:p>
      <text:p text:style-name="P4">
参加者包括Nibulon，Vodafone，Rozetka.ua，McDonald's，Eva，Skyup!医学工程”，艺术库，公共广播等。</text:p>
      <text:p text:style-name="P4">
“开始从20122年11月开始进行第三次年度生命力研究，我们确切地知道，获得的经验教训是一代经理的艰难资产。 尽管每天都有所有威胁要努力胜利的威胁，但30个令人惊叹的生活和生活故事，30个故事，30个关于准备世界的开放性的故事 - 这是激励我们在这里，现在不降低我们的双手并相信这是最好的。”公司的创始人说。</text:p>
      <text:p text:style-name="P4">
<text:span text:style-name="T4">
另请阅读：</text:span>
 <text:a xlink:type="simple" xlink:href="https://www.ukrinform.ua/rubric-economy/3693123-minfin-ssa-vidpravlae-fahivciv-v-evropu-perekonuvati-biznes-piti-z-rinkiv-rf.html" text:style-name="Internet_20_link" text:visited-style-name="Visited_20_Internet_20_Link">
<text:span text:style-name="T4">
业务</text:span>
</text:a>
值得注意的是，与组织的战时领导者的沟通结论包括5个关键的活力课程，使他们能够站起来并与当今员工及其客户保持联系。 在与团队一起参加的课程中意识到对乌克兰和未来的责任。</text:p>
      <text:p text:style-name="P4">
调查还显示，一半以上的受调查领导人对俄罗斯攻击的可能性进行了预备行动，并在全面入侵时就规定了行动算法。此外，根据一项研究，在战争的头几天，接受调查的公司中有100％支持其工人，帮助他们离开并出口其家人在大多数安全的地区或国外。 20％的人将人们出口到公司。在战争期间，即使公司停下来，高管继续向工人支付工资。</text:p>
      <text:p text:style-name="P4">
在战争初期，每一个公司都在危机总部启动。 在20％的受访者中，几个平行的总部工作 - 最糟糕的情况。</text:p>
      <text:p text:style-name="P4">
74％的被调查高管指出，他们设法使球队处于平等战争中。 10％的人大大减少了员工人数和扩大团队的16％。</text:p>
      <text:p text:style-name="P4">
<text:span text:style-name="T4">
另请阅读：</text:span>
 <text:a xlink:type="simple" xlink:href="https://www.ukrinform.ua/rubric-society/3693014-kabmin-rozsiriv-programu-erobota-dodali-tri-novi-vidi-grantiv-dla-veteraniv.html" text:style-name="Internet_20_link" text:visited-style-name="Visited_20_Internet_20_Link">
</text:a>
每个第三家公司在国外重新定位其工作。 有些人完全喷洒了他们在乌克兰以外开发活动的努力，其他人则将在乌克兰和国外的工作结合在一起。</text:p>
      <text:p text:style-name="P4">
100％的受访者指出，决策的灵活性帮助他们保持团队和公司。</text:p>
      <text:p text:style-name="P4">
86％的被调查领导人指出，他们的活力与战前时间发展战略的重要性有关：组织的透明度，他们信任的可识别品牌。</text:p>
      <text:p text:style-name="P4">
55％的高管表示，自战争开始以来，他们的公司遭受了经济损失，45％的人表示利润有所增加。 如今，以及公共和公共部门，它得到了国际组织的支持。</text:p>
      <text:p text:style-name="P4">
“所有接受调查的人都一致指出，他们的战争点是家庭和团队，同事，并排，最重要的日子，以及中级胜利的日子。 这是刺激不降低手臂并继续前进的东西。 这项研究说：“对乌克兰的未来和胜利的信念已经促使现在采取行动，而没有对更好的时代的期望。”</text:p>
      <text:p text:style-name="P4">
<text:span text:style-name="T4">
另请阅读：</text:span>
 <text:a xlink:type="simple" xlink:href="https://www.ukrinform.ua/rubric-economy/3692848-v-ukraini-stvorat-trastovij-fond-akij-rozdilatime-riziki-investoriv.html" text:style-name="Internet_20_link" text:visited-style-name="Visited_20_Internet_20_Link">
</text:a>
对组织的活力进行研究是咨询小组One哲学的年度项目。 您可以通过热爱[]来查看2020年和2021年的报告(https://one-philosophy.com/) <text:a xlink:type="simple" xlink:href="https://one-philosophy.com/" text:style-name="Internet_20_link" text:visited-style-name="Visited_20_Internet_20_Link">
 </text:a>
 <text:a xlink:type="simple" xlink:href="https://one-philosophy.com/" text:style-name="Internet_20_link" text:visited-style-name="Visited_20_Internet_20_Link">
 </text:a>
</text:p>
      <text:p text:style-name="P4">
News Source: <text:a xlink:type="simple" xlink:href="https://www.ukrinform.ua/rubric-economy/3693396-v-ukraini-prezentuvali-doslidzenna-zittestijkosti-kompanij-pid-cas-vijni.html" text:style-name="Internet_20_link" text:visited-style-name="Visited_20_Internet_20_Link">
https://www.ukrinform.ua/rubric-economy/3693396-v-ukraini-prezentuvali-doslidzenna-zittestijkosti-kompanij-pid-cas-vijni.html</text:a>
</text:p>
      <!--NEWS-->
      <text:h text:style-name="P10" text:outline-level="1">
<text:span text:style-name="T4">
Hin Ming Sleep在亚洲足球运动员中创造了APL的表现记录</text:span>
</text:h>
      <text:p text:style-name="P4">
作者: Ukrinform (Person)</text:p>
      <text:p text:style-name="P4">
出版商: Укринформ (Organization)</text:p>
      <text:p text:style-name="P4">
出版时间: 2023-04-08T-36:48:17+03:00</text:p>
      <text:p text:style-name="P4">
修改时间: 2023-04-08T21:48:17+03:00</text:p>
      <text:p text:style-name="P4">
描述: 他在APL中打进了自己的第100个进球。  - 乌克林。</text:p>
      <text:p text:style-name="P4">
图片: ["<text:a xlink:type="simple" xlink:href="https://static.ukrinform.com/photos/2023_04/thumb_files/630_360_1680979627-418.jpg" text:style-name="Internet_20_link" text:visited-style-name="Visited_20_Internet_20_Link">
630_360_16809...</text:a>
"]</text:p>
      <text:p text:style-name="P4">
标签: ['Футбол', 'АПЛ']</text:p>
      <text:p text:style-name="P4">
类型: Article</text:p>
      <!--METADATA-->
      <text:p text:style-name="P4">
<draw:frame draw:style-name="fr1" draw:name="Image137" text:anchor-type="as-char" svg:width="6.9236in" svg:height="3.956343in" draw:z-index="0">
<draw:image xlink:href="../Images/yкринформ/2023-04-08T-36-48-17-03-00/630_360_1680979627-418.jpg" xlink:type="simple" xlink:show="embed" xlink:actuate="onLoad" draw:mime-type="image/jpeg"/>
</draw:frame>
他在APL中击败了他的第100个进球。</text:p>
      <text:p text:style-name="P4">
乌克林福姆报道，在对阵布莱顿的托特纳马比赛中，欣明的梦想是他在英超联赛中的100-MGOL的特殊之处。</text:p>
      <text:p text:style-name="P4">
在英格兰冠军赛中，有99名首领中，韩国国家队的足球运动员在259场比赛中度过了比赛。 在上次六次平局中，英超联赛每个赛季至少打进11个进球。</text:p>
      <text:p text:style-name="P4">
但是，在当前季节，睡眠并不高效。 它是布莱顿在韩国军团的资产“马刺”中只有六个高演员的家园 - 他最后一次在英格兰结束了2016年没有10个进球的英格兰。</text:p>
      <text:p text:style-name="P4">
但是在与布莱顿的比赛中，梦想在第10分钟开了得分。</text:p>
      <text:p text:style-name="P4">
因此，梦想成为第一位将100英里跨入APL的亚洲足球运动员。 第二好的结果是只有20个主人，还有另一个韩国帕克·克里森(South Souran Pak Crison)的曼联和尚。</text:p>
      <text:p text:style-name="P4">
<text:span text:style-name="T4">
另请阅读：</text:span>
 <text:a xlink:type="simple" xlink:href="https://www.ukrinform.ua/rubric-sports/3693352-apl-celsi-mudrika-postupivsa-vulvergemptonu-prodovzivsi-bezvigrasnu-seriu.html" text:style-name="Internet_20_link" text:visited-style-name="Visited_20_Internet_20_Link">
</text:a>
正如乌克林福姆报道的那样，“布莱顿”让位于热刺-1：2。</text:p>
      <text:p text:style-name="P4">
照片：Getty图像</text:p>
      <text:p text:style-name="P4">
News Source: <text:a xlink:type="simple" xlink:href="https://www.ukrinform.ua/rubric-sports/3693395-son-hin-min-vstanoviv-rekord-rezultativnosti-v-apl-sered-azijskih-futbolistiv.html" text:style-name="Internet_20_link" text:visited-style-name="Visited_20_Internet_20_Link">
https://www.ukrinform.ua/rubric-sports/3693395-son-hin-min-vstanoviv-rekord-rezultativnosti-v-apl-sered-azijskih-futbolistiv.html</text:a>
</text:p>
      <!--NEWS-->
      <text:h text:style-name="P10" text:outline-level="1">
<text:span text:style-name="T4">
波兰的新安排 -  Zelensky成为本周最重要的结果</text:span>
</text:h>
      <text:p text:style-name="P4">
作者: Ukrinform (Person)</text:p>
      <text:p text:style-name="P4">
出版商: Укринформ (Organization)</text:p>
      <text:p text:style-name="P4">
出版时间: 2023-04-08T-38:43:00+03:00</text:p>
      <text:p text:style-name="P4">
修改时间: 2023-04-08T21:43:00+03:00</text:p>
      <text:p text:style-name="P4">
描述: 乌克兰总统在乌克兰总统访问期间取得的成就和新安排是本周最重要的结果。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Польща', 'Україна', 'Візит', 'Зеленський']</text:p>
      <text:p text:style-name="P4">
类型: Article</text:p>
      <!--METADATA-->
      <text:p text:style-name="P4">
<draw:frame draw:style-name="fr1" draw:name="Image138" text:anchor-type="as-char" svg:width="6.9236in" svg:height="3.956343in" draw:z-index="0">
<draw:image xlink:href="../Images/yкринформ/2023-04-08T-38-43-00-03-00/630_360_1677220159-612.png" xlink:type="simple" xlink:show="embed" xlink:actuate="onLoad" draw:mime-type="image/png"/>
</draw:frame>
乌克兰总统访问波兰期间达成的新安排是本周最重要的结果。</text:p>
      <text:p text:style-name="P4">
在[]期间(https://t.me/OP_UA/9201)据报道，国家负责人强调Zelensky。</text:p>
      <text:p text:style-name="P4">
“当然，如今最重要的是访问<text:a xlink:type="simple" xlink:href="https://www.ukrinform.ua/tag-polsa" text:style-name="Internet_20_link" text:visited-style-name="Visited_20_Internet_20_Link">
</text:a>
，我们的安排，我们的成就。这些领域已经完成了坦克上宣布的一切：它们已经在乌克兰，尤其是“豹”。 有针对BMP的新安排 - 一百多辆汽车。 儿童载体 - “罗斯马克”  -  200辆汽车。 现在100和100后。 山，其他导弹，“ Miga”  - 总统说。</text:p>
      <text:p text:style-name="P4">
<text:span text:style-name="T5">
viso：<text:a xlink:type="simple" xlink:href="https://t.me/OP_UA/9201" text:style-name="Internet_20_link" text:visited-style-name="Visited_20_Internet_20_Link">
</text:a>
</text:span>
</text:p>
      <text:p text:style-name="P4">
他还指出，乌克兰在人道主义和医学领域的第一位女士的波丽娜与波兰达成了重要的安排。 特别是，关于乌克兰医师准备的预测，对受伤的受伤者的烧伤患者的全面援助，包括在战区中。 他补充说，一个联合项目将继续 - 对IS康复的教育，对乌克兰心理学家的培训。</text:p>
      <text:p text:style-name="P4">
“也就是说，在为生命和自由的斗争中，我们确实与波兰兄弟姐妹在各个领域并存。 我感谢如此不变，不同的微不足道的支持。” Zelensky说。</text:p>
      <text:p text:style-name="P4">
<text:span text:style-name="T4">
另请阅读：</text:span>
 <text:a xlink:type="simple" xlink:href="https://www.ukrinform.ua/rubric-ato/3693392-zelenskij-priemno-zaversuvati-tizden-iz-horosimi-rezultatami-dla-ukraini.html" text:style-name="Internet_20_link" text:visited-style-name="Visited_20_Internet_20_Link">
<text:span text:style-name="T4">
 Zelensky </text:span>
</text:a>
据报道，沃迪米尔·泽伦斯基总统(Volodymyr Zelenskyy)与他的妻子一起在4月5日干涉了波兰的正式访问。</text:p>
      <text:p text:style-name="P4">
这次访问是从俄罗斯全面入侵俄罗斯的乌克兰总统对波兰推迟的正式访问。 Zelensky和Duda两次 - 去年12月和今年2月 - 在乌克兰岛总统通过波兰到美国和欧洲国家之后，在乌克兰过境到乌克兰的总统期间在Rzeszow举行了会议。 但是，这些会议没有地位。</text:p>
      <text:p text:style-name="P4">
_foto：op _</text:p>
      <text:p text:style-name="P4">
News Source: <text:a xlink:type="simple" xlink:href="https://www.ukrinform.ua/rubric-polytics/3693394-najvagomisim-rezultatom-cogo-tizna-stali-novi-domovlenosti-u-polsi-zelenskij.html" text:style-name="Internet_20_link" text:visited-style-name="Visited_20_Internet_20_Link">
https://www.ukrinform.ua/rubric-polytics/3693394-najvagomisim-rezultatom-cogo-tizna-stali-novi-domovlenosti-u-polsi-zelenskij.html</text:a>
</text:p>
      <!--NEWS-->
      <text:h text:style-name="P10" text:outline-level="1">
<text:span text:style-name="T4">
在莱曼（Lyman）的指示，俄罗斯军队炮击了Novoselivske，Makiyivka，Nevske，Kuzmyne，Dibrova，Bi ...</text:span>
</text:h>
      <text:p text:style-name="P4">
作者: liveuamap (Language: en)</text:p>
      <text:p text:style-name="P4">
时间: 2023-04-08T-3:10:00</text:p>
      <text:p text:style-name="P4">
地点: Donetsk (Latitude:48.7537 Longtitude:38.23277)</text:p>
      <text:p text:style-name="P4">
视频: []</text:p>
      <text:p text:style-name="P4">
图片: []</text:p>
      <text:p text:style-name="P4">
标签: ["Russia"]</text:p>
      <text:p text:style-name="P4">
Id: 22554490</text:p>
      <!--METADATA-->
      <text:p text:style-name="P4">
俄罗斯军队在莱曼的指导上炮击了诺沃斯伊利夫斯克，麦内维卡，内维斯克，库兹米恩，杜布罗瓦，卢汉斯克地区的比洛霍利夫卡和托斯克和托斯克，扎里奇，斯皮尔恩，顿涅茨克地区的贝雷斯夫 - 乌克兰的武装部队说，乌克兰的武装部队</text:p>
      <text:p text:style-name="P4">
新闻集链接：<text:a xlink:type="simple" xlink:href="https://liveuamap.com/en/2023/8-april-at-lyman-direction-russian-army-shelled-novoselivske" text:style-name="Internet_20_link" text:visited-style-name="Visited_20_Internet_20_Link">
https://liveuamap.com/en/2023/8-april-at-lyman-direction-russian-army-shelled-novoselivske</text:a>
</text:p>
      <text:p text:style-name="P4">
News Source: <text:a xlink:type="simple" xlink:href="https://t.me/lumsrc/4440" text:style-name="Internet_20_link" text:visited-style-name="Visited_20_Internet_20_Link">
https://t.me/lumsrc/4440</text:a>
</text:p>
      <!--NEWS-->
      <text:h text:style-name="P10" text:outline-level="1">
<text:span text:style-name="T4">
俄罗斯人一天在苏米地区边界开火了七次</text:span>
</text:h>
      <text:p text:style-name="P4">
作者: Ukrinform (Person)</text:p>
      <text:p text:style-name="P4">
出版商: Укринформ (Organization)</text:p>
      <text:p text:style-name="P4">
出版时间: 2023-04-08T-40:37:00+03:00</text:p>
      <text:p text:style-name="P4">
修改时间: 2023-04-08T21:37:00+03:00</text:p>
      <text:p text:style-name="P4">
描述: 俄罗斯军队在周六袭击了苏米地区的四个边境社区，施加了7列炮击和79列火车。  - 乌克林。</text:p>
      <text:p text:style-name="P4">
图片: ["<text:a xlink:type="simple" xlink:href="https://static.ukrinform.com/photos/2016_07/thumb_files/630_360_1469087094-3763.jpg" text:style-name="Internet_20_link" text:visited-style-name="Visited_20_Internet_20_Link">
630_360_14690...</text:a>
"]</text:p>
      <text:p text:style-name="P4">
标签: ['Обстріл', 'Сумщина', 'Російські військові', 'Кордон', 'Міномет', 'Війна з росією']</text:p>
      <text:p text:style-name="P4">
类型: Article</text:p>
      <!--METADATA-->
      <text:p text:style-name="P4">
<draw:frame draw:style-name="fr1" draw:name="Image139" text:anchor-type="as-char" svg:width="6.9236in" svg:height="3.956343in" draw:z-index="0">
<draw:image xlink:href="../Images/yкринформ/2023-04-08T-40-37-00-03-00/630_360_1469087094-3763.jpg" xlink:type="simple" xlink:show="embed" xlink:actuate="onLoad" draw:mime-type="image/jpeg"/>
</draw:frame>
俄罗斯军队在周六袭击了苏米地区的四个边境社区，进行了7次炮击和79列火车。</text:p>
      <text:p text:style-name="P4">
根据乌克林福姆的说法，Sumy地区军事行政部门在[]中报道了(https://t.me/Sumy_news_ODA/15335)。</text:p>
      <text:p text:style-name="P4">
九个矿山已将入侵者置于米罗皮尔社区的领土。</text:p>
      <text:p text:style-name="P4">
Belopil社区还遭受了敌人的迫击炮大火 - 记录了20次命中。 它的领土是由俄罗斯人从画架革新室开火的，拍摄了很多。</text:p>
      <text:p text:style-name="P4">
通过使用无人机，入侵者放弃了同一社区中粉末类型的两种弹药(手榴弹发射器).</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обстріл</text:span>
 </text:a>
霍本社区还遭受了俄罗斯军队的迫击炮袭击 - 三击。</text:p>
      <text:p text:style-name="P4">
从画架手榴弹发射器中，入侵者被伟大的皮萨尔社区击败，拍摄了25枪。</text:p>
      <text:p text:style-name="P4">
在所有情况下，根据OVA的说法，它都不开心。</text:p>
      <text:p text:style-name="P4">
“根据军方的说法，边界的运营状况受到控制。尚未发现附近边界的敌方进攻群体的形成。”  - 加入了地区政府。</text:p>
      <text:p text:style-name="P4">
<text:span text:style-name="T4">
另请阅读：</text:span>
 <text:a xlink:type="simple" xlink:href="https://www.ukrinform.ua/rubric-ato/3693358-rosiani-vdruge-za-dobu-obstrilali-orihiv.html" text:style-name="Internet_20_link" text:visited-style-name="Visited_20_Internet_20_Link">
<text:span text:style-name="T4">
射击</text:span>
</text:a>
正如乌克林福姆报道的，4月7日在苏米地区<text:a xlink:type="simple" xlink:href="https://www.ukrinform.ua/rubric-regions/3693196-za-dobu-vijska-rf-atakuvali-visim-oblastej-ukraini-zvedenna-ova.html" text:style-name="Internet_20_link" text:visited-style-name="Visited_20_Internet_20_Link">
</text:a>
Belopolskaya，Krasnopil，Seredi-Budsk，Novoslobid和Esman Communities。</text:p>
      <text:p text:style-name="P4">
在中间建造城市的郊区，入侵者进行了航空<text:a xlink:type="simple" xlink:href="https://www.ukrinform.ua/tag-obstril" text:style-name="Internet_20_link" text:visited-style-name="Visited_20_Internet_20_Link">
</text:a>
通过损害家庭。</text:p>
      <text:p text:style-name="P4">
News Source: <text:a xlink:type="simple" xlink:href="https://www.ukrinform.ua/rubric-ato/3693393-rosiani-za-den-sim-raziv-obstrilali-prikordonna-sumsini.html" text:style-name="Internet_20_link" text:visited-style-name="Visited_20_Internet_20_Link">
https://www.ukrinform.ua/rubric-ato/3693393-rosiani-za-den-sim-raziv-obstrilali-prikordonna-sumsini.html</text:a>
</text:p>
      <!--NEWS-->
      <text:h text:style-name="P10" text:outline-level="1">
<text:span text:style-name="T4">
Zelensky：很高兴完成一周的成绩</text:span>
</text:h>
      <text:p text:style-name="P4">
作者: Ukrinform (Person)</text:p>
      <text:p text:style-name="P4">
出版商: Укринформ (Organization)</text:p>
      <text:p text:style-name="P4">
出版时间: 2023-04-08T-42:29:45+03:00</text:p>
      <text:p text:style-name="P4">
修改时间: 2023-04-08T21:29:45+03:00</text:p>
      <text:p text:style-name="P4">
描述: 很高兴在本周以武器，国际支持，扩大与世界的联系，我们向北约的运动扩大联系，这是一种荣幸。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ЗСУ', 'Зеленський', 'Війна з росією', '#stoprussia']</text:p>
      <text:p text:style-name="P4">
类型: Article</text:p>
      <!--METADATA-->
      <text:p text:style-name="P4">
<draw:frame draw:style-name="fr1" draw:name="Image140" text:anchor-type="as-char" svg:width="6.9236in" svg:height="3.956343in" draw:z-index="0">
<draw:image xlink:href="../Images/yкринформ/2023-04-08T-42-29-45-03-00/630_360_1678086625-925.png" xlink:type="simple" xlink:show="embed" xlink:actuate="onLoad" draw:mime-type="image/png"/>
</draw:frame>
本周的愉悦感为国家的良好结果 - 在武器上，在大众支持方面，扩大我们与世界，北约运动的联系。</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01" text:style-name="Internet_20_link" text:visited-style-name="Visited_20_Internet_20_Link">
</text:a>
</text:span>
</text:p>
      <text:p text:style-name="P4">
<text:span text:style-name="T4">
 <text:span text:style-name="T5">
我希望健康，亲爱的乌克兰人!</text:span>
 </text:span>
</text:p>
      <text:p text:style-name="P4">
当然，如今最重要的是访问波兰，我们的安排，我们的笔记。</text:p>
      <text:p text:style-name="P4">
波兰完成了坦克上宣布的一切：它们已经在乌克兰，包括“豹”。 有针对BMP的新安排 - 一百多辆汽车。 儿童载体 - “罗斯马克”  -  200辆汽车。 现在一百，一百。 七个大小的迫击炮，其他导弹，“ Miga” ...</text:p>
      <text:p text:style-name="P4">
顺便说一句，我们对经济有重要协议，尤其是乌克兰的重建，特别是对于我们的哈尔基夫地区。</text:p>
      <text:p text:style-name="P4">
在乌克兰和波兰的第一位女士的层面上，有许多人道主义项目，特别是，这是对我们的医生的培训，并向受伤的受伤的Yexstrendy空气疏散患者进行全面帮助，尤其是在战争中，特别是在战争中。区域。 数十名医生已经通过或接受了这种培训。 该项目是要进行掌握 - 康复学习，对乌克兰心理学家的培训。</text:p>
      <text:p text:style-name="P4">
也就是说，在为生命和自由的斗争中，我们确实与波兰兄弟姐妹在各个领域并存。 我感谢如此不变，多样的微不足道的支持!</text:p>
      <text:p text:style-name="P4">
美国也有一个新的，已经是美国第35个国防包。 Himars火箭，防空导弹，炮弹，以防止装甲车以及其他现有的支撑元素。 谢谢美国人!</text:p>
      <text:p text:style-name="P4">
德国对乌克兰本周的支持增加了我们国家的投资2亿欧元。 特别是，这些是德国公司的项目，这些项目将帮助我们的经济和社会稳定。 谢谢德国!</text:p>
      <text:p text:style-name="P4">
荷兰宣布了超过2.7亿欧元的一揽子计划。 Tsadogamo为我们的恢复，人道主义，非致命的支持以及对正义的支持非常重要。 收集俄罗斯犯罪的证据，以创建由俄罗斯侵略造成的损失登记册。 我感谢荷兰共同在生命保护的所有领域!</text:p>
      <text:p text:style-name="P4">
丹麦和挪威正在为我们的炮兵制作联合炮弹。 谢谢你!</text:p>
      <text:p text:style-name="P4">
澳大利亚和新西兰有新的制裁。 谢谢他们!实际上，无论它们是否来自我们，我们在乌克兰在这里战斗的价值观都接近每个人。 每个人都赞赏和保护恐怖。 没有这样的人会得到俄罗斯占领的批准：俄罗斯集中营，被驱逐出境的孩子，强奸妇女，燃烧的城市...世界对俄罗斯侵略的了解越多，侵略者将失去越来越快，和平就会返回乌克兰 - 将返回世界上的每个人。 我感谢Cili的关心!</text:p>
      <text:p text:style-name="P4">
本周在立陶宛做出了一个非常重要的决定，这是北约峰会的主要期望，北约峰会是在维尔纽斯计划的。</text:p>
      <text:p text:style-name="P4">
立陶宛西马斯(Seimas)承认有必要邀请乌克兰成为北约成员 - 今年在维尔纽斯举行的一次峰会上询问。</text:p>
      <text:p text:style-name="P4">
我感谢立陶宛人民，所有立陶宛政客都了解欧洲最相关的安全局势。 只有在乌克兰，联盟才能确保对欧洲的真正保护免受对人民现有边界和国际秩序生活的任何侵占，并根据规则。 但是很难想象乌克兰的力量。</text:p>
      <text:p text:style-name="P4">
立陶宛西玛斯的这一决定将在未来几个月的几周内继续进行。 我们已经在研究它。</text:p>
      <text:p text:style-name="P4">
当然，感谢我们的士兵。 每个人边境警卫，国民警卫队和警察，情报和SBU，国家秘书处和SES……所有人都在战斗。 谁保护我们的天空。 给乌克兰网络防御的人受到保护。 所有保留我们边界的人。 谁训练我们的新工作人员。 谁消除了打击的影响，他们拯救了我们的人民免受伤害，并为占领者做准备的人。</text:p>
      <text:p text:style-name="P4">
荣耀所有为乌克兰而战的人!感谢所有合作伙伴的力量!</text:p>
      <text:p text:style-name="P4">
<text:span text:style-name="T4">
 <text:span text:style-name="T5">
荣耀与乌克兰!</text:span>
 </text:span>
</text:p>
      <text:p text:style-name="P4">
News Source: <text:a xlink:type="simple" xlink:href="https://www.ukrinform.ua/rubric-ato/3693392-zelenskij-priemno-zaversuvati-tizden-iz-horosimi-rezultatami-dla-ukraini.html" text:style-name="Internet_20_link" text:visited-style-name="Visited_20_Internet_20_Link">
https://www.ukrinform.ua/rubric-ato/3693392-zelenskij-priemno-zaversuvati-tizden-iz-horosimi-rezultatami-dla-ukraini.html</text:a>
</text:p>
      <!--NEWS-->
      <text:h text:style-name="P10" text:outline-level="1">
<text:span text:style-name="T4">
在某些地区的赫尔森，光已经消失了</text:span>
</text:h>
      <text:p text:style-name="P4">
作者: Ukrinform (Person)</text:p>
      <text:p text:style-name="P4">
出版商: Укринформ (Organization)</text:p>
      <text:p text:style-name="P4">
出版时间: 2023-04-08T-44:21:00+03:00</text:p>
      <text:p text:style-name="P4">
修改时间: 2023-04-08T21:21:00+03:00</text:p>
      <text:p text:style-name="P4">
描述: 在赫尔森的某些地区，电源消失了，能量正在努力恢复它。  - 乌克林。</text:p>
      <text:p text:style-name="P4">
图片: ["<text:a xlink:type="simple" xlink:href="https://static.ukrinform.com/photos/2017_11/thumb_files/630_360_1512026904-1128.jpg" text:style-name="Internet_20_link" text:visited-style-name="Visited_20_Internet_20_Link">
630_360_15120...</text:a>
"]</text:p>
      <text:p text:style-name="P4">
标签: ['Херсон', 'Електропостачання']</text:p>
      <text:p text:style-name="P4">
类型: Article</text:p>
      <!--METADATA-->
      <text:p text:style-name="P4">
<draw:frame draw:style-name="fr1" draw:name="Image142" text:anchor-type="as-char" svg:width="6.9236in" svg:height="3.956343in" draw:z-index="0">
<draw:image xlink:href="../Images/yкринформ/2023-04-08T-44-21-00-03-00/630_360_1512026904-1128.jpg" xlink:type="simple" xlink:show="embed" xlink:actuate="onLoad" draw:mime-type="image/jpeg"/>
</draw:frame>
在赫尔森的分泌区域，电源消失了，能量正在努力。</text:p>
      <text:p text:style-name="P4">
乌克林福姆(Ukrinform(https://t.me/khersonskaODA/4999)。</text:p>
      <text:p text:style-name="P4">
“在某些地区<text:a xlink:type="simple" xlink:href="https://www.ukrinform.ua/tag-herson" text:style-name="Internet_20_link" text:visited-style-name="Visited_20_Internet_20_Link">
</text:a>
光消失了。 Cheeric Energy已经在修复网络 - 很快一切都将恢复。”</text:p>
      <text:p text:style-name="P4">
<text:span text:style-name="T4">
另请阅读：</text:span>
 <text:a xlink:type="simple" xlink:href="https://www.ukrinform.ua/rubric-regions/3693232-vorozij-obstril-berislava-na-hersonsini-poskodiv-pedagogicnij-koledz.html" text:style-name="Internet_20_link" text:visited-style-name="Visited_20_Internet_20_Link">
<text:span text:style-name="T4">
 kherson </text:span>
</text:a>
正如乌克林福姆报道的，最后一天<text:a xlink:type="simple" xlink:href="https://www.ukrinform.ua/rubric-regions/3693136-rosiani-za-dobu-71-raz-obstrilali-hersonsinu-vosmero-poranenih.html" text:style-name="Internet_20_link" text:visited-style-name="Visited_20_Internet_20_Link">
</text:a>
17个敌对的炮弹被击中。</text:p>
      <text:p text:style-name="P4">
News Source: <text:a xlink:type="simple" xlink:href="https://www.ukrinform.ua/rubric-regions/3693390-u-hersoni-v-deakih-rajonah-zniklo-svitlo.html" text:style-name="Internet_20_link" text:visited-style-name="Visited_20_Internet_20_Link">
https://www.ukrinform.ua/rubric-regions/3693390-u-hersoni-v-deakih-rajonah-zniklo-svitlo.html</text:a>
</text:p>
      <!--NEWS-->
      <text:h text:style-name="P10" text:outline-level="1">
<text:span text:style-name="T4">
5.2亿美元：伊斯坦布尔拘留了153名欺诈嫌疑人</text:span>
</text:h>
      <text:p text:style-name="P4">
作者: Ukrinform (Person)</text:p>
      <text:p text:style-name="P4">
出版商: Укринформ (Organization)</text:p>
      <text:p text:style-name="P4">
出版时间: 2023-04-08T-46:01:32+03:00</text:p>
      <text:p text:style-name="P4">
修改时间: 2023-04-08T21:01:32+03:00</text:p>
      <text:p text:style-name="P4">
描述: 伊斯坦布尔网络犯罪部的团队同时进行了行动，以拘留153人，分别是88个地址。 被拘留者涉嫌在外汇市场上进行投资欺诈。  - 乌克林。</text:p>
      <text:p text:style-name="P4">
图片: ["<text:a xlink:type="simple" xlink:href="https://static.ukrinform.com/photos/2023_04/thumb_files/630_360_1680976571-525.jpg" text:style-name="Internet_20_link" text:visited-style-name="Visited_20_Internet_20_Link">
630_360_16809...</text:a>
"]</text:p>
      <text:p text:style-name="P4">
标签: ['Поліція', 'Шахрайство', 'Туреччина']</text:p>
      <text:p text:style-name="P4">
类型: Article</text:p>
      <!--METADATA-->
      <text:p text:style-name="P4">
<draw:frame draw:style-name="fr1" draw:name="Image143" text:anchor-type="as-char" svg:width="6.9236in" svg:height="3.956343in" draw:z-index="0">
<draw:image xlink:href="../Images/yкринформ/2023-04-08T-46-01-32-03-00/630_360_1680976571-525.jpg" xlink:type="simple" xlink:show="embed" xlink:actuate="onLoad" draw:mime-type="image/jpeg"/>
</draw:frame>
伊斯坦布尔网络犯罪部的司令部同时在88个地址进行了153人的运营。 被拘留者涉嫌外汇市场欺诈。</text:p>
      <text:p text:style-name="P4">
关于IT报告乌克林福姆，参考<text:a xlink:type="simple" xlink:href="http://m.haber7.com/amphtml/guncel/haber/3315612-10-milyar-liralik-vurgun-18-ilde-es-zamanli-operasyonda-153-gozalti" text:style-name="Internet_20_link" text:visited-style-name="Visited_20_Internet_20_Link">
</text:a>
。</text:p>
      <text:p text:style-name="P4">
“根据结论，总共被盗了100亿土耳其里拉(约5.2亿美元 -  ed。)”， - 报道。</text:p>
      <text:p text:style-name="P4">
一架直升机参与了犯罪嫌疑人的拘留行动。</text:p>
      <text:p text:style-name="P4">
由于警察股票部门进行了详细的调查，启动了153名参与外汇市场欺诈的人，开始了调查。 被拘留者操作的细节继续澄清。</text:p>
      <text:p text:style-name="P4">
根据土耳其媒体的报道，欺诈网络的计划由共同的公民组成，其中以投资为借口赚钱，后来又报道了破产。 这些资金通过160家虚假公司洗涤，将其发送给英国和黑山。 没有建立这个非法Kiberme网络的负责人的身份。 据信它在英国。</text:p>
      <text:p text:style-name="Quotations">

<text:p text:style-name="P4">
icastanbul'da SiberSuzlarlaMücadeLeUsubeMüdürlürlürlürlüğüüğüri，IlGellinde&gt;
外表PIYASASASASISASISASıYatırinrımDolendırLestei。 ÇokSayıdaşüphali&gt;
GözaltınaAlındı。 <text:a xlink:type="simple" xlink:href="https://t.co/7cISsZ4OsM" text:style-name="Internet_20_link" text:visited-style-name="Visited_20_Internet_20_Link">
</text:a>
&gt;
&gt;
 -GDH(@gundemedairhs) <text:a xlink:type="simple" xlink:href="https://twitter.com/gundemedairhs/status/1644213794002853888" text:style-name="Internet_20_link" text:visited-style-name="Visited_20_Internet_20_Link">
&gt;
 </text:a>
<text:span text:style-name="T4">
另请阅读：</text:span>
 <text:a xlink:type="simple" xlink:href="https://www.ukrinform.ua/rubric-economy/3683453-nimeccina-i-ssa-likviduvali-velikij-mikser-kriptovalut.html" text:style-name="Internet_20_link" text:visited-style-name="Visited_20_Internet_20_Link">
</text:a>
据乌克林福姆(Ukrinform)报道，拉脱维亚州州警察与乌克兰执法机构于3月15日报道，停止了国际有组织的犯罪犯罪集团通过电话的活动。</text:p>

</text:p>
      <text:p text:style-name="P4">
<text:span text:style-name="T5">
foto：haber7.com</text:span>
</text:p>
      <text:p text:style-name="P4">
News Source: <text:a xlink:type="simple" xlink:href="https://www.ukrinform.ua/rubric-world/3693382-sprava-na-520-miljoniv-u-stambuli-zatrimali-153-pidozruvanih-u-sahrajstvi.html" text:style-name="Internet_20_link" text:visited-style-name="Visited_20_Internet_20_Link">
https://www.ukrinform.ua/rubric-world/3693382-sprava-na-520-miljoniv-u-stambuli-zatrimali-153-pidozruvanih-u-sahrajstvi.html</text:a>
</text:p>
      <!--NEWS-->
      <text:h text:style-name="P10" text:outline-level="1">
<text:span text:style-name="T4">
U-19女子国家队让位于丹麦参加FTO 2023</text:span>
</text:h>
      <text:p text:style-name="P4">
作者: Ukrinform (Person)</text:p>
      <text:p text:style-name="P4">
出版商: Укринформ (Organization)</text:p>
      <text:p text:style-name="P4">
出版时间: 2023-04-08T-49:55:00+03:00</text:p>
      <text:p text:style-name="P4">
修改时间: 2023-04-08T20:55:00+03:00</text:p>
      <text:p text:style-name="P4">
描述: 连续第二次失败“蓝色和黄色”。  - 乌克林。</text:p>
      <text:p text:style-name="P4">
图片: ["<text:a xlink:type="simple" xlink:href="https://static.ukrinform.com/photos/2023_04/thumb_files/630_360_1680976464-709.jpg" text:style-name="Internet_20_link" text:visited-style-name="Visited_20_Internet_20_Link">
630_360_16809...</text:a>
"]</text:p>
      <text:p text:style-name="P4">
标签: ['Футбол']</text:p>
      <text:p text:style-name="P4">
类型: Article</text:p>
      <!--METADATA-->
      <text:p text:style-name="P4">
<draw:frame draw:style-name="fr1" draw:name="Image144" text:anchor-type="as-char" svg:width="6.9236in" svg:height="3.956343in" draw:z-index="0">
<draw:image xlink:href="../Images/yкринформ/2023-04-08T-49-55-00-03-00/630_360_1680976464-709.jpg" xlink:type="simple" xlink:show="embed" xlink:actuate="onLoad" draw:mime-type="image/jpeg"/>
</draw:frame>
第二个“蓝色和黄色”病变。</text:p>
      <text:p text:style-name="P4">
乌克林福姆报道，在第二次选拔赛中，乌克兰的U-19女队在欧洲2023欧元的第二场比赛中已被授予丹麦1：5。</text:p>
      <text:p text:style-name="P4">
在上半场，乌克兰人错过了四个球。 休息后，Habibovich进球和塞尔伯克交换了命令。</text:p>
      <text:p text:style-name="P4">
这是乌克兰队的第二次失败。 在第一轮比赛中，乌克兰在瑞典是0：5。</text:p>
      <text:p text:style-name="P4">
在小组赛的最后一场比赛中，Valery Palamarchuk的球队将与波兰一起比赛。 这场比赛将于4月11日开始 - 在基辅15:30举行。</text:p>
      <text:p text:style-name="P4">
<text:span text:style-name="T4">
另请阅读：</text:span>
 <text:a xlink:type="simple" xlink:href="https://www.ukrinform.ua/rubric-sports/3692357-nacionalna-zbirna-ukraini-rozpocala-rik-na-30u-misci-rejtingu-fifa.html" text:style-name="Internet_20_link" text:visited-style-name="Visited_20_Internet_20_Link">
<text:span text:style-name="T4">
国家队</text:span>
</text:a>
据乌克林福姆报道，七个合格团体的获奖者将在CF-2023发布，最后一部分定于7月18日至30日。</text:p>
      <text:p text:style-name="P4">
照片：uaf.ua</text:p>
      <text:p text:style-name="P4">
News Source: <text:a xlink:type="simple" xlink:href="https://www.ukrinform.ua/rubric-sports/3693381-zinoca-zbirna-ukraini-u19-postupilas-danii-u-vidbori-na-ce2023-z-futbolu.html" text:style-name="Internet_20_link" text:visited-style-name="Visited_20_Internet_20_Link">
https://www.ukrinform.ua/rubric-sports/3693381-zinoca-zbirna-ukraini-u19-postupilas-danii-u-vidbori-na-ce2023-z-futbolu.html</text:a>
</text:p>
      <!--NEWS-->
      <text:h text:style-name="P10" text:outline-level="1">
<text:span text:style-name="T4">
俄罗斯人解雇了哈尔基夫地区的库平地区，死亡和受伤</text:span>
</text:h>
      <text:p text:style-name="P4">
作者: Ukrinform (Person)</text:p>
      <text:p text:style-name="P4">
出版商: Укринформ (Organization)</text:p>
      <text:p text:style-name="P4">
出版时间: 2023-04-08T-51:31:00+03:00</text:p>
      <text:p text:style-name="P4">
修改时间: 2023-04-08T20:31:00+03:00</text:p>
      <text:p text:style-name="P4">
描述: 在哈尔基夫地区，俄罗斯军队于4月8日星期六袭击了库平地区的平民，炮击，两人被杀，一人受伤。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Харківщина', 'Війна з росією']</text:p>
      <text:p text:style-name="P4">
类型: Article</text:p>
      <!--METADATA-->
      <text:p text:style-name="P4">
<draw:frame draw:style-name="fr1" draw:name="Image145" text:anchor-type="as-char" svg:width="6.9236in" svg:height="3.956343in" draw:z-index="0">
<draw:image xlink:href="../Images/yкринформ/2023-04-08T-51-31-00-03-00/630_360_1667124180-530.jpg" xlink:type="simple" xlink:show="embed" xlink:actuate="onLoad" draw:mime-type="image/jpeg"/>
</draw:frame>
在Kharkiv地区，俄罗斯军队于4月8日星期六在库平地区平民的住所造成，这是由于两名人类人口被杀的炮击，一名受伤。</text:p>
      <text:p text:style-name="P4">
乌克林福姆(Ukrinform(https://t.me/synegubov/5893)。</text:p>
      <text:p text:style-name="P4">
特别是，入侵者再次袭击了两年的村庄。 由于敌对<text:a xlink:type="simple" xlink:href="https://www.ukrinform.ua/tag-obstril" text:style-name="Internet_20_link" text:visited-style-name="Visited_20_Internet_20_Link">
</text:a>
两名男子死亡65岁和34岁。</text:p>
      <text:p text:style-name="P4">
一名65岁的妇女在波多拉村受伤。 医生提供必要的帮助。</text:p>
      <text:p text:style-name="P4">
<text:span text:style-name="T4">
另请阅读：</text:span>
 <text:a xlink:type="simple" xlink:href="https://www.ukrinform.ua/rubric-ato/3693367-vorog-atakuvav-nikopolsinu-z-vazkoi-artilerii-ta-bezpilotnikiv.html" text:style-name="Internet_20_link" text:visited-style-name="Visited_20_Internet_20_Link">
</text:a>
正如乌克林福姆报道的，在哈尔基夫地区的最后一天，在俄罗斯军队的打击下，是佩塔基基基夫斯基，丘格尤夫和库皮斯克地区的边境和边境定居点。 其中包括Guiivkozakhk，Lukyanka，Ambarne，Red First，两年-OLD，淀粉，Kindrashivka Yishshi。</text:p>
      <text:p text:style-name="P4">
News Source: <text:a xlink:type="simple" xlink:href="https://www.ukrinform.ua/rubric-ato/3693380-rosiani-obstrilali-kupanskij-rajon-harkivsini-e-zagibli-ta-poranena.html" text:style-name="Internet_20_link" text:visited-style-name="Visited_20_Internet_20_Link">
https://www.ukrinform.ua/rubric-ato/3693380-rosiani-obstrilali-kupanskij-rajon-harkivsini-e-zagibli-ta-poranena.html</text:a>
</text:p>
      <!--NEWS-->
      <text:h text:style-name="P10" text:outline-level="1">
<text:span text:style-name="T4">
五个乌克兰人 - 外交部在摩尔多瓦的一次事故中受伤。</text:span>
</text:h>
      <text:p text:style-name="P4">
作者: Ukrinform (Person)</text:p>
      <text:p text:style-name="P4">
出版商: Укринформ (Organization)</text:p>
      <text:p text:style-name="P4">
出版时间: 2023-04-08T-53:27:00+03:00</text:p>
      <text:p text:style-name="P4">
修改时间: 2023-04-08T20:27:00+03:00</text:p>
      <text:p text:style-name="P4">
描述: 由于早上在摩尔多瓦发生事故，乌克兰五名公民在乌克兰受伤，他们的生命没有威胁。  - 乌克林。</text:p>
      <text:p text:style-name="P4">
图片: ["<text:a xlink:type="simple" xlink:href="https://static.ukrinform.com/photos/2023_04/thumb_files/630_360_1680974827-681.jpg" text:style-name="Internet_20_link" text:visited-style-name="Visited_20_Internet_20_Link">
630_360_16809...</text:a>
"]</text:p>
      <text:p text:style-name="P4">
标签: ['ДТП', 'Молдова', 'МЗС', 'Поранені']</text:p>
      <text:p text:style-name="P4">
类型: Article</text:p>
      <!--METADATA-->
      <text:p text:style-name="P4">
<draw:frame draw:style-name="fr1" draw:name="Image146" text:anchor-type="as-char" svg:width="6.9236in" svg:height="3.956343in" draw:z-index="0">
<draw:image xlink:href="../Images/yкринформ/2023-04-08T-53-27-00-03-00/630_360_1680974827-681.jpg" xlink:type="simple" xlink:show="embed" xlink:actuate="onLoad" draw:mime-type="image/jpeg"/>
</draw:frame>
由于DTP发生在摩尔多瓦，乌克兰五名公民在乌克兰受伤，因此他们的生命没有威胁。</text:p>
      <text:p text:style-name="P4">
外交部发言人Oleg Nikolenko告知乌克林。</text:p>
      <text:p text:style-name="P4">
“今天在[]的Drooki区(https://www.ukrinform.ua/tag-moldova)发生道路事故，涉及一辆公共汽车，其次是基辅的伊兹基尼尼夫。 事故导致五名乌克兰公民受伤。 他们被送往医院，现在为他们提供了必要的医疗服务，对他们的生命没有威胁。”他说。</text:p>
      <text:p text:style-name="P4">
Nikolenko补充说，其他乘客继续带着承运人搬到基辅。 总共有十九位乌克兰人在公共汽车上。</text:p>
      <text:p text:style-name="P4">
外交部发言人告知，乌克兰大使馆与摩尔多瓦执法人员互动，以找出事故的所有情况并保持勇士的联系。</text:p>
      <text:p text:style-name="P4">
他保证：“完成治疗后，领事将帮助我们的公民返回杜普林。”</text:p>
      <text:p text:style-name="P4">
<text:span text:style-name="T4">
另请阅读：</text:span>
 <text:a xlink:type="simple" xlink:href="https://www.ukrinform.ua/rubric-regions/3692747-na-zitomirsini-stalasa-dtp-castkovo-perekrili-ruh-na-trasi-kiiv-cop.html" text:style-name="Internet_20_link" text:visited-style-name="Visited_20_Internet_20_Link">
<text:span text:style-name="T4">
事故</text:span>
</text:a>
据报道，4月8日在摩尔多瓦(Moldova)在摩尔多瓦(Moldova)<text:a xlink:type="simple" xlink:href="https://www.ukrinform.ua/rubric-world/3693278-u-moldovi-perekinuvsa-avtobus-do-kieva-e-postrazdali.html" text:style-name="Internet_20_link" text:visited-style-name="Visited_20_Internet_20_Link">
</text:a>
，从Chisinau到基辅。</text:p>
      <text:p text:style-name="P4">
事故发生在早上9.40左右。 到达该地点的警察发现，公共汽车的驾驶员没有应付开车并撞到树上，而是进入了沟渠。</text:p>
      <text:p text:style-name="P4">
News Source: <text:a xlink:type="simple" xlink:href="https://www.ukrinform.ua/rubric-society/3693379-u-dtp-v-moldovi-postrazdali-patero-ukrainciv-mzs.html" text:style-name="Internet_20_link" text:visited-style-name="Visited_20_Internet_20_Link">
https://www.ukrinform.ua/rubric-society/3693379-u-dtp-v-moldovi-postrazdali-patero-ukrainciv-mzs.html</text:a>
</text:p>
      <!--NEWS-->
      <text:h text:style-name="P10" text:outline-level="1">
<text:span text:style-name="T4">
国家银行的负责人去华盛顿参加年度IMF春季会议</text:span>
</text:h>
      <text:p text:style-name="P4">
作者: Ukrinform (Person)</text:p>
      <text:p text:style-name="P4">
出版商: Укринформ (Organization)</text:p>
      <text:p text:style-name="P4">
出版时间: 2023-04-08T-55:18:00+03:00</text:p>
      <text:p text:style-name="P4">
修改时间: 2023-04-08T20:18:00+03:00</text:p>
      <text:p text:style-name="P4">
描述: 国家银行的负责人去华盛顿参加了国际货币基金组织和世界银行集团的年度春季会议。  - 乌克林。</text:p>
      <text:p text:style-name="P4">
图片: ["<text:a xlink:type="simple" xlink:href="https://static.ukrinform.com/photos/2022_10/thumb_files/630_360_1665135267-542.jpg" text:style-name="Internet_20_link" text:visited-style-name="Visited_20_Internet_20_Link">
630_360_16651...</text:a>
"]</text:p>
      <text:p text:style-name="P4">
标签: ['МВФ', 'Нацбанк', 'Візит', 'Вашингтон']</text:p>
      <text:p text:style-name="P4">
类型: Article</text:p>
      <!--METADATA-->
      <text:p text:style-name="P4">
<draw:frame draw:style-name="fr1" draw:name="Image147" text:anchor-type="as-char" svg:width="6.9236in" svg:height="3.956343in" draw:z-index="0">
<draw:image xlink:href="../Images/yкринформ/2023-04-08T-55-18-00-03-00/630_360_1665135267-542.jpg" xlink:type="simple" xlink:show="embed" xlink:actuate="onLoad" draw:mime-type="image/jpeg"/>
</draw:frame>
Glavanatbank在华盛顿曾参加过年度春季指标和世界银行集团。</text:p>
      <text:p text:style-name="P4">
这是由NBU新闻服务在[]中报告的(https://www.facebook.com/NationalBankOfUkraine/posts/pfbid0FPViTPWGBYULiF38yJARvNvRVDpTLff66xvSddUFazg3ksRBLKCRzoYBZYWKa4csl)，报道乌克林福姆。</text:p>
      <text:p text:style-name="P4">
«乌克兰国家银行Andriy Vyshnay及其副手Sergeynkolaichuk的主席通过了工人<text:a xlink:type="simple" xlink:href="https://www.ukrinform.ua/tag-vizit" text:style-name="Internet_20_link" text:visited-style-name="Visited_20_Internet_20_Link">
</text:a>
Dovashington是乌克兰正式代表团的一部分。 这次访问的目的是参加国际货币基金组织和世界银行集团的年度春季会议，以与国际合作伙伴举行双边会议。”</text:p>
      <text:p text:style-name="P4">
有人强调，在措施中，NBU主席将讨论IMF备忘录的实施，俄罗斯军事侵略的后果以及国家对俄罗斯联邦压力增加的问题，以及提高我们的稳定性的必要步骤国家和快速后的经济复苏。</text:p>
      <text:p text:style-name="P4">
<text:span text:style-name="T4">
另请阅读：</text:span>
 <text:a xlink:type="simple" xlink:href="https://www.ukrinform.ua/rubric-economy/3692601-mvf-ocikue-so-zrostanna-svitovogo-vvp-cogoric-ne-perevisit-3.html" text:style-name="Internet_20_link" text:visited-style-name="Visited_20_Internet_20_Link">
<text:span text:style-name="T4">
 imf </text:span>
</text:a>
此外，与国际货币基金组织领导人，世界银行，EBRD，美国财政部，欧洲中央银行，欧洲中央银行的领导人和其他国际合作伙伴的许多会议都在访问。</text:p>
      <text:p text:style-name="P4">
据报道，乌克兰在新的扩展资金计划的框架内是由国际货币基金组织首先举行的<text:a xlink:type="simple" xlink:href="https://www.ukrinform.ua/rubric-economy/3691087-nova-programa-z-mvf-ukraina-otrimala-persij-trans-na-27-milarda.html" text:style-name="Internet_20_link" text:visited-style-name="Visited_20_Internet_20_Link">
</text:a>
 .</text:p>
      <text:p text:style-name="P4">
News Source: <text:a xlink:type="simple" xlink:href="https://www.ukrinform.ua/rubric-economy/3693376-glava-nacbanku-vidbuv-do-vasingtona-na-soricni-vesnani-zbori-mvf.html" text:style-name="Internet_20_link" text:visited-style-name="Visited_20_Internet_20_Link">
https://www.ukrinform.ua/rubric-economy/3693376-glava-nacbanku-vidbuv-do-vasingtona-na-soricni-vesnani-zbori-mvf.html</text:a>
</text:p>
      <!--NEWS-->
      <text:h text:style-name="P10" text:outline-level="1">
<text:span text:style-name="T4">
混合接力赛步行接力赛在巴黎奥运会上首次亮相</text:span>
</text:h>
      <text:p text:style-name="P4">
作者: Ukrinform (Person)</text:p>
      <text:p text:style-name="P4">
出版商: Укринформ (Organization)</text:p>
      <text:p text:style-name="P4">
出版时间: 2023-04-08T-57:15:01+03:00</text:p>
      <text:p text:style-name="P4">
修改时间: 2023-04-08T20:15:01+03:00</text:p>
      <text:p text:style-name="P4">
描述: 在该计划中，它将替换男子比赛50公里。  - 乌克林。</text:p>
      <text:p text:style-name="P4">
图片: ["<text:a xlink:type="simple" xlink:href="https://static.ukrinform.com/photos/2023_04/thumb_files/630_360_1680973976-959.jpg" text:style-name="Internet_20_link" text:visited-style-name="Visited_20_Internet_20_Link">
630_360_16809...</text:a>
"]</text:p>
      <text:p text:style-name="P4">
标签: ['Олімпійські ігри']</text:p>
      <text:p text:style-name="P4">
类型: Article</text:p>
      <!--METADATA-->
      <text:p text:style-name="P4">
<draw:frame draw:style-name="fr1" draw:name="Image148" text:anchor-type="as-char" svg:width="6.9236in" svg:height="3.956343in" draw:z-index="0">
<draw:image xlink:href="../Images/yкринформ/2023-04-08T-57-15-01-03-00/630_360_1680973976-959.jpg" xlink:type="simple" xlink:show="embed" xlink:actuate="onLoad" draw:mime-type="image/jpeg"/>
</draw:frame>
它将将男子比赛替换为50公里。</text:p>
      <text:p text:style-name="P4">
历史上的第一枚纪念奖章将在巴黎播放，<text:a xlink:type="simple" xlink:href="https://worldathletics.org/competitions/olympic-games/news/olympic-race-walking-event-paris" text:style-name="Internet_20_link" text:visited-style-name="Visited_20_Internet_20_Link">
</text:a>
据报道，世界田径运动。</text:p>
      <text:p text:style-name="P4">
将有来自两名运动员的25支球队 - 一个男人和一个女人。 每个团队的成员都克服了两个等效段。 总共每支球队将有四次削减。</text:p>
      <text:p text:style-name="P4">
比赛中选择了传统奥林匹克马拉松比赛的经典长度-42.195公里。 然后，每个运动员将克服一个细分市场10公里。</text:p>
      <text:p text:style-name="P4">
继电器的持续时间约为三个小时。 比赛将与埃菲尔铁塔(Eiffel Tower)举行，并在一场比赛中与单场比赛举行。</text:p>
      <text:p text:style-name="P4">
运动步行的新格式将取代50公里的中等男人比赛。</text:p>
      <text:p text:style-name="P4">
到目前为止，奥运会上颁布了三套运动步行奖。 男子在20和50公里的比赛中参加比赛，而女人则仅落在20公里上。</text:p>
      <text:p text:style-name="P4">
<text:span text:style-name="T4">
另请阅读：</text:span>
 <text:a xlink:type="simple" xlink:href="https://www.ukrinform.ua/rubric-sports/3692579-mok-perekladae-vidpovidalnist-na-miznarodni-federacii-abramenko.html" text:style-name="Internet_20_link" text:visited-style-name="Visited_20_Internet_20_Link">
<text:span text:style-name="T4">
 MOC </text:span>
</text:a>
据乌克林福姆报道，国际奥委会尚未决定是否将出席俄罗斯和白俄罗斯的运动员，适当的奥林匹克运动会将在场，该决定将在稍后批准。</text:p>
      <text:p text:style-name="P4">
照片：worldhletics.org</text:p>
      <text:p text:style-name="P4">
News Source: <text:a xlink:type="simple" xlink:href="https://www.ukrinform.ua/rubric-sports/3693375-zmisana-estafeta-zi-sportivnoi-hodbi-debutue-na-olimpijskih-igrah-u-parizi.html" text:style-name="Internet_20_link" text:visited-style-name="Visited_20_Internet_20_Link">
https://www.ukrinform.ua/rubric-sports/3693375-zmisana-estafeta-zi-sportivnoi-hodbi-debutue-na-olimpijskih-igrah-u-parizi.html</text:a>
</text:p>
      <!--NEWS-->
      <text:h text:style-name="P10" text:outline-level="1">
<text:span text:style-name="T4">
在基辅地区，拖拉机驱动器在反坦克迷你上爆炸</text:span>
</text:h>
      <text:p text:style-name="P4">
作者: Ukrinform (Person)</text:p>
      <text:p text:style-name="P4">
出版商: Укринформ (Organization)</text:p>
      <text:p text:style-name="P4">
出版时间: 2023-04-08T-59:09:38+03:00</text:p>
      <text:p text:style-name="P4">
修改时间: 2023-04-08T20:09:38+03:00</text:p>
      <text:p text:style-name="P4">
描述: 在4月8日星期六在基辅地区，在反坦克迷你的公路工作期间，拖拉机被炸毁，驾驶员受伤。  - 乌克林。</text:p>
      <text:p text:style-name="P4">
图片: ["<text:a xlink:type="simple" xlink:href="https://static.ukrinform.com/photos/2023_04/thumb_files/630_360_1680973611-268.jpg" text:style-name="Internet_20_link" text:visited-style-name="Visited_20_Internet_20_Link">
630_360_16809...</text:a>
"]</text:p>
      <text:p text:style-name="P4">
标签: ['Міна', 'Поліція', 'Поранені', 'Київщина']</text:p>
      <text:p text:style-name="P4">
类型: Article</text:p>
      <!--METADATA-->
      <text:p text:style-name="P4">
<draw:frame draw:style-name="fr1" draw:name="Image149" text:anchor-type="as-char" svg:width="6.9236in" svg:height="3.951406in" draw:z-index="0">
<draw:image xlink:href="../Images/yкринформ/2023-04-08T-59-09-38-03-00/630_360_1680973611-268.jpg" xlink:type="simple" xlink:show="embed" xlink:actuate="onLoad" draw:mime-type="image/jpeg"/>
</draw:frame>
4月8日，星期六，拖拉机在4月8日星期六在公路工作中炸毁，驾驶员受伤。</text:p>
      <text:p text:style-name="P4">
根据乌克林福姆(Ukrinform(http://t.me/andrii_nebytov/1174)。</text:p>
      <text:p text:style-name="P4">
“ 34岁的驾驶员受伤并住院。</text:p>
      <text:p text:style-name="P4">
根据Nesbitova的说法，该事件发生在Rusanov村庄和灯村之间的现场。 搜索。</text:p>
      <text:p text:style-name="P4">
执法和爆炸设备在现场工作。</text:p>
      <text:p text:style-name="P4">
<text:span text:style-name="T4">
另请阅读：</text:span>
 <text:a xlink:type="simple" xlink:href="https://www.ukrinform.ua/rubric-ato/3692864-u-minoboroni-rozpovili-ak-mozna-prisvidsiti-rozminuvanna-teritorii-ukraini.html" text:style-name="Internet_20_link" text:visited-style-name="Visited_20_Internet_20_Link">
<text:span text:style-name="T4">
 Demining </text:span>
</text:a>
正如乌克林福姆(Ukrinform(https://www.ukrinform.ua/rubric-regions/3693293-na-harkivsini-dvoe-ludej-pidirvalisa-na-vibuhivci.html)在爆炸物上。</text:p>
      <text:p text:style-name="P4">
News Source: <text:a xlink:type="simple" xlink:href="https://www.ukrinform.ua/rubric-regions/3693374-na-kiivsini-traktorist-pidirvavsa-na-protitankovij-mini.html" text:style-name="Internet_20_link" text:visited-style-name="Visited_20_Internet_20_Link">
https://www.ukrinform.ua/rubric-regions/3693374-na-kiivsini-traktorist-pidirvavsa-na-protitankovij-mini.html</text:a>
</text:p>
      <!--NEWS-->
      <text:h text:style-name="P10" text:outline-level="1">
<text:span text:style-name="T4">
军队的JSU Bakhmut Directio Rusian炮击Vasukivka，Minkivka，Bakhmut，Bogdanivka，Ivanivske ...</text:span>
</text:h>
      <text:p text:style-name="P4">
作者: liveuamap (Language: en)</text:p>
      <text:p text:style-name="P4">
时间: 2023-04-08T-5:10:00</text:p>
      <text:p text:style-name="P4">
地点: Novhorods'ke, Donetsk Oblast (Latitude:48.32613 Longtitude:37.85082)</text:p>
      <text:p text:style-name="P4">
视频: []</text:p>
      <text:p text:style-name="P4">
图片: []</text:p>
      <text:p text:style-name="P4">
标签: ["Russia"]</text:p>
      <text:p text:style-name="P4">
Id: 22554489</text:p>
      <!--METADATA-->
      <text:p text:style-name="P4">
在巴赫穆特的方向，俄罗斯军队炮击了Vasukivka，Minkivka，Bakhmut，Bohdanivka，Ivanivske，Chasiv Yar，Novomarkove，Novomarkove，Stupochky，Shumy，Shumy，Toretsk，Toretsk和New New York of Donetsk地区，乌克兰的报道说，乌克兰的报告说</text:p>
      <text:p text:style-name="P4">
新闻集链接：<text:a xlink:type="simple" xlink:href="https://liveuamap.com/en/2023/8-april-at-bakhmut-direction-russian-army-shelled-vasukivka" text:style-name="Internet_20_link" text:visited-style-name="Visited_20_Internet_20_Link">
https://liveuamap.com/en/2023/2023/8-pril-at-bakhmut-direction-direction-arussian-arsy-arsy-shelled-vasukivka</text:a>
</text:p>
      <text:p text:style-name="P4">
News Source: <text:a xlink:type="simple" xlink:href="https://t.me/lumsrc/4441" text:style-name="Internet_20_link" text:visited-style-name="Visited_20_Internet_20_Link">
https://t.me/lumsrc/4441</text:a>
</text:p>
      <!--NEWS-->
      <text:h text:style-name="P10" text:outline-level="1">
<text:span text:style-name="T4">
敌人从重型炮兵和无人机中袭击了尼科波地区</text:span>
</text:h>
      <text:p text:style-name="P4">
作者: Ukrinform (Person)</text:p>
      <text:p text:style-name="P4">
出版商: Укринформ (Organization)</text:p>
      <text:p text:style-name="P4">
出版时间: 2023-04-08T-62:48:00+03:00</text:p>
      <text:p text:style-name="P4">
修改时间: 2023-04-08T19:48:00+03:00</text:p>
      <text:p text:style-name="P4">
描述: 敌军袭击了Dnipropetrovsk地区Nikopol区的炮弹和米洛夫斯克社区。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Дніпропетровщина', 'Обстріл', 'Війна з росією', 'Артилерія']</text:p>
      <text:p text:style-name="P4">
类型: Article</text:p>
      <!--METADATA-->
      <text:p text:style-name="P4">
<draw:frame draw:style-name="fr1" draw:name="Image150" text:anchor-type="as-char" svg:width="6.9236in" svg:height="3.956343in" draw:z-index="0">
<draw:image xlink:href="../Images/yкринформ/2023-04-08T-62-48-00-03-00/630_360_1640330796-210.jpeg" xlink:type="simple" xlink:show="embed" xlink:actuate="onLoad" draw:mime-type="image/jpeg"/>
</draw:frame>
Honormaarmia袭击了Nikopol区的玛丽氏和米尔夫斯克社区。</text:p>
      <text:p text:style-name="P4">
关于<text:a xlink:type="simple" xlink:href="https://t.me/mykola_lukashuk/4047" text:style-name="Internet_20_link" text:visited-style-name="Visited_20_Internet_20_Link">
</text:a>
乌克林福姆报道，通知首席Properpetrovsk区域委员会Mykola Lukashuk。</text:p>
      <text:p text:style-name="P4">
“在尼科波尔地区再次感到躁动：侵略者用[]攻击了该地区(https://www.ukrinform.ua/tag-bezpilotnik)来自重型大炮。 锰和米洛夫斯克社区发现自己在现场。”他写道。</text:p>
      <text:p text:style-name="P4">
毒素和围栏被肢解。 后果仍被澄清。 人们没有受伤。</text:p>
      <text:p text:style-name="P4">
今天，该地区尚未记录更多敌对的炮击。根据卢卡苏克的说法，所有社区都受到了控制。</text:p>
      <text:p text:style-name="P4">
<text:span text:style-name="T4">
另请阅读：</text:span>
 <text:a xlink:type="simple" xlink:href="https://www.ukrinform.ua/rubric-regions/3693309-u-zaporizkij-oblasti-vnaslidok-rosijskogo-obstrilu-poraneni-dvoe-colovikiv.html" text:style-name="Internet_20_link" text:visited-style-name="Visited_20_Internet_20_Link">
<text:span text:style-name="T4">
射击</text:span>
</text:a>
如报道<text:a xlink:type="simple" xlink:href="https://www.ukrinform.ua/rubric-ato/3693358-rosiani-vdruge-za-dobu-obstrilali-orihiv.html" text:style-name="Internet_20_link" text:visited-style-name="Visited_20_Internet_20_Link">
</text:a>
，在Orichi Zaporizhhya地区当天第二次俄罗斯军方。</text:p>
      <text:p text:style-name="P4">
News Source: <text:a xlink:type="simple" xlink:href="https://www.ukrinform.ua/rubric-ato/3693367-vorog-atakuvav-nikopolsinu-z-vazkoi-artilerii-ta-bezpilotnikiv.html" text:style-name="Internet_20_link" text:visited-style-name="Visited_20_Internet_20_Link">
https://www.ukrinform.ua/rubric-ato/3693367-vorog-atakuvav-nikopolsinu-z-vazkoi-artilerii-ta-bezpilotnikiv.html</text:a>
</text:p>
      <!--NEWS-->
      <text:h text:style-name="P10" text:outline-level="1">
<text:span text:style-name="T4">
伊朗安装了摄像头，以检测没有盖头的女性</text:span>
</text:h>
      <text:p text:style-name="P4">
作者: Ukrinform (Person)</text:p>
      <text:p text:style-name="P4">
出版商: Укринформ (Organization)</text:p>
      <text:p text:style-name="P4">
出版时间: 2023-04-08T-64:41:00+03:00</text:p>
      <text:p text:style-name="P4">
修改时间: 2023-04-08T19:41:00+03:00</text:p>
      <text:p text:style-name="P4">
描述: 伊朗警方在周六宣布，在公共场合建立了相机，以表彰没有盖头的妇女。  - 乌克林。</text:p>
      <text:p text:style-name="P4">
图片: ["<text:a xlink:type="simple" xlink:href="https://static.ukrinform.com/photos/2023_04/thumb_files/630_360_1680972008-237.jpg" text:style-name="Internet_20_link" text:visited-style-name="Visited_20_Internet_20_Link">
630_360_16809...</text:a>
"]</text:p>
      <text:p text:style-name="P4">
标签: ['Хіджаб', 'Іран', 'Закон', 'Камера']</text:p>
      <text:p text:style-name="P4">
类型: Article</text:p>
      <!--METADATA-->
      <text:p text:style-name="P4">
<draw:frame draw:style-name="fr1" draw:name="Image151" text:anchor-type="as-char" svg:width="6.9236in" svg:height="3.956343in" draw:z-index="0">
<draw:image xlink:href="../Images/yкринформ/2023-04-08T-64-41-00-03-00/630_360_1680972008-237.jpg" xlink:type="simple" xlink:show="embed" xlink:actuate="onLoad" draw:mime-type="image/jpeg"/>
</draw:frame>
警察周六宣布，在公共场所安装了摄像机，以表彰没有盖头的妇女。</text:p>
      <text:p text:style-name="P4">
正如乌克林福姆报道的那样，它报告了<text:a xlink:type="simple" xlink:href="https://www.bbc.com/news/world-65220595" text:style-name="Internet_20_link" text:visited-style-name="Visited_20_Internet_20_Link">
</text:a>
.</text:p>
      <text:p text:style-name="P4">
У разі відсутності хіджабу, жінки будуть отримувати повідомлення про наслідкивідсутності цього елементу одягу, повідомили в поліції країни. Правоохоронцідодали, що встановлені камери допоможуть запобігти «опору <text:a xlink:type="simple" xlink:href="https://www.ukrinform.ua/tag-zakon" text:style-name="Internet_20_link" text:visited-style-name="Visited_20_Internet_20_Link">
</text:a>
关于戴头巾。”</text:p>
      <text:p text:style-name="P4">
警方声明指出，该系统将使用SO所谓的“智能”摄像机和其他工具来识别并将“抵押文件”发送给法律罪犯，以戴头巾。”</text:p>
      <text:p text:style-name="P4">
伊朗的执法机构还敦促企业主通过“彻底检查”遵循权利。</text:p>
      <text:p text:style-name="P4">
<text:span text:style-name="T4">
另请阅读：</text:span>
 <text:a xlink:type="simple" xlink:href="https://www.ukrinform.ua/rubric-world/3629685-time-nazvav-iranskih-zinok-geroami-roku.html" text:style-name="Internet_20_link" text:visited-style-name="Visited_20_Internet_20_Link">
</text:a>
去年马希·阿米尼(Makhi Amini)去年去世后，由于违反了戴头巾的规则，尽管有进一步的重新施工的风险，但越来越多的伊朗妇女被掉下来。 在大城市中尤其观察到这种趋势。</text:p>
      <text:p text:style-name="P4">
根据乌克林福姆的说法，伊朗警察在2022年1月13日在德黑兰首都拘留了Mahs Amini，因为他们未能遵守佩戴Azhab的规则。 三天后，她的死成为已知。 后来，一波大规模的抗议活动来自女孩的死。</text:p>
      <text:p text:style-name="P4">
<text:span text:style-name="T5">
foto：epa</text:span>
</text:p>
      <text:p text:style-name="P4">
News Source: <text:a xlink:type="simple" xlink:href="https://www.ukrinform.ua/rubric-world/3693366-v-irani-vstanovili-kameri-sob-viavlati-zinok-bez-hidzabu.html" text:style-name="Internet_20_link" text:visited-style-name="Visited_20_Internet_20_Link">
https://www.ukrinform.ua/rubric-world/3693366-v-irani-vstanovili-kameri-sob-viavlati-zinok-bez-hidzabu.html</text:a>
</text:p>
      <!--NEWS-->
      <text:h text:style-name="P10" text:outline-level="1">
<text:span text:style-name="T4">
德国财政部长警告预算赤字和呼吁储蓄</text:span>
</text:h>
      <text:p text:style-name="P4">
作者: Ukrinform (Person)</text:p>
      <text:p text:style-name="P4">
出版商: Укринформ (Organization)</text:p>
      <text:p text:style-name="P4">
出版时间: 2023-04-08T-66:27:36+03:00</text:p>
      <text:p text:style-name="P4">
修改时间: 2023-04-08T19:27:36+03:00</text:p>
      <text:p text:style-name="P4">
描述: 德国财政部长克里斯蒂安·林德纳（Christian Lindner）警告说，目前在统治联盟中讨论的预算赤字2024年，并呼吁降低成本。  - 乌克林。</text:p>
      <text:p text:style-name="P4">
图片: ["<text:a xlink:type="simple" xlink:href="https://static.ukrinform.com/photos/2017_09/thumb_files/630_360_1506339566-6352.jpg" text:style-name="Internet_20_link" text:visited-style-name="Visited_20_Internet_20_Link">
630_360_15063...</text:a>
"]</text:p>
      <text:p text:style-name="P4">
标签: ['Бюджет', 'Німеччина', 'Дефіцит']</text:p>
      <text:p text:style-name="P4">
类型: Article</text:p>
      <!--METADATA-->
      <text:p text:style-name="P4">
<draw:frame draw:style-name="fr1" draw:name="Image152" text:anchor-type="as-char" svg:width="6.9236in" svg:height="3.956343in" draw:z-index="0">
<draw:image xlink:href="../Images/yкринформ/2023-04-08T-66-27-36-03-00/630_360_1506339566-6352.jpg" xlink:type="simple" xlink:show="embed" xlink:actuate="onLoad" draw:mime-type="image/jpeg"/>
</draw:frame>
德国财政部长克里斯蒂安·林德纳(Christian Lindner)警告说，预算赤字为2024年，该赤字现在是在执政联盟中创建的，并呼吁降低成本。</text:p>
      <text:p text:style-name="P4">
政治家在一次采访中表示了这一点<text:a xlink:type="simple" xlink:href="http://rp-online.de/politik/deutschland/christian-lindner-zu-kindergrundsicherung-parteitag-und-budget_aid-88047547" text:style-name="Internet_20_link" text:visited-style-name="Visited_20_Internet_20_Link">
</text:a>
，报道乌克林福姆。</text:p>
      <text:p text:style-name="P4">
林德纳说：“目前，在2024年，短缺14至180亿欧元达到4240亿欧元。”</text:p>
      <text:p text:style-name="P4">
他认为，储蓄付出了不同的方向和合理的资金分配，但在提高税收方面没有意义。 据部长说，政客需要学会返回公民产生的钱。</text:p>
      <text:p text:style-name="P4">
最重要的林德纳是支持内部，外部和社会保障。 同时，他反对将资金从中央预算分配给联邦土地，以安置难民。</text:p>
      <text:p text:style-name="P4">
<text:span text:style-name="T4">
另请阅读：</text:span>
 <text:a xlink:type="simple" xlink:href="https://www.ukrinform.ua/rubric-world/3670675-nimeccina-gotova-zbilsiti-oboronnij-budzet-u-2024-roci-na-10-milardiv-bloomberg.html" text:style-name="Internet_20_link" text:visited-style-name="Visited_20_Internet_20_Link">
</text:a>
如报道，<text:a xlink:type="simple" xlink:href="https://www.ukrinform.ua/tag-nimeccina" text:style-name="Internet_20_link" text:visited-style-name="Visited_20_Internet_20_Link">
</text:a>
她采用了超过110万乌克兰难民。 此外，仅去年，德国就孤立了乌克兰超过120亿欧元。 在威胁增加的背景下，总理承诺将为德国沃斯比亚(Bundeswehr Vosbija)创建一个特别的基金。 大笔资金用于现代化能源基础设施，并取代家庭中的供暖。</text:p>
      <text:p text:style-name="P4">
News Source: <text:a xlink:type="simple" xlink:href="https://www.ukrinform.ua/rubric-economy/3693360-ministr-finansiv-nimeccini-poperedzae-pro-deficit-budzetu-ta-zaklikae-do-ekonomii.html" text:style-name="Internet_20_link" text:visited-style-name="Visited_20_Internet_20_Link">
https://www.ukrinform.ua/rubric-economy/3693360-ministr-finansiv-nimeccini-poperedzae-pro-deficit-budzetu-ta-zaklikae-do-ekonomii.html</text:a>
</text:p>
      <!--NEWS-->
      <text:h text:style-name="P10" text:outline-level="1">
<text:span text:style-name="T4">
USIK负责Ring Magazine不管重量类别</text:span>
</text:h>
      <text:p text:style-name="P4">
作者: Ukrinform (Person)</text:p>
      <text:p text:style-name="P4">
出版商: Укринформ (Organization)</text:p>
      <text:p text:style-name="P4">
出版时间: 2023-04-08T-68:24:45+03:00</text:p>
      <text:p text:style-name="P4">
修改时间: 2023-04-08T19:24:45+03:00</text:p>
      <text:p text:style-name="P4">
描述: Vasily Lomachenko也排名前十。  - 乌克林。</text:p>
      <text:p text:style-name="P4">
图片: ["<text:a xlink:type="simple" xlink:href="https://static.ukrinform.com/photos/2023_04/thumb_files/630_360_1680970970-867.jpg" text:style-name="Internet_20_link" text:visited-style-name="Visited_20_Internet_20_Link">
630_360_16809...</text:a>
"]</text:p>
      <text:p text:style-name="P4">
标签: ['Бокс', 'Усик']</text:p>
      <text:p text:style-name="P4">
类型: Article</text:p>
      <!--METADATA-->
      <text:p text:style-name="P4">
<draw:frame draw:style-name="fr1" draw:name="Image153" text:anchor-type="as-char" svg:width="6.9236in" svg:height="3.956343in" draw:z-index="0">
<draw:image xlink:href="../Images/yкринформ/2023-04-08T-68-24-45-03-00/630_360_1680970970-867.jpg" xlink:type="simple" xlink:show="embed" xlink:actuate="onLoad" draw:mime-type="image/jpeg"/>
</draw:frame>
十剂也有vasyl lomachenko。</text:p>
      <text:p text:style-name="P4">
WBA，WBO，IBO和IBF冠军Alexander Usik Heads <text:a xlink:type="simple" xlink:href="https://www.ringtv.com/ratings/" text:style-name="Internet_20_link" text:visited-style-name="Visited_20_Internet_20_Link">
</text:a>
乌克林福姆报道了权威杂志定理，无论体重类别如何。</text:p>
      <text:p text:style-name="P4">
在第一个Vasina Inue中排名第二的前世界冠军(24-0，21 KO).</text:p>
      <text:p text:style-name="P4">
На третій позиції розташувався чемпіон WBO в напівсередній вазі ТеренсКроуфорд (39-0、30谁).</text:p>
      <text:p text:style-name="P4">
У десятці також знаходиться колишній чемпіон світу у трьох вагових категоріяхВасиль Ломаченко (第七名).</text:p>
      <text:p text:style-name="P4">
<text:span text:style-name="T4">
Читайте також:</text:span>
 <text:a xlink:type="simple" xlink:href="https://www.ukrinform.ua/rubric-sports/3691161-wba-ogolosila-pro-cempionskij-poedinok-miz-usikom-ta-dubua.html" text:style-name="Internet_20_link" text:visited-style-name="Visited_20_Internet_20_Link">
 <text:span text:style-name="T4">
Усик</text:span>
 </text:a>
根据世界拳击协会乌克林福姆的说法(WBA)亚历山大·乌斯克(Alexander Usyk)应该见面的官方战斗(20-0，13 KO)餐桌丹尼尔·杜巴(Daniel Duba)(19-1，18 ko).</text:p>
      <text:p text:style-name="P4">
Фото: Getty Image</text:p>
      <text:p text:style-name="P4">
News Source: <text:a xlink:type="simple" xlink:href="https://www.ukrinform.ua/rubric-sports/3693359-usik-ocolue-rejting-zurnalu-the-ring-nezalezno-vid-vagovoi-kategorii.html" text:style-name="Internet_20_link" text:visited-style-name="Visited_20_Internet_20_Link">
https://www.ukrinform.ua/rubric-sports/3693359-usik-ocolue-rejting-zurnalu-the-ring-nezalezno-vid-vagovoi-kategorii.html</text:a>
</text:p>
      <!--NEWS-->
      <text:h text:style-name="P10" text:outline-level="1">
<text:span text:style-name="T4">
JSC Avdiivka和Marynka方向Rusian军队炮击了Novobakhmutivka，Avdiivka，Severn ...</text:span>
</text:h>
      <text:p text:style-name="P4">
作者: liveuamap (Language: en)</text:p>
      <text:p text:style-name="P4">
时间: 2023-04-08T-7:10:00</text:p>
      <text:p text:style-name="P4">
地点: Marinka, Donetsk Oblast (Latitude:47.86742 Longtitude:37.44329)</text:p>
      <text:p text:style-name="P4">
视频: []</text:p>
      <text:p text:style-name="P4">
图片: []</text:p>
      <text:p text:style-name="P4">
标签: ["Russia"]</text:p>
      <text:p text:style-name="P4">
Id: 22554488</text:p>
      <!--METADATA-->
      <text:p text:style-name="P4">
At Avdiyivka and Maryinka directions Russian army shelled Novobakhmutivka,Avdiyivka, Syeverne, Vodyane, Pervomayske, Karlivka, Heorhiyivka, Maryinka,Pobyeda and Paraskoviyivka of Donetsk region, - General Staff of Armed Forcesof Ukraine says in the morning report</text:p>
      <text:p text:style-name="P4">
新闻集链接：(https://liveuamap.com/en/2023/8-april-at-avdiyivka-and-maryinka-directions-russian-army)</text:p>
      <text:p text:style-name="P4">
News Source: <text:a xlink:type="simple" xlink:href="https://t.me/lumsrc/4442" text:style-name="Internet_20_link" text:visited-style-name="Visited_20_Internet_20_Link">
https://t.me/lumsrc/4442</text:a>
</text:p>
      <!--NEWS-->
      <text:h text:style-name="P10" text:outline-level="1">
<text:span text:style-name="T4">
军队的JSC Shaktarske Directio Rusian炮击了Novomikhailivka，煤炭，想知道，Kermenz ...</text:span>
</text:h>
      <text:p text:style-name="P4">
作者: liveuamap (Language: en)</text:p>
      <text:p text:style-name="P4">
时间: 2023-04-08T-9:10:00</text:p>
      <text:p text:style-name="P4">
地点: Velyka Novosilka, Donetsk (Latitude:47.82998 Longtitude:36.84196)</text:p>
      <text:p text:style-name="P4">
视频: []</text:p>
      <text:p text:style-name="P4">
图片: []</text:p>
      <text:p text:style-name="P4">
标签: ["Russia"]</text:p>
      <text:p text:style-name="P4">
Id: 22554487</text:p>
      <!--METADATA-->
      <text:p text:style-name="P4">
At Shaktarske direction Russian army shelled Novomykhaylivka, Vuhledar,Prechystivka, Kermenchyk, Novomayorske, Zolota Nyva, Shakhtarske, and VelykaNovosilka of Donetsk region, - General Staff of Armed Forces of Ukraine saysin the morning report</text:p>
      <text:p text:style-name="P4">
新闻集链接：<text:a xlink:type="simple" xlink:href="https://liveuamap.com/en/2023/8-april-at-shaktarske-direction-russian-army-shelled-novomykhaylivka" text:style-name="Internet_20_link" text:visited-style-name="Visited_20_Internet_20_Link">
https://liveuamap.com/en/2023/8-pril-at-s-shktarske-russian-army-shelled-novomykhaylivka</text:a>
</text:p>
      <text:p text:style-name="P4">
News Source: <text:a xlink:type="simple" xlink:href="https://t.me/lumsrc/4443" text:style-name="Internet_20_link" text:visited-style-name="Visited_20_Internet_20_Link">
https://t.me/lumsrc/4443</text:a>
</text:p>
      <!--NEWS-->
      <text:h text:style-name="P10" text:outline-level="1">
<text:span text:style-name="T4">
俄罗斯军队炮击安东尼夫卡过夜</text:span>
</text:h>
      <text:p text:style-name="P4">
作者: liveuamap (Language: en)</text:p>
      <text:p text:style-name="P4">
时间: 2023-04-08T01:48:11</text:p>
      <text:p text:style-name="P4">
地点: Kherson (Latitude:46.67865 Longtitude:32.72467)</text:p>
      <text:p text:style-name="P4">
视频: []</text:p>
      <text:p text:style-name="P4">
图片: []</text:p>
      <text:p text:style-name="P4">
标签: ["Europe", "Central and Eastern Europe"]</text:p>
      <text:p text:style-name="P4">
Id: 22554482</text:p>
      <!--METADATA-->
      <text:p text:style-name="P4">
俄罗斯军队炮击安东尼夫卡过夜</text:p>
      <text:p text:style-name="P4">
新闻集链接：<text:a xlink:type="simple" xlink:href="https://liveuamap.com/en/2023/8-april-russian-army-shelled-antonivka-overnight-" text:style-name="Internet_20_link" text:visited-style-name="Visited_20_Internet_20_Link">
https://liveuamap.com/en/2023/8-APRIL-RUSSIAN-ARMY-SHELLED--SHELLED-ANTONIVKA-EVERNIGHT-</text:a>
</text:p>
      <text:p text:style-name="P4">
News Source: <text:a xlink:type="simple" xlink:href="https://t.me/suspilnekherson/24707" text:style-name="Internet_20_link" text:visited-style-name="Visited_20_Internet_20_Link">
https://t.me/suspilnekherson/24707</text:a>
</text:p>
      <!--NEWS-->
      <text:h text:style-name="P10" text:outline-level="1">
<text:span text:style-name="T4">
在Sivershchyna和Slobozhanschyna的指示俄罗斯军队炮击了Leonivka，Che的Hremyach ...</text:span>
</text:h>
      <text:p text:style-name="P4">
作者: liveuamap (Language: en)</text:p>
      <text:p text:style-name="P4">
时间: 2023-04-08T02:10:00</text:p>
      <text:p text:style-name="P4">
地点: Dvorichna (Latitude:49.87987 Longtitude:37.73211)</text:p>
      <text:p text:style-name="P4">
视频: []</text:p>
      <text:p text:style-name="P4">
图片: []</text:p>
      <text:p text:style-name="P4">
标签: ["Russia"]</text:p>
      <text:p text:style-name="P4">
Id: 22554492</text:p>
      <!--METADATA-->
      <text:p text:style-name="P4">
在Sivershchyna和Slbozhanschyna的指示，俄罗斯军队炮击了Chernihiv地区的Hremyach Leonivka； Novovasylivka, Seredyna-Buda, Zarutske of Sumyregion, also Huryiv Kozachok, Lukyantsi, Verkhnya Pysarivka, Hrafske, Zybyne,Karayichne, Potykhonove, Ambarne, Bolohivka, Krasne Pershe and Novomlynsk ofKharkiv region, - General Staff of Armed Forces of Ukraine says in the morningreport</text:p>
      <text:p text:style-name="P4">
新闻集链接：(https://liveuamap.com/en/2023/8-april-at-sivershchyna-and-slobozhanschyna-directions-russian)</text:p>
      <text:p text:style-name="P4">
News Source: <text:a xlink:type="simple" xlink:href="https://t.me/lumsrc/4438" text:style-name="Internet_20_link" text:visited-style-name="Visited_20_Internet_20_Link">
https://t.me/lumsrc/4438</text:a>
</text:p>
      <!--NEWS-->
      <text:h text:style-name="P10" text:outline-level="1">
<text:span text:style-name="T4">
Donetsk Oblast，Zaporizka Oblast（08:26）。 红色警报：空中威胁。 警笛声。 去湾...</text:span>
</text:h>
      <text:p text:style-name="P4">
作者: liveuamap (Language: en)</text:p>
      <text:p text:style-name="P4">
时间: 2023-04-08T02:27:00</text:p>
      <text:p text:style-name="P4">
地点: Donetsk Oblast (Latitude:48.7281 Longtitude:37.57746)</text:p>
      <text:p text:style-name="P4">
视频: []</text:p>
      <text:p text:style-name="P4">
图片: []</text:p>
      <text:p text:style-name="P4">
标签: ["Europe", "Central and Eastern Europe"]</text:p>
      <text:p text:style-name="P4">
Id: 22554484</text:p>
      <!--METADATA-->
      <text:p text:style-name="P4">
Zaporizhzhia地区Donetsk地区(08:26). Red Alert: aerial threat. Sirenssounding. Take cover now!</text:p>
      <text:p text:style-name="P4">
News Collection Link: <text:a xlink:type="simple" xlink:href="https://liveuamap.com/en/2023/08-april-donetsk-oblast-zaporizka-oblast0826-g" text:style-name="Internet_20_link" text:visited-style-name="Visited_20_Internet_20_Link">
https://liveuamap.com/en/2023/08-april-donetsk-oblast-zaporizka-oblast0826-g</text:a>
</text:p>
      <text:p text:style-name="P4">
News Source: <text:a xlink:type="simple" xlink:href="https://t.me/air_alert_ua/42772" text:style-name="Internet_20_link" text:visited-style-name="Visited_20_Internet_20_Link">
https://t.me/air_alert_ua/42772</text:a>
</text:p>
      <!--NEWS-->
      <text:h text:style-name="P10" text:outline-level="1">
<text:span text:style-name="T4">
俄罗斯航空在Avdiyivka进行了空袭，并在Kostiant的S-300进行了导弹罢工...</text:span>
</text:h>
      <text:p text:style-name="P4">
作者: liveuamap (Language: en)</text:p>
      <text:p text:style-name="P4">
时间: 2023-04-08T02:58:23</text:p>
      <text:p text:style-name="P4">
地点: Avdiivka, Donetsk Oblast (Latitude:48.16586 Longtitude:37.70628)</text:p>
      <text:p text:style-name="P4">
视频: []</text:p>
      <text:p text:style-name="P4">
图片: ["<text:a xlink:type="simple" xlink:href="https://liveuamap.com/pics/2023/04/08/22554493_0.jpg" text:style-name="Internet_20_link" text:visited-style-name="Visited_20_Internet_20_Link">
22554493_0.jpg</text:a>
", "<text:a xlink:type="simple" xlink:href="https://liveuamap.com/pics/2023/04/08/22554493_1.jpg" text:style-name="Internet_20_link" text:visited-style-name="Visited_20_Internet_20_Link">
22554493_1.jpg</text:a>
", "<text:a xlink:type="simple" xlink:href="https://liveuamap.com/pics/2023/04/08/22554493_2.jpg" text:style-name="Internet_20_link" text:visited-style-name="Visited_20_Internet_20_Link">
22554493_2.jpg</text:a>
", "<text:a xlink:type="simple" xlink:href="https://liveuamap.com/pics/2023/04/08/22554493_3.jpg" text:style-name="Internet_20_link" text:visited-style-name="Visited_20_Internet_20_Link">
22554493_3.jpg</text:a>
", "<text:a xlink:type="simple" xlink:href="https://liveuamap.com/pics/2023/04/08/22554493_4.jpg" text:style-name="Internet_20_link" text:visited-style-name="Visited_20_Internet_20_Link">
22554493_4.jpg</text:a>
", "<text:a xlink:type="simple" xlink:href="https://liveuamap.com/pics/2023/04/08/22554493_5.jpg" text:style-name="Internet_20_link" text:visited-style-name="Visited_20_Internet_20_Link">
22554493_5.jpg</text:a>
", "<text:a xlink:type="simple" xlink:href="https://liveuamap.com/pics/2023/04/08/22554493_6.jpg" text:style-name="Internet_20_link" text:visited-style-name="Visited_20_Internet_20_Link">
22554493_6.jpg</text:a>
", "<text:a xlink:type="simple" xlink:href="https://liveuamap.com/pics/2023/04/08/22554493_7.jpg" text:style-name="Internet_20_link" text:visited-style-name="Visited_20_Internet_20_Link">
22554493_7.jpg</text:a>
"]</text:p>
      <text:p text:style-name="P4">
标签: ["Minsk Monitor", "Europe"]</text:p>
      <text:p text:style-name="P4">
Id: 22554493</text:p>
      <!--METADATA-->
      <text:p text:style-name="P4">
俄罗斯航空在Avdiyivka进行了空袭，并在Kostiantynivka的300中进行了导弹罢工</text:p>
      <text:p text:style-name="P4">
<draw:frame draw:style-name="fr1" draw:name="Image154" text:anchor-type="as-char" svg:width="6.9236in" svg:height="9.231467in" draw:z-index="0">
<draw:image xlink:href="../Images/liveuamap/2023-04-08T02-58-23/22554493_0.jpg" xlink:type="simple" xlink:show="embed" xlink:actuate="onLoad" draw:mime-type="image/jpeg"/>
</draw:frame>
<draw:frame draw:style-name="fr1" draw:name="Image155" text:anchor-type="as-char" svg:width="6.9236in" svg:height="5.1927in" draw:z-index="0">
<draw:image xlink:href="../Images/liveuamap/2023-04-08T02-58-23/22554493_1.jpg" xlink:type="simple" xlink:show="embed" xlink:actuate="onLoad" draw:mime-type="image/jpeg"/>
</draw:frame>
<draw:frame draw:style-name="fr1" draw:name="Image156" text:anchor-type="as-char" svg:width="6.9236in" svg:height="5.1927in" draw:z-index="0">
<draw:image xlink:href="../Images/liveuamap/2023-04-08T02-58-23/22554493_2.jpg" xlink:type="simple" xlink:show="embed" xlink:actuate="onLoad" draw:mime-type="image/jpeg"/>
</draw:frame>
<draw:frame draw:style-name="fr1" draw:name="Image157" text:anchor-type="as-char" svg:width="6.9236in" svg:height="5.1927in" draw:z-index="0">
<draw:image xlink:href="../Images/liveuamap/2023-04-08T02-58-23/22554493_3.jpg" xlink:type="simple" xlink:show="embed" xlink:actuate="onLoad" draw:mime-type="image/jpeg"/>
</draw:frame>
<draw:frame draw:style-name="fr1" draw:name="Image158" text:anchor-type="as-char" svg:width="6.9236in" svg:height="9.231467in" draw:z-index="0">
<draw:image xlink:href="../Images/liveuamap/2023-04-08T02-58-23/22554493_4.jpg" xlink:type="simple" xlink:show="embed" xlink:actuate="onLoad" draw:mime-type="image/jpeg"/>
</draw:frame>
<draw:frame draw:style-name="fr1" draw:name="Image159" text:anchor-type="as-char" svg:width="6.9236in" svg:height="5.1927in" draw:z-index="0">
<draw:image xlink:href="../Images/liveuamap/2023-04-08T02-58-23/22554493_5.jpg" xlink:type="simple" xlink:show="embed" xlink:actuate="onLoad" draw:mime-type="image/jpeg"/>
</draw:frame>
<draw:frame draw:style-name="fr1" draw:name="Image160" text:anchor-type="as-char" svg:width="6.9236in" svg:height="5.1927in" draw:z-index="0">
<draw:image xlink:href="../Images/liveuamap/2023-04-08T02-58-23/22554493_6.jpg" xlink:type="simple" xlink:show="embed" xlink:actuate="onLoad" draw:mime-type="image/jpeg"/>
</draw:frame>
<draw:frame draw:style-name="fr1" draw:name="Image161" text:anchor-type="as-char" svg:width="6.9236in" svg:height="5.1927in" draw:z-index="0">
<draw:image xlink:href="../Images/liveuamap/2023-04-08T02-58-23/22554493_7.jpg" xlink:type="simple" xlink:show="embed" xlink:actuate="onLoad" draw:mime-type="image/jpeg"/>
</draw:frame>
新闻集链接：<text:a xlink:type="simple" xlink:href="https://liveuamap.com/en/2023/8-april-russian-aviation-conducted-air-strike-at-avdiyivka" text:style-name="Internet_20_link" text:visited-style-name="Visited_20_Internet_20_Link">
https://liveuamap.com/en/2023/8-April-russian-aviation-conducted-air-strike-at-at-at-avdiyivka</text:a>
</text:p>
      <text:p text:style-name="P4">
News Source: <text:a xlink:type="simple" xlink:href="https://t.me/pavlokyrylenko_donoda/7436" text:style-name="Internet_20_link" text:visited-style-name="Visited_20_Internet_20_Link">
https://t.me/pavlokyrylenko_donoda/7436</text:a>
</text:p>
      <!--NEWS-->
      <text:h text:style-name="P10" text:outline-level="1">
<text:span text:style-name="T4">
被平民的反击俄罗斯人“活着的盾牌”吓到了 - 汉尼克</text:span>
</text:h>
      <text:p text:style-name="P4">
作者: Ukrinform (Person)</text:p>
      <text:p text:style-name="P4">
出版商: Укринформ (Organization)</text:p>
      <text:p text:style-name="P4">
出版时间: 2023-04-08T09:18:15+03:00</text:p>
      <text:p text:style-name="P4">
修改时间: 2023-04-08T09:18:15+03:00</text:p>
      <text:p text:style-name="P4">
描述: 俄罗斯军队俘虏的俄罗斯军队的暴力疏散和认证继续。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Евакуація', 'Паспорт', 'Війна з росією', 'Єдині новини']</text:p>
      <text:p text:style-name="P4">
类型: Article</text:p>
      <!--METADATA-->
      <text:p text:style-name="P4">
<draw:frame draw:style-name="fr1" draw:name="Image162" text:anchor-type="as-char" svg:width="6.9236in" svg:height="3.956343in" draw:z-index="0">
<draw:image xlink:href="../Images/yкринформ/2023-04-08T09-18-15-03-00/630_360_1668461240-442.jpg" xlink:type="simple" xlink:show="embed" xlink:actuate="onLoad" draw:mime-type="image/jpeg"/>
</draw:frame>
由乌克兰南部一部分的俄罗斯军队命名，继续对人民进行暴力疏散和证明。</text:p>
      <text:p text:style-name="P4">
联合国负责人纳塔利娅·汉尼克(Natalia Humeniuk)报道了《联合新闻》的负责人。</text:p>
      <text:p text:style-name="P4">
“有暴力<text:a xlink:type="simple" xlink:href="https://www.ukrinform.ua/tag-evakuacia" text:style-name="Internet_20_link" text:visited-style-name="Visited_20_Internet_20_Link">
</text:a>
人，汇编清单，继续暴力认证。 他们(俄罗斯人 -  ed。)，拥有不稳定的内在道德立场 - 因为每个人都对Timsama感到恐惧，他们说了很多，但他们不知道从哪里获得它 - 他们试图模拟人们对人们的关注。”她说。</text:p>
      <text:p text:style-name="P4">
根据她的说法，这种“护理”只是在将和平与运输聚集到俄罗斯人计划将其单位放置并掩盖自己作为活盾的地方的地方。</text:p>
      <text:p text:style-name="P4">
“它已经成为实践。 我们已经看了很长时间了，我们总是在战斗工作中考虑到，因为当我们在左岸工作时，对我们来说，这是主要的事情 - 没有受到影响的平民。”</text:p>
      <text:p text:style-name="P4">
她补充说，敌对的部队本身正在不断操纵，并试图找到新的位置，包括观察点，战斗供应，设备和弹药的位置。</text:p>
      <text:p text:style-name="P4">
她说：“但是我们的工作有条不紊。”</text:p>
      <text:p text:style-name="P4">
<text:span text:style-name="T4">
另请阅读：</text:span>
 <text:a xlink:type="simple" xlink:href="https://www.ukrinform.ua/rubric-ato/3693146-situacia-na-pivdni-ukraini-zalisaetsa-stabilno-skladnou-gumenuk.html" text:style-name="Internet_20_link" text:visited-style-name="Visited_20_Internet_20_Link">
<text:span text:style-name="T4">
 humeniuk </text:span>
</text:a>
正如乌克林福姆报道的那样，4月2日在武装部队的总人员中说，俄罗斯人<text:a xlink:type="simple" xlink:href="https://www.ukrinform.ua/rubric-regions/3693132-na-zaporizzi-ta-hersonsini-zagarbniki-posiruut-informaciu-pro-primusovu-evakuaciu.html" text:style-name="Internet_20_link" text:visited-style-name="Visited_20_Internet_20_Link">
</text:a>
Kherson地区被捕地区的人口。</text:p>
      <text:p text:style-name="P4">
News Source: <text:a xlink:type="simple" xlink:href="https://www.ukrinform.ua/rubric-ato/3693162-nalakani-kontrnastupom-rosiani-formuut-zivi-siti-z-civilnih-gumenuk.html" text:style-name="Internet_20_link" text:visited-style-name="Visited_20_Internet_20_Link">
https://www.ukrinform.ua/rubric-ato/3693162-nalakani-kontrnastupom-rosiani-formuut-zivi-siti-z-civilnih-gumenuk.html</text:a>
</text:p>
      <!--NEWS-->
      <text:h text:style-name="P10" text:outline-level="1">
<text:span text:style-name="T4">
NBA：Mikhailuk是夏洛特最成功的球员</text:span>
</text:h>
      <text:p text:style-name="P4">
作者: Ukrinform (Person)</text:p>
      <text:p text:style-name="P4">
出版商: Укринформ (Organization)</text:p>
      <text:p text:style-name="P4">
出版时间: 2023-04-08T09:24:00+03:00</text:p>
      <text:p text:style-name="P4">
修改时间: 2023-04-08T09:24:00+03:00</text:p>
      <text:p text:style-name="P4">
描述: 乌克兰国家队的篮球捍卫者和NBA“夏洛特” Svyatoslav Mikhailuk队成为他与Gristton -Ukrinform的比赛中最成功的球员。</text:p>
      <text:p text:style-name="P4">
图片: ["<text:a xlink:type="simple" xlink:href="https://static.ukrinform.com/photos/2023_03/thumb_files/630_360_1680069382-480.jpg" text:style-name="Internet_20_link" text:visited-style-name="Visited_20_Internet_20_Link">
630_360_16800...</text:a>
"]</text:p>
      <text:p text:style-name="P4">
标签: ['Баскетбол', 'Донбас', 'Збірна України', 'Святослав Михайлюк']</text:p>
      <text:p text:style-name="P4">
类型: Article</text:p>
      <!--METADATA-->
      <text:p text:style-name="P4">
<draw:frame draw:style-name="fr1" draw:name="Image163" text:anchor-type="as-char" svg:width="6.9236in" svg:height="3.956343in" draw:z-index="0">
<draw:image xlink:href="../Images/yкринформ/2023-04-08T09-24-00-03-00/630_360_1680069382-480.jpg" xlink:type="simple" xlink:show="embed" xlink:actuate="onLoad" draw:mime-type="image/jpeg"/>
</draw:frame>
乌克兰国家队的篮球捍卫者和NBA“夏洛特” Svyatoslavkhailuk队成为他与格里斯顿的俱乐部中最成功的球员”</text:p>
      <text:p text:style-name="P4">
乌克林福姆报道，该地点的乌克兰人在现场31分7秒，得分25分，5个篮板，5个齿轮和1次拦截。</text:p>
      <text:p text:style-name="P4">
夏洛特游戏 - 休斯顿以109：112的成绩结束(26：25，23：30，24：30,36：27).</text:p>
      <text:p text:style-name="P4">
В середньому цього сезону Михайлюк набирає за «Шарлотт» 10,3 очка, робить 2,2підбирання та 2,6 передачі.</text:p>
      <text:p text:style-name="P4">
<text:span text:style-name="T4">
Читайте також:</text:span>
 <text:a xlink:type="simple" xlink:href="https://www.ukrinform.ua/rubric-sports/3690755-nba-mihajluk-onoviv-vlasnij-rekord-za-ockami-len-zigrav-cergovij-matc.html" text:style-name="Internet_20_link" text:visited-style-name="Visited_20_Internet_20_Link">
 <text:span text:style-name="T4">
Михайлюк</text:span>
 </text:a>
在本周初，斯维托斯拉夫在NBA度过了最成功的比赛，获得26分。</text:p>
      <text:p text:style-name="P4">
照片：NBA。</text:p>
      <text:p text:style-name="P4">
News Source: <text:a xlink:type="simple" xlink:href="https://www.ukrinform.ua/rubric-sports/3693163-nba-mihajluk-najrezultativnisij-gravec-sarlott-u-gri-z-gustonom.html" text:style-name="Internet_20_link" text:visited-style-name="Visited_20_Internet_20_Link">
https://www.ukrinform.ua/rubric-sports/3693163-nba-mihajluk-najrezultativnisij-gravec-sarlott-u-gri-z-gustonom.html</text:a>
</text:p>
      <!--NEWS-->
      <text:h text:style-name="P10" text:outline-level="1">
<text:span text:style-name="T4">
在美国，发现了有关乌克兰军事计划的新秘密文件的新泄漏 - 媒体被发现</text:span>
</text:h>
      <text:p text:style-name="P4">
作者: Ukrinform (Person)</text:p>
      <text:p text:style-name="P4">
出版商: Укринформ (Organization)</text:p>
      <text:p text:style-name="P4">
出版时间: 2023-04-08T09:37:00+03:00</text:p>
      <text:p text:style-name="P4">
修改时间: 2023-04-08T09:37:00+03:00</text:p>
      <text:p text:style-name="P4">
描述: 社交网络已经在乌克兰，中国和中东找到了一个新的美国秘密文件。  - 乌克林。</text:p>
      <text:p text:style-name="P4">
图片: ["<text:a xlink:type="simple" xlink:href="https://static.ukrinform.com/photos/2023_03/thumb_files/630_360_1679559635-546.jpg" text:style-name="Internet_20_link" text:visited-style-name="Visited_20_Internet_20_Link">
630_360_16795...</text:a>
"]</text:p>
      <text:p text:style-name="P4">
标签: ['США', 'Соцмережі', 'Війна з росією', 'Документи', 'Витік']</text:p>
      <text:p text:style-name="P4">
类型: Article</text:p>
      <!--METADATA-->
      <text:p text:style-name="P4">
<draw:frame draw:style-name="fr1" draw:name="Image164" text:anchor-type="as-char" svg:width="6.9236in" svg:height="3.956343in" draw:z-index="0">
<draw:image xlink:href="../Images/yкринформ/2023-04-08T09-37-00-03-00/630_360_1679559635-546.jpg" xlink:type="simple" xlink:show="embed" xlink:actuate="onLoad" draw:mime-type="image/jpeg"/>
</draw:frame>
Usocial Networks在乌克兰，中国和中东找到了一个新的美国秘密文件。</text:p>
      <text:p text:style-name="P4">
正如乌克林福姆报道的那样，它报告了<text:a xlink:type="simple" xlink:href="http://www.nytimes.com/2023/04/07/us/politics/classified-documents-leak.html" text:style-name="Internet_20_link" text:visited-style-name="Visited_20_Internet_20_Link">
</text:a>
4月7日星期五，在Twitter和其他站点上发现了文件。 如前所述，这是五角大楼的几天之内的第二个，这是五角大楼的关注点。</text:p>
      <text:p text:style-name="P4">
据报道，这次网络与一百多个文件合并。分析认为，泄漏的规模以及文件本身的机密性可能会对国家安全造成巨大损害<text:a xlink:type="simple" xlink:href="https://www.ukrinform.ua/tag-ssa" text:style-name="Internet_20_link" text:visited-style-name="Visited_20_Internet_20_Link">
</text:a>
。</text:p>
      <text:p text:style-name="P4">
“文件的新泄漏似乎超出了乌克兰严格的秘密材料计划。分析师关于在社交网络上熟悉的安全问题的分析师，说越来越多的材料收藏还包含有关中国，印度太平洋剧院的机密信息，中东和恐怖主义，”  - 证词写着。</text:p>
      <text:p text:style-name="P4">
这位前高级五角大楼米克·马洛伊(Mick Malroy)的雇员说，柳树秘密文件是“安全系统的重大崩溃”，这可能是乌克兰预防的。</text:p>
      <text:p text:style-name="P4">
“由于文档的复印件大部分是出版的，因此看来这是一个自我排出的泄漏，是由想要伤害乌克兰，美国和[]的人制造的。(https://www.ukrinform.ua/tag-nato)”， - 马洛伊说。</text:p>
      <text:p text:style-name="P4">
<text:span text:style-name="T4">
另请阅读：</text:span>
 <text:a xlink:type="simple" xlink:href="https://www.ukrinform.ua/rubric-ato/3692907-v-op-nazvali-rosijskim-blefom-publikaciu-nibito-dokumentiv-pro-kontrnastup-ukraini.html" text:style-name="Internet_20_link" text:visited-style-name="Visited_20_Internet_20_Link">
<text:span text:style-name="T4">
文档</text:span>
</text:a>
根据纽约时报，其中一位官员表示，这些文件可能是无人居住的乌克兰方面收到的，因为它无法访问具有联合五角大楼办公室标记的特定计划。 第二个官员是确定如何将文件泄漏，如何发现哪些官员可以使用它们。</text:p>
      <text:p text:style-name="P4">
据报道，《纽约时报》以前已经发表了一种材料，五角大楼正在调查所谓的秘密文件的泄漏，北约针对武装部队的计划反性质量是质量。</text:p>
      <text:p text:style-name="P4">
<text:span text:style-name="T4">
另请阅读：</text:span>
 <text:a xlink:type="simple" xlink:href="https://www.ukrinform.ua/rubric-ato/3692948-gur-pro-vitik-sekretnih-dokumentiv-sodo-kontrnastupu-rosia-provodit-svoi-specoperacii-u-fotosopi.html" text:style-name="Internet_20_link" text:visited-style-name="Visited_20_Internet_20_Link">
<text:span text:style-name="T4">
文档</text:span>
</text:a>
</text:p>
      <text:p text:style-name="P4">
在乌克兰总统办公室<text:a xlink:type="simple" xlink:href="https://www.ukrinform.ua/rubric-ato/3692907-v-op-nazvali-rosijskim-blefom-publikaciu-nibito-dokumentiv-pro-kontrnastup-ukraini.html" text:style-name="Internet_20_link" text:visited-style-name="Visited_20_Internet_20_Link">
</text:a>
俄罗斯虚张声势是乌克兰前对比的涉嫌文件的出版。</text:p>
      <text:p text:style-name="P4">
News Source: <text:a xlink:type="simple" xlink:href="https://www.ukrinform.ua/rubric-ato/3693170-u-ssa-viavili-novij-vitik-sekretnih-dokumentiv-pro-vijskovi-plani-ukraini-zmi.html" text:style-name="Internet_20_link" text:visited-style-name="Visited_20_Internet_20_Link">
https://www.ukrinform.ua/rubric-ato/3693170-u-ssa-viavili-novij-vitik-sekretnih-dokumentiv-pro-vijskovi-plani-ukraini-zmi.html</text:a>
</text:p>
      <!--NEWS-->
      <text:h text:style-name="P10" text:outline-level="1">
<text:span text:style-name="T4">
迪纳摩队长会见了英超足球联赛的参与者</text:span>
</text:h>
      <text:p text:style-name="P4">
作者: Ukrinform (Person)</text:p>
      <text:p text:style-name="P4">
出版商: Укринформ (Organization)</text:p>
      <text:p text:style-name="P4">
出版时间: 2023-04-08T09:38:31+03:00</text:p>
      <text:p text:style-name="P4">
修改时间: 2023-04-08T09:38:31+03:00</text:p>
      <text:p text:style-name="P4">
描述: 迪纳摩队长谢尔盖·西多尔丘克（Sergey Sidorchuk）被邀请参加新赛季的开幕式和达里诺克总理联盟的平局。  - 乌克林。</text:p>
      <text:p text:style-name="P4">
图片: ["<text:a xlink:type="simple" xlink:href="https://static.ukrinform.com/photos/2023_04/thumb_files/630_360_1680935521-892.jpg" text:style-name="Internet_20_link" text:visited-style-name="Visited_20_Internet_20_Link">
630_360_16809...</text:a>
"]</text:p>
      <text:p text:style-name="P4">
标签: ['Динамо', 'Футбол', 'Школа', 'Сидорчук', 'Київ']</text:p>
      <text:p text:style-name="P4">
类型: Article</text:p>
      <!--METADATA-->
      <text:p text:style-name="P4">
<draw:frame draw:style-name="fr1" draw:name="Image165" text:anchor-type="as-char" svg:width="6.9236in" svg:height="3.956343in" draw:z-index="0">
<draw:image xlink:href="../Images/yкринформ/2023-04-08T09-38-31-03-00/630_360_1680935521-892.jpg" xlink:type="simple" xlink:show="embed" xlink:actuate="onLoad" draw:mime-type="image/jpeg"/>
</draw:frame>
Dynamo Kapitankiv Sergey Sidorchuk被邀请参加新赛季的庄严开幕和Darynok英超联赛的平局。</text:p>
      <text:p text:style-name="P4">
这个庄严的事件<text:a xlink:type="simple" xlink:href="https://fcdynamo.com/news/kapitan-dinamo-vzyav-uchast-u-zherebkuvanni-shkilnoyi-prem-yer-ligi" text:style-name="Internet_20_link" text:visited-style-name="Visited_20_Internet_20_Link">
</text:a>
，总共约有400名9  -  11年级的学生在州政府的大型礼堂举行，并得到了支持，以及拘留FC Dynamo”(基辅)乌克林福姆报道，市场购物中心的“达里诺”(Darynok)将有第二个大儿童锦标赛的seeson。</text:p>
      <text:p text:style-name="P4">
该比赛旨在促进体育运动以及学校和大型灯泡的发展。 新赛季将由24支学校团队参加，该球队将参加2.5个月的比赛。 获胜的团队将收到一份礼物 -  FC Dynamo训练基地的邀请，青少年将能够看到他们的足球偶像。</text:p>
      <text:p text:style-name="P4">
关于他在本赛季开幕典礼上的足球偶像，邀请仪式的嘉宾Sergey Sidorchuk。 该活动始于格式提问，大约有几个人询问童年的足球偶像。 Sergiy的反应并不明显 - 传奇的法国Zinedin Zidan，但不是因为他在场上的地位，而是因为案件，专业精神，当然还有足球摇晃。</text:p>
      <text:p text:style-name="P4">
学生们还问为什么谢尔盖在足球之旅中选择迪纳摩，而不是梦想扮演一些欧洲顶级俱乐部。 “白蓝色”的船长承认，尽管他是在Zaporozhye出生和长大的，但他是为基辅而出生的，在他的童年时代，他在市场上以Shevchenko和Ribs的身份购买了Dynamo T恤。 他梦想着为欧洲俱乐部，阿萨姆(Asam)和乌克兰国家队(National Team)效力。</text:p>
      <text:p text:style-name="P4">
谢尔盖(Sergei)还说，这样的学校足球比赛，例如皮球，使他成为童年时代的最佳回忆，并建议您欣赏这次并完全享受它。</text:p>
      <text:p text:style-name="P4">
<text:span text:style-name="T4">
另请阅读：</text:span>
 <text:a xlink:type="simple" xlink:href="https://www.ukrinform.ua/rubric-sports/3692028-futbolisti-dinamo-vidvidali-ukrainskih-zahisnikiv-u-spitalah.html" text:style-name="Internet_20_link" text:visited-style-name="Visited_20_Internet_20_Link">
</text:a>
与Sidorchuk一起，绘图仪式由Desnyansk地区行政部门Dmitry Ratnikov负责，首席执行官City Capital Group举行了(开发人员兼管理公司市中心“ Darynok”)安德里·费多罗夫(Andriy Fedorov)。</text:p>
      <text:p text:style-name="P4">
照片：fcdynamo.com。</text:p>
      <text:p text:style-name="P4">
News Source: <text:a xlink:type="simple" xlink:href="https://www.ukrinform.ua/rubric-sports/3693167-kapitan-dinamo-zustrivsa-z-ucasnikami-premerligi-skilnogo-futbolu.html" text:style-name="Internet_20_link" text:visited-style-name="Visited_20_Internet_20_Link">
https://www.ukrinform.ua/rubric-sports/3693167-kapitan-dinamo-zustrivsa-z-ucasnikami-premerligi-skilnogo-futbolu.html</text:a>
</text:p>
      <!--NEWS-->
      <text:h text:style-name="P10" text:outline-level="1">
<text:span text:style-name="T4">
莫斯科未能赢得与乌克兰电力系统的战争 - 英国情报</text:span>
</text:h>
      <text:p text:style-name="P4">
作者: Ukrinform (Person)</text:p>
      <text:p text:style-name="P4">
出版商: Укринформ (Organization)</text:p>
      <text:p text:style-name="P4">
出版时间: 2023-04-08T09:51:40+03:00</text:p>
      <text:p text:style-name="P4">
修改时间: 2023-04-08T09:51:40+03:00</text:p>
      <text:p text:style-name="P4">
描述: 英国情报人员表示，莫斯科和温特未能将乌克兰联合电力系统崩溃，因此这项运动实际上已经卷起。  - 乌克林。</text:p>
      <text:p text:style-name="P4">
图片: ["<text:a xlink:type="simple" xlink:href="https://static.ukrinform.com/photos/2022_05/thumb_files/630_360_1651520154-534.jpg" text:style-name="Internet_20_link" text:visited-style-name="Visited_20_Internet_20_Link">
630_360_16515...</text:a>
"]</text:p>
      <text:p text:style-name="P4">
标签: ['Британія', 'Енергетика', 'Розвідка', 'Війна з росією']</text:p>
      <text:p text:style-name="P4">
类型: Article</text:p>
      <!--METADATA-->
      <text:p text:style-name="P4">
<draw:frame draw:style-name="fr1" draw:name="Image166" text:anchor-type="as-char" svg:width="6.9236in" svg:height="3.956343in" draw:z-index="0">
<draw:image xlink:href="../Images/yкринформ/2023-04-08T09-51-40-03-00/630_360_1651520154-534.jpg" xlink:type="simple" xlink:show="embed" xlink:actuate="onLoad" draw:mime-type="image/jpeg"/>
</draw:frame>
英国情报人员表示，莫斯科在秋季和冬季未能证明乌克兰的Docolps United Power System，因此这项运动实际上已经卷起。</text:p>
      <text:p text:style-name="P4">
根据乌克林福姆的说法，英国国防部在[]中报告(http://twitter.com/DefenceHQ/status/1644578263853932546)。</text:p>
      <text:p text:style-name="P4">
“在2022  -  2023年冬季，俄罗斯为乌克兰联合能源体系造成无法弥补的损害的任务可能失败了。<text:a xlink:type="simple" xlink:href="https://www.ukrinform.ua/tag-rosia" text:style-name="Internet_20_link" text:visited-style-name="Visited_20_Internet_20_Link">
</text:a>
她从2022年的女儿的长途袭击，但自2023年3月初以来，大规模打击变得越来越少。 较少的攻击(多达25枚导弹)他们仍在进行中，但很可能对电源系统产生了较低的影响。”</text:p>
      <text:p text:style-name="P4">
值得注意的是，乌克兰电力系统运营商继续寻求替换组件，包括损坏的变压器。 运输此设备是一个大型物流挑战，尤其是对于重量超过100吨的大型变压器而言。</text:p>
      <text:p text:style-name="P4">
英国国防部说：“乌克兰电力的局势很可能会从热量发作中改善。最重要的是，对下一个冬天的计划和准备已经开始。”</text:p>
      <text:p text:style-name="P4">
*!(https://www.ukrinform.ua/rubric-economy/3690309-ukraina-planue-stati-habom-evropi-u-rozvitku-vidnovluvanoi-energetiki.html)据报道，自2022年10月11日以来，乌克兰通过俄罗斯导弹发射能源设施停止了出口时间。</text:p>
      <text:p text:style-name="P4">
自9月以来，已经对位于哈尔基夫地区卢甘斯克市顿涅茨克的顿涅茨克进行了12次大规模袭击，在此期间，拿走了27次翼和无人机。 结果，约有68％的高压变电站和833公里的线路损坏。</text:p>
      <text:p text:style-name="P4">
4月7日，乌克兰赫尔曼·盖申科(Herman Galushchenko)的能源部长签署了管理文件，该文件允许开始恢复沃姆(Vumeum)电力出口的过程。</text:p>
      <text:p text:style-name="P4">
News Source: <text:a xlink:type="simple" xlink:href="https://www.ukrinform.ua/rubric-ato/3693172-moskvi-ne-vdalosa-vigrati-vijnu-proti-ukrainskoi-energosistemi-britanska-rozvidka.html" text:style-name="Internet_20_link" text:visited-style-name="Visited_20_Internet_20_Link">
https://www.ukrinform.ua/rubric-ato/3693172-moskvi-ne-vdalosa-vigrati-vijnu-proti-ukrainskoi-energosistemi-britanska-rozvidka.html</text:a>
</text:p>
      <!--NEWS-->
      <text:h text:style-name="P10" text:outline-level="1">
<text:span text:style-name="T4">
大约10％的当地人留在Severodonetsk的Severodonetsk中</text:span>
</text:h>
      <text:p text:style-name="P4">
作者: Ukrinform (Person)</text:p>
      <text:p text:style-name="P4">
出版商: Укринформ (Organization)</text:p>
      <text:p text:style-name="P4">
出版时间: 2023-04-08T09:54:57+03:00</text:p>
      <text:p text:style-name="P4">
修改时间: 2023-04-08T09:54:57+03:00</text:p>
      <text:p text:style-name="P4">
描述: 约有10％的当地人仍留在Severodonetsk的俄罗斯军队中。  - 乌克林。</text:p>
      <text:p text:style-name="P4">
图片: ["<text:a xlink:type="simple" xlink:href="https://static.ukrinform.com/photos/2022_05/thumb_files/630_360_1653656149-544.jpg" text:style-name="Internet_20_link" text:visited-style-name="Visited_20_Internet_20_Link">
630_360_16536...</text:a>
"]</text:p>
      <text:p text:style-name="P4">
标签: None</text:p>
      <text:p text:style-name="P4">
类型: Article</text:p>
      <!--METADATA-->
      <text:p text:style-name="P4">
<draw:frame draw:style-name="fr1" draw:name="Image167" text:anchor-type="as-char" svg:width="6.9236in" svg:height="3.956343in" draw:z-index="0">
<draw:image xlink:href="../Images/yкринформ/2023-04-08T09-54-57-03-00/630_360_1653656149-544.jpg" xlink:type="simple" xlink:show="embed" xlink:actuate="onLoad" draw:mime-type="image/jpeg"/>
</draw:frame>
Severodonetsk由Severodonetsk的俄罗斯军队竖立。</text:p>
      <text:p text:style-name="P4">
关于<text:a xlink:type="simple" xlink:href="http://t.me/luhanskaVTSA/9721" text:style-name="Internet_20_link" text:visited-style-name="Visited_20_Internet_20_Link">
</text:a>
乌克林福姆报道，Severodonetsk市军事管理局负责人Alexanderstyuk告诉Televahorphone“统一新闻”。</text:p>
      <text:p text:style-name="P4">
“在积极战斗开始之前，社区中只有不到10％的居民住在该领土上……Severodonetskzaraz在该市拥有数千名占领者。 纽约市被用作后中心，在管理层管理中，军队将根据规定来到这里。”斯特鲁克说。</text:p>
      <text:p text:style-name="P4">
据他说，人们只能在乌克兰人的控制下离开热情的城市。</text:p>
      <text:p text:style-name="P4">
MBA负责人补充说，在Severodonetsk中，如果没有SO被称为LNR或俄罗斯护照的文件，就无法获得任何行政服务，但大多数当地人都在试图保留乌克兰护照。</text:p>
      <text:p text:style-name="P4">
斯特鲁克指出，入侵者继续在当地人的家中占领马拉莫尔，不要磨损被摧毁的房屋，也不架设新房屋，也不要做新工作。 同时，在Severodonetsk在Zelektricika和供水的持续中断中，没有热量，并且由于通道的功能不当，卫生情况恶化。</text:p>
      <text:p text:style-name="P4">
<text:span text:style-name="T4">
另请阅读：</text:span>
 <text:a xlink:type="simple" xlink:href="https://www.ukrinform.ua/rubric-regions/3693150-u-zahoplenomu-rosianami-starobilsku-coloviki-otrimuut-povistki.html" text:style-name="Internet_20_link" text:visited-style-name="Visited_20_Internet_20_Link">
</text:a>
正如乌克林福姆报道的那样，在临时俘虏的俄罗斯军队中，Severodonetsk <text:a xlink:type="simple" xlink:href="https://www.ukrinform.ua/rubric-regions/3691327-u-timcasovo-okupovanomu-severodonecku-pocali-padati-obstrilani-rosianami-budinki.html" text:style-name="Internet_20_link" text:visited-style-name="Visited_20_Internet_20_Link">
</text:a>
以前损坏的房屋。</text:p>
      <text:p text:style-name="P4">
News Source: <text:a xlink:type="simple" xlink:href="https://www.ukrinform.ua/rubric-regions/3693173-u-severodonecku-zalisautsa-blizko-10-miscevih-ziteliv.html" text:style-name="Internet_20_link" text:visited-style-name="Visited_20_Internet_20_Link">
https://www.ukrinform.ua/rubric-regions/3693173-u-severodonecku-zalisautsa-blizko-10-miscevih-ziteliv.html</text:a>
</text:p>
      <!--NEWS-->
      <text:h text:style-name="P10" text:outline-level="1">
<text:span text:style-name="T4">
在车站将宣布一刻沉默，以纪念Kramatorsk的火箭罢工受害者</text:span>
</text:h>
      <text:p text:style-name="P4">
作者: Ukrinform (Person)</text:p>
      <text:p text:style-name="P4">
出版商: Укринформ (Organization)</text:p>
      <text:p text:style-name="P4">
出版时间: 2023-04-08T09:55:37+03:00</text:p>
      <text:p text:style-name="P4">
修改时间: 2023-04-08T09:55:37+03:00</text:p>
      <text:p text:style-name="P4">
描述: 2022年4月8日，在乌克兰的所有车站的克拉马托斯克（Kramatorsk）的火车站将于2022年4月8日在俄罗斯火箭袭击的受害者的纪念中宣布一分钟的沉默。 10:30在Kramatorsk的站。  - 乌克林。</text:p>
      <text:p text:style-name="P4">
图片: ["<text:a xlink:type="simple" xlink:href="https://static.ukrinform.com/photos/2022_04/thumb_files/630_360_1649406479-217.png" text:style-name="Internet_20_link" text:visited-style-name="Visited_20_Internet_20_Link">
630_360_16494...</text:a>
"]</text:p>
      <text:p text:style-name="P4">
标签: ['Краматорськ', 'Вокзал', 'Війна з росією', 'Трагедія']</text:p>
      <text:p text:style-name="P4">
类型: Article</text:p>
      <!--METADATA-->
      <text:p text:style-name="P4">
<draw:frame draw:style-name="fr1" draw:name="Image168" text:anchor-type="as-char" svg:width="6.9236in" svg:height="3.956343in" draw:z-index="0">
<draw:image xlink:href="../Images/yкринформ/2023-04-08T09-55-37-03-00/630_360_1649406479-217.png" xlink:type="simple" xlink:show="embed" xlink:actuate="onLoad" draw:mime-type="image/png"/>
</draw:frame>
为了纪念俄罗斯火箭袭击的受害者，于2022年4月8日，10:30，10:30，10:30，一分钟的沉默。</text:p>
      <text:p text:style-name="P4">
根据乌克林福姆(Ukrinform(http://t.me/UkrzalInfo/4292?fbclid=IwAR32rT-9nziaqjS-ymUr9f3C08E-WE9xcup7_UCGAu7Ti968xxnDA5XMHZk)。</text:p>
      <text:p text:style-name="P4">
一年前，即2022年4月8日，俄罗斯在Kramatorsk铁路上袭击了火箭袭击，当时，这是顿涅茨克地区居民的主要疏散点之一。</text:p>
      <text:p text:style-name="P4">
根据执法人员的说法，这场战争的结果是，包括七个孩子在内的61人对平民犯了军事犯罪。</text:p>
      <text:p text:style-name="P4">
“乌克兰的安全局针对以特殊的犬儒主义制定的这一职位提出了刑事诉讼。 不可避免的惩罚将在这一打击中一路找到。 海牙上的火车已经在等待其乘客。</text:p>
      <text:p text:style-name="P4">
正如消息中指出的那样，袭击发生前几个小时，晚上，铁路被撤离了三列火车的车站。 由于对Barvinkovo车站附近的立交桥的敌意打击，他们被切断了。这些航班因近4000名乘客而救援，并且在车站的袭击之后，由于损坏而暂时关闭。</text:p>
      <text:p text:style-name="P4">
<text:span text:style-name="T4">
另请阅读：</text:span>
 <text:a xlink:type="simple" xlink:href="https://www.ukrinform.ua/rubric-society/3674376-zelenskij-pro-povnomasstabne-vtorgnenna-rosii-ce-buv-rik-bolu-zalu-viri-ta-ednosti.html" text:style-name="Internet_20_link" text:visited-style-name="Visited_20_Internet_20_Link">
</text:a>
“六个月后，由于乌克兰士兵的努力，Dokramatorsk的火车得到了续签。 然后，火车站再次开始工作，在Zetolik市被High -Sppeed Intercity+赶回顿涅茨克地区，那些从全面入侵开始时不在家里的人以及那些与与战争分开的亲人协商。”  - 说。</text:p>
      <text:p text:style-name="P4">
这些航班变得如此重要，以至于Ukrzaliznytsia任命了另一列Kramatorsk列车，该火车将于4月8日开始使用<text:a xlink:type="simple" xlink:href="https://www.ukrinform.ua/tag-lviv" text:style-name="Internet_20_link" text:visited-style-name="Visited_20_Internet_20_Link">
</text:a>
，在UZ中指出。</text:p>
      <text:p text:style-name="P4">
Uchszliznytsia强调说：“完全购买了第一次航班的门票，这成为乌克兰像乌克兰一样永远不会停止交通的另一个象征。”</text:p>
      <text:p text:style-name="P4">
<text:span text:style-name="T4">
另请阅读：</text:span>
 <text:a xlink:type="simple" xlink:href="https://www.ukrinform.ua/rubric-ato/3684212-dramteatr-u-mariupoli-ta-kramatorskij-vokzal-atakuvala-rosia-komisia-oon.html" text:style-name="Internet_20_link" text:visited-style-name="Visited_20_Internet_20_Link">
</text:a>
</text:p>
      <text:p text:style-name="P4">
News Source: <text:a xlink:type="simple" xlink:href="https://www.ukrinform.ua/rubric-regions/3693174-na-vokzalah-ogolosat-hvilinu-movcanna-na-vsanuvanna-zertv-raketnogo-udaru-po-kramatorsku.html" text:style-name="Internet_20_link" text:visited-style-name="Visited_20_Internet_20_Link">
https://www.ukrinform.ua/rubric-regions/3693174-na-vokzalah-ogolosat-hvilinu-movcanna-na-vsanuvanna-zertv-raketnogo-udaru-po-kramatorsku.html</text:a>
</text:p>
      <!--NEWS-->
      <text:h text:style-name="P10" text:outline-level="1">
<text:span text:style-name="T4">
俄罗斯军队在乌克兰受伤了946名儿童</text:span>
</text:h>
      <text:p text:style-name="P4">
作者: Ukrinform (Person)</text:p>
      <text:p text:style-name="P4">
出版商: Укринформ (Organization)</text:p>
      <text:p text:style-name="P4">
出版时间: 2023-04-08T10:00:27+03:00</text:p>
      <text:p text:style-name="P4">
修改时间: 2023-04-08T10:00:27+03:00</text:p>
      <text:p text:style-name="P4">
描述: 在乌克兰，截至4月8日，有467名儿童在俄罗斯联邦的全面侵略中被杀，另有946名受伤。  - 乌克林。</text:p>
      <text:p text:style-name="P4">
图片: ["<text:a xlink:type="simple" xlink:href="https://static.ukrinform.com/photos/2023_02/thumb_files/630_360_1675760591-101.jpg" text:style-name="Internet_20_link" text:visited-style-name="Visited_20_Internet_20_Link">
630_360_16757...</text:a>
"]</text:p>
      <text:p text:style-name="P4">
标签: ['Діти', 'Поранені', 'Загибель', 'Війна з росією']</text:p>
      <text:p text:style-name="P4">
类型: Article</text:p>
      <!--METADATA-->
      <text:p text:style-name="P4">
<draw:frame draw:style-name="fr1" draw:name="Image169" text:anchor-type="as-char" svg:width="6.9236in" svg:height="3.956343in" draw:z-index="0">
<draw:image xlink:href="../Images/yкринформ/2023-04-08T10-00-27-03-00/630_360_1675760591-101.jpg" xlink:type="simple" xlink:show="embed" xlink:actuate="onLoad" draw:mime-type="image/jpeg"/>
</draw:frame>
4月8日上午，有467名儿童在俄罗斯联邦的全面侵略中被杀，另有946名受伤。</text:p>
      <text:p text:style-name="P4">
根据乌克林福姆的说法，检察长的办公室报告了<text:a xlink:type="simple" xlink:href="http://t.me/pgo_gov_ua/11107" text:style-name="Internet_20_link" text:visited-style-name="Visited_20_Internet_20_Link">
</text:a>
。</text:p>
      <text:p text:style-name="P4">
“截至2023年4月8日上午，由于俄罗斯联邦的全面武装侵略，乌克兰有1413名以上的儿童在乌克兰受伤。 根据少年检察官的官方信息，有467名儿童被杀，有946人受到了不同的严重程度。”</text:p>
      <text:p text:style-name="P4">
数据不是最终的，因为工作继续安装在敌对行动中，暂时捕获和解放的领土。</text:p>
      <text:p text:style-name="P4">
<text:span text:style-name="T4">
另请阅读：</text:span>
 <text:a xlink:type="simple" xlink:href="https://www.ukrinform.ua/rubric-ato/3674063-pivtora-miljona-ukrainskih-ditej-travmovani-vijnou-unisef.html" text:style-name="Internet_20_link" text:visited-style-name="Visited_20_Internet_20_Link">
<text:span text:style-name="T4">
 unicef </text:span>
</text:a>
儿童在顿涅茨克地区受到影响最大-448，哈尔基夫-275，基辅-127，Kherson -94，Zaporizhia -88，Mykolaivskaya -85 -85，Chernihiv -68，Lugansk -66，Dniprropetrovsk -66。</text:p>
      <text:p text:style-name="P4">
在4月7日星期五，由于敌对<text:a xlink:type="simple" xlink:href="https://www.ukrinform.ua/tag-obstril" text:style-name="Internet_20_link" text:visited-style-name="Visited_20_Internet_20_Link">
</text:a>
Stanislav Kherson地区的村庄在两个3岁和10岁的孩子中受伤。</text:p>
      <text:p text:style-name="P4">
<text:span text:style-name="T4">
另请阅读：</text:span>
 <text:a xlink:type="simple" xlink:href="https://www.ukrinform.ua/rubric-society/3690663-ukraina-vimagae-vid-rosii-povernuti-4-396-ditejsirit-akih-nezakonno-vivezli.html" text:style-name="Internet_20_link" text:visited-style-name="Visited_20_Internet_20_Link">
</text:a>
据乌克林福姆报道，自与俄罗斯进行全面战争以来，乌克兰在乌克兰发现了11090名儿童。</text:p>
      <text:p text:style-name="P4">
News Source: <text:a xlink:type="simple" xlink:href="https://www.ukrinform.ua/rubric-ato/3693177-rosijska-armia-poranila-v-ukraini-946-ditej.html" text:style-name="Internet_20_link" text:visited-style-name="Visited_20_Internet_20_Link">
https://www.ukrinform.ua/rubric-ato/3693177-rosijska-armia-poranila-v-ukraini-946-ditej.html</text:a>
</text:p>
      <!--NEWS-->
      <text:h text:style-name="P10" text:outline-level="1">
<text:span text:style-name="T4">
在Zhytomyr地区，Zvyagel中心的失败发现了地下​​结构</text:span>
</text:h>
      <text:p text:style-name="P4">
作者: Ukrinform (Person)</text:p>
      <text:p text:style-name="P4">
出版商: Укринформ (Organization)</text:p>
      <text:p text:style-name="P4">
出版时间: 2023-04-08T10:06:00+03:00</text:p>
      <text:p text:style-name="P4">
修改时间: 2023-04-08T10:06:00+03:00</text:p>
      <text:p text:style-name="P4">
描述: 在Zhytomyr地区的Zvyagel市的中部，形成了故障，您可以在该地区看到地下结构，该结构现在正在研究中。  - 乌克林。</text:p>
      <text:p text:style-name="P4">
图片: ["<text:a xlink:type="simple" xlink:href="https://static.ukrinform.com/photos/2023_04/thumb_files/630_360_1680937453-698.jpg" text:style-name="Internet_20_link" text:visited-style-name="Visited_20_Internet_20_Link">
630_360_16809...</text:a>
"]</text:p>
      <text:p text:style-name="P4">
标签: ['Історія', 'Житомирщина']</text:p>
      <text:p text:style-name="P4">
类型: Article</text:p>
      <!--METADATA-->
      <text:p text:style-name="P4">
<draw:frame draw:style-name="fr1" draw:name="Image170" text:anchor-type="as-char" svg:width="6.9236in" svg:height="3.956343in" draw:z-index="0">
<draw:image xlink:href="../Images/yкринформ/2023-04-08T10-06-00-03-00/630_360_1680937453-698.jpg" xlink:type="simple" xlink:show="embed" xlink:actuate="onLoad" draw:mime-type="image/jpeg"/>
</draw:frame>
Zhytomyr地区Zvyagel市的狩猎部分已经形成了失败，现在正在研究地下建筑。</text:p>
      <text:p text:style-name="P4">
正如乌克林福姆报道的那样，关于<text:a xlink:type="simple" xlink:href="http://www.facebook.com/permalink.php" text:style-name="Internet_20_link" text:visited-style-name="Visited_20_Internet_20_Link">
</text:a>
Zvyagel市议会的文化与旅游部报道。</text:p>
      <text:p text:style-name="P4">
声明说：“我们正在调查住房和公共服务和生态部以及文化与旅游部以及市议会旅游部的共同努力，以研究发现并安排其如何到旅游对象。”</text:p>
      <text:p text:style-name="P4">
根据初步信息，该对象是当地价值历史记录的纪念碑。 该发现继续研究，有一项地磁扫描。</text:p>
      <text:p text:style-name="P4">
失败是在乌克兰卡广场(Lesya Ukrainka Square)的Zvyagel中心形成的。 这可能是造成大雨的原因，在城市持续了几天。</text:p>
      <text:p text:style-name="P4">
<text:span text:style-name="T4">
另请阅读：</text:span>
 <text:a xlink:type="simple" xlink:href="https://www.ukrinform.ua/rubric-regions/3693048-gotuetsa-dose-pro-zanesenna-kulturnogo-landsaftu-cernigova-do-spisku-unesko-tkacenko.html" text:style-name="Internet_20_link" text:visited-style-name="Visited_20_Internet_20_Link">
</text:a>
Zvyagel在1256年的消息人士中首次被提及Vozvagel市。在XVI世纪担任城市主义中心Zvyagel。 在奥斯特罗斯基王子统治期间。 这座城市被称为Lesya Ukrainka的出生地。</text:p>
      <text:p text:style-name="P4">
2022年11月，这座被称为Novograd-Volynskyi的城市返回了Zvyagel的历史名称。</text:p>
      <text:p text:style-name="P4">
News Source: <text:a xlink:type="simple" xlink:href="https://www.ukrinform.ua/rubric-culture/3693180-na-zitomirsini-u-provalli-v-centri-zvagela-viavili-pidzemnu-sporudu.html" text:style-name="Internet_20_link" text:visited-style-name="Visited_20_Internet_20_Link">
https://www.ukrinform.ua/rubric-culture/3693180-na-zitomirsini-u-provalli-v-centri-zvagela-viavili-pidzemnu-sporudu.html</text:a>
</text:p>
      <!--NEWS-->
      <text:h text:style-name="P10" text:outline-level="1">
<text:span text:style-name="T4">
在Dniep​​er中，将近一天寻找失踪的九岁男孩</text:span>
</text:h>
      <text:p text:style-name="P4">
作者: Ukrinform (Person)</text:p>
      <text:p text:style-name="P4">
出版商: Укринформ (Organization)</text:p>
      <text:p text:style-name="P4">
出版时间: 2023-04-08T10:06:36+03:00</text:p>
      <text:p text:style-name="P4">
修改时间: 2023-04-08T10:06:36+03:00</text:p>
      <text:p text:style-name="P4">
描述: 在DNIEPER中，九年级 - 伊万（Ivan）变形的运行仍在继续。  - 乌克林。</text:p>
      <text:p text:style-name="P4">
图片: ["<text:a xlink:type="simple" xlink:href="https://static.ukrinform.com/photos/2023_04/thumb_files/630_360_1680937449-483.jpg" text:style-name="Internet_20_link" text:visited-style-name="Visited_20_Internet_20_Link">
630_360_16809...</text:a>
", "<text:a xlink:type="simple" xlink:href="https://static.ukrinform.com/photos/2023_04/1680937440-157.jpg" text:style-name="Internet_20_link" text:visited-style-name="Visited_20_Internet_20_Link">
1680937440-15...</text:a>
", "<text:a xlink:type="simple" xlink:href="https://static.ukrinform.com/photos/2023_04/1680937471-687.jpg" text:style-name="Internet_20_link" text:visited-style-name="Visited_20_Internet_20_Link">
1680937471-68...</text:a>
"]</text:p>
      <text:p text:style-name="P4">
标签: ['Діти', 'Дніпро', 'Поліція', 'Розшук']</text:p>
      <text:p text:style-name="P4">
类型: Article</text:p>
      <!--METADATA-->
      <text:p text:style-name="P4">
<draw:frame draw:style-name="fr1" draw:name="Image171" text:anchor-type="as-char" svg:width="6.9236in" svg:height="3.956343in" draw:z-index="0">
<draw:image xlink:href="../Images/yкринформ/2023-04-08T10-06-36-03-00/630_360_1680937449-483.jpg" xlink:type="simple" xlink:show="embed" xlink:actuate="onLoad" draw:mime-type="image/jpeg"/>
</draw:frame>
在DNIEPER中，搜索九年 - 染色的行动。</text:p>
      <text:p text:style-name="P4">
关于<text:a xlink:type="simple" xlink:href="http://facebook.com/story.php" text:style-name="Internet_20_link" text:visited-style-name="Visited_20_Internet_20_Link">
</text:a>
乌克林福姆报道，警方报告了Dnipropetrovsk地区。</text:p>
      <text:p text:style-name="P4">
“搜索持续了整夜，将继续直到找到男孩。对一个9岁男孩的搜索是指向DNIEPER警察的所有人员 - 大约100名执法人员，空中工人，圈养者，志愿者，志愿者，50内部学员(https://www.ukrinform.ua/tag-dsns)“， - 证词读。</text:p>
      <text:p text:style-name="P4">
适当的方向，描述了该地区所有领土单位的男孩Sentolodano的外观和照相卡。 通过社交网络告知公众。 警方正在制定观察室的视频，并检查所有可能失踪的地方。</text:p>
      <text:p text:style-name="P4">
<draw:frame draw:style-name="fr1" draw:name="Image172" text:anchor-type="as-char" svg:width="6.9236in" svg:height="9.817892in" draw:z-index="0">
<draw:image xlink:href="../Images/yкринформ/2023-04-08T10-06-36-03-00/1680937440-157.jpg" xlink:type="simple" xlink:show="embed" xlink:actuate="onLoad" draw:mime-type="image/jpeg"/>
</draw:frame>
</text:p>
      <text:p text:style-name="P4">
<draw:frame draw:style-name="fr1" draw:name="Image173" text:anchor-type="as-char" svg:width="6.9236in" svg:height="6.9236in" draw:z-index="0">
<draw:image xlink:href="../Images/yкринформ/2023-04-08T10-06-36-03-00/1680937471-687.jpg" xlink:type="simple" xlink:show="embed" xlink:actuate="onLoad" draw:mime-type="image/jpeg"/>
</draw:frame>
4月7日，大约下午2:30，男孩离开了该市的阿穆尔·尼兹诺尼普罗夫斯基地区的住所。</text:p>
      <text:p text:style-name="P4">
<text:span text:style-name="T4">
另请阅读：</text:span>
 <text:a xlink:type="simple" xlink:href="https://www.ukrinform.ua/rubric-ato/3692776-vid-pocatku-povnomasstabnoi-vijni-v-ukraini-rozsukali-11-090-ditej.html" text:style-name="Internet_20_link" text:visited-style-name="Visited_20_Internet_20_Link">
<text:span text:style-name="T4">
搜索</text:span>
</text:a>
它的迹象：9  -  10年，大约140厘米，中型，黑眼睛，黑色的短发。 他穿着一件绿色黄色的外套，黄疸，带连帽，黑色裤子，棕色运动鞋。 孩子不说话。</text:p>
      <text:p text:style-name="P4">
News Source: <text:a xlink:type="simple" xlink:href="https://www.ukrinform.ua/rubric-regions/3693179-u-dnipri-majze-dobu-sukaut-zniklogo-devatiricnogo-hlopcika.html" text:style-name="Internet_20_link" text:visited-style-name="Visited_20_Internet_20_Link">
https://www.ukrinform.ua/rubric-regions/3693179-u-dnipri-majze-dobu-sukaut-zniklogo-devatiricnogo-hlopcika.html</text:a>
</text:p>
      <!--NEWS-->
      <text:h text:style-name="P10" text:outline-level="1">
<text:span text:style-name="T4">
在敖德萨，在卡通展览开幕式上，该品牌扑灭了该品牌，描绘了这座城市的第一个“贿赂”</text:span>
</text:h>
      <text:p text:style-name="P4">
作者: Ukrinform (Person)</text:p>
      <text:p text:style-name="P4">
出版商: Укринформ (Organization)</text:p>
      <text:p text:style-name="P4">
出版时间: 2023-04-08T10:12:00+03:00</text:p>
      <text:p text:style-name="P4">
修改时间: 2023-04-08T10:12:00+03:00</text:p>
      <text:p text:style-name="P4">
描述: 漫画“腐败 - 对全世界的危险”的展览在敖德萨的世界俱乐部开放。 在这种情况下，他们庄严地扑灭了描绘其中一件作品之一的品牌。  - 乌克林。</text:p>
      <text:p text:style-name="P4">
图片: ["<text:a xlink:type="simple" xlink:href="https://static.ukrinform.com/photos/2023_04/thumb_files/630_360_1680937370-6849.jpeg" text:style-name="Internet_20_link" text:visited-style-name="Visited_20_Internet_20_Link">
630_360_16809...</text:a>
", "<text:a xlink:type="simple" xlink:href="https://static.ukrinform.com/photos/2023_04/thumb_files/630_360_1680937371-7406.jpeg" text:style-name="Internet_20_link" text:visited-style-name="Visited_20_Internet_20_Link">
630_360_16809...</text:a>
", "<text:a xlink:type="simple" xlink:href="https://static.ukrinform.com/photos/2023_04/thumb_files/630_360_1680937370-7828.jpeg" text:style-name="Internet_20_link" text:visited-style-name="Visited_20_Internet_20_Link">
630_360_16809...</text:a>
", "<text:a xlink:type="simple" xlink:href="https://static.ukrinform.com/photos/2023_04/thumb_files/630_360_1680937370-6491.jpeg" text:style-name="Internet_20_link" text:visited-style-name="Visited_20_Internet_20_Link">
630_360_16809...</text:a>
", "<text:a xlink:type="simple" xlink:href="https://static.ukrinform.com/photos/2023_04/thumb_files/630_360_1680937370-3532.jpeg" text:style-name="Internet_20_link" text:visited-style-name="Visited_20_Internet_20_Link">
630_360_16809...</text:a>
", "<text:a xlink:type="simple" xlink:href="https://static.ukrinform.com/photos/2023_04/thumb_files/630_360_1680937370-4292.jpeg" text:style-name="Internet_20_link" text:visited-style-name="Visited_20_Internet_20_Link">
630_360_16809...</text:a>
", "<text:a xlink:type="simple" xlink:href="https://static.ukrinform.com/photos/2023_04/thumb_files/630_360_1680937370-3124.jpeg" text:style-name="Internet_20_link" text:visited-style-name="Visited_20_Internet_20_Link">
630_360_16809...</text:a>
", "<text:a xlink:type="simple" xlink:href="https://static.ukrinform.com/photos/2023_04/thumb_files/630_360_1680937371-4967.jpeg" text:style-name="Internet_20_link" text:visited-style-name="Visited_20_Internet_20_Link">
630_360_16809...</text:a>
", "<text:a xlink:type="simple" xlink:href="https://static.ukrinform.com/photos/2023_04/thumb_files/630_360_1680937371-7653.jpeg" text:style-name="Internet_20_link" text:visited-style-name="Visited_20_Internet_20_Link">
630_360_16809...</text:a>
", "<text:a xlink:type="simple" xlink:href="https://static.ukrinform.com/photos/2023_04/thumb_files/630_360_1680937371-4479.jpeg" text:style-name="Internet_20_link" text:visited-style-name="Visited_20_Internet_20_Link">
630_360_16809...</text:a>
", "<text:a xlink:type="simple" xlink:href="https://static.ukrinform.com/photos/2023_04/thumb_files/630_360_1680937371-3099.jpeg" text:style-name="Internet_20_link" text:visited-style-name="Visited_20_Internet_20_Link">
630_360_16809...</text:a>
", "<text:a xlink:type="simple" xlink:href="https://static.ukrinform.com/photos/2023_04/thumb_files/630_360_1680937371-1543.jpeg" text:style-name="Internet_20_link" text:visited-style-name="Visited_20_Internet_20_Link">
630_360_16809...</text:a>
", "<text:a xlink:type="simple" xlink:href="https://static.ukrinform.com/photos/2023_04/thumb_files/630_360_1680937372-7890.jpeg" text:style-name="Internet_20_link" text:visited-style-name="Visited_20_Internet_20_Link">
630_360_16809...</text:a>
"]</text:p>
      <text:p text:style-name="P4">
标签: ['Одеса', 'Боротьба з корупцією', 'Карикатури']</text:p>
      <text:p text:style-name="P4">
类型: Article</text:p>
      <!--METADATA-->
      <text:p text:style-name="P4">
<draw:frame draw:style-name="fr1" draw:name="Image174" text:anchor-type="as-char" svg:width="6.9236in" svg:height="3.956343in" draw:z-index="0">
<draw:image xlink:href="../Images/yкринформ/2023-04-08T10-12-00-03-00/630_360_1680937370-6849.jpeg" xlink:type="simple" xlink:show="embed" xlink:actuate="onLoad" draw:mime-type="image/jpeg"/>
</draw:frame>
敖德萨敖德萨俱乐部(Odessa Odessa Club)开设了一场漫画的展览，“全世界的腐败 - 安全”。 在西方，他们庄严地熄灭了该品牌，该品牌显示了其中一项作品。</text:p>
      <text:p text:style-name="P4">
乌克林福音的记者参观了展览。</text:p>
      <text:p text:style-name="P4">
根据该项目的合着者，亚历山大·费多罗夫(Alexander Fedorov)的《国际记者联合会成员》(Alexander Fedorov)的《敖德萨 - 里奇卢(Odessa-Richelieu)》(Odessa-Richelieu)的成员说，对腐败进行漫画的想法是在去年巡回演出的“俄罗斯船，去...”。</text:p>
      <text:p text:style-name="P4">
“在我与著名的乌克兰漫画家弗拉基米卡纳(Vladimirkazana)的交流中，出现了这一反腐败展览的想法。 Volodymyriv首先在圆桌会议上宣布她是由巴黎国际漫画协会组织的。 工作已经开始，今天的展览包括来自世界21个国家的大约一百个漫画家。”费多罗夫说。</text:p>
      <text:p text:style-name="P4">
他补充说，关于反腐败主题的工作继续来自专业的大师和普通的讽刺和幽默爱好者。</text:p>
      <text:p text:style-name="P4">
该项目的合着者报告说，卡通展览中最年轻的参与者是一个10岁的女孩Olena。 她发送了停止腐败的作品，该作品用摇摆的手掌形状。</text:p>
      <text:p text:style-name="P4">
费多罗夫还提请注意Kaznevsky的工作，这描绘了某些人允许自己在战争中赚钱。 不公平的官员以蚊子的形式反映出来，这些蚊子从乌克兰的后卫手中吸了血。</text:p>
      <text:p text:style-name="P4">
敖德萨·里希卢(Odessa Richelieu)总统维亚切斯拉夫·沃伦科夫(Vyacheslav Voronkov)是展览的组织者之一，他在西方出席，他强调，腐败有两件事令人恐惧。</text:p>
      <text:p text:style-name="P4">
腐败害怕光明和欢笑。 毕竟，漫画和讽刺漫画对他们施加了腐败的官员，对他们施加了腐败的官员。”沃伦科夫说。</text:p>
      <text:p text:style-name="P4">
在敖德萨进行展览后，计划在乌克兰其他城市以及欧盟国家进行展览。</text:p>
      <text:p text:style-name="P4">
在检查了博览会后，所有在场的人都被邀请特别偿还新品牌，这提醒了第一个敖德萨“贿赂”。 照片的作者是漫画家协会的负责人<text:a xlink:type="simple" xlink:href="https://www.ukrinform.ua/tag-odesa" text:style-name="Internet_20_link" text:visited-style-name="Visited_20_Internet_20_Link">
</text:a>
维克多·杰瓦加(Victor Jevaga)。</text:p>
      <text:p text:style-name="P4">
<draw:frame draw:style-name="fr1" draw:name="Image175" text:anchor-type="as-char" svg:width="6.9236in" svg:height="3.956343in" draw:z-index="0">
<draw:image xlink:href="../Images/yкринформ/2023-04-08T10-12-00-03-00/630_360_1680937371-7406.jpeg" xlink:type="simple" xlink:show="embed" xlink:actuate="onLoad" draw:mime-type="image/jpeg"/>
</draw:frame>
在奥德辛(Odessin)，卡通展览的开幕式被描绘了城市 /照片中的第一个“贿赂”的品牌扑灭了：乌克林福姆(Nina Lymoon)<text:a xlink:type="simple" xlink:href="https://static.ukrinform.com/photos/2023_04/1680937371-7406.jpeg" text:style-name="Internet_20_link" text:visited-style-name="Visited_20_Internet_20_Link">
![] [](Images/yкринформ/2023-04-08T10-12-00-03-00/630_360_1680937371-7406.jpeg)</text:a>
 <text:a xlink:type="simple" xlink:href="https://static.ukrinform.com/photos/2023_04/1680937370-7828.jpeg" text:style-name="Internet_20_link" text:visited-style-name="Visited_20_Internet_20_Link">
<draw:frame draw:style-name="fr1" draw:name="Image176" text:anchor-type="as-char" svg:width="6.9236in" svg:height="3.956343in" draw:z-index="0">
<draw:image xlink:href="../Images/yкринформ/2023-04-08T10-12-00-03-00/630_360_1680937370-7828.jpeg" xlink:type="simple" xlink:show="embed" xlink:actuate="onLoad" draw:mime-type="image/jpeg"/>
</draw:frame>
</text:a>
 <text:a xlink:type="simple" xlink:href="https://static.ukrinform.com/photos/2023_04/1680937370-6491.jpeg" text:style-name="Internet_20_link" text:visited-style-name="Visited_20_Internet_20_Link">
<draw:frame draw:style-name="fr1" draw:name="Image177" text:anchor-type="as-char" svg:width="6.9236in" svg:height="3.956343in" draw:z-index="0">
<draw:image xlink:href="../Images/yкринформ/2023-04-08T10-12-00-03-00/630_360_1680937370-6491.jpeg" xlink:type="simple" xlink:show="embed" xlink:actuate="onLoad" draw:mime-type="image/jpeg"/>
</draw:frame>
</text:a>
 <text:a xlink:type="simple" xlink:href="https://static.ukrinform.com/photos/2023_04/1680937370-3532.jpeg" text:style-name="Internet_20_link" text:visited-style-name="Visited_20_Internet_20_Link">
<draw:frame draw:style-name="fr1" draw:name="Image178" text:anchor-type="as-char" svg:width="6.9236in" svg:height="3.956343in" draw:z-index="0">
<draw:image xlink:href="../Images/yкринформ/2023-04-08T10-12-00-03-00/630_360_1680937370-3532.jpeg" xlink:type="simple" xlink:show="embed" xlink:actuate="onLoad" draw:mime-type="image/jpeg"/>
</draw:frame>
</text:a>
 <text:a xlink:type="simple" xlink:href="https://static.ukrinform.com/photos/2023_04/1680937370-6849.jpeg" text:style-name="Internet_20_link" text:visited-style-name="Visited_20_Internet_20_Link">
<draw:frame draw:style-name="fr1" draw:name="Image179" text:anchor-type="as-char" svg:width="6.9236in" svg:height="3.956343in" draw:z-index="0">
<draw:image xlink:href="../Images/yкринформ/2023-04-08T10-12-00-03-00/630_360_1680937370-6849.jpeg" xlink:type="simple" xlink:show="embed" xlink:actuate="onLoad" draw:mime-type="image/jpeg"/>
</draw:frame>
</text:a>
 <text:a xlink:type="simple" xlink:href="https://static.ukrinform.com/photos/2023_04/1680937370-4292.jpeg" text:style-name="Internet_20_link" text:visited-style-name="Visited_20_Internet_20_Link">
<draw:frame draw:style-name="fr1" draw:name="Image180" text:anchor-type="as-char" svg:width="6.9236in" svg:height="3.956343in" draw:z-index="0">
<draw:image xlink:href="../Images/yкринформ/2023-04-08T10-12-00-03-00/630_360_1680937370-4292.jpeg" xlink:type="simple" xlink:show="embed" xlink:actuate="onLoad" draw:mime-type="image/jpeg"/>
</draw:frame>
</text:a>
 <text:a xlink:type="simple" xlink:href="https://static.ukrinform.com/photos/2023_04/1680937370-3124.jpeg" text:style-name="Internet_20_link" text:visited-style-name="Visited_20_Internet_20_Link">
<draw:frame draw:style-name="fr1" draw:name="Image181" text:anchor-type="as-char" svg:width="6.9236in" svg:height="3.956343in" draw:z-index="0">
<draw:image xlink:href="../Images/yкринформ/2023-04-08T10-12-00-03-00/630_360_1680937370-3124.jpeg" xlink:type="simple" xlink:show="embed" xlink:actuate="onLoad" draw:mime-type="image/jpeg"/>
</draw:frame>
</text:a>
 <text:a xlink:type="simple" xlink:href="https://static.ukrinform.com/photos/2023_04/1680937371-4967.jpeg" text:style-name="Internet_20_link" text:visited-style-name="Visited_20_Internet_20_Link">
<draw:frame draw:style-name="fr1" draw:name="Image182" text:anchor-type="as-char" svg:width="6.9236in" svg:height="3.956343in" draw:z-index="0">
<draw:image xlink:href="../Images/yкринформ/2023-04-08T10-12-00-03-00/630_360_1680937371-4967.jpeg" xlink:type="simple" xlink:show="embed" xlink:actuate="onLoad" draw:mime-type="image/jpeg"/>
</draw:frame>
</text:a>
 <text:a xlink:type="simple" xlink:href="https://static.ukrinform.com/photos/2023_04/1680937371-7653.jpeg" text:style-name="Internet_20_link" text:visited-style-name="Visited_20_Internet_20_Link">
<draw:frame draw:style-name="fr1" draw:name="Image183" text:anchor-type="as-char" svg:width="6.9236in" svg:height="3.956343in" draw:z-index="0">
<draw:image xlink:href="../Images/yкринформ/2023-04-08T10-12-00-03-00/630_360_1680937371-7653.jpeg" xlink:type="simple" xlink:show="embed" xlink:actuate="onLoad" draw:mime-type="image/jpeg"/>
</draw:frame>
</text:a>
 <text:a xlink:type="simple" xlink:href="https://static.ukrinform.com/photos/2023_04/1680937371-4479.jpeg" text:style-name="Internet_20_link" text:visited-style-name="Visited_20_Internet_20_Link">
<draw:frame draw:style-name="fr1" draw:name="Image184" text:anchor-type="as-char" svg:width="6.9236in" svg:height="3.956343in" draw:z-index="0">
<draw:image xlink:href="../Images/yкринформ/2023-04-08T10-12-00-03-00/630_360_1680937371-4479.jpeg" xlink:type="simple" xlink:show="embed" xlink:actuate="onLoad" draw:mime-type="image/jpeg"/>
</draw:frame>
</text:a>
 <text:a xlink:type="simple" xlink:href="https://static.ukrinform.com/photos/2023_04/1680937371-3099.jpeg" text:style-name="Internet_20_link" text:visited-style-name="Visited_20_Internet_20_Link">
<draw:frame draw:style-name="fr1" draw:name="Image185" text:anchor-type="as-char" svg:width="6.9236in" svg:height="3.956343in" draw:z-index="0">
<draw:image xlink:href="../Images/yкринформ/2023-04-08T10-12-00-03-00/630_360_1680937371-3099.jpeg" xlink:type="simple" xlink:show="embed" xlink:actuate="onLoad" draw:mime-type="image/jpeg"/>
</draw:frame>
</text:a>
 <text:a xlink:type="simple" xlink:href="https://static.ukrinform.com/photos/2023_04/1680937371-1543.jpeg" text:style-name="Internet_20_link" text:visited-style-name="Visited_20_Internet_20_Link">
<draw:frame draw:style-name="fr1" draw:name="Image186" text:anchor-type="as-char" svg:width="6.9236in" svg:height="3.956343in" draw:z-index="0">
<draw:image xlink:href="../Images/yкринформ/2023-04-08T10-12-00-03-00/630_360_1680937371-1543.jpeg" xlink:type="simple" xlink:show="embed" xlink:actuate="onLoad" draw:mime-type="image/jpeg"/>
</draw:frame>
</text:a>
 <text:a xlink:type="simple" xlink:href="https://static.ukrinform.com/photos/2023_04/1680937372-7890.jpeg" text:style-name="Internet_20_link" text:visited-style-name="Visited_20_Internet_20_Link">
<draw:frame draw:style-name="fr1" draw:name="Image187" text:anchor-type="as-char" svg:width="6.9236in" svg:height="3.956343in" draw:z-index="0">
<draw:image xlink:href="../Images/yкринформ/2023-04-08T10-12-00-03-00/630_360_1680937372-7890.jpeg" xlink:type="simple" xlink:show="embed" xlink:actuate="onLoad" draw:mime-type="image/jpeg"/>
</draw:frame>
</text:a>
这是属于邮票的艺术家的第三件作品。 第一个是卡通“ Assol不再”，致力于洪水“莫斯科”，第二个 - “成熟的”敖德萨水手，他装饰了<text:a xlink:type="simple" xlink:href="https://www.ukrinform.ua/rubric-regions/3690357-odeskij-gumorini-50-rokiv-gasinna-marki-koncert-ta-komiki.html" text:style-name="Internet_20_link" text:visited-style-name="Visited_20_Internet_20_Link">
</text:a>
 .</text:p>
      <text:p text:style-name="P4">
<text:span text:style-name="T4">
另请阅读：</text:span>
 <text:a xlink:type="simple" xlink:href="https://www.ukrinform.ua/rubric-society/3691245-ukrposta-prezentue-marku-kalush.html" text:style-name="Internet_20_link" text:visited-style-name="Visited_20_Internet_20_Link">
<text:span text:style-name="T4">
 ukrposhta </text:span>
</text:a>
据报道，为了纪念幽默节的周年纪念<text:a xlink:type="simple" xlink:href="https://www.ukrinform.ua/rubric-regions/3690357-odeskij-gumorini-50-rokiv-gasinna-marki-koncert-ta-komiki.html" text:style-name="Internet_20_link" text:visited-style-name="Visited_20_Internet_20_Link">
</text:a>
“ 50年的幽默”，并开设了一场摄影展，并带有去年庆祝活动的照片。</text:p>
      <text:p text:style-name="P4">
News Source: <text:a xlink:type="simple" xlink:href="https://www.ukrinform.ua/rubric-society/3693185-v-odesi-na-vidkritti-vistavki-karikatur-pogasili-marku-z-zobrazennam-persogo-habara-v-misti.html" text:style-name="Internet_20_link" text:visited-style-name="Visited_20_Internet_20_Link">
https://www.ukrinform.ua/rubric-society/3693185-v-odesi-na-vidkritti-vistavki-karikatur-pogasili-marku-z-zobrazennam-persogo-habara-v-misti.html</text:a>
</text:p>
      <!--NEWS-->
      <text:h text:style-name="P10" text:outline-level="1">
<text:span text:style-name="T4">
伊格纳修斯：在俄罗斯机场 - 至少有12架可以攻击乌克兰的飞机</text:span>
</text:h>
      <text:p text:style-name="P4">
作者: Ukrinform (Person)</text:p>
      <text:p text:style-name="P4">
出版商: Укринформ (Organization)</text:p>
      <text:p text:style-name="P4">
出版时间: 2023-04-08T10:15:00+03:00</text:p>
      <text:p text:style-name="P4">
修改时间: 2023-04-08T10:15:00+03:00</text:p>
      <text:p text:style-name="P4">
描述: 俄罗斯的战略航空散布在不同的机场，该组的飞机可能已经准备好使用火箭武器。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Повітряні сили ЗСУ', 'Війна з росією', 'Єдині новини']</text:p>
      <text:p text:style-name="P4">
类型: Article</text:p>
      <!--METADATA-->
      <text:p text:style-name="P4">
<draw:frame draw:style-name="fr1" draw:name="Image188" text:anchor-type="as-char" svg:width="6.9236in" svg:height="3.956343in" draw:z-index="0">
<draw:image xlink:href="../Images/yкринформ/2023-04-08T10-15-00-03-00/630_360_1678116073-288.jpg" xlink:type="simple" xlink:show="embed" xlink:actuate="onLoad" draw:mime-type="image/jpeg"/>
</draw:frame>
俄罗斯的战略航空在各种飞机场散布，该集团的飞机可以准备使用火箭武器。</text:p>
      <text:p text:style-name="P4">
乌克林福姆报道，空军的发言人伊格纳修斯(Ignatius)在唯一的新闻中说了这一点，回答了有关俄罗斯人空中策略的问题。</text:p>
      <text:p text:style-name="P4">
“战略航空在不同的机场散布在任何地方。我的意思是TU -95飞机，这可以为使用水手武器的使用准备，因为至少在Cyaerodroma上观察到了12架飞机，他们可以攻击乌克兰，”他说。</text:p>
      <text:p text:style-name="P4">
Ignati补充说，前部和战术航空<text:a xlink:type="simple" xlink:href="https://www.ukrinform.ua/tag-rosia" text:style-name="Internet_20_link" text:visited-style-name="Visited_20_Internet_20_Link">
</text:a>
。 “火箭污染的威胁并没有消失。 他们不断受到攻击 - 这是关于直升机和暴风雨的。”发言人说。</text:p>
      <text:p text:style-name="P4">
<text:span text:style-name="T4">
另请阅读：</text:span>
 <text:a xlink:type="simple" xlink:href="https://www.ukrinform.ua/rubric-ato/3692535-kilkist-raket-u-rosii-znizilas-do-maksimalno-kriticnogo-rivna-sekretar-rnbo.html" text:style-name="Internet_20_link" text:visited-style-name="Visited_20_Internet_20_Link">
</text:a>
他回答了一个问题，即俄罗斯的演习，例如将几位飞机特工从白俄罗斯转移到俄罗斯联邦深入的问题时，他指出，有些人第一次没有重做。</text:p>
      <text:p text:style-name="P4">
例如，当他可以起飞时有20分钟的空气焦虑，这可能表明训练航班。</text:p>
      <text:p text:style-name="P4">
“当这几个Mig从位于那里的白俄罗斯飞行时，可能是平庸的旋转，一些技术时刻。 这些飞机可以将其固定的飞机场飞行，”发言人告知。</text:p>
      <text:p text:style-name="P4">
<text:span text:style-name="T4">
另请阅读：</text:span>
 <text:a xlink:type="simple" xlink:href="https://www.ukrinform.ua/rubric-ato/3689344-ignat-rozpoviv-pro-novu-zagrozu-aviacia-rf-sodna-skidae-desatki-bomb-u-prifrontovij-zoni.html" text:style-name="Internet_20_link" text:visited-style-name="Visited_20_Internet_20_Link">
<text:span text:style-name="T4">
 ignati </text:span>
</text:a>
据报道，要开始反犯罪的乌克兰需要获得空气的优势。</text:p>
      <text:p text:style-name="P4">
News Source: <text:a xlink:type="simple" xlink:href="https://www.ukrinform.ua/rubric-ato/3693186-ignat-na-aerodromah-rf-sonajmense-12-litakiv-aki-mozut-atakuvati-ukrainu.html" text:style-name="Internet_20_link" text:visited-style-name="Visited_20_Internet_20_Link">
https://www.ukrinform.ua/rubric-ato/3693186-ignat-na-aerodromah-rf-sonajmense-12-litakiv-aki-mozut-atakuvati-ukrainu.html</text:a>
</text:p>
      <!--NEWS-->
      <text:h text:style-name="P10" text:outline-level="1">
<text:span text:style-name="T4">
从一天开始，俄罗斯军队解雇了苏米地区的三个社区</text:span>
</text:h>
      <text:p text:style-name="P4">
作者: Ukrinform (Person)</text:p>
      <text:p text:style-name="P4">
出版商: Укринформ (Organization)</text:p>
      <text:p text:style-name="P4">
出版时间: 2023-04-08T10:21:41+03:00</text:p>
      <text:p text:style-name="P4">
修改时间: 2023-04-08T10:21:41+03:00</text:p>
      <text:p text:style-name="P4">
描述: 自当天开始以来，4月8日，俄罗斯入侵者向Krasnopil，Seredi-Buda和Sumy地区的Velikopysariv社区开了六次。  - 乌克林。</text:p>
      <text:p text:style-name="P4">
图片: ["<text:a xlink:type="simple" xlink:href="https://static.ukrinform.com/photos/2023_02/thumb_files/630_360_1676709830-821.jpeg" text:style-name="Internet_20_link" text:visited-style-name="Visited_20_Internet_20_Link">
630_360_16767...</text:a>
"]</text:p>
      <text:p text:style-name="P4">
标签: ['Обстріл', 'Сумщина', 'Війна з росією']</text:p>
      <text:p text:style-name="P4">
类型: Article</text:p>
      <!--METADATA-->
      <text:p text:style-name="P4">
<draw:frame draw:style-name="fr1" draw:name="Image189" text:anchor-type="as-char" svg:width="6.9236in" svg:height="3.956343in" draw:z-index="0">
<draw:image xlink:href="../Images/yкринформ/2023-04-08T10-21-41-03-00/630_360_1676709830-821.jpeg" xlink:type="simple" xlink:show="embed" xlink:actuate="onLoad" draw:mime-type="image/jpeg"/>
</draw:frame>
在一天的初期，4月8日，俄罗斯入侵者向Krasasnopil，Seredi-Budsk和Sumy地区的Velikopysariv社区开了六次。</text:p>
      <text:p text:style-name="P4">
正如乌克林福姆报道的那样，关于<text:a xlink:type="simple" xlink:href="http://www.facebook.com/sumska.oda/posts/pfbid038HzMg4E3P3mufotoARBVNm4TVQB9NVh5mUwvxhutCxbpq2ABNCPPfDpXkXCjs4hCl" text:style-name="Internet_20_link" text:visited-style-name="Visited_20_Internet_20_Link">
</text:a>
Sumy OVA报道。</text:p>
      <text:p text:style-name="P4">
“在晚上和早晨，俄罗斯联邦领土进行了6次边境炮击<text:a xlink:type="simple" xlink:href="https://www.ukrinform.ua/tag-sumsina" text:style-name="Internet_20_link" text:visited-style-name="Visited_20_Internet_20_Link">
</text:a>
。 记录了46个到达，”消息写道。</text:p>
      <text:p text:style-name="P4">
特别是在晚上，俄罗斯人在克拉斯诺尼社区领土上向AGS开了14张照片。 夜间中期和CBU社区向Zaktyhleria开火，导致10个“到达”，并在早上从迫击炮到迫击炮(12“到达”). На Великописарівську громаду росіяни скинули 10 мін.</text:p>
      <text:p text:style-name="P4">
За інформацією ОВА, внаслідок обстрілів немає втрат та руйнувань.</text:p>
      <text:p text:style-name="P4">
<text:span text:style-name="T4">
Читайте також:</text:span>
 <text:a xlink:type="simple" xlink:href="https://www.ukrinform.ua/rubric-regions/3693139-vijska-rf-minuloi-dobi-vbili-cotiroh-ziteliv-doneccini.html" text:style-name="Internet_20_link" text:visited-style-name="Visited_20_Internet_20_Link">
 </text:a>
正如乌克林福姆报道的，俄罗斯入侵者于4月7日星期五，<text:a xlink:type="simple" xlink:href="https://www.ukrinform.ua/rubric-ato/3693091-rosiani-obstrilali-pat-gromad-na-sumsini-125-prilotiv.html" text:style-name="Internet_20_link" text:visited-style-name="Visited_20_Internet_20_Link">
</text:a>
通过释放至少125个壳。</text:p>
      <text:p text:style-name="P4">
<text:span text:style-name="T5">
照片说明性</text:span>
</text:p>
      <text:p text:style-name="P4">
News Source: <text:a xlink:type="simple" xlink:href="https://www.ukrinform.ua/rubric-ato/3693187-vid-pocatku-dobi-vijska-rf-obstrilali-tri-gromadi-sumsini.html" text:style-name="Internet_20_link" text:visited-style-name="Visited_20_Internet_20_Link">
https://www.ukrinform.ua/rubric-ato/3693187-vid-pocatku-dobi-vijska-rf-obstrilali-tri-gromadi-sumsini.html</text:a>
</text:p>
      <!--NEWS-->
      <text:h text:style-name="P10" text:outline-level="1">
<text:span text:style-name="T4">
俄罗斯人造成了空袭</text:span>
</text:h>
      <text:p text:style-name="P4">
作者: Ukrinform (Person)</text:p>
      <text:p text:style-name="P4">
出版商: Укринформ (Organization)</text:p>
      <text:p text:style-name="P4">
出版时间: 2023-04-08T10:30:22+03:00</text:p>
      <text:p text:style-name="P4">
修改时间: 2023-04-08T10:30:22+03:00</text:p>
      <text:p text:style-name="P4">
描述: 夜间俄罗斯联邦的军队向阿夫迪夫卡开火，并在当地的可乐厂撞了飞机。  - 乌克林。</text:p>
      <text:p text:style-name="P4">
图片: ["<text:a xlink:type="simple" xlink:href="https://static.ukrinform.com/photos/2023_04/thumb_files/630_360_1680938945-580.jpg" text:style-name="Internet_20_link" text:visited-style-name="Visited_20_Internet_20_Link">
630_360_16809...</text:a>
"]</text:p>
      <text:p text:style-name="P4">
标签: ['Донеччина', 'Обстріл', 'Війна з росією']</text:p>
      <text:p text:style-name="P4">
类型: Article</text:p>
      <!--METADATA-->
      <text:p text:style-name="P4">
<draw:frame draw:style-name="fr1" draw:name="Image190" text:anchor-type="as-char" svg:width="6.9236in" svg:height="3.956343in" draw:z-index="0">
<draw:image xlink:href="../Images/yкринформ/2023-04-08T10-30-22-03-00/630_360_1680938945-580.jpg" xlink:type="simple" xlink:show="embed" xlink:actuate="onLoad" draw:mime-type="image/jpeg"/>
</draw:frame>
RFIHNECHI军队向Avdiivka开火，并在当地的宇宙化工厂袭击了空军。</text:p>
      <text:p text:style-name="P4">
关于<text:a xlink:type="simple" xlink:href="http://t.me/pavlokyrylenko_donoda/7436" text:style-name="Internet_20_link" text:visited-style-name="Visited_20_Internet_20_Link">
</text:a>
乌克林福姆报道，Donetsk Ova负责人Pavel Kirilenko报道。</text:p>
      <text:p text:style-name="P4">
“在顿涅茨克的方向上，有2个库拉科沃(Kurakhovo)的Arteibes和Gradiv的乌克兰Selidovsky社区。 到了晚上，俄罗斯人在阿夫迪夫卡(Avdiivka)上大火，袭击了Akhz的航空公司，”  - 作家。</text:p>
      <text:p text:style-name="P4">
在戈洛夫斯基(Gorlovsky)的方向上，康斯坦蒂尼诺夫卡(Konstantinovka)遭受了火箭300的炮击和罢工，这损害了四个私人房屋，这是tagazopup Enterprise的场所。 社区和Novomarkovo也受到了受损房屋的社区的影响。 在托莱茨基社区中，一所房子损坏了。 众所周知，巴赫穆特(Bakhmut)两座高层建筑物和幼儿园遭到破坏。</text:p>
      <text:p text:style-name="P4">
在Lysychansk的方向上，一个人在托尔克利曼社区被杀害。</text:p>
      <text:p text:style-name="P4">
<text:span text:style-name="T4">
另请阅读：</text:span>
 <text:a xlink:type="simple" xlink:href="https://www.ukrinform.ua/rubric-ato/3693187-vid-pocatku-dobi-vijska-rf-obstrilali-tri-gromadi-sumsini.html" text:style-name="Internet_20_link" text:visited-style-name="Visited_20_Internet_20_Link">
<text:span text:style-name="T4">
 sumy region </text:span>
</text:a>
正如乌克林福姆报道的，俄罗斯联邦的最后一天，4月7日，炸死了顿涅茨克地区的四名居民。</text:p>
      <text:p text:style-name="P4">
News Source: <text:a xlink:type="simple" xlink:href="https://www.ukrinform.ua/rubric-ato/3693194-rosiani-zavdali-aviaudaru-po-avdiivskomu-koksohimu.html" text:style-name="Internet_20_link" text:visited-style-name="Visited_20_Internet_20_Link">
https://www.ukrinform.ua/rubric-ato/3693194-rosiani-zavdali-aviaudaru-po-avdiivskomu-koksohimu.html</text:a>
</text:p>
      <!--NEWS-->
      <text:h text:style-name="P10" text:outline-level="1">
<text:span text:style-name="T4">
白天，入侵者袭击了乌克兰的八个地区 -  OVA的勃起</text:span>
</text:h>
      <text:p text:style-name="P4">
作者: Ukrinform (Person)</text:p>
      <text:p text:style-name="P4">
出版商: Укринформ (Organization)</text:p>
      <text:p text:style-name="P4">
出版时间: 2023-04-08T10:35:00+03:00</text:p>
      <text:p text:style-name="P4">
修改时间: 2023-04-08T10:35:00+03:00</text:p>
      <text:p text:style-name="P4">
描述: 俄罗斯军队一天开火了八个地区，平民堕落并受伤。  - 乌克林。</text:p>
      <text:p text:style-name="P4">
图片: ["<text:a xlink:type="simple" xlink:href="https://static.ukrinform.com/photos/2023_04/thumb_files/630_360_1680708152-513.jpg" text:style-name="Internet_20_link" text:visited-style-name="Visited_20_Internet_20_Link">
630_360_16807...</text:a>
"]</text:p>
      <text:p text:style-name="P4">
标签: ['Обстріл', 'Війна з росією', 'Регіони']</text:p>
      <text:p text:style-name="P4">
类型: Article</text:p>
      <!--METADATA-->
      <text:p text:style-name="P4">
<draw:frame draw:style-name="fr1" draw:name="Image191" text:anchor-type="as-char" svg:width="6.9236in" svg:height="3.956343in" draw:z-index="0">
<draw:image xlink:href="../Images/yкринформ/2023-04-08T10-35-00-03-00/630_360_1680708152-513.jpg" xlink:type="simple" xlink:show="embed" xlink:actuate="onLoad" draw:mime-type="image/jpeg"/>
</draw:frame>
俄罗斯军队当天乌克兰八个地区，有死亡和受伤的人。</text:p>
      <text:p text:style-name="P4">
根据乌克林福姆的说法，截至4月8日，星期六9:00，区域军事行政部门的合并信息中报道了这一点。</text:p>
      <text:p text:style-name="P4">
在切尔尼希夫地区，敌人两次向诺夫哥罗德 - 西弗斯基地区的迫击炮射击。</text:p>
      <text:p text:style-name="P4">
到了晚上，俄罗斯人可能从Novgorod-Siversky区的Ivanput Osemen Community村附近的飞机上扔了一枚炸弹。 根据初步数据，三居室房屋损坏，村里没有汽油，水和电源。</text:p>
      <text:p text:style-name="P4">
在晚上和早晨，在俄罗斯领土的早晨，敌人对Krasnopil，Seredi-Buda，Velikopysariv社区进行了六枪。 记录了46次节拍。</text:p>
      <text:p text:style-name="P4">
昨天，俄罗斯人在Belopilsk，Krasnopil，Seredi-Budk，Novoslobid和Esman Community的边界开火了12次。</text:p>
      <text:p text:style-name="P4">
在俄罗斯联邦中部建设城市的郊区进行了航空(https://www.ukrinform.ua/tag-obstril)。 一个家庭被损坏。</text:p>
      <text:p text:style-name="P4">
在Zaporizhhya地区，俄罗斯军队每天进行76次炮击，在Pologov和Vasyliv地区的分界线有16个定居点。</text:p>
      <text:p text:style-name="P4">
有23个破坏报告已记录。</text:p>
      <text:p text:style-name="P4">
<text:span text:style-name="T4">
另请阅读：</text:span>
 <text:a xlink:type="simple" xlink:href="https://www.ukrinform.ua/rubric-ato/3690698-rasizm-povinen-projti-cerez-povnu-porazku-zelenskij.html" text:style-name="Internet_20_link" text:visited-style-name="Visited_20_Internet_20_Link">
</text:a>
在哈尔基夫地区，俄罗斯炮击科扎克克，卢基卡，上皮萨里夫卡，格拉夫斯科耶，Zibyne，Zibyne，Karachyna，Pakikhonov，Mambar，Mambar，Bolologovka，Boolologovka，Krasne First First和Novomlinsk。</text:p>
      <text:p text:style-name="P4">
库皮扬斯克(Kupyansk)展示了杨树，菲利维卡(Poplar)，菲洛维卡(Figolivka)，两年，西方，淀粉，鹅和Kindrashivka。</text:p>
      <text:p text:style-name="P4">
昨天，由于两年库平地区的炮击，住宅建筑和附属建筑遭到破坏。</text:p>
      <text:p text:style-name="P4">
由于哈尔基夫地区的鲍里西夫卡村的炮击，一名39岁的人被杀。</text:p>
      <text:p text:style-name="P4">
在库帕扬斯基区的库奇里夫卡村，炮击损坏了林业企业的建设，发生了大火。</text:p>
      <text:p text:style-name="P4">
在一个未知的爆炸装置上，在野外的Chuguev区的Mykolaivka村庄，一名40岁的男人，一个55岁的SES雇员，被炸毁起床住院。</text:p>
      <text:p text:style-name="P4">
在卢汉斯克地区，诺诺斯伊利夫斯克，马切夫卡，内维斯科伊，库兹明，迪布罗娃，比格里瓦卡，再次在俄罗斯人的炮兵之下。在顿涅茨克地区，俄罗斯军队用火箭派出了定居点，击败了迫击炮，RSSV“毕业”，进行了空袭。</text:p>
      <text:p text:style-name="P4">
大火下是Avdiivka，Krasnogorivka，Yar，Konstantinovka，Ocheretine，Greater Novosilka，Uremivka，Uremivka，Severene，Tonne，Bakhmut，Bakhmut，Kurakhove，Kurakhove，Torke，Torke，Torke，Ukrainian，Ukrainian，Karlovka。</text:p>
      <text:p text:style-name="P4">
到了晚上，敌人向康斯坦丁诺夫卡开火。 根据操作信息，C-300 PCC记录在工业区域。</text:p>
      <text:p text:style-name="P4">
顿涅茨克地区有四人被杀，一个人受伤。</text:p>
      <text:p text:style-name="P4">
昨天，在尼古拉耶夫地区，来自炮兵向Aquatorium社区开火的敌人。</text:p>
      <text:p text:style-name="P4">
<text:span text:style-name="T4">
另请阅读：</text:span>
 <text:a xlink:type="simple" xlink:href="https://www.ukrinform.ua/rubric-ato/3693177-rosijska-armia-poranila-v-ukraini-946-ditej.html" text:style-name="Internet_20_link" text:visited-style-name="Visited_20_Internet_20_Link">
</text:a>
在赫尔森地区，入侵者每天进行71次炮击，从重型炮兵，无人机和航空中释放397个蜗牛。</text:p>
      <text:p text:style-name="P4">
赫尔森两次向迫击炮开了枪。</text:p>
      <text:p text:style-name="P4">
由于炮击，八人受伤。</text:p>
      <text:p text:style-name="P4">
一支救护车团队在贝斯拉夫(Beryslav)遭到着火。 俄罗斯炮弹的残骸。 两名护理人员受伤。</text:p>
      <text:p text:style-name="P4">
由于对Beryslav的航空罢工，谷物电梯和住宅的结构被部分摧毁。</text:p>
      <text:p text:style-name="P4">
在诺维贝拉夫(Novoberislav)的村庄，幼儿园被摧毁，一栋住宅建筑物被部分损坏。</text:p>
      <text:p text:style-name="P4">
<text:span text:style-name="T4">
另请阅读：</text:span>
 <text:a xlink:type="simple" xlink:href="https://www.ukrinform.ua/rubric-ato/3693146-situacia-na-pivdni-ukraini-zalisaetsa-stabilno-skladnou-gumenuk.html" text:style-name="Internet_20_link" text:visited-style-name="Visited_20_Internet_20_Link">
<text:span text:style-name="T4">
 humeniuk </text:span>
</text:a>
俄罗斯人从炮兵向斯坦尼斯拉夫开了枪。 弹丸撞到了住宅，打破了屋顶并引爆了。 一个30岁的女人，一个10岁的女孩和3岁的男孩。 他们在赫尔森住院。 男孩和母亲很温和。 这个女孩受了重伤。</text:p>
      <text:p text:style-name="P4">
News Source: <text:a xlink:type="simple" xlink:href="https://www.ukrinform.ua/rubric-regions/3693196-za-dobu-vijska-rf-atakuvali-visim-oblastej-ukraini-zvedenna-ova.html" text:style-name="Internet_20_link" text:visited-style-name="Visited_20_Internet_20_Link">
https://www.ukrinform.ua/rubric-regions/3693196-za-dobu-vijska-rf-atakuvali-visim-oblastej-ukraini-zvedenna-ova.html</text:a>
</text:p>
      <!--NEWS-->
      <text:h text:style-name="P10" text:outline-level="1">
<text:span text:style-name="T4">
Dynamo UPL的日期和时间 -  Shakhtar比赛已知</text:span>
</text:h>
      <text:p text:style-name="P4">
作者: Ukrinform (Person)</text:p>
      <text:p text:style-name="P4">
出版商: Укринформ (Organization)</text:p>
      <text:p text:style-name="P4">
出版时间: 2023-04-08T10:42:37+03:00</text:p>
      <text:p text:style-name="P4">
修改时间: 2023-04-08T10:42:37+03:00</text:p>
      <text:p text:style-name="P4">
描述: 乌克兰足球英超联赛批准了该国冠军第22轮的日期。  - 乌克林。</text:p>
      <text:p text:style-name="P4">
图片: ["<text:a xlink:type="simple" xlink:href="https://static.ukrinform.com/photos/2023_04/thumb_files/630_360_1680939258-526.jpeg" text:style-name="Internet_20_link" text:visited-style-name="Visited_20_Internet_20_Link">
630_360_16809...</text:a>
"]</text:p>
      <text:p text:style-name="P4">
标签: ['Динамо', 'Футбол', "Прем'єр-ліга", 'Шахтар']</text:p>
      <text:p text:style-name="P4">
类型: Article</text:p>
      <!--METADATA-->
      <text:p text:style-name="P4">
<draw:frame draw:style-name="fr1" draw:name="Image192" text:anchor-type="as-char" svg:width="6.9236in" svg:height="3.956343in" draw:z-index="0">
<draw:image xlink:href="../Images/yкринформ/2023-04-08T10-42-37-03-00/630_360_1680939258-526.jpeg" xlink:type="simple" xlink:show="embed" xlink:actuate="onLoad" draw:mime-type="image/jpeg"/>
</draw:frame>
乌克兰足球英超联赛已批准了该国22次转弯的比赛日期。</text:p>
      <text:p text:style-name="P4">
迪纳摩·基维(Dynamo Kiev)<text:a xlink:type="simple" xlink:href="http://https://upl.ua/ua/news/view/7032" text:style-name="Internet_20_link" text:visited-style-name="Visited_20_Internet_20_Link">
</text:a>
Shakhtar Onnetsky将于4月22日举行，并将从17.00开始。</text:p>
      <text:p text:style-name="P4">
Talve“运动”将与Transcarpathian的“ Mine”进行两场决斗，将与Donetsk People一起进行，Shakhtar将与Kharkiv Metalist和Lviv一起玩游戏。</text:p>
      <text:p text:style-name="P4">
<text:span text:style-name="T4">
另请阅读：</text:span>
 <text:a xlink:type="simple" xlink:href="https://www.ukrinform.ua/rubric-sports/3693167-kapitan-dinamo-zustrivsa-z-ucasnikami-premerligi-skilnogo-futbolu.html" text:style-name="Internet_20_link" text:visited-style-name="Visited_20_Internet_20_Link">
</text:a>
在领先的Shakhtar UPL积分榜上，Dynamo领先于Dynamo，并具有股票游戏。</text:p>
      <text:p text:style-name="P4">
照片：shakhtar.com。</text:p>
      <text:p text:style-name="P4">
News Source: <text:a xlink:type="simple" xlink:href="https://www.ukrinform.ua/rubric-sports/3693197-stali-vidomi-data-ta-cas-matcu-upl-dinamo-sahtar.html" text:style-name="Internet_20_link" text:visited-style-name="Visited_20_Internet_20_Link">
https://www.ukrinform.ua/rubric-sports/3693197-stali-vidomi-data-ta-cas-matcu-upl-dinamo-sahtar.html</text:a>
</text:p>
      <!--NEWS-->
      <text:h text:style-name="P10" text:outline-level="1">
<text:span text:style-name="T4">
俄罗斯人在乌克兰的关键能源设施上发布了1200多个火箭和无人机</text:span>
</text:h>
      <text:p text:style-name="P4">
作者: Ukrinform (Person)</text:p>
      <text:p text:style-name="P4">
出版商: Укринформ (Organization)</text:p>
      <text:p text:style-name="P4">
出版时间: 2023-04-08T10:53:18+03:00</text:p>
      <text:p text:style-name="P4">
修改时间: 2023-04-08T10:53:18+03:00</text:p>
      <text:p text:style-name="P4">
描述: 俄罗斯入侵者在乌克兰的关键能源场所释放了1,200多个火箭和无人机。  - 乌克林。</text:p>
      <text:p text:style-name="P4">
图片: ["<text:a xlink:type="simple" xlink:href="https://static.ukrinform.com/photos/2022_12/thumb_files/630_360_1670592423-164.jpg" text:style-name="Internet_20_link" text:visited-style-name="Visited_20_Internet_20_Link">
630_360_16705...</text:a>
", "<text:a xlink:type="simple" xlink:href="https://static.ukrinform.com/photos/2023_04/1680940085-765.jpg" text:style-name="Internet_20_link" text:visited-style-name="Visited_20_Internet_20_Link">
1680940085-76...</text:a>
"]</text:p>
      <text:p text:style-name="P4">
标签: ['Укренерго', 'Війна з росією', 'Ракетний удар', 'Дрон-камікадзе']</text:p>
      <text:p text:style-name="P4">
类型: Article</text:p>
      <!--METADATA-->
      <text:p text:style-name="P4">
<draw:frame draw:style-name="fr1" draw:name="Image193" text:anchor-type="as-char" svg:width="6.9236in" svg:height="3.956343in" draw:z-index="0">
<draw:image xlink:href="../Images/yкринформ/2023-04-08T10-53-18-03-00/630_360_1670592423-164.jpg" xlink:type="simple" xlink:show="embed" xlink:actuate="onLoad" draw:mime-type="image/jpeg"/>
</draw:frame>
超过1,200 ROS和无人机已在乌克兰的关键能源对象上释放了俄罗斯入侵者。</text:p>
      <text:p text:style-name="P4">
根据乌克林福姆的说法，Ukrenergo NEC在[]中报告(https://t.me/Ukrenergo/2034?fbclid=IwAR3mtzkVztSBbdgYkaQjUrm4PonWv6-ifNKk9HJmHnGtaOPfsxdPPi1MhrY).</text:p>
      <text:p text:style-name="P4">
<draw:frame draw:style-name="fr1" draw:name="Image194" text:anchor-type="as-char" svg:width="6.9236in" svg:height="4.891395in" draw:z-index="0">
<draw:image xlink:href="../Images/yкринформ/2023-04-08T10-53-18-03-00/1680940085-765.jpg" xlink:type="simple" xlink:show="embed" xlink:actuate="onLoad" draw:mime-type="image/jpeg"/>
</draw:frame>
“没有欧洲电力系统进行如此庞大的尝试：超过1,200枚导弹和无人机在关键能源设施上释放了俄罗斯人。 不幸的是，其中有250多个击中了目标 -  43％的主要网络损坏了。 该消息写道：“所有热电和水力发电厂都已发射并已发射。”</text:p>
      <text:p text:style-name="P4">
根据世界银行和开发计划署的说法，对乌克兰能源系统造成的破坏程度是非凡的：只有恢复和保护UKRENERGO网络的优先级需求接近10亿美元。</text:p>
      <text:p text:style-name="P4">
<text:span text:style-name="T4">
另请阅读：</text:span>
 <text:a xlink:type="simple" xlink:href="https://www.ukrinform.ua/rubric-economy/3682822-dla-nastupnogo-opaluvalnogo-sezonu-treba-znacna-kilkist-obladnanna-minenergo.html" text:style-name="Internet_20_link" text:visited-style-name="Visited_20_Internet_20_Link">
</text:a>
“敌人专注于主网络的发电厂和设施。 空气焦虑结束后，维修工作人员仅在Ukrenergo进行战斗，这些是1500多名专家。 储备计划 - 恢复消费者权力，非凡的技术解决方案 - 以修复40个国家 /地区的数千小时的谈判和搜索损失的时间 - 以找到一个新的，以取代被摧毁的新事物。”声明说。</text:p>
      <text:p text:style-name="P4">
已经收到了Ukrenergo的欧洲合作伙伴的近500台单一设备，它更加生产，并前往乌克兰。 多亏了该协会，截至今天，这项工作已恢复工作，尽管在某些地方，占损坏的主网络的80％。</text:p>
      <text:p text:style-name="P4">
Ukrenergo保证发电厂现在正在生产足够的生产<text:a xlink:type="simple" xlink:href="https://www.ukrinform.ua/tag-elektroenergia" text:style-name="Internet_20_link" text:visited-style-name="Visited_20_Internet_20_Link">
</text:a>
为了满足消费者的需求，网络的状况使您可以在不关闭的情况下进行。</text:p>
      <text:p text:style-name="P4">
<text:span text:style-name="T4">
另请阅读：</text:span>
 <text:a xlink:type="simple" xlink:href="https://www.ukrinform.ua/rubric-ato/3693172-moskvi-ne-vdalosa-vigrati-vijnu-proti-ukrainskoi-energosistemi-britanska-rozvidka.html" text:style-name="Internet_20_link" text:visited-style-name="Visited_20_Internet_20_Link">
</text:a>
根据乌克林福姆的说法，国际合作伙伴和捐助者向Ukrenergo NEC提供了超过7亿欧元的贷款，以恢复电力系统。</text:p>
      <text:p text:style-name="P4">
News Source: <text:a xlink:type="simple" xlink:href="https://www.ukrinform.ua/rubric-economy/3693199-rosiani-vipustili-po-klucovih-energoobektah-ukraini-ponad-1200-raket-i-droniv.html" text:style-name="Internet_20_link" text:visited-style-name="Visited_20_Internet_20_Link">
https://www.ukrinform.ua/rubric-economy/3693199-rosiani-vipustili-po-klucovih-energoobektah-ukraini-ponad-1200-raket-i-droniv.html</text:a>
</text:p>
      <!--NEWS-->
      <text:h text:style-name="P10" text:outline-level="1">
<text:span text:style-name="T4">
在瑞典，武器生产能力正在增加</text:span>
</text:h>
      <text:p text:style-name="P4">
作者: Ukrinform (Person)</text:p>
      <text:p text:style-name="P4">
出版商: Укринформ (Organization)</text:p>
      <text:p text:style-name="P4">
出版时间: 2023-04-08T10:53:56+03:00</text:p>
      <text:p text:style-name="P4">
修改时间: 2023-04-08T10:53:56+03:00</text:p>
      <text:p text:style-name="P4">
描述: 俄罗斯针对乌克兰的战争导致了不同类型武器的命令大幅增加，这在瑞典的国防工业综合体中被认为。  - 乌克林。</text:p>
      <text:p text:style-name="P4">
图片: ["<text:a xlink:type="simple" xlink:href="https://static.ukrinform.com/photos/2023_04/thumb_files/630_360_1680940403-394.jpg" text:style-name="Internet_20_link" text:visited-style-name="Visited_20_Internet_20_Link">
630_360_16809...</text:a>
"]</text:p>
      <text:p text:style-name="P4">
标签: ['Єврокомісія', 'Швеція', 'Зброя']</text:p>
      <text:p text:style-name="P4">
类型: Article</text:p>
      <!--METADATA-->
      <text:p text:style-name="P4">
<draw:frame draw:style-name="fr1" draw:name="Image195" text:anchor-type="as-char" svg:width="6.9236in" svg:height="3.956343in" draw:z-index="0">
<draw:image xlink:href="../Images/yкринформ/2023-04-08T10-53-56-03-00/630_360_1680940403-394.jpg" xlink:type="simple" xlink:show="embed" xlink:actuate="onLoad" draw:mime-type="image/jpeg"/>
</draw:frame>
针对乌克兰的战争导致了不同视觉武器处的订单大幅增加，在瑞典的国防工业综合体中也感到。</text:p>
      <text:p text:style-name="P4">
正如乌克林福姆报道的那样，它报告了<text:a xlink:type="simple" xlink:href="http://rus.err.ee/1608941105/err-v-shvecii-narawivanie-proizvodstva-vooruzhenij-trebuet-promyshlennyh-i-politicheskih-usilij" text:style-name="Internet_20_link" text:visited-style-name="Visited_20_Internet_20_Link">
</text:a>
。</text:p>
      <text:p text:style-name="P4">
“我们需要增加产量。 去年，雇用了1000多人，Tesame将于今年做。 但是，武器的供应是一个漫长的过程，其中包括许多政治解决方案。 在这方面，也有必要增加欧洲的收益并更快地进行购买。” Saab Communications Company总监Victor Valstrom说。</text:p>
      <text:p text:style-name="P4">
“几十年来，我们一直习惯于和平时期的逻辑，研究价格和我们的产品。 现在时间至关重要，这完全取决于它的存在。 瑞典国防产业协会Robertymmergard秘书长说：“在工业或政府中，我们都不是为此做好准备。”</text:p>
      <text:p text:style-name="P4">
欧盟最近宣布了炮弹的联合采购。 随后，几家瑞典公司可以参加USOM。</text:p>
      <text:p text:style-name="P4">
根据瑞典专家的说法，共同购买是一项不错的倡议，但国家可能更有用。</text:p>
      <text:p text:style-name="P4">
“欧洲委员会和欧洲国防局都不习惯这种产品，但会员国习惯了。 几个成员国之间的协议可能是最佳选择。 但是，欧盟委员会的这项倡议和财政支持是鼓励各州采取行动的相关步骤。”林默加德说。</text:p>
      <text:p text:style-name="P4">
<text:span text:style-name="T4">
另请阅读：</text:span>
 <text:a xlink:type="simple" xlink:href="https://www.ukrinform.ua/rubric-ato/3692889-miljon-snaradiv-dla-ukraini-estonia-ne-viklucae-kupivlu-boepripasiv-za-mezami-es.html" text:style-name="Internet_20_link" text:visited-style-name="Visited_20_Internet_20_Link">
<text:span text:style-name="T4">
弹丸</text:span>
</text:a>
正如乌克林福姆报道的那样，2月8日，瑞典议会批准了诉讼提出的国家预算的变更<text:a xlink:type="simple" xlink:href="https://www.ukrinform.ua/rubric-ato/3667553-parlament-svecii-shvaliv-rekordnu-vijskovu-dopomogu-ukraini.html" text:style-name="Internet_20_link" text:visited-style-name="Visited_20_Internet_20_Link">
</text:a>
瑞典皇冠43亿(约4.06亿美元).</text:p>
      <text:p text:style-name="P4">
<text:span text:style-name="T5">
Фото: ERR</text:span>
</text:p>
      <text:p text:style-name="P4">
News Source: <text:a xlink:type="simple" xlink:href="https://www.ukrinform.ua/rubric-world/3693200-u-svecii-narosuut-potuznosti-z-virobnictva-zbroi.html" text:style-name="Internet_20_link" text:visited-style-name="Visited_20_Internet_20_Link">
https://www.ukrinform.ua/rubric-world/3693200-u-svecii-narosuut-potuznosti-z-virobnictva-zbroi.html</text:a>
</text:p>
      <!--NEWS-->
      <text:h text:style-name="P10" text:outline-level="1">
<text:span text:style-name="T4">
乌克兰手球运动员将与北马其顿一起参加世界杯季后赛</text:span>
</text:h>
      <text:p text:style-name="P4">
作者: Ukrinform (Person)</text:p>
      <text:p text:style-name="P4">
出版商: Укринформ (Organization)</text:p>
      <text:p text:style-name="P4">
出版时间: 2023-04-08T10:59:19+03:00</text:p>
      <text:p text:style-name="P4">
修改时间: 2023-04-08T10:59:19+03:00</text:p>
      <text:p text:style-name="P4">
描述: 4月8日，乌克兰国家女子队将在季后赛中举行第一场比赛，以参加2023年世界杯。  - 乌克林。</text:p>
      <text:p text:style-name="P4">
图片: ["<text:a xlink:type="simple" xlink:href="https://static.ukrinform.com/photos/2023_04/thumb_files/630_360_1680940029-646.jpg" text:style-name="Internet_20_link" text:visited-style-name="Visited_20_Internet_20_Link">
630_360_16809...</text:a>
"]</text:p>
      <text:p text:style-name="P4">
标签: ['Чемпіонат світу', 'Збірна України', 'гандбол', 'Жінки']</text:p>
      <text:p text:style-name="P4">
类型: Article</text:p>
      <!--METADATA-->
      <text:p text:style-name="P4">
<draw:frame draw:style-name="fr1" draw:name="Image196" text:anchor-type="as-char" svg:width="6.9236in" svg:height="3.956343in" draw:z-index="0">
<draw:image xlink:href="../Images/yкринформ/2023-04-08T10-59-19-03-00/630_360_1680940029-646.jpg" xlink:type="simple" xlink:show="embed" xlink:actuate="onLoad" draw:mime-type="image/jpeg"/>
</draw:frame>
4月8日，乌克兰国家女子球队的手球将举行季后赛的第一场比赛，进入了2023年世界杯。</text:p>
      <text:p text:style-name="P4">
乌克林福姆报道，在竞技场，斯科帕斯·维塔里·安德隆(Skopier Vitaliy Andron)病房的鲍里斯·特拉霍夫斯基(Boris Trajkovski)将与反马其顿反马其顿进行比赛。</text:p>
      <text:p text:style-name="P4">
比赛将从20.00 Kyiv时间开始。</text:p>
      <text:p text:style-name="P4">
第二场比赛，正式为乌克兰国家队，将于4月11日举行(从18.00开始)位于匈牙利城市基什瓦拉德(Kishwarad)，距离乌克兰边界30公里。</text:p>
      <text:p text:style-name="P4">
<text:span text:style-name="T4">
另请阅读：</text:span>
 <text:a xlink:type="simple" xlink:href="https://www.ukrinform.ua/rubric-sports/3691038-andria-melnika-pereobrano-prezidentom-federacii-gandbolu-ukraini.html" text:style-name="Internet_20_link" text:visited-style-name="Visited_20_Internet_20_Link">
<text:span text:style-name="T4">
手球</text:span>
</text:a>
这两场比赛的获胜者将发布到2023年冠军的最后一部分，该冠军将于12月在挪威和瑞典举行。</text:p>
      <text:p text:style-name="P4">
照片：facebook.com/olympicua。</text:p>
      <text:p text:style-name="P4">
News Source: <text:a xlink:type="simple" xlink:href="https://www.ukrinform.ua/rubric-sports/3693203-ukrainski-gandbolistki-zigraut-matc-plejoff-cs-z-pivnicnou-makedonieu.html" text:style-name="Internet_20_link" text:visited-style-name="Visited_20_Internet_20_Link">
https://www.ukrinform.ua/rubric-sports/3693203-ukrainski-gandbolistki-zigraut-matc-plejoff-cs-z-pivnicnou-makedonieu.html</text:a>
</text:p>
      <!--NEWS-->
      <text:h text:style-name="P10" text:outline-level="1">
<text:span text:style-name="T4">
Ignati解释了为什么此时很难与管理的气篮板进行战斗</text:span>
</text:h>
      <text:p text:style-name="P4">
作者: Ukrinform (Person)</text:p>
      <text:p text:style-name="P4">
出版商: Укринформ (Organization)</text:p>
      <text:p text:style-name="P4">
出版时间: 2023-04-08T11:06:31+03:00</text:p>
      <text:p text:style-name="P4">
修改时间: 2023-04-08T11:06:31+03:00</text:p>
      <text:p text:style-name="P4">
描述: 俄罗斯入侵者在乌克兰的前线周围使用托管飞机。  - 乌克林。</text:p>
      <text:p text:style-name="P4">
图片: ["<text:a xlink:type="simple" xlink:href="https://static.ukrinform.com/photos/2023_01/thumb_files/630_360_1674824803-779.jpg" text:style-name="Internet_20_link" text:visited-style-name="Visited_20_Internet_20_Link">
630_360_16748...</text:a>
"]</text:p>
      <text:p text:style-name="P4">
标签: ['Повітряні сили ЗСУ', 'Бомба', 'Війна з росією', 'Єдині новини']</text:p>
      <text:p text:style-name="P4">
类型: Article</text:p>
      <!--METADATA-->
      <text:p text:style-name="P4">
<draw:frame draw:style-name="fr1" draw:name="Image197" text:anchor-type="as-char" svg:width="6.9236in" svg:height="3.956343in" draw:z-index="0">
<draw:image xlink:href="../Images/yкринформ/2023-04-08T11-06-31-03-00/630_360_1674824803-779.jpg" xlink:type="simple" xlink:show="embed" xlink:actuate="onLoad" draw:mime-type="image/jpeg"/>
</draw:frame>
俄罗斯形的安全气囊在乌克兰的整个前线中都使用。</text:p>
      <text:p text:style-name="P4">
乌克兰空军发言人尤里·伊格纳图斯(Yuriy Ignatus)在国家新闻电话的空中说。</text:p>
      <text:p text:style-name="P4">
“它不仅是南方，而且是前线：<text:a xlink:type="simple" xlink:href="https://www.ukrinform.ua/tag-sumsina" text:style-name="Internet_20_link" text:visited-style-name="Visited_20_Internet_20_Link">
</text:a>
，切尔尼希夫地区，当然是东方方向。 他们进攻(托管安全气囊 - 编辑。)自始至终。 也就是说，这种新的威胁要对其进行反应，这是很困难的，因为敌人应用了这些受控的爆炸性爆炸性，到目前为止。”他说。</text:p>
      <text:p text:style-name="P4">
据发言人称，俄罗斯飞机从距离州边界或海上战斗碰撞线50公里处的距离罢工。 Ignatius是那是没有什么可获得的飞机。</text:p>
      <text:p text:style-name="P4">
<text:span text:style-name="T4">
另请阅读：</text:span>
 <text:a xlink:type="simple" xlink:href="https://www.ukrinform.ua/rubric-ato/3693186-ignat-na-aerodromah-rf-sonajmense-12-litakiv-aki-mozut-atakuvati-ukrainu.html" text:style-name="Internet_20_link" text:visited-style-name="Visited_20_Internet_20_Link">
<text:span text:style-name="T4">
 ignati </text:span>
</text:a>
“可以尝试炸弹，但是您了解多少意味着您需要销毁它们。 这些炸弹的敌人中有10-12个在整个前线。 它(基本上 -  ed。)配备机翼，GPS导航的Fab-500炸弹，并根据其从哪个高度扔出的位置，从哪个高度等上飞到目标，也许还有更多的炸弹。 。</text:p>
      <text:p text:style-name="P4">
他强调，乌克兰的需求意味着可以抵抗这一点。特别是，土地补救措施是爱国者，SAMP -T系统。 “最重要的是，互惠飞机，例如F-16或其他4+飞机，能够在具有强大雷达和空中导弹的长距离距离相反的俄罗斯航空中。 这是抵抗这一点的唯一方法。 因此，有必要再次与我们的合作伙伴联系，以便加快为乌克兰提供此类设备的真正过程。” Ignat说。</text:p>
      <text:p text:style-name="P4">
<text:span text:style-name="T4">
另请阅读：</text:span>
 <text:a xlink:type="simple" xlink:href="https://www.ukrinform.ua/rubric-ato/3692868-dla-pocatku-kontrnastupu-ukraini-treba-zdobuti-perevagu-u-povitri-ignat.html" text:style-name="Internet_20_link" text:visited-style-name="Visited_20_Internet_20_Link">
<text:span text:style-name="T4">
 ignati </text:span>
</text:a>
据报道，国防军坚持认为，乌克兰需要F-16飞机来有效保护俄罗斯的Fugas气球。</text:p>
      <text:p text:style-name="P4">
News Source: <text:a xlink:type="simple" xlink:href="https://www.ukrinform.ua/rubric-ato/3693210-ignat-poasniv-comu-narazi-vazko-borotisa-z-kerovanimi-aviabombami.html" text:style-name="Internet_20_link" text:visited-style-name="Visited_20_Internet_20_Link">
https://www.ukrinform.ua/rubric-ato/3693210-ignat-poasniv-comu-narazi-vazko-borotisa-z-kerovanimi-aviabombami.html</text:a>
</text:p>
      <!--NEWS-->
      <text:h text:style-name="P10" text:outline-level="1">
<text:span text:style-name="T4">
教育部长与伊彭的一位老师对语言丑闻发表了评论</text:span>
</text:h>
      <text:p text:style-name="P4">
作者: Ukrinform (Person)</text:p>
      <text:p text:style-name="P4">
出版商: Укринформ (Organization)</text:p>
      <text:p text:style-name="P4">
出版时间: 2023-04-08T11:11:00+03:00</text:p>
      <text:p text:style-name="P4">
修改时间: 2023-04-08T11:11:00+03:00</text:p>
      <text:p text:style-name="P4">
描述: 乌克兰Oksen Lisovy的教育与科学部长呼吁教师和教师停止围绕该语言操纵。  - 乌克林。</text:p>
      <text:p text:style-name="P4">
图片: ["<text:a xlink:type="simple" xlink:href="https://static.ukrinform.com/photos/2018_11/thumb_files/630_360_1542810546-7296.jpeg" text:style-name="Internet_20_link" text:visited-style-name="Visited_20_Internet_20_Link">
630_360_15428...</text:a>
"]</text:p>
      <text:p text:style-name="P4">
标签: ['Міносвіти', 'Українська мова']</text:p>
      <text:p text:style-name="P4">
类型: Article</text:p>
      <!--METADATA-->
      <text:p text:style-name="P4">
<draw:frame draw:style-name="fr1" draw:name="Image198" text:anchor-type="as-char" svg:width="6.9236in" svg:height="3.956343in" draw:z-index="0">
<draw:image xlink:href="../Images/yкринформ/2023-04-08T11-11-00-03-00/630_360_1542810546-7296.jpeg" xlink:type="simple" xlink:show="embed" xlink:actuate="onLoad" draw:mime-type="image/jpeg"/>
</draw:frame>
乌克兰Oksen Lisovy的部长和科学呼吁老师和老师围绕语言停止语言。</text:p>
      <text:p text:style-name="P4">
根据乌克林福姆的说法，他在[]的页面上说明了(http://www.facebook.com/100054814783029/posts/pfbid02iLHrvLs1imj1uuBwUisf1MmxkYHR2B2inVdLTGCx1sV7ouYxgAwm3tbXvHkGdQo1l/?sfnsn=mo)根据森林的说法，一个人是该国的爱国者，他们的孩子说话。 “当我听到俄语时，我非常高兴与乌克兰的孩子团结起来。我感谢所有征服乌克兰人的讲俄语的人，并敦促：在您的孩子周围形成一个乌克兰语言环境，书籍，沟通循环以及网络上的内容。</text:p>
      <text:p text:style-name="P4">
因此，想要为孩子们​​成功的人就这样做了。</text:p>
      <text:p text:style-name="P4">
因此，那些相信自己在自己国家取得成功的能力的人都这样做。”他强调。</text:p>
      <text:p text:style-name="P4">
正如领导者强调<text:a xlink:type="simple" xlink:href="https://www.ukrinform.ua/tag-minosviti" text:style-name="Internet_20_link" text:visited-style-name="Visited_20_Internet_20_Link">
</text:a>
，“围绕该语言的操纵不过是虚伪的”，“非常困难地保持无动于衷”。</text:p>
      <text:p text:style-name="P4">
森林说：“如果有人教乌克兰人在休息时去俄罗斯人。”</text:p>
      <text:p text:style-name="P4">
他问：“如果说俄语的父母能够带着孩子切换到乌克兰人，那么为什么教育体系无法支持其乌克兰语言环境？”</text:p>
      <text:p text:style-name="P4">
据部长说：“一个无法注册州语的教育机构的老师直接违反了当前的立法。将采取此案。</text:p>
      <text:p text:style-name="P4">
根据教育与科学部负责人的说法，“这位女士的行为看起来像……坦率地说……她的角色是不合适的。教育社区形成了一个国家。</text:p>
      <text:p text:style-name="P4">
它构成了未来的社会。 这就是为什么当学生的意识水平高于老师时，至少这很奇怪。”</text:p>
      <text:p text:style-name="P4">
森林还指出了“不容忍这种可耻姿势的年轻人的活动(因为这不是一个位置，而是)而且不害怕威胁(当我们被剥夺苏联荒谬时，已经提到了我的学生青年)".</text:p>
      <text:p text:style-name="P4">
<text:span text:style-name="T4">
另请阅读：</text:span>
 <text:a xlink:type="simple" xlink:href="https://www.ukrinform.ua/rubric-polytics/3692824-komitet-vr-ne-pidtrimuvatime-poslablenna-do-zakonu-pro-obslugovuvanna-ukrainskou-poturaev.html" text:style-name="Internet_20_link" text:visited-style-name="Visited_20_Internet_20_Link">
</text:a>
据报道，在欧文(Irpen)中，国家税收大学哲学的老师是在俄罗斯的夫妻中进行的。 其中一位学生要求垫子切换到乌克兰人，她回答说，她“不知不觉地征服了俄罗斯人，因为她教了35年。”</text:p>
      <text:p text:style-name="P4">
<text:a xlink:type="simple" xlink:href="https://www.ukrinform.ua/rubric-regions/3692674-v-irpeni-vidstoronili-vikladacku-universitetu-aka-vidmovlalasa-provoditi-lekciu-ukrainskou.html" text:style-name="Internet_20_link" text:visited-style-name="Visited_20_Internet_20_Link">
</text:a>
为一段时间的调查工作。</text:p>
      <text:p text:style-name="P4">
News Source: <text:a xlink:type="simple" xlink:href="https://www.ukrinform.ua/rubric-society/3693211-ministr-osviti-zaklikae-vikladaciv-pripiniti-manipulacii-navkolo-movi.html" text:style-name="Internet_20_link" text:visited-style-name="Visited_20_Internet_20_Link">
https://www.ukrinform.ua/rubric-society/3693211-ministr-osviti-zaklikae-vikladaciv-pripiniti-manipulacii-navkolo-movi.html</text:a>
</text:p>
      <!--NEWS-->
      <text:h text:style-name="P10" text:outline-level="1">
<text:span text:style-name="T4">
在黑海，俄罗斯拥有一个碳载体</text:span>
</text:h>
      <text:p text:style-name="P4">
作者: Ukrinform (Person)</text:p>
      <text:p text:style-name="P4">
出版商: Укринформ (Organization)</text:p>
      <text:p text:style-name="P4">
出版时间: 2023-04-08T11:13:57+03:00</text:p>
      <text:p text:style-name="P4">
修改时间: 2023-04-08T11:13:57+03:00</text:p>
      <text:p text:style-name="P4">
描述: 在黑海，有七艘俄罗斯船只在战斗义务，其中包括一枚载体导弹。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199" text:anchor-type="as-char" svg:width="6.9236in" svg:height="3.956343in" draw:z-index="0">
<draw:image xlink:href="../Images/yкринформ/2023-04-08T11-13-57-03-00/630_360_1678431987-587.jpg" xlink:type="simple" xlink:show="embed" xlink:actuate="onLoad" draw:mime-type="image/jpeg"/>
</draw:frame>
在婚姻中，在一些碳火箭“口径”中，有七艘俄罗斯船。</text:p>
      <text:p text:style-name="P4">
根据乌克林的说法，乌克兰武装部队在[]中报告(http://www.facebook.com/navy.mil.gov.ua/posts/pfbid0283FKu9sjKe1awgnMkcCTf5A2LniV735Q9fn6Q6opyKBYMMDaaGU7TYqkRWeBiD9gl).</text:p>
      <text:p text:style-name="P4">
«Станом на 10:00 8 квітня: в <text:a xlink:type="simple" xlink:href="https://www.ukrinform.ua/tag-corne-more" text:style-name="Internet_20_link" text:visited-style-name="Visited_20_Internet_20_Link">
 </text:a>
有7艘敌船，包括1枚碳布莱克碳，最多4枚导弹的凌空抽射； 在亚齐夫海 -  1个敌对力量； 消息中最多有7艘敌方船只，其中3艘是碳纤维的翅膀，总齐射为20枚导弹。”</text:p>
      <text:p text:style-name="P4">
<text:span text:style-name="T4">
另请阅读：</text:span>
 <text:a xlink:type="simple" xlink:href="https://www.ukrinform.ua/rubric-ato/3692322-ce-krok-vidcau-gumenuk-rozpovila-pro-zastosuvanna-rosianami-aviacii-z-kerovanimi-bombami.html" text:style-name="Internet_20_link" text:visited-style-name="Visited_20_Internet_20_Link">
<text:span text:style-name="T4">
 humeniuk </text:span>
</text:a>
正如乌克林福姆报道的国际合作伙伴<text:a xlink:type="simple" xlink:href="https://www.ukrinform.ua/rubric-ato/3682516-reznikov-rozpoviv-pro-formuvanna-korabelnoi-koalicii.html" text:style-name="Internet_20_link" text:visited-style-name="Visited_20_Internet_20_Link">
</text:a>
在海军的发展中。</text:p>
      <text:p text:style-name="P4">
News Source: <text:a xlink:type="simple" xlink:href="https://www.ukrinform.ua/rubric-ato/3693213-u-cornomu-mori-rosia-trimae-odin-nosij-kalibriv.html" text:style-name="Internet_20_link" text:visited-style-name="Visited_20_Internet_20_Link">
https://www.ukrinform.ua/rubric-ato/3693213-u-cornomu-mori-rosia-trimae-odin-nosij-kalibriv.html</text:a>
</text:p>
      <!--NEWS-->
      <text:h text:style-name="P10" text:outline-level="1">
<text:span text:style-name="T4">
在与白俄罗斯和俄罗斯联邦的边界，防守边界得到了加强-NAEV</text:span>
</text:h>
      <text:p text:style-name="P4">
作者: Ukrinform (Person)</text:p>
      <text:p text:style-name="P4">
出版商: Укринформ (Organization)</text:p>
      <text:p text:style-name="P4">
出版时间: 2023-04-08T11:24:00+03:00</text:p>
      <text:p text:style-name="P4">
修改时间: 2023-04-08T11:24:00+03:00</text:p>
      <text:p text:style-name="P4">
描述: 北部运营区的情况稳定且受控 - 乌克兰士兵被完全用于进一步加强国防边界和位置。  - 乌克林。</text:p>
      <text:p text:style-name="P4">
图片: ["<text:a xlink:type="simple" xlink:href="https://static.ukrinform.com/photos/2023_02/thumb_files/630_360_1676881826-931.jpg" text:style-name="Internet_20_link" text:visited-style-name="Visited_20_Internet_20_Link">
630_360_16768...</text:a>
"]</text:p>
      <text:p text:style-name="P4">
标签: ['білорусь', 'росія', 'Кордон', 'Сергій Наєв']</text:p>
      <text:p text:style-name="P4">
类型: Article</text:p>
      <!--METADATA-->
      <text:p text:style-name="P4">
<draw:frame draw:style-name="fr1" draw:name="Image200" text:anchor-type="as-char" svg:width="6.9236in" svg:height="3.956343in" draw:z-index="0">
<draw:image xlink:href="../Images/yкринформ/2023-04-08T11-24-00-03-00/630_360_1676881826-931.jpg" xlink:type="simple" xlink:show="embed" xlink:actuate="onLoad" draw:mime-type="image/jpeg"/>
</draw:frame>
北部运营区的情况稳定且受控 - 乌克兰士兵被用来进一步加强防御性和位置的界限。</text:p>
      <text:p text:style-name="P4">
这说明了(http://www.facebook.com/MinistryofDefence.UA/posts/pfbid02KEwQCpnzC9Eq9tA7XALMayg6P5ykfZBhJjHJbA4HRRq9ZMDs41XmpxW6s3WEeUWdl)国防部据报道。</text:p>
      <text:p text:style-name="P4">
“特别是，与白俄罗斯和俄罗斯修改的地区的工程障碍系统正在进行中。 在该地区创建了反坦克矿场，该地区是纳坦科(Nathanco)可访问的地区，可能的提名路径与我们的领土相反，这些道路，森林条纹，桥梁，电气程序线等。”  -  NAEV通知。</text:p>
      <text:p text:style-name="P4">
据他说，仅本周，工程部门就使用超过6,000台反坦克矿山建立了数千个矿场；七千多米的反坦克和战es被分开了。</text:p>
      <text:p text:style-name="P4">
<text:span text:style-name="T5">
viso：<text:a xlink:type="simple" xlink:href="https://t.me/SerhiyNaiev/23" text:style-name="Internet_20_link" text:visited-style-name="Visited_20_Internet_20_Link">
</text:a>
</text:span>
</text:p>
      <text:p text:style-name="P4">
“所有职位都衬有木材，以进行更有效的任务。 乌克兰军人全天候工作，侵害天气条件。”纳夫补充说。</text:p>
      <text:p text:style-name="P4">
<text:span text:style-name="T4">
另请阅读：</text:span>
 <text:a xlink:type="simple" xlink:href="https://www.ukrinform.ua/rubric-ato/3690699-sahedi-namagautsa-uniknuti-ppo-tomu-ih-treba-zbivati-z-kulemetiv-naev.html" text:style-name="Internet_20_link" text:visited-style-name="Visited_20_Internet_20_Link">
<text:span text:style-name="T4">
 naev </text:span>
</text:a>
据报道，在北部运营区进行战斗任务<text:a xlink:type="simple" xlink:href="https://www.ukrinform.ua/rubric-ato/3692830-u-pivnicnu-operacijnu-zonu-pribuv-pidrozdil-udarnih-bezpilotnikiv.html" text:style-name="Internet_20_link" text:visited-style-name="Visited_20_Internet_20_Link">
</text:a>
打击乐无人机的脱离。</text:p>
      <text:p text:style-name="P4">
_foto：乌克兰武装部队联合部队的指挥</text:p>
      <text:p text:style-name="P4">
News Source: <text:a xlink:type="simple" xlink:href="https://www.ukrinform.ua/rubric-ato/3693214-na-kordoni-z-bilorussu-i-rf-posiluut-oboronni-rubezi-naev.html" text:style-name="Internet_20_link" text:visited-style-name="Visited_20_Internet_20_Link">
https://www.ukrinform.ua/rubric-ato/3693214-na-kordoni-z-bilorussu-i-rf-posiluut-oboronni-rubezi-naev.html</text:a>
</text:p>
      <!--NEWS-->
      <text:h text:style-name="P10" text:outline-level="1">
<text:span text:style-name="T4">
由于俄罗斯军队的炮击，奥里克霍夫炸伤了一个人</text:span>
</text:h>
      <text:p text:style-name="P4">
作者: Ukrinform (Person)</text:p>
      <text:p text:style-name="P4">
出版商: Укринформ (Organization)</text:p>
      <text:p text:style-name="P4">
出版时间: 2023-04-08T11:34:00+03:00</text:p>
      <text:p text:style-name="P4">
修改时间: 2023-04-08T11:34:00+03:00</text:p>
      <text:p text:style-name="P4">
描述: 早晨，俄罗斯军队向Zaporizhzhya地区的Gulyaypole和Orikhiv开火。 一个受伤的男人。  - 乌克林。</text:p>
      <text:p text:style-name="P4">
图片: ["<text:a xlink:type="simple" xlink:href="https://static.ukrinform.com/photos/2018_08/thumb_files/630_360_1534830150-4611.jpg" text:style-name="Internet_20_link" text:visited-style-name="Visited_20_Internet_20_Link">
630_360_15348...</text:a>
"]</text:p>
      <text:p text:style-name="P4">
标签: ['Обстріл', 'Поранені', 'Запоріжжя', 'Війна з росією']</text:p>
      <text:p text:style-name="P4">
类型: Article</text:p>
      <!--METADATA-->
      <text:p text:style-name="P4">
<draw:frame draw:style-name="fr1" draw:name="Image201" text:anchor-type="as-char" svg:width="6.9236in" svg:height="3.956343in" draw:z-index="0">
<draw:image xlink:href="../Images/yкринформ/2023-04-08T11-34-00-03-00/630_360_1534830150-4611.jpg" xlink:type="simple" xlink:show="embed" xlink:actuate="onLoad" draw:mime-type="image/jpeg"/>
</draw:frame>
Zaporozian部队向Zaporizhzhya地区的Guliaypole和Orichi开火。</text:p>
      <text:p text:style-name="P4">
正如乌克林福姆报道的那样，关于<text:a xlink:type="simple" xlink:href="http://t.me/zoda_gov_ua/18135" text:style-name="Internet_20_link" text:visited-style-name="Visited_20_Internet_20_Link">
</text:a>
Zaporizhhzhya ova Yuri Malashko的报告。</text:p>
      <text:p text:style-name="P4">
消息写道：“一个大声的早晨出现在界线。</text:p>
      <text:p text:style-name="P4">
现在已经知道一名受伤的57岁当地居民奥里克霍夫(Orikhov)。 他被带到医疗机构。</text:p>
      <text:p text:style-name="P4">
俄罗斯军队被带有RSS的Pologovsky区解雇，炮兵被标记为炮兵。</text:p>
      <text:p text:style-name="P4">
<text:span text:style-name="T4">
另请阅读：</text:span>
 <text:a xlink:type="simple" xlink:href="https://www.ukrinform.ua/rubric-regions/3693136-rosiani-za-dobu-71-raz-obstrilali-hersonsinu-vosmero-poranenih.html" text:style-name="Internet_20_link" text:visited-style-name="Visited_20_Internet_20_Link">
<text:span text:style-name="T4">
射击</text:span>
</text:a>
如<text:a xlink:type="simple" xlink:href="https://t.me/police_zp_news/4422" text:style-name="Internet_20_link" text:visited-style-name="Visited_20_Internet_20_Link">
</text:a>
Zaporozhy地区的警察在最后一天的敌方军队进行了65次步行和Orikhov，其中关键基础设施的对象被摧毁了。</text:p>
      <text:p text:style-name="P4">
根据武装侵略的事实，俄罗斯军事警察收集了证据，并转移到Zaporozhye地区的UBSU，根据第438条第1部分开放刑事诉讼(违反战争的法律和习俗)CCU。</text:p>
      <text:p text:style-name="P4">
正如乌克林福姆报道的<text:a xlink:type="simple" xlink:href="https://www.ukrinform.ua/tag-zaporizza" text:style-name="Internet_20_link" text:visited-style-name="Visited_20_Internet_20_Link">
</text:a>
敌人向40多个定居点的塔赫森指示开火。 Kachkarivka，Zmiivka，Kherson地区的工程和Zelenivka，以及Kherson。</text:p>
      <text:p text:style-name="P4">
News Source: <text:a xlink:type="simple" xlink:href="https://www.ukrinform.ua/rubric-ato/3693216-unaslidok-obstrilu-rosijskimi-vijskami-orihova-poranenij-colovik.html" text:style-name="Internet_20_link" text:visited-style-name="Visited_20_Internet_20_Link">
https://www.ukrinform.ua/rubric-ato/3693216-unaslidok-obstrilu-rosijskimi-vijskami-orihova-poranenij-colovik.html</text:a>
</text:p>
      <!--NEWS-->
      <text:h text:style-name="P10" text:outline-level="1">
<text:span text:style-name="T4">
中国在台湾附近开始军事训练</text:span>
</text:h>
      <text:p text:style-name="P4">
作者: Ukrinform (Person)</text:p>
      <text:p text:style-name="P4">
出版商: Укринформ (Organization)</text:p>
      <text:p text:style-name="P4">
出版时间: 2023-04-08T11:41:30+03:00</text:p>
      <text:p text:style-name="P4">
修改时间: 2023-04-08T11:41:30+03:00</text:p>
      <text:p text:style-name="P4">
描述: 台湾总统蒂维文（TSI Invven）访问美国后，中国开始在台湾周围进行三天的军事演习。  - 乌克林。</text:p>
      <text:p text:style-name="P4">
图片: ["<text:a xlink:type="simple" xlink:href="https://static.ukrinform.com/photos/2023_04/thumb_files/630_360_1680943142-716.jpeg" text:style-name="Internet_20_link" text:visited-style-name="Visited_20_Internet_20_Link">
630_360_16809...</text:a>
"]</text:p>
      <text:p text:style-name="P4">
标签: ['Китай', 'Тайвань', 'Військові навчання']</text:p>
      <text:p text:style-name="P4">
类型: Article</text:p>
      <!--METADATA-->
      <text:p text:style-name="P4">
<draw:frame draw:style-name="fr1" draw:name="Image202" text:anchor-type="as-char" svg:width="6.9236in" svg:height="3.956343in" draw:z-index="0">
<draw:image xlink:href="../Images/yкринформ/2023-04-08T11-41-30-03-00/630_360_1680943142-716.jpeg" xlink:type="simple" xlink:show="embed" xlink:actuate="onLoad" draw:mime-type="image/jpeg"/>
</draw:frame>
台湾代表TSI Invven访问美国后，中国一直在台湾进行三天的军事训练。</text:p>
      <text:p text:style-name="P4">
正如乌克林福姆报道的那样，它报告了<text:a xlink:type="simple" xlink:href="http://edition.cnn.com/2023/04/07/china/china-taiwan-military-exercises-hnk-intl-ml/index.html" text:style-name="Internet_20_link" text:visited-style-name="Visited_20_Internet_20_Link">
</text:a>
。</text:p>
      <text:p text:style-name="P4">
中国军队在东部方向的指挥今天宣布了练习的作用，称他们为“严重警告台湾与外部力量的保护部队，也是保护国家主权和领土完整性的必要步骤。”</text:p>
      <text:p text:style-name="P4">
在演习中，他们计划在台湾原始原子质系分利亚以及岛上的北部，南部和东部进行机动，并在海上和空气组件的参与下进行，根据人民解放军的陈述。中华人民共和国。</text:p>
      <text:p text:style-name="P4">
声明之后不久<text:a xlink:type="simple" xlink:href="https://www.ukrinform.ua/tag-kitaj" text:style-name="Internet_20_link" text:visited-style-name="Visited_20_Internet_20_Link">
</text:a>
台湾国防部报道说，有42架中国军用飞机发现了纳丹海峡，将岛屿与中国大陆分开。 数据，29架中国军用飞机越过中线，进入台湾防空识别区。</text:p>
      <text:p text:style-name="P4">
台湾总统在为美国进行了为期10天的访问后的第二天，中国开始训练，在此期间她会见了美国国会议长凯文·麦卡锡(Kevin McCarthy)。</text:p>
      <text:p text:style-name="P4">
北京官方一再反对这次旅行，并威胁到“决定性行动”。 中国声称台湾的自我民主是其领土的一部分。</text:p>
      <text:p text:style-name="P4">
<text:span text:style-name="T4">
另请阅读：</text:span>
 <text:a xlink:type="simple" xlink:href="https://www.ukrinform.ua/rubric-world/3693113-pentagon-prosit-kongres-vidiliti-3-milardi-na-vijskovu-dopomogu-tajvanu.html" text:style-name="Internet_20_link" text:visited-style-name="Visited_20_Internet_20_Link">
<text:span text:style-name="T4">
台湾</text:span>
</text:a>
据报道，中国正在研究鲁索 - 乌克兰战争，这可以在北京对台湾的未来行动中找到。 Tsuvillas Burns的董事警告说，尽管他不得不咬住俄罗斯在乌克兰的计划，但他不得不咬住台湾领导人塞金平的野心。</text:p>
      <text:p text:style-name="P4">
<text:span text:style-name="T5">
foto：东部剧院司令部</text:span>
</text:p>
      <text:p text:style-name="P4">
News Source: <text:a xlink:type="simple" xlink:href="https://www.ukrinform.ua/rubric-world/3693217-kitaj-rozpocav-vijskovi-navcanna-poblizu-tajvanu.html" text:style-name="Internet_20_link" text:visited-style-name="Visited_20_Internet_20_Link">
https://www.ukrinform.ua/rubric-world/3693217-kitaj-rozpocav-vijskovi-navcanna-poblizu-tajvanu.html</text:a>
</text:p>
      <!--NEWS-->
      <text:h text:style-name="P10" text:outline-level="1">
<text:span text:style-name="T4">
在乌克兰，战争期间公司的生命力进行了研究</text:span>
</text:h>
      <text:p text:style-name="P4">
作者: Ukrinform (Person)</text:p>
      <text:p text:style-name="P4">
出版商: Укринформ (Organization)</text:p>
      <text:p text:style-name="P4">
出版时间: 2023-04-08T11:43:39+03:00</text:p>
      <text:p text:style-name="P4">
修改时间: 2023-04-08T11:43:39+03:00</text:p>
      <text:p text:style-name="P4">
描述: 对于今年乌克兰的企业和机构负责人，今年有家庭和团队。  - 乌克林。</text:p>
      <text:p text:style-name="P4">
图片: ["<text:a xlink:type="simple" xlink:href="https://static.ukrinform.com/photos/2022_06/thumb_files/630_360_1654625641-738.jpg" text:style-name="Internet_20_link" text:visited-style-name="Visited_20_Internet_20_Link">
630_360_16546...</text:a>
"]</text:p>
      <text:p text:style-name="P4">
标签: ['Бізнес', 'Економіка', 'Війна з росією']</text:p>
      <text:p text:style-name="P4">
类型: Article</text:p>
      <!--METADATA-->
      <text:p text:style-name="P4">
<draw:frame draw:style-name="fr1" draw:name="Image203" text:anchor-type="as-char" svg:width="6.9236in" svg:height="3.956343in" draw:z-index="0">
<draw:image xlink:href="../Images/yкринформ/2023-04-08T11-43-39-03-00/630_360_1654625641-738.jpg" xlink:type="simple" xlink:show="embed" xlink:actuate="onLoad" draw:mime-type="image/jpeg"/>
</draw:frame>
今年，乌克兰的商业和机构的家庭和团队被警告。</text:p>
      <text:p text:style-name="P4">
[]证明了这一点(http://resilience2022ukr.one-philosophy.com/3/)战争期间组织的生命力的研究是由一组公司进行的“至关重要的律师之战”的研究<text:a xlink:type="simple" xlink:href="http://one-philosophy.com/uk/" text:style-name="Internet_20_link" text:visited-style-name="Visited_20_Internet_20_Link">
</text:a>
，报道乌克林福姆。</text:p>
      <text:p text:style-name="P4">
根据该研究的作者，它基于来自12个行业的企业和机构的30位深入的受访者，在该行业中，他们的国家和方法被揭示在战争中至关重要。</text:p>
      <text:p text:style-name="P4">
参加者包括Nibulon，Vodafone，Rozetka.ua，McDonald's，Eva，Skyup!医学工程”，艺术库，公共广播等。</text:p>
      <text:p text:style-name="P4">
“开始于20122年11月的第三次年度生命力研究，我们确切地知道，获得的课程对于后代经理人来说将是一个艰难的财产。 尽管每天都有所有威胁要努力胜利的威胁，但30个令人惊叹的生活和生活故事，30个故事，30个关于准备世界的开放性的故事 - 这是激励我们在这里，现在不降低我们的双手并相信这是最好的。”公司的创始人说。</text:p>
      <text:p text:style-name="P4">
<text:span text:style-name="T4">
另请阅读：</text:span>
 <text:a xlink:type="simple" xlink:href="https://www.ukrinform.ua/rubric-society/3691869-majze-80-ukrainciv-pozitivno-ocinuut-zovnisnu-politiku-derzavi.html" text:style-name="Internet_20_link" text:visited-style-name="Visited_20_Internet_20_Link">
</text:a>
值得注意的是，与组织的战时领导者的沟通结论包括5个关键的活力课程，使他们能够站起来并与当今员工及其客户保持联系。 在与团队一起参加的课程中意识到对乌克兰和未来的责任。</text:p>
      <text:p text:style-name="P4">
调查还表明，一半以上的采访领导人对公众保证，俄罗斯发生俄罗斯的攻击可能性是准备行动，并且在全面入侵时就规定了行动的规定算法。</text:p>
      <text:p text:style-name="P4">
30名公司高管中有30人表示，在战争期间战争时期，他们是一支球队。在战争初期，每一个公司都在危机总部启动。 在20％的受访者中，几个平行的总部工作 - 最糟糕的情况。</text:p>
      <text:p text:style-name="P4">
74％的被调查高管指出，他们设法使球队处于平等战争中。 10％的人大大减少了员工人数和扩大团队的16％。</text:p>
      <text:p text:style-name="P4">
每个第三家公司在国外重新定位其工作。 一些人完全满足了他们在乌克兰以外开发活动的努力，而另一些人则将在乌克兰和国外的工作结合在一起。</text:p>
      <text:p text:style-name="P4">
100％的受访者指出，决策的灵活性帮助他们保持团队和公司。</text:p>
      <text:p text:style-name="P4">
86％的被调查领导人指出，他们的活力与战前时间发展战略的重要性有关：组织的透明度，他们信任的可识别品牌。</text:p>
      <text:p text:style-name="P4">
55％的高管表示，自战争开始以来，他们的公司遭受了经济损失，45％的人表示利润有所增加。 如今，以及公共和公共部门，它得到了国际组织的支持。</text:p>
      <text:p text:style-name="P4">
<text:span text:style-name="T4">
另请阅读：</text:span>
 <text:a xlink:type="simple" xlink:href="https://www.ukrinform.ua/rubric-economy/3690982-biznes-trohi-pokrasiv-perspektivi-svoei-dialnosti-nbu.html" text:style-name="Internet_20_link" text:visited-style-name="Visited_20_Internet_20_Link">
</text:a>
“所有接受调查的人都一致指出，他们的战争点是家庭和团队，同事，并排，最重要的日子，以及中级胜利的日子。 这是刺激不降低手臂并继续前进的东西。 这项研究说：“对乌克兰的未来和胜利的信念已经促使现在采取行动，而没有对更好的时代的期望。”</text:p>
      <text:p text:style-name="P4">
对组织的活力进行研究是咨询小组One哲学的年度项目。 您可以通过热爱[]来查看2020年和2021年的报告(http://one-philosophy.com/)</text:p>
      <text:p text:style-name="P4">
News Source: <text:a xlink:type="simple" xlink:href="https://www.ukrinform.ua/rubric-economy/3693220-v-ukraini-prezentuvali-doslidzenna-zittestijkosti-kompanij-pid-cas-vijni.html" text:style-name="Internet_20_link" text:visited-style-name="Visited_20_Internet_20_Link">
https://www.ukrinform.ua/rubric-economy/3693220-v-ukraini-prezentuvali-doslidzenna-zittestijkosti-kompanij-pid-cas-vijni.html</text:a>
</text:p>
      <!--NEWS-->
      <text:h text:style-name="P10" text:outline-level="1">
<text:span text:style-name="T4">
在被占领的西奥多修斯（Theodosius）中，听到了两次爆炸 - 媒体</text:span>
</text:h>
      <text:p text:style-name="P4">
作者: Ukrinform (Person)</text:p>
      <text:p text:style-name="P4">
出版商: Укринформ (Organization)</text:p>
      <text:p text:style-name="P4">
出版时间: 2023-04-08T11:47:00+03:00</text:p>
      <text:p text:style-name="P4">
修改时间: 2023-04-08T11:47:00+03:00</text:p>
      <text:p text:style-name="P4">
描述: 在西奥多斯，早晨在克里米亚暂时占领的爆炸声。  - 乌克林。</text:p>
      <text:p text:style-name="P4">
图片: ["<text:a xlink:type="simple" xlink:href="https://static.ukrinform.com/photos/2022_12/thumb_files/630_360_1669987737-966.jpg" text:style-name="Internet_20_link" text:visited-style-name="Visited_20_Internet_20_Link">
630_360_16699...</text:a>
", "<text:a xlink:type="simple" xlink:href="https://static.ukrinform.com/photos/2023_04/1680943516-493.jpg" text:style-name="Internet_20_link" text:visited-style-name="Visited_20_Internet_20_Link">
1680943516-49...</text:a>
", "<text:a xlink:type="simple" xlink:href="https://static.ukrinform.com/photos/2023_04/1680943511-723.jpg" text:style-name="Internet_20_link" text:visited-style-name="Visited_20_Internet_20_Link">
1680943511-72...</text:a>
"]</text:p>
      <text:p text:style-name="P4">
标签: ['Крим', 'Вибух', 'Феодосія']</text:p>
      <text:p text:style-name="P4">
类型: Article</text:p>
      <!--METADATA-->
      <text:p text:style-name="P4">
<draw:frame draw:style-name="fr1" draw:name="Image204" text:anchor-type="as-char" svg:width="6.9236in" svg:height="3.956343in" draw:z-index="0">
<draw:image xlink:href="../Images/yкринформ/2023-04-08T11-47-00-03-00/630_360_1669987737-966.jpg" xlink:type="simple" xlink:show="embed" xlink:actuate="onLoad" draw:mime-type="image/jpeg"/>
</draw:frame>
早上暂时占领的克里米亚的西奥多斯发生了两次爆炸。</text:p>
      <text:p text:style-name="P4">
正如乌克林福姆报道的那样，它报告了<text:a xlink:type="simple" xlink:href="http://t.me/suspilnecrimea/6854" text:style-name="Internet_20_link" text:visited-style-name="Visited_20_Internet_20_Link">
</text:a>
。</text:p>
      <text:p text:style-name="P4">
“今天在被占领的西奥多修斯的11:00有两个强大的人<text:a xlink:type="simple" xlink:href="https://www.ukrinform.ua/tag-vibuh" text:style-name="Internet_20_link" text:visited-style-name="Visited_20_Internet_20_Link">
</text:a>
”， - 消息说。</text:p>
      <text:p text:style-name="P4">
<draw:frame draw:style-name="fr1" draw:name="Image205" text:anchor-type="as-char" svg:width="6.9236in" svg:height="3.89773in" draw:z-index="0">
<draw:image xlink:href="../Images/yкринформ/2023-04-08T11-47-00-03-00/1680943516-493.jpg" xlink:type="simple" xlink:show="embed" xlink:actuate="onLoad" draw:mime-type="image/jpeg"/>
</draw:frame>
</text:p>
      <text:p text:style-name="P4">
<draw:frame draw:style-name="fr1" draw:name="Image206" text:anchor-type="as-char" svg:width="6.9236in" svg:height="3.89773in" draw:z-index="0">
<draw:image xlink:href="../Images/yкринформ/2023-04-08T11-47-00-03-00/1680943511-723.jpg" xlink:type="simple" xlink:show="embed" xlink:actuate="onLoad" draw:mime-type="image/jpeg"/>
</draw:frame>
当地电报上有信息，说爆炸在Feodosia附近听到了。</text:p>
      <text:p text:style-name="P4">
<text:span text:style-name="T4">
另请阅读：</text:span>
 <text:a xlink:type="simple" xlink:href="https://www.ukrinform.ua/rubric-crimea/3692884-rosiani-rozumiut-so-cas-nasolodi-vkradenim-krimom-dobigae-kinca-dmitro-kuleba.html" text:style-name="Internet_20_link" text:visited-style-name="Visited_20_Internet_20_Link">
<text:span text:style-name="T4">
俄罗斯人</text:span>
 <text:span text:style-name="T4">
理解</text:span>
 <text:span text:style-name="T4">
时间</text:span>
 <text:span text:style-name="T4">
 </text:span>
享受<text:span text:style-name="T4">
<text:span text:style-name="T5">
* </text:span>
</text:span>
<text:span text:style-name="T5">
 </text:span>
<text:span text:style-name="T5">
 </text:span>
<text:span text:style-name="T5">
 </text:span>
<text:span text:style-name="T5">
 </text:span>
<text:span text:style-name="T5">
 </text:span>
<text:span text:style-name="T5">
 </text:span>
<text:span text:style-name="T5">
 </text:span>
<text:span text:style-name="T5">
 dmitry </text:span>
<text:span text:style-name="T5">
 </text:span>
<text:span text:style-name="T5">
 kuleba </text:span>
*</text:a>
正如乌克林福姆报道的那样，沃罗迪米尔总统Zelenskyy <text:a xlink:type="simple" xlink:href="https://www.ukrinform.ua/rubric-crimea/3693078-deokupacia-krimu-e-bezalternativnou-ne-lise-dla-ukraini-a-dla-vsogo-svitu-zelenskij.html" text:style-name="Internet_20_link" text:visited-style-name="Visited_20_Internet_20_Link">
</text:a>
俄罗斯入侵者的乌克兰克里米亚的发展是非替代性的。</text:p>
      <text:p text:style-name="P4">
News Source: <text:a xlink:type="simple" xlink:href="https://www.ukrinform.ua/rubric-crimea/3693221-v-okupovanij-feodosii-prolunali-dva-vibuhi-zmi.html" text:style-name="Internet_20_link" text:visited-style-name="Visited_20_Internet_20_Link">
https://www.ukrinform.ua/rubric-crimea/3693221-v-okupovanij-feodosii-prolunali-dva-vibuhi-zmi.html</text:a>
</text:p>
      <!--NEWS-->
      <text:h text:style-name="P10" text:outline-level="1">
<text:span text:style-name="T4">
在教育机构上纠正的火灾：尼古拉耶夫被判入狱八年</text:span>
</text:h>
      <text:p text:style-name="P4">
作者: Ukrinform (Person)</text:p>
      <text:p text:style-name="P4">
出版商: Укринформ (Organization)</text:p>
      <text:p text:style-name="P4">
出版时间: 2023-04-08T11:54:31+03:00</text:p>
      <text:p text:style-name="P4">
修改时间: 2023-04-08T11:54:31+03:00</text:p>
      <text:p text:style-name="P4">
描述: 直到八年，尼古拉夫居民谴责了监禁，尼古拉夫妇纠正了对俄罗斯入侵者对教育机构的罢工。  - 乌克林。</text:p>
      <text:p text:style-name="P4">
图片: ["<text:a xlink:type="simple" xlink:href="https://static.ukrinform.com/photos/2020_02/thumb_files/630_360_1582135276-970.jpg" text:style-name="Internet_20_link" text:visited-style-name="Visited_20_Internet_20_Link">
630_360_15821...</text:a>
", "<text:a xlink:type="simple" xlink:href="https://static.ukrinform.com/photos/2023_04/1680943942-455.jpg" text:style-name="Internet_20_link" text:visited-style-name="Visited_20_Internet_20_Link">
1680943942-45...</text:a>
"]</text:p>
      <text:p text:style-name="P4">
标签: ['Миколаїв', 'Суд', 'Війна з росією', 'Ракетний удар']</text:p>
      <text:p text:style-name="P4">
类型: Article</text:p>
      <!--METADATA-->
      <text:p text:style-name="P4">
<draw:frame draw:style-name="fr1" draw:name="Image207" text:anchor-type="as-char" svg:width="6.9236in" svg:height="3.956343in" draw:z-index="0">
<draw:image xlink:href="../Images/yкринформ/2023-04-08T11-54-31-03-00/630_360_1582135276-970.jpg" xlink:type="simple" xlink:show="embed" xlink:actuate="onLoad" draw:mime-type="image/jpeg"/>
</draw:frame>
到了八人，尼古拉夫居民谴责了监禁，尼古拉夫纠正了导弹在教育机构中的罢工。</text:p>
      <text:p text:style-name="P4">
根据乌克林福姆的说法，检察长的办公室报告了<text:a xlink:type="simple" xlink:href="https://t.me/pgo_gov_ua/11110" text:style-name="Internet_20_link" text:visited-style-name="Visited_20_Internet_20_Link">
</text:a>
 .</text:p>
      <text:p text:style-name="P4">
<draw:frame draw:style-name="fr1" draw:name="Image208" text:anchor-type="as-char" svg:width="6.9236in" svg:height="9.046039in" draw:z-index="0">
<draw:image xlink:href="../Images/yкринформ/2023-04-08T11-54-31-03-00/1680943942-455.jpg" xlink:type="simple" xlink:show="embed" xlink:actuate="onLoad" draw:mime-type="image/jpeg"/>
</draw:frame>
为了提起尼古拉耶夫地区检察官办公室的起诉，识别机构尼古拉夫法院犯有未经授权的传播乌克兰武装部队信息的罪名(艺术的第3部分。 乌克兰刑法的114-2). Його засуджено до 8 років позбавлення волі.</text:p>
      <text:p text:style-name="P4">
<text:span text:style-name="T4">
Читайте також:</text:span>
 <text:a xlink:type="simple" xlink:href="https://www.ukrinform.ua/rubric-regions/3570145-koriguvalnik-vorozogo-vognu-na-zaporizzi-provede-za-gratami-15-rokiv.html" text:style-name="Internet_20_link" text:visited-style-name="Visited_20_Internet_20_Link">
 </text:a>
检察官证明，从俄罗斯联邦的全面入侵开始开始，该男子就以乌克兰军事和武装部队的设备的脱位和行动而收集，并调整了教育机构建筑物的大火。</text:p>
      <text:p text:style-name="P4">
“被定罪的人不断地视觉观察物体，并邀请了敌人，观察结果使策展人封闭了电子通信。 消息写道：“占用者用于发现火箭笔划的任务的数据。”</text:p>
      <text:p text:style-name="P4">
在生效之前，该男子将被拘留。</text:p>
      <text:p text:style-name="P4">
<text:span text:style-name="T4">
另请阅读：</text:span>
 <text:a xlink:type="simple" xlink:href="https://www.ukrinform.ua/rubric-regions/3688266-koriguvalnik-vorozogo-vognu-po-aeroportu-krivogo-rogu-provede-za-gratami-15-rokiv.html" text:style-name="Internet_20_link" text:visited-style-name="Visited_20_Internet_20_Link">
</text:a>
正如乌克林福姆报道的那样，乌克兰在敖德萨地区的控股措施中的安全局拘留了俄罗斯联邦FSB的代理人，俄罗斯联合会在电气变电站听到了俄罗斯导弹。</text:p>
      <text:p text:style-name="P4">
News Source: <text:a xlink:type="simple" xlink:href="https://www.ukrinform.ua/rubric-regions/3693223-koriguvav-vogon-po-zakladah-osviti-zitelu-mikolaeva-dali-visim-rokiv-za-gratami.html" text:style-name="Internet_20_link" text:visited-style-name="Visited_20_Internet_20_Link">
https://www.ukrinform.ua/rubric-regions/3693223-koriguvav-vogon-po-zakladah-osviti-zitelu-mikolaeva-dali-visim-rokiv-za-gratami.html</text:a>
</text:p>
      <!--NEWS-->
      <text:h text:style-name="P10" text:outline-level="1">
<text:span text:style-name="T4">
赫尔森地区Berislav的敌对炮击损害了大学教学</text:span>
</text:h>
      <text:p text:style-name="P4">
作者: Ukrinform (Person)</text:p>
      <text:p text:style-name="P4">
出版商: Укринформ (Organization)</text:p>
      <text:p text:style-name="P4">
出版时间: 2023-04-08T12:10:00+03:00</text:p>
      <text:p text:style-name="P4">
修改时间: 2023-04-08T12:10:00+03:00</text:p>
      <text:p text:style-name="P4">
描述: 由于昨天在霍森地区炮击了贝斯拉夫（Beryslav），因此一所专业的教学学院的建设损坏了。  - 乌克林。</text:p>
      <text:p text:style-name="P4">
图片: ["<text:a xlink:type="simple" xlink:href="https://static.ukrinform.com/photos/2023_04/thumb_files/630_360_1680945623-313.jpg" text:style-name="Internet_20_link" text:visited-style-name="Visited_20_Internet_20_Link">
630_360_16809...</text:a>
"]</text:p>
      <text:p text:style-name="P4">
标签: ['Херсонщина', 'Обстріл', 'Коледж', 'Війна з росією']</text:p>
      <text:p text:style-name="P4">
类型: Article</text:p>
      <!--METADATA-->
      <text:p text:style-name="P4">
<draw:frame draw:style-name="fr1" draw:name="Image209" text:anchor-type="as-char" svg:width="6.9236in" svg:height="3.956343in" draw:z-index="0">
<draw:image xlink:href="../Images/yкринформ/2023-04-08T12-10-00-03-00/630_360_1680945623-313.jpg" xlink:type="simple" xlink:show="embed" xlink:actuate="onLoad" draw:mime-type="image/jpeg"/>
</draw:frame>
Berislav在Kherson地区的炮击损害了Kherson地区一所专业的教学学院的建设。</text:p>
      <text:p text:style-name="P4">
正如乌克林福姆报道的那样，关于<text:a xlink:type="simple" xlink:href="https://t.me/khersonskaODA/4984" text:style-name="Internet_20_link" text:visited-style-name="Visited_20_Internet_20_Link">
</text:a>
报道了OVA。</text:p>
      <text:p text:style-name="P4">
“昨天晚上俄罗斯军队袭击了<text:a xlink:type="simple" xlink:href="https://www.ukrinform.ua/tag-obstril" text:style-name="Internet_20_link" text:visited-style-name="Visited_20_Internet_20_Link">
</text:a>
Berislav Western的航空炸弹。 袭击的结果是建立专业教育机构的建设。”</text:p>
      <text:p text:style-name="P4">
值得注意的是，弹药抵消了建筑物和屋顶的结构，在窗户中没有玻璃。 根据初步信息，人们没有受伤。</text:p>
      <text:p text:style-name="P4">
赫尔森州立大学亚历山大·斯皮瓦科夫斯基的校长将通知<text:a xlink:type="simple" xlink:href="https://www.facebook.com/spivakovsky.alexander/posts/pfbid0ckp4XGEjKZnB9cNsoBxoBBRoRSQ5vz75qm8BB5n46geMyZnKcbLQ31jc7WPiZRs4l" text:style-name="Internet_20_link" text:visited-style-name="Visited_20_Internet_20_Link">
</text:a>
，这是关于当地的教学学院。</text:p>
      <text:p text:style-name="P4">
«直接袭击了贝斯拉夫梅尼夫教学学院的建筑。 Benkovsky Kherson State University!科萨科夫斯基写道：“教育和培训被小学教师(教育库尔森地区的未来)准备了数十年。”</text:p>
      <text:p text:style-name="P4">
<text:span text:style-name="T4">
另请阅读：</text:span>
 <text:a xlink:type="simple" xlink:href="https://www.ukrinform.ua/rubric-ato/3693216-unaslidok-obstrilu-rosijskimi-vijskami-orihova-poranenij-colovik.html" text:style-name="Internet_20_link" text:visited-style-name="Visited_20_Internet_20_Link">
<text:span text:style-name="T4">
射击</text:span>
</text:a>
据报道，由于俄罗斯人对贝斯拉夫的航空罢工，在谷物升降机和住宅建筑领土上部分破坏了结构。</text:p>
      <text:p text:style-name="P4">
News Source: <text:a xlink:type="simple" xlink:href="https://www.ukrinform.ua/rubric-regions/3693232-vorozij-obstril-berislava-na-hersonsini-poskodiv-pedagogicnij-koledz.html" text:style-name="Internet_20_link" text:visited-style-name="Visited_20_Internet_20_Link">
https://www.ukrinform.ua/rubric-regions/3693232-vorozij-obstril-berislava-na-hersonsini-poskodiv-pedagogicnij-koledz.html</text:a>
</text:p>
      <!--NEWS-->
      <text:h text:style-name="P10" text:outline-level="1">
<text:span text:style-name="T4">
嫌疑人在Chisinau的骚乱准备中已延长了逮捕期</text:span>
</text:h>
      <text:p text:style-name="P4">
作者: Ukrinform (Person)</text:p>
      <text:p text:style-name="P4">
出版商: Укринформ (Organization)</text:p>
      <text:p text:style-name="P4">
出版时间: 2023-04-08T12:13:10+03:00</text:p>
      <text:p text:style-name="P4">
修改时间: 2023-04-08T12:13:10+03:00</text:p>
      <text:p text:style-name="P4">
描述: 在3月12日被拘留的七人中，有六人是为了在民粹党“海岸”的抗议活动的背景下组织骚乱，继续被捕。  - 乌克林。</text:p>
      <text:p text:style-name="P4">
图片: ["<text:a xlink:type="simple" xlink:href="https://static.ukrinform.com/photos/2018_08/thumb_files/630_360_1534342460-3207.jpg" text:style-name="Internet_20_link" text:visited-style-name="Visited_20_Internet_20_Link">
630_360_15343...</text:a>
"]</text:p>
      <text:p text:style-name="P4">
标签: ['Арешт', 'Молдова', 'Поліція']</text:p>
      <text:p text:style-name="P4">
类型: Article</text:p>
      <!--METADATA-->
      <text:p text:style-name="P4">
<draw:frame draw:style-name="fr1" draw:name="Image210" text:anchor-type="as-char" svg:width="6.9236in" svg:height="3.956343in" draw:z-index="0">
<draw:image xlink:href="../Images/yкринформ/2023-04-08T12-13-10-03-00/630_360_1534342460-3207.jpg" xlink:type="simple" xlink:show="embed" xlink:actuate="onLoad" draw:mime-type="image/jpeg"/>
</draw:frame>
3月12日被拘留的六人是在民粹党“岸”抗议活动的背景下在奇西诺举行加强的拘留，持续了一个月。</text:p>
      <text:p text:style-name="P4">
正如乌克林福姆报道的那样，它报告了<text:a xlink:type="simple" xlink:href="http://newsmaker.md/rus/novosti/shesti-podozrevaemym-v-podgotovke-besporyadkov-v-kishineve-prodlili-arest/" text:style-name="Internet_20_link" text:visited-style-name="Visited_20_Internet_20_Link">
</text:a>
。</text:p>
      <text:p text:style-name="P4">
被拘留者将继续被捕30天。 据报道，这是4月7日到4月7日，以打击有组织犯罪和特殊事务。将在10日审议继续逮捕第七次拘留法院的要求。</text:p>
      <text:p text:style-name="P4">
3月12日，摩尔多瓦国家警察局长Cherneuzan Viorel <text:a xlink:type="simple" xlink:href="https://www.ukrinform.ua/rubric-world/3681406-specsluzbi-rf-planuut-destabilizuvati-situaciu-v-moldovi-glava-nacpolicii.html" text:style-name="Internet_20_link" text:visited-style-name="Visited_20_Internet_20_Link">
</text:a>
俄罗斯特定的服务计划破坏摩尔多瓦局势的稳定，尤其是3月12日岸边党的晋升和支持者。 执法机构设法抛弃了公民<text:a xlink:type="simple" xlink:href="https://www.ukrinform.ua/tag-rosia" text:style-name="Internet_20_link" text:visited-style-name="Visited_20_Internet_20_Link">
</text:a>
，3月9日到达Dokineva。 据警察说，他的目的是教导必须破坏摩尔多瓦局势的人们。</text:p>
      <text:p text:style-name="P4">
警察局长还报告说，未来骚乱的组织者组成了10人，其中有10人为相关行为做好准备。 他们所有的鼻子都是从俄罗斯协调的。</text:p>
      <text:p text:style-name="P4">
每个人都承诺组织耗资1万美元的骚乱，并支持摩尔多瓦的政治力量。 但是在七个抗议活动的前夕，他们拘留了警察。 3月14日，所有七人都是在前一次被捕的30天下被派往的。</text:p>
      <text:p text:style-name="P4">
<text:span text:style-name="T4">
另请阅读：</text:span>
 <text:a xlink:type="simple" xlink:href="https://www.ukrinform.ua/rubric-world/3682736-kreml-planuvav-poetapno-vstanoviti-politicnij-kontrol-nad-moldovou-do-2030-roku-zmi.html" text:style-name="Internet_20_link" text:visited-style-name="Visited_20_Internet_20_Link">
</text:a>
据报道，在全面入侵俄罗斯进入乌克兰 - 乌克兰政府摩尔多瓦政府及其盟友后，人们担心该国与俄罗斯联邦发生冲突。</text:p>
      <text:p text:style-name="P4">
近几个月来，针对乌克兰的俄罗斯导弹在摩尔多瓦空军中，奇西诺(Chisinau)指责克里姆林宫煽动反法律抗议活动。</text:p>
      <text:p text:style-name="P4">
2月，摩尔多瓦总统玛雅·桑杜(Maya Sandu)也指责莫斯科在该国举行的计划政变，以推翻专业 - 西方政府。</text:p>
      <text:p text:style-name="P4">
News Source: <text:a xlink:type="simple" xlink:href="https://www.ukrinform.ua/rubric-world/3693228-pidozruvanim-u-pidgotovci-zavorusen-u-kisinevi-prodovzili-termin-arestu.html" text:style-name="Internet_20_link" text:visited-style-name="Visited_20_Internet_20_Link">
https://www.ukrinform.ua/rubric-world/3693228-pidozruvanim-u-pidgotovci-zavorusen-u-kisinevi-prodovzili-termin-arestu.html</text:a>
</text:p>
      <!--NEWS-->
      <text:h text:style-name="P10" text:outline-level="1">
<text:span text:style-name="T4">
慈善家将热力本科移交给急诊医师</text:span>
</text:h>
      <text:p text:style-name="P4">
作者: Ukrinform (Person)</text:p>
      <text:p text:style-name="P4">
出版商: Укринформ (Organization)</text:p>
      <text:p text:style-name="P4">
出版时间: 2023-04-08T12:40:00+03:00</text:p>
      <text:p text:style-name="P4">
修改时间: 2023-04-08T12:40:00+03:00</text:p>
      <text:p text:style-name="P4">
描述: 乌克兰地区紧急医疗援助中心从慈善家那里收到了15,000套热疗内衣。  - 乌克林。</text:p>
      <text:p text:style-name="P4">
图片: ["<text:a xlink:type="simple" xlink:href="https://static.ukrinform.com/photos/2023_04/thumb_files/630_360_1680946706-461.jpeg" text:style-name="Internet_20_link" text:visited-style-name="Visited_20_Internet_20_Link">
630_360_16809...</text:a>
", "<text:a xlink:type="simple" xlink:href="https://static.ukrinform.com/photos/2023_04/1680946705-609.jpeg" text:style-name="Internet_20_link" text:visited-style-name="Visited_20_Internet_20_Link">
1680946705-60...</text:a>
", "<text:a xlink:type="simple" xlink:href="https://static.ukrinform.com/photos/2023_04/1680946706-445.jpeg" text:style-name="Internet_20_link" text:visited-style-name="Visited_20_Internet_20_Link">
1680946706-44...</text:a>
", "<text:a xlink:type="simple" xlink:href="https://static.ukrinform.com/photos/2023_04/1680946706-672.jpeg" text:style-name="Internet_20_link" text:visited-style-name="Visited_20_Internet_20_Link">
1680946706-67...</text:a>
"]</text:p>
      <text:p text:style-name="P4">
标签: ['Медики', 'Одяг', 'Благодійність', 'допомога']</text:p>
      <text:p text:style-name="P4">
类型: Article</text:p>
      <!--METADATA-->
      <text:p text:style-name="P4">
<draw:frame draw:style-name="fr1" draw:name="Image211" text:anchor-type="as-char" svg:width="6.9236in" svg:height="3.947667in" draw:z-index="0">
<draw:image xlink:href="../Images/yкринформ/2023-04-08T12-40-00-03-00/630_360_1680946706-461.jpeg" xlink:type="simple" xlink:show="embed" xlink:actuate="onLoad" draw:mime-type="image/jpeg"/>
</draw:frame>
乌克兰地区紧急医疗援助中心从慈善家那里获得了15,000名续集。</text:p>
      <text:p text:style-name="P4">
这是在[]中报道的(https://moz.gov.ua/article/news/ukrainski-centri-ekstrenki-otrimali-termobiliznu-vid-blagodijnikiv)，报道乌克林福姆。</text:p>
      <text:p text:style-name="P4">
特别是，在Donetsk，Dnipropetrovsk，Lugansk，Kharkiv，Kherson，Kherson，Zaporizhia，Odessa，Mykolaiv，Kirovograd，Mykolaiv，Mykolaiv和Sumy地区的CEMD获得了援助。</text:p>
      <text:p text:style-name="P4">
<draw:frame draw:style-name="fr1" draw:name="Image212" text:anchor-type="as-char" svg:width="6.9236in" svg:height="9.231467in" draw:z-index="0">
<draw:image xlink:href="../Images/yкринформ/2023-04-08T12-40-00-03-00/1680946705-609.jpeg" xlink:type="simple" xlink:show="embed" xlink:actuate="onLoad" draw:mime-type="image/jpeg"/>
</draw:frame>
如卫生部所述，由于“紧急”工人的热综合体将能够工作并及时，快速地提供<text:a xlink:type="simple" xlink:href="https://www.ukrinform.ua/tag-medicina" text:style-name="Internet_20_link" text:visited-style-name="Visited_20_Internet_20_Link">
</text:a>
在所有天气状况下的患者。</text:p>
      <text:p text:style-name="P4">
<draw:frame draw:style-name="fr1" draw:name="Image213" text:anchor-type="as-char" svg:width="6.9236in" svg:height="4.615733in" draw:z-index="0">
<draw:image xlink:href="../Images/yкринформ/2023-04-08T12-40-00-03-00/1680946706-445.jpeg" xlink:type="simple" xlink:show="embed" xlink:actuate="onLoad" draw:mime-type="image/jpeg"/>
</draw:frame>
这些衣服是作为冬季慈善项目的一部分购买的，该项目由Medglobal International平台与LDS一起在乌克兰的医疗保健问卷中实施。</text:p>
      <text:p text:style-name="P4">
<draw:frame draw:style-name="fr1" draw:name="Image214" text:anchor-type="as-char" svg:width="6.9236in" svg:height="9.231467in" draw:z-index="0">
<draw:image xlink:href="../Images/yкринформ/2023-04-08T12-40-00-03-00/1680946706-672.jpeg" xlink:type="simple" xlink:show="embed" xlink:actuate="onLoad" draw:mime-type="image/jpeg"/>
</draw:frame>
该部补充说：“除了紧急医疗保健中心外，热力内衣还被移交给乌克兰科学和实用的紧急医疗援助和灾难医学中心。”</text:p>
      <text:p text:style-name="P4">
<text:span text:style-name="T4">
另请阅读：</text:span>
 <text:a xlink:type="simple" xlink:href="https://www.ukrinform.ua/rubric-ato/3685944-medikam-prifrontovih-zon-peredali-28-bronovanih-svidkih.html" text:style-name="Internet_20_link" text:visited-style-name="Visited_20_Internet_20_Link">
<text:span text:style-name="T4">
医生</text:span>
</text:a>
据报道，自2022年3月以来，Medglobal已向乌克兰提交了价值超过600万美元的药品和设备，还从70名乌克兰医疗机构进行了64次培训。</text:p>
      <text:p text:style-name="P4">
<text:span text:style-name="T5">
foto：moz.gov.ua</text:span>
</text:p>
      <text:p text:style-name="P4">
News Source: <text:a xlink:type="simple" xlink:href="https://www.ukrinform.ua/rubric-society/3693238-blagodijniki-peredali-termobiliznu-medikam-ekstrenoi-dopomogi.html" text:style-name="Internet_20_link" text:visited-style-name="Visited_20_Internet_20_Link">
https://www.ukrinform.ua/rubric-society/3693238-blagodijniki-peredali-termobiliznu-medikam-ekstrenoi-dopomogi.html</text:a>
</text:p>
      <!--NEWS-->
      <text:h text:style-name="P10" text:outline-level="1">
<text:span text:style-name="T4">
谈判不应成为乌克兰俄罗斯领土扣押的“批准”  - 眨眼</text:span>
</text:h>
      <text:p text:style-name="P4">
作者: Ukrinform (Person)</text:p>
      <text:p text:style-name="P4">
出版商: Укринформ (Organization)</text:p>
      <text:p text:style-name="P4">
出版时间: 2023-04-08T12:41:34+03:00</text:p>
      <text:p text:style-name="P4">
修改时间: 2023-04-08T12:41:34+03:00</text:p>
      <text:p text:style-name="P4">
描述: 美国国务卿安东尼·眨眼（Anthony Blinken）认为没有理由谈判俄罗斯和乌克兰之间的停火。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Переговори', 'Україна', 'росія', 'Блінкен']</text:p>
      <text:p text:style-name="P4">
类型: Article</text:p>
      <!--METADATA-->
      <text:p text:style-name="P4">
<draw:frame draw:style-name="fr1" draw:name="Image215" text:anchor-type="as-char" svg:width="6.9236in" svg:height="3.956343in" draw:z-index="0">
<draw:image xlink:href="../Images/yкринформ/2023-04-08T12-41-34-03-00/630_360_1666808912-523.jpg" xlink:type="simple" xlink:show="embed" xlink:actuate="onLoad" draw:mime-type="image/jpeg"/>
</draw:frame>
美国国务卿安东尼·布林肯(Anthony Blinken)没有看到任何理由谈判俄罗斯和乌克兰之间的大火。</text:p>
      <text:p text:style-name="P4">
关于它报告<text:a xlink:type="simple" xlink:href="http://www.dw.com/uk/blinken-ne-bacit-pidstav-dla-peremovin-sodo-peremira-miz-ukrainou-i-rosieu/a-65262301" text:style-name="Internet_20_link" text:visited-style-name="Visited_20_Internet_20_Link">
</text:a>
，报道乌克林福姆。</text:p>
      <text:p text:style-name="P4">
在接受Funke Media Group和法国报纸的采访中<text:a xlink:type="simple" xlink:href="http://www.ouest-france.fr/monde/chine/entretien-antony-blinken-une-action-unilaterale-a-taiwan-peut-declencher-une-crise-mondiale-31b8ed76-d484-11ed-b507-c1be895331af" text:style-name="Internet_20_link" text:visited-style-name="Visited_20_Internet_20_Link">
</text:a>
Blinken表示，如果大火将导致“实际上批准俄罗斯对乌克兰某些领土的没收，那将不会成为公平而强大的和平。” 用它的话说，在这种情况下，它将允许俄罗斯重组部队，放松身心，并在一段时间后再次进攻。</text:p>
      <text:p text:style-name="P4">
他指出，联合国的141个国家说明了《联合国宪章》基础的公平和平与尊重，“这是俄罗斯人侵犯的，包括领土诚信”。</text:p>
      <text:p text:style-name="P4">
美国国务卿强调，西方有两个目标。 首先是尽一切可能帮助乌克兰返回被占领的罗西亚。</text:p>
      <text:p text:style-name="P4">
第二个是帮助基辅创造中等和长期的潜力来阻止侵略和自卫。 根据Blinken的说法，将有大量努力帮助乌克兰从破坏中恢复。 此外，在俄罗斯改变过程之前，“我们必须在制裁和出口控制的帮助下维持前所未有的压力”。</text:p>
      <text:p text:style-name="P4">
Blinken还评论了克里姆林宫放置乌比洛鲁斯战术核武器的计划。 美国外交官说：“首先，这种言论绝对不负责任。”</text:p>
      <text:p text:style-name="P4">
“唯一谈论核武器或隐藏在别人中的核武器的国家 - 正处于对乌克兰的侵略中，本身就是<text:a xlink:type="simple" xlink:href="https://www.ukrinform.ua/tag-rosia" text:style-name="Internet_20_link" text:visited-style-name="Visited_20_Internet_20_Link">
</text:a>
“， - 他说。</text:p>
      <text:p text:style-name="P4">
<text:span text:style-name="T4">
另请阅读：</text:span>
 <text:a xlink:type="simple" xlink:href="https://www.ukrinform.ua/rubric-world/3693071-blinken-zaklikav-kitaj-perekonati-rosiu-povazati-suverenitet-ukraini.html" text:style-name="Internet_20_link" text:visited-style-name="Visited_20_Internet_20_Link">
<text:span text:style-name="T4">
眨眼</text:span>
</text:a>
RF外交大臣谢尔盖·拉夫罗夫(Sergey Lavrov)于4月7日在土耳其表示，只能进行与乌克兰和平的对话，只能进行讨论的需要“在哪些原则上基于新世界”。<text:span text:style-name="T5">
foto：Andrew Harrer/Bloomberg</text:span>
</text:p>
      <text:p text:style-name="P4">
News Source: <text:a xlink:type="simple" xlink:href="https://www.ukrinform.ua/rubric-world/3693239-peregovori-ne-povinni-stati-ratifikacieu-zahoplenna-rf-teritorij-v-ukraini-blinken.html" text:style-name="Internet_20_link" text:visited-style-name="Visited_20_Internet_20_Link">
https://www.ukrinform.ua/rubric-world/3693239-peregovori-ne-povinni-stati-ratifikacieu-zahoplenna-rf-teritorij-v-ukraini-blinken.html</text:a>
</text:p>
      <!--NEWS-->
      <text:h text:style-name="P10" text:outline-level="1">
<text:span text:style-name="T4">
朝鲜声称他们已经测试了水下核无人机</text:span>
</text:h>
      <text:p text:style-name="P4">
作者: Ukrinform (Person)</text:p>
      <text:p text:style-name="P4">
出版商: Укринформ (Organization)</text:p>
      <text:p text:style-name="P4">
出版时间: 2023-04-08T12:47:00+03:00</text:p>
      <text:p text:style-name="P4">
修改时间: 2023-04-08T12:47:00+03:00</text:p>
      <text:p text:style-name="P4">
描述: 他们在周六表示，在朝鲜，他们测试了一种新型的水下无人机Haeil-2，据他们说，该无人机“能够携带核弹头”。  - 乌克林。</text:p>
      <text:p text:style-name="P4">
图片: ["<text:a xlink:type="simple" xlink:href="https://static.ukrinform.com/photos/2023_04/thumb_files/630_360_1680947177-821.jpg" text:style-name="Internet_20_link" text:visited-style-name="Visited_20_Internet_20_Link">
630_360_16809...</text:a>
", "<text:a xlink:type="simple" xlink:href="https://static.ukrinform.com/photos/2023_04/1680947213-645.jpeg" text:style-name="Internet_20_link" text:visited-style-name="Visited_20_Internet_20_Link">
1680947213-64...</text:a>
"]</text:p>
      <text:p text:style-name="P4">
标签: ['КНДР', 'Випробування', 'Дрон']</text:p>
      <text:p text:style-name="P4">
类型: Article</text:p>
      <!--METADATA-->
      <text:p text:style-name="P4">
<draw:frame draw:style-name="fr1" draw:name="Image216" text:anchor-type="as-char" svg:width="6.9236in" svg:height="3.956343in" draw:z-index="0">
<draw:image xlink:href="../Images/yкринформ/2023-04-08T12-47-00-03-00/630_360_1680947177-821.jpg" xlink:type="simple" xlink:show="embed" xlink:actuate="onLoad" draw:mime-type="image/jpeg"/>
</draw:frame>
韩国周六曾表示，他们测试了一种新型的水内海Haeil-2，据他们说，该卫生会“能够携带核弹头”。</text:p>
      <text:p text:style-name="P4">
关于它报告<text:a xlink:type="simple" xlink:href="https://edition.cnn.com/2023/04/07/asia/north-korea-underwater-drone-nuclear-warhead-test-intl-hnk/index.html" text:style-name="Internet_20_link" text:visited-style-name="Visited_20_Internet_20_Link">
</text:a>
，报道乌克林福姆。</text:p>
      <text:p text:style-name="P4">
根据州韩国中央信息局的报告(kcna)，在4月4日至17日之间测试了“无人管理的水下核冲击” Haeil-2。</text:p>
      <text:p text:style-name="P4">
<draw:frame draw:style-name="fr1" draw:name="Image217" text:anchor-type="as-char" svg:width="6.9236in" svg:height="3.89773in" draw:z-index="0">
<draw:image xlink:href="../Images/yкринформ/2023-04-08T12-47-00-03-00/1680947213-645.jpeg" xlink:type="simple" xlink:show="embed" xlink:actuate="onLoad" draw:mime-type="image/jpeg"/>
</draw:frame>
值得注意的是，他在东海岸附近的水中度过(https://www.ukrinform.ua/tag-kndr)在测试头被炸毁之前超过71小时。</text:p>
      <text:p text:style-name="P4">
KCNA对HAEIL-2进行了最新的测试说：“由于测试，水下战略武器系统的可靠性和致命能力得到了证明。”</text:p>
      <text:p text:style-name="P4">
平民声称，他自2012年以来一直在开发核无人机，并且在过去两年中进行了50多次试验。</text:p>
      <text:p text:style-name="P4">
<text:span text:style-name="T4">
另请阅读：</text:span>
 <text:a xlink:type="simple" xlink:href="https://www.ukrinform.ua/rubric-world/3692429-kndr-moze-provesti-aderne-viprobuvanna-budakoi-miti-ministr-oboroni-pivdennoi-korei.html" text:style-name="Internet_20_link" text:visited-style-name="Visited_20_Internet_20_Link">
<text:span text:style-name="T4">
 dprk </text:span>
</text:a>
但是，分析师质疑了朝鲜的声明，并指出北韩国对武器的能力和时机更加夸张。</text:p>
      <text:p text:style-name="P4">
这是最近几周第二次关于朝鲜的声明，即涉嫌测试能够携带核电指控的无人机的测试。</text:p>
      <text:p text:style-name="P4">
据报道，韩国，[] 4月3日，<text:a xlink:type="simple" xlink:href="https://www.ukrinform.ua/rubric-world/3690813-pivdenna-korea-aponia-i-ssa-rozpocali-masstabni-morski-navcanna.html" text:style-name="Internet_20_link" text:visited-style-name="Visited_20_Internet_20_Link">
</text:a>
_foto：kcna/kns/afp/getty images _</text:p>
      <text:p text:style-name="P4">
News Source: <text:a xlink:type="simple" xlink:href="https://www.ukrinform.ua/rubric-world/3693240-u-kndr-zaavlaut-so-viprobuvali-pidvodnij-adernij-dron.html" text:style-name="Internet_20_link" text:visited-style-name="Visited_20_Internet_20_Link">
https://www.ukrinform.ua/rubric-world/3693240-u-kndr-zaavlaut-so-viprobuvali-pidvodnij-adernij-dron.html</text:a>
</text:p>
      <!--NEWS-->
      <text:h text:style-name="P10" text:outline-level="1">
<text:span text:style-name="T4">
Yermak和Amal Klouni讨论了俄罗斯对乌克兰儿童犯罪的责任</text:span>
</text:h>
      <text:p text:style-name="P4">
作者: Ukrinform (Person)</text:p>
      <text:p text:style-name="P4">
出版商: Укринформ (Organization)</text:p>
      <text:p text:style-name="P4">
出版时间: 2023-04-08T12:59:25+03:00</text:p>
      <text:p text:style-name="P4">
修改时间: 2023-04-08T12:59:25+03:00</text:p>
      <text:p text:style-name="P4">
描述: 总统办公室的负责人安德里·耶尔马克（Andriy Yermak），克鲁尼基金会（Clooney Foundation for Clooney）基金会“正义”阿马尔·克洛尼（Amal Klouni）的人权活动家和联合创始人讨论了俄罗斯对乌克兰儿童罪的起诉。  - 乌克林。</text:p>
      <text:p text:style-name="P4">
图片: ["<text:a xlink:type="simple" xlink:href="https://static.ukrinform.com/photos/2023_04/thumb_files/630_360_1680947800-587.jpeg" text:style-name="Internet_20_link" text:visited-style-name="Visited_20_Internet_20_Link">
630_360_16809...</text:a>
"]</text:p>
      <text:p text:style-name="P4">
标签: ['Діти', 'Воєнні злочини', 'Єрмак', 'Війна з росією', 'Амаль Клуні']</text:p>
      <text:p text:style-name="P4">
类型: Article</text:p>
      <!--METADATA-->
      <text:p text:style-name="P4">
<draw:frame draw:style-name="fr1" draw:name="Image218" text:anchor-type="as-char" svg:width="6.9236in" svg:height="3.956343in" draw:z-index="0">
<draw:image xlink:href="../Images/yкринформ/2023-04-08T12-59-25-03-00/630_360_1680947800-587.jpeg" xlink:type="simple" xlink:show="embed" xlink:actuate="onLoad" draw:mime-type="image/jpeg"/>
</draw:frame>
乌克兰安德里·伊尔马克(Andriy Yermak)总统兼人权法律顾问，以及福图克鲁尼(Fontukhuklouni)的“正义”阿马尔·克洛尼(Amal Klouni)的共同主管，讨论了俄罗斯针对乌克兰儿童罪的参考。</text:p>
      <text:p text:style-name="P4">
正如乌克林福姆报道的那样，它报告了<text:a xlink:type="simple" xlink:href="http://president.gov.ua/news/rosiya-maye-vidpovisti-za-zlochini-proti-ukrayinskih-ditej-a-82165" text:style-name="Internet_20_link" text:visited-style-name="Visited_20_Internet_20_Link">
</text:a>
。</text:p>
      <text:p text:style-name="P4">
克鲁尼专门研究国际刑法和权利保护，以及国际法院的律师，尤其是国际学院和国际刑事法院。 2022年4月，她向联合国的安全呼吁进行正义，因为俄罗斯军方在全面入侵乌克兰几周后犯下了可怕的罪行和暴行。</text:p>
      <text:p text:style-name="P4">
埃尔马克(Ermak)代表弗拉基米尔·泽伦斯基(Vladimir Zelensky)总统在网上对话中，为她的职位打扮了人权活动家。</text:p>
      <text:p text:style-name="P4">
“在乌克兰，人们意识到您的支持并欣赏它。 许多人听到了关于战争和乌克兰人所说的讲话。 这确实非常重要，”耶尔马克说。</text:p>
      <text:p text:style-name="P4">
据他说，据官方数据，俄罗斯军方至少有20,000名儿童从临时俘虏的领土上出口，与父母离婚，并强行转移到俄罗斯家庭。</text:p>
      <text:p text:style-name="P4">
OP的负责人强调了将所有被驱逐出境的乌克兰儿童归还其家园和对俄罗斯罪犯的惩罚的重要性。 据他说，乌克兰已经在这一方向上积极工作。</text:p>
      <text:p text:style-name="P4">
<text:span text:style-name="T4">
另请阅读：</text:span>
 <text:a xlink:type="simple" xlink:href="https://www.ukrinform.ua/rubric-sports/3690436-ermak-zustrivsa-z-prezidentom-miznarodnoi-federacii-gimnastiki.html" text:style-name="Internet_20_link" text:visited-style-name="Visited_20_Internet_20_Link">
<text:span text:style-name="T4">
 ermak </text:span>
</text:a>
Yermak还指出，国际法律支持在解决儿童权利问题方面的重要性。</text:p>
      <text:p text:style-name="P4">
他补充说：“我们打算开发新的机制来保护儿童权利，惩罚有罪和预防对儿童犯罪的预防。”</text:p>
      <text:p text:style-name="P4">
就她而言，这些俱乐部保证她支持乌克兰和乌克兰人，他们分享了妻子，他们了解了针对其子女乌克兰公民所犯下的所有罪行。</text:p>
      <text:p text:style-name="P4">
根据人权活动家的说法，她和她的来自克鲁尼基金会的同事继续积极努力，以使俄罗斯的参考违反国际法。</text:p>
      <text:p text:style-name="P4">
<text:span text:style-name="T4">
另请阅读：</text:span>
 <text:a xlink:type="simple" xlink:href="https://www.ukrinform.ua/rubric-sports/3692635-ucast-rosian-ta-bilorusiv-u-sportivnih-zmagannah-ne-spriae-miru-ta-rozvitku-ermak.html" text:style-name="Internet_20_link" text:visited-style-name="Visited_20_Internet_20_Link">
<text:span text:style-name="T4">
 ermak </text:span>
</text:a>
</text:p>
      <text:p text:style-name="P4">
News Source: <text:a xlink:type="simple" xlink:href="https://www.ukrinform.ua/rubric-society/3693243-ermak-ta-amal-kluni-obgovorili-vidpovidalnist-rosii-za-zlocini-proti-ukrainskih-ditej.html" text:style-name="Internet_20_link" text:visited-style-name="Visited_20_Internet_20_Link">
https://www.ukrinform.ua/rubric-society/3693243-ermak-ta-amal-kluni-obgovorili-vidpovidalnist-rosii-za-zlocini-proti-ukrainskih-ditej.html</text:a>
</text:p>
      <!--NEWS-->
      <text:h text:style-name="P10" text:outline-level="1">
<text:span text:style-name="T4">
俄罗斯失去了三个联合国尸体的选举</text:span>
</text:h>
      <text:p text:style-name="P4">
作者: Ukrinform (Person)</text:p>
      <text:p text:style-name="P4">
出版商: Укринформ (Organization)</text:p>
      <text:p text:style-name="P4">
出版时间: 2023-04-08T13:00:55+03:00</text:p>
      <text:p text:style-name="P4">
修改时间: 2023-04-08T13:00:55+03:00</text:p>
      <text:p text:style-name="P4">
描述: 本周，俄罗斯输掉了三个联合国的尸体，这表明一年多以前，国际社会对入侵乌克兰的抵抗仍然强大。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ООН', 'Вибори', 'росія']</text:p>
      <text:p text:style-name="P4">
类型: Article</text:p>
      <!--METADATA-->
      <text:p text:style-name="P4">
<draw:frame draw:style-name="fr1" draw:name="Image219" text:anchor-type="as-char" svg:width="6.9236in" svg:height="3.956343in" draw:z-index="0">
<draw:image xlink:href="../Images/yкринформ/2023-04-08T13-00-55-03-00/630_360_1591893289-695.jpg" xlink:type="simple" xlink:show="embed" xlink:actuate="onLoad" draw:mime-type="image/jpeg"/>
</draw:frame>
这项活动失去了三个联合国机构的选举，这表明其入侵乌克兰的国际社会一年多以前仍然存在。</text:p>
      <text:p text:style-name="P4">
关于它报告<text:a xlink:type="simple" xlink:href="http://apnews.com/article/russia-ukraine-un-lost-elections-95b7078b7e0b86ea1d2cc17726a6db3b" text:style-name="Internet_20_link" text:visited-style-name="Visited_20_Internet_20_Link">
</text:a>
，报道乌克林福姆。</text:p>
      <text:p text:style-name="P4">
在联合国经济和社会委员会投票时(Ecoshor)有54名成员，俄罗斯在为在女同伴委员会中的一席之地的战斗中被罗马尼亚击败。</text:p>
      <text:p text:style-name="P4">
俄罗斯联合会也因奥恩塞夫儿童局执行委员会的执行理事会而失去了爱沙尼亚的会员资格。 此外，俄罗斯以亚美尼亚和捷克共和国的击败，以部分投票为预防犯罪的委员会成员。</text:p>
      <text:p text:style-name="P4">
“这是Ecosor成员的明确信号，即在联合国严重违反联合国法规时，任何国家都不应在联合国关键当局发生任何国家，”美国已被推迟到联合国将托马斯·格林菲尔德(Thomas Grinfield)推迟。</text:p>
      <text:p text:style-name="P4">
虽然由Ecosor管理的14个委员会，理事会和专家团体的成员投票，但俄罗斯被选举通过临时委员会，通过系接体委员会，通过该委员会，通过该委员会，美国和联合王国的区别是指出已经被侵犯了俄罗斯入侵乌克兰的国际法和领土完整。</text:p>
      <text:p text:style-name="P4">
<text:a xlink:type="simple" xlink:href="https://www.ukrinform.ua/tag-rosia" text:style-name="Internet_20_link" text:visited-style-name="Visited_20_Internet_20_Link">
</text:a>
她还通过国际标准会计和报告专家间工作组的启示选择了她。</text:p>
      <text:p text:style-name="P4">
<text:span text:style-name="T4">
另请阅读：</text:span>
 <text:a xlink:type="simple" xlink:href="https://www.ukrinform.ua/rubric-world/3683986-radbez-oon-ne-dopustiv-do-ucasti-predstavnicu-dnr.html" text:style-name="Internet_20_link" text:visited-style-name="Visited_20_Internet_20_Link">
<text:span text:style-name="T4">
 radbez </text:span>
 <text:span text:style-name="T4">
 un </text:span>
 <text:span text:style-name="T4">
 </text:span>
 <text:span text:style-name="T4">
 </text:span>
 <text:span text:style-name="T4">
 </text:span>
 <text:span text:style-name="T4">
 </text:span>
 <text:span text:style-name="T4">
 </text:span>
 <text:span text:style-name="T4">
见面</text:span>
<text:span text:style-name="T5">
代表</text:span>
<text:span text:style-name="T5">
 </text:span>
<text:span text:style-name="T5">
 </text:span>
<text:span text:style-name="T5">
 </text:span>
<text:span text:style-name="T5">
 dnr </text:span>
*</text:a>
投票是在六项针对联合国俄罗斯属议会的六项决议批准后进行的，该决议由193名成员组成。 后者于2月23日在入侵一周年纪念日前夕通过，并呼吁莫斯科攻击战斗并从乌克兰撤军。</text:p>
      <text:p text:style-name="P4">
News Source: <text:a xlink:type="simple" xlink:href="https://www.ukrinform.ua/rubric-world/3693244-rosia-prograla-vibori-do-troh-organiv-oon.html" text:style-name="Internet_20_link" text:visited-style-name="Visited_20_Internet_20_Link">
https://www.ukrinform.ua/rubric-world/3693244-rosia-prograla-vibori-do-troh-organiv-oon.html</text:a>
</text:p>
      <!--NEWS-->
      <text:h text:style-name="P10" text:outline-level="1">
<text:span text:style-name="T4">
陆军比赛出现在动作申请中</text:span>
</text:h>
      <text:p text:style-name="P4">
作者: Ukrinform (Person)</text:p>
      <text:p text:style-name="P4">
出版商: Укринформ (Organization)</text:p>
      <text:p text:style-name="P4">
出版时间: 2023-04-08T13:15:09+03:00</text:p>
      <text:p text:style-name="P4">
修改时间: 2023-04-08T13:15:09+03:00</text:p>
      <text:p text:style-name="P4">
描述: 在“动作”应用程序中，任何人都可以尝试自己作为无人机操作员。  - 乌克林。</text:p>
      <text:p text:style-name="P4">
图片: ["<text:a xlink:type="simple" xlink:href="https://static.ukrinform.com/photos/2022_12/thumb_files/630_360_1670147687-418.jpg" text:style-name="Internet_20_link" text:visited-style-name="Visited_20_Internet_20_Link">
630_360_16701...</text:a>
"]</text:p>
      <text:p text:style-name="P4">
标签: ['Гра', 'Додаток “ДІЯ”', 'Армія дронів']</text:p>
      <text:p text:style-name="P4">
类型: Article</text:p>
      <!--METADATA-->
      <text:p text:style-name="P4">
<draw:frame draw:style-name="fr1" draw:name="Image220" text:anchor-type="as-char" svg:width="6.9236in" svg:height="3.956343in" draw:z-index="0">
<draw:image xlink:href="../Images/yкринформ/2023-04-08T13-15-09-03-00/630_360_1670147687-418.jpg" xlink:type="simple" xlink:show="embed" xlink:actuate="onLoad" draw:mime-type="image/jpeg"/>
</draw:frame>
“行动”的授权每个人都可以作为无人机操作员尝试自己。</text:p>
      <text:p text:style-name="P4">
根据乌克林的说法，乌克兰报告的数字化转型部在<text:a xlink:type="simple" xlink:href="https://t.me/mintsyfra/3966" text:style-name="Internet_20_link" text:visited-style-name="Visited_20_Internet_20_Link">
</text:a>
。</text:p>
      <text:p text:style-name="P4">
“在完整尺度的开头<text:a xlink:type="simple" xlink:href="https://www.ukrinform.ua/tag-vijna" text:style-name="Internet_20_link" text:visited-style-name="Visited_20_Internet_20_Link">
</text:a>
行动使用者提高了道德精神，在行动中扮演Bayraktar。 现在管理无人机。 我们已经提高了功能，最重要的是 - 可以在不离开游戏的情况下使其成为可能，”  - 消息读到。</text:p>
      <text:p text:style-name="P4">
在“动作”中，任何人都可以尝试自己的无人机操作员，以及排放敌方坦克柱的目的。</text:p>
      <text:p text:style-name="P4">
该部强调说：“您实际上燃烧了敌对的技术，多亏了您的陪同，他们实际上将是敌人。我们与Ilogos一起在比赛中进行了比赛。我们正在努力支持该计划并与乌克兰人带来胜利。”</text:p>
      <text:p text:style-name="P4">
<text:span text:style-name="T4">
另请阅读：</text:span>
 <text:a xlink:type="simple" xlink:href="https://www.ukrinform.ua/rubric-economy/3692056-u-zastosunku-dia-zapustili-prodaz-vijskovi-obligacii-alta.html" text:style-name="Internet_20_link" text:visited-style-name="Visited_20_Internet_20_Link">
<text:span text:style-name="T4">
应用程序</text:span>
</text:a>
根据乌克林福姆的报道，根据“德伦军队”状况管理<text:a xlink:type="simple" xlink:href="https://www.ukrinform.ua/rubric-technology/3689505-za-proektom-armia-droniv-vze-zakupili-ponad-32-tisaci-bezpilotnikiv.html" text:style-name="Internet_20_link" text:visited-style-name="Visited_20_Internet_20_Link">
</text:a>
总计超过UAH 40亿。</text:p>
      <text:p text:style-name="P4">
News Source: <text:a xlink:type="simple" xlink:href="https://www.ukrinform.ua/rubric-technology/3693248-u-zastosunku-dia-zavilasa-gra-armia-droniv.html" text:style-name="Internet_20_link" text:visited-style-name="Visited_20_Internet_20_Link">
https://www.ukrinform.ua/rubric-technology/3693248-u-zastosunku-dia-zavilasa-gra-armia-droniv.html</text:a>
</text:p>
      <!--NEWS-->
      <text:h text:style-name="P10" text:outline-level="1">
<text:span text:style-name="T4">
在哈尔基夫地区，学校的“董事”因与俄罗斯人的合作而被判处两年监禁</text:span>
</text:h>
      <text:p text:style-name="P4">
作者: Ukrinform (Person)</text:p>
      <text:p text:style-name="P4">
出版商: Укринформ (Organization)</text:p>
      <text:p text:style-name="P4">
出版时间: 2023-04-08T13:24:00+03:00</text:p>
      <text:p text:style-name="P4">
修改时间: 2023-04-08T13:24:00+03:00</text:p>
      <text:p text:style-name="P4">
描述: 在哈尔基夫地区，Savintsee的居民，根据俄罗斯入侵者的提议，他成为学校的董事，并下令将乌克兰符号销毁到两年中。  - 乌克林。</text:p>
      <text:p text:style-name="P4">
图片: ["<text:a xlink:type="simple" xlink:href="https://static.ukrinform.com/photos/2023_04/thumb_files/630_360_1680949122-269.jpg" text:style-name="Internet_20_link" text:visited-style-name="Visited_20_Internet_20_Link">
630_360_16809...</text:a>
", "<text:a xlink:type="simple" xlink:href="https://static.ukrinform.com/photos/2023_04/1680949122-496.jpg" text:style-name="Internet_20_link" text:visited-style-name="Visited_20_Internet_20_Link">
1680949122-49...</text:a>
"]</text:p>
      <text:p text:style-name="P4">
标签: ['Школа', 'Харківщина', 'Колаборант', 'Війна з росією']</text:p>
      <text:p text:style-name="P4">
类型: Article</text:p>
      <!--METADATA-->
      <text:p text:style-name="P4">
<draw:frame draw:style-name="fr1" draw:name="Image221" text:anchor-type="as-char" svg:width="6.9236in" svg:height="3.956343in" draw:z-index="0">
<draw:image xlink:href="../Images/yкринформ/2023-04-08T13-24-00-03-00/630_360_1680949122-269.jpg" xlink:type="simple" xlink:show="embed" xlink:actuate="onLoad" draw:mime-type="image/jpeg"/>
</draw:frame>
Savintsey Village的一位居民谴责了长达两年的监禁，Savintsey Village成为了学校的董事，并下令破坏乌克兰的象征意义。</text:p>
      <text:p text:style-name="P4">
正如乌克林福姆报道的那样，关于<text:a xlink:type="simple" xlink:href="https://t.me/prokuratura_kharkiv/8611" text:style-name="Internet_20_link" text:visited-style-name="Visited_20_Internet_20_Link">
</text:a>
据Kharkiv地区检察官办公室报道。</text:p>
      <text:p text:style-name="P4">
“在伊兹地区检察官哈尔基夫·汉普拉斯特(Kharkiv Oblast)检察官的检察官的支持下，法院发现这名48岁的男子是合作活动的生物(艺术的第3部分。 乌克兰刑法的111-1). Йому призначенопокарання у вигляді 2 років позбавлення волі з позбавленням права обійматибудь-які посади в органах державного управління та органах місцевогосамоврядування строком на десять років», - йдеться у повідомленні.</text:p>
      <text:p text:style-name="P4">
<draw:frame draw:style-name="fr1" draw:name="Image222" text:anchor-type="as-char" svg:width="6.9236in" svg:height="5.558112in" draw:z-index="0">
<draw:image xlink:href="../Images/yкринформ/2023-04-08T13-24-00-03-00/1680949122-496.jpg" xlink:type="simple" xlink:show="embed" xlink:actuate="onLoad" draw:mime-type="image/jpeg"/>
</draw:frame>
检察官在法庭上证明，在伊兹尤姆(Izyum)地区的Savinka村，当地居民提议入侵者于2022年8月提议侵略者自愿占据了董事的职位<text:a xlink:type="simple" xlink:href="https://www.ukrinform.ua/tag-skola" text:style-name="Internet_20_link" text:visited-style-name="Visited_20_Internet_20_Link">
</text:a>
。 该男子介绍了俄罗斯的教育计划，并迫使学校工作人员为他工作。</text:p>
      <text:p text:style-name="P4">
<text:span text:style-name="T4">
另请阅读：</text:span>
 <text:a xlink:type="simple" xlink:href="https://www.ukrinform.ua/rubric-regions/3693124-arma-peredali-majno-pidpriemciv-iz-hersona-akih-pidozruut-u-kolaboracii.html" text:style-name="Internet_20_link" text:visited-style-name="Visited_20_Internet_20_Link">
</text:a>
此外，合作者还提供了工作人员指示，以绘画班级墙壁上的蓝色和黄色，并用乌克兰骨骼符号摧毁所有角落。 就董事的工作而言，已经对所有法律和监管行为进行了研究，以将教育过程转移到侵略者国家的法律领域。</text:p>
      <text:p text:style-name="P4">
在法庭上，被告完全认罪。</text:p>
      <text:p text:style-name="P4">
<text:span text:style-name="T5">
foto：Kharkiv地区检察官办公室</text:span>
</text:p>
      <text:p text:style-name="P4">
News Source: <text:a xlink:type="simple" xlink:href="https://www.ukrinform.ua/rubric-regions/3693251-na-harkivsini-direktoru-skoli-dali-dva-roki-turmi-za-spivpracu-z-rosianami.html" text:style-name="Internet_20_link" text:visited-style-name="Visited_20_Internet_20_Link">
https://www.ukrinform.ua/rubric-regions/3693251-na-harkivsini-direktoru-skoli-dali-dva-roki-turmi-za-spivpracu-z-rosianami.html</text:a>
</text:p>
      <!--NEWS-->
      <text:h text:style-name="P10" text:outline-level="1">
<text:span text:style-name="T4">
在乌克兰，预测降雨，有时会带有雷暴，高达15°</text:span>
</text:h>
      <text:p text:style-name="P4">
作者: Ukrinform (Person)</text:p>
      <text:p text:style-name="P4">
出版商: Укринформ (Organization)</text:p>
      <text:p text:style-name="P4">
出版时间: 2023-04-08T13:25:00+03:00</text:p>
      <text:p text:style-name="P4">
修改时间: 2023-04-08T13:25:00+03:00</text:p>
      <text:p text:style-name="P4">
描述: 4月9日，星期日，在乌克兰的大多数地区，有时会有雷暴。  - 乌克林。</text:p>
      <text:p text:style-name="P4">
图片: ["<text:a xlink:type="simple" xlink:href="https://static.ukrinform.com/photos/2023_04/thumb_files/630_360_1680706754-286.jpg" text:style-name="Internet_20_link" text:visited-style-name="Visited_20_Internet_20_Link">
630_360_16807...</text:a>
"]</text:p>
      <text:p text:style-name="P4">
标签: ['Дощ', 'Гроза', 'Погода', 'Прогноз']</text:p>
      <text:p text:style-name="P4">
类型: Article</text:p>
      <!--METADATA-->
      <text:p text:style-name="P4">
<draw:frame draw:style-name="fr1" draw:name="Image223" text:anchor-type="as-char" svg:width="6.9236in" svg:height="3.956343in" draw:z-index="0">
<draw:image xlink:href="../Images/yкринформ/2023-04-08T13-25-00-03-00/630_360_1680706754-286.jpg" xlink:type="simple" xlink:show="embed" xlink:actuate="onLoad" draw:mime-type="image/jpeg"/>
</draw:frame>
4月9日，星期日，在乌克兰的大多数地区，预计中度会有中等雨，有时会检查。</text:p>
      <text:p text:style-name="P4">
乌克兰形式在乌克兰水文气象学中心报道。</text:p>
      <text:p text:style-name="P4">
“ 4月9日，乌云密布。 晚上大雨，下午温和<text:a xlink:type="simple" xlink:href="https://www.ukrinform.ua/tag-dos" text:style-name="Internet_20_link" text:visited-style-name="Visited_20_Internet_20_Link">
</text:a>
，有时会带有雷暴； 在大多数西方，日和南部地区，没有大降雨。”信息写道。</text:p>
      <text:p text:style-name="P4">
在冰的道路上的喀尔巴阡地区； 在晚上和早晨，Zhytomyr和南部地区雾。 可变方向的风，3-8 m/s。</text:p>
      <text:p text:style-name="P4">
晚上的温度在下午10-15°时为3-8°； 在4°热到1°霜的西部地区(在喀尔巴阡山脉2-7°霜冻)，下午7-12°。</text:p>
      <text:p text:style-name="P4">
在4月9日晚上，在基辅和基辅地区，下午降雨时很低。晚上6-8°，下午12-14°，首都的空气温度在夜晚的空气温度； 晚上3-8°温暖的区域，下午10-15°。</text:p>
      <text:p text:style-name="P4">
在下周初，乌克兰将在喀尔巴阡山脉的喀尔巴阡山脉中澄清，有时是小雨。 特别是，在4月11日，白天，白天和中部地区，适度的降雨； 仅4月10日是半天，4月11日在该国东部没有大降雨。 4月10日在中部南部地区，4月11日在喀尔巴阡地区，早晨在早晨雾。 东北，东北风，5-10 m/s，4月11日下午，阵风以15-20 m/s的阵风以东。</text:p>
      <text:p text:style-name="P4">
晚上3-8°的温度在喀尔巴阡山脉中，大约0°； 4月10日，8-13°，半天和东部的下午，4月11日在乌克兰11-16°。</text:p>
      <text:p text:style-name="P4">
在4月10日至11日的首都地区，乌云密布，有时会降雨。夜间6-8°的基辅温度； 下午10-12°，1113-15°。 在晚上3-8°热的区域； 下午10-13°，4月11日，11-16°。</text:p>
      <text:p text:style-name="P4">
<text:span text:style-name="T4">
另请阅读：</text:span>
 <text:a xlink:type="simple" xlink:href="https://www.ukrinform.ua/rubric-regions/3692957-v-ukraini-cerez-poteplinna-aktivizuutsa-grozi-sinoptik.html" text:style-name="Internet_20_link" text:visited-style-name="Visited_20_Internet_20_Link">
</text:a>
4月12日，星期三，预报员预测在乌克兰的降雨，晚上在喀尔巴阡山脉浸泡了雪。 在东部的晚上，下午在西部地区，没有大量降水。4月13日在南部，中部和北部地区，当地降雨，在合理降雨的东部。 在该国的西部没有降水量。晚上3-9°的温度在1-6°热的西部地区； 4月12日至14日，4月13日，11-17°。</text:p>
      <text:p text:style-name="P4">
News Source: <text:a xlink:type="simple" xlink:href="https://www.ukrinform.ua/rubric-regions/3693263-v-ukraini-prognozuut-dos-podekudi-iz-grozou-do-15-tepla.html" text:style-name="Internet_20_link" text:visited-style-name="Visited_20_Internet_20_Link">
https://www.ukrinform.ua/rubric-regions/3693263-v-ukraini-prognozuut-dos-podekudi-iz-grozou-do-15-tepla.html</text:a>
</text:p>
      <!--NEWS-->
      <text:h text:style-name="P10" text:outline-level="1">
<text:span text:style-name="T4">
在dnipropetrovsk中，他们找到了一个九岁的男孩，他正在寻找近一天</text:span>
</text:h>
      <text:p text:style-name="P4">
作者: Ukrinform (Person)</text:p>
      <text:p text:style-name="P4">
出版商: Укринформ (Organization)</text:p>
      <text:p text:style-name="P4">
出版时间: 2023-04-08T13:35:40+03:00</text:p>
      <text:p text:style-name="P4">
修改时间: 2023-04-08T13:35:40+03:00</text:p>
      <text:p text:style-name="P4">
描述: 在Dnipropetrovsk地区，救援人员，警察和志愿者发现了一个持续了近一天的九年男孩。  - 乌克林。</text:p>
      <text:p text:style-name="P4">
图片: ["<text:a xlink:type="simple" xlink:href="https://static.ukrinform.com/photos/2023_04/thumb_files/630_360_1680949908-837.jpg" text:style-name="Internet_20_link" text:visited-style-name="Visited_20_Internet_20_Link">
630_360_16809...</text:a>
"]</text:p>
      <text:p text:style-name="P4">
标签: ['Діти', 'Дніпро', 'Розшук']</text:p>
      <text:p text:style-name="P4">
类型: Article</text:p>
      <!--METADATA-->
      <text:p text:style-name="P4">
<draw:frame draw:style-name="fr1" draw:name="Image224" text:anchor-type="as-char" svg:width="6.9236in" svg:height="3.956343in" draw:z-index="0">
<draw:image xlink:href="../Images/yкринформ/2023-04-08T13-35-40-03-00/630_360_1680949908-837.jpg" xlink:type="simple" xlink:show="embed" xlink:actuate="onLoad" draw:mime-type="image/jpeg"/>
</draw:frame>
Udnipropetrovsk地区救援人员，警察和志愿者发现了一个持续了将近一天的第五岁男孩。</text:p>
      <text:p text:style-name="P4">
根据乌克林福姆的说法，州紧急服务在[]中报告(http://t.me/dsns_telegram/15647)。</text:p>
      <text:p text:style-name="P4">
4月7日，19:30，执法人员询问救世服务“ 101” 101。 他们报告说，一个9岁的男孩是Dniep​​er的Amur-Nizhnniprovsky Dniep​​er Dnipro District，是一个9岁男孩。</text:p>
      <text:p text:style-name="P4">
专家<text:a xlink:type="simple" xlink:href="https://www.ukrinform.ua/tag-dsns" text:style-name="Internet_20_link" text:visited-style-name="Visited_20_Internet_20_Link">
</text:a>
借助装有热成像仪的四轮驱动器，从空中调查了周围区域。 救援人员还检查了Dniep​​er河的海岸线。</text:p>
      <text:p text:style-name="P4">
执法人员和志愿者在私人住宅区和沿海地区进行了实地搜查。</text:p>
      <text:p text:style-name="P4">
Dnipropetrovsk地区DSSN主要局的23人和5个单位参与了搜索。</text:p>
      <text:p text:style-name="P4">
截至11:50，志愿者找到了一个男孩。 该孩子被送往院前，并以“体温过低”的初步诊断。</text:p>
      <text:p text:style-name="P4">
<text:span text:style-name="T4">
另请阅读：</text:span>
 <text:a xlink:type="simple" xlink:href="https://www.ukrinform.ua/rubric-regions/3683799-na-kirovogradsini-znajsli-dvoricnogo-hlopcika-akogo-sukali-ponad-dobu.html" text:style-name="Internet_20_link" text:visited-style-name="Visited_20_Internet_20_Link">
</text:a>
正如乌克林福姆报道的<text:a xlink:type="simple" xlink:href="https://www.ukrinform.ua/rubric-regions/3693179-u-dnipri-majze-dobu-sukaut-zniklogo-devatiricnogo-hlopcika.html" text:style-name="Internet_20_link" text:visited-style-name="Visited_20_Internet_20_Link">
</text:a>
4月7日失踪的九岁 - 年龄 - 伊万·伊斯兰(Ivan Transfigation)都专注于整个DNIPRO警察人员 - 涉及约100名执法人员，Aero -Intelligence -Intelligence官员，cyligence官员，媒体医生，志愿者，志愿者，50名计算机内部事务大学，UPP巡逻，UPP巡逻和UPP巡逻和UPP巡逻和UPP巡逻和SES巡逻。</text:p>
      <text:p text:style-name="P4">
News Source: <text:a xlink:type="simple" xlink:href="https://www.ukrinform.ua/rubric-regions/3693254-na-dnipropetrovsini-znajsli-devatiricnogo-hlopcika-akogo-sukali-majze-dobu.html" text:style-name="Internet_20_link" text:visited-style-name="Visited_20_Internet_20_Link">
https://www.ukrinform.ua/rubric-regions/3693254-na-dnipropetrovsini-znajsli-devatiricnogo-hlopcika-akogo-sukali-majze-dobu.html</text:a>
</text:p>
      <!--NEWS-->
      <text:h text:style-name="P10" text:outline-level="1">
<text:span text:style-name="T4">
丹尼斯·莫尔查诺夫（Denis Molchanov</text:span>
</text:h>
      <text:p text:style-name="P4">
作者: Ukrinform (Person)</text:p>
      <text:p text:style-name="P4">
出版商: Укринформ (Organization)</text:p>
      <text:p text:style-name="P4">
出版时间: 2023-04-08T13:55:00+03:00</text:p>
      <text:p text:style-name="P4">
修改时间: 2023-04-08T13:55:00+03:00</text:p>
      <text:p text:style-name="P4">
描述: 乌克兰-Czech二人组丹尼斯·莫尔查诺夫（Denis Molchanov） - 兹登克·科拉格（Zdenk Colarge）在周六在巴勒特（意大利）挑战者系列赛的网球主义专业人士协会（ATP）的决赛中演出，并获得了17.3万次 - 乌克利·奖基金。</text:p>
      <text:p text:style-name="P4">
图片: ["<text:a xlink:type="simple" xlink:href="https://static.ukrinform.com/photos/2023_04/thumb_files/630_360_1680874772-486.jpg" text:style-name="Internet_20_link" text:visited-style-name="Visited_20_Internet_20_Link">
630_360_16808...</text:a>
"]</text:p>
      <text:p text:style-name="P4">
标签: ['Чехія', 'Італія', 'Теніс', 'Збірна України', 'Чоловіки']</text:p>
      <text:p text:style-name="P4">
类型: Article</text:p>
      <!--METADATA-->
      <text:p text:style-name="P4">
<draw:frame draw:style-name="fr1" draw:name="Image225" text:anchor-type="as-char" svg:width="6.9236in" svg:height="3.956343in" draw:z-index="0">
<draw:image xlink:href="../Images/yкринформ/2023-04-08T13-55-00-03-00/630_360_1680874772-486.jpg" xlink:type="simple" xlink:show="embed" xlink:actuate="onLoad" draw:mime-type="image/jpeg"/>
</draw:frame>
乌克兰-Czech二重奏Denis Molchanov -Zdenk Colarzh在最终完成比赛的星期六演出(ATP)Barlett的系列助理(意大利)拥有7.3万欧元的奖金</text:p>
      <text:p text:style-name="P4">
在标题中，决斗以莫尔查诺夫(Molchanov)的第二名播种，并在三组中播种，意大利二重奏Jacopo Berretin和Flavio Kobolli -6：1，5：7,6：10，据报道，乌克林法姆(Ukrinform)报道。</text:p>
      <text:p text:style-name="P4">
<text:span text:style-name="T4">
另请阅读：</text:span>
 <text:a xlink:type="simple" xlink:href="https://www.ukrinform.ua/rubric-sports/3692963-ukrainec-molcanov-vijsov-u-final-turniru-atp-v-italii-u-parnomu-rozradi.html" text:style-name="Internet_20_link" text:visited-style-name="Visited_20_Internet_20_Link">
</text:a>
竞争对手花了1小时19分钟。</text:p>
      <text:p text:style-name="P4">
照片：sport.pl。</text:p>
      <text:p text:style-name="P4">
News Source: <text:a xlink:type="simple" xlink:href="https://www.ukrinform.ua/rubric-sports/3693260-denis-molcanov-postupivsa-u-parnomu-finali-turniru-atp-v-italii.html" text:style-name="Internet_20_link" text:visited-style-name="Visited_20_Internet_20_Link">
https://www.ukrinform.ua/rubric-sports/3693260-denis-molcanov-postupivsa-u-parnomu-finali-turniru-atp-v-italii.html</text:a>
</text:p>
      <!--NEWS-->
      <text:h text:style-name="P10" text:outline-level="1">
<text:span text:style-name="T4">
在梵蒂冈再次决定将乌克兰的代表和俄罗斯联邦在十字路口结合起来</text:span>
</text:h>
      <text:p text:style-name="P4">
作者: Ukrinform (Person)</text:p>
      <text:p text:style-name="P4">
出版商: Укринформ (Organization)</text:p>
      <text:p text:style-name="P4">
出版时间: 2023-04-08T13:55:45+03:00</text:p>
      <text:p text:style-name="P4">
修改时间: 2023-04-08T13:55:45+03:00</text:p>
      <text:p text:style-name="P4">
描述: 在梵蒂冈，在体育馆的十字架上，他们于4月7日决定结合乌克兰和俄罗斯少年的证词，尽管对去年的倡议受到了乌克兰和俄罗斯联邦的参与的批评。  - 乌克林。</text:p>
      <text:p text:style-name="P4">
图片: ["<text:a xlink:type="simple" xlink:href="https://static.ukrinform.com/photos/2023_04/thumb_files/630_360_1680950822-714.jpeg" text:style-name="Internet_20_link" text:visited-style-name="Visited_20_Internet_20_Link">
630_360_16809...</text:a>
"]</text:p>
      <text:p text:style-name="P4">
标签: ['Україна', 'Ватикан', 'росія']</text:p>
      <text:p text:style-name="P4">
类型: Article</text:p>
      <!--METADATA-->
      <text:p text:style-name="P4">
<draw:frame draw:style-name="fr1" draw:name="Image226" text:anchor-type="as-char" svg:width="6.9236in" svg:height="3.956343in" draw:z-index="0">
<draw:image xlink:href="../Images/yкринформ/2023-04-08T13-55-45-03-00/630_360_1680950822-714.jpeg" xlink:type="simple" xlink:show="embed" xlink:actuate="onLoad" draw:mime-type="image/jpeg"/>
</draw:frame>
4月7日，他们决定将乌克兰和俄罗斯青少年的证词结合在一起，在十字架十字架的十字路口。</text:p>
      <text:p text:style-name="P4">
关于它报告<text:a xlink:type="simple" xlink:href="http://www.vaticannews.va/uk/pope/news/2023-04/rozdumy-na-hresnu-dorogu-2023.html" text:style-name="Internet_20_link" text:visited-style-name="Visited_20_Internet_20_Link">
</text:a>
，报道乌克林福姆。</text:p>
      <text:p text:style-name="P4">
“从炸弹，火箭，枪击或杀死仇恨的土地上。失败，妇女，青少年，青年和老年，父母和上帝 - 在不同的场合分享了与教皇他们的思想的不同方式……”战争期间的和平”  - 圣父于4月7日在罗马体育馆中选出十字架的祈祷。</text:p>
      <text:p text:style-name="P4">
值得注意的是，在第十个站点，反思集中在锡佐斯如何撕裂衣服上，编译器将乌克兰和俄罗斯少年的证词结合在一起。</text:p>
      <text:p text:style-name="P4">
第一个谈论他晚上与家人逃脱了他的家人，决定去祖母去的意大利。 在边境上，我不得不向Zamatka说再见。 “当我们到达意大利时，我错过了。 我没有一切：完全赤裸。 我不知道这种语言，也没有朋友。 奶奶试图开心，但我重复说我想回家。 我终于决定返回乌克兰，”他说。</text:p>
      <text:p text:style-name="P4">
同时，俄罗斯人说：“我是一个俄罗斯人，当我这么说时，我感到内gui，与此同时，我不明白为什么，因此感到不适。 没有幸福和梦想对未来。”</text:p>
      <text:p text:style-name="P4">
俄罗斯人还记得他的哥哥，他在18周年纪念几天“旅途中”，然后他的死亡报道来了。 。 爸爸和祖父离开了，我们对他们没有关于他们的事情发生了同样的事情。”俄罗斯人说。</text:p>
      <text:p text:style-name="P4">
乌克兰大使(https://www.ukrinform.ua/tag-vatikan)安德里·尤拉什(Andriy Yurash)表示，他从媒体上学到了学历。十字架是天主教教堂的崇拜，由14个站组成，象征着耶稣基督在钉十字架之前的儿族道路。</text:p>
      <text:p text:style-name="P4">
<text:span text:style-name="T4">
另请阅读：</text:span>
 <text:a xlink:type="simple" xlink:href="https://www.ukrinform.ua/rubric-world/3458935-skandal-z-hresnou-dorogou-zamist-tezi-pro-bratni-narodi-bula-molitva-v-tisi-posol-u-vatikani.html" text:style-name="Internet_20_link" text:visited-style-name="Visited_20_Internet_20_Link">
<text:span text:style-name="T4">
 scandal </text:span>
 <text:span text:style-name="T4">
 by the Godparent </text:span>
 <text:span text:style-name="T4">
 by the Road </text:span>
 <text:span text:style-name="T4">
 </text:span>
 <text:span text:style-name="T4">
 </text:span>
 <text:span text:style-name="T4">
 </text:span>
 <text:span text:style-name="T4">
 </text:span>
祈祷<text:span text:style-name="T4">
 </text:span>
 silence <text:span text:style-name="T4">
 </text:span>
 <text:span text:style-name="T4">
 </text:span>
 <text:span text:style-name="T4">
大使</text:span>
<text:span text:style-name="T4">
梵蒂冈</text:span>
</text:a>
据报道，去年在梵蒂冈，他们决定，在十字架上，在星期五的nastya周五与教皇弗朗西斯·乌克兰人和俄罗斯人无缝合，这引起了乌克兰人，宗教领袖，乌克兰外交官的一系列负面反应。</text:p>
      <text:p text:style-name="P4">
乌克兰人认为，只有在俄罗斯人和俄罗斯人的悔改以及对所有军事罪犯的惩罚之后，任何和解手势才有可能。</text:p>
      <text:p text:style-name="P4">
照片：vaticannews.va/</text:p>
      <text:p text:style-name="P4">
News Source: <text:a xlink:type="simple" xlink:href="https://www.ukrinform.ua/rubric-world/3693261-u-vatikani-znovu-virisili-poednati-predstavnikiv-ukraini-ta-rf-na-hresnij-dorozi.html" text:style-name="Internet_20_link" text:visited-style-name="Visited_20_Internet_20_Link">
https://www.ukrinform.ua/rubric-world/3693261-u-vatikani-znovu-virisili-poednati-predstavnikiv-ukraini-ta-rf-na-hresnij-dorozi.html</text:a>
</text:p>
      <!--NEWS-->
      <text:h text:style-name="P10" text:outline-level="1">
<text:span text:style-name="T4">
在玛丽波尔，俄罗斯军队损害了90％的学校</text:span>
</text:h>
      <text:p text:style-name="P4">
作者: Ukrinform (Person)</text:p>
      <text:p text:style-name="P4">
出版商: Укринформ (Organization)</text:p>
      <text:p text:style-name="P4">
出版时间: 2023-04-08T13:59:29+03:00</text:p>
      <text:p text:style-name="P4">
修改时间: 2023-04-08T13:59:29+03:00</text:p>
      <text:p text:style-name="P4">
描述: 由于俄罗斯军队的炮击，有90％的学校在暂时扣押的玛丽波尔受到破坏。  - 乌克林。</text:p>
      <text:p text:style-name="P4">
图片: ["<text:a xlink:type="simple" xlink:href="https://static.ukrinform.com/photos/2023_04/thumb_files/630_360_1680951478-526.jpg" text:style-name="Internet_20_link" text:visited-style-name="Visited_20_Internet_20_Link">
630_360_16809...</text:a>
"]</text:p>
      <text:p text:style-name="P4">
标签: ['Маріуполь', 'Освіта', 'Школа', 'Війна з росією']</text:p>
      <text:p text:style-name="P4">
类型: Article</text:p>
      <!--METADATA-->
      <text:p text:style-name="P4">
<draw:frame draw:style-name="fr1" draw:name="Image227" text:anchor-type="as-char" svg:width="6.9236in" svg:height="3.956343in" draw:z-index="0">
<draw:image xlink:href="../Images/yкринформ/2023-04-08T13-59-29-03-00/630_360_1680951478-526.jpg" xlink:type="simple" xlink:show="embed" xlink:actuate="onLoad" draw:mime-type="image/jpeg"/>
</draw:frame>
由于俄罗斯军队的炮击，这90％的学校在玛丽奥波尔受伤。</text:p>
      <text:p text:style-name="P4">
正如乌克林福姆报道的那样，关于<text:a xlink:type="simple" xlink:href="http://t.me/mariupolrada/13612" text:style-name="Internet_20_link" text:visited-style-name="Visited_20_Internet_20_Link">
</text:a>
Mariupol Petro Andryushchenko的市长。</text:p>
      <text:p text:style-name="P4">
“根据初步数据，俄罗斯人损害了所有[]的90％(https://www.ukrinform.ua/tag-skola)城市-54个教育机构。 其中，19个受到重伤。 8所学校被完全摧毁。” Andryushchenko写道。</text:p>
      <text:p text:style-name="P4">
他展示了两个陆上教育机构。 只有碎片留在城市城市的第32院。 卡尔米斯地区特工的学校№30决定最终分配。</text:p>
      <text:p text:style-name="P4">
<text:span text:style-name="T4">
另请阅读：</text:span>
 <text:a xlink:type="simple" xlink:href="https://www.ukrinform.ua/rubric-regions/3692809-u-mariupoli-zagarbniki-demontuut-zaliznicnij-vokzal-ta-privatni-budinki.html" text:style-name="Internet_20_link" text:visited-style-name="Visited_20_Internet_20_Link">
<text:span text:style-name="T4">
 mariupoli </text:span>
</text:a>
根据乌克林福姆的说法，俄罗斯的侵略造成了玛丽upol中最熟悉的人道主义灾难之一。 由于移动炮击，该市几乎被摧毁了90％。 入侵者穿着受损的房屋来掩盖犯罪。 该市还拆除了重复修复的幼儿园和学校。</text:p>
      <text:p text:style-name="P4">
<text:span text:style-name="T4">
另请阅读：</text:span>
 <text:a xlink:type="simple" xlink:href="https://www.ukrinform.ua/rubric-regions/3693015-u-zahoplenomu-mariupoli-katastroficno-brakue-likariv-ta-medpreparativ.html" text:style-name="Internet_20_link" text:visited-style-name="Visited_20_Internet_20_Link">
<text:span text:style-name="T4">
 mariupoli </text:span>
</text:a>
目前，有100,000多名居民留在被封锁的城市。</text:p>
      <text:p text:style-name="P4">
入侵者将野马和周围定居点转变为俄罗斯军队的军事逻辑枢纽。</text:p>
      <text:p text:style-name="P4">
News Source: <text:a xlink:type="simple" xlink:href="https://www.ukrinform.ua/rubric-regions/3693262-u-mariupoli-rosijski-vijska-poskodili-90-skil.html" text:style-name="Internet_20_link" text:visited-style-name="Visited_20_Internet_20_Link">
https://www.ukrinform.ua/rubric-regions/3693262-u-mariupoli-rosijski-vijska-poskodili-90-skil.html</text:a>
</text:p>
      <!--NEWS-->
      <text:h text:style-name="P10" text:outline-level="1">
<text:span text:style-name="T4">
基辅地区将无人机和汽车交给了在顿涅茨克地区战斗的第72旅的士兵</text:span>
</text:h>
      <text:p text:style-name="P4">
作者: Ukrinform (Person)</text:p>
      <text:p text:style-name="P4">
出版商: Укринформ (Organization)</text:p>
      <text:p text:style-name="P4">
出版时间: 2023-04-08T14:08:22+03:00</text:p>
      <text:p text:style-name="P4">
修改时间: 2023-04-08T14:08:22+03:00</text:p>
      <text:p text:style-name="P4">
描述: 在顿涅茨克地区战斗的第72旅的士兵，首都地区的代表被交出了30多个无人机 - “马维奇人”和车辆。  - 乌克林。</text:p>
      <text:p text:style-name="P4">
图片: ["<text:a xlink:type="simple" xlink:href="https://static.ukrinform.com/photos/2023_04/thumb_files/630_360_1680952067-301.jpg" text:style-name="Internet_20_link" text:visited-style-name="Visited_20_Internet_20_Link">
630_360_16809...</text:a>
"]</text:p>
      <text:p text:style-name="P4">
标签: ['Донеччина', 'ЗСУ', 'Київщина']</text:p>
      <text:p text:style-name="P4">
类型: Article</text:p>
      <!--METADATA-->
      <text:p text:style-name="P4">
<draw:frame draw:style-name="fr1" draw:name="Image228" text:anchor-type="as-char" svg:width="6.9236in" svg:height="3.956343in" draw:z-index="0">
<draw:image xlink:href="../Images/yкринформ/2023-04-08T14-08-22-03-00/630_360_1680952067-301.jpg" xlink:type="simple" xlink:show="embed" xlink:actuate="onLoad" draw:mime-type="image/jpeg"/>
</draw:frame>
在顿涅茨克地区战斗的第72旅的士兵被授予30多个无人机 - “ Maviikiv”和车辆。</text:p>
      <text:p text:style-name="P4">
这是由基辅地区军事行政部门的新闻报道<text:a xlink:type="simple" xlink:href="http://t.me/kyivoda/9211" text:style-name="Internet_20_link" text:visited-style-name="Visited_20_Internet_20_Link">
</text:a>
，报道乌克林福姆。</text:p>
      <text:p text:style-name="P4">
声明说：“一个小巴，两个皮卡，两辆吉普车，一辆救护车，病历和30多个无人机 - 马维奇人被移交给我们在最热门目的地之一捍卫乌克兰的后卫。”</text:p>
      <text:p text:style-name="P4">
在代表团的参与者中，为士兵提供了帮助。 Kova Vitaliy Vlasyuk的副主席Dmitry Nazarenko，Kyiv地区委员会Yaroslav Dobryansky和Sapozhko市长。</text:p>
      <text:p text:style-name="P4">
纳扎伦科强调说：“尽管第72旅的勇士继续朝着东方的方向捍卫国家，但我们的任务是加强前线的男孩并为他们提供一切必要的东西。”</text:p>
      <text:p text:style-name="P4">
<text:span text:style-name="T4">
另请阅读：</text:span>
 <text:a xlink:type="simple" xlink:href="https://www.ukrinform.ua/rubric-regions/3690660-na-rivnensini-volonteri-zarobili-dla-zsu-ponad-100-tisac-vidpravlauci-na-pererobku-smitta.html" text:style-name="Internet_20_link" text:visited-style-name="Visited_20_Internet_20_Link">
<text:span text:style-name="T4">
 Rivne地区</text:span>
 <text:span text:style-name="T4">
志愿者</text:span>
 <text:span text:style-name="T4">
赚取</text:span>
 <text:span text:style-name="T4">
 </text:span>
 <text:span text:style-name="T4">
 </text:span>
 <text:span text:style-name="T4">
 </text:span>
 <text:span text:style-name="T4">
 </text:span>
 <text:span text:style-name="T4">
武装部队</text:span>
<text:span text:style-name="T5">
 </text:span>
<text:span text:style-name="T4">
 </text:span>
 <text:span text:style-name="T4">
 </text:span>
 <text:span text:style-name="T4">
 </text:span>
 100 <text:span text:style-name="T4">
 </text:span>
 <text:span text:style-name="T4">
千</text:span>
 <text:span text:style-name="T4">
 </text:span>
 <text:span text:style-name="T4">
 </text:span>
 <text:span text:style-name="T4">
发送</text:span>
 <text:span text:style-name="T4">
处理</text:span>
 <text:span text:style-name="T4">
 </text:span>
垃圾**</text:a>
在会议期间，首都地区的代表感谢挂断的战斗机<text:a xlink:type="simple" xlink:href="https://www.ukrinform.ua/tag-kiivsina" text:style-name="Internet_20_link" text:visited-style-name="Visited_20_Internet_20_Link">
</text:a>
来自俄罗斯入侵者。</text:p>
      <text:p text:style-name="P4">
News Source: <text:a xlink:type="simple" xlink:href="https://www.ukrinform.ua/rubric-regions/3693264-kiivsina-peredala-droni-ta-avtivki-bijcam-72i-brigadi-aki-vouut-na-doneccini.html" text:style-name="Internet_20_link" text:visited-style-name="Visited_20_Internet_20_Link">
https://www.ukrinform.ua/rubric-regions/3693264-kiivsina-peredala-droni-ta-avtivki-bijcam-72i-brigadi-aki-vouut-na-doneccini.html</text:a>
</text:p>
      <!--NEWS-->
      <text:h text:style-name="P10" text:outline-level="1">
<text:span text:style-name="T4">
在切尔尼希夫地区，被一个女孩嘲笑的青少年负责</text:span>
</text:h>
      <text:p text:style-name="P4">
作者: Ukrinform (Person)</text:p>
      <text:p text:style-name="P4">
出版商: Укринформ (Organization)</text:p>
      <text:p text:style-name="P4">
出版时间: 2023-04-08T14:16:00+03:00</text:p>
      <text:p text:style-name="P4">
修改时间: 2023-04-08T14:16:00+03:00</text:p>
      <text:p text:style-name="P4">
描述: 在切尔尼希夫地区，警方对五名少年负责，他们张贴了一段视频，介绍了女孩如何欺负他们，以及他们的父母和他们学习的校长。  - 乌克林。</text:p>
      <text:p text:style-name="P4">
图片: ["<text:a xlink:type="simple" xlink:href="https://static.ukrinform.com/photos/2018_01/thumb_files/630_360_1514814140-4618.jpg" text:style-name="Internet_20_link" text:visited-style-name="Visited_20_Internet_20_Link">
630_360_15148...</text:a>
"]</text:p>
      <text:p text:style-name="P4">
标签: ['Діти', 'Поліція', 'Чернігівщина', 'Булінг']</text:p>
      <text:p text:style-name="P4">
类型: Article</text:p>
      <!--METADATA-->
      <text:p text:style-name="P4">
<draw:frame draw:style-name="fr1" draw:name="Image229" text:anchor-type="as-char" svg:width="6.9236in" svg:height="3.956343in" draw:z-index="0">
<draw:image xlink:href="../Images/yкринформ/2023-04-08T14-16-00-03-00/630_360_1514814140-4618.jpg" xlink:type="simple" xlink:show="embed" xlink:actuate="onLoad" draw:mime-type="image/jpeg"/>
</draw:frame>
警方对五名青少年负责，他们正在研究女孩以及他们的父母和正在学习的导演。</text:p>
      <text:p text:style-name="P4">
这是在Facebook上报告的<text:a xlink:type="simple" xlink:href="https://www.facebook.com/policechernigivshchini/posts/pfbid02yBJaxBCAz77NgRRGASznPLUxikQN9EL71H2XsxPeyeLjNwNdtBMUEZxK7QFSnSmnl" text:style-name="Internet_20_link" text:visited-style-name="Visited_20_Internet_20_Link">
</text:a>
，报道乌克林福姆。</text:p>
      <text:p text:style-name="P4">
“在4月6日，在监视社交网络期间，警方找到了一段视频，该视频严重地发现了与另一个女孩的关系。 冲突在现场发展，对[]的身体暴力行为(https://www.ukrinform.ua/tag-diti)。 所有青少年在普里卢基地区的一家教育机构之一进行研究，”该消息写道。</text:p>
      <text:p text:style-name="P4">
少年预防雇员与Ichniansky Gromad的警察一起，根据《乌克兰法典》第173条就行政犯罪制作了行政材料(小流氓行为).Адмінпротоколи за статтею 184 (父母或替代他们的人未能履行，抚养孩子的责任)他们还在董事的机构和父母中汇编。</text:p>
      <text:p text:style-name="P4">
<text:span text:style-name="T4">
另请阅读：</text:span>
 <text:a xlink:type="simple" xlink:href="https://www.ukrinform.ua/rubric-regions/3687954-batko-zgvaltovanoi-nepovnolitnoi-iz-zakarpatta-oskarzuvatime-virok-napadnikam.html" text:style-name="Internet_20_link" text:visited-style-name="Visited_20_Internet_20_Link">
<text:span text:style-name="T4">
 transcarpathia </text:span>
</text:a>
值得注意的是，警察预防少年的预防已经通过教育机构的管理以及学生和父母采取了预防措施。为了防止此类案件，警察还将与社区中的青少年进行解释性工作。</text:p>
      <text:p text:style-name="P4">
前几天，一个视频出现在社交网络上，小女孩在嘲笑他的同龄人。</text:p>
      <text:p text:style-name="P4">
News Source: <text:a xlink:type="simple" xlink:href="https://www.ukrinform.ua/rubric-regions/3693267-na-cernigivsini-pritagnuli-do-vidpovidalnosti-pidlitkiv-aki-znusalisa-z-divcini.html" text:style-name="Internet_20_link" text:visited-style-name="Visited_20_Internet_20_Link">
https://www.ukrinform.ua/rubric-regions/3693267-na-cernigivsini-pritagnuli-do-vidpovidalnosti-pidlitkiv-aki-znusalisa-z-divcini.html</text:a>
</text:p>
      <!--NEWS-->
      <text:h text:style-name="P10" text:outline-level="1">
<text:span text:style-name="T4">
Chernihiv-Shvsm在第一场联赛中赢得了Mariupol FSK</text:span>
</text:h>
      <text:p text:style-name="P4">
作者: Ukrinform (Person)</text:p>
      <text:p text:style-name="P4">
出版商: Укринформ (Organization)</text:p>
      <text:p text:style-name="P4">
出版时间: 2023-04-08T14:23:00+03:00</text:p>
      <text:p text:style-name="P4">
修改时间: 2023-04-08T14:23:00+03:00</text:p>
      <text:p text:style-name="P4">
描述: 4月8日星期六，在乌克兰恢复了第一家联赛俱乐部的全国足球冠军。  - 乌克林。</text:p>
      <text:p text:style-name="P4">
图片: ["<text:a xlink:type="simple" xlink:href="https://static.ukrinform.com/photos/2023_04/thumb_files/630_360_1680943927-908.jpg" text:style-name="Internet_20_link" text:visited-style-name="Visited_20_Internet_20_Link">
630_360_16809...</text:a>
"]</text:p>
      <text:p text:style-name="P4">
标签: ['Футбол', 'Україна', 'перша ліга', 'Чернігів']</text:p>
      <text:p text:style-name="P4">
类型: Article</text:p>
      <!--METADATA-->
      <text:p text:style-name="P4">
<draw:frame draw:style-name="fr1" draw:name="Image230" text:anchor-type="as-char" svg:width="6.9236in" svg:height="3.956343in" draw:z-index="0">
<draw:image xlink:href="../Images/yкринформ/2023-04-08T14-23-00-03-00/630_360_1680943927-908.jpg" xlink:type="simple" xlink:show="embed" xlink:actuate="onLoad" draw:mime-type="image/jpeg"/>
</draw:frame>
4月8日，星期六，在乌克兰恢复的第一联盟俱乐部中的全国足球锦标赛。</text:p>
      <text:p text:style-name="P4">
报道说，团队“ Chernihiv-shvsm”和FSC“ Mariupol”之间的处置小组的第一轮比赛结束了。</text:p>
      <text:p text:style-name="P4">
比赛帐户是2：1。</text:p>
      <text:p text:style-name="P4">
目标：Maxim Serdyuk(25分钟)和Miroslav Serdyuk(90+6)-Yaroslav Dobrokhotov(87，受到罚款).</text:p>
      <text:p text:style-name="P4">
«Чернігів-ШВСМ» - з 14-ма очками лідирує у Групі вибування. ФСК «Маріуполь»має 5 пунктів.</text:p>
      <text:p text:style-name="P4">
<text:span text:style-name="T4">
Читайте також:</text:span>
 <text:a xlink:type="simple" xlink:href="https://www.ukrinform.ua/rubric-sports/3692711-sogodni-ponovluetsa-sezon-u-drugij-futbolnij-lizi-ukraini.html" text:style-name="Internet_20_link" text:visited-style-name="Visited_20_Internet_20_Link">
 </text:a>
处置的八支球队正在为该部门的注册而战。</text:p>
      <text:p text:style-name="P4">
在照片中：Chernihiv-shvsm /Facebook.com/fc.chernigiv。</text:p>
      <text:p text:style-name="P4">
News Source: <text:a xlink:type="simple" xlink:href="https://www.ukrinform.ua/rubric-sports/3693269-cernigivsvsm-peremig-fsk-mariupol-u-matci-persoi-ligi.html" text:style-name="Internet_20_link" text:visited-style-name="Visited_20_Internet_20_Link">
https://www.ukrinform.ua/rubric-sports/3693269-cernigivsvsm-peremig-fsk-mariupol-u-matci-persoi-ligi.html</text:a>
</text:p>
      <!--NEWS-->
      <text:h text:style-name="P10" text:outline-level="1">
<text:span text:style-name="T4">
卫星去除了Zaporozhye的俄罗斯人的70公里“战trench”</text:span>
</text:h>
      <text:p text:style-name="P4">
作者: Ukrinform (Person)</text:p>
      <text:p text:style-name="P4">
出版商: Укринформ (Organization)</text:p>
      <text:p text:style-name="P4">
出版时间: 2023-04-08T14:24:00+03:00</text:p>
      <text:p text:style-name="P4">
修改时间: 2023-04-08T14:24:00+03:00</text:p>
      <text:p text:style-name="P4">
描述: 俄罗斯军队在Zaporozhye地区被捕领土的防御线之一不断延伸到70公里以上。  - 乌克林。</text:p>
      <text:p text:style-name="P4">
图片: ["<text:a xlink:type="simple" xlink:href="https://static.ukrinform.com/photos/2023_04/thumb_files/630_360_1680952937-468.png" text:style-name="Internet_20_link" text:visited-style-name="Visited_20_Internet_20_Link">
630_360_16809...</text:a>
", "<text:a xlink:type="simple" xlink:href="https://static.ukrinform.com/photos/2023_04/1680952937-577.jpg" text:style-name="Internet_20_link" text:visited-style-name="Visited_20_Internet_20_Link">
1680952937-57...</text:a>
", "<text:a xlink:type="simple" xlink:href="https://static.ukrinform.com/photos/2023_04/1680952937-340.jpg" text:style-name="Internet_20_link" text:visited-style-name="Visited_20_Internet_20_Link">
1680952937-34...</text:a>
", "<text:a xlink:type="simple" xlink:href="https://static.ukrinform.com/photos/2023_04/1680952937-952.jpg" text:style-name="Internet_20_link" text:visited-style-name="Visited_20_Internet_20_Link">
1680952937-95...</text:a>
", "<text:a xlink:type="simple" xlink:href="https://static.ukrinform.com/photos/2023_04/1680952937-602.jpg" text:style-name="Internet_20_link" text:visited-style-name="Visited_20_Internet_20_Link">
1680952937-60...</text:a>
"]</text:p>
      <text:p text:style-name="P4">
标签: ['Фото', 'Супутник', 'Запоріжжя', 'Війна з росією']</text:p>
      <text:p text:style-name="P4">
类型: Article</text:p>
      <!--METADATA-->
      <text:p text:style-name="P4">
<draw:frame draw:style-name="fr1" draw:name="Image231" text:anchor-type="as-char" svg:width="6.9236in" svg:height="3.947875in" draw:z-index="0">
<draw:image xlink:href="../Images/yкринформ/2023-04-08T14-24-00-03-00/630_360_1680952937-468.png" xlink:type="simple" xlink:show="embed" xlink:actuate="onLoad" draw:mime-type="image/png"/>
</draw:frame>
在Zaporozhye地区被俘虏领土的俄罗斯军队的防御之一超过70公里。</text:p>
      <text:p text:style-name="P4">
在卫星图像Sentinel-2 []中发现的入侵者堡垒的堡垒<text:a xlink:type="simple" xlink:href="https://investigator.org.ua/news-2/253361/" text:style-name="Internet_20_link" text:visited-style-name="Visited_20_Internet_20_Link">
</text:a>
，报道乌克林福姆。</text:p>
      <text:p text:style-name="P4">
“由于[]的照片，极端要点揭示了(https://www.ukrinform.ua/tag-suputnik)西部俄罗斯堡垒的哨兵2位于Semenivka的郊区。 它距离梅利托波尔市中心约九公里，该中心是由该地区俄罗斯联邦占领政府及其资本任命的。 在东部，非常确定的防御工事位于玛丽尼夫卡·普里莫斯基(Marynivka Prymorsky)村外的田野中，”该消息写道。</text:p>
      <text:p text:style-name="P4">
<draw:frame draw:style-name="fr1" draw:name="Image232" text:anchor-type="as-char" svg:width="6.9236in" svg:height="2.714491in" draw:z-index="0">
<draw:image xlink:href="../Images/yкринформ/2023-04-08T14-24-00-03-00/1680952937-577.jpg" xlink:type="simple" xlink:show="embed" xlink:actuate="onLoad" draw:mime-type="image/jpeg"/>
</draw:frame>
</text:p>
      <text:p text:style-name="P4">
<draw:frame draw:style-name="fr1" draw:name="Image233" text:anchor-type="as-char" svg:width="6.9236in" svg:height="3.187054in" draw:z-index="0">
<draw:image xlink:href="../Images/yкринформ/2023-04-08T14-24-00-03-00/1680952937-340.jpg" xlink:type="simple" xlink:show="embed" xlink:actuate="onLoad" draw:mime-type="image/jpeg"/>
</draw:frame>
<draw:frame draw:style-name="fr1" draw:name="Image234" text:anchor-type="as-char" svg:width="6.9236in" svg:height="3.121115in" draw:z-index="0">
<draw:image xlink:href="../Images/yкринформ/2023-04-08T14-24-00-03-00/1680952937-952.jpg" xlink:type="simple" xlink:show="embed" xlink:actuate="onLoad" draw:mime-type="image/jpeg"/>
</draw:frame>
<draw:frame draw:style-name="fr1" draw:name="Image235" text:anchor-type="as-char" svg:width="6.9236in" svg:height="2.208958in" draw:z-index="0">
<draw:image xlink:href="../Images/yкринформ/2023-04-08T14-24-00-03-00/1680952937-602.jpg" xlink:type="simple" xlink:show="embed" xlink:actuate="onLoad" draw:mime-type="image/jpeg"/>
</draw:frame>
卫星数据的分析表明，该防御线的建设始于2022年9月初。</text:p>
      <text:p text:style-name="P4">
<text:span text:style-name="T4">
另请阅读：</text:span>
 <text:a xlink:type="simple" xlink:href="https://www.ukrinform.ua/rubric-regions/3692488-na-zaporizzi-pidgotuvali-ponad-350-zahisnih-sporud-ova.html" text:style-name="Internet_20_link" text:visited-style-name="Visited_20_Internet_20_Link">
<text:span text:style-name="T4">
 Zaporozhye </text:span>
</text:a>
入侵者开始用两个方向同时挖沟，截至10月18日，巨型型已经准备好了。 它的连续长度为70公里。 Cemezhi从东到西的Zaporozhye地区长度的三分之一(2000K)欧雷特(Irret)从赫森(Kherson)到尼古拉夫(Nikolaev)或czhr中的维也纳·布拉迪斯拉瓦(Vienna Bratislava)的距离。</text:p>
      <text:p text:style-name="P4">
据报道，俄罗斯军方正在改变Energodarazaposhi地区附近的领土。</text:p>
      <text:p text:style-name="P4">
_OPTO来自Sentinel-2卫星</text:p>
      <text:p text:style-name="P4">
News Source: <text:a xlink:type="simple" xlink:href="https://www.ukrinform.ua/rubric-ato/3693270-suputnik-znav-70kilometrovij-okop-rosian-na-zaporizzi.html" text:style-name="Internet_20_link" text:visited-style-name="Visited_20_Internet_20_Link">
https://www.ukrinform.ua/rubric-ato/3693270-suputnik-znav-70kilometrovij-okop-rosian-na-zaporizzi.html</text:a>
</text:p>
      <!--NEWS-->
      <text:h text:style-name="P10" text:outline-level="1">
<text:span text:style-name="T4">
俄罗斯驱逐出境的31名儿童被送回乌克兰</text:span>
</text:h>
      <text:p text:style-name="P4">
作者: Ukrinform (Person)</text:p>
      <text:p text:style-name="P4">
出版商: Укринформ (Organization)</text:p>
      <text:p text:style-name="P4">
出版时间: 2023-04-08T14:27:00+03:00</text:p>
      <text:p text:style-name="P4">
修改时间: 2023-04-08T14:27:00+03:00</text:p>
      <text:p text:style-name="P4">
描述: 4月8日，俄罗斯人驱逐出境，返回乌克兰。  - 乌克林。</text:p>
      <text:p text:style-name="P4">
图片: ["<text:a xlink:type="simple" xlink:href="https://static.ukrinform.com/photos/2023_04/thumb_files/630_360_1680953962-590.jpg" text:style-name="Internet_20_link" text:visited-style-name="Visited_20_Internet_20_Link">
630_360_16809...</text:a>
"]</text:p>
      <text:p text:style-name="P4">
标签: ['Депортація', 'Діти', 'Війна з росією']</text:p>
      <text:p text:style-name="P4">
类型: Article</text:p>
      <!--METADATA-->
      <text:p text:style-name="P4">
<draw:frame draw:style-name="fr1" draw:name="Image236" text:anchor-type="as-char" svg:width="6.9236in" svg:height="3.956343in" draw:z-index="0">
<draw:image xlink:href="../Images/yкринформ/2023-04-08T14-27-00-03-00/630_360_1680953962-590.jpg" xlink:type="simple" xlink:show="embed" xlink:actuate="onLoad" draw:mime-type="image/jpeg"/>
</draw:frame>
4月8日，4月8日被驱逐出境的俄罗斯人将于4月8日返回乌克兰。</text:p>
      <text:p text:style-name="P4">
关于它在乌克兰媒体中心举行的新闻发布会上 - 乌克兰总统乌克兰总统乌克兰总统报道(2014-2021。)Mykola Kuleba。</text:p>
      <text:p text:style-name="P4">
“现在有31个孩子前往基辅。 这些孩子将在3-4个小时内来到首都。这是我们的第五次救援任务，这不仅符合我们拯救的孩子，而且符合复杂性。 不幸的是，她带两个孩子的祖母在此任务中死亡。”他说。</text:p>
      <text:p text:style-name="P4">
根据库勒巴(Kuleba)的说法，因此，没有按计划将33名儿童送回乌克兰，但31岁。他指定他需要将这位女士的尸体归还给乌克兰的想法，她必须带走这一想法。</text:p>
      <text:p text:style-name="P4">
Kuleba专注于长期和多次FSB询问。 Saveukraine的执行董事补充说：“因此，我祖母的心停止了，这并不奇怪。”</text:p>
      <text:p text:style-name="P4">
他说，当这些孩子的父母和法律代表来营地接他们时，俄罗斯人不允许他们一起进入该机构。</text:p>
      <text:p text:style-name="P4">
“他们(俄罗斯人 -  ed。)他们被留在栅栏后面，允许一个父母允许安装相机的摄像机。 他们向父母施压，以便父母要带走孩子，感谢俄罗斯联邦保留了他们的<text:a xlink:type="simple" xlink:href="https://www.ukrinform.ua/tag-diti" text:style-name="Internet_20_link" text:visited-style-name="Visited_20_Internet_20_Link">
</text:a>
”， - 库莱巴说。</text:p>
      <text:p text:style-name="P4">
前总统儿童权利专员指出，他们将是俄罗斯人识别儿童(他们被取出了 -  ed。)并通过红十字会的相应列表，以便乌克兰能够找到他们的父母。</text:p>
      <text:p text:style-name="P4">
<text:span text:style-name="T4">
另请阅读：</text:span>
 <text:a xlink:type="simple" xlink:href="https://www.ukrinform.ua/rubric-society/3687167-rosiani-blokuut-povernenna-deportovanih-ditejsirit-veresuk.html" text:style-name="Internet_20_link" text:visited-style-name="Visited_20_Internet_20_Link">
</text:a>
“他们返回的所有孩子都说，没有人绝对不必找到父母。 我们正在寻找这些孩子，这非常困难，孩子们在5个月内更改了5个不同的住宿地点 - 他们被扔在另一个营地。 有很多证据表明这些孩子已经被这些孩子教了。” Save乌克兰执行董事说。</text:p>
      <text:p text:style-name="P4">
他指出，有一个半百万乌克兰儿童的数据，他们在2014年之后发现自己在俄罗斯联邦或被俘虏的领土上。</text:p>
      <text:p text:style-name="P4">
“这几乎是孩子的20％ - 它是关于克里米亚，唐巴斯和其他地区的占领领土。 这些孩子是人质的孩子，不幸的是，由于各种原因，今天将无法返回乌克兰。”库尔巴补充说。根据乌克林福姆的说法，根据申诉专员办公室的说法，截至4月8日，乌克兰返回了360名儿童。</text:p>
      <text:p text:style-name="P4">
News Source: <text:a xlink:type="simple" xlink:href="https://www.ukrinform.ua/rubric-society/3693273-v-ukrainu-povertaetsa-31-ditina-deportovana-rosieu.html" text:style-name="Internet_20_link" text:visited-style-name="Visited_20_Internet_20_Link">
https://www.ukrinform.ua/rubric-society/3693273-v-ukrainu-povertaetsa-31-ditina-deportovana-rosieu.html</text:a>
</text:p>
      <!--NEWS-->
      <text:h text:style-name="P10" text:outline-level="1">
<text:span text:style-name="T4">
在土耳其，国际金融公司是为乌克兰人和克里米亚塔塔尔社区组织的</text:span>
</text:h>
      <text:p text:style-name="P4">
作者: Ukrinform (Person)</text:p>
      <text:p text:style-name="P4">
出版商: Укринформ (Organization)</text:p>
      <text:p text:style-name="P4">
出版时间: 2023-04-08T14:27:30+03:00</text:p>
      <text:p text:style-name="P4">
修改时间: 2023-04-08T14:27:30+03:00</text:p>
      <text:p text:style-name="P4">
描述: 在土耳其埃斯基希尔（Eskischir），国际金融公司（Ifar）与乌克​​兰和克里米亚塔塔尔（Crimean Tatar）社区（Turkiv-Meskhetians社区）的代表参加。  - 乌克林。</text:p>
      <text:p text:style-name="P4">
图片: ["<text:a xlink:type="simple" xlink:href="https://static.ukrinform.com/photos/2023_04/thumb_files/630_360_1680952866-2589.jpeg" text:style-name="Internet_20_link" text:visited-style-name="Visited_20_Internet_20_Link">
630_360_16809...</text:a>
", "<text:a xlink:type="simple" xlink:href="https://static.ukrinform.com/photos/2023_04/thumb_files/630_360_1680952866-7892.jpeg" text:style-name="Internet_20_link" text:visited-style-name="Visited_20_Internet_20_Link">
630_360_16809...</text:a>
", "<text:a xlink:type="simple" xlink:href="https://static.ukrinform.com/photos/2023_04/thumb_files/630_360_1680952866-4208.jpeg" text:style-name="Internet_20_link" text:visited-style-name="Visited_20_Internet_20_Link">
630_360_16809...</text:a>
", "<text:a xlink:type="simple" xlink:href="https://static.ukrinform.com/photos/2023_04/thumb_files/630_360_1680952866-4041.jpeg" text:style-name="Internet_20_link" text:visited-style-name="Visited_20_Internet_20_Link">
630_360_16809...</text:a>
", "<text:a xlink:type="simple" xlink:href="https://static.ukrinform.com/photos/2023_04/thumb_files/630_360_1680952866-7272.jpeg" text:style-name="Internet_20_link" text:visited-style-name="Visited_20_Internet_20_Link">
630_360_16809...</text:a>
"]</text:p>
      <text:p text:style-name="P4">
标签: ['Мусульмани', 'Туреччина']</text:p>
      <text:p text:style-name="P4">
类型: Article</text:p>
      <!--METADATA-->
      <text:p text:style-name="P4">
<draw:frame draw:style-name="fr1" draw:name="Image237" text:anchor-type="as-char" svg:width="6.9236in" svg:height="3.956343in" draw:z-index="0">
<draw:image xlink:href="../Images/yкринформ/2023-04-08T14-27-30-03-00/630_360_1680952866-2589.jpeg" xlink:type="simple" xlink:show="embed" xlink:actuate="onLoad" draw:mime-type="image/jpeg"/>
</draw:frame>
Uturetsky Eskischiri发生在Iftar，随着乌克兰塔塔尔社区(Tatar Communities)的代表，土耳其人 - 派家社区的代表。</text:p>
      <text:p text:style-name="P4">
乌克林福姆(Ukrinform)自己在土耳其的记者报道了它。</text:p>
      <text:p text:style-name="P4">
<draw:frame draw:style-name="fr1" draw:name="Image238" text:anchor-type="as-char" svg:width="6.9236in" svg:height="3.956343in" draw:z-index="0">
<draw:image xlink:href="../Images/yкринформ/2023-04-08T14-27-30-03-00/630_360_1680952866-7892.jpeg" xlink:type="simple" xlink:show="embed" xlink:actuate="onLoad" draw:mime-type="image/jpeg"/>
</draw:frame>
Uturchyna为乌克兰人和克里米亚人塔塔尔人社区组织IFAR /照片：乌克兰在土耳其的大使馆，活动的组织者<text:a xlink:type="simple" xlink:href="https://static.ukrinform.com/photos/2023_04/1680952866-7892.jpeg" text:style-name="Internet_20_link" text:visited-style-name="Visited_20_Internet_20_Link">
![] [] [](Images/yкринформ/2023-04-08T14-27-30-03-00/630_360_1680952866-7892.jpeg)</text:a>
 <text:a xlink:type="simple" xlink:href="https://static.ukrinform.com/photos/2023_04/1680952866-4208.jpeg" text:style-name="Internet_20_link" text:visited-style-name="Visited_20_Internet_20_Link">
<draw:frame draw:style-name="fr1" draw:name="Image239" text:anchor-type="as-char" svg:width="6.9236in" svg:height="3.956343in" draw:z-index="0">
<draw:image xlink:href="../Images/yкринформ/2023-04-08T14-27-30-03-00/630_360_1680952866-4208.jpeg" xlink:type="simple" xlink:show="embed" xlink:actuate="onLoad" draw:mime-type="image/jpeg"/>
</draw:frame>
</text:a>
 <text:a xlink:type="simple" xlink:href="https://static.ukrinform.com/photos/2023_04/1680952866-4041.jpeg" text:style-name="Internet_20_link" text:visited-style-name="Visited_20_Internet_20_Link">
<draw:frame draw:style-name="fr1" draw:name="Image240" text:anchor-type="as-char" svg:width="6.9236in" svg:height="3.956343in" draw:z-index="0">
<draw:image xlink:href="../Images/yкринформ/2023-04-08T14-27-30-03-00/630_360_1680952866-4041.jpeg" xlink:type="simple" xlink:show="embed" xlink:actuate="onLoad" draw:mime-type="image/jpeg"/>
</draw:frame>
</text:a>
 <text:a xlink:type="simple" xlink:href="https://static.ukrinform.com/photos/2023_04/1680952866-2589.jpeg" text:style-name="Internet_20_link" text:visited-style-name="Visited_20_Internet_20_Link">
<draw:frame draw:style-name="fr1" draw:name="Image241" text:anchor-type="as-char" svg:width="6.9236in" svg:height="3.956343in" draw:z-index="0">
<draw:image xlink:href="../Images/yкринформ/2023-04-08T14-27-30-03-00/630_360_1680952866-2589.jpeg" xlink:type="simple" xlink:show="embed" xlink:actuate="onLoad" draw:mime-type="image/jpeg"/>
</draw:frame>
</text:a>
 <text:a xlink:type="simple" xlink:href="https://static.ukrinform.com/photos/2023_04/1680952866-7272.jpeg" text:style-name="Internet_20_link" text:visited-style-name="Visited_20_Internet_20_Link">
<draw:frame draw:style-name="fr1" draw:name="Image242" text:anchor-type="as-char" svg:width="6.9236in" svg:height="3.956343in" draw:z-index="0">
<draw:image xlink:href="../Images/yкринформ/2023-04-08T14-27-30-03-00/630_360_1680952866-7272.jpeg" xlink:type="simple" xlink:show="embed" xlink:actuate="onLoad" draw:mime-type="image/jpeg"/>
</draw:frame>
</text:a>
“这表明埃斯基什(Eskisheire)和地方当局的克里米亚塔塔尔(Tatar)社区这次认为(圣月 - 雷玛赞(Ramazan)。)关于他们在被占领的克里米亚困难的兄弟，在俄罗斯联邦对乌克兰的激进战争条件下，他们的生命危险。 拉马赞(Ramazan)确实汇集了来自世界许多国家的不同国籍，他们宣称善良的原则，尊重宗教和基本人权。</text:p>
      <text:p text:style-name="P4">
<text:span text:style-name="T4">
另请阅读：</text:span>
 <text:a xlink:type="simple" xlink:href="https://www.ukrinform.ua/rubric-society/3674168-muftij-rozpoviv-ak-zive-musulmanska-gromada-ukraini-pid-cas-vijni.html" text:style-name="Internet_20_link" text:visited-style-name="Visited_20_Internet_20_Link">
<text:span text:style-name="T4">
穆斯林</text:span>
</text:a>
这位大使感谢邀请向地方当局以及乌克兰的埃斯基什希尔难民提供的帮助。</text:p>
      <text:p text:style-name="P4">
“我们的共同经验表明，乌克兰和<text:a xlink:type="simple" xlink:href="https://www.ukrinform.ua/tag-tureccina" text:style-name="Internet_20_link" text:visited-style-name="Visited_20_Internet_20_Link">
</text:a>
他们是真正的战略合作伙伴，他们互相支持困难时期。 乌克兰人民在莫斯科释放的激进战争中获得了土耳其人的支持。 就其一方面，乌克兰与土耳其的可怕地震没有离开。”博德纳尔说。“将举行国际克里米亚平台斯坦米斯特峰会关于黑海地区安全主题活动的重要事件。 我们非常感谢土耳其在包括克里米亚在内的乌克兰领土完整性方面的基本立场。”乌克兰大使说。</text:p>
      <text:p text:style-name="P4">
<text:span text:style-name="T4">
另请阅读：</text:span>
 <text:a xlink:type="simple" xlink:href="https://www.ukrinform.ua/rubric-ato/3693054-v-op-zaavili-so-rosia-vidmovilas-vid-obminu-vijskovopolonenih-musulman.html" text:style-name="Internet_20_link" text:visited-style-name="Visited_20_Internet_20_Link">
<text:span text:style-name="T4">
穆斯林</text:span>
</text:a>
正如乌克林福姆(Ukrinform)报道的那样，沃迪米尔·泽伦斯基(Volodymyr Zelenskyy)总统宣布<text:a xlink:type="simple" xlink:href="https://www.ukrinform.ua/rubric-society/3693070-zelenskij-ogolosiv-pro-zapocatkuvanna-v-ukraini-novoi-tradicii-iftaru.html" text:style-name="Internet_20_link" text:visited-style-name="Visited_20_Internet_20_Link">
</text:a>
新的传统是穆斯林圣礼期间穆斯林圣礼期间的官方级别。 在4月7日在基辅举行的第一任官方Ihftari中，穆斯林军人参加了文凭代表，特别是在乌克兰认可的穆斯林国家大使馆的校长，马克利斯克·塔塔尔(Majlisukhrim Tatar)。</text:p>
      <text:p text:style-name="P4">
克里米亚塔塔尔人的领导人穆斯塔法·迪兹梅列夫(Mustafa Dzhemilev)(https://www.ukrinform.ua/rubric-polytics/3693088-dzemilev-zaklikav-musulmanski-kraini-podolati-strah-pered-rosieu-j-pidtrimati-ukrainu.html)穆斯林国家积极支持乌克兰反对俄罗斯侵略。</text:p>
      <text:p text:style-name="P4">
News Source: <text:a xlink:type="simple" xlink:href="https://www.ukrinform.ua/rubric-diaspora/3693271-u-tureccini-organizuvali-iftar-dla-gromad-ukrainciv-i-krimskih-tatar.html" text:style-name="Internet_20_link" text:visited-style-name="Visited_20_Internet_20_Link">
https://www.ukrinform.ua/rubric-diaspora/3693271-u-tureccini-organizuvali-iftar-dla-gromad-ukrainciv-i-krimskih-tatar.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08T14:39:00+03:00</text:p>
      <text:p text:style-name="P4">
修改时间: 2023-04-08T14:39: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243" text:anchor-type="as-char" svg:width="6.9236in" svg:height="3.956343in" draw:z-index="0">
<draw:image xlink:href="../Images/yкринформ/2023-04-08T14-39-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244" text:anchor-type="as-char" svg:width="6.9236in" svg:height="6.9236in" draw:z-index="0">
<draw:image xlink:href="../Images/yкринформ/2023-04-08T14-39-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245" text:anchor-type="as-char" svg:width="6.9236in" svg:height="6.9236in" draw:z-index="0">
<draw:image xlink:href="../Images/yкринформ/2023-04-08T14-39-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246" text:anchor-type="as-char" svg:width="6.9236in" svg:height="6.9236in" draw:z-index="0">
<draw:image xlink:href="../Images/yкринформ/2023-04-08T14-39-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247" text:anchor-type="as-char" svg:width="6.9236in" svg:height="6.9236in" draw:z-index="0">
<draw:image xlink:href="../Images/yкринформ/2023-04-08T14-39-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248" text:anchor-type="as-char" svg:width="6.9236in" svg:height="6.9236in" draw:z-index="0">
<draw:image xlink:href="../Images/yкринформ/2023-04-08T14-39-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249" text:anchor-type="as-char" svg:width="6.9236in" svg:height="6.9236in" draw:z-index="0">
<draw:image xlink:href="../Images/yкринформ/2023-04-08T14-39-00-03-00/1659948836-620.jpg" xlink:type="simple" xlink:show="embed" xlink:actuate="onLoad" draw:mime-type="image/jpeg"/>
</draw:frame>
2022年5月25日，女孩在村庄消失了。 Kharkiv地区的Kivsharivka。</text:p>
      <text:p text:style-name="P4">
婴儿的迹象：看起来17岁，身高158厘米，瘦，金发，灰绿色的眼睛。</text:p>
      <text:p text:style-name="P4">
特殊标志：戴眼镜。</text:p>
      <text:p text:style-name="P4">
<text:span text:style-name="T4">
 Mykola Grigoriev，17岁</text:span>
</text:p>
      <text:p text:style-name="P4">
<draw:frame draw:style-name="fr1" draw:name="Image250" text:anchor-type="as-char" svg:width="6.9236in" svg:height="6.9236in" draw:z-index="0">
<draw:image xlink:href="../Images/yкринформ/2023-04-08T14-39-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251" text:anchor-type="as-char" svg:width="6.9236in" svg:height="6.9236in" draw:z-index="0">
<draw:image xlink:href="../Images/yкринформ/2023-04-08T14-39-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252" text:anchor-type="as-char" svg:width="6.9236in" svg:height="6.9236in" draw:z-index="0">
<draw:image xlink:href="../Images/yкринформ/2023-04-08T14-39-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253" text:anchor-type="as-char" svg:width="6.9236in" svg:height="6.9236in" draw:z-index="0">
<draw:image xlink:href="../Images/yкринформ/2023-04-08T14-39-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罗马尼亚F-16被取消以拦截波罗的海的两名俄罗斯战斗机</text:span>
</text:h>
      <text:p text:style-name="P4">
作者: Ukrinform (Person)</text:p>
      <text:p text:style-name="P4">
出版商: Укринформ (Organization)</text:p>
      <text:p text:style-name="P4">
出版时间: 2023-04-08T14:39:26+03:00</text:p>
      <text:p text:style-name="P4">
修改时间: 2023-04-08T14:39:26+03:00</text:p>
      <text:p text:style-name="P4">
描述: 来自北约航空巡逻队的F-16空军战士上升，拦截并支持波罗的海两名俄罗斯SU-27战斗机。  - 乌克林。</text:p>
      <text:p text:style-name="P4">
图片: ["<text:a xlink:type="simple" xlink:href="https://static.ukrinform.com/photos/2023_04/thumb_files/630_360_1680953651-827.jpg" text:style-name="Internet_20_link" text:visited-style-name="Visited_20_Internet_20_Link">
630_360_16809...</text:a>
", "<text:a xlink:type="simple" xlink:href="https://static.ukrinform.com/photos/2023_04/1680953645-650.jpg" text:style-name="Internet_20_link" text:visited-style-name="Visited_20_Internet_20_Link">
1680953645-65...</text:a>
"]</text:p>
      <text:p text:style-name="P4">
标签: ['Літак', 'НАТО', 'Румунія', 'росія']</text:p>
      <text:p text:style-name="P4">
类型: Article</text:p>
      <!--METADATA-->
      <text:p text:style-name="P4">
<draw:frame draw:style-name="fr1" draw:name="Image254" text:anchor-type="as-char" svg:width="6.9236in" svg:height="3.956343in" draw:z-index="0">
<draw:image xlink:href="../Images/yкринформ/2023-04-08T14-39-26-03-00/630_360_1680953651-827.jpg" xlink:type="simple" xlink:show="embed" xlink:actuate="onLoad" draw:mime-type="image/jpeg"/>
</draw:frame>
来自北约航空巡逻队的F-16 F-16战斗机上升，拦截并支持波罗的海莫雷姆(Bollocs Morem)的两名俄罗斯SU-27战斗机。</text:p>
      <text:p text:style-name="P4">
这报告了<text:a xlink:type="simple" xlink:href="http://ac.nato.int/archive/2023/ROU_AF_1st_AScr" text:style-name="Internet_20_link" text:visited-style-name="Visited_20_Internet_20_Link">
</text:a>
北约，乌克林福姆报道。</text:p>
      <text:p text:style-name="P4">
正如所指出的那样，在乌拉姆(Uram)值班六天后，在波罗的海国家进行了一项增强的航空巡逻任务，这是F-16喀尔巴阡竞争者的两个高跟鞋，由联合机场中心抚养长大。 <text:a xlink:type="simple" xlink:href="https://www.ukrinform.ua/tag-nato" text:style-name="Internet_20_link" text:visited-style-name="Visited_20_Internet_20_Link">
</text:a>
在德国杰马(Jema)，第一次回应上海国际领空中的空中事件。</text:p>
      <text:p text:style-name="P4">
拦截后，战斗人员被确定为俄罗斯Su-27。 罗马尼亚F-16陪同他们离开北约责任区。</text:p>
      <text:p text:style-name="P4">
F-16说：“在波罗的海国家成功完成了第一次飞行飞行任务，这证实了卡尔Patherian毒蛇脱离的高度准备，以保护天空以及罗马尼亚在北约任务中扩展我们的F-16的能力。” Kosin指挥官。</text:p>
      <text:p text:style-name="P4">
<draw:frame draw:style-name="fr1" draw:name="Image255" text:anchor-type="as-char" svg:width="6.9236in" svg:height="3.89773in" draw:z-index="0">
<draw:image xlink:href="../Images/yкринформ/2023-04-08T14-39-26-03-00/1680953645-650.jpg" xlink:type="simple" xlink:show="embed" xlink:actuate="onLoad" draw:mime-type="image/jpeg"/>
</draw:frame>
<text:span text:style-name="T4">
也阅读：</text:span>
 [<text:span text:style-name="T4">
北约</text:span>
 <text:span text:style-name="T4">
 </text:span>
准备**(https://www.ukrinform.ua/rubric-world/3684369-nato-gotuetsa-suttevo-posiliti-vijska-na-shidnomu-flanzi-politico.html)正如乌克林福姆报道的，几位俄罗斯战斗机和战略起泡者<text:a xlink:type="simple" xlink:href="https://www.ukrinform.ua/rubric-world/3671167-amerikanski-vinisuvaci-vdruge-za-dva-dni-perehopili-litaki-rf-bila-alaski.html" text:style-name="Internet_20_link" text:visited-style-name="Visited_20_Internet_20_Link">
</text:a>
北美防空部队横跨阿拉斯加附近的国际飞机。</text:p>
      <text:p text:style-name="P4">
<text:span text:style-name="T5">
foto：空军罗马尼亚</text:span>
</text:p>
      <text:p text:style-name="P4">
News Source: <text:a xlink:type="simple" xlink:href="https://www.ukrinform.ua/rubric-world/3693272-rumunski-f16-pidijmali-na-perehoplenna-dvoh-vinisuvaciv-rf-nad-baltijskim-morem.html" text:style-name="Internet_20_link" text:visited-style-name="Visited_20_Internet_20_Link">
https://www.ukrinform.ua/rubric-world/3693272-rumunski-f16-pidijmali-na-perehoplenna-dvoh-vinisuvaciv-rf-nad-baltijskim-morem.html</text:a>
</text:p>
      <!--NEWS-->
      <text:h text:style-name="P10" text:outline-level="1">
<text:span text:style-name="T4">
法院已决定消除法国RT</text:span>
</text:h>
      <text:p text:style-name="P4">
作者: Ukrinform (Person)</text:p>
      <text:p text:style-name="P4">
出版商: Укринформ (Organization)</text:p>
      <text:p text:style-name="P4">
出版时间: 2023-04-08T14:50:43+03:00</text:p>
      <text:p text:style-name="P4">
修改时间: 2023-04-08T14:50:43+03:00</text:p>
      <text:p text:style-name="P4">
描述: 法国商业法院正式承认克里姆林宫的电视频道RT法国破产。  - 乌克林。</text:p>
      <text:p text:style-name="P4">
图片: ["<text:a xlink:type="simple" xlink:href="https://static.ukrinform.com/photos/2023_04/thumb_files/630_360_1680954269-215.jpg" text:style-name="Internet_20_link" text:visited-style-name="Visited_20_Internet_20_Link">
630_360_16809...</text:a>
"]</text:p>
      <text:p text:style-name="P4">
标签: ['Франція', 'Пропаганда', 'Суд', 'Банкрутство']</text:p>
      <text:p text:style-name="P4">
类型: Article</text:p>
      <!--METADATA-->
      <text:p text:style-name="P4">
<draw:frame draw:style-name="fr1" draw:name="Image256" text:anchor-type="as-char" svg:width="6.9236in" svg:height="3.956343in" draw:z-index="0">
<draw:image xlink:href="../Images/yкринформ/2023-04-08T14-50-43-03-00/630_360_1680954269-215.jpg" xlink:type="simple" xlink:show="embed" xlink:actuate="onLoad" draw:mime-type="image/jpeg"/>
</draw:frame>
法国商业法院正式承认克里姆林宫的电视频道法国破产。</text:p>
      <text:p text:style-name="P4">
乌克林福姆(Ukrinform)报告给<text:a xlink:type="simple" xlink:href="http://www.politico.eu/article/french-court-declares-rt-france-bankrupt/" text:style-name="Internet_20_link" text:visited-style-name="Visited_20_Internet_20_Link">
</text:a>
。</text:p>
      <text:p text:style-name="P4">
费多罗娃说：“内特的法院已决定消除法国RT。”</text:p>
      <text:p text:style-name="P4">
据她说，RT法国工作人员将在未来几天内发布。</text:p>
      <text:p text:style-name="P4">
去年3月，欧盟禁止俄罗斯政府媒体(例如俄罗斯俄罗斯解决俄罗斯在俄罗斯解决的俄罗斯，今天称为俄罗斯)的讲话。</text:p>
      <text:p text:style-name="P4">
<text:span text:style-name="T4">
另请阅读：</text:span>
 <text:a xlink:type="simple" xlink:href="https://www.ukrinform.ua/rubric-society/3671418-direktora-russia-today-krasovskogo-v-ukraini-zasudili-do-pati-rokiv-vaznici.html" text:style-name="Internet_20_link" text:visited-style-name="Visited_20_Internet_20_Link">
<text:span text:style-name="T4">
俄罗斯</text:span>
 <text:span text:style-name="T4">
今天</text:span>
</text:a>
但是，制裁并不能阻止媒体发布内容。 去年，俄罗斯频道继续创建，出版和广播材料，这些材料越来越专注于非洲国家(例如Kakimly和Burkina-Faso)的讲法语观众。</text:p>
      <text:p text:style-name="P4">
<text:span text:style-name="T4">
另请阅读：</text:span>
 <text:a xlink:type="simple" xlink:href="https://www.ukrinform.ua/rubric-ato/3611459-v-ukraini-zatrimali-blogera-russia-today-akij-posiruvav-u-es-fejki-pro-vijnu.html" text:style-name="Internet_20_link" text:visited-style-name="Visited_20_Internet_20_Link">
<text:span text:style-name="T4">
俄罗斯</text:span>
 <text:span text:style-name="T4">
今天</text:span>
</text:a>
今年早些时候政府<text:a xlink:type="simple" xlink:href="https://www.ukrinform.ua/tag-francia" text:style-name="Internet_20_link" text:visited-style-name="Visited_20_Internet_20_Link">
</text:a>
欧盟决定冻结休息资产后，阻止了法国RT的银行帐户。</text:p>
      <text:p text:style-name="P4">
News Source: <text:a xlink:type="simple" xlink:href="https://www.ukrinform.ua/rubric-world/3693274-sud-uhvaliv-risenna-pro-likvidaciu-rt-france.html" text:style-name="Internet_20_link" text:visited-style-name="Visited_20_Internet_20_Link">
https://www.ukrinform.ua/rubric-world/3693274-sud-uhvaliv-risenna-pro-likvidaciu-rt-france.html</text:a>
</text:p>
      <!--NEWS-->
      <text:h text:style-name="P10" text:outline-level="1">
<text:span text:style-name="T4">
在摩尔多瓦，到基辅的公共汽车是受害者</text:span>
</text:h>
      <text:p text:style-name="P4">
作者: Ukrinform (Person)</text:p>
      <text:p text:style-name="P4">
出版商: Укринформ (Organization)</text:p>
      <text:p text:style-name="P4">
出版时间: 2023-04-08T14:54:00+03:00</text:p>
      <text:p text:style-name="P4">
修改时间: 2023-04-08T14:54:00+03:00</text:p>
      <text:p text:style-name="P4">
描述: 4月8日上午，在摩尔多瓦（Moldova）的摩尔多瓦（Moldova），一辆公共汽车从奇西诺（Chisinau）前往基辅。  - 乌克林。</text:p>
      <text:p text:style-name="P4">
图片: ["<text:a xlink:type="simple" xlink:href="https://static.ukrinform.com/photos/2023_04/thumb_files/630_360_1680954876-907.jpg" text:style-name="Internet_20_link" text:visited-style-name="Visited_20_Internet_20_Link">
630_360_16809...</text:a>
"]</text:p>
      <text:p text:style-name="P4">
标签: ['Аварія', 'Молдова', 'Автобус', 'Київ']</text:p>
      <text:p text:style-name="P4">
类型: Article</text:p>
      <!--METADATA-->
      <text:p text:style-name="P4">
<draw:frame draw:style-name="fr1" draw:name="Image257" text:anchor-type="as-char" svg:width="6.9236in" svg:height="3.956343in" draw:z-index="0">
<draw:image xlink:href="../Images/yкринформ/2023-04-08T14-54-00-03-00/630_360_1680954876-907.jpg" xlink:type="simple" xlink:show="embed" xlink:actuate="onLoad" draw:mime-type="image/jpeg"/>
</draw:frame>
4月8日上午，在摩尔多瓦(Moldova)的摩尔多瓦(Moldova)，一辆公共汽车从奇西诺(Chisinau)到基辅(Kiev)。</text:p>
      <text:p text:style-name="P4">
关于它报告<text:a xlink:type="simple" xlink:href="https://newsmaker.md/rus/novosti/video-v-drokievskom-rayone-perevernulsya-reysovyy-avtobus-sledovavshiy-v-kiev/" text:style-name="Internet_20_link" text:visited-style-name="Visited_20_Internet_20_Link">
</text:a>
，报道乌克林福姆。</text:p>
      <text:p text:style-name="P4">
一般警察总理说，有9名外国公民被送往医院进行医疗服务。 总共有21人在公共汽车上。</text:p>
      <text:p text:style-name="P4">
<text:a xlink:type="simple" xlink:href="https://www.ukrinform.ua/tag-avaria" text:style-name="Internet_20_link" text:visited-style-name="Visited_20_Internet_20_Link">
</text:a>
它发生在早上9.40。警方发现公共汽车司机没有管理。 公共汽车首先撞到树上，然后进入沟渠。</text:p>
      <text:p text:style-name="P4">
执法人员说：“以前已经确定，事故可能是由于运输工具的技术故障而发生的。”</text:p>
      <text:p text:style-name="P4">
<text:span text:style-name="T4">
另请阅读：</text:span>
 <text:a xlink:type="simple" xlink:href="https://www.ukrinform.ua/rubric-regions/3692747-na-zitomirsini-stalasa-dtp-castkovo-perekrili-ruh-na-trasi-kiiv-cop.html" text:style-name="Internet_20_link" text:visited-style-name="Visited_20_Internet_20_Link">
<text:span text:style-name="T4">
事故</text:span>
</text:a>
目前尚未报告哪些公民在公共汽车上。 详细信息。</text:p>
      <text:p text:style-name="P4">
<text:span text:style-name="T5">
foto：IGP</text:span>
</text:p>
      <text:p text:style-name="P4">
News Source: <text:a xlink:type="simple" xlink:href="https://www.ukrinform.ua/rubric-world/3693278-u-moldovi-perekinuvsa-avtobus-do-kieva-e-postrazdali.html" text:style-name="Internet_20_link" text:visited-style-name="Visited_20_Internet_20_Link">
https://www.ukrinform.ua/rubric-world/3693278-u-moldovi-perekinuvsa-avtobus-do-kieva-e-postrazdali.html</text:a>
</text:p>
      <!--NEWS-->
      <text:h text:style-name="P10" text:outline-level="1">
<text:span text:style-name="T4">
迪纳摩在乌克兰足球锦标赛中赢得了米娜</text:span>
</text:h>
      <text:p text:style-name="P4">
作者: Ukrinform (Person)</text:p>
      <text:p text:style-name="P4">
出版商: Укринформ (Organization)</text:p>
      <text:p text:style-name="P4">
出版时间: 2023-04-08T14:54:45+03:00</text:p>
      <text:p text:style-name="P4">
修改时间: 2023-04-08T14:54:45+03:00</text:p>
      <text:p text:style-name="P4">
描述: 周六，乌克兰足球英超联赛的第20轮继续继续。  - 乌克林。</text:p>
      <text:p text:style-name="P4">
图片: ["<text:a xlink:type="simple" xlink:href="https://static.ukrinform.com/photos/2023_04/thumb_files/630_360_1680948415-370.jpg" text:style-name="Internet_20_link" text:visited-style-name="Visited_20_Internet_20_Link">
630_360_16809...</text:a>
"]</text:p>
      <text:p text:style-name="P4">
标签: ['Динамо', 'Футбол', 'Україна', 'Минай']</text:p>
      <text:p text:style-name="P4">
类型: Article</text:p>
      <!--METADATA-->
      <text:p text:style-name="P4">
<draw:frame draw:style-name="fr1" draw:name="Image258" text:anchor-type="as-char" svg:width="6.9236in" svg:height="3.956343in" draw:z-index="0">
<draw:image xlink:href="../Images/yкринформ/2023-04-08T14-54-45-03-00/630_360_1680948415-370.jpg" xlink:type="simple" xlink:show="embed" xlink:actuate="onLoad" draw:mime-type="image/jpeg"/>
</draw:frame>
乌克兰足球英超联赛的第20轮感到满意。</text:p>
      <text:p text:style-name="P4">
据报道，迪纳摩·基辅(Dynamo Kiev)在家中击败了跨汽车的米娜(Minaj)-2-0报道。</text:p>
      <text:p text:style-name="P4">
球得分安东·沙伦科(Anton Tsarenko)(第35分钟)和弗拉迪斯拉夫·瓦纳特(Vladislav Vanat)(62).</text:p>
      <text:p text:style-name="P4">
Один з конкурентів киян у боротьбі за лідируючі позиції - луганська «Зоря» нацю хвилину поступається в гостях криворізькому «Кривбасу» - 0:1. Гол в активіРіфета Капича (50).</text:p>
      <text:p text:style-name="P4">
Сьогодні пройдуть ще дві зустрічі. Донецький «Шахтар» грає з харківським«Металістом», а львівський «Рух» зустрінеться з рівненським «Вересом».</text:p>
      <text:p text:style-name="P4">
Завершится тур у неділю, 9 квітня, матчами між «Дніпром-1» і «Львовом»,«Олександрією» і «Чорноморцем», ковалівським «Колосом» і харківським«Металістом 1925»..</text:p>
      <text:p text:style-name="P4">
Результат стартового поєдинку туру між полтавською «Ворсклою» та «Інгульцем» зПетрового - 1:0</text:p>
      <text:p text:style-name="P4">
<text:span text:style-name="T4">
Читайте також:</text:span>
 <text:a xlink:type="simple" xlink:href="https://www.ukrinform.ua/rubric-sports/3693167-kapitan-dinamo-zustrivsa-z-ucasnikami-premerligi-skilnogo-futbolu.html" text:style-name="Internet_20_link" text:visited-style-name="Visited_20_Internet_20_Link">
 <text:span text:style-name="T4">
Динамо</text:span>
 </text:a>
领导者的位置：Shakhtar -43分(经过18场比赛)，dnipro -1-42(18)，Zorya -40(19)，«dynamo»-39(20)，亚历山大-31(18).</text:p>
      <text:p text:style-name="P4">
Фото: dynamo.kiev.ua.</text:p>
      <text:p text:style-name="P4">
News Source: <text:a xlink:type="simple" xlink:href="https://www.ukrinform.ua/rubric-sports/3693276-dinamo-peremoglo-minaj-u-cempionati-ukraini-z-futbolu.html" text:style-name="Internet_20_link" text:visited-style-name="Visited_20_Internet_20_Link">
https://www.ukrinform.ua/rubric-sports/3693276-dinamo-peremoglo-minaj-u-cempionati-ukraini-z-futbolu.html</text:a>
</text:p>
      <!--NEWS-->
      <text:h text:style-name="P10" text:outline-level="1">
<text:span text:style-name="T4">
在Kramatorsk中，纪念火车站俄罗斯联邦火箭袭击的受害者</text:span>
</text:h>
      <text:p text:style-name="P4">
作者: Ukrinform (Person)</text:p>
      <text:p text:style-name="P4">
出版商: Укринформ (Organization)</text:p>
      <text:p text:style-name="P4">
出版时间: 2023-04-08T14:56:56+03:00</text:p>
      <text:p text:style-name="P4">
修改时间: 2023-04-08T14:56:56+03:00</text:p>
      <text:p text:style-name="P4">
描述: 在顿涅茨克（Donetsk）的Kramatorsk中，一年前对那些因俄罗斯火箭射击而丧生的人的记忆是一年前尊敬的。  - 乌克林。</text:p>
      <text:p text:style-name="P4">
图片: ["<text:a xlink:type="simple" xlink:href="https://static.ukrinform.com/photos/2023_04/thumb_files/630_360_1680954384-1394.jpeg" text:style-name="Internet_20_link" text:visited-style-name="Visited_20_Internet_20_Link">
630_360_16809...</text:a>
", "<text:a xlink:type="simple" xlink:href="https://static.ukrinform.com/photos/2023_04/thumb_files/630_360_1680954384-6529.jpeg" text:style-name="Internet_20_link" text:visited-style-name="Visited_20_Internet_20_Link">
630_360_16809...</text:a>
", "<text:a xlink:type="simple" xlink:href="https://static.ukrinform.com/photos/2023_04/thumb_files/630_360_1680954384-3644.jpeg" text:style-name="Internet_20_link" text:visited-style-name="Visited_20_Internet_20_Link">
630_360_16809...</text:a>
", "<text:a xlink:type="simple" xlink:href="https://static.ukrinform.com/photos/2023_04/thumb_files/630_360_1680954384-2799.jpeg" text:style-name="Internet_20_link" text:visited-style-name="Visited_20_Internet_20_Link">
630_360_16809...</text:a>
", "<text:a xlink:type="simple" xlink:href="https://static.ukrinform.com/photos/2023_04/thumb_files/630_360_1680954384-5220.jpeg" text:style-name="Internet_20_link" text:visited-style-name="Visited_20_Internet_20_Link">
630_360_16809...</text:a>
", "<text:a xlink:type="simple" xlink:href="https://static.ukrinform.com/photos/2023_04/thumb_files/630_360_1680954385-7457.jpeg" text:style-name="Internet_20_link" text:visited-style-name="Visited_20_Internet_20_Link">
630_360_16809...</text:a>
"]</text:p>
      <text:p text:style-name="P4">
标签: ['Краматорськ', 'Обстріл', "Пам'ять", 'росія']</text:p>
      <text:p text:style-name="P4">
类型: Article</text:p>
      <!--METADATA-->
      <text:p text:style-name="P4">
<draw:frame draw:style-name="fr1" draw:name="Image259" text:anchor-type="as-char" svg:width="6.9236in" svg:height="3.956343in" draw:z-index="0">
<draw:image xlink:href="../Images/yкринформ/2023-04-08T14-56-56-03-00/630_360_1680954384-1394.jpeg" xlink:type="simple" xlink:show="embed" xlink:actuate="onLoad" draw:mime-type="image/jpeg"/>
</draw:frame>
顿涅茨克地区的乌克兰特斯克(Ukramatorsk)尊敬了一年前火车站的俄罗斯等待火灾死亡的人的记忆。</text:p>
      <text:p text:style-name="P4">
关于<text:a xlink:type="simple" xlink:href="http://t.me/kramatorsk_rada/10567" text:style-name="Internet_20_link" text:visited-style-name="Visited_20_Internet_20_Link">
</text:a>
报道说，Kramatorsk City Road报道。</text:p>
      <text:p text:style-name="P4">
“今天是俄罗斯人袭击Kramatorsk RS -Lisa车站的那一年。 当时，有61人被杀，又有121人被杀。 该消息说：“今天，该炮击的所有受害者今天在克拉默斯克(Kramatorsk)与执法人员，救援人员，志愿者和地方当局的代表一起受到尊敬。”</text:p>
      <text:p text:style-name="P4">
<draw:frame draw:style-name="fr1" draw:name="Image260" text:anchor-type="as-char" svg:width="6.9236in" svg:height="3.956343in" draw:z-index="0">
<draw:image xlink:href="../Images/yкринформ/2023-04-08T14-56-56-03-00/630_360_1680954384-6529.jpeg" xlink:type="simple" xlink:show="embed" xlink:actuate="onLoad" draw:mime-type="image/jpeg"/>
</draw:frame>
Kramatorsk兑现了俄罗斯联合会在铁路 /照片上的火箭中风受害者的记忆：Kramatorsk City Council <text:a xlink:type="simple" xlink:href="https://static.ukrinform.com/photos/2023_04/1680954384-6529.jpeg" text:style-name="Internet_20_link" text:visited-style-name="Visited_20_Internet_20_Link">
![] [] [] [] [] [] [](Images/yкринформ/2023-04-08T14-56-56-03-00/630_360_1680954384-6529.jpeg)</text:a>
 <text:a xlink:type="simple" xlink:href="https://static.ukrinform.com/photos/2023_04/1680954384-3644.jpeg" text:style-name="Internet_20_link" text:visited-style-name="Visited_20_Internet_20_Link">
<draw:frame draw:style-name="fr1" draw:name="Image261" text:anchor-type="as-char" svg:width="6.9236in" svg:height="3.956343in" draw:z-index="0">
<draw:image xlink:href="../Images/yкринформ/2023-04-08T14-56-56-03-00/630_360_1680954384-3644.jpeg" xlink:type="simple" xlink:show="embed" xlink:actuate="onLoad" draw:mime-type="image/jpeg"/>
</draw:frame>
</text:a>
 <text:a xlink:type="simple" xlink:href="https://static.ukrinform.com/photos/2023_04/1680954384-2799.jpeg" text:style-name="Internet_20_link" text:visited-style-name="Visited_20_Internet_20_Link">
<draw:frame draw:style-name="fr1" draw:name="Image262" text:anchor-type="as-char" svg:width="6.9236in" svg:height="3.956343in" draw:z-index="0">
<draw:image xlink:href="../Images/yкринформ/2023-04-08T14-56-56-03-00/630_360_1680954384-2799.jpeg" xlink:type="simple" xlink:show="embed" xlink:actuate="onLoad" draw:mime-type="image/jpeg"/>
</draw:frame>
</text:a>
 <text:a xlink:type="simple" xlink:href="https://static.ukrinform.com/photos/2023_04/1680954384-1394.jpeg" text:style-name="Internet_20_link" text:visited-style-name="Visited_20_Internet_20_Link">
<draw:frame draw:style-name="fr1" draw:name="Image263" text:anchor-type="as-char" svg:width="6.9236in" svg:height="3.956343in" draw:z-index="0">
<draw:image xlink:href="../Images/yкринформ/2023-04-08T14-56-56-03-00/630_360_1680954384-1394.jpeg" xlink:type="simple" xlink:show="embed" xlink:actuate="onLoad" draw:mime-type="image/jpeg"/>
</draw:frame>
</text:a>
 <text:a xlink:type="simple" xlink:href="https://static.ukrinform.com/photos/2023_04/1680954384-5220.jpeg" text:style-name="Internet_20_link" text:visited-style-name="Visited_20_Internet_20_Link">
<draw:frame draw:style-name="fr1" draw:name="Image264" text:anchor-type="as-char" svg:width="6.9236in" svg:height="3.956343in" draw:z-index="0">
<draw:image xlink:href="../Images/yкринформ/2023-04-08T14-56-56-03-00/630_360_1680954384-5220.jpeg" xlink:type="simple" xlink:show="embed" xlink:actuate="onLoad" draw:mime-type="image/jpeg"/>
</draw:frame>
</text:a>
 <text:a xlink:type="simple" xlink:href="https://static.ukrinform.com/photos/2023_04/1680954385-7457.jpeg" text:style-name="Internet_20_link" text:visited-style-name="Visited_20_Internet_20_Link">
<draw:frame draw:style-name="fr1" draw:name="Image265" text:anchor-type="as-char" svg:width="6.9236in" svg:height="3.956343in" draw:z-index="0">
<draw:image xlink:href="../Images/yкринформ/2023-04-08T14-56-56-03-00/630_360_1680954385-7457.jpeg" xlink:type="simple" xlink:show="embed" xlink:actuate="onLoad" draw:mime-type="image/jpeg"/>
</draw:frame>
</text:a>
在炮击周年纪念日，还展示了纪录片“ Kramatorsk Station”，该纪录片由项目“乌克兰的证词”/ ReckoningProject创建。</text:p>
      <text:p text:style-name="P4">
一年前，即2022年4月8日，<text:a xlink:type="simple" xlink:href="https://www.ukrinform.ua/tag-rosia" text:style-name="Internet_20_link" text:visited-style-name="Visited_20_Internet_20_Link">
</text:a>
Kramatorsk火车站，当时是Donetsk地区居民撤离的优先点之一。</text:p>
      <text:p text:style-name="P4">
<text:span text:style-name="T4">
另请阅读：</text:span>
 <text:a xlink:type="simple" xlink:href="https://www.ukrinform.ua/rubric-ato/3690148-zelenskij-skazav-koli-zapracue-spectribunal-proti-rosii.html" text:style-name="Internet_20_link" text:visited-style-name="Visited_20_Internet_20_Link">
</text:a>
正如乌克林福姆(Ukrinform)今天在4月8日在乌克兰的所有车站的10:30报道的那样，在2022年4月8日Kramatorsk火车站纪念俄罗斯瓦法尔火车的受害者的记忆。</text:p>
      <text:p text:style-name="P4">
News Source: <text:a xlink:type="simple" xlink:href="https://www.ukrinform.ua/rubric-regions/3693279-u-kramatorsku-vsanuvali-pamat-zertv-raketnogo-udaru-rf-po-zaliznicnomu-vokzalu.html" text:style-name="Internet_20_link" text:visited-style-name="Visited_20_Internet_20_Link">
https://www.ukrinform.ua/rubric-regions/3693279-u-kramatorsku-vsanuvali-pamat-zertv-raketnogo-udaru-rf-po-zaliznicnomu-vokzalu.html</text:a>
</text:p>
      <!--NEWS-->
      <text:h text:style-name="P10" text:outline-level="1">
<text:span text:style-name="T4">
瑞典的两个博物馆开设了野马记者的摄影展览</text:span>
</text:h>
      <text:p text:style-name="P4">
作者: Ukrinform (Person)</text:p>
      <text:p text:style-name="P4">
出版商: Укринформ (Organization)</text:p>
      <text:p text:style-name="P4">
出版时间: 2023-04-08T15:08:04+03:00</text:p>
      <text:p text:style-name="P4">
修改时间: 2023-04-08T15:08:04+03:00</text:p>
      <text:p text:style-name="P4">
描述: 瑞典的两个博物馆开设了一个照片展览“与此同时，在玛丽奥波尔（Mariupol）中”，其中展示了玛丽奥波（Mariupol）记者Vyacheslav Tverdohlib的照片。  - 乌克林。</text:p>
      <text:p text:style-name="P4">
图片: ["<text:a xlink:type="simple" xlink:href="https://static.ukrinform.com/photos/2023_04/thumb_files/630_360_1680955483-942.jpg" text:style-name="Internet_20_link" text:visited-style-name="Visited_20_Internet_20_Link">
630_360_16809...</text:a>
", "<text:a xlink:type="simple" xlink:href="https://static.ukrinform.com/photos/2023_04/1680955561-488.jpg" text:style-name="Internet_20_link" text:visited-style-name="Visited_20_Internet_20_Link">
1680955561-48...</text:a>
", "<text:a xlink:type="simple" xlink:href="https://static.ukrinform.com/photos/2023_04/1680955513-630.jpg" text:style-name="Internet_20_link" text:visited-style-name="Visited_20_Internet_20_Link">
1680955513-63...</text:a>
", "<text:a xlink:type="simple" xlink:href="https://static.ukrinform.com/photos/2023_04/1680955497-548.jpg" text:style-name="Internet_20_link" text:visited-style-name="Visited_20_Internet_20_Link">
1680955497-54...</text:a>
", "<text:a xlink:type="simple" xlink:href="https://static.ukrinform.com/photos/2023_04/1680955503-470.jpg" text:style-name="Internet_20_link" text:visited-style-name="Visited_20_Internet_20_Link">
1680955503-47...</text:a>
", "<text:a xlink:type="simple" xlink:href="https://static.ukrinform.com/photos/2023_04/1680955492-210.jpg" text:style-name="Internet_20_link" text:visited-style-name="Visited_20_Internet_20_Link">
1680955492-21...</text:a>
"]</text:p>
      <text:p text:style-name="P4">
标签: ['Маріуполь', 'Швеція', 'Виставка', 'Журналіст']</text:p>
      <text:p text:style-name="P4">
类型: Article</text:p>
      <!--METADATA-->
      <text:p text:style-name="P4">
<draw:frame draw:style-name="fr1" draw:name="Image266" text:anchor-type="as-char" svg:width="6.9236in" svg:height="3.956343in" draw:z-index="0">
<draw:image xlink:href="../Images/yкринформ/2023-04-08T15-08-04-03-00/630_360_1680955483-942.jpg" xlink:type="simple" xlink:show="embed" xlink:actuate="onLoad" draw:mime-type="image/jpeg"/>
</draw:frame>
瑞典的两种穆斯列(Museums)开设了一个照片展览“与此同时”，该展览展示了野马记者Vyacheslav Tverdohlib的照片。</text:p>
      <text:p text:style-name="P4">
正如乌克林福姆报道的那样，关于<text:a xlink:type="simple" xlink:href="https://t.me/mariupolrada/13614" text:style-name="Internet_20_link" text:visited-style-name="Visited_20_Internet_20_Link">
</text:a>
报道市议会。</text:p>
      <text:p text:style-name="P4">
“瑞典举办了野马记者Vyacheslavatverdohilib的摄影展，“同时在Mariupol中。” 在封锁期间，他住在地下室，并参与了事件，直到他最终步行离开城市为止。”他说。</text:p>
      <text:p text:style-name="P4">
<draw:frame draw:style-name="fr1" draw:name="Image267" text:anchor-type="as-char" svg:width="6.9236in" svg:height="4.621503in" draw:z-index="0">
<draw:image xlink:href="../Images/yкринформ/2023-04-08T15-08-04-03-00/1680955561-488.jpg" xlink:type="simple" xlink:show="embed" xlink:actuate="onLoad" draw:mime-type="image/jpeg"/>
</draw:frame>
</text:p>
      <text:p text:style-name="P4">
<draw:frame draw:style-name="fr1" draw:name="Image268" text:anchor-type="as-char" svg:width="6.9236in" svg:height="4.621503in" draw:z-index="0">
<draw:image xlink:href="../Images/yкринформ/2023-04-08T15-08-04-03-00/1680955513-630.jpg" xlink:type="simple" xlink:show="embed" xlink:actuate="onLoad" draw:mime-type="image/jpeg"/>
</draw:frame>
访客<text:a xlink:type="simple" xlink:href="https://www.ukrinform.ua/tag-vistavka" text:style-name="Internet_20_link" text:visited-style-name="Visited_20_Internet_20_Link">
</text:a>
您还可以熟悉八岁的Yegor的日记，后者在盖章中写了这部日记，并根据他的唱片观看了电影。</text:p>
      <text:p text:style-name="P4">
<draw:frame draw:style-name="fr1" draw:name="Image269" text:anchor-type="as-char" svg:width="6.9236in" svg:height="6.040841in" draw:z-index="0">
<draw:image xlink:href="../Images/yкринформ/2023-04-08T15-08-04-03-00/1680955497-548.jpg" xlink:type="simple" xlink:show="embed" xlink:actuate="onLoad" draw:mime-type="image/jpeg"/>
</draw:frame>
该展览在瑞典国家军事史和犹太空军博物馆的瑞典国家军事史博物馆举行。 它将持续到8月31日。</text:p>
      <text:p text:style-name="P4">
<draw:frame draw:style-name="fr1" draw:name="Image270" text:anchor-type="as-char" svg:width="6.9236in" svg:height="4.621503in" draw:z-index="0">
<draw:image xlink:href="../Images/yкринформ/2023-04-08T15-08-04-03-00/1680955503-470.jpg" xlink:type="simple" xlink:show="embed" xlink:actuate="onLoad" draw:mime-type="image/jpeg"/>
</draw:frame>
<draw:frame draw:style-name="fr1" draw:name="Image271" text:anchor-type="as-char" svg:width="6.9236in" svg:height="9.042149in" draw:z-index="0">
<draw:image xlink:href="../Images/yкринформ/2023-04-08T15-08-04-03-00/1680955492-210.jpg" xlink:type="simple" xlink:show="embed" xlink:actuate="onLoad" draw:mime-type="image/jpeg"/>
</draw:frame>
<text:span text:style-name="T4">
另请阅读：</text:span>
 <text:a xlink:type="simple" xlink:href="https://www.ukrinform.ua/rubric-culture/3691957-u-prazi-vidbuvsa-pokaz-dokumentalnogo-filmu-sedrik-proti-russkogo-mira.html" text:style-name="Internet_20_link" text:visited-style-name="Visited_20_Internet_20_Link">
</text:a>
正如乌克兰的报道，乌克兰记者Vyacheslav Tverdohlib独家敌对检查站<text:a xlink:type="simple" xlink:href="https://www.ukrinform.ua/rubric-society/3440482-zurnalist-viviz-kadri-zrujnovanogo-mariupola-na-flesci-shovanij-u-cukerci.html" text:style-name="Internet_20_link" text:visited-style-name="Visited_20_Internet_20_Link">
</text:a>
在隐藏在糖果中的闪存驱动器上。</text:p>
      <text:p text:style-name="P4">
News Source: <text:a xlink:type="simple" xlink:href="https://www.ukrinform.ua/rubric-culture/3693280-u-dvoh-muzeah-svecii-vidkrilasa-fotovistavka-mariupolskogo-zurnalista.html" text:style-name="Internet_20_link" text:visited-style-name="Visited_20_Internet_20_Link">
https://www.ukrinform.ua/rubric-culture/3693280-u-dvoh-muzeah-svecii-vidkrilasa-fotovistavka-mariupolskogo-zurnalista.html</text:a>
</text:p>
      <!--NEWS-->
      <text:h text:style-name="P10" text:outline-level="1">
<text:span text:style-name="T4">
乌克兰的五个地区已获得设备齐全的汽车“快速”</text:span>
</text:h>
      <text:p text:style-name="P4">
作者: Ukrinform (Person)</text:p>
      <text:p text:style-name="P4">
出版商: Укринформ (Organization)</text:p>
      <text:p text:style-name="P4">
出版时间: 2023-04-08T15:09:00+03:00</text:p>
      <text:p text:style-name="P4">
修改时间: 2023-04-08T15:09:00+03:00</text:p>
      <text:p text:style-name="P4">
描述: Volyn，Rivne，Sumy，Dnipropetrovsk和Ivano-Frankivsk Oblasts在United Initiative 24的范围内收到了由“乌克兰医疗采购”购买的12架救护车。  - 乌克林。</text:p>
      <text:p text:style-name="P4">
图片: ["<text:a xlink:type="simple" xlink:href="https://static.ukrinform.com/photos/2023_04/thumb_files/630_360_1680955632-350.jpeg" text:style-name="Internet_20_link" text:visited-style-name="Visited_20_Internet_20_Link">
630_360_16809...</text:a>
", "<text:a xlink:type="simple" xlink:href="https://static.ukrinform.com/photos/2023_04/1680955632-403.jpeg" text:style-name="Internet_20_link" text:visited-style-name="Visited_20_Internet_20_Link">
1680955632-40...</text:a>
", "<text:a xlink:type="simple" xlink:href="https://static.ukrinform.com/photos/2023_04/1680955631-289.jpeg" text:style-name="Internet_20_link" text:visited-style-name="Visited_20_Internet_20_Link">
1680955631-28...</text:a>
"]</text:p>
      <text:p text:style-name="P4">
标签: ['Автомобіль', 'Швидка', 'допомога', 'United24']</text:p>
      <text:p text:style-name="P4">
类型: Article</text:p>
      <!--METADATA-->
      <text:p text:style-name="P4">
<draw:frame draw:style-name="fr1" draw:name="Image272" text:anchor-type="as-char" svg:width="6.9236in" svg:height="3.956343in" draw:z-index="0">
<draw:image xlink:href="../Images/yкринформ/2023-04-08T15-09-00-03-00/630_360_1680955632-350.jpeg" xlink:type="simple" xlink:show="embed" xlink:actuate="onLoad" draw:mime-type="image/jpeg"/>
</draw:frame>
Volyn，Rivne，Sumy，Dnipropetrovsk和Ivano-Frankivsk地区在United Initiative 24的范围内获得了由“乌克兰医疗采购”购买的12架救护车。</text:p>
      <text:p text:style-name="P4">
据报道<text:a xlink:type="simple" xlink:href="https://moz.gov.ua/article/news/sche-12-shvidkih-pridbanih-za-koshti-zibrani-cherez-united24-pribuli-v-regioni" text:style-name="Internet_20_link" text:visited-style-name="Visited_20_Internet_20_Link">
</text:a>
，报道乌克林福姆。</text:p>
      <text:p text:style-name="P4">
“ 12 <text:a xlink:type="simple" xlink:href="https://www.ukrinform.ua/tag-avtomobil" text:style-name="Internet_20_link" text:visited-style-name="Visited_20_Internet_20_Link">
</text:a>
救护车是在United Initiative 24范围内的“乌克兰医疗采购”购买的，在Volyn，Rivne，Sumy，Dnipropetrovsk和Ivano -Frankivsk地区停下来，”  - 消息读取。</text:p>
      <text:p text:style-name="P4">
<draw:frame draw:style-name="fr1" draw:name="Image273" text:anchor-type="as-char" svg:width="6.9236in" svg:height="3.890404in" draw:z-index="0">
<draw:image xlink:href="../Images/yкринформ/2023-04-08T15-09-00-03-00/1680955632-403.jpeg" xlink:type="simple" xlink:show="embed" xlink:actuate="onLoad" draw:mime-type="image/jpeg"/>
</draw:frame>
正如所指出的那样，“快速” C型包含必要的设备：氧气缸，有氧运动监测器，除颤器，心电图和人工通气设备。</text:p>
      <text:p text:style-name="P4">
<draw:frame draw:style-name="fr1" draw:name="Image274" text:anchor-type="as-char" svg:width="6.9236in" svg:height="3.890404in" draw:z-index="0">
<draw:image xlink:href="../Images/yкринформ/2023-04-08T15-09-00-03-00/1680955631-289.jpeg" xlink:type="simple" xlink:show="embed" xlink:actuate="onLoad" draw:mime-type="image/jpeg"/>
</draw:frame>
“急诊车是一种移动的可触及疗法。 他们可以治疗心源性休克，在分娩时提供援助，进行患者的复苏，失修。</text:p>
      <text:p text:style-name="P4">
<text:span text:style-name="T4">
另请阅读：</text:span>
 <text:a xlink:type="simple" xlink:href="https://www.ukrinform.ua/rubric-society/3692499-unisef-peredav-ukraini-70-medicnih-avtomobiliv.html" text:style-name="Internet_20_link" text:visited-style-name="Visited_20_Internet_20_Link">
<text:span text:style-name="T4">
 for </text:span>
 <text:span text:style-name="T4">
 </text:span>
医生**</text:a>
根据卫生部的说法，截至目前，在战争条件下，103个“快速”损坏，250-被摧毁，125次被捕获。</text:p>
      <text:p text:style-name="P4">
<text:span text:style-name="T5">
foto：moz.gov.ua</text:span>
</text:p>
      <text:p text:style-name="P4">
News Source: <text:a xlink:type="simple" xlink:href="https://www.ukrinform.ua/rubric-regions/3693281-pat-oblastej-ukraini-otrimali-povnistu-obladnani-avtomobili-svidkoi.html" text:style-name="Internet_20_link" text:visited-style-name="Visited_20_Internet_20_Link">
https://www.ukrinform.ua/rubric-regions/3693281-pat-oblastej-ukraini-otrimali-povnistu-obladnani-avtomobili-svidkoi.html</text:a>
</text:p>
      <!--NEWS-->
      <text:h text:style-name="P10" text:outline-level="1">
<text:span text:style-name="T4">
立陶宛外交部寻求在维尔纽斯的一次峰会上在北约整合乌克兰的具体步骤</text:span>
</text:h>
      <text:p text:style-name="P4">
作者: Ukrinform (Person)</text:p>
      <text:p text:style-name="P4">
出版商: Укринформ (Organization)</text:p>
      <text:p text:style-name="P4">
出版时间: 2023-04-08T15:18:00+03:00</text:p>
      <text:p text:style-name="P4">
修改时间: 2023-04-08T15:18:00+03:00</text:p>
      <text:p text:style-name="P4">
描述: 立陶宛曼塔斯·阿多马萨斯（Mantas Adomasas）副外交大臣表示，如果北约维尔纽斯峰会（Nato Vilnius Summit）在乌克兰融入联盟的政治轨道上取得了明显的进步，那将是成功的。  - 乌克林。</text:p>
      <text:p text:style-name="P4">
图片: ["<text:a xlink:type="simple" xlink:href="https://static.ukrinform.com/photos/2023_03/thumb_files/630_360_1679840178-743.jpeg" text:style-name="Internet_20_link" text:visited-style-name="Visited_20_Internet_20_Link">
630_360_16798...</text:a>
"]</text:p>
      <text:p text:style-name="P4">
标签: ['Литва', 'МЗС', 'НАТО', 'Україна']</text:p>
      <text:p text:style-name="P4">
类型: Article</text:p>
      <!--METADATA-->
      <text:p text:style-name="P4">
<draw:frame draw:style-name="fr1" draw:name="Image275" text:anchor-type="as-char" svg:width="6.9236in" svg:height="3.956343in" draw:z-index="0">
<draw:image xlink:href="../Images/yкринформ/2023-04-08T15-18-00-03-00/630_360_1679840178-743.jpeg" xlink:type="simple" xlink:show="embed" xlink:actuate="onLoad" draw:mime-type="image/jpeg"/>
</draw:frame>
立陶宛曼塔斯·阿多姆斯(Mantas Adomes)的副外交大臣表示，如果在乌克兰融入联盟的政治轨道上取得了明显的进步，维尔纽斯·萨马蒂尔(Vilnius Samital)将会取得成功。</text:p>
      <text:p text:style-name="P4">
阿多梅纳斯在[]中表达了这一观点(https://www.ukrinform.ua/rubric-polytics/3693294-mantas-adomenas-zastupnik-glavi-mzs-litvi.html)将在新闻社网站上发布的内容。</text:p>
      <text:p text:style-name="P4">
“峰会<text:a xlink:type="simple" xlink:href="https://www.ukrinform.ua/tag-nato" text:style-name="Internet_20_link" text:visited-style-name="Visited_20_Internet_20_Link">
</text:a>
如果在乌克兰融入北约的政治轨道上取得了明显的进步，那将是成功的。 显然，声明的内容，计划的决定的本质仍在人员配备中，因此谈论它还为时过早。 但是我们与我们的合作伙伴在一起 - 从事物来看，他们的圈子正在扩大 - 我们努力将乌克兰的特定整合到联盟中。”阿多梅纳斯说。</text:p>
      <text:p text:style-name="P4">
他补充说，谈判目前仍在继续，乌克兰是最高水平的。</text:p>
      <text:p text:style-name="P4">
立陶宛外交官还指出了未来峰会的另一个重要组成部分 - 北约东部侧面的辩护的发展。 “我们看到波兰的积极变化，这是邻国的问候。 但是，人们担心，波罗的海国家的局势与一年前在乌克兰的全面战争开始之前。 因此，在这个方向上的进展也非常需要。”阿法纳斯强调。</text:p>
      <text:p text:style-name="P4">
<text:span text:style-name="T4">
另请阅读：</text:span>
 <text:a xlink:type="simple" xlink:href="https://www.ukrinform.ua/rubric-world/3692662-litva-pidtrimuvatime-clenstvo-ukraini-v-es-i-nato-az-do-ii-vstupu-landsbergis.html" text:style-name="Internet_20_link" text:visited-style-name="Visited_20_Internet_20_Link">
<text:span text:style-name="T4">
北约</text:span>
</text:a>
正如乌克林福姆报道的，4月6日，星期四，立陶宛议会批准了<text:a xlink:type="simple" xlink:href="https://www.ukrinform.ua/rubric-polytics/3692442-sejm-litvi-uhvaliv-rezoluciu-pro-zaprosenna-ukraini-do-nato.html" text:style-name="Internet_20_link" text:visited-style-name="Visited_20_Internet_20_Link">
</text:a>
北约夏季峰会，其中包括乌克兰的正式邀请加入联盟。</text:p>
      <text:p text:style-name="P4">
北约峰会将于7月11日至12日在维尔纽斯举行。 北约秘书长Yinstoltenberg邀请乌克兰沃罗迪米尔·泽伦斯基总统参加这次峰会。</text:p>
      <text:p text:style-name="P4">
News Source: <text:a xlink:type="simple" xlink:href="https://www.ukrinform.ua/rubric-polytics/3693286-mzs-litvi-pragne-konkretnih-krokiv-z-integracii-ukraini-v-nato-na-samiti-u-vilnusi.html" text:style-name="Internet_20_link" text:visited-style-name="Visited_20_Internet_20_Link">
https://www.ukrinform.ua/rubric-polytics/3693286-mzs-litvi-pragne-konkretnih-krokiv-z-integracii-ukraini-v-nato-na-samiti-u-vilnusi.html</text:a>
</text:p>
      <!--NEWS-->
      <text:h text:style-name="P10" text:outline-level="1">
<text:span text:style-name="T4">
在爱沙尼亚，已经达成了一项联盟协议，确定了新政府的组成</text:span>
</text:h>
      <text:p text:style-name="P4">
作者: Ukrinform (Person)</text:p>
      <text:p text:style-name="P4">
出版商: Укринформ (Organization)</text:p>
      <text:p text:style-name="P4">
出版时间: 2023-04-08T15:19:27+03:00</text:p>
      <text:p text:style-name="P4">
修改时间: 2023-04-08T15:19:27+03:00</text:p>
      <text:p text:style-name="P4">
描述: 改革党的领导人爱沙尼亚总理在4月8日的新闻发布会上赢得了凯·卡拉斯（Kai Callas）赢得了选举，他谈到了新政府中部长级职位的发行。  - 乌克林。</text:p>
      <text:p text:style-name="P4">
图片: ["<text:a xlink:type="simple" xlink:href="https://static.ukrinform.com/photos/2021_05/thumb_files/630_360_1621713627-514.jpg" text:style-name="Internet_20_link" text:visited-style-name="Visited_20_Internet_20_Link">
630_360_16217...</text:a>
"]</text:p>
      <text:p text:style-name="P4">
标签: ['Естонія', 'Коаліція', 'Уряд']</text:p>
      <text:p text:style-name="P4">
类型: Article</text:p>
      <!--METADATA-->
      <text:p text:style-name="P4">
<draw:frame draw:style-name="fr1" draw:name="Image276" text:anchor-type="as-char" svg:width="6.9236in" svg:height="3.956343in" draw:z-index="0">
<draw:image xlink:href="../Images/yкринформ/2023-04-08T15-19-27-03-00/630_360_1621713627-514.jpg" xlink:type="simple" xlink:show="embed" xlink:actuate="onLoad" draw:mime-type="image/jpeg"/>
</draw:frame>
爱沙尼亚总理，改革党的领导人，赢得了选举，凯拉斯(Kai Callas)于4月8日在新的政权中讲述了部长职位的发行。</text:p>
      <text:p text:style-name="P4">
关于IT报告乌克林福姆，参考国家<text:a xlink:type="simple" xlink:href="http://rus.err.ee/1608941438/partija-reform-raspredelila-ministerskie-posty" text:style-name="Internet_20_link" text:visited-style-name="Visited_20_Internet_20_Link">
</text:a>
.</text:p>
      <text:p text:style-name="P4">
Урядом продовжить керувати Кая Каллас. Міністерські портфелі отримають такіпредставники Партії реформ: міністром фінансів стане Март Вирклаєв, посадуміністра оборони продовжить займати Ханно Певкур, міністром юстиції буде КаллеЛаанет, міністром з питань клімату стане Крістен Міхал, міністерство культуриочолить Хейді Пурга, міністерством соціального захисту продовжить керуватиСіґне Рійсало.</text:p>
      <text:p text:style-name="P4">
Нову урядову коаліцію створюють Партія реформ (议会的37项任务)，Eesti Party 200(14)和社会民主党(9). В уряді у реформістівбуде сім міністерських постів, у Eesti 200 та соцдемів – по три.</text:p>
      <text:p text:style-name="P4">
Міністерство освіти очолить Крістіна Каллас (爱沙尼亚200)，外国高管部长将成为Eesti 200 Margus Tsakhkna的代表，经济部长Tainftechnology将接受Timat(爱沙尼亚200). Міністром внутрішніх справзалишиться Лаурі Ляенеметс (社会民主党)，区域发展部长将是Madis Callas(社会民主党)，卫生部长是一个红色的锡克特(社会民主党).</text:p>
      <text:p text:style-name="P4">
<text:span text:style-name="T4">
Читайте також:</text:span>
 <text:a xlink:type="simple" xlink:href="https://www.ukrinform.ua/rubric-world/3691478-pocatok-koalicijnih-peregovoriv-u-finlandii-zbigsa-zi-vstupom-u-nato.html" text:style-name="Internet_20_link" text:visited-style-name="Visited_20_Internet_20_Link">
 <text:span text:style-name="T4">
коаліцій</text:span>
 </text:a>
假定Rygicogu的爱沙尼亚议会议长拥抱了胡萨尔(爱沙尼亚200). Традиційно цю посаду займає представник другої зачисельністю фракції коаліційної партії.</text:p>
      <text:p text:style-name="P4">
News Source: <text:a xlink:type="simple" xlink:href="https://www.ukrinform.ua/rubric-world/3693287-v-estonii-dosagnuta-koalicijna-ugoda-viznacivsa-sklad-novogo-uradu.html" text:style-name="Internet_20_link" text:visited-style-name="Visited_20_Internet_20_Link">
https://www.ukrinform.ua/rubric-world/3693287-v-estonii-dosagnuta-koalicijna-ugoda-viznacivsa-sklad-novogo-uradu.html</text:a>
</text:p>
      <!--NEWS-->
      <text:h text:style-name="P10" text:outline-level="1">
<text:span text:style-name="T4">
基辅居民警告雷暴和强风</text:span>
</text:h>
      <text:p text:style-name="P4">
作者: Ukrinform (Person)</text:p>
      <text:p text:style-name="P4">
出版商: Укринформ (Organization)</text:p>
      <text:p text:style-name="P4">
出版时间: 2023-04-08T15:23:01+03:00</text:p>
      <text:p text:style-name="P4">
修改时间: 2023-04-08T15:23:01+03:00</text:p>
      <text:p text:style-name="P4">
描述: 警告基辅的居民，在不久的将来，首都预计会有雷暴和强风。  - 乌克林。</text:p>
      <text:p text:style-name="P4">
图片: ["<text:a xlink:type="simple" xlink:href="https://static.ukrinform.com/photos/2019_06/thumb_files/630_360_1561740993-650.jpg" text:style-name="Internet_20_link" text:visited-style-name="Visited_20_Internet_20_Link">
630_360_15617...</text:a>
"]</text:p>
      <text:p text:style-name="P4">
标签: ['Гроза', 'Вітер', 'Київ']</text:p>
      <text:p text:style-name="P4">
类型: Article</text:p>
      <!--METADATA-->
      <text:p text:style-name="P4">
<draw:frame draw:style-name="fr1" draw:name="Image277" text:anchor-type="as-char" svg:width="6.9236in" svg:height="3.956343in" draw:z-index="0">
<draw:image xlink:href="../Images/yкринформ/2023-04-08T15-23-01-03-00/630_360_1561740993-650.jpg" xlink:type="simple" xlink:show="embed" xlink:actuate="onLoad" draw:mime-type="image/jpeg"/>
</draw:frame>
警告居民，预计在不久的将来，首都将有雷暴和重量级人物。</text:p>
      <text:p text:style-name="P4">
根据乌克林福姆的说法，基辅市政府报告报告<text:a xlink:type="simple" xlink:href="http://t.me/KyivCityOfficial/6429" text:style-name="Internet_20_link" text:visited-style-name="Visited_20_Internet_20_Link">
</text:a>
。</text:p>
      <text:p text:style-name="P4">
根据乌克里德顿中心的说法，预计在不久的将来将在首都发生雷暴。</text:p>
      <ul>
        <li>
在[]中说：“提醒专家，在强风中有必要远离广告盾牌，电源线，树木，而不必停在附近的车辆。”(https://www.ukrinform.ua/tag-kmda)。</li>
      </ul>
      <text:p text:style-name="P4">
如果道路或人行道洪水泛滥到派遣：044-284-74-19。</text:p>
      <text:p text:style-name="P4">
如果是掉落的树木或树枝，当时的人等时，您会立即通知挤压服务：101或103。KARS电话：044-430-37-13。</text:p>
      <text:p text:style-name="P4">
<text:span text:style-name="T4">
另请阅读：</text:span>
 <text:a xlink:type="simple" xlink:href="https://www.ukrinform.ua/rubric-kyiv/3690951-u-stolici-v-berezni-zafiksuvali-sist-temperaturnih-rekordiv.html" text:style-name="Internet_20_link" text:visited-style-name="Visited_20_Internet_20_Link">
</text:a>
正如乌克林福姆(Ukrinform)报道的，4月9日，星期日，乌克兰的大多数地区<text:a xlink:type="simple" xlink:href="https://www.ukrinform.ua/rubric-regions/3693263-v-ukraini-prognozuut-dos-podekudi-iz-grozou-do-15-tepla.html" text:style-name="Internet_20_link" text:visited-style-name="Visited_20_Internet_20_Link">
</text:a>
，有时会带有雷暴。</text:p>
      <text:p text:style-name="P4">
News Source: <text:a xlink:type="simple" xlink:href="https://www.ukrinform.ua/rubric-kyiv/3693289-ziteliv-kieva-poperedzaut-pro-grozu-ta-silnij-viter.html" text:style-name="Internet_20_link" text:visited-style-name="Visited_20_Internet_20_Link">
https://www.ukrinform.ua/rubric-kyiv/3693289-ziteliv-kieva-poperedzaut-pro-grozu-ta-silnij-viter.html</text:a>
</text:p>
      <!--NEWS-->
      <text:h text:style-name="P10" text:outline-level="1">
<text:span text:style-name="T4">
Niva在第一联赛冠军小组中失去了LNZ</text:span>
</text:h>
      <text:p text:style-name="P4">
作者: Ukrinform (Person)</text:p>
      <text:p text:style-name="P4">
出版商: Укринформ (Organization)</text:p>
      <text:p text:style-name="P4">
出版时间: 2023-04-08T15:25:55+03:00</text:p>
      <text:p text:style-name="P4">
修改时间: 2023-04-08T15:25:55+03:00</text:p>
      <text:p text:style-name="P4">
描述: Ternopil Niva的足球运动员在第一联盟队冠军小组的比赛中让位于LNZ Cherkasy Club（1：2）。  - 乌克林。</text:p>
      <text:p text:style-name="P4">
图片: ["<text:a xlink:type="simple" xlink:href="https://static.ukrinform.com/photos/2023_04/thumb_files/630_360_1680951711-379.jpeg" text:style-name="Internet_20_link" text:visited-style-name="Visited_20_Internet_20_Link">
630_360_16809...</text:a>
"]</text:p>
      <text:p text:style-name="P4">
标签: ['Футбол', 'Черкаси', 'Тернопіль']</text:p>
      <text:p text:style-name="P4">
类型: Article</text:p>
      <!--METADATA-->
      <text:p text:style-name="P4">
<draw:frame draw:style-name="fr1" draw:name="Image278" text:anchor-type="as-char" svg:width="6.9236in" svg:height="3.956343in" draw:z-index="0">
<draw:image xlink:href="../Images/yкринформ/2023-04-08T15-25-55-03-00/630_360_1680951711-379.jpeg" xlink:type="simple" xlink:show="embed" xlink:actuate="onLoad" draw:mime-type="image/jpeg"/>
</draw:frame>
Ternopil Niva的足球运动员让位于LNZ Cherkasy Club的位置(1：2)在第一联盟冠军小组的比赛中。</text:p>
      <text:p text:style-name="P4">
球得分纳扎里乌斯·尼希(第19分钟)和Maxim Lopyreok(74). Крім того,на 89-й хвилині м'яч у власні ворта відправив футболіст ЛНЗ Олег Синьогуб,передає Укрінформ.</text:p>
      <text:p text:style-name="P4">
Календар інших матчів першого Чемпіонської групи:</text:p>
      <text:p text:style-name="P4">
8 квітня</text:p>
      <text:p text:style-name="P4">
«Епіцентр» (Kamianets-Podilskyi) - “ obolon”(基辅). 14.30</text:p>
      <text:p text:style-name="P4">
«Карпати» (利沃夫) - “ kremin”(Kremenchuk). 17.00</text:p>
      <text:p text:style-name="P4">
9 квітня (星期日)“ Polesie”(zhytomyr) - «Metalurg»(Zaporizhzhia). 16.00.</text:p>
      <text:p text:style-name="P4">
<text:span text:style-name="T4">
Читайте також:</text:span>
 <text:a xlink:type="simple" xlink:href="https://www.ukrinform.ua/rubric-sports/3693269-cernigivsvsm-peremig-fsk-mariupol-u-matci-persoi-ligi.html" text:style-name="Internet_20_link" text:visited-style-name="Visited_20_Internet_20_Link">
 <text:span text:style-name="T4">
ШВСМ</text:span>
 </text:a>
领导者的情况：Obolon -16分，Polesie -16，LNZ -11，Epicenter -8。 Niva有3分。</text:p>
      <text:p text:style-name="P4">
冠军小组将确定八个俱乐部(UPL)，第三和第四支球队将在课堂上参加季后赛比赛：第三支将与第13个UPL球队(第13场比赛)一起比赛。</text:p>
      <text:p text:style-name="P4">
照片：cherkassy-sport.com。</text:p>
      <text:p text:style-name="P4">
News Source: <text:a xlink:type="simple" xlink:href="https://www.ukrinform.ua/rubric-sports/3693291-niva-prograla-lnz-u-cempionskij-grupi-persoi-ligi.html" text:style-name="Internet_20_link" text:visited-style-name="Visited_20_Internet_20_Link">
https://www.ukrinform.ua/rubric-sports/3693291-niva-prograla-lnz-u-cempionskij-grupi-persoi-ligi.html</text:a>
</text:p>
      <!--NEWS-->
      <text:h text:style-name="P10" text:outline-level="1">
<text:span text:style-name="T4">
在哈尔基夫（Kharkiv），两个人在炸药上爆炸</text:span>
</text:h>
      <text:p text:style-name="P4">
作者: Ukrinform (Person)</text:p>
      <text:p text:style-name="P4">
出版商: Укринформ (Organization)</text:p>
      <text:p text:style-name="P4">
出版时间: 2023-04-08T15:28:26+03:00</text:p>
      <text:p text:style-name="P4">
修改时间: 2023-04-08T15:28:26+03:00</text:p>
      <text:p text:style-name="P4">
描述: 在哈尔基夫地区，一个男人和一个女人在爆炸物中爆炸。 为受害者提供医疗服务。  - 乌克林。</text:p>
      <text:p text:style-name="P4">
图片: ["<text:a xlink:type="simple" xlink:href="https://static.ukrinform.com/photos/2023_03/thumb_files/630_360_1679835922-775.jpg" text:style-name="Internet_20_link" text:visited-style-name="Visited_20_Internet_20_Link">
630_360_16798...</text:a>
"]</text:p>
      <text:p text:style-name="P4">
标签: ['Міна', 'Вибухівка', 'Харківщина']</text:p>
      <text:p text:style-name="P4">
类型: Article</text:p>
      <!--METADATA-->
      <text:p text:style-name="P4">
<draw:frame draw:style-name="fr1" draw:name="Image279" text:anchor-type="as-char" svg:width="6.9236in" svg:height="3.956343in" draw:z-index="0">
<draw:image xlink:href="../Images/yкринформ/2023-04-08T15-28-26-03-00/630_360_1679835922-775.jpg" xlink:type="simple" xlink:show="embed" xlink:actuate="onLoad" draw:mime-type="image/jpeg"/>
</draw:frame>
纳克基夫希纳(Nakarkivshchyna)男人和女人被炸药炸毁。侮辱得到了医疗服务。</text:p>
      <text:p text:style-name="P4">
关于<text:a xlink:type="simple" xlink:href="http://t.me/synegubov/5892" text:style-name="Internet_20_link" text:visited-style-name="Visited_20_Internet_20_Link">
</text:a>
乌克林福姆报道说，哈尔基夫ovaologub synigubov的负责人报道。</text:p>
      <text:p text:style-name="P4">
“今天<text:a xlink:type="simple" xlink:href="https://www.ukrinform.ua/tag-harkivsina" text:style-name="Internet_20_link" text:visited-style-name="Visited_20_Internet_20_Link">
</text:a>
又有两个平民导致爆炸性物体。 在中央公墓伊兹(Izium)的城市，一名53岁的妇女坐在一个抗人物的“花瓣”上。 用矿山爆发的创伤住院。”  - 写道。</text:p>
      <text:p text:style-name="P4">
此外，在Slobozhansk村，一个人爆炸了，对面板造成了严重伤害，以拆卸一个未知物品。 为他提供了必要的医疗服务。</text:p>
      <text:p text:style-name="P4">
<text:span text:style-name="T4">
另请阅读：</text:span>
 <text:a xlink:type="simple" xlink:href="https://www.ukrinform.ua/rubric-regions/3693069-na-harkivsini-troe-ludej-pidirvalisa-na-vibuhivci-u-poli.html" text:style-name="Internet_20_link" text:visited-style-name="Visited_20_Internet_20_Link">
<text:span text:style-name="T4">
排除</text:span>
</text:a>
正如乌克林福姆(Ukrinform)报道的，在哈尔基夫地区Mykolaivka村附近的田野中，由于未知的爆炸性调查爆炸，Troyes受伤。</text:p>
      <text:p text:style-name="P4">
News Source: <text:a xlink:type="simple" xlink:href="https://www.ukrinform.ua/rubric-regions/3693293-na-harkivsini-dvoe-ludej-pidirvalisa-na-vibuhivci.html" text:style-name="Internet_20_link" text:visited-style-name="Visited_20_Internet_20_Link">
https://www.ukrinform.ua/rubric-regions/3693293-na-harkivsini-dvoe-ludej-pidirvalisa-na-vibuhivci.html</text:a>
</text:p>
      <!--NEWS-->
      <text:h text:style-name="P10" text:outline-level="1">
<text:span text:style-name="T4">
Twitter取消了对Kremlin -Media帐户的限制</text:span>
</text:h>
      <text:p text:style-name="P4">
作者: Ukrinform (Person)</text:p>
      <text:p text:style-name="P4">
出版商: Укринформ (Organization)</text:p>
      <text:p text:style-name="P4">
出版时间: 2023-04-08T15:31:00+03:00</text:p>
      <text:p text:style-name="P4">
修改时间: 2023-04-08T15:31:00+03:00</text:p>
      <text:p text:style-name="P4">
描述: 在美国亿万富翁伊隆·马斯克（Ilon Musk）购买后，Twitter取消了对克里姆林宫帐户的限制。  - 乌克林。</text:p>
      <text:p text:style-name="P4">
图片: ["<text:a xlink:type="simple" xlink:href="https://static.ukrinform.com/photos/2022_10/thumb_files/630_360_1666921830-759.jpg" text:style-name="Internet_20_link" text:visited-style-name="Visited_20_Internet_20_Link">
630_360_16669...</text:a>
"]</text:p>
      <text:p text:style-name="P4">
标签: ['Кремль', 'Twitter', 'росія', 'Соцмережі']</text:p>
      <text:p text:style-name="P4">
类型: Article</text:p>
      <!--METADATA-->
      <text:p text:style-name="P4">
<draw:frame draw:style-name="fr1" draw:name="Image280" text:anchor-type="as-char" svg:width="6.9236in" svg:height="3.956343in" draw:z-index="0">
<draw:image xlink:href="../Images/yкринформ/2023-04-08T15-31-00-03-00/630_360_1666921830-759.jpg" xlink:type="simple" xlink:show="embed" xlink:actuate="onLoad" draw:mime-type="image/jpeg"/>
</draw:frame>
在美国亿万富翁伊隆·马斯克(Ilon Musk)购买后，TTWITTER取消了对克里姆林宫帐户的限制。</text:p>
      <text:p text:style-name="P4">
关于它报告<text:a xlink:type="simple" xlink:href="https://www.telegraph.co.uk/technology/2023/04/07/elon-musk-twitter-lifts-restrictions-putin-kremlin-russia/" text:style-name="Internet_20_link" text:visited-style-name="Visited_20_Internet_20_Link">
</text:a>
关于网站数据，Ukrinform报告。</text:p>
      <text:p text:style-name="P4">
如图所述，对几个帐户的分析表明，Twitter的搜索结果，年表和推荐工具向俄罗斯联合会总统弗拉基米尔·普京(Vladimir Putin)，俄罗斯外交部和俄罗斯联邦大使馆的使用者展示。 这些说法是在乌克兰俄罗斯联邦入侵后实施的。</text:p>
      <text:p text:style-name="P4">
该出版物强调的是，在知道[]的检查之后的检查(https://www.ukrinform.ua/tag-twitter)不再限制俄罗斯国家媒体的覆盖范围。</text:p>
      <text:p text:style-name="P4">
去年4月，该公司表示：“它不会传播或建议拥有国家拥有的帐户，该帐户将不建议用于搜索，年表和其他服务的其他部分。</text:p>
      <text:p text:style-name="P4">
“但是，电报进行的测试表明，俄罗斯州的帐户在一些骨盆搜索结果的顶部反映在其他帐户上的建议中，”弊端写道。</text:p>
      <text:p text:style-name="P4">
<text:span text:style-name="T4">
另请阅读：</text:span>
 <text:a xlink:type="simple" xlink:href="https://www.ukrinform.ua/rubric-technology/3683938-youtube-rozblokuvav-kanal-trampa.html" text:style-name="Internet_20_link" text:visited-style-name="Visited_20_Internet_20_Link">
<text:span text:style-name="T4">
解锁</text:span>
</text:a>
该出版物还写道，俄罗斯政府代表的职位出现在媒介胶带的“ For for You”中，即使没有赞同它们。</text:p>
      <text:p text:style-name="P4">
这位前Twitter领导人确认，这样的步骤意味着2022年引入的部门的撤退。 他说：“极不可能偶然或没有公司工作人员的知识和管理。”</text:p>
      <text:p text:style-name="P4">
社交网络被认为是克里姆林宫错误信息的关键部分，强调出版物。</text:p>
      <text:p text:style-name="P4">
News Source: <text:a xlink:type="simple" xlink:href="https://www.ukrinform.ua/rubric-technology/3693296-twitter-znav-obmezenna-na-oblikovi-zapisi-povazani-z-kremlem-zmi.html" text:style-name="Internet_20_link" text:visited-style-name="Visited_20_Internet_20_Link">
https://www.ukrinform.ua/rubric-technology/3693296-twitter-znav-obmezenna-na-oblikovi-zapisi-povazani-z-kremlem-zmi.html</text:a>
</text:p>
      <!--NEWS-->
      <text:h text:style-name="P10" text:outline-level="1">
<text:span text:style-name="T4">
大使Zvarych用复活节向波兰人打招呼</text:span>
</text:h>
      <text:p text:style-name="P4">
作者: Ukrinform (Person)</text:p>
      <text:p text:style-name="P4">
出版商: Укринформ (Organization)</text:p>
      <text:p text:style-name="P4">
出版时间: 2023-04-08T15:38:37+03:00</text:p>
      <text:p text:style-name="P4">
修改时间: 2023-04-08T15:38:37+03:00</text:p>
      <text:p text:style-name="P4">
描述: 乌克兰驻波兰Vasyl Zvarych的大使与复活节表示祝贺。  - 乌克林。</text:p>
      <text:p text:style-name="P4">
图片: ["<text:a xlink:type="simple" xlink:href="https://static.ukrinform.com/photos/2022_07/thumb_files/630_360_1657962994-415.jpg" text:style-name="Internet_20_link" text:visited-style-name="Visited_20_Internet_20_Link">
630_360_16579...</text:a>
"]</text:p>
      <text:p text:style-name="P4">
标签: ['Польща', 'Посол', 'Україна', 'Великдень']</text:p>
      <text:p text:style-name="P4">
类型: Article</text:p>
      <!--METADATA-->
      <text:p text:style-name="P4">
<draw:frame draw:style-name="fr1" draw:name="Image281" text:anchor-type="as-char" svg:width="6.9236in" svg:height="3.956343in" draw:z-index="0">
<draw:image xlink:href="../Images/yкринформ/2023-04-08T15-38-37-03-00/630_360_1657962994-415.jpg" xlink:type="simple" xlink:show="embed" xlink:actuate="onLoad" draw:mime-type="image/jpeg"/>
</draw:frame>
乌克兰大使在波兰Vasyl Zvarych与复活节表示祝贺。</text:p>
      <text:p text:style-name="P4">
适当的视频在[]中(http://www.youtube.com/watch?v=oNLx00VtdaY).</text:p>
      <text:p text:style-name="P4">
Зокрема, Зварич наголосив, що християнські цінності традиційно важливі дляобох наших народів, а поляки вже понад рік показують світу приклад їхсповідування, надаючи допомогу українцям.</text:p>
      <text:p text:style-name="P4">
“З нагоди свята я хотів би підкреслити свою вдячність <text:a xlink:type="simple" xlink:href="https://www.ukrinform.ua/tag-polsa" text:style-name="Internet_20_link" text:visited-style-name="Visited_20_Internet_20_Link">
</text:a>
为乌克兰提供支持和援助。 小型工作和共同价值观证实我们在一起变得更加强大。”乌克兰农业说。</text:p>
      <text:p text:style-name="P4">
他希望波兰家庭在这个节日的和平时期，Thade的和谐工作。</text:p>
      <text:p text:style-name="P4">
Zvarych强调说：“让希望，精神价值观和美德的复活触动着每一个心，成为我们两个人民繁荣的动力。”</text:p>
      <text:p text:style-name="P4">
在热情的视频中，乌克兰和波兰 - 沃特(Wrote)参加了假期，与乌克兰复活节彩蛋大师一起绘画了复活节彩蛋。</text:p>
      <text:p text:style-name="P4">
“今天，我们的乌克兰和波兰孩子一起绘画复活节彩蛋，并以友谊，爱情和生活克服了邪恶和仇恨。 这一天，我们不仅庆祝基督的复活，而且还表现出对昂贵的关系，我们国家之间的友谊与合作的尊重。”  - 强调了乌克兰在RP中的可能性。</text:p>
      <text:p text:style-name="P4">
<text:span text:style-name="T4">
另请阅读：</text:span>
 <text:a xlink:type="simple" xlink:href="https://www.ukrinform.ua/rubric-society/3692139-ne-mozna-dati-kremlu-rozsvariti-ukrainu-ta-polsu-moraveckij.html" text:style-name="Internet_20_link" text:visited-style-name="Visited_20_Internet_20_Link">
<text:span text:style-name="T4">
波兰</text:span>
</text:a>
该视频是在通信媒体中心的支持下与乌克兰大使馆合作制作的，该视频的音乐是由乌克兰乐队Monysto的特别场合创建的。</text:p>
      <text:p text:style-name="P4">
根据格里高利日历的说法，今年天主教徒将于4月9日庆祝复活节。</text:p>
      <text:p text:style-name="P4">
News Source: <text:a xlink:type="simple" xlink:href="https://www.ukrinform.ua/rubric-world/3693298-posol-zvaric-privitav-polakiv-z-velikodnem.html" text:style-name="Internet_20_link" text:visited-style-name="Visited_20_Internet_20_Link">
https://www.ukrinform.ua/rubric-world/3693298-posol-zvaric-privitav-polakiv-z-velikodnem.html</text:a>
</text:p>
      <!--NEWS-->
      <text:h text:style-name="P10" text:outline-level="1">
<text:span text:style-name="T4">
克里夫巴斯在乌克兰足球英超联赛中击败了黎明</text:span>
</text:h>
      <text:p text:style-name="P4">
作者: Ukrinform (Person)</text:p>
      <text:p text:style-name="P4">
出版商: Укринформ (Organization)</text:p>
      <text:p text:style-name="P4">
出版时间: 2023-04-08T15:39:56+03:00</text:p>
      <text:p text:style-name="P4">
修改时间: 2023-04-08T15:39:56+03:00</text:p>
      <text:p text:style-name="P4">
描述: Kryvyi Rih Kryvbas球员在乌克兰乌克兰英超俱乐部第20轮比赛中赢得了Home-Lugansk Zorya的一名领导人。  - 乌克林。</text:p>
      <text:p text:style-name="P4">
图片: ["<text:a xlink:type="simple" xlink:href="https://static.ukrinform.com/photos/2023_04/thumb_files/630_360_1680957134-608.jpg" text:style-name="Internet_20_link" text:visited-style-name="Visited_20_Internet_20_Link">
630_360_16809...</text:a>
"]</text:p>
      <text:p text:style-name="P4">
标签: ['Футбол', 'Кривий Ріг', "Прем'єр-ліга", 'Зоря']</text:p>
      <text:p text:style-name="P4">
类型: Article</text:p>
      <!--METADATA-->
      <text:p text:style-name="P4">
<draw:frame draw:style-name="fr1" draw:name="Image282" text:anchor-type="as-char" svg:width="6.9236in" svg:height="3.956343in" draw:z-index="0">
<draw:image xlink:href="../Images/yкринформ/2023-04-08T15-39-56-03-00/630_360_1680957134-608.jpg" xlink:type="simple" xlink:show="embed" xlink:actuate="onLoad" draw:mime-type="image/jpeg"/>
</draw:frame>
克里夫巴斯足球运动员在乌克兰乌克兰超级联赛俱乐部20轮的卢甘斯克黎明(Lugansk Dawn)赢得了一名领导人。</text:p>
      <text:p text:style-name="P4">
波斯尼亚军团“ Kryvbas”步枪KAPIC的资产的目标(第50分钟)，报道乌克林福姆。</text:p>
      <text:p text:style-name="P4">
早些时候，Dynamo Kyiv在家中击败了Transcarpathian Minaj -2：0。</text:p>
      <text:p text:style-name="P4">
Shakhtar Donetsk在这一刻与Kharkiv Metalist一起玩，Lviv运动与Rivne“ Veres”会面。</text:p>
      <text:p text:style-name="P4">
这次巡回演出将于4月9日星期日结束，Dnipro-1和Lviv，Alexandria和Chernomorets，Kovalivsky Kolos和Kharkiv Metalist 1925年之间的比赛。</text:p>
      <text:p text:style-name="P4">
Zeprovoy的Poltava“ Vorskla”和“ Ingulets”之间的巡回演出的首发比赛的结果-1：0</text:p>
      <text:p text:style-name="P4">
<text:span text:style-name="T4">
另请阅读：</text:span>
 <text:a xlink:type="simple" xlink:href="https://www.ukrinform.ua/rubric-sports/3693276-dinamo-peremoglo-minaj-u-cempionati-ukraini-z-futbolu.html" text:style-name="Internet_20_link" text:visited-style-name="Visited_20_Internet_20_Link">
<text:span text:style-name="T4">
足球</text:span>
</text:a>
领导者的位置：Shakhtar -43分(经过18场比赛)，dnipro -1-42(18)，Zorya -40(20)，«dynamo»-39(20)，亚历山大-31(18). У«Кривбаса» 28 очок.</text:p>
      <text:p text:style-name="P4">
Фото: fckryvbas.com.</text:p>
      <text:p text:style-name="P4">
News Source: <text:a xlink:type="simple" xlink:href="https://www.ukrinform.ua/rubric-sports/3693299-krivbas-obigrav-zoru-v-ukrainskij-futbolnij-premerlizi.html" text:style-name="Internet_20_link" text:visited-style-name="Visited_20_Internet_20_Link">
https://www.ukrinform.ua/rubric-sports/3693299-krivbas-obigrav-zoru-v-ukrainskij-futbolnij-premerlizi.html</text:a>
</text:p>
      <!--NEWS-->
      <text:h text:style-name="P10" text:outline-level="1">
<text:span text:style-name="T4">
在乌克兰，由于战争，有60％的儿童 - 志愿者离开家园</text:span>
</text:h>
      <text:p text:style-name="P4">
作者: Ukrinform (Person)</text:p>
      <text:p text:style-name="P4">
出版商: Укринформ (Organization)</text:p>
      <text:p text:style-name="P4">
出版时间: 2023-04-08T15:48:00+03:00</text:p>
      <text:p text:style-name="P4">
修改时间: 2023-04-08T15:48:00+03:00</text:p>
      <text:p text:style-name="P4">
描述: 自俄罗斯开始以来，乌克兰有60％的儿童被迫离开家。  - 乌克林。</text:p>
      <text:p text:style-name="P4">
图片: ["<text:a xlink:type="simple" xlink:href="https://static.ukrinform.com/photos/2023_04/thumb_files/630_360_1680958044-585.jpg" text:style-name="Internet_20_link" text:visited-style-name="Visited_20_Internet_20_Link">
630_360_16809...</text:a>
"]</text:p>
      <text:p text:style-name="P4">
标签: ['Діти', 'Волонтери', 'Війна з росією']</text:p>
      <text:p text:style-name="P4">
类型: Article</text:p>
      <!--METADATA-->
      <text:p text:style-name="P4">
<draw:frame draw:style-name="fr1" draw:name="Image283" text:anchor-type="as-char" svg:width="6.9236in" svg:height="3.956343in" draw:z-index="0">
<draw:image xlink:href="../Images/yкринформ/2023-04-08T15-48-00-03-00/630_360_1680958044-585.jpg" xlink:type="simple" xlink:show="embed" xlink:actuate="onLoad" draw:mime-type="image/jpeg"/>
</draw:frame>
第一次，乌克兰的乌克兰有60％的儿童在俄罗斯概述了要离开家园。</text:p>
      <text:p text:style-name="P4">
关于它在乌克兰媒体中心的新闻发布会上 - 乌克林福姆宣布了乌克兰慈善基金会的执行董事，乌克兰慈善基金会是乌克兰总统儿童权利专员(2014-2021。)Mykola Kuleba。</text:p>
      <text:p text:style-name="P4">
“根据我的估计，自全面侵略以来，有60％的儿童被迫从他们的家中迁出，这是一半以上<text:a xlink:type="simple" xlink:href="https://www.ukrinform.ua/tag-diti" text:style-name="Internet_20_link" text:visited-style-name="Visited_20_Internet_20_Link">
</text:a>
他们被迫逃离战争。”库莱巴说。</text:p>
      <text:p text:style-name="P4">
他还指出，他的基金正在努力返回俄罗斯非法花费的乌克兰儿童。 据库莱(Kulebe)称，拯救乌克兰自行组织并执行此类救援任务。</text:p>
      <text:p text:style-name="P4">
“我们不与俄罗斯当局合作。 我们开始与由Dmitry Lubinets领导的办公室-Tombstone合作，后者进行了相应的谈判。 但是，我们准备仅处理物流问题，相应文件的注册，运输，运输，进一步的儿童安排。”他说。</text:p>
      <text:p text:style-name="P4">
非政府组织“乌克兰法律咨询小组” Yevgeny Kapalkin的律师提醒，国际人道主义法，尤其是日内瓦公约，明确地巩固了占领国，以将儿童转移到其国家的占领领土或国家。</text:p>
      <text:p text:style-name="P4">
“有明显的规定处方需要遵守占领状态。 但是，正如我们在乌克兰的局势中所看到的那样，俄罗斯并不遵守原则，并以撤离俄罗斯施主者儿童驱逐出境为借口。 在那里，她对他们的意识和意识都采取了影响，并剥夺了与亲戚等交流的机会。”， -  doglana。</text:p>
      <text:p text:style-name="P4">
<text:span text:style-name="T4">
另请阅读：</text:span>
 <text:a xlink:type="simple" xlink:href="https://www.ukrinform.ua/rubric-society/3693243-ermak-ta-amal-kluni-obgovorili-vidpovidalnist-rosii-za-zlocini-proti-ukrainskih-ditej.html" text:style-name="Internet_20_link" text:visited-style-name="Visited_20_Internet_20_Link">
<text:span text:style-name="T4">
儿童</text:span>
</text:a>
据报道，在乌克兰的乌克兰基金会的协助下，乌克兰在乌克兰<text:a xlink:type="simple" xlink:href="https://www.ukrinform.ua/rubric-society/3693273-v-ukrainu-povertaetsa-31-ditina-deportovana-rosieu.html" text:style-name="Internet_20_link" text:visited-style-name="Visited_20_Internet_20_Link">
</text:a>
31被俄罗斯人驱逐出乌克兰儿童。</text:p>
      <text:p text:style-name="P4">
News Source: <text:a xlink:type="simple" xlink:href="https://www.ukrinform.ua/rubric-society/3693302-v-ukraini-cerez-vijnu-svoi-domivki-zalisili-60-ditej-volonteri.html" text:style-name="Internet_20_link" text:visited-style-name="Visited_20_Internet_20_Link">
https://www.ukrinform.ua/rubric-society/3693302-v-ukraini-cerez-vijnu-svoi-domivki-zalisili-60-ditej-volonteri.html</text:a>
</text:p>
      <!--NEWS-->
      <text:h text:style-name="P10" text:outline-level="1">
<text:span text:style-name="T4">
Shakhtar在足球首映的比赛中最少击败Metalist</text:span>
</text:h>
      <text:p text:style-name="P4">
作者: Ukrinform (Person)</text:p>
      <text:p text:style-name="P4">
出版商: Укринформ (Organization)</text:p>
      <text:p text:style-name="P4">
出版时间: 2023-04-08T15:55:15+03:00</text:p>
      <text:p text:style-name="P4">
修改时间: 2023-04-08T15:55:15+03:00</text:p>
      <text:p text:style-name="P4">
描述: Shakhtar Donetsk在英超联赛球队（UPL）中的下一个，乌克兰足球锦标赛的下一轮比赛中赢得了金属主义者Kharkiv。  - 乌克林。</text:p>
      <text:p text:style-name="P4">
图片: ["<text:a xlink:type="simple" xlink:href="https://static.ukrinform.com/photos/2023_04/thumb_files/630_360_1680958429-554.jpg" text:style-name="Internet_20_link" text:visited-style-name="Visited_20_Internet_20_Link">
630_360_16809...</text:a>
"]</text:p>
      <text:p text:style-name="P4">
标签: ['Футбол', "Прем'єр-ліга", 'ФК Металіст', 'Шахтар']</text:p>
      <text:p text:style-name="P4">
类型: Article</text:p>
      <!--METADATA-->
      <text:p text:style-name="P4">
<draw:frame draw:style-name="fr1" draw:name="Image284" text:anchor-type="as-char" svg:width="6.9236in" svg:height="3.956343in" draw:z-index="0">
<draw:image xlink:href="../Images/yкринформ/2023-04-08T15-55-15-03-00/630_360_1680958429-554.jpg" xlink:type="simple" xlink:show="embed" xlink:actuate="onLoad" draw:mime-type="image/jpeg"/>
</draw:frame>
Shakhtar Donetsk在英超联赛球队中乌克兰足球冠军的下一个，第20轮的职责中赢得了哈尔基夫金属主义者(UPL).</text:p>
      <text:p text:style-name="P4">
Зустріч на стадіоні «Авангард» в Ужгороді завершилася на користь «гірників» зрахунком 1:0, передає Укрінформ.</text:p>
      <text:p text:style-name="P4">
Перемогу «Шахтарю» забезпечив гол Артема Бондаренка, якому на 64-й хвилиніасистував Георгій Судаков.</text:p>
      <text:p text:style-name="P4">
Програму туру в суботу, 8 квітня, продовжить матч львівського «Руха» зрівненським «Вересом».</text:p>
      <text:p text:style-name="P4">
У неділю, 9 квітня, зіграють «Дніпро-1 та «Львів» (从13.00开始)，亚历山大和敖德萨·切尔诺曼(13.00)，Kovalivsky“ Kolos” Tharkivsky“ Metalist 1925”(15.00).</text:p>
      <text:p text:style-name="P4">
<text:span text:style-name="T5">
Результати попередніх матчів туру:</text:span>
</text:p>
      <text:p text:style-name="P4">
«Ворскла» (poltava) - 插入(彼得罗娃)-1：0</text:p>
      <text:p text:style-name="P4">
目标：Va​​sily Kravets(第49分钟);</text:p>
      <text:p text:style-name="P4">
“发电机”(基辅) - “ minaj”  -  2：0</text:p>
      <text:p text:style-name="P4">
目标：安东·沙伦科(35)。弗拉迪斯拉夫·瓦坦(62);</text:p>
      <text:p text:style-name="P4">
“ Kryvbas”(Kryvyi rih) - “黎明”(卢甘斯克)-1：0</text:p>
      <text:p text:style-name="P4">
裸体：r -refet capric(50).</text:p>
      <text:p text:style-name="P4">
У турнірній таблиці УПЛ лідирує «Шахтар», у якого 46 очок (19场比赛后)，下一个-dnipro -1-42(18)，Zorya -40(20)，«dynamo»-39(20)和亚历山大 -  31(18).</text:p>
      <text:p text:style-name="P4">
Фото: ФК «Шахтар».</text:p>
      <text:p text:style-name="P4">
News Source: <text:a xlink:type="simple" xlink:href="https://www.ukrinform.ua/rubric-sports/3693304-sahtar-minimalno-obigrav-metalist-u-matci-futbolnoi-premerligi.html" text:style-name="Internet_20_link" text:visited-style-name="Visited_20_Internet_20_Link">
https://www.ukrinform.ua/rubric-sports/3693304-sahtar-minimalno-obigrav-metalist-u-matci-futbolnoi-premerligi.html</text:a>
</text:p>
      <!--NEWS-->
      <text:h text:style-name="P10" text:outline-level="1">
<text:span text:style-name="T4">
非银行服务市场由另外37位参与者下降 -  NBU</text:span>
</text:h>
      <text:p text:style-name="P4">
作者: Ukrinform (Person)</text:p>
      <text:p text:style-name="P4">
出版商: Укринформ (Organization)</text:p>
      <text:p text:style-name="P4">
出版时间: 2023-04-08T15:55:51+03:00</text:p>
      <text:p text:style-name="P4">
修改时间: 2023-04-08T15:55:51+03:00</text:p>
      <text:p text:style-name="P4">
描述: 37个机构被排除在非银行金融市场的参与者登记册中。  - 乌克林。</text:p>
      <text:p text:style-name="P4">
图片: ["<text:a xlink:type="simple" xlink:href="https://static.ukrinform.com/photos/2020_03/thumb_files/630_360_1583855398-922.jpg" text:style-name="Internet_20_link" text:visited-style-name="Visited_20_Internet_20_Link">
630_360_15838...</text:a>
", "<text:a xlink:type="simple" xlink:href="https://static.ukrinform.com/photos/2023_04/1680958279-864.png" text:style-name="Internet_20_link" text:visited-style-name="Visited_20_Internet_20_Link">
1680958279-86...</text:a>
"]</text:p>
      <text:p text:style-name="P4">
标签: ['Нацбанк', 'Фінансовий ринок']</text:p>
      <text:p text:style-name="P4">
类型: Article</text:p>
      <!--METADATA-->
      <text:p text:style-name="P4">
<draw:frame draw:style-name="fr1" draw:name="Image285" text:anchor-type="as-char" svg:width="6.9236in" svg:height="3.956343in" draw:z-index="0">
<draw:image xlink:href="../Images/yкринформ/2023-04-08T15-55-51-03-00/630_360_1583855398-922.jpg" xlink:type="simple" xlink:show="embed" xlink:actuate="onLoad" draw:mime-type="image/jpeg"/>
</draw:frame>
非银行金融市场的Izrestra参与者在3月不包括37个设施。</text:p>
      <text:p text:style-name="P4">
新闻服务报告<text:a xlink:type="simple" xlink:href="http://bank.gov.ua/ua/news/all/u-berezni-na-rinku-nebankivskih-finansovih-poslug-novih-gravtsiv-ne-zyavilosya-vodnochas-37-uchasnikiv-zalishili-rinok" text:style-name="Internet_20_link" text:visited-style-name="Visited_20_Internet_20_Link">
</text:a>
，报道乌克林福姆。</text:p>
      <text:p text:style-name="P4">
<draw:frame draw:style-name="fr1" draw:name="Image286" text:anchor-type="as-char" svg:width="6.9236in" svg:height="3.859266in" draw:z-index="0">
<draw:image xlink:href="../Images/yкринформ/2023-04-08T15-55-51-03-00/1680958279-864.png" xlink:type="simple" xlink:show="embed" xlink:actuate="onLoad" draw:mime-type="image/png"/>
</draw:frame>
“ 37名非银行金融服务市场参与者，12个当铺，两家信用合作社和5家租赁公司被强行排除在寄存器中，其他7家金融公司，5个终端和一家租赁公司被强行排除在外，”消息。”</text:p>
      <text:p text:style-name="P4">
1 384(截至2月28日)最多1 347(截至3月31日).</text:p>
      <text:p text:style-name="P4">
За інформацією <text:a xlink:type="simple" xlink:href="https://www.ukrinform.ua/tag-nacbank" text:style-name="Internet_20_link" text:visited-style-name="Visited_20_Internet_20_Link">
 </text:a>
，截至3月31日，非银行市场工作了110个保险公司非生活(115年2月)和12种生活训练(这个数字没有更改)，一位具有特殊地位的保险公司，171个典当(有176)，157个信用合作社(是159)，89家租赁公司(是95)，682家金融公司(是701)，58名工人(这个数字没有更改)和67家收集公司(这个数字没有更改).</text:p>
      <text:p text:style-name="P4">
<text:span text:style-name="T4">
Читайте також:</text:span>
 <text:a xlink:type="simple" xlink:href="https://www.ukrinform.ua/rubric-economy/3692625-cerez-sistemu-elektronnih-plateziv-nbu-torik-projslo-ponad-100-milardiv-u-mezah-ukraini.html" text:style-name="Internet_20_link" text:visited-style-name="Visited_20_Internet_20_Link">
 <text:span text:style-name="T4">
НБУ</text:span>
 </text:a>
据报道，去年，乌克兰的非银行金融机构的数量减少了422个单位，这主要是由于金融公司和信用合作社退出。</text:p>
      <text:p text:style-name="P4">
News Source: <text:a xlink:type="simple" xlink:href="https://www.ukrinform.ua/rubric-economy/3693306-rinok-nebankivskih-poslug-skorotivsa-se-na-37-ucasnikiv-nbu.html" text:style-name="Internet_20_link" text:visited-style-name="Visited_20_Internet_20_Link">
https://www.ukrinform.ua/rubric-economy/3693306-rinok-nebankivskih-poslug-skorotivsa-se-na-37-ucasnikiv-nbu.html</text:a>
</text:p>
      <!--NEWS-->
      <text:h text:style-name="P10" text:outline-level="1">
<text:span text:style-name="T4">
Mykola Kuleba认为，在白俄罗斯也将发现被俄罗斯人驱逐出境的乌克兰儿童</text:span>
</text:h>
      <text:p text:style-name="P4">
作者: Ukrinform (Person)</text:p>
      <text:p text:style-name="P4">
出版商: Укринформ (Organization)</text:p>
      <text:p text:style-name="P4">
出版时间: 2023-04-08T15:58:00+03:00</text:p>
      <text:p text:style-name="P4">
修改时间: 2023-04-08T15:58:00+03:00</text:p>
      <text:p text:style-name="P4">
描述: 苏瓦乌克兰的执行董事，乌克兰的总统儿童权利专员（2014-2021）Mykola Kuleba认为，俄罗斯被驱逐出境的孩子也将在白俄罗斯找到。  - 乌克林。</text:p>
      <text:p text:style-name="P4">
图片: ["<text:a xlink:type="simple" xlink:href="https://static.ukrinform.com/photos/2023_04/thumb_files/630_360_1680957999-859.jpg" text:style-name="Internet_20_link" text:visited-style-name="Visited_20_Internet_20_Link">
630_360_16809...</text:a>
", "<text:a xlink:type="simple" xlink:href="https://static.ukrinform.com/photos/2023_04/1680958129-431.jpg" text:style-name="Internet_20_link" text:visited-style-name="Visited_20_Internet_20_Link">
1680958129-43...</text:a>
"]</text:p>
      <text:p text:style-name="P4">
标签: ['Депортація', 'Діти', 'Кулеба', 'Війна з росією']</text:p>
      <text:p text:style-name="P4">
类型: Article</text:p>
      <!--METADATA-->
      <text:p text:style-name="P4">
<draw:frame draw:style-name="fr1" draw:name="Image287" text:anchor-type="as-char" svg:width="6.9236in" svg:height="3.956343in" draw:z-index="0">
<draw:image xlink:href="../Images/yкринформ/2023-04-08T15-58-00-03-00/630_360_1680957999-859.jpg" xlink:type="simple" xlink:show="embed" xlink:actuate="onLoad" draw:mime-type="image/jpeg"/>
</draw:frame>
Bo Save乌克兰执行董事，儿童权利总统专员(2014 -2021RR。)Mykola Kuleba认为，将在白俄罗斯领土上找到被俄罗斯驱逐的孩子。</text:p>
      <text:p text:style-name="P4">
他在乌克兰媒体中心举行的新闻发布会上说，这是乌克林福姆的一场新闻发布会，回答了一个问题是否有信息有关有多少乌克兰儿童被带到白俄罗斯的乌克兰儿童。</text:p>
      <text:p text:style-name="P4">
“我们没有信息有多少乌克兰人<text:a xlink:type="simple" xlink:href="https://www.ukrinform.ua/tag-diti" text:style-name="Internet_20_link" text:visited-style-name="Visited_20_Internet_20_Link">
</text:a>
他们在白俄罗斯。 我认为我们还将在白俄罗斯找到这些神圣。 但现在(数据 -  ed。)有多少这样的孩子，德文尼 - 我们甚至不知道俄罗斯联邦的领土。 现在很难在白俄罗斯和俄罗斯找到一些信息。”他说。</text:p>
      <text:p text:style-name="P4">
根据Bo Save乌克兰的执行董事的说法，他们正在寻找有关这些孩子在哪里的任何报告 - 在俄罗斯联邦的哪些地方。</text:p>
      <text:p text:style-name="P4">
区域人权中心的律师(rchr)，是魁北克国际法社区的参与者，是乌克兰乌克兰人道主义法的应用和实施国际机构委员会在乌克兰Kateryna Rashevskaya的参与者，在俄罗斯说，在俄罗斯，这些被称为So的资源家族的名单 - 那些正在暴露于成长的家庭的家庭一定数量的俄罗斯儿童。</text:p>
      <text:p text:style-name="P4">
<draw:frame draw:style-name="fr1" draw:name="Image288" text:anchor-type="as-char" svg:width="6.9236in" svg:height="4.615733in" draw:z-index="0">
<draw:image xlink:href="../Images/yкринформ/2023-04-08T15-58-00-03-00/1680958129-431.jpg" xlink:type="simple" xlink:show="embed" xlink:actuate="onLoad" draw:mime-type="image/jpeg"/>
</draw:frame>
“这为操纵提供了额外的空间。 例子，(在俄罗斯，父母的讲述 -  ed。)：“为了不失去福利，对这些孩子的燃烧 - 请多10或8(乌克兰 - 编辑。)孩子等”， - 律师已通知。</text:p>
      <text:p text:style-name="P4">
据她说，俄罗斯联邦非法和不合理地拒绝将乌克兰儿童返回其家园。</text:p>
      <text:p text:style-name="P4">
“这些儿童遣返的不合理延迟……甚至不完整，这些行为是针对这种遣返的行为 - 严重违反了日内瓦公约，国际人道主义法，可以被视为军事犯罪，” Rashevskaya。</text:p>
      <text:p text:style-name="P4">
<text:span text:style-name="T4">
另请阅读：</text:span>
 <text:a xlink:type="simple" xlink:href="https://www.ukrinform.ua/rubric-society/3693302-v-ukraini-cerez-vijnu-svoi-domivki-zalisili-60-ditej-volonteri.html" text:style-name="Internet_20_link" text:visited-style-name="Visited_20_Internet_20_Link">
<text:span text:style-name="T4">
儿童</text:span>
</text:a>
据报道，自从与俄罗斯发生全面战争以来，在4月7日的全面战争开始，总共发现了11090名儿童。</text:p>
      <text:p text:style-name="P4">
News Source: <text:a xlink:type="simple" xlink:href="https://www.ukrinform.ua/rubric-society/3693308-mikola-kuleba-vvazae-so-deportovanih-rosianami-ukrainskih-ditej-znajdut-i-v-bilorusi.html" text:style-name="Internet_20_link" text:visited-style-name="Visited_20_Internet_20_Link">
https://www.ukrinform.ua/rubric-society/3693308-mikola-kuleba-vvazae-so-deportovanih-rosianami-ukrainskih-ditej-znajdut-i-v-bilorusi.html</text:a>
</text:p>
      <!--NEWS-->
      <text:h text:style-name="P10" text:outline-level="1">
<text:span text:style-name="T4">
由于俄罗斯炮击，在Zaporozhye地区，两名男子受伤</text:span>
</text:h>
      <text:p text:style-name="P4">
作者: Ukrinform (Person)</text:p>
      <text:p text:style-name="P4">
出版商: Укринформ (Organization)</text:p>
      <text:p text:style-name="P4">
出版时间: 2023-04-08T16:06:24+03:00</text:p>
      <text:p text:style-name="P4">
修改时间: 2023-04-08T16:06:24+03:00</text:p>
      <text:p text:style-name="P4">
描述: 俄罗斯入侵者在扎波罗兹地区的两个城市开火，并受伤了两人，他们对此进行了调查。  - 乌克林。</text:p>
      <text:p text:style-name="P4">
图片: ["<text:a xlink:type="simple" xlink:href="https://static.ukrinform.com/photos/2023_04/thumb_files/630_360_1680959012-437.png" text:style-name="Internet_20_link" text:visited-style-name="Visited_20_Internet_20_Link">
630_360_16809...</text:a>
"]</text:p>
      <text:p text:style-name="P4">
标签: ['Обстріл', 'Поранені', 'Запоріжжя', 'Війна з росією']</text:p>
      <text:p text:style-name="P4">
类型: Article</text:p>
      <!--METADATA-->
      <text:p text:style-name="P4">
<draw:frame draw:style-name="fr1" draw:name="Image289" text:anchor-type="as-char" svg:width="6.9236in" svg:height="3.956343in" draw:z-index="0">
<draw:image xlink:href="../Images/yкринформ/2023-04-08T16-06-24-03-00/630_360_1680959012-437.png" xlink:type="simple" xlink:show="embed" xlink:actuate="onLoad" draw:mime-type="image/png"/>
</draw:frame>
俄罗斯 - 俄罗斯 -  Zaporozhye地区的两个城市发射了，并受伤了两人，调查开始了。</text:p>
      <text:p text:style-name="P4">
关于<text:a xlink:type="simple" xlink:href="https://m.facebook.com/story.php" text:style-name="Internet_20_link" text:visited-style-name="Visited_20_Internet_20_Link">
</text:a>
乌克林福姆报道，Zaporizhhya地区检察官办公室报告说。</text:p>
      <text:p text:style-name="P4">
“根据调查，2023年4月8日，大约10:30，侵略者军事人员使用战争手段被国际权利禁止，袭击了奥里基夫和格利帕列扎地区的航空炸弹。两名男子受伤。 56岁和67岁。”他说。</text:p>
      <text:p text:style-name="P4">
<text:span text:style-name="T4">
另请阅读：</text:span>
 <text:a xlink:type="simple" xlink:href="https://www.ukrinform.ua/rubric-regions/3693132-na-zaporizzi-ta-hersonsini-zagarbniki-posiruut-informaciu-pro-primusovu-evakuaciu.html" text:style-name="Internet_20_link" text:visited-style-name="Visited_20_Internet_20_Link">
<text:span text:style-name="T4">
 Zaporozhye </text:span>
</text:a>
炮击损坏的附属建筑和私人住宅建筑，冲击波将窗户撞倒。 企业的房屋被部分摧毁，以及周围地区。</text:p>
      <text:p text:style-name="P4">
在Zaporizhhya地区检察官办公室的程序领导下，刑事诉讼中的案件调查涉及违反法律和战争习俗的事实(艺术的第1部分。 乌克兰《刑法》的438).</text:p>
      <text:p text:style-name="P4">
<text:span text:style-name="T4">
Читайте також:</text:span>
 <text:a xlink:type="simple" xlink:href="https://www.ukrinform.ua/rubric-regions/3693232-vorozij-obstril-berislava-na-hersonsini-poskodiv-pedagogicnij-koledz.html" text:style-name="Internet_20_link" text:visited-style-name="Visited_20_Internet_20_Link">
 <text:span text:style-name="T4">
обстріл</text:span>
 </text:a>
据报道，在敌对炮弹爆炸的最后一天，Zaporozhye地区的Pologovsky和Vasylivsky地区的定居点主要分散注意力。 敌人在Gulyaypol，Orikhiv和相邻定居点上击中了65杆。</text:p>
      <text:p text:style-name="P4">
News Source: <text:a xlink:type="simple" xlink:href="https://www.ukrinform.ua/rubric-regions/3693309-u-zaporizkij-oblasti-vnaslidok-rosijskogo-obstrilu-poraneni-dvoe-colovikiv.html" text:style-name="Internet_20_link" text:visited-style-name="Visited_20_Internet_20_Link">
https://www.ukrinform.ua/rubric-regions/3693309-u-zaporizkij-oblasti-vnaslidok-rosijskogo-obstrilu-poraneni-dvoe-colovikiv.html</text:a>
</text:p>
      <!--NEWS-->
      <text:h text:style-name="P10" text:outline-level="1">
<text:span text:style-name="T4">
APL：与Mykolenko的“埃弗顿”让位给曼联”</text:span>
</text:h>
      <text:p text:style-name="P4">
作者: Ukrinform (Person)</text:p>
      <text:p text:style-name="P4">
出版商: Укринформ (Organization)</text:p>
      <text:p text:style-name="P4">
出版时间: 2023-04-08T16:25:00+03:00</text:p>
      <text:p text:style-name="P4">
修改时间: 2023-04-08T16:25:00+03:00</text:p>
      <text:p text:style-name="P4">
描述: 英超联赛（APL）继续参加第30轮足球冠军。  - 乌克林。</text:p>
      <text:p text:style-name="P4">
图片: ["<text:a xlink:type="simple" xlink:href="https://static.ukrinform.com/photos/2023_04/thumb_files/630_360_1680960683-653.jpg" text:style-name="Internet_20_link" text:visited-style-name="Visited_20_Internet_20_Link">
630_360_16809...</text:a>
"]</text:p>
      <text:p text:style-name="P4">
标签: ['Футбол', 'Манчестер Юнайтед', 'Віталій Миколенко', 'АПЛ', 'Евертон']</text:p>
      <text:p text:style-name="P4">
类型: Article</text:p>
      <!--METADATA-->
      <text:p text:style-name="P4">
<draw:frame draw:style-name="fr1" draw:name="Image290" text:anchor-type="as-char" svg:width="6.9236in" svg:height="3.956343in" draw:z-index="0">
<draw:image xlink:href="../Images/yкринформ/2023-04-08T16-25-00-03-00/630_360_1680960683-653.jpg" xlink:type="simple" xlink:show="embed" xlink:actuate="onLoad" draw:mime-type="image/jpeg"/>
</draw:frame>
旺利乌斯超级联赛(超级联赛)首先有第30轮足球比赛的对决。</text:p>
      <text:p text:style-name="P4">
乌克林福姆报道，乌克兰后卫Vitaliy Mykolenko的“埃弗顿”在“老特拉福德“丢失曼联” -0：2的访问中。</text:p>
      <text:p text:style-name="P4">
斯科特·麦克托米尼(Scott McTomini(71).</text:p>
      <text:p text:style-name="P4">
Миколенко з'явився на полі після перерви, замінивши Бена Годфрі.</text:p>
      <text:p text:style-name="P4">
<text:span text:style-name="T4">
Читайте також:</text:span>
 <text:a xlink:type="simple" xlink:href="https://www.ukrinform.ua/rubric-sports/3692135-ukrainec-zincenko-najmense-folit-v-apl.html" text:style-name="Internet_20_link" text:visited-style-name="Visited_20_Internet_20_Link">
 <text:span text:style-name="T4">
АПЛ</text:span>
 </text:a>
«埃弗顿»(27分)在APL排名中排名第16位，曼联”(56)有三分之一。</text:p>
      <text:p text:style-name="P4">
爱尔兰岛与米科伦科的下一场比赛将于4月15日在主场对阵富勒姆。</text:p>
      <text:p text:style-name="P4">
乌克兰亚历山大·津金科(Alexander Zinchenko)APL伦敦“阿森纳”的领导人(72眼镜)在曼城领先(64)谁有股票游戏。</text:p>
      <text:p text:style-name="P4">
照片：美联社</text:p>
      <text:p text:style-name="P4">
News Source: <text:a xlink:type="simple" xlink:href="https://www.ukrinform.ua/rubric-sports/3693314-apl-everton-z-mikolenkom-postupivsa-na-viizdi-mancester-unajted.html" text:style-name="Internet_20_link" text:visited-style-name="Visited_20_Internet_20_Link">
https://www.ukrinform.ua/rubric-sports/3693314-apl-everton-z-mikolenkom-postupivsa-na-viizdi-mancester-unajted.html</text:a>
</text:p>
      <!--NEWS-->
      <text:h text:style-name="P10" text:outline-level="1">
<text:span text:style-name="T4">
在利维夫，乌克兰最大的三叉戟是在乌克兰创建的</text:span>
</text:h>
      <text:p text:style-name="P4">
作者: Ukrinform (Person)</text:p>
      <text:p text:style-name="P4">
出版商: Укринформ (Organization)</text:p>
      <text:p text:style-name="P4">
出版时间: 2023-04-08T16:29:58+03:00</text:p>
      <text:p text:style-name="P4">
修改时间: 2023-04-08T16:29:58+03:00</text:p>
      <text:p text:style-name="P4">
描述: 乌克兰的新纪录是在利维夫创下的 - 最大的三叉戟被装饰并发布了最大的三叉戟。  - 乌克林。</text:p>
      <text:p text:style-name="P4">
图片: ["<text:a xlink:type="simple" xlink:href="https://static.ukrinform.com/photos/2023_04/thumb_files/630_360_1680960573-231.jpg" text:style-name="Internet_20_link" text:visited-style-name="Visited_20_Internet_20_Link">
630_360_16809...</text:a>
"]</text:p>
      <text:p text:style-name="P4">
标签: ['Львів', 'Рекорд', 'Паска']</text:p>
      <text:p text:style-name="P4">
类型: Article</text:p>
      <!--METADATA-->
      <text:p text:style-name="P4">
<draw:frame draw:style-name="fr1" draw:name="Image291" text:anchor-type="as-char" svg:width="6.9236in" svg:height="3.956343in" draw:z-index="0">
<draw:image xlink:href="../Images/yкринформ/2023-04-08T16-29-58-03-00/630_360_1680960573-231.jpg" xlink:type="simple" xlink:show="embed" xlink:actuate="onLoad" draw:mime-type="image/jpeg"/>
</draw:frame>
在利沃夫(Lviv)，乌克兰的新唱片已建立 - 装饰最快的纪录，并张贴了逾越节中最大的后备箱。</text:p>
      <text:p text:style-name="P4">
根据乌克林福姆的说法，[] Lviv区域委员会副主席已告知<text:a xlink:type="simple" xlink:href="http://www.facebook.com/yuriy.kholod/posts/2163812593819910" text:style-name="Internet_20_link" text:visited-style-name="Visited_20_Internet_20_Link">
</text:a>
.</text:p>
      <text:p text:style-name="P4">
Зазначається, що 1000 пасок за 25 хвилин 17 секунд прикрасили і виклали їх унайбільший в Україні тризуб.</text:p>
      <text:p text:style-name="P4">
«І все це ми зробили разом для підтримки 125 окрема бригада територіальноїоборони Збройних сил України. Збираємо на дрон в межах ініціативи МаксимКозицький «1000 дронів для <text:a xlink:type="simple" xlink:href="https://www.ukrinform.ua/tag-zsu" text:style-name="Internet_20_link" text:visited-style-name="Visited_20_Internet_20_Link">
 </text:a>
”。 因为复活节蛋糕很好。 他们将被军方和内部流离失所者接收，其中大多数需要我们的军队 - 这些是无人机，汽车和其他设备。” Cold说。</text:p>
      <text:p text:style-name="P4">
据他说，如果您从300 UAH转移到无人机125旅，则可以从记录中获得一个养蜂场。</text:p>
      <text:p text:style-name="P4">
<text:span text:style-name="T4">
另请阅读：</text:span>
 <text:a xlink:type="simple" xlink:href="https://www.ukrinform.ua/rubric-diaspora/3692354-majsterklas-z-pisankarstva-vidbuvsa-u-kiprskomu-misti-pafos.html" text:style-name="Internet_20_link" text:visited-style-name="Visited_20_Internet_20_Link">
<text:span text:style-name="T4">
复活节彩蛋</text:span>
</text:a>
正如乌克林福姆报道的，在Vinnitsa <text:a xlink:type="simple" xlink:href="https://www.ukrinform.ua/rubric-culture/3692923-u-vinnici-vidkrilasa-vistavka-narodnogo-mistectva-velikodna-pisanka.html" text:style-name="Internet_20_link" text:visited-style-name="Visited_20_Internet_20_Link">
</text:a>
复活节复活节彩蛋，展示了68个大师的作品。</text:p>
      <text:p text:style-name="P4">
News Source: <text:a xlink:type="simple" xlink:href="https://www.ukrinform.ua/rubric-regions/3693315-u-lvovi-stvorili-najbilsij-v-ukraini-trizub-z-pasok.html" text:style-name="Internet_20_link" text:visited-style-name="Visited_20_Internet_20_Link">
https://www.ukrinform.ua/rubric-regions/3693315-u-lvovi-stvorili-najbilsij-v-ukraini-trizub-z-pasok.html</text:a>
</text:p>
      <!--NEWS-->
      <text:h text:style-name="P10" text:outline-level="1">
<text:span text:style-name="T4">
Zaluzhny与法国同事讨论了前线的情况</text:span>
</text:h>
      <text:p text:style-name="P4">
作者: Ukrinform (Person)</text:p>
      <text:p text:style-name="P4">
出版商: Укринформ (Organization)</text:p>
      <text:p text:style-name="P4">
出版时间: 2023-04-08T16:31:00+03:00</text:p>
      <text:p text:style-name="P4">
修改时间: 2023-04-08T16:31:00+03:00</text:p>
      <text:p text:style-name="P4">
描述: 法国总参谋长Tierry Burkar的负责人与乌克兰Valery Valery Zaluzhny武装部队的总司令在正面和进一步的军事支持下进行了讨论。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Франція', 'Валерій Залужний', 'Війна з росією']</text:p>
      <text:p text:style-name="P4">
类型: Article</text:p>
      <!--METADATA-->
      <text:p text:style-name="P4">
<draw:frame draw:style-name="fr1" draw:name="Image292" text:anchor-type="as-char" svg:width="6.9236in" svg:height="3.956343in" draw:z-index="0">
<draw:image xlink:href="../Images/yкринформ/2023-04-08T16-31-00-03-00/630_360_1679686596-447.jpg" xlink:type="simple" xlink:show="embed" xlink:actuate="onLoad" draw:mime-type="image/jpeg"/>
</draw:frame>
法国总参谋长蒂里里·伯卡尔(Tierry Burkar)与武装部队瓦莱里·扎卢兹尼(Valery Zaluzhny)的总司令在正面和进一步的军事支持下进行了讨论。</text:p>
      <text:p text:style-name="P4">
伯拉曼人在[]中写了关于它的文章(https://twitter.com/CEMA_FR/status/1644642542036582401)，报道乌克林福姆。</text:p>
      <text:p text:style-name="P4">
总参谋长(https://www.ukrinform.ua/tag-francia)他打电话给谈话，并指出Zaluzhny告诉他他对Nafronto处境的看法。</text:p>
      <text:p text:style-name="P4">
“我向他保证，通过供应和培训继续我们的支持，乌克兰武装部队从法国军队那里得到的武装，”  - 写道。</text:p>
      <text:p text:style-name="P4">
<text:span text:style-name="T4">
另请阅读：</text:span>
 <text:a xlink:type="simple" xlink:href="https://www.ukrinform.ua/rubric-ato/3691605-zaluznij-obgovoriv-iz-generalom-milli-obstanovku-na-fronti-i-majbutni-kroki-zsu.html" text:style-name="Internet_20_link" text:visited-style-name="Visited_20_Internet_20_Link">
<text:span text:style-name="T4">
 Zaluzhni </text:span>
</text:a>
正如乌克林福姆(Ukrinform)所报道的那样，法国驻乌克兰Etien de Passen的大使表示，弗兰克乌斯(Frankius)与乌克兰国防部进行了不断的对话，因此其军事援助不仅在数量上，而且还具有质量。</text:p>
      <text:p text:style-name="P4">
News Source: <text:a xlink:type="simple" xlink:href="https://www.ukrinform.ua/rubric-ato/3693316-zaluznij-obgovoriv-situaciu-na-fronti-iz-francuzkim-kolegou.html" text:style-name="Internet_20_link" text:visited-style-name="Visited_20_Internet_20_Link">
https://www.ukrinform.ua/rubric-ato/3693316-zaluznij-obgovoriv-situaciu-na-fronti-iz-francuzkim-kolegou.html</text:a>
</text:p>
      <!--NEWS-->
      <text:h text:style-name="P10" text:outline-level="1">
<text:span text:style-name="T4">
俄罗斯联邦和威胁的国歌“我们不是志愿者”  - 被驱逐出境后的乌克兰儿童的故事</text:span>
</text:h>
      <text:p text:style-name="P4">
作者: Ukrinform (Person)</text:p>
      <text:p text:style-name="P4">
出版商: Укринформ (Organization)</text:p>
      <text:p text:style-name="P4">
出版时间: 2023-04-08T16:45:00+03:00</text:p>
      <text:p text:style-name="P4">
修改时间: 2023-04-08T16:45:00+03:00</text:p>
      <text:p text:style-name="P4">
描述: 在基辅，周六，设法从驱逐出境中返回的三个乌克兰儿童 - 维塔利，阿尔特姆和阿纳斯塔西娅告诉了他们在俄罗斯的治疗方式。  - 乌克林。</text:p>
      <text:p text:style-name="P4">
图片: ["<text:a xlink:type="simple" xlink:href="https://static.ukrinform.com/photos/2023_04/thumb_files/630_360_1680961264-121.jpg" text:style-name="Internet_20_link" text:visited-style-name="Visited_20_Internet_20_Link">
630_360_16809...</text:a>
", "<text:a xlink:type="simple" xlink:href="https://static.ukrinform.com/photos/2023_04/1680961046-416.jpg" text:style-name="Internet_20_link" text:visited-style-name="Visited_20_Internet_20_Link">
1680961046-41...</text:a>
", "<text:a xlink:type="simple" xlink:href="https://static.ukrinform.com/photos/2023_04/1680961045-669.jpg" text:style-name="Internet_20_link" text:visited-style-name="Visited_20_Internet_20_Link">
1680961045-66...</text:a>
", "<text:a xlink:type="simple" xlink:href="https://static.ukrinform.com/photos/2023_04/1680961045-339.jpg" text:style-name="Internet_20_link" text:visited-style-name="Visited_20_Internet_20_Link">
1680961045-33...</text:a>
"]</text:p>
      <text:p text:style-name="P4">
标签: ['Депортація', 'Діти', 'Воєнні злочини', 'Війна з росією']</text:p>
      <text:p text:style-name="P4">
类型: Article</text:p>
      <!--METADATA-->
      <text:p text:style-name="P4">
<draw:frame draw:style-name="fr1" draw:name="Image293" text:anchor-type="as-char" svg:width="6.9236in" svg:height="3.956343in" draw:z-index="0">
<draw:image xlink:href="../Images/yкринформ/2023-04-08T16-45-00-03-00/630_360_1680961264-121.jpg" xlink:type="simple" xlink:show="embed" xlink:actuate="onLoad" draw:mime-type="image/jpeg"/>
</draw:frame>
在基辅，设法从驱逐出境转弯的三个乌克兰儿童(Vitaliy，Artem和Anastasia)讲述了他们在俄罗斯的治疗方式。</text:p>
      <text:p text:style-name="P4">
他们在乌克兰媒体中心的新闻发布会上讲述了这件事。</text:p>
      <text:p text:style-name="P4">
根据Vitaliy的说法，他最初是在一个营地中，那里的情况更少，然后将其与其他孩子一起移到另一个营地。</text:p>
      <text:p text:style-name="P4">
“在第二个营地中，当我去了其中一个房间时，没有尼科尔和油毡 - 什么都没有，只是水泥，没有3张床没有床。 错误地等待了2个小时，没人带它。 我们去了营地董事，我们被告知她没有义务给任何东西：“我们不是志愿者，我们必须随身携带，”他说。</text:p>
      <text:p text:style-name="P4">
据年轻人说，他们被冷粥喂食，甚至没有喝茶，并说他们必须随身携带食物。</text:p>
      <text:p text:style-name="P4">
“我们每天晚上进行一次“重要”的对话：例如，我们被告知乌克兰是恐怖分子。 我们不允许打电话给父母。 我们可以在俄罗斯营地玩4个小时，我们被告知我们必须以5个手指研究它。”他补充说。</text:p>
      <text:p text:style-name="P4">
<draw:frame draw:style-name="fr1" draw:name="Image294" text:anchor-type="as-char" svg:width="6.9236in" svg:height="4.615733in" draw:z-index="0">
<draw:image xlink:href="../Images/yкринформ/2023-04-08T16-45-00-03-00/1680961046-416.jpg" xlink:type="simple" xlink:show="embed" xlink:actuate="onLoad" draw:mime-type="image/jpeg"/>
</draw:frame>
乘员强迫孩子们唱俄罗斯国歌，阿尔特姆说。</text:p>
      <text:p text:style-name="P4">
<draw:frame draw:style-name="fr1" draw:name="Image295" text:anchor-type="as-char" svg:width="6.9236in" svg:height="4.615733in" draw:z-index="0">
<draw:image xlink:href="../Images/yкринформ/2023-04-08T16-45-00-03-00/1680961045-669.jpg" xlink:type="simple" xlink:show="embed" xlink:actuate="onLoad" draw:mime-type="image/jpeg"/>
</draw:frame>
“存在威胁 - 我们受到一家精神病医院的恐惧，他们会给我们带来。 我们睡在地板上 - 没有床，枕头 - 一些床垫。 夹克哭了。”阿尔特姆说。</text:p>
      <text:p text:style-name="P4">
阿纳斯塔西娅(Anastasia)表示，他们被迫在一定时间唱俄罗斯高级末期，而拒绝被称为“不幸”。</text:p>
      <text:p text:style-name="P4">
<draw:frame draw:style-name="fr1" draw:name="Image296" text:anchor-type="as-char" svg:width="6.9236in" svg:height="4.615733in" draw:z-index="0">
<draw:image xlink:href="../Images/yкринформ/2023-04-08T16-45-00-03-00/1680961045-339.jpg" xlink:type="simple" xlink:show="embed" xlink:actuate="onLoad" draw:mime-type="image/jpeg"/>
</draw:frame>
她分别指出，当孩子们要求入侵者将他们归还给父母时 - 例如，要乘公共汽车组织交通运输时，他们说这辆车的订购非常昂贵，他们的父母需要来接送。</text:p>
      <text:p text:style-name="P4">
<text:span text:style-name="T4">
另请阅读：</text:span>
 <text:a xlink:type="simple" xlink:href="https://www.ukrinform.ua/rubric-ato/3692111-zelenskij-obgovoriv-iz-moraveckim-dopomogi-u-posuku-ta-povernenni-z-rf-ukrainskih-ditej.html" text:style-name="Internet_20_link" text:visited-style-name="Visited_20_Internet_20_Link">
</text:a>
</text:p>
      <text:p text:style-name="P4">
<text:span text:style-name="T4">
另请阅读：</text:span>
 <text:a xlink:type="simple" xlink:href="https://www.ukrinform.ua/rubric-society/3693302-v-ukraini-cerez-vijnu-svoi-domivki-zalisili-60-ditej-volonteri.html" text:style-name="Internet_20_link" text:visited-style-name="Visited_20_Internet_20_Link">
</text:a>
正如乌克林福姆(Ukrinform)报道的那样，乌克林福姆(Ukrinform)的专家指出，俄罗斯联邦的教育器官是绑架乌克兰儿童的同谋。</text:p>
      <text:p text:style-name="P4">
News Source: <text:a xlink:type="simple" xlink:href="https://www.ukrinform.ua/rubric-society/3693320-mi-vam-ne-volonteri-gimn-rf-ta-pogrozi-rozpovidi-ukrainskih-ditej-pisla-deportacii.html" text:style-name="Internet_20_link" text:visited-style-name="Visited_20_Internet_20_Link">
https://www.ukrinform.ua/rubric-society/3693320-mi-vam-ne-volonteri-gimn-rf-ta-pogrozi-rozpovidi-ukrainskih-ditej-pisla-deportacii.html</text:a>
</text:p>
      <!--NEWS-->
      <text:h text:style-name="P10" text:outline-level="1">
<text:span text:style-name="T4">
UPL：“运动”无法击败“希瑟”</text:span>
</text:h>
      <text:p text:style-name="P4">
作者: Ukrinform (Person)</text:p>
      <text:p text:style-name="P4">
出版商: Укринформ (Organization)</text:p>
      <text:p text:style-name="P4">
出版时间: 2023-04-08T17:00:02+03:00</text:p>
      <text:p text:style-name="P4">
修改时间: 2023-04-08T17:00:02+03:00</text:p>
      <text:p text:style-name="P4">
描述: 利维夫·鲁克（Lviv Rukh）的球员在英超联赛球队（UPL）的第20轮比赛中与里凡得（Rivne）的“ Veres”（Rivne“ Veres”）进行了平局。  - 乌克林。</text:p>
      <text:p text:style-name="P4">
图片: ["<text:a xlink:type="simple" xlink:href="https://static.ukrinform.com/photos/2023_04/thumb_files/630_360_1680932125-193.jpg" text:style-name="Internet_20_link" text:visited-style-name="Visited_20_Internet_20_Link">
630_360_16809...</text:a>
"]</text:p>
      <text:p text:style-name="P4">
标签: ['Футбол', "Прем'єр-ліга", 'Верес', 'Рух Львів']</text:p>
      <text:p text:style-name="P4">
类型: Article</text:p>
      <!--METADATA-->
      <text:p text:style-name="P4">
<draw:frame draw:style-name="fr1" draw:name="Image297" text:anchor-type="as-char" svg:width="6.9236in" svg:height="3.956343in" draw:z-index="0">
<draw:image xlink:href="../Images/yкринформ/2023-04-08T17-00-02-03-00/630_360_1680932125-193.jpg" xlink:type="simple" xlink:show="embed" xlink:actuate="onLoad" draw:mime-type="image/jpeg"/>
</draw:frame>
足球运动员“ Rukh”在英超球队中乌克兰足球冠军的20-Gtour比赛中与Rivne“ Veres”打平局(UPL).</text:p>
      <text:p text:style-name="P4">
Зустріч на «Арені Львів» завершилася з рахунком 0:0, передає Укрінформ.</text:p>
      <text:p text:style-name="P4">
Команди догравали матч у меншості. «Верес» після другого попередження на 71-йхвилині залишив форвард Олександр Лебеденко, у складі «Руха» червону карткуотримав бразильський півзахисник Едсон Фернандо (90+2).</text:p>
      <text:p text:style-name="P4">
У неділю, 9 квітня, зіграють «Дніпро-1 та «Львів» (从13.00开始)，亚历山大和敖德萨·切尔诺曼(13.00)，Kovalivsky“ Kolos” Tharkivsky“ Metalist 1925”(15.00).</text:p>
      <text:p text:style-name="P4">
<text:span text:style-name="T5">
Результати попередніх матчів туру:</text:span>
</text:p>
      <text:p text:style-name="P4">
«Ворскла» (poltava) - 插入(彼得罗娃)-1：0</text:p>
      <text:p text:style-name="P4">
目标：Va​​sily Kravets(第49分钟);</text:p>
      <text:p text:style-name="P4">
“发电机”(基辅) - “ minaj”  -  2：0</text:p>
      <text:p text:style-name="P4">
目标：安东·沙伦科(35)。弗拉迪斯拉夫·瓦坦(62);</text:p>
      <text:p text:style-name="P4">
“ Kryvbas”(Kryvyi rih) - “黎明”(卢甘斯克)-1：0</text:p>
      <text:p text:style-name="P4">
裸体：r -refet capric(50);</text:p>
      <text:p text:style-name="P4">
“矿工”(顿涅茨克) - 金属主义者(哈尔基夫)-1：0</text:p>
      <text:p text:style-name="P4">
目标：Artem Bondarenko(64).</text:p>
      <text:p text:style-name="P4">
<text:span text:style-name="T4">
Читайте також:</text:span>
 <text:a xlink:type="simple" xlink:href="https://www.ukrinform.ua/rubric-sports/3693197-stali-vidomi-data-ta-cas-matcu-upl-dinamo-sahtar.html" text:style-name="Internet_20_link" text:visited-style-name="Visited_20_Internet_20_Link">
 </text:a>
Shakhtar领先UPL积分榜，其中有46分(19场比赛后)，下一个-dnipro -1-42(18)，Zorya -40(20)，«dynamo»-39(20)和亚历山大 -  31(18).</text:p>
      <text:p text:style-name="P4">
News Source: <text:a xlink:type="simple" xlink:href="https://www.ukrinform.ua/rubric-sports/3693322-upl-ruh-ne-zmig-peregrati-veres.html" text:style-name="Internet_20_link" text:visited-style-name="Visited_20_Internet_20_Link">
https://www.ukrinform.ua/rubric-sports/3693322-upl-ruh-ne-zmig-peregrati-veres.html</text:a>
</text:p>
      <!--NEWS-->
      <text:h text:style-name="P10" text:outline-level="1">
<text:span text:style-name="T4">
在中国入侵的情况下，美国可以在台湾引入部队</text:span>
</text:h>
      <text:p text:style-name="P4">
作者: Ukrinform (Person)</text:p>
      <text:p text:style-name="P4">
出版商: Укринформ (Organization)</text:p>
      <text:p text:style-name="P4">
出版时间: 2023-04-08T17:07:00+03:00</text:p>
      <text:p text:style-name="P4">
修改时间: 2023-04-08T17:07:00+03:00</text:p>
      <text:p text:style-name="P4">
描述: 美国众议院外交事务委员会主席迈克尔·麦考尔（Michael McCol）周五在访问台湾时说，美利坚合众国可以派遣部队到台湾。  - 乌克林。</text:p>
      <text:p text:style-name="P4">
图片: ["<text:a xlink:type="simple" xlink:href="https://static.ukrinform.com/photos/2021_01/thumb_files/630_360_1610305224-182.jpg" text:style-name="Internet_20_link" text:visited-style-name="Visited_20_Internet_20_Link">
630_360_16103...</text:a>
"]</text:p>
      <text:p text:style-name="P4">
标签: None</text:p>
      <text:p text:style-name="P4">
类型: Article</text:p>
      <!--METADATA-->
      <text:p text:style-name="P4">
<draw:frame draw:style-name="fr1" draw:name="Image298" text:anchor-type="as-char" svg:width="6.9236in" svg:height="3.956343in" draw:z-index="0">
<draw:image xlink:href="../Images/yкринформ/2023-04-08T17-07-00-03-00/630_360_1610305224-182.jpg" xlink:type="simple" xlink:show="embed" xlink:actuate="onLoad" draw:mime-type="image/jpeg"/>
</draw:frame>
众议院外交事务委员会主席Michaelmakol周五在访问台湾时，美国可以将其部队派往台湾。</text:p>
      <text:p text:style-name="P4">
根据乌克林福姆的说法，他在一次采访中报告了这一点<text:a xlink:type="simple" xlink:href="http://www.foxnews.com/world/conflict-china-last-resort-congress-will-authorize-troops-americans-support-it-mccaul" text:style-name="Internet_20_link" text:visited-style-name="Visited_20_Internet_20_Link">
</text:a>
。</text:p>
      <text:p text:style-name="P4">
“如果共产主义者<text:a xlink:type="simple" xlink:href="https://www.ukrinform.ua/tag-kitaj" text:style-name="Internet_20_link" text:visited-style-name="Visited_20_Internet_20_Link">
</text:a>
将入侵台湾，(引入美军的问题 -  ed。)当然，这将在餐桌上，这将是国会和美国人民的讨论问题。”麦考尔说。</text:p>
      <text:p text:style-name="P4">
同时，麦考尔说，应遇到“限制中国”的两个政党代表团。 他还说，与中国的冲突是“最后的措施”，并补充说，只有在美国人民的支持下，将军方引入台湾。</text:p>
      <text:p text:style-name="P4">
麦考尔重复警告美国国防代表，这些代表可以入侵台湾直到2027年，并回顾国会应允许使用军事力量。</text:p>
      <text:p text:style-name="P4">
去年，美国总统乔·拜登(Joe Biden)还宣布在北京袭击时愿意派遣台北部队。</text:p>
      <text:p text:style-name="P4">
<text:span text:style-name="T4">
另请阅读：</text:span>
 <text:a xlink:type="simple" xlink:href="https://www.ukrinform.ua/rubric-world/3693113-pentagon-prosit-kongres-vidiliti-3-milardi-na-vijskovu-dopomogu-tajvanu.html" text:style-name="Internet_20_link" text:visited-style-name="Visited_20_Internet_20_Link">
<text:span text:style-name="T4">
台湾</text:span>
</text:a>
正如乌克林福姆报道的那样，中国开始了<text:a xlink:type="simple" xlink:href="https://www.ukrinform.ua/rubric-world/3693217-kitaj-rozpocav-vijskovi-navcanna-poblizu-tajvanu.html" text:style-name="Internet_20_link" text:visited-style-name="Visited_20_Internet_20_Link">
</text:a>
台湾总统蒂维文(TSI Invven)访问美国后的周围环境。</text:p>
      <text:p text:style-name="P4">
News Source: <text:a xlink:type="simple" xlink:href="https://www.ukrinform.ua/rubric-world/3693328-ssa-mozut-vvesti-vijska-u-tajvan-u-razi-vtorgnenna-kitau.html" text:style-name="Internet_20_link" text:visited-style-name="Visited_20_Internet_20_Link">
https://www.ukrinform.ua/rubric-world/3693328-ssa-mozut-vvesti-vijska-u-tajvan-u-razi-vtorgnenna-kitau.html</text:a>
</text:p>
      <!--NEWS-->
      <text:h text:style-name="P10" text:outline-level="1">
<text:span text:style-name="T4">
乌克兰人可以访问互动地图，以在国外找到嘶嘶声</text:span>
</text:h>
      <text:p text:style-name="P4">
作者: Ukrinform (Person)</text:p>
      <text:p text:style-name="P4">
出版商: Укринформ (Organization)</text:p>
      <text:p text:style-name="P4">
出版时间: 2023-04-08T17:07:04+03:00</text:p>
      <text:p text:style-name="P4">
修改时间: 2023-04-08T17:07:04+03:00</text:p>
      <text:p text:style-name="P4">
描述: 在国外寻找庇护所的乌克兰公民可以使用外交部开发的互动地图。  - 乌克林。</text:p>
      <text:p text:style-name="P4">
图片: ["<text:a xlink:type="simple" xlink:href="https://static.ukrinform.com/photos/2023_03/thumb_files/630_360_1679511005-907.png" text:style-name="Internet_20_link" text:visited-style-name="Visited_20_Internet_20_Link">
630_360_16795...</text:a>
"]</text:p>
      <text:p text:style-name="P4">
标签: ['МЗС', 'Карта', 'Біженці', 'Мінреінтеграції']</text:p>
      <text:p text:style-name="P4">
类型: Article</text:p>
      <!--METADATA-->
      <text:p text:style-name="P4">
<draw:frame draw:style-name="fr1" draw:name="Image299" text:anchor-type="as-char" svg:width="6.9236in" svg:height="3.956343in" draw:z-index="0">
<draw:image xlink:href="../Images/yкринформ/2023-04-08T17-07-04-03-00/630_360_1679511005-907.png" xlink:type="simple" xlink:show="embed" xlink:actuate="onLoad" draw:mime-type="image/png"/>
</draw:frame>
寻找国外庇护所的公民可以使用外交部开发的互动MAPA。</text:p>
      <text:p text:style-name="P4">
据报道<text:a xlink:type="simple" xlink:href="http://minre.gov.ua/2023/04/08/interaktyvna-mapa-dlya-ukrayincziv-yaki-shukayut-pryhystku-za-kordonom/" text:style-name="Internet_20_link" text:visited-style-name="Visited_20_Internet_20_Link">
</text:a>
，报道乌克林福姆。</text:p>
      <text:p text:style-name="P4">
如该部门中所述，提到的地图包含信息，特别是在不同国家 /地区留在不同国家，临时保护，社会和医疗保健的特殊性。</text:p>
      <text:p text:style-name="P4">
使用此资源，您还可以找出在该国找到帮助的地方。</text:p>
      <text:p text:style-name="P4">
交互式地图包含带有官方信息的数据。 它可用于<text:a xlink:type="simple" xlink:href="http://tripadvisor.mfa.gov.ua/" text:style-name="Internet_20_link" text:visited-style-name="Visited_20_Internet_20_Link">
</text:a>
。</text:p>
      <text:p text:style-name="P4">
<text:span text:style-name="T4">
另请阅读：</text:span>
 <text:a xlink:type="simple" xlink:href="https://www.ukrinform.ua/rubric-society/3691340-timcasovij-zahist-u-cehii-vid-pocatku-vijni-otrimali-ponad-485-tisac-ukrainciv.html" text:style-name="Internet_20_link" text:visited-style-name="Visited_20_Internet_20_Link">
</text:a>
正如乌克兰福明(Ukrinform)报道的那样，乌克兰人权卢比尼特(Lubinets)的Verkhovna Rada专员强调，国外的乌克兰难民没有<text:a xlink:type="simple" xlink:href="https://www.ukrinform.ua/rubric-society/3692578-lubinec-dav-trudovi-poradi-ukrainskim-bizencam-za-kordonom.html" text:style-name="Internet_20_link" text:visited-style-name="Visited_20_Internet_20_Link">
</text:a>
没有就业协议，以免成为劳动剥削的受害者。  照片：美国之声_</text:p>
      <text:p text:style-name="P4">
News Source: <text:a xlink:type="simple" xlink:href="https://www.ukrinform.ua/rubric-society/3693327-ukraincam-dostupna-interaktivna-mapa-dla-posuku-prihistku-za-kordonom.html" text:style-name="Internet_20_link" text:visited-style-name="Visited_20_Internet_20_Link">
https://www.ukrinform.ua/rubric-society/3693327-ukraincam-dostupna-interaktivna-mapa-dla-posuku-prihistku-za-kordonom.html</text:a>
</text:p>
      <!--NEWS-->
      <text:h text:style-name="P10" text:outline-level="1">
<text:span text:style-name="T4">
F -16可以摧毁仍在边界的目标，并开车到俄罗斯联邦舰队的底部</text:span>
</text:h>
      <text:p text:style-name="P4">
作者: Ukrinform (Person)</text:p>
      <text:p text:style-name="P4">
出版商: Укринформ (Organization)</text:p>
      <text:p text:style-name="P4">
出版时间: 2023-04-08T17:27:00+03:00</text:p>
      <text:p text:style-name="P4">
修改时间: 2023-04-08T17:27:00+03:00</text:p>
      <text:p text:style-name="P4">
描述: 乌克兰中尉米洛拉·奥尔什丘克（Mykola Oleshchuk）武装部队空军的指挥官解释了为什么西方F-16飞机对乌克兰很重要。  - 乌克林。</text:p>
      <text:p text:style-name="P4">
图片: ["<text:a xlink:type="simple" xlink:href="https://static.ukrinform.com/photos/2023_03/thumb_files/630_360_1678970524-147.jpg" text:style-name="Internet_20_link" text:visited-style-name="Visited_20_Internet_20_Link">
630_360_16789...</text:a>
"]</text:p>
      <text:p text:style-name="P4">
标签: ['Авіація', 'Літак', 'Повітряні сили ЗСУ', 'Винищувач', 'Війна з росією']</text:p>
      <text:p text:style-name="P4">
类型: Article</text:p>
      <!--METADATA-->
      <text:p text:style-name="P4">
<draw:frame draw:style-name="fr1" draw:name="Image300" text:anchor-type="as-char" svg:width="6.9236in" svg:height="3.956343in" draw:z-index="0">
<draw:image xlink:href="../Images/yкринформ/2023-04-08T17-27-00-03-00/630_360_1678970524-147.jpg" xlink:type="simple" xlink:show="embed" xlink:actuate="onLoad" draw:mime-type="image/jpeg"/>
</draw:frame>
乌克兰中尉米洛拉·奥尔什丘克(Mykola Oleshchuk)的武装部队总司令解释了为什么西方F-16飞机对乌克兰很重要。</text:p>
      <text:p text:style-name="P4">
正如乌克林福姆报道的那样，Oleshchuk在[]中写道(http://t.me/MykolaOleshchuk/7)。</text:p>
      <text:p text:style-name="P4">
据他说，首先，F-16是后部地区的最佳保护。 乌克兰中部防空摧毁了大约75％的有翼火箭和冲击无人机。但是25％的人仍能达到目标。 F-16可以有效地破坏边界上的空气威胁，而不允许d-Ikrainian城市的导弹和无人机。</text:p>
      <text:p text:style-name="P4">
目前，俄罗斯飞机在乌克兰人中占上风，最重要的是，在入侵者的技术优势方面。</text:p>
      <text:p text:style-name="P4">
“在空军中，没有足够的力量和空气的力量和手段，以便有效地保护领空，前部的部队以及前线和平居民免受艾尔托洛特(Irtolot)敌人冲击飞机的日常恐怖。 F -16将允许在空中赢得统治地位，大大削弱了乡下人，每天挽救了许多生命。” Oleshchuk说。</text:p>
      <text:p text:style-name="P4">
敌人越来越多地被整个线路上的500公斤飞机使用。 有准备大量使用1500公斤的小木屋的准备迹象。 和平的人在北部，南部，东部地区受苦。</text:p>
      <text:p text:style-name="P4">
“ F-16有服务<text:a xlink:type="simple" xlink:href="https://www.ukrinform.ua/tag-raketa" text:style-name="Internet_20_link" text:visited-style-name="Visited_20_Internet_20_Link">
</text:a>
空中班高达180公里。 这将使您能够将敌方航空从我们的边界和战斗碰撞线上驱逐出来，即最大程度地减少了使用管理的航空飞机和其他空降武器的优势。” Oleshchuk强调。</text:p>
      <text:p text:style-name="P4">
他指出，广泛的现代高精度武器F-16将允许对维护俄罗斯部队进行高精度罢工。</text:p>
      <text:p text:style-name="P4">
“有必要阻止敌人的进攻行动，赢得空中的优势，破坏供应设备，弹药和敌人的活力的方式。 F -16将能够执行Cize!” Oleshchuk强调。</text:p>
      <text:p text:style-name="P4">
<text:span text:style-name="T4">
另请阅读：</text:span>
 <text:a xlink:type="simple" xlink:href="https://www.ukrinform.ua/rubric-ato/3692868-dla-pocatku-kontrnastupu-ukraini-treba-zdobuti-perevagu-u-povitri-ignat.html" text:style-name="Internet_20_link" text:visited-style-name="Visited_20_Internet_20_Link">
<text:span text:style-name="T4">
 ignati </text:span>
</text:a>
F-16飞机还将有助于恢复对海洋的控制。苏联飞机的可用设备和武器将乌克兰飞行员的所有任务转变为致命的任务，从而导致乌克兰无法弥补的损失。 只有现代技术才能使他们的工作有效且安全。奥尔什丘克保证，乌克兰飞行员已经准备好并有动力学习。 他们足以同时战斗和学习。</text:p>
      <text:p text:style-name="P4">
<text:span text:style-name="T4">
另请阅读：</text:span>
 <text:a xlink:type="simple" xlink:href="https://www.ukrinform.ua/rubric-ato/3692387-polsa-lobiuvatime-nadanna-ukraini-litakiv-nativskih-standartiv-duda.html" text:style-name="Internet_20_link" text:visited-style-name="Visited_20_Internet_20_Link">
</text:a>
乌克兰现在40年前使用飞机。 他们中的一些人是飞行员的两倍。</text:p>
      <text:p text:style-name="P4">
“每天保持其可使用性变得越来越困难。 自己的股票耗尽，也不是相关的。 许多问题是通过So称为“蚕食”的，但不能永远持续下去。您不能完全指望所有航空公司。 得益于从斯洛伐克和波兰转移融化，在某种程度上，有可能恢复几架飞机的空中Parkmig-29，以增强使用战斗机航空进行当前战斗行动的能力。 但是，为了达到空中的偏好，对于获胜者，我们需要现代飞机!” Oleshchuk强调</text:p>
      <text:p text:style-name="P4">
苏联胸部甚至均匀且无效。</text:p>
      <text:p text:style-name="P4">
“即使有足够数量的好飞机和准备好的飞行员，我们的飞机仍然没有损坏。 带有广泛现代武器的F-16 Chimne Western平台的过渡是单一输出。 乌克兰需要F -16!” Oleshchuk总结。</text:p>
      <text:p text:style-name="P4">
<text:span text:style-name="T4">
另请阅读：</text:span>
 <text:a xlink:type="simple" xlink:href="https://www.ukrinform.ua/rubric-ato/3692117-prezident-napolagae-na-stvorenni-aviacijnoi-koalicii-dla-ukraini.html" text:style-name="Internet_20_link" text:visited-style-name="Visited_20_Internet_20_Link">
</text:a>
根据乌克林的说法，据俄罗斯入侵者乌克兰尤里·伊格纳特空军指挥的发言人<text:a xlink:type="simple" xlink:href="https://www.ukrinform.ua/rubric-ato/3693210-ignat-poasniv-comu-narazi-vazko-borotisa-z-kerovanimi-aviabombami.html" text:style-name="Internet_20_link" text:visited-style-name="Visited_20_Internet_20_Link">
</text:a>
在乌克兰的整个前线。</text:p>
      <text:p text:style-name="P4">
News Source: <text:a xlink:type="simple" xlink:href="https://www.ukrinform.ua/rubric-ato/3693331-f16-mozut-znisuvati-cili-se-na-kordonah-ta-zagnati-na-dno-flot-rf-komanduvac-povitranih-sil.html" text:style-name="Internet_20_link" text:visited-style-name="Visited_20_Internet_20_Link">
https://www.ukrinform.ua/rubric-ato/3693331-f16-mozut-znisuvati-cili-se-na-kordonah-ta-zagnati-na-dno-flot-rf-komanduvac-povitranih-sil.html</text:a>
</text:p>
      <!--NEWS-->
      <text:h text:style-name="P10" text:outline-level="1">
<text:span text:style-name="T4">
在乌克兰可以审查行政服务的成本 - 副手</text:span>
</text:h>
      <text:p text:style-name="P4">
作者: Ukrinform (Person)</text:p>
      <text:p text:style-name="P4">
出版商: Укринформ (Organization)</text:p>
      <text:p text:style-name="P4">
出版时间: 2023-04-08T17:44:00+03:00</text:p>
      <text:p text:style-name="P4">
修改时间: 2023-04-08T17:44:00+03:00</text:p>
      <text:p text:style-name="P4">
描述: 议会认​​为有可能审查提供行政服务的付款金额。  - 乌克林。</text:p>
      <text:p text:style-name="P4">
图片: ["<text:a xlink:type="simple" xlink:href="https://static.ukrinform.com/photos/2023_04/thumb_files/630_360_1680964947-814.jpg" text:style-name="Internet_20_link" text:visited-style-name="Visited_20_Internet_20_Link">
630_360_16809...</text:a>
"]</text:p>
      <text:p text:style-name="P4">
标签: ['Депутат', 'Україна', 'Адмінустрій']</text:p>
      <text:p text:style-name="P4">
类型: Article</text:p>
      <!--METADATA-->
      <text:p text:style-name="P4">
<draw:frame draw:style-name="fr1" draw:name="Image301" text:anchor-type="as-char" svg:width="6.9236in" svg:height="3.956343in" draw:z-index="0">
<draw:image xlink:href="../Images/yкринформ/2023-04-08T17-44-00-03-00/630_360_1680964947-814.jpg" xlink:type="simple" xlink:show="embed" xlink:actuate="onLoad" draw:mime-type="image/jpeg"/>
</draw:frame>
超声认为有可能审查提供行政服务的付款金额。</text:p>
      <text:p text:style-name="P4">
正如Ukrinform报道了该网站的链接<text:a xlink:type="simple" xlink:href="https://sluga-narodu.com/u-parlamenti-initsiiuiut-perehliad-vartosti-adminposluh/" text:style-name="Internet_20_link" text:visited-style-name="Visited_20_Internet_20_Link">
</text:a>
Verkhovna Rada委员会主席，州政府组织，地方萨姆林，地区发展和城市规划主席，政党“人民仆人” Olena Shuliak的负责人。</text:p>
      <text:p text:style-name="P4">
“减少了当地的收入<text:a xlink:type="simple" xlink:href="https://www.ukrinform.ua/tag-budzet" text:style-name="Internet_20_link" text:visited-style-name="Visited_20_Internet_20_Link">
</text:a>
由于俄罗斯的侵略，他们导致了CNAP的资金不足，这就是为什么人们无法获得优质的行政服务的原因。 该问题应由第4380号法案就行政费来解决，这是为一读准备的。”该验证说。</text:p>
      <text:p text:style-name="P4">
根据Shuliak的说法，该委员会收到了地方政府的众多上诉，内容涉及由于全面入侵的当地预算巨大损失，因此不可能为提供管理员服务的中心提供资金。 CNAPAM不仅缺少薪水，而且缺乏基本消耗品 - 纸，墨盒，办公设备。</text:p>
      <text:p text:style-name="P4">
Shuliak表示：“除了CNAP提供大量行政服务的事实外，他们将在下次具有另一个重要功能 - 接受要注册或损坏的住房以获得赔偿的事实。”</text:p>
      <text:p text:style-name="P4">
根据她的说法，讨论正在委员会的基础上，以考虑当地当局关于CNAP融资的意愿，并为人们提供提供优质行政服务的权利。</text:p>
      <text:p text:style-name="P4">
<text:span text:style-name="T4">
另请阅读：</text:span>
 <text:a xlink:type="simple" xlink:href="https://www.ukrinform.ua/rubric-regions/3682888-u-borodanci-vidkrili-novij-cnap.html" text:style-name="Internet_20_link" text:visited-style-name="Visited_20_Internet_20_Link">
<text:span text:style-name="T4">
 cnap </text:span>
</text:a>
代理人强调，个人资料委员会正在考虑这种情况的所有可能变体，包括更改就业服务金额的能力，这是自1993年以来一直没有审查的。</text:p>
      <text:p text:style-name="P4">
据报道，Verkhovna Rada通过了一项法律，该法律引入了由于俄罗斯在乌克兰的侵略而导致被摧毁和损坏的住房的机制。 每个公民都可以通过CNAP提交有关电子形式损坏的财产的信息消息。在纸上 - 在纸上。核实文档后，将所有数据添加到损坏的财产登记册中。</text:p>
      <text:p text:style-name="P4">
<text:span text:style-name="T5">
foto：sluga-narodu.com</text:span>
</text:p>
      <text:p text:style-name="P4">
News Source: <text:a xlink:type="simple" xlink:href="https://www.ukrinform.ua/rubric-society/3693333-v-ukraini-mozut-pereglanuti-vartist-adminposlug-deputatka.html" text:style-name="Internet_20_link" text:visited-style-name="Visited_20_Internet_20_Link">
https://www.ukrinform.ua/rubric-society/3693333-v-ukraini-mozut-pereglanuti-vartist-adminposlug-deputatka.html</text:a>
</text:p>
      <!--NEWS-->
      <text:h text:style-name="P10" text:outline-level="1">
<text:span text:style-name="T4">
托洛基期间，基辅取出了六千多立方米的垃圾</text:span>
</text:h>
      <text:p text:style-name="P4">
作者: Ukrinform (Person)</text:p>
      <text:p text:style-name="P4">
出版商: Укринформ (Organization)</text:p>
      <text:p text:style-name="P4">
出版时间: 2023-04-08T17:50:49+03:00</text:p>
      <text:p text:style-name="P4">
修改时间: 2023-04-08T17:50:49+03:00</text:p>
      <text:p text:style-name="P4">
描述: 基辅有一个全市的托洛克，其中收集了超过6,000立方米的垃圾并取出。  - 乌克林。</text:p>
      <text:p text:style-name="P4">
图片: ["<text:a xlink:type="simple" xlink:href="https://static.ukrinform.com/photos/2022_04/thumb_files/630_360_1649939498-455.jpg" text:style-name="Internet_20_link" text:visited-style-name="Visited_20_Internet_20_Link">
630_360_16499...</text:a>
"]</text:p>
      <text:p text:style-name="P4">
标签: ['Сміття', 'Толока', 'Київ', 'Прибирання']</text:p>
      <text:p text:style-name="P4">
类型: Article</text:p>
      <!--METADATA-->
      <text:p text:style-name="P4">
<draw:frame draw:style-name="fr1" draw:name="Image302" text:anchor-type="as-char" svg:width="6.9236in" svg:height="3.956343in" draw:z-index="0">
<draw:image xlink:href="../Images/yкринформ/2023-04-08T17-50-49-03-00/630_360_1649939498-455.jpg" xlink:type="simple" xlink:show="embed" xlink:actuate="onLoad" draw:mime-type="image/jpeg"/>
</draw:frame>
在基辅，整个城市的托拉卡被分开，其中收集了超过6000立方米的垃圾并取出。</text:p>
      <text:p text:style-name="P4">
据报道<text:a xlink:type="simple" xlink:href="http://kyivcity.gov.ua/news/u_stolitsi_vidbulasya_zagalnomiska_toloka_vivezli_ponad_6_tisyach_kubometriv_smittya/" text:style-name="Internet_20_link" text:visited-style-name="Visited_20_Internet_20_Link">
</text:a>
乌克林福姆报道，关于KSCA Petro Panteleev的副主席。</text:p>
      <text:p text:style-name="P4">
值得注意的是，基辅的托洛基在300多个地区的所有地区都进行了。</text:p>
      <text:p text:style-name="P4">
在不同位置的Stoloki范围内，还种植了超过2.3万个ill。 根据KSCA副主席的说法，首都美化环境的工作才刚刚开始。</text:p>
      <text:p text:style-name="P4">
“这些是下午城市清洁和折叠的传统季节性库存。 现在，在基辅，在院子里积极清洁，清洁高速公路，安排公园，正方形，清洁自然垃圾填埋场。”他说。</text:p>
      <text:p text:style-name="P4">
特别是，在弗拉基米尔街(Vladimir Street)的纳粹国立大学Shevchenko的基辅国立大学省省省省大学(Kyiv National University shevchenko)的主楼附近种植了12岁的Plaans。</text:p>
      <text:p text:style-name="P4">
<text:span text:style-name="T4">
另请阅读：</text:span>
 <text:a xlink:type="simple" xlink:href="https://www.ukrinform.ua/rubric-kyiv/3545033-kian-zaklikaut-do-vertikalnogo-ozelenenna-budivel.html" text:style-name="Internet_20_link" text:visited-style-name="Visited_20_Internet_20_Link">
<text:span text:style-name="T4">
美化</text:span>
</text:a>
树木立即配备了自动滴灌系统，因此绿色种植的绿化具有足够的水分。</text:p>
      <text:p text:style-name="P4">
“在这个艰难的时期，我们必须特别凝聚力，证明乌克兰人的道德精神的战争。 城市当局对当今正在工作的所有人都表示感谢。” Panteleev补充说。</text:p>
      <text:p text:style-name="P4">
KSCA被要求所有所有者，租户和平衡持有人照顾清洁和秩序。</text:p>
      <text:p text:style-name="P4">
<text:span text:style-name="T4">
另请阅读：</text:span>
 <text:a xlink:type="simple" xlink:href="https://www.ukrinform.ua/rubric-kyiv/3689606-u-kievi-sklali-perelik-vulic-aki-kapitalno-vidremontuut-cogoric.html" text:style-name="Internet_20_link" text:visited-style-name="Visited_20_Internet_20_Link">
</text:a>
正如乌克林福姆报道的那样，冬季仅三个月，基瓦夫托多的员工<text:a xlink:type="simple" xlink:href="https://www.ukrinform.ua/rubric-kyiv/3689606-u-kievi-sklali-perelik-vulic-aki-kapitalno-vidremontuut-cogoric.html" text:style-name="Internet_20_link" text:visited-style-name="Visited_20_Internet_20_Link">
</text:a>
在近六千平方米的人行道上。 今年有一系列计划在首都修理的街道清单。</text:p>
      <text:p text:style-name="P4">
<text:span text:style-name="T5">
照片说明性</text:span>
</text:p>
      <text:p text:style-name="P4">
News Source: <text:a xlink:type="simple" xlink:href="https://www.ukrinform.ua/rubric-kyiv/3693335-u-kievi-pid-cas-toloki-vivezli-ponad-sist-tisac-kubometriv-smitta.html" text:style-name="Internet_20_link" text:visited-style-name="Visited_20_Internet_20_Link">
https://www.ukrinform.ua/rubric-kyiv/3693335-u-kievi-pid-cas-toloki-vivezli-ponad-sist-tisac-kubometriv-smitta.html</text:a>
</text:p>
      <!--NEWS-->
      <text:h text:style-name="P10" text:outline-level="1">
<text:span text:style-name="T4">
乌克兰Vanshelboym成为ITF锦标赛冠军</text:span>
</text:h>
      <text:p text:style-name="P4">
作者: Ukrinform (Person)</text:p>
      <text:p text:style-name="P4">
出版商: Укринформ (Organization)</text:p>
      <text:p text:style-name="P4">
出版时间: 2023-04-08T17:54:30+03:00</text:p>
      <text:p text:style-name="P4">
修改时间: 2023-04-08T17:54:30+03:00</text:p>
      <text:p text:style-name="P4">
描述: 乌克兰 - 澳大利亚二人组埃里克·范斯谢尔伯姆（Eric Vanshelboim） - 亚当·泰勒（Adam Taylo）在杜布罗夫尼克（克罗地亚）赢得了国际网球联合会（ITF）的比赛。  - 乌克林。</text:p>
      <text:p text:style-name="P4">
图片: ["<text:a xlink:type="simple" xlink:href="https://static.ukrinform.com/photos/2023_04/thumb_files/630_360_1680965615-661.jpg" text:style-name="Internet_20_link" text:visited-style-name="Visited_20_Internet_20_Link">
630_360_16809...</text:a>
"]</text:p>
      <text:p text:style-name="P4">
标签: ['Теніс']</text:p>
      <text:p text:style-name="P4">
类型: Article</text:p>
      <!--METADATA-->
      <text:p text:style-name="P4">
<draw:frame draw:style-name="fr1" draw:name="Image303" text:anchor-type="as-char" svg:width="6.9236in" svg:height="3.956343in" draw:z-index="0">
<draw:image xlink:href="../Images/yкринформ/2023-04-08T17-54-30-03-00/630_360_1680965615-661.jpg" xlink:type="simple" xlink:show="embed" xlink:actuate="onLoad" draw:mime-type="image/jpeg"/>
</draw:frame>
乌克兰 - 澳大利亚二人组埃里克·范斯谢尔伯姆 - 亚当·泰勒(Adam Taylo)成为国际网球联合会的获胜者(ITF)在杜布罗夫尼克(克罗地亚).</text:p>
      <text:p text:style-name="P4">
Як інформує <text:a xlink:type="simple" xlink:href="https://btu.org.ua/news/ukrainskiy-tennis/44561-dubrovnik-m25-vanshelbojm-vyigral-pjatyj-parnyj-titul-itf-v-karere.html" text:style-name="Internet_20_link" text:visited-style-name="Visited_20_Internet_20_Link">
 </text:a>
，在配对类别的决赛中，播种了数字赛车的第一个数字，泰勒击败了乌克兰 - 克罗地亚的串联串联ivan kremenchuk- mykola mykola bashich-6：4，6：4，据报道，据报道。</text:p>
      <text:p text:style-name="P4">
21岁的Eric Warshelboim今年赢得了第一个配对冠军和第五Zakarier。</text:p>
      <text:p text:style-name="P4">
<text:span text:style-name="T4">
另请阅读：</text:span>
 <text:a xlink:type="simple" xlink:href="https://www.ukrinform.ua/rubric-sports/3693260-denis-molcanov-postupivsa-u-parnomu-finali-turniru-atp-v-italii.html" text:style-name="Internet_20_link" text:visited-style-name="Visited_20_Internet_20_Link">
</text:a>
在克罗地亚开始之前，乌克兰人在专业人士的网球选手中排名第350(ATP).</text:p>
      <text:p text:style-name="P4">
Фото: btu.org.ua.</text:p>
      <text:p text:style-name="P4">
News Source: <text:a xlink:type="simple" xlink:href="https://www.ukrinform.ua/rubric-sports/3693336-ukrainec-vanselbojm-stav-cempionom-turniru-itf-u-parnomu-rozradi.html" text:style-name="Internet_20_link" text:visited-style-name="Visited_20_Internet_20_Link">
https://www.ukrinform.ua/rubric-sports/3693336-ukrainec-vanselbojm-stav-cempionom-turniru-itf-u-parnomu-rozradi.html</text:a>
</text:p>
      <!--NEWS-->
      <text:h text:style-name="P10" text:outline-level="1">
<text:span text:style-name="T4">
在尼古拉维夫地区，武装部队摧毁了俄罗斯人的侦察无人机</text:span>
</text:h>
      <text:p text:style-name="P4">
作者: Ukrinform (Person)</text:p>
      <text:p text:style-name="P4">
出版商: Укринформ (Organization)</text:p>
      <text:p text:style-name="P4">
出版时间: 2023-04-08T17:57:00+03:00</text:p>
      <text:p text:style-name="P4">
修改时间: 2023-04-08T17:57:00+03:00</text:p>
      <text:p text:style-name="P4">
描述: 在尼古拉（Nikolaev）地区，防空部队摧毁了俄罗斯入侵者的超级摄像机侦察无人机。  - 乌克林。</text:p>
      <text:p text:style-name="P4">
图片: ["<text:a xlink:type="simple" xlink:href="https://static.ukrinform.com/photos/2022_09/thumb_files/630_360_1662288687-628.jpg" text:style-name="Internet_20_link" text:visited-style-name="Visited_20_Internet_20_Link">
630_360_16622...</text:a>
"]</text:p>
      <text:p text:style-name="P4">
标签: ['Безпілотник', 'Миколаївщина', 'Війна з росією']</text:p>
      <text:p text:style-name="P4">
类型: Article</text:p>
      <!--METADATA-->
      <text:p text:style-name="P4">
<draw:frame draw:style-name="fr1" draw:name="Image304" text:anchor-type="as-char" svg:width="6.9236in" svg:height="3.953188in" draw:z-index="0">
<draw:image xlink:href="../Images/yкринформ/2023-04-08T17-57-00-03-00/630_360_1662288687-628.jpg" xlink:type="simple" xlink:show="embed" xlink:actuate="onLoad" draw:mime-type="image/jpeg"/>
</draw:frame>
空中国防军的米米科夫地区摧毁了俄罗斯侦察垫俄罗斯入侵者。</text:p>
      <text:p text:style-name="P4">
根据乌克林福姆的说法，南空气司令部报告了<text:a xlink:type="simple" xlink:href="https://www.facebook.com/PvKPivden/posts/pfbid02Ui3gwqbp31No1h3JtzPsKnWyzczgbzVgY4LYeNN6u9zaDWVhtd1T3jnLfbDkNdQyl" text:style-name="Internet_20_link" text:visited-style-name="Visited_20_Internet_20_Link">
</text:a>
.</text:p>
      <text:p text:style-name="P4">
"08 квітня 2023 року близько 13:00 на Миколаївщині силами та засобамипротиповітряної оборони повітряного командування "Південь" знищено російськийрозвідувальний <text:a xlink:type="simple" xlink:href="https://www.ukrinform.ua/tag-bezpilotnik" text:style-name="Internet_20_link" text:visited-style-name="Visited_20_Internet_20_Link">
 </text:a>
邮件中的超级摄像机“”是在消息中。</text:p>
      <text:p text:style-name="P4">
<text:span text:style-name="T4">
另请阅读：</text:span>
 <text:a xlink:type="simple" xlink:href="https://www.ukrinform.ua/rubric-regions/3693075-na-kiivsini-viavili-zaliski-rosijskogo-bezpilotnika.html" text:style-name="Internet_20_link" text:visited-style-name="Visited_20_Internet_20_Link">
<text:span text:style-name="T4">
无人机</text:span>
</text:a>
正如乌克林福姆报道的，4月7日在顿涅茨克地区Siliobron的Marinka地区<text:a xlink:type="simple" xlink:href="https://www.ukrinform.ua/rubric-ato/3692858-sili-oboroni-znisili-rosijskij-su25-bila-marinki.html" text:style-name="Internet_20_link" text:visited-style-name="Visited_20_Internet_20_Link">
</text:a>
 .</text:p>
      <text:p text:style-name="P4">
News Source: <text:a xlink:type="simple" xlink:href="https://www.ukrinform.ua/rubric-ato/3693337-na-mikolaivsini-zsu-znisili-rozviduvalnij-bezpilotnik-rosian.html" text:style-name="Internet_20_link" text:visited-style-name="Visited_20_Internet_20_Link">
https://www.ukrinform.ua/rubric-ato/3693337-na-mikolaivsini-zsu-znisili-rozviduvalnij-bezpilotnik-rosian.html</text:a>
</text:p>
      <!--NEWS-->
      <text:h text:style-name="P10" text:outline-level="1">
<text:span text:style-name="T4">
Zaluzhny展示了波兰榴弹炮的“螃蟹”如何执行战斗任务</text:span>
</text:h>
      <text:p text:style-name="P4">
作者: Ukrinform (Person)</text:p>
      <text:p text:style-name="P4">
出版商: Укринформ (Organization)</text:p>
      <text:p text:style-name="P4">
出版时间: 2023-04-08T18:11:11+03:00</text:p>
      <text:p text:style-name="P4">
修改时间: 2023-04-08T18:11:11+03:00</text:p>
      <text:p text:style-name="P4">
描述: 乌克兰Valery Zaluzhni武装部队的指挥官-In-总司令展示了波兰自我推销的榴弹炮Ahs Krab（Crab）如何在前面成功执行战斗任务。  - 乌克林。</text:p>
      <text:p text:style-name="P4">
图片: ["<text:a xlink:type="simple" xlink:href="https://static.ukrinform.com/photos/2022_06/thumb_files/630_360_1654123224-948.png" text:style-name="Internet_20_link" text:visited-style-name="Visited_20_Internet_20_Link">
630_360_16541...</text:a>
"]</text:p>
      <text:p text:style-name="P4">
标签: ['Польща', 'Зброя', 'Валерій Залужний']</text:p>
      <text:p text:style-name="P4">
类型: Article</text:p>
      <!--METADATA-->
      <text:p text:style-name="P4">
<draw:frame draw:style-name="fr1" draw:name="Image305" text:anchor-type="as-char" svg:width="6.9236in" svg:height="3.956343in" draw:z-index="0">
<draw:image xlink:href="../Images/yкринформ/2023-04-08T18-11-11-03-00/630_360_1654123224-948.png" xlink:type="simple" xlink:show="embed" xlink:actuate="onLoad" draw:mime-type="image/png"/>
</draw:frame>
乌克兰武装部队的指挥官 - 乌克兰瓦莱里·扎卢兹尼(Zaluzhny)(健康的“螃蟹”)成功履行战斗任务。</text:p>
      <text:p text:style-name="P4">
根据乌克林福姆的说法，Zaluzhny的相应视频发布了<text:a xlink:type="simple" xlink:href="https://www.facebook.com/CinCAFU/videos/3565208823719645/" text:style-name="Internet_20_link" text:visited-style-name="Visited_20_Internet_20_Link">
</text:a>
。</text:p>
      <text:p text:style-name="P4">
总司令-In -in -in -in -in -in -in -in -infor说：“我们的勇士迅速掌握了西方设备，并拥有对合作伙伴和武器制造商有价值的经验。”</text:p>
      <text:p text:style-name="P4">
据他介绍，自行炮弹的装置“螃蟹”在指导的速度和射击范围内很好地展现出了自己的表现。</text:p>
      <text:p text:style-name="P4">
“我们已经研究了这些机器的资源和能力，并为制造商提供了改进的建议，”  - 建议一名军事服务员<text:a xlink:type="simple" xlink:href="https://www.ukrinform.ua/tag-zsu" text:style-name="Internet_20_link" text:visited-style-name="Visited_20_Internet_20_Link">
</text:a>
弗拉基米尔。</text:p>
      <text:p text:style-name="P4">
<text:span text:style-name="T4">
另请阅读：</text:span>
 <text:a xlink:type="simple" xlink:href="https://www.ukrinform.ua/rubric-ato/3693331-f16-mozut-znisuvati-cili-se-na-kordonah-ta-zagnati-na-dno-flot-rf-komanduvac-povitranih-sil.html" text:style-name="Internet_20_link" text:visited-style-name="Visited_20_Internet_20_Link">
<text:span text:style-name="T4">
 air </text:span>
</text:a>
乌克兰乌克兰(Ukrinform)报道<text:a xlink:type="simple" xlink:href="https://www.ukrinform.ua/rubric-ato/3692427-u-polsi-rozpovili-pro-detali-novogo-oboronnogo-zamovlenna-ukraini.html" text:style-name="Internet_20_link" text:visited-style-name="Visited_20_Internet_20_Link">
</text:a>
150 APC Rosomak，超过50个砂浆Rak和100 Pirun Mas。</text:p>
      <text:p text:style-name="P4">
News Source: <text:a xlink:type="simple" xlink:href="https://www.ukrinform.ua/rubric-ato/3693341-zaluznij-pokazav-ak-polski-gaubici-krab-vikonuut-bojovi-zavdanna.html" text:style-name="Internet_20_link" text:visited-style-name="Visited_20_Internet_20_Link">
https://www.ukrinform.ua/rubric-ato/3693341-zaluznij-pokazav-ak-polski-gaubici-krab-vikonuut-bojovi-zavdanna.html</text:a>
</text:p>
      <!--NEWS-->
      <text:h text:style-name="P10" text:outline-level="1">
<text:span text:style-name="T4">
UOC -MP的牧师击败了Khmelnitsky Temple的军队，被通缉</text:span>
</text:h>
      <text:p text:style-name="P4">
作者: Ukrinform (Person)</text:p>
      <text:p text:style-name="P4">
出版商: Укринформ (Organization)</text:p>
      <text:p text:style-name="P4">
出版时间: 2023-04-08T18:29:22+03:00</text:p>
      <text:p text:style-name="P4">
修改时间: 2023-04-08T18:29:22+03:00</text:p>
      <text:p text:style-name="P4">
描述: 警方想寻找UOC（MP）Igor Slobodyan的Hipdiacon，后者击败了Khmelnitsky的圣波罗夫斯基大教堂的前军事Arthur Ananiv。  - 乌克林。</text:p>
      <text:p text:style-name="P4">
图片: ["<text:a xlink:type="simple" xlink:href="https://static.ukrinform.com/photos/2023_04/thumb_files/630_360_1680967345-863.jpg" text:style-name="Internet_20_link" text:visited-style-name="Visited_20_Internet_20_Link">
630_360_16809...</text:a>
", "<text:a xlink:type="simple" xlink:href="https://static.ukrinform.com/photos/2023_04/1680967337-489.png" text:style-name="Internet_20_link" text:visited-style-name="Visited_20_Internet_20_Link">
1680967337-48...</text:a>
"]</text:p>
      <text:p text:style-name="P4">
标签: ['Поліція', 'Розшук', 'Хмельницький', 'Священник']</text:p>
      <text:p text:style-name="P4">
类型: Article</text:p>
      <!--METADATA-->
      <text:p text:style-name="P4">
<draw:frame draw:style-name="fr1" draw:name="Image306" text:anchor-type="as-char" svg:width="6.9236in" svg:height="3.956343in" draw:z-index="0">
<draw:image xlink:href="../Images/yкринформ/2023-04-08T18-29-22-03-00/630_360_1680967345-863.jpg" xlink:type="simple" xlink:show="embed" xlink:actuate="onLoad" draw:mime-type="image/jpeg"/>
</draw:frame>
警察寻找搜查(MP)Igor Slobodyan击败了Arthur Ananyev在圣波罗夫斯基大教堂的前军队。</text:p>
      <text:p text:style-name="P4">
根据乌克林福姆的说法，相关信息已发布在[]部分中(http://wanted.mvs.gov.ua/searchperson/details/?id=3023097496941014)在内部事务部的地点，“一个藏在审判前调查机构的人”。  <draw:frame draw:style-name="fr1" draw:name="Image307" text:anchor-type="as-char" svg:width="6.9236in" svg:height="7.504439in" draw:z-index="0">
<draw:image xlink:href="../Images/yкринформ/2023-04-08T18-29-22-03-00/1680967337-489.png" xlink:type="simple" xlink:show="embed" xlink:actuate="onLoad" draw:mime-type="image/png"/>
</draw:frame>
4月5日指出了伊戈尔·斯洛博顿(Igor Slobodyan)的消失日期。</text:p>
      <text:p text:style-name="P4">
同一天，应乌克林福姆(Ukrinform)的要求，赫梅尔尼特(Khmelnytsky)地区的国家机构报告说：“根据乌克兰官方第296条的诉讼，在赫梅尔尼特斯基地区的SUNP警察局的Khmelnytskyi地区管理调查员 -  huliganism。 现在 <text:a xlink:type="simple" xlink:href="https://www.ukrinform.ua/tag-policia" text:style-name="Internet_20_link" text:visited-style-name="Visited_20_Internet_20_Link">
</text:a>
他们发现了活动的所有冲突，采访证人和参与者。”</text:p>
      <text:p text:style-name="P4">
陈述了教会仆人在“直接”空中的失踪(http://t.me/vsimnews/8892)。</text:p>
      <text:p text:style-name="P4">
他说：“击败了弗拉基米尔大教堂的军队，逃离了乌克兰。”</text:p>
      <text:p text:style-name="P4">
如果在圣波罗夫斯基大教堂(St. Pokrovsky Cathedral)的场所殴打这位前军人，目前有两个刑事诉讼程序。</text:p>
      <text:p text:style-name="P4">
<text:span text:style-name="T4">
另请阅读：</text:span>
 <text:a xlink:type="simple" xlink:href="https://www.ukrinform.ua/rubric-regions/3692343-na-vinniccini-se-cotiri-religijni-gromadi-priednalisa-do-pcu.html" text:style-name="Internet_20_link" text:visited-style-name="Visited_20_Internet_20_Link">
</text:a>
前军事亚瑟·阿纳尼夫(Arthur Ananiev)于周日被殴打，他被从圣波罗夫斯基大教堂(St. Pokrovsky Cathedral)推入，并在赫梅尔尼特斯基市医院接受了仇恨治疗。 他被诊断出脑损伤，脑屠杀。</text:p>
      <text:p text:style-name="P4">
在同一天，他们殴打军队的赫梅尔尼茨基大教堂，<text:a xlink:type="simple" xlink:href="https://www.ukrinform.ua/rubric-regions/3690702-u-hmelnickomu-progolosuvali-za-perehid-kafedralnogo-soboru-upc-mp-do-pcu.html" text:style-name="Internet_20_link" text:visited-style-name="Visited_20_Internet_20_Link">
</text:a>
。</text:p>
      <text:p text:style-name="P4">
<text:span text:style-name="T5">
foto：uk.wikipedia.org</text:span>
</text:p>
      <text:p text:style-name="P4">
News Source: <text:a xlink:type="simple" xlink:href="https://www.ukrinform.ua/rubric-regions/3693347-svasennika-upc-mp-akij-pobiv-vijskovogo-v-hrami-hmelnickogo-ogolosili-v-rozsuk.html" text:style-name="Internet_20_link" text:visited-style-name="Visited_20_Internet_20_Link">
https://www.ukrinform.ua/rubric-regions/3693347-svasennika-upc-mp-akij-pobiv-vijskovogo-v-hrami-hmelnickogo-ogolosili-v-rozsuk.html</text:a>
</text:p>
      <!--NEWS-->
      <text:h text:style-name="P10" text:outline-level="1">
<text:span text:style-name="T4">
乌克兰和美国正在进行联合能源计划</text:span>
</text:h>
      <text:p text:style-name="P4">
作者: Ukrinform (Person)</text:p>
      <text:p text:style-name="P4">
出版商: Укринформ (Organization)</text:p>
      <text:p text:style-name="P4">
出版时间: 2023-04-08T18:29:57+03:00</text:p>
      <text:p text:style-name="P4">
修改时间: 2023-04-08T18:29:57+03:00</text:p>
      <text:p text:style-name="P4">
描述: 零净世界能源机构正在准备能源部门发展计划，以及净零世界的倡议。  - 乌克林。</text:p>
      <text:p text:style-name="P4">
图片: ["<text:a xlink:type="simple" xlink:href="https://static.ukrinform.com/photos/2019_11/thumb_files/630_360_1574406778-938.jpg" text:style-name="Internet_20_link" text:visited-style-name="Visited_20_Internet_20_Link">
630_360_15744...</text:a>
"]</text:p>
      <text:p text:style-name="P4">
标签: ['Енергетика', 'США', 'Україна']</text:p>
      <text:p text:style-name="P4">
类型: Article</text:p>
      <!--METADATA-->
      <text:p text:style-name="P4">
<draw:frame draw:style-name="fr1" draw:name="Image308" text:anchor-type="as-char" svg:width="6.9236in" svg:height="3.956343in" draw:z-index="0">
<draw:image xlink:href="../Images/yкринформ/2023-04-08T18-29-57-03-00/630_360_1574406778-938.jpg" xlink:type="simple" xlink:show="embed" xlink:actuate="onLoad" draw:mime-type="image/jpeg"/>
</draw:frame>
乌克兰和美国的零净世界能源部门正在准备能源部门发展合作计划。</text:p>
      <text:p text:style-name="P4">
这是能源部的新闻服务中报告的<text:a xlink:type="simple" xlink:href="http://www.facebook.com/minenergoUkraine/posts/pfbid037cEjmX9BJ7rUHzmvmkoPb6LKVJN8C7JgjZj8EUjPTZsRuCuxE9fjXt8Hj797j7QPl" text:style-name="Internet_20_link" text:visited-style-name="Visited_20_Internet_20_Link">
</text:a>
，报道乌克林福姆。</text:p>
      <text:p text:style-name="P4">
«乌克兰和[]的能源机构(https://www.ukrinform.ua/tag-ssa)净零世界正在为乌克兰能源部门可持续性的碳准备合作计划。”</text:p>
      <text:p text:style-name="P4">
根据乌克兰Yaroslav Demchenkov的能源副部长的说法，乌克兰更广泛地使用了碳中性能源，并有名词逐渐放弃煤炭在发电中的生产以及减少天然气的消耗，仅依靠天然气，依靠它自己的沼气生产。</text:p>
      <text:p text:style-name="P4">
<text:span text:style-name="T4">
另请阅读：</text:span>
 <text:a xlink:type="simple" xlink:href="https://www.ukrinform.ua/rubric-economy/3686784-ukraina-planue-spivpracuvati-z-krainami-baltii-u-naftogazovij-sferi-ta-elektroenergetici.html" text:style-name="Internet_20_link" text:visited-style-name="Visited_20_Internet_20_Link">
</text:a>
该联合计划的另一个领域将是在乌克兰的电力传播和建造系统传播和建造的系统中的合作。</text:p>
      <text:p text:style-name="P4">
根据能源部的说法，乌克兰具有成为欧洲能源枢纽的巨大潜力。</text:p>
      <text:p text:style-name="P4">
Demchenko说：“随着我们的能源系统整合到Entso -e和扩展的能量线索中，乌克兰的“绿色”和低碳的生成，分支机构和电气网络和存储设施，我们坚信这样的前景是真实的。” 。</text:p>
      <text:p text:style-name="P4">
<text:span text:style-name="T4">
另请阅读：</text:span>
 <text:a xlink:type="simple" xlink:href="https://www.ukrinform.ua/rubric-economy/3689101-entsoe-moze-zbilsiti-propusknu-spromoznist-ak-dla-importu-tak-i-dla-eksportu-ukrenergo.html" text:style-name="Internet_20_link" text:visited-style-name="Visited_20_Internet_20_Link">
<text:span text:style-name="T4">
 ientso </text:span>
</text:a>
据报道，4月7日，乌克兰赫尔曼·盖申科(Ukraine Herman Galushchenko)的能源部长签署了一份监管文件，使您能够以产生能力来开始收回电力出口的过程。</text:p>
      <text:p text:style-name="P4">
News Source: <text:a xlink:type="simple" xlink:href="https://www.ukrinform.ua/rubric-economy/3693348-ukraina-ta-ssa-pracuut-nad-spilnou-programou-u-sferi-energetiki.html" text:style-name="Internet_20_link" text:visited-style-name="Visited_20_Internet_20_Link">
https://www.ukrinform.ua/rubric-economy/3693348-ukraina-ta-ssa-pracuut-nad-spilnou-programou-u-sferi-energetiki.html</text:a>
</text:p>
      <!--NEWS-->
      <text:h text:style-name="P10" text:outline-level="1">
<text:span text:style-name="T4">
APL：切尔西·穆德里卡（Chelsea Mudrika</text:span>
</text:h>
      <text:p text:style-name="P4">
作者: Ukrinform (Person)</text:p>
      <text:p text:style-name="P4">
出版商: Укринформ (Organization)</text:p>
      <text:p text:style-name="P4">
出版时间: 2023-04-08T18:54:02+03:00</text:p>
      <text:p text:style-name="P4">
修改时间: 2023-04-08T18:54:02+03:00</text:p>
      <text:p text:style-name="P4">
描述: 在英超联赛（APL）中，有第30轮足球冠军的比赛。  - 乌克林。</text:p>
      <text:p text:style-name="P4">
图片: ["<text:a xlink:type="simple" xlink:href="https://static.ukrinform.com/photos/2023_04/thumb_files/630_360_1680969191-365.jpg" text:style-name="Internet_20_link" text:visited-style-name="Visited_20_Internet_20_Link">
630_360_16809...</text:a>
"]</text:p>
      <text:p text:style-name="P4">
标签: ['Челсі', 'Футбол', 'АПЛ']</text:p>
      <text:p text:style-name="P4">
类型: Article</text:p>
      <!--METADATA-->
      <text:p text:style-name="P4">
<draw:frame draw:style-name="fr1" draw:name="Image309" text:anchor-type="as-char" svg:width="6.9236in" svg:height="3.956343in" draw:z-index="0">
<draw:image xlink:href="../Images/yкринформ/2023-04-08T18-54-02-03-00/630_360_1680969191-365.jpg" xlink:type="simple" xlink:show="embed" xlink:actuate="onLoad" draw:mime-type="image/jpeg"/>
</draw:frame>
旺利乌斯超级联赛(超级联赛)第30轮比赛的比赛正在进行中。</text:p>
      <text:p text:style-name="P4">
乌克林福姆报道，莫利武斯体育场竞技场的切尔西伦敦最少输给了当地的布尔弗汉普顿-0：1。</text:p>
      <text:p text:style-name="P4">
比赛的命运是由葡萄牙人在会议的第31分钟在Mateusanunes所有者的目标中决定的。</text:p>
      <text:p text:style-name="P4">
切尔西继续在APL中进行休闲系列的四场比赛。</text:p>
      <text:p text:style-name="P4">
乌克兰的前锋伦敦人米哈伊尔·穆德里克(Mikhail Mudryk)在第71分钟取代了英格兰拉基姆·斯特林(Rakim Sterling)的攻击者。</text:p>
      <text:p text:style-name="P4">
切尔西(39分)它占据了国家第一第一排名的第11阶段。</text:p>
      <text:p text:style-name="P4">
切尔西决斗将于4月15日对阵布莱顿。</text:p>
      <text:p text:style-name="P4">
<text:span text:style-name="T4">
另请阅读：</text:span>
 <text:a xlink:type="simple" xlink:href="https://www.ukrinform.ua/rubric-sports/3691658-apl-celsi-mudrika-ne-zmig-zabiti-liverpulu-bornmut-zabarnogo-prograv-brajtonu.html" text:style-name="Internet_20_link" text:visited-style-name="Visited_20_Internet_20_Link">
<text:span text:style-name="T4">
 apl </text:span>
</text:a>
乌克兰亚历山大·津金科(Alexander Zinchenko)APL伦敦“阿森纳”的领导人(72眼镜)在曼城领先(64)谁有股票游戏。</text:p>
      <text:p text:style-name="P4">
照片：乌克兰的Getty Images/Global Images。</text:p>
      <text:p text:style-name="P4">
News Source: <text:a xlink:type="simple" xlink:href="https://www.ukrinform.ua/rubric-sports/3693352-apl-celsi-mudrika-postupivsa-vulvergemptonu-prodovzivsi-bezvigrasnu-seriu.html" text:style-name="Internet_20_link" text:visited-style-name="Visited_20_Internet_20_Link">
https://www.ukrinform.ua/rubric-sports/3693352-apl-celsi-mudrika-postupivsa-vulvergemptonu-prodovzivsi-bezvigrasnu-seriu.html</text:a>
</text:p>
      <!--NEWS-->
      <text:h text:style-name="P10" text:outline-level="1">
<text:span text:style-name="T4">
乌克兰航空每天在俄罗斯军队集群中击中了八次中风</text:span>
</text:h>
      <text:p text:style-name="P4">
作者: Ukrinform (Person)</text:p>
      <text:p text:style-name="P4">
出版商: Укринформ (Organization)</text:p>
      <text:p text:style-name="P4">
出版时间: 2023-04-08T18:59:00+03:00</text:p>
      <text:p text:style-name="P4">
修改时间: 2023-04-08T18:59:00+03:00</text:p>
      <text:p text:style-name="P4">
描述: 乌克兰国防军每天的航空在俄罗斯入侵者集中，乌克兰导弹部队和炮兵部队的集中赛中赢得了八次中风，就其一方面，袭击了防空和三场敌人的战争。  - 乌克林。</text:p>
      <text:p text:style-name="P4">
图片: ["<text:a xlink:type="simple" xlink:href="https://static.ukrinform.com/photos/2023_04/thumb_files/630_360_1680969554-663.jpg" text:style-name="Internet_20_link" text:visited-style-name="Visited_20_Internet_20_Link">
630_360_16809...</text:a>
"]</text:p>
      <text:p text:style-name="P4">
标签: ['Генштаб', 'ЗСУ', 'Війна з росією']</text:p>
      <text:p text:style-name="P4">
类型: Article</text:p>
      <!--METADATA-->
      <text:p text:style-name="P4">
<draw:frame draw:style-name="fr1" draw:name="Image310" text:anchor-type="as-char" svg:width="6.9236in" svg:height="3.956343in" draw:z-index="0">
<draw:image xlink:href="../Images/yкринформ/2023-04-08T18-59-00-03-00/630_360_1680969554-663.jpg" xlink:type="simple" xlink:show="embed" xlink:actuate="onLoad" draw:mime-type="image/jpeg"/>
</draw:frame>
乌克兰防御的航空在俄罗斯入侵者集中，乌克兰导弹部队和Zlov方面的炮兵方面赢得了八次中风，击中了防空和三个敌人的电子斗争站的位置。</text:p>
      <text:p text:style-name="P4">
根据乌克兰的说法，乌克兰武装部队的总参谋部在[]中报道(http://www.facebook.com/GeneralStaff.ua/posts/pfbid02g34BLKj4wzggiVuJeK1S6kFHjBQhBKrmS37hS65upAdXABsMtzxErvDn11yusQMLl)截至4月8日，星期六18:00发布了及时的信息。</text:p>
      <text:p text:style-name="P4">
也是导弹部队和炮兵的单位<text:a xlink:type="simple" xlink:href="https://www.ukrinform.ua/tag-zsu" text:style-name="Internet_20_link" text:visited-style-name="Visited_20_Internet_20_Link">
</text:a>
俄罗斯人的活硅，武器和军事装备的两个领域以及敌对弹药的组成受到影响。</text:p>
      <text:p text:style-name="P4">
据总参谋部称，俄罗斯军队继续集中在莱曼(Lyman)，巴赫穆特(Bakhmut)，阿夫迪夫斯基·塔玛林(Avdiivsky Tamarin)指示中的进攻行动的基本努力。 在那里反映了35多次敌方袭击的国防军。</text:p>
      <text:p text:style-name="P4">
白天，俄罗斯联邦部队进行了两枚导弹和34次射击罢工，以及超过36次的喷气系统炮击。</text:p>
      <text:p text:style-name="P4">
总参谋部强调，在整个乌克兰进行导弹和航空罢工的敌人的可能性仍然很高。</text:p>
      <text:p text:style-name="P4">
<text:span text:style-name="T4">
在Volyn，Polissya，Siversky和Slobozhansky的方向</text:span>
操作情况没有发生重大变化，未发现进攻性入侵者的迹象。</text:p>
      <text:p text:style-name="P4">
从白天进行敌人的炮击，Chernihiv地区的Gremyach，Mid-Budda，Baranivka，Bezsalivka，Bezsalivka，Volfine，Turia和High Sumy地区，兽医，Vilkhivka，Vilkhivka，Ternov，Vovchansk，Karaychyna和Karaychyna和Naarkiv地区都有敌人的炮击地区，那天。</text:p>
      <text:p text:style-name="P4">
<text:span text:style-name="T4">
在Kupyansk方向</text:span>
俄罗斯炮击遭受了井，克拉斯南，诺博林斯克，两年，西方，淀粉，kindrashivka，kharkiv地区的桑迪·伊贝雷斯托沃。</text:p>
      <text:p text:style-name="P4">
<text:span text:style-name="T4">
在利马方向</text:span>
白天，俄罗斯人在库兹明和Verkhnokamun南部的地区保持不成功的进攻。顿涅茨克地区。Vasyukivka，Minskivka，Zaliznyanske，Orikhovo-Vasylivka，Markovo，Grigorivka，Bakhmut，Chrome，Chrome，Chrome，Yar，Yar，Ivanivske，Stupochka，Stupochka，Stupochka，White Mountain and White Mountain和Donetsk地区的友谊因俄罗斯的炮击而受伤。</text:p>
      <text:p text:style-name="P4">
<text:span text:style-name="T4">
在Avdiiv和Mariinsky的指示中</text:span>
敌人在Novokalin，Severenov，Pervomaisky和Marinka领域领导了不成功的进攻。</text:p>
      <text:p text:style-name="P4">
同时，俄罗斯人向诺沃卡利诺夫，kamianets，Stepovo，Orlivka，Avdiivka，Severene，Nedaylovo，Krasnogorivka，Marinka，Marinka，Ventja Yaparaskovka开火。</text:p>
      <text:p text:style-name="P4">
<text:span text:style-name="T4">
在矿物方向</text:span>
在进攻行动的那天，俄罗斯军队没有。 取而代之的是，入侵者向Novomikhailivka，Shakhtarske，Novoukrainka，Veliky Novosilka，Vodrianka，Prychistivka，Yonovomayorsk Donetsk地区的Golden Niva开火。</text:p>
      <text:p text:style-name="P4">
<text:span text:style-name="T4">
在Zaporizhzhya和Kherson的指示</text:span>
俄罗斯联邦部队在防御计划的防御边界和位置上继续争论。 宿主力的中风遭受了与战斗线接壤的定居点。</text:p>
      <text:p text:style-name="P4">
在敌人被解雇的敌人中 - 弗雷米夫卡，诺茨克地区的诺茨诺普尔，诺维卡，奥尔吉夫，马利尼维卡，红色，gulyaypole，魔术和兹帕里兹希亚地区的小托克马克卡，以及kherson，以及kherson，dudchans，dudchans，kachkarkarivka，kachkarkarivka，berislav，berislav，berislav，kerlislav，keranivka，kozatk，mykozaivka，m ikaivka，m ikaivka，ikaivka，m ikaivka，ikaivka，我的纽约市。</text:p>
      <text:p text:style-name="P4">
<text:span text:style-name="T4">
另请阅读：</text:span>
 <text:a xlink:type="simple" xlink:href="https://www.ukrinform.ua/rubric-ato/3693138-sili-oboroni-znisili-vze-177-680-rosijskih-zagarbnikiv.html" text:style-name="Internet_20_link" text:visited-style-name="Visited_20_Internet_20_Link">
<text:span text:style-name="T4">
被摧毁</text:span>
</text:a>
据总参谋部称，俄罗斯入侵者继续遭受重大损失。 为了补充工作人员，俄罗斯武装部队的领导在4月29日在莫斯科，圣彼得堡，科斯特堡，彭萨，彭萨，奥姆斯克，泰米克，泰米森，卡桑，卡桑，沃尔维夫，沃利夫，沃利夫，沃利夫，沃尔夫，沃姆斯克，北帕，佩尔萨，北帕，北帕，北帕，沃尔夫，沃尔夫和Blagoveshchensk。</text:p>
      <text:p text:style-name="P4">
可以根据先前计划的日程安排，为俄罗斯联合会的战略火箭部队，空间部队和海军准备的军事部队为专家准备专家的高级教育机构的问题。</text:p>
      <text:p text:style-name="P4">
<text:span text:style-name="T4">
另请阅读：</text:span>
 <text:a xlink:type="simple" xlink:href="https://www.ukrinform.ua/rubric-ato/3693341-zaluznij-pokazav-ak-polski-gaubici-krab-vikonuut-bojovi-zavdanna.html" text:style-name="Internet_20_link" text:visited-style-name="Visited_20_Internet_20_Link">
<text:span text:style-name="T4">
 Zaluzhni </text:span>
</text:a>
</text:p>
      <text:p text:style-name="P4">
News Source: <text:a xlink:type="simple" xlink:href="https://www.ukrinform.ua/rubric-ato/3693355-ukrainska-aviacia-za-dobu-zavdala-visim-udariv-po-rajonah-skupcenna-vijsk-rf.html" text:style-name="Internet_20_link" text:visited-style-name="Visited_20_Internet_20_Link">
https://www.ukrinform.ua/rubric-ato/3693355-ukrainska-aviacia-za-dobu-zavdala-visim-udariv-po-rajonah-skupcenna-vijsk-rf.html</text:a>
</text:p>
      <!--NEWS-->
      <text:h text:style-name="P10" text:outline-level="1">
<text:span text:style-name="T4">
普罗米修斯赢得了拉脱维亚篮球联盟</text:span>
</text:h>
      <text:p text:style-name="P4">
作者: Ukrinform (Person)</text:p>
      <text:p text:style-name="P4">
出版商: Укринформ (Organization)</text:p>
      <text:p text:style-name="P4">
出版时间: 2023-04-08T19:00:00+03:00</text:p>
      <text:p text:style-name="P4">
修改时间: 2023-04-08T19:00:00+03:00</text:p>
      <text:p text:style-name="P4">
描述: 普罗米修斯篮球运动员是2012/23赛季拉脱维亚 - 埃斯托尼亚联赛的冠军。  - 乌克林。</text:p>
      <text:p text:style-name="P4">
图片: ["<text:a xlink:type="simple" xlink:href="https://static.ukrinform.com/photos/2023_04/thumb_files/630_360_1680971175-667.jpg" text:style-name="Internet_20_link" text:visited-style-name="Visited_20_Internet_20_Link">
630_360_16809...</text:a>
"]</text:p>
      <text:p text:style-name="P4">
标签: ['Баскетбол']</text:p>
      <text:p text:style-name="P4">
类型: Article</text:p>
      <!--METADATA-->
      <text:p text:style-name="P4">
<draw:frame draw:style-name="fr1" draw:name="Image311" text:anchor-type="as-char" svg:width="6.9236in" svg:height="3.956343in" draw:z-index="0">
<draw:image xlink:href="../Images/yкринформ/2023-04-08T19-00-00-03-00/630_360_1680971175-667.jpg" xlink:type="simple" xlink:show="embed" xlink:actuate="onLoad" draw:mime-type="image/jpeg"/>
</draw:frame>
普罗米修斯篮球运动员是拉脱维亚 - 埃斯顿人Ligeson-2022/23的冠军。</text:p>
      <text:p text:style-name="P4">
在塔林的Unibet Aenina游乐场的比赛决赛中(爱沙尼亚)乌克兰俱乐部击败了拉脱维亚队“ Wef Riga” -77:62(20：21，24：16,22：14，11：11)，报道乌克林福姆。</text:p>
      <text:p text:style-name="P4">
“四个决赛”中的第三名是由爱沙尼亚俱乐部“塔尔图·乌里库尔”占据的，乌尔米的“铜牌”从凯列瓦带走了这座山 -  63:60(14：8，20：16,10：21，19：15).</text:p>
      <text:p text:style-name="P4">
<text:span text:style-name="T4">
Читайте також:</text:span>
 <text:a xlink:type="simple" xlink:href="https://www.ukrinform.ua/rubric-sports/3692997-prometej-peremig-tartu-i-zigrae-u-finali-latvijskoestonskoi-ligi.html" text:style-name="Internet_20_link" text:visited-style-name="Visited_20_Internet_20_Link">
 </text:a>
应当指出的是，普罗米修斯阻止了里加魔杖保护Leble Champion的头衔。</text:p>
      <text:p text:style-name="P4">
照片：卑诗省普罗米修斯。</text:p>
      <text:p text:style-name="P4">
News Source: <text:a xlink:type="simple" xlink:href="https://www.ukrinform.ua/rubric-sports/3693356-prometej-vigrav-latvijskoestonsku-basketbolnu-ligu.html" text:style-name="Internet_20_link" text:visited-style-name="Visited_20_Internet_20_Link">
https://www.ukrinform.ua/rubric-sports/3693356-prometej-vigrav-latvijskoestonsku-basketbolnu-ligu.html</text:a>
</text:p>
      <!--NEWS-->
      <text:h text:style-name="P10" text:outline-level="1">
<text:span text:style-name="T4">
俄罗斯人第二次在奥基夫开火</text:span>
</text:h>
      <text:p text:style-name="P4">
作者: Ukrinform (Person)</text:p>
      <text:p text:style-name="P4">
出版商: Укринформ (Organization)</text:p>
      <text:p text:style-name="P4">
出版时间: 2023-04-08T19:23:00+03:00</text:p>
      <text:p text:style-name="P4">
修改时间: 2023-04-08T19:23:00+03:00</text:p>
      <text:p text:style-name="P4">
描述: 第二天，俄罗斯军队每天向奥里希（Orichs）开火。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Запоріжжя', 'Війна з росією']</text:p>
      <text:p text:style-name="P4">
类型: Article</text:p>
      <!--METADATA-->
      <text:p text:style-name="P4">
<draw:frame draw:style-name="fr1" draw:name="Image312" text:anchor-type="as-char" svg:width="6.9236in" svg:height="3.956343in" draw:z-index="0">
<draw:image xlink:href="../Images/yкринформ/2023-04-08T19-23-00-03-00/630_360_1669987737-966.jpg" xlink:type="simple" xlink:show="embed" xlink:actuate="onLoad" draw:mime-type="image/jpeg"/>
</draw:frame>
第二天，俄罗斯的Ohihiv被解雇了第二天。</text:p>
      <text:p text:style-name="P4">
关于<text:a xlink:type="simple" xlink:href="https://t.me/zoda_gov_ua/18139" text:style-name="Internet_20_link" text:visited-style-name="Visited_20_Internet_20_Link">
</text:a>
乌克林福姆报道说，Zaporizhhzhya Ovayuri Malashko的负责人报道。</text:p>
      <text:p text:style-name="P4">
“好像按时间表一样，俄罗斯军队被奥里克霍夫(Orikhov)击败了第二天。(https://www.ukrinform.ua/tag-obstril)帖子写道。</text:p>
      <text:p text:style-name="P4">
副市长Orikhov Svetlana Mandrich在她的地址<text:a xlink:type="simple" xlink:href="https://m.facebook.com/story.php" text:style-name="Internet_20_link" text:visited-style-name="Visited_20_Internet_20_Link">
</text:a>
她敦促居民撤离，并指出Zaporozhye中有位置。</text:p>
      <text:p text:style-name="P4">
<text:span text:style-name="T4">
另请阅读：</text:span>
 <text:a xlink:type="simple" xlink:href="https://www.ukrinform.ua/rubric-regions/3693309-u-zaporizkij-oblasti-vnaslidok-rosijskogo-obstrilu-poraneni-dvoe-colovikiv.html" text:style-name="Internet_20_link" text:visited-style-name="Visited_20_Internet_20_Link">
<text:span text:style-name="T4">
射击</text:span>
</text:a>
据报道，一名男子通过早晨飞机在奥里克霍夫受伤。</text:p>
      <text:p text:style-name="P4">
News Source: <text:a xlink:type="simple" xlink:href="https://www.ukrinform.ua/rubric-ato/3693358-rosiani-vdruge-za-dobu-obstrilali-orihiv.html" text:style-name="Internet_20_link" text:visited-style-name="Visited_20_Internet_20_Link">
https://www.ukrinform.ua/rubric-ato/3693358-rosiani-vdruge-za-dobu-obstrilali-orihiv.html</text:a>
</text:p>
      <!--NEWS-->
      <text:h text:style-name="P10" text:outline-level="1">
<text:span text:style-name="T4">
USIK负责Ring Magazine不管重量类别</text:span>
</text:h>
      <text:p text:style-name="P4">
作者: Ukrinform (Person)</text:p>
      <text:p text:style-name="P4">
出版商: Укринформ (Organization)</text:p>
      <text:p text:style-name="P4">
出版时间: 2023-04-08T19:24:45+03:00</text:p>
      <text:p text:style-name="P4">
修改时间: 2023-04-08T19:24:45+03:00</text:p>
      <text:p text:style-name="P4">
描述: Vasily Lomachenko也排名前十。  - 乌克林。</text:p>
      <text:p text:style-name="P4">
图片: ["<text:a xlink:type="simple" xlink:href="https://static.ukrinform.com/photos/2023_04/thumb_files/630_360_1680970970-867.jpg" text:style-name="Internet_20_link" text:visited-style-name="Visited_20_Internet_20_Link">
630_360_16809...</text:a>
"]</text:p>
      <text:p text:style-name="P4">
标签: ['Бокс', 'Усик']</text:p>
      <text:p text:style-name="P4">
类型: Article</text:p>
      <!--METADATA-->
      <text:p text:style-name="P4">
<draw:frame draw:style-name="fr1" draw:name="Image313" text:anchor-type="as-char" svg:width="6.9236in" svg:height="3.956343in" draw:z-index="0">
<draw:image xlink:href="../Images/yкринформ/2023-04-08T19-24-45-03-00/630_360_1680970970-867.jpg" xlink:type="simple" xlink:show="embed" xlink:actuate="onLoad" draw:mime-type="image/jpeg"/>
</draw:frame>
十剂也有vasyl lomachenko。</text:p>
      <text:p text:style-name="P4">
WBA，WBO，IBO和IBF冠军Alexander Usik Heads <text:a xlink:type="simple" xlink:href="https://www.ringtv.com/ratings/" text:style-name="Internet_20_link" text:visited-style-name="Visited_20_Internet_20_Link">
</text:a>
乌克林福姆报道了权威杂志定理，无论体重类别如何。</text:p>
      <text:p text:style-name="P4">
在第一个Vasina Inue中排名第二的前世界冠军(24-0，21 KO).</text:p>
      <text:p text:style-name="P4">
На третій позиції розташувався чемпіон WBO в напівсередній вазі ТеренсКроуфорд (39-0、30谁).</text:p>
      <text:p text:style-name="P4">
У десятці також знаходиться колишній чемпіон світу у трьох вагових категоріяхВасиль Ломаченко (第七名).</text:p>
      <text:p text:style-name="P4">
<text:span text:style-name="T4">
Читайте також:</text:span>
 <text:a xlink:type="simple" xlink:href="https://www.ukrinform.ua/rubric-sports/3691161-wba-ogolosila-pro-cempionskij-poedinok-miz-usikom-ta-dubua.html" text:style-name="Internet_20_link" text:visited-style-name="Visited_20_Internet_20_Link">
 <text:span text:style-name="T4">
Усик</text:span>
 </text:a>
根据世界拳击协会乌克林福姆的说法(WBA)亚历山大·乌斯克(Alexander Usyk)应该见面的官方战斗(20-0，13 KO)餐桌丹尼尔·杜巴(Daniel Duba)(19-1，18 ko).</text:p>
      <text:p text:style-name="P4">
Фото: Getty Image</text:p>
      <text:p text:style-name="P4">
News Source: <text:a xlink:type="simple" xlink:href="https://www.ukrinform.ua/rubric-sports/3693359-usik-ocolue-rejting-zurnalu-the-ring-nezalezno-vid-vagovoi-kategorii.html" text:style-name="Internet_20_link" text:visited-style-name="Visited_20_Internet_20_Link">
https://www.ukrinform.ua/rubric-sports/3693359-usik-ocolue-rejting-zurnalu-the-ring-nezalezno-vid-vagovoi-kategorii.html</text:a>
</text:p>
      <!--NEWS-->
      <text:h text:style-name="P10" text:outline-level="1">
<text:span text:style-name="T4">
德国财政部长警告预算赤字和呼吁储蓄</text:span>
</text:h>
      <text:p text:style-name="P4">
作者: Ukrinform (Person)</text:p>
      <text:p text:style-name="P4">
出版商: Укринформ (Organization)</text:p>
      <text:p text:style-name="P4">
出版时间: 2023-04-08T19:27:36+03:00</text:p>
      <text:p text:style-name="P4">
修改时间: 2023-04-08T19:27:36+03:00</text:p>
      <text:p text:style-name="P4">
描述: 德国财政部长克里斯蒂安·林德纳（Christian Lindner）警告说，目前在统治联盟中讨论的预算赤字2024年，并呼吁降低成本。  - 乌克林。</text:p>
      <text:p text:style-name="P4">
图片: ["<text:a xlink:type="simple" xlink:href="https://static.ukrinform.com/photos/2017_09/thumb_files/630_360_1506339566-6352.jpg" text:style-name="Internet_20_link" text:visited-style-name="Visited_20_Internet_20_Link">
630_360_15063...</text:a>
"]</text:p>
      <text:p text:style-name="P4">
标签: ['Бюджет', 'Німеччина', 'Дефіцит']</text:p>
      <text:p text:style-name="P4">
类型: Article</text:p>
      <!--METADATA-->
      <text:p text:style-name="P4">
<draw:frame draw:style-name="fr1" draw:name="Image314" text:anchor-type="as-char" svg:width="6.9236in" svg:height="3.956343in" draw:z-index="0">
<draw:image xlink:href="../Images/yкринформ/2023-04-08T19-27-36-03-00/630_360_1506339566-6352.jpg" xlink:type="simple" xlink:show="embed" xlink:actuate="onLoad" draw:mime-type="image/jpeg"/>
</draw:frame>
德国财政部长克里斯蒂安·林德纳(Christian Lindner)警告说，预算赤字为2024年，该赤字现在是在执政联盟中创建的，并呼吁降低成本。</text:p>
      <text:p text:style-name="P4">
政治家在一次采访中表示了这一点<text:a xlink:type="simple" xlink:href="http://rp-online.de/politik/deutschland/christian-lindner-zu-kindergrundsicherung-parteitag-und-budget_aid-88047547" text:style-name="Internet_20_link" text:visited-style-name="Visited_20_Internet_20_Link">
</text:a>
，报道乌克林福姆。</text:p>
      <text:p text:style-name="P4">
林德纳说：“目前，在2024年，短缺14至180亿欧元达到4240亿欧元。”</text:p>
      <text:p text:style-name="P4">
他认为，储蓄付出了不同的方向和合理的资金分配，但在提高税收方面没有意义。 据部长说，政客需要学会返回公民产生的钱。</text:p>
      <text:p text:style-name="P4">
最重要的林德纳是支持内部，外部和社会保障。 同时，他反对将资金从中央预算分配给联邦土地，以安置难民。</text:p>
      <text:p text:style-name="P4">
<text:span text:style-name="T4">
另请阅读：</text:span>
 <text:a xlink:type="simple" xlink:href="https://www.ukrinform.ua/rubric-world/3670675-nimeccina-gotova-zbilsiti-oboronnij-budzet-u-2024-roci-na-10-milardiv-bloomberg.html" text:style-name="Internet_20_link" text:visited-style-name="Visited_20_Internet_20_Link">
</text:a>
如报道，<text:a xlink:type="simple" xlink:href="https://www.ukrinform.ua/tag-nimeccina" text:style-name="Internet_20_link" text:visited-style-name="Visited_20_Internet_20_Link">
</text:a>
她采用了超过110万乌克兰难民。 此外，仅去年，德国就孤立了乌克兰超过120亿欧元。 在威胁增加的背景下，总理承诺将为德国沃斯比亚(Bundeswehr Vosbija)创建一个特别的基金。 大笔资金用于现代化能源基础设施，并取代家庭中的供暖。</text:p>
      <text:p text:style-name="P4">
News Source: <text:a xlink:type="simple" xlink:href="https://www.ukrinform.ua/rubric-economy/3693360-ministr-finansiv-nimeccini-poperedzae-pro-deficit-budzetu-ta-zaklikae-do-ekonomii.html" text:style-name="Internet_20_link" text:visited-style-name="Visited_20_Internet_20_Link">
https://www.ukrinform.ua/rubric-economy/3693360-ministr-finansiv-nimeccini-poperedzae-pro-deficit-budzetu-ta-zaklikae-do-ekonomii.html</text:a>
</text:p>
      <!--NEWS-->
      <text:h text:style-name="P10" text:outline-level="1">
<text:span text:style-name="T4">
伊朗安装了摄像头，以检测没有盖头的女性</text:span>
</text:h>
      <text:p text:style-name="P4">
作者: Ukrinform (Person)</text:p>
      <text:p text:style-name="P4">
出版商: Укринформ (Organization)</text:p>
      <text:p text:style-name="P4">
出版时间: 2023-04-08T19:41:00+03:00</text:p>
      <text:p text:style-name="P4">
修改时间: 2023-04-08T19:41:00+03:00</text:p>
      <text:p text:style-name="P4">
描述: 伊朗警方在周六宣布，在公共场合建立了相机，以表彰没有盖头的妇女。  - 乌克林。</text:p>
      <text:p text:style-name="P4">
图片: ["<text:a xlink:type="simple" xlink:href="https://static.ukrinform.com/photos/2023_04/thumb_files/630_360_1680972008-237.jpg" text:style-name="Internet_20_link" text:visited-style-name="Visited_20_Internet_20_Link">
630_360_16809...</text:a>
"]</text:p>
      <text:p text:style-name="P4">
标签: ['Хіджаб', 'Іран', 'Закон', 'Камера']</text:p>
      <text:p text:style-name="P4">
类型: Article</text:p>
      <!--METADATA-->
      <text:p text:style-name="P4">
<draw:frame draw:style-name="fr1" draw:name="Image315" text:anchor-type="as-char" svg:width="6.9236in" svg:height="3.956343in" draw:z-index="0">
<draw:image xlink:href="../Images/yкринформ/2023-04-08T19-41-00-03-00/630_360_1680972008-237.jpg" xlink:type="simple" xlink:show="embed" xlink:actuate="onLoad" draw:mime-type="image/jpeg"/>
</draw:frame>
警察周六宣布，在公共场所安装了摄像机，以表彰没有盖头的妇女。</text:p>
      <text:p text:style-name="P4">
正如乌克林福姆报道的那样，它报告了<text:a xlink:type="simple" xlink:href="https://www.bbc.com/news/world-65220595" text:style-name="Internet_20_link" text:visited-style-name="Visited_20_Internet_20_Link">
</text:a>
.</text:p>
      <text:p text:style-name="P4">
У разі відсутності хіджабу, жінки будуть отримувати повідомлення про наслідкивідсутності цього елементу одягу, повідомили в поліції країни. Правоохоронцідодали, що встановлені камери допоможуть запобігти «опору <text:a xlink:type="simple" xlink:href="https://www.ukrinform.ua/tag-zakon" text:style-name="Internet_20_link" text:visited-style-name="Visited_20_Internet_20_Link">
</text:a>
关于戴头巾。”</text:p>
      <text:p text:style-name="P4">
警方声明指出，该系统将使用SO所谓的“智能”摄像机和其他工具来识别并将“抵押文件”发送给法律罪犯，以戴头巾。”</text:p>
      <text:p text:style-name="P4">
伊朗的执法机构还敦促企业主通过“彻底检查”遵循权利。</text:p>
      <text:p text:style-name="P4">
<text:span text:style-name="T4">
另请阅读：</text:span>
 <text:a xlink:type="simple" xlink:href="https://www.ukrinform.ua/rubric-world/3629685-time-nazvav-iranskih-zinok-geroami-roku.html" text:style-name="Internet_20_link" text:visited-style-name="Visited_20_Internet_20_Link">
</text:a>
去年马希·阿米尼(Makhi Amini)去年去世后，由于违反了戴头巾的规则，尽管有进一步的重新施工的风险，但越来越多的伊朗妇女被掉下来。 在大城市中尤其观察到这种趋势。</text:p>
      <text:p text:style-name="P4">
根据乌克林福姆的说法，伊朗警察在2022年1月13日在德黑兰首都拘留了Mahs Amini，因为他们未能遵守佩戴Azhab的规则。 三天后，她的死成为已知。 后来，一波大规模的抗议活动来自女孩的死。</text:p>
      <text:p text:style-name="P4">
<text:span text:style-name="T5">
foto：epa</text:span>
</text:p>
      <text:p text:style-name="P4">
News Source: <text:a xlink:type="simple" xlink:href="https://www.ukrinform.ua/rubric-world/3693366-v-irani-vstanovili-kameri-sob-viavlati-zinok-bez-hidzabu.html" text:style-name="Internet_20_link" text:visited-style-name="Visited_20_Internet_20_Link">
https://www.ukrinform.ua/rubric-world/3693366-v-irani-vstanovili-kameri-sob-viavlati-zinok-bez-hidzabu.html</text:a>
</text:p>
      <!--NEWS-->
      <text:h text:style-name="P10" text:outline-level="1">
<text:span text:style-name="T4">
敌人从重型炮兵和无人机中袭击了尼科波地区</text:span>
</text:h>
      <text:p text:style-name="P4">
作者: Ukrinform (Person)</text:p>
      <text:p text:style-name="P4">
出版商: Укринформ (Organization)</text:p>
      <text:p text:style-name="P4">
出版时间: 2023-04-08T19:48:00+03:00</text:p>
      <text:p text:style-name="P4">
修改时间: 2023-04-08T19:48:00+03:00</text:p>
      <text:p text:style-name="P4">
描述: 敌军袭击了Dnipropetrovsk地区Nikopol区的炮弹和米洛夫斯克社区。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Дніпропетровщина', 'Обстріл', 'Війна з росією', 'Артилерія']</text:p>
      <text:p text:style-name="P4">
类型: Article</text:p>
      <!--METADATA-->
      <text:p text:style-name="P4">
<draw:frame draw:style-name="fr1" draw:name="Image316" text:anchor-type="as-char" svg:width="6.9236in" svg:height="3.956343in" draw:z-index="0">
<draw:image xlink:href="../Images/yкринформ/2023-04-08T19-48-00-03-00/630_360_1640330796-210.jpeg" xlink:type="simple" xlink:show="embed" xlink:actuate="onLoad" draw:mime-type="image/jpeg"/>
</draw:frame>
Honormaarmia袭击了Nikopol区的玛丽氏和米尔夫斯克社区。</text:p>
      <text:p text:style-name="P4">
关于<text:a xlink:type="simple" xlink:href="https://t.me/mykola_lukashuk/4047" text:style-name="Internet_20_link" text:visited-style-name="Visited_20_Internet_20_Link">
</text:a>
乌克林福姆报道，通知首席Properpetrovsk区域委员会Mykola Lukashuk。</text:p>
      <text:p text:style-name="P4">
“在尼科波尔地区再次感到躁动：侵略者用[]攻击了该地区(https://www.ukrinform.ua/tag-bezpilotnik)来自重型大炮。 锰和米洛夫斯克社区发现自己在现场。”他写道。</text:p>
      <text:p text:style-name="P4">
毒素和围栏被肢解。 后果仍被澄清。 人们没有受伤。</text:p>
      <text:p text:style-name="P4">
今天，该地区尚未记录更多敌对的炮击。根据卢卡苏克的说法，所有社区都受到了控制。</text:p>
      <text:p text:style-name="P4">
<text:span text:style-name="T4">
另请阅读：</text:span>
 <text:a xlink:type="simple" xlink:href="https://www.ukrinform.ua/rubric-regions/3693309-u-zaporizkij-oblasti-vnaslidok-rosijskogo-obstrilu-poraneni-dvoe-colovikiv.html" text:style-name="Internet_20_link" text:visited-style-name="Visited_20_Internet_20_Link">
<text:span text:style-name="T4">
射击</text:span>
</text:a>
如报道<text:a xlink:type="simple" xlink:href="https://www.ukrinform.ua/rubric-ato/3693358-rosiani-vdruge-za-dobu-obstrilali-orihiv.html" text:style-name="Internet_20_link" text:visited-style-name="Visited_20_Internet_20_Link">
</text:a>
，在Orichi Zaporizhhya地区当天第二次俄罗斯军方。</text:p>
      <text:p text:style-name="P4">
News Source: <text:a xlink:type="simple" xlink:href="https://www.ukrinform.ua/rubric-ato/3693367-vorog-atakuvav-nikopolsinu-z-vazkoi-artilerii-ta-bezpilotnikiv.html" text:style-name="Internet_20_link" text:visited-style-name="Visited_20_Internet_20_Link">
https://www.ukrinform.ua/rubric-ato/3693367-vorog-atakuvav-nikopolsinu-z-vazkoi-artilerii-ta-bezpilotnikiv.html</text:a>
</text:p>
      <!--NEWS-->
      <text:h text:style-name="P10" text:outline-level="1">
<text:span text:style-name="T4">
在基辅地区，拖拉机驱动器在反坦克迷你上爆炸</text:span>
</text:h>
      <text:p text:style-name="P4">
作者: Ukrinform (Person)</text:p>
      <text:p text:style-name="P4">
出版商: Укринформ (Organization)</text:p>
      <text:p text:style-name="P4">
出版时间: 2023-04-08T20:09:38+03:00</text:p>
      <text:p text:style-name="P4">
修改时间: 2023-04-08T20:09:38+03:00</text:p>
      <text:p text:style-name="P4">
描述: 在4月8日星期六在基辅地区，在反坦克迷你的公路工作期间，拖拉机被炸毁，驾驶员受伤。  - 乌克林。</text:p>
      <text:p text:style-name="P4">
图片: ["<text:a xlink:type="simple" xlink:href="https://static.ukrinform.com/photos/2023_04/thumb_files/630_360_1680973611-268.jpg" text:style-name="Internet_20_link" text:visited-style-name="Visited_20_Internet_20_Link">
630_360_16809...</text:a>
"]</text:p>
      <text:p text:style-name="P4">
标签: ['Міна', 'Поліція', 'Поранені', 'Київщина']</text:p>
      <text:p text:style-name="P4">
类型: Article</text:p>
      <!--METADATA-->
      <text:p text:style-name="P4">
<draw:frame draw:style-name="fr1" draw:name="Image317" text:anchor-type="as-char" svg:width="6.9236in" svg:height="3.951406in" draw:z-index="0">
<draw:image xlink:href="../Images/yкринформ/2023-04-08T20-09-38-03-00/630_360_1680973611-268.jpg" xlink:type="simple" xlink:show="embed" xlink:actuate="onLoad" draw:mime-type="image/jpeg"/>
</draw:frame>
4月8日，星期六，拖拉机在4月8日星期六在公路工作中炸毁，驾驶员受伤。</text:p>
      <text:p text:style-name="P4">
根据乌克林福姆(Ukrinform(http://t.me/andrii_nebytov/1174)。</text:p>
      <text:p text:style-name="P4">
“ 34岁的驾驶员受伤并住院。</text:p>
      <text:p text:style-name="P4">
根据Nesbitova的说法，该事件发生在Rusanov村庄和灯村之间的现场。 搜索。</text:p>
      <text:p text:style-name="P4">
执法和爆炸设备在现场工作。</text:p>
      <text:p text:style-name="P4">
<text:span text:style-name="T4">
另请阅读：</text:span>
 <text:a xlink:type="simple" xlink:href="https://www.ukrinform.ua/rubric-ato/3692864-u-minoboroni-rozpovili-ak-mozna-prisvidsiti-rozminuvanna-teritorii-ukraini.html" text:style-name="Internet_20_link" text:visited-style-name="Visited_20_Internet_20_Link">
<text:span text:style-name="T4">
 Demining </text:span>
</text:a>
正如乌克林福姆(Ukrinform(https://www.ukrinform.ua/rubric-regions/3693293-na-harkivsini-dvoe-ludej-pidirvalisa-na-vibuhivci.html)在爆炸物上。</text:p>
      <text:p text:style-name="P4">
News Source: <text:a xlink:type="simple" xlink:href="https://www.ukrinform.ua/rubric-regions/3693374-na-kiivsini-traktorist-pidirvavsa-na-protitankovij-mini.html" text:style-name="Internet_20_link" text:visited-style-name="Visited_20_Internet_20_Link">
https://www.ukrinform.ua/rubric-regions/3693374-na-kiivsini-traktorist-pidirvavsa-na-protitankovij-mini.html</text:a>
</text:p>
      <!--NEWS-->
      <text:h text:style-name="P10" text:outline-level="1">
<text:span text:style-name="T4">
混合接力赛步行接力赛在巴黎奥运会上首次亮相</text:span>
</text:h>
      <text:p text:style-name="P4">
作者: Ukrinform (Person)</text:p>
      <text:p text:style-name="P4">
出版商: Укринформ (Organization)</text:p>
      <text:p text:style-name="P4">
出版时间: 2023-04-08T20:15:01+03:00</text:p>
      <text:p text:style-name="P4">
修改时间: 2023-04-08T20:15:01+03:00</text:p>
      <text:p text:style-name="P4">
描述: 在该计划中，它将替换男子比赛50公里。  - 乌克林。</text:p>
      <text:p text:style-name="P4">
图片: ["<text:a xlink:type="simple" xlink:href="https://static.ukrinform.com/photos/2023_04/thumb_files/630_360_1680973976-959.jpg" text:style-name="Internet_20_link" text:visited-style-name="Visited_20_Internet_20_Link">
630_360_16809...</text:a>
"]</text:p>
      <text:p text:style-name="P4">
标签: ['Олімпійські ігри']</text:p>
      <text:p text:style-name="P4">
类型: Article</text:p>
      <!--METADATA-->
      <text:p text:style-name="P4">
<draw:frame draw:style-name="fr1" draw:name="Image318" text:anchor-type="as-char" svg:width="6.9236in" svg:height="3.956343in" draw:z-index="0">
<draw:image xlink:href="../Images/yкринформ/2023-04-08T20-15-01-03-00/630_360_1680973976-959.jpg" xlink:type="simple" xlink:show="embed" xlink:actuate="onLoad" draw:mime-type="image/jpeg"/>
</draw:frame>
该计划将替换男子比赛50公里。</text:p>
      <text:p text:style-name="P4">
历史上的第一枚纪念奖章将在巴黎播放，<text:a xlink:type="simple" xlink:href="https://worldathletics.org/competitions/olympic-games/news/olympic-race-walking-event-paris" text:style-name="Internet_20_link" text:visited-style-name="Visited_20_Internet_20_Link">
</text:a>
据报道，世界田径运动。</text:p>
      <text:p text:style-name="P4">
将有来自两名运动员的25支球队 - 一个男人和一个女人。 每个团队的成员都克服了两个等效段。 总共每支球队将有四次削减。</text:p>
      <text:p text:style-name="P4">
比赛中选择了传统奥林匹克马拉松比赛的经典长度-42.195公里。 然后，每个运动员将克服一个细分市场10公里。</text:p>
      <text:p text:style-name="P4">
继电器的持续时间约为三个小时。 比赛将与埃菲尔铁塔(Eiffel Tower)举行，并在一场比赛中与单场比赛举行。</text:p>
      <text:p text:style-name="P4">
运动步行的新格式将取代50公里的中等男人比赛。</text:p>
      <text:p text:style-name="P4">
到目前为止，奥运会上颁布了三套运动步行奖。 男子在20和50公里的比赛中参加比赛，而女人则仅落在20公里上。</text:p>
      <text:p text:style-name="P4">
<text:span text:style-name="T4">
另请阅读：</text:span>
 <text:a xlink:type="simple" xlink:href="https://www.ukrinform.ua/rubric-sports/3692579-mok-perekladae-vidpovidalnist-na-miznarodni-federacii-abramenko.html" text:style-name="Internet_20_link" text:visited-style-name="Visited_20_Internet_20_Link">
<text:span text:style-name="T4">
 MOC </text:span>
</text:a>
据乌克林福姆报道，国际奥委会尚未决定是否将出席俄罗斯和白俄罗斯的运动员，适当的奥林匹克运动会将在场，该决定将在稍后批准。</text:p>
      <text:p text:style-name="P4">
照片：worldhletics.org</text:p>
      <text:p text:style-name="P4">
News Source: <text:a xlink:type="simple" xlink:href="https://www.ukrinform.ua/rubric-sports/3693375-zmisana-estafeta-zi-sportivnoi-hodbi-debutue-na-olimpijskih-igrah-u-parizi.html" text:style-name="Internet_20_link" text:visited-style-name="Visited_20_Internet_20_Link">
https://www.ukrinform.ua/rubric-sports/3693375-zmisana-estafeta-zi-sportivnoi-hodbi-debutue-na-olimpijskih-igrah-u-parizi.html</text:a>
</text:p>
      <!--NEWS-->
      <text:h text:style-name="P10" text:outline-level="1">
<text:span text:style-name="T4">
国家银行的负责人去华盛顿参加年度IMF春季会议</text:span>
</text:h>
      <text:p text:style-name="P4">
作者: Ukrinform (Person)</text:p>
      <text:p text:style-name="P4">
出版商: Укринформ (Organization)</text:p>
      <text:p text:style-name="P4">
出版时间: 2023-04-08T20:18:00+03:00</text:p>
      <text:p text:style-name="P4">
修改时间: 2023-04-08T20:18:00+03:00</text:p>
      <text:p text:style-name="P4">
描述: 国家银行的负责人去华盛顿参加了国际货币基金组织和世界银行集团的年度春季会议。  - 乌克林。</text:p>
      <text:p text:style-name="P4">
图片: ["<text:a xlink:type="simple" xlink:href="https://static.ukrinform.com/photos/2022_10/thumb_files/630_360_1665135267-542.jpg" text:style-name="Internet_20_link" text:visited-style-name="Visited_20_Internet_20_Link">
630_360_16651...</text:a>
"]</text:p>
      <text:p text:style-name="P4">
标签: ['МВФ', 'Нацбанк', 'Візит', 'Вашингтон']</text:p>
      <text:p text:style-name="P4">
类型: Article</text:p>
      <!--METADATA-->
      <text:p text:style-name="P4">
<draw:frame draw:style-name="fr1" draw:name="Image319" text:anchor-type="as-char" svg:width="6.9236in" svg:height="3.956343in" draw:z-index="0">
<draw:image xlink:href="../Images/yкринформ/2023-04-08T20-18-00-03-00/630_360_1665135267-542.jpg" xlink:type="simple" xlink:show="embed" xlink:actuate="onLoad" draw:mime-type="image/jpeg"/>
</draw:frame>
Glavanatbank在华盛顿曾参加过年度春季指标和世界银行集团。</text:p>
      <text:p text:style-name="P4">
这是由NBU新闻服务在[]中报告的(https://www.facebook.com/NationalBankOfUkraine/posts/pfbid0FPViTPWGBYULiF38yJARvNvRVDpTLff66xvSddUFazg3ksRBLKCRzoYBZYWKa4csl)，报道乌克林福姆。</text:p>
      <text:p text:style-name="P4">
«乌克兰国家银行Andriy Vyshnay及其副手Sergeynkolaichuk的主席通过了工人<text:a xlink:type="simple" xlink:href="https://www.ukrinform.ua/tag-vizit" text:style-name="Internet_20_link" text:visited-style-name="Visited_20_Internet_20_Link">
</text:a>
Dovashington是乌克兰正式代表团的一部分。 这次访问的目的是参加国际货币基金组织和世界银行集团的年度春季会议，以与国际合作伙伴举行双边会议。”</text:p>
      <text:p text:style-name="P4">
有人强调，在措施中，NBU主席将讨论IMF备忘录的实施，俄罗斯军事侵略的后果以及国家对俄罗斯联邦压力增加的问题，以及提高我们的稳定性的必要步骤国家和快速后的经济复苏。</text:p>
      <text:p text:style-name="P4">
<text:span text:style-name="T4">
另请阅读：</text:span>
 <text:a xlink:type="simple" xlink:href="https://www.ukrinform.ua/rubric-economy/3692601-mvf-ocikue-so-zrostanna-svitovogo-vvp-cogoric-ne-perevisit-3.html" text:style-name="Internet_20_link" text:visited-style-name="Visited_20_Internet_20_Link">
<text:span text:style-name="T4">
 imf </text:span>
</text:a>
此外，与国际货币基金组织领导人，世界银行，EBRD，美国财政部，欧洲中央银行，欧洲中央银行的领导人和其他国际合作伙伴的许多会议都在访问。</text:p>
      <text:p text:style-name="P4">
据报道，乌克兰在新的扩展资金计划的框架内是由国际货币基金组织首先举行的<text:a xlink:type="simple" xlink:href="https://www.ukrinform.ua/rubric-economy/3691087-nova-programa-z-mvf-ukraina-otrimala-persij-trans-na-27-milarda.html" text:style-name="Internet_20_link" text:visited-style-name="Visited_20_Internet_20_Link">
</text:a>
 .</text:p>
      <text:p text:style-name="P4">
News Source: <text:a xlink:type="simple" xlink:href="https://www.ukrinform.ua/rubric-economy/3693376-glava-nacbanku-vidbuv-do-vasingtona-na-soricni-vesnani-zbori-mvf.html" text:style-name="Internet_20_link" text:visited-style-name="Visited_20_Internet_20_Link">
https://www.ukrinform.ua/rubric-economy/3693376-glava-nacbanku-vidbuv-do-vasingtona-na-soricni-vesnani-zbori-mvf.html</text:a>
</text:p>
      <!--NEWS-->
      <text:h text:style-name="P10" text:outline-level="1">
<text:span text:style-name="T4">
五个乌克兰人 - 外交部在摩尔多瓦的一次事故中受伤。</text:span>
</text:h>
      <text:p text:style-name="P4">
作者: Ukrinform (Person)</text:p>
      <text:p text:style-name="P4">
出版商: Укринформ (Organization)</text:p>
      <text:p text:style-name="P4">
出版时间: 2023-04-08T20:27:00+03:00</text:p>
      <text:p text:style-name="P4">
修改时间: 2023-04-08T20:27:00+03:00</text:p>
      <text:p text:style-name="P4">
描述: 由于早上在摩尔多瓦发生事故，乌克兰五名公民在乌克兰受伤，他们的生命没有威胁。  - 乌克林。</text:p>
      <text:p text:style-name="P4">
图片: ["<text:a xlink:type="simple" xlink:href="https://static.ukrinform.com/photos/2023_04/thumb_files/630_360_1680974827-681.jpg" text:style-name="Internet_20_link" text:visited-style-name="Visited_20_Internet_20_Link">
630_360_16809...</text:a>
"]</text:p>
      <text:p text:style-name="P4">
标签: ['ДТП', 'Молдова', 'МЗС', 'Поранені']</text:p>
      <text:p text:style-name="P4">
类型: Article</text:p>
      <!--METADATA-->
      <text:p text:style-name="P4">
<draw:frame draw:style-name="fr1" draw:name="Image320" text:anchor-type="as-char" svg:width="6.9236in" svg:height="3.956343in" draw:z-index="0">
<draw:image xlink:href="../Images/yкринформ/2023-04-08T20-27-00-03-00/630_360_1680974827-681.jpg" xlink:type="simple" xlink:show="embed" xlink:actuate="onLoad" draw:mime-type="image/jpeg"/>
</draw:frame>
由于DTP发生在摩尔多瓦，乌克兰五名公民在乌克兰受伤，因此他们的生命没有威胁。</text:p>
      <text:p text:style-name="P4">
外交部发言人Oleg Nikolenko告知乌克林。</text:p>
      <text:p text:style-name="P4">
“今天在[]的Drooki区(https://www.ukrinform.ua/tag-moldova)发生道路事故，涉及一辆公共汽车，其次是基辅的伊兹基尼尼夫。 事故导致五名乌克兰公民受伤。 他们被送往医院，现在为他们提供了必要的医疗服务，对他们的生命没有威胁。”他说。</text:p>
      <text:p text:style-name="P4">
Nikolenko补充说，其他乘客继续带着承运人搬到基辅。 总共有十九位乌克兰人在公共汽车上。</text:p>
      <text:p text:style-name="P4">
外交部发言人告知，乌克兰大使馆与摩尔多瓦执法人员互动，以找出事故的所有情况并保持勇士的联系。</text:p>
      <text:p text:style-name="P4">
他保证：“完成治疗后，领事将帮助我们的公民返回杜普林。”</text:p>
      <text:p text:style-name="P4">
<text:span text:style-name="T4">
另请阅读：</text:span>
 <text:a xlink:type="simple" xlink:href="https://www.ukrinform.ua/rubric-regions/3692747-na-zitomirsini-stalasa-dtp-castkovo-perekrili-ruh-na-trasi-kiiv-cop.html" text:style-name="Internet_20_link" text:visited-style-name="Visited_20_Internet_20_Link">
<text:span text:style-name="T4">
事故</text:span>
</text:a>
据报道，4月8日在摩尔多瓦(Moldova)在摩尔多瓦(Moldova)<text:a xlink:type="simple" xlink:href="https://www.ukrinform.ua/rubric-world/3693278-u-moldovi-perekinuvsa-avtobus-do-kieva-e-postrazdali.html" text:style-name="Internet_20_link" text:visited-style-name="Visited_20_Internet_20_Link">
</text:a>
，从Chisinau到基辅。</text:p>
      <text:p text:style-name="P4">
事故发生在早上9.40左右。 到达该地点的警察发现，公共汽车的驾驶员没有应付开车并撞到树上，而是进入了沟渠。</text:p>
      <text:p text:style-name="P4">
News Source: <text:a xlink:type="simple" xlink:href="https://www.ukrinform.ua/rubric-society/3693379-u-dtp-v-moldovi-postrazdali-patero-ukrainciv-mzs.html" text:style-name="Internet_20_link" text:visited-style-name="Visited_20_Internet_20_Link">
https://www.ukrinform.ua/rubric-society/3693379-u-dtp-v-moldovi-postrazdali-patero-ukrainciv-mzs.html</text:a>
</text:p>
      <!--NEWS-->
      <text:h text:style-name="P10" text:outline-level="1">
<text:span text:style-name="T4">
俄罗斯人解雇了哈尔基夫地区的库平地区，死亡和受伤</text:span>
</text:h>
      <text:p text:style-name="P4">
作者: Ukrinform (Person)</text:p>
      <text:p text:style-name="P4">
出版商: Укринформ (Organization)</text:p>
      <text:p text:style-name="P4">
出版时间: 2023-04-08T20:31:00+03:00</text:p>
      <text:p text:style-name="P4">
修改时间: 2023-04-08T20:31:00+03:00</text:p>
      <text:p text:style-name="P4">
描述: 在哈尔基夫地区，俄罗斯军队于4月8日星期六袭击了库平地区的平民，炮击，两人被杀，一人受伤。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Харківщина', 'Війна з росією']</text:p>
      <text:p text:style-name="P4">
类型: Article</text:p>
      <!--METADATA-->
      <text:p text:style-name="P4">
<draw:frame draw:style-name="fr1" draw:name="Image321" text:anchor-type="as-char" svg:width="6.9236in" svg:height="3.956343in" draw:z-index="0">
<draw:image xlink:href="../Images/yкринформ/2023-04-08T20-31-00-03-00/630_360_1667124180-530.jpg" xlink:type="simple" xlink:show="embed" xlink:actuate="onLoad" draw:mime-type="image/jpeg"/>
</draw:frame>
在Kharkiv地区，俄罗斯军队于4月8日星期六在库平地区平民的住所造成，这是由于两名人类人口被杀的炮击，一名受伤。</text:p>
      <text:p text:style-name="P4">
乌克林福姆(Ukrinform(https://t.me/synegubov/5893)。</text:p>
      <text:p text:style-name="P4">
特别是，入侵者再次袭击了两年的村庄。 由于敌对<text:a xlink:type="simple" xlink:href="https://www.ukrinform.ua/tag-obstril" text:style-name="Internet_20_link" text:visited-style-name="Visited_20_Internet_20_Link">
</text:a>
两名男子死亡65岁和34岁。</text:p>
      <text:p text:style-name="P4">
一名65岁的妇女在波多拉村受伤。 医生提供必要的帮助。</text:p>
      <text:p text:style-name="P4">
<text:span text:style-name="T4">
另请阅读：</text:span>
 <text:a xlink:type="simple" xlink:href="https://www.ukrinform.ua/rubric-ato/3693367-vorog-atakuvav-nikopolsinu-z-vazkoi-artilerii-ta-bezpilotnikiv.html" text:style-name="Internet_20_link" text:visited-style-name="Visited_20_Internet_20_Link">
</text:a>
正如乌克林福姆报道的，在哈尔基夫地区的最后一天，在俄罗斯军队的打击下，是佩塔基基基夫斯基，丘格尤夫和库皮斯克地区的边境和边境定居点。 其中包括Guiivkozakhk，Lukyanka，Ambarne，Red First，两年-OLD，淀粉，Kindrashivka Yishshi。</text:p>
      <text:p text:style-name="P4">
News Source: <text:a xlink:type="simple" xlink:href="https://www.ukrinform.ua/rubric-ato/3693380-rosiani-obstrilali-kupanskij-rajon-harkivsini-e-zagibli-ta-poranena.html" text:style-name="Internet_20_link" text:visited-style-name="Visited_20_Internet_20_Link">
https://www.ukrinform.ua/rubric-ato/3693380-rosiani-obstrilali-kupanskij-rajon-harkivsini-e-zagibli-ta-poranena.html</text:a>
</text:p>
      <!--NEWS-->
      <text:h text:style-name="P10" text:outline-level="1">
<text:span text:style-name="T4">
U-19女子国家队让位于丹麦参加FTO 2023</text:span>
</text:h>
      <text:p text:style-name="P4">
作者: Ukrinform (Person)</text:p>
      <text:p text:style-name="P4">
出版商: Укринформ (Organization)</text:p>
      <text:p text:style-name="P4">
出版时间: 2023-04-08T20:55:00+03:00</text:p>
      <text:p text:style-name="P4">
修改时间: 2023-04-08T20:55:00+03:00</text:p>
      <text:p text:style-name="P4">
描述: 连续第二次失败“蓝色和黄色”。  - 乌克林。</text:p>
      <text:p text:style-name="P4">
图片: ["<text:a xlink:type="simple" xlink:href="https://static.ukrinform.com/photos/2023_04/thumb_files/630_360_1680976464-709.jpg" text:style-name="Internet_20_link" text:visited-style-name="Visited_20_Internet_20_Link">
630_360_16809...</text:a>
"]</text:p>
      <text:p text:style-name="P4">
标签: ['Футбол']</text:p>
      <text:p text:style-name="P4">
类型: Article</text:p>
      <!--METADATA-->
      <text:p text:style-name="P4">
<draw:frame draw:style-name="fr1" draw:name="Image322" text:anchor-type="as-char" svg:width="6.9236in" svg:height="3.956343in" draw:z-index="0">
<draw:image xlink:href="../Images/yкринформ/2023-04-08T20-55-00-03-00/630_360_1680976464-709.jpg" xlink:type="simple" xlink:show="embed" xlink:actuate="onLoad" draw:mime-type="image/jpeg"/>
</draw:frame>
第二个“蓝色和黄色”病变。</text:p>
      <text:p text:style-name="P4">
乌克林福姆报道，在第二次选拔赛中，乌克兰的U-19女队在欧洲2023欧元的第二场比赛中已被授予丹麦1：5。</text:p>
      <text:p text:style-name="P4">
在上半场，乌克兰人错过了四个球。 休息后，Habibovich进球和塞尔伯克交换了命令。</text:p>
      <text:p text:style-name="P4">
这是乌克兰队的第二次失败。 在第一轮比赛中，乌克兰在瑞典是0：5。</text:p>
      <text:p text:style-name="P4">
在小组赛的最后一场比赛中，Valery Palamarchuk的球队将与波兰一起比赛。 这场比赛将于4月11日开始 - 在基辅15:30举行。</text:p>
      <text:p text:style-name="P4">
<text:span text:style-name="T4">
另请阅读：</text:span>
 <text:a xlink:type="simple" xlink:href="https://www.ukrinform.ua/rubric-sports/3692357-nacionalna-zbirna-ukraini-rozpocala-rik-na-30u-misci-rejtingu-fifa.html" text:style-name="Internet_20_link" text:visited-style-name="Visited_20_Internet_20_Link">
<text:span text:style-name="T4">
国家队</text:span>
</text:a>
据乌克林福姆报道，七个合格团体的获奖者将在CF-2023发布，最后一部分定于7月18日至30日。</text:p>
      <text:p text:style-name="P4">
照片：uaf.ua</text:p>
      <text:p text:style-name="P4">
News Source: <text:a xlink:type="simple" xlink:href="https://www.ukrinform.ua/rubric-sports/3693381-zinoca-zbirna-ukraini-u19-postupilas-danii-u-vidbori-na-ce2023-z-futbolu.html" text:style-name="Internet_20_link" text:visited-style-name="Visited_20_Internet_20_Link">
https://www.ukrinform.ua/rubric-sports/3693381-zinoca-zbirna-ukraini-u19-postupilas-danii-u-vidbori-na-ce2023-z-futbolu.html</text:a>
</text:p>
      <!--NEWS-->
      <text:h text:style-name="P10" text:outline-level="1">
<text:span text:style-name="T4">
5.2亿美元：伊斯坦布尔拘留了153名欺诈嫌疑人</text:span>
</text:h>
      <text:p text:style-name="P4">
作者: Ukrinform (Person)</text:p>
      <text:p text:style-name="P4">
出版商: Укринформ (Organization)</text:p>
      <text:p text:style-name="P4">
出版时间: 2023-04-08T21:01:32+03:00</text:p>
      <text:p text:style-name="P4">
修改时间: 2023-04-08T21:01:32+03:00</text:p>
      <text:p text:style-name="P4">
描述: 伊斯坦布尔网络犯罪部的团队同时进行了行动，以拘留153人，分别是88个地址。 被拘留者涉嫌在外汇市场上进行投资欺诈。  - 乌克林。</text:p>
      <text:p text:style-name="P4">
图片: ["<text:a xlink:type="simple" xlink:href="https://static.ukrinform.com/photos/2023_04/thumb_files/630_360_1680976571-525.jpg" text:style-name="Internet_20_link" text:visited-style-name="Visited_20_Internet_20_Link">
630_360_16809...</text:a>
"]</text:p>
      <text:p text:style-name="P4">
标签: ['Поліція', 'Шахрайство', 'Туреччина']</text:p>
      <text:p text:style-name="P4">
类型: Article</text:p>
      <!--METADATA-->
      <text:p text:style-name="P4">
<draw:frame draw:style-name="fr1" draw:name="Image323" text:anchor-type="as-char" svg:width="6.9236in" svg:height="3.956343in" draw:z-index="0">
<draw:image xlink:href="../Images/yкринформ/2023-04-08T21-01-32-03-00/630_360_1680976571-525.jpg" xlink:type="simple" xlink:show="embed" xlink:actuate="onLoad" draw:mime-type="image/jpeg"/>
</draw:frame>
伊斯坦布尔网络犯罪部的司令部同时在88个地址进行了153人的运营。 被拘留者涉嫌外汇市场欺诈。</text:p>
      <text:p text:style-name="P4">
关于IT报告乌克林福姆，参考<text:a xlink:type="simple" xlink:href="http://m.haber7.com/amphtml/guncel/haber/3315612-10-milyar-liralik-vurgun-18-ilde-es-zamanli-operasyonda-153-gozalti" text:style-name="Internet_20_link" text:visited-style-name="Visited_20_Internet_20_Link">
</text:a>
。</text:p>
      <text:p text:style-name="P4">
“根据结论，总共被盗了100亿土耳其里拉(约5.2亿美元 -  ed。)”， - 报道。</text:p>
      <text:p text:style-name="P4">
一架直升机参与了犯罪嫌疑人的拘留行动。</text:p>
      <text:p text:style-name="P4">
由于警察股票部门进行了详细的调查，启动了153名参与外汇市场欺诈的人，开始了调查。 被拘留者操作的细节继续澄清。</text:p>
      <text:p text:style-name="P4">
根据土耳其媒体的报道，欺诈网络的计划由共同的公民组成，其中以投资为借口赚钱，后来又报道了破产。 这些资金通过160家虚假公司洗涤，将其发送给英国和黑山。 没有建立这个非法Kiberme网络的负责人的身份。 据信它在英国。</text:p>
      <text:p text:style-name="Quotations">

<text:p text:style-name="P4">
icastanbul'da SiberSuzlarlaMücadeLeUsubeMüdürlürlürlürlüğüüğüri，IlGellinde&gt;
外表PIYASASASASISASISASıYatırinrımDolendırLestei。 ÇokSayıdaşüphali&gt;
GözaltınaAlındı。 <text:a xlink:type="simple" xlink:href="https://t.co/7cISsZ4OsM" text:style-name="Internet_20_link" text:visited-style-name="Visited_20_Internet_20_Link">
</text:a>
&gt;
&gt;
 -GDH(@gundemedairhs) <text:a xlink:type="simple" xlink:href="https://twitter.com/gundemedairhs/status/1644213794002853888" text:style-name="Internet_20_link" text:visited-style-name="Visited_20_Internet_20_Link">
&gt;
 </text:a>
<text:span text:style-name="T4">
另请阅读：</text:span>
 <text:a xlink:type="simple" xlink:href="https://www.ukrinform.ua/rubric-economy/3683453-nimeccina-i-ssa-likviduvali-velikij-mikser-kriptovalut.html" text:style-name="Internet_20_link" text:visited-style-name="Visited_20_Internet_20_Link">
</text:a>
据乌克林福姆(Ukrinform)报道，拉脱维亚州州警察与乌克兰执法机构于3月15日报道，停止了国际有组织的犯罪犯罪集团通过电话的活动。</text:p>

</text:p>
      <text:p text:style-name="P4">
<text:span text:style-name="T5">
foto：haber7.com</text:span>
</text:p>
      <text:p text:style-name="P4">
News Source: <text:a xlink:type="simple" xlink:href="https://www.ukrinform.ua/rubric-world/3693382-sprava-na-520-miljoniv-u-stambuli-zatrimali-153-pidozruvanih-u-sahrajstvi.html" text:style-name="Internet_20_link" text:visited-style-name="Visited_20_Internet_20_Link">
https://www.ukrinform.ua/rubric-world/3693382-sprava-na-520-miljoniv-u-stambuli-zatrimali-153-pidozruvanih-u-sahrajstvi.html</text:a>
</text:p>
      <!--NEWS-->
      <text:h text:style-name="P10" text:outline-level="1">
<text:span text:style-name="T4">
在某些地区的赫尔森，光已经消失了</text:span>
</text:h>
      <text:p text:style-name="P4">
作者: Ukrinform (Person)</text:p>
      <text:p text:style-name="P4">
出版商: Укринформ (Organization)</text:p>
      <text:p text:style-name="P4">
出版时间: 2023-04-08T21:21:00+03:00</text:p>
      <text:p text:style-name="P4">
修改时间: 2023-04-08T21:21:00+03:00</text:p>
      <text:p text:style-name="P4">
描述: 在赫尔森的某些地区，电源消失了，能量正在努力恢复它。  - 乌克林。</text:p>
      <text:p text:style-name="P4">
图片: ["<text:a xlink:type="simple" xlink:href="https://static.ukrinform.com/photos/2017_11/thumb_files/630_360_1512026904-1128.jpg" text:style-name="Internet_20_link" text:visited-style-name="Visited_20_Internet_20_Link">
630_360_15120...</text:a>
"]</text:p>
      <text:p text:style-name="P4">
标签: ['Херсон', 'Електропостачання']</text:p>
      <text:p text:style-name="P4">
类型: Article</text:p>
      <!--METADATA-->
      <text:p text:style-name="P4">
<draw:frame draw:style-name="fr1" draw:name="Image324" text:anchor-type="as-char" svg:width="6.9236in" svg:height="3.956343in" draw:z-index="0">
<draw:image xlink:href="../Images/yкринформ/2023-04-08T21-21-00-03-00/630_360_1512026904-1128.jpg" xlink:type="simple" xlink:show="embed" xlink:actuate="onLoad" draw:mime-type="image/jpeg"/>
</draw:frame>
赫尔森地区的电力供应已经消失，能源正在努力。</text:p>
      <text:p text:style-name="P4">
乌克林福姆(Ukrinform(https://t.me/khersonskaODA/4999)。</text:p>
      <text:p text:style-name="P4">
“在某些地区<text:a xlink:type="simple" xlink:href="https://www.ukrinform.ua/tag-herson" text:style-name="Internet_20_link" text:visited-style-name="Visited_20_Internet_20_Link">
</text:a>
光消失了。 Cheeric Energy已经在修复网络 - 很快一切都将恢复。”</text:p>
      <text:p text:style-name="P4">
<text:span text:style-name="T4">
另请阅读：</text:span>
 <text:a xlink:type="simple" xlink:href="https://www.ukrinform.ua/rubric-regions/3693232-vorozij-obstril-berislava-na-hersonsini-poskodiv-pedagogicnij-koledz.html" text:style-name="Internet_20_link" text:visited-style-name="Visited_20_Internet_20_Link">
<text:span text:style-name="T4">
 kherson </text:span>
</text:a>
正如乌克林福姆报道的，最后一天<text:a xlink:type="simple" xlink:href="https://www.ukrinform.ua/rubric-regions/3693136-rosiani-za-dobu-71-raz-obstrilali-hersonsinu-vosmero-poranenih.html" text:style-name="Internet_20_link" text:visited-style-name="Visited_20_Internet_20_Link">
</text:a>
17个敌对的炮弹被击中。</text:p>
      <text:p text:style-name="P4">
News Source: <text:a xlink:type="simple" xlink:href="https://www.ukrinform.ua/rubric-regions/3693390-u-hersoni-v-deakih-rajonah-zniklo-svitlo.html" text:style-name="Internet_20_link" text:visited-style-name="Visited_20_Internet_20_Link">
https://www.ukrinform.ua/rubric-regions/3693390-u-hersoni-v-deakih-rajonah-zniklo-svitlo.html</text:a>
</text:p>
      <!--NEWS-->
      <text:h text:style-name="P10" text:outline-level="1">
<text:span text:style-name="T4">
Zelensky：很高兴完成一周的成绩</text:span>
</text:h>
      <text:p text:style-name="P4">
作者: Ukrinform (Person)</text:p>
      <text:p text:style-name="P4">
出版商: Укринформ (Organization)</text:p>
      <text:p text:style-name="P4">
出版时间: 2023-04-08T21:29:45+03:00</text:p>
      <text:p text:style-name="P4">
修改时间: 2023-04-08T21:29:45+03:00</text:p>
      <text:p text:style-name="P4">
描述: 很高兴在本周以武器，国际支持，扩大与世界的联系，我们向北约的运动扩大联系，这是一种荣幸。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ЗСУ', 'Зеленський', 'Війна з росією', '#stoprussia']</text:p>
      <text:p text:style-name="P4">
类型: Article</text:p>
      <!--METADATA-->
      <text:p text:style-name="P4">
<draw:frame draw:style-name="fr1" draw:name="Image325" text:anchor-type="as-char" svg:width="6.9236in" svg:height="3.956343in" draw:z-index="0">
<draw:image xlink:href="../Images/yкринформ/2023-04-08T21-29-45-03-00/630_360_1678086625-925.png" xlink:type="simple" xlink:show="embed" xlink:actuate="onLoad" draw:mime-type="image/png"/>
</draw:frame>
本周的愉悦感为国家的良好结果 - 在武器上，在大众支持方面，扩大我们与世界，北约运动的联系。</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01" text:style-name="Internet_20_link" text:visited-style-name="Visited_20_Internet_20_Link">
</text:a>
</text:span>
</text:p>
      <text:p text:style-name="P4">
<text:span text:style-name="T4">
 <text:span text:style-name="T5">
我希望健康，亲爱的乌克兰人!</text:span>
 </text:span>
</text:p>
      <text:p text:style-name="P4">
当然，如今最重要的是访问波兰，我们的安排，我们的笔记。</text:p>
      <text:p text:style-name="P4">
波兰完成了坦克上宣布的一切：它们已经在乌克兰，包括“豹”。 有针对BMP的新安排 - 一百多辆汽车。 儿童载体 - “罗斯马克”  -  200辆汽车。 现在一百，一百。 七个大小的迫击炮，其他导弹，“ Miga” ...</text:p>
      <text:p text:style-name="P4">
顺便说一句，我们对经济有重要协议，尤其是乌克兰的重建，特别是对于我们的哈尔基夫地区。</text:p>
      <text:p text:style-name="P4">
在乌克兰和波兰的第一位女士的层面上，有许多人道主义项目，特别是，这是对我们的医生的培训，并向受伤的受伤的Yexstrendy空气疏散患者进行全面帮助，尤其是在战争中，特别是在战争中。区域。 数十名医生已经通过或接受了这种培训。 该项目是要进行掌握 - 康复学习，对乌克兰心理学家的培训。</text:p>
      <text:p text:style-name="P4">
也就是说，在为生命和自由的斗争中，我们确实与波兰兄弟姐妹在各个领域并存。 我感谢如此不变，多样的微不足道的支持!</text:p>
      <text:p text:style-name="P4">
美国也有一个新的，已经是美国第35个国防包。 Himars火箭，防空导弹，炮弹，以防止装甲车以及其他现有的支撑元素。 谢谢美国人!</text:p>
      <text:p text:style-name="P4">
德国对乌克兰本周的支持增加了我们国家的投资2亿欧元。 特别是，这些是德国公司的项目，这些项目将帮助我们的经济和社会稳定。 谢谢德国!</text:p>
      <text:p text:style-name="P4">
荷兰宣布了超过2.7亿欧元的一揽子计划。 Tsadogamo为我们的恢复，人道主义，非致命的支持以及对正义的支持非常重要。 收集俄罗斯犯罪的证据，以创建由俄罗斯侵略造成的损失登记册。 我感谢荷兰共同在生命保护的所有领域!</text:p>
      <text:p text:style-name="P4">
丹麦和挪威正在为我们的炮兵制作联合炮弹。 谢谢你!</text:p>
      <text:p text:style-name="P4">
澳大利亚和新西兰有新的制裁。 谢谢他们!实际上，无论它们是否来自我们，我们在乌克兰在这里战斗的价值观都接近每个人。 每个人都赞赏和保护恐怖。 没有这样的人会得到俄罗斯占领的批准：俄罗斯集中营，被驱逐出境的孩子，强奸妇女，燃烧的城市...世界对俄罗斯侵略的了解越多，侵略者将失去越来越快，和平就会返回乌克兰 - 将返回世界上的每个人。 我感谢Cili的关心!</text:p>
      <text:p text:style-name="P4">
本周在立陶宛做出了一个非常重要的决定，这是北约峰会的主要期望，北约峰会是在维尔纽斯计划的。</text:p>
      <text:p text:style-name="P4">
立陶宛西马斯(Seimas)承认有必要邀请乌克兰成为北约成员 - 今年在维尔纽斯举行的一次峰会上询问。</text:p>
      <text:p text:style-name="P4">
我感谢立陶宛人民，所有立陶宛政客都了解欧洲最相关的安全局势。 只有在乌克兰，联盟才能确保对欧洲的真正保护免受对人民现有边界和国际秩序生活的任何侵占，并根据规则。 但是很难想象乌克兰的力量。</text:p>
      <text:p text:style-name="P4">
立陶宛西玛斯的这一决定将在未来几个月的几周内继续进行。 我们已经在研究它。</text:p>
      <text:p text:style-name="P4">
当然，感谢我们的士兵。 每个人边境警卫，国民警卫队和警察，情报和SBU，国家秘书处和SES……所有人都在战斗。 谁保护我们的天空。 给乌克兰网络防御的人受到保护。 所有保留我们边界的人。 谁训练我们的新工作人员。 谁消除了打击的影响，他们拯救了我们的人民免受伤害，并为占领者做准备的人。</text:p>
      <text:p text:style-name="P4">
荣耀所有为乌克兰而战的人!感谢所有合作伙伴的力量!</text:p>
      <text:p text:style-name="P4">
<text:span text:style-name="T4">
 <text:span text:style-name="T5">
荣耀与乌克兰!</text:span>
 </text:span>
</text:p>
      <text:p text:style-name="P4">
News Source: <text:a xlink:type="simple" xlink:href="https://www.ukrinform.ua/rubric-ato/3693392-zelenskij-priemno-zaversuvati-tizden-iz-horosimi-rezultatami-dla-ukraini.html" text:style-name="Internet_20_link" text:visited-style-name="Visited_20_Internet_20_Link">
https://www.ukrinform.ua/rubric-ato/3693392-zelenskij-priemno-zaversuvati-tizden-iz-horosimi-rezultatami-dla-ukraini.html</text:a>
</text:p>
      <!--NEWS-->
      <text:h text:style-name="P10" text:outline-level="1">
<text:span text:style-name="T4">
俄罗斯人一天在苏米地区边界开火了七次</text:span>
</text:h>
      <text:p text:style-name="P4">
作者: Ukrinform (Person)</text:p>
      <text:p text:style-name="P4">
出版商: Укринформ (Organization)</text:p>
      <text:p text:style-name="P4">
出版时间: 2023-04-08T21:37:00+03:00</text:p>
      <text:p text:style-name="P4">
修改时间: 2023-04-08T21:37:00+03:00</text:p>
      <text:p text:style-name="P4">
描述: 俄罗斯军队在周六袭击了苏米地区的四个边境社区，施加了7列炮击和79列火车。  - 乌克林。</text:p>
      <text:p text:style-name="P4">
图片: ["<text:a xlink:type="simple" xlink:href="https://static.ukrinform.com/photos/2016_07/thumb_files/630_360_1469087094-3763.jpg" text:style-name="Internet_20_link" text:visited-style-name="Visited_20_Internet_20_Link">
630_360_14690...</text:a>
"]</text:p>
      <text:p text:style-name="P4">
标签: ['Обстріл', 'Сумщина', 'Російські військові', 'Кордон', 'Міномет', 'Війна з росією']</text:p>
      <text:p text:style-name="P4">
类型: Article</text:p>
      <!--METADATA-->
      <text:p text:style-name="P4">
<draw:frame draw:style-name="fr1" draw:name="Image327" text:anchor-type="as-char" svg:width="6.9236in" svg:height="3.956343in" draw:z-index="0">
<draw:image xlink:href="../Images/yкринформ/2023-04-08T21-37-00-03-00/630_360_1469087094-3763.jpg" xlink:type="simple" xlink:show="embed" xlink:actuate="onLoad" draw:mime-type="image/jpeg"/>
</draw:frame>
鲁斯基卡(Ruskivska)在周六袭击了苏米地区的四个边境社区，并进行了79列炮击和79列火车。</text:p>
      <text:p text:style-name="P4">
根据乌克林福姆的说法，Sumy地区军事行政部门在[]中报道了(https://t.me/Sumy_news_ODA/15335)。</text:p>
      <text:p text:style-name="P4">
九个矿山已将入侵者置于米罗皮尔社区的领土。</text:p>
      <text:p text:style-name="P4">
Belopil社区还遭受了敌人的迫击炮大火 - 记录了20次命中。 它的领土是由俄罗斯人从画架革新室开火的，拍摄了很多。</text:p>
      <text:p text:style-name="P4">
通过使用无人机，入侵者放弃了同一社区中粉末类型的两种弹药(手榴弹发射器).</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обстріл</text:span>
 </text:a>
霍本社区还遭受了俄罗斯军队的迫击炮袭击 - 三击。</text:p>
      <text:p text:style-name="P4">
从画架手榴弹发射器中，入侵者被伟大的皮萨尔社区击败，拍摄了25枪。</text:p>
      <text:p text:style-name="P4">
在所有情况下，根据OVA的说法，它都不开心。</text:p>
      <text:p text:style-name="P4">
“根据军方的说法，边界的运营状况受到控制。尚未发现附近边界的敌方进攻群体的形成。”  - 加入了地区政府。</text:p>
      <text:p text:style-name="P4">
<text:span text:style-name="T4">
另请阅读：</text:span>
 <text:a xlink:type="simple" xlink:href="https://www.ukrinform.ua/rubric-ato/3693358-rosiani-vdruge-za-dobu-obstrilali-orihiv.html" text:style-name="Internet_20_link" text:visited-style-name="Visited_20_Internet_20_Link">
<text:span text:style-name="T4">
射击</text:span>
</text:a>
正如乌克林福姆报道的，4月7日在苏米地区<text:a xlink:type="simple" xlink:href="https://www.ukrinform.ua/rubric-regions/3693196-za-dobu-vijska-rf-atakuvali-visim-oblastej-ukraini-zvedenna-ova.html" text:style-name="Internet_20_link" text:visited-style-name="Visited_20_Internet_20_Link">
</text:a>
Belopolskaya，Krasnopil，Seredi-Budsk，Novoslobid和Esman Communities。</text:p>
      <text:p text:style-name="P4">
在中间建造城市的郊区，入侵者进行了航空<text:a xlink:type="simple" xlink:href="https://www.ukrinform.ua/tag-obstril" text:style-name="Internet_20_link" text:visited-style-name="Visited_20_Internet_20_Link">
</text:a>
通过损害家庭。</text:p>
      <text:p text:style-name="P4">
News Source: <text:a xlink:type="simple" xlink:href="https://www.ukrinform.ua/rubric-ato/3693393-rosiani-za-den-sim-raziv-obstrilali-prikordonna-sumsini.html" text:style-name="Internet_20_link" text:visited-style-name="Visited_20_Internet_20_Link">
https://www.ukrinform.ua/rubric-ato/3693393-rosiani-za-den-sim-raziv-obstrilali-prikordonna-sumsini.html</text:a>
</text:p>
      <!--NEWS-->
      <text:h text:style-name="P10" text:outline-level="1">
<text:span text:style-name="T4">
波兰的新安排 -  Zelensky成为本周最重要的结果</text:span>
</text:h>
      <text:p text:style-name="P4">
作者: Ukrinform (Person)</text:p>
      <text:p text:style-name="P4">
出版商: Укринформ (Organization)</text:p>
      <text:p text:style-name="P4">
出版时间: 2023-04-08T21:43:00+03:00</text:p>
      <text:p text:style-name="P4">
修改时间: 2023-04-08T21:43:00+03:00</text:p>
      <text:p text:style-name="P4">
描述: 乌克兰总统在乌克兰总统访问期间取得的成就和新安排是本周最重要的结果。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Польща', 'Україна', 'Візит', 'Зеленський']</text:p>
      <text:p text:style-name="P4">
类型: Article</text:p>
      <!--METADATA-->
      <text:p text:style-name="P4">
<draw:frame draw:style-name="fr1" draw:name="Image328" text:anchor-type="as-char" svg:width="6.9236in" svg:height="3.956343in" draw:z-index="0">
<draw:image xlink:href="../Images/yкринформ/2023-04-08T21-43-00-03-00/630_360_1677220159-612.png" xlink:type="simple" xlink:show="embed" xlink:actuate="onLoad" draw:mime-type="image/png"/>
</draw:frame>
乌克兰总统访问波兰期间达成的新安排是本周最重要的结果。</text:p>
      <text:p text:style-name="P4">
在[]期间(https://t.me/OP_UA/9201)据报道，国家负责人强调Zelensky。</text:p>
      <text:p text:style-name="P4">
“当然，如今最重要的是访问<text:a xlink:type="simple" xlink:href="https://www.ukrinform.ua/tag-polsa" text:style-name="Internet_20_link" text:visited-style-name="Visited_20_Internet_20_Link">
</text:a>
，我们的安排，我们的成就。这些领域已经完成了坦克上宣布的一切：它们已经在乌克兰，尤其是“豹”。 有针对BMP的新安排 - 一百多辆汽车。 儿童载体 - “罗斯马克”  -  200辆汽车。 现在100和100后。 山，其他导弹，“ Miga”  - 总统说。</text:p>
      <text:p text:style-name="P4">
<text:span text:style-name="T5">
viso：<text:a xlink:type="simple" xlink:href="https://t.me/OP_UA/9201" text:style-name="Internet_20_link" text:visited-style-name="Visited_20_Internet_20_Link">
</text:a>
</text:span>
</text:p>
      <text:p text:style-name="P4">
他还指出，乌克兰在人道主义和医学领域的第一位女士的波丽娜与波兰达成了重要的安排。 特别是，关于乌克兰医师准备的预测，对受伤的受伤者的烧伤患者的全面援助，包括在战区中。 他补充说，一个联合项目将继续 - 对IS康复的教育，对乌克兰心理学家的培训。</text:p>
      <text:p text:style-name="P4">
“也就是说，在为生命和自由的斗争中，我们确实与波兰兄弟姐妹在各个领域并存。 我感谢如此不变，不同的微不足道的支持。” Zelensky说。</text:p>
      <text:p text:style-name="P4">
<text:span text:style-name="T4">
另请阅读：</text:span>
 <text:a xlink:type="simple" xlink:href="https://www.ukrinform.ua/rubric-ato/3693392-zelenskij-priemno-zaversuvati-tizden-iz-horosimi-rezultatami-dla-ukraini.html" text:style-name="Internet_20_link" text:visited-style-name="Visited_20_Internet_20_Link">
<text:span text:style-name="T4">
 Zelensky </text:span>
</text:a>
据报道，沃迪米尔·泽伦斯基总统(Volodymyr Zelenskyy)与他的妻子一起在4月5日干涉了波兰的正式访问。</text:p>
      <text:p text:style-name="P4">
这次访问是从俄罗斯全面入侵俄罗斯的乌克兰总统对波兰推迟的正式访问。 Zelensky和Duda两次 - 去年12月和今年2月 - 在乌克兰岛总统通过波兰到美国和欧洲国家之后，在乌克兰过境到乌克兰的总统期间在Rzeszow举行了会议。 但是，这些会议没有地位。</text:p>
      <text:p text:style-name="P4">
_foto：op _</text:p>
      <text:p text:style-name="P4">
News Source: <text:a xlink:type="simple" xlink:href="https://www.ukrinform.ua/rubric-polytics/3693394-najvagomisim-rezultatom-cogo-tizna-stali-novi-domovlenosti-u-polsi-zelenskij.html" text:style-name="Internet_20_link" text:visited-style-name="Visited_20_Internet_20_Link">
https://www.ukrinform.ua/rubric-polytics/3693394-najvagomisim-rezultatom-cogo-tizna-stali-novi-domovlenosti-u-polsi-zelenskij.html</text:a>
</text:p>
      <!--NEWS-->
      <text:h text:style-name="P10" text:outline-level="1">
<text:span text:style-name="T4">
Hin Ming Sleep在亚洲足球运动员中创造了APL的表现记录</text:span>
</text:h>
      <text:p text:style-name="P4">
作者: Ukrinform (Person)</text:p>
      <text:p text:style-name="P4">
出版商: Укринформ (Organization)</text:p>
      <text:p text:style-name="P4">
出版时间: 2023-04-08T21:48:17+03:00</text:p>
      <text:p text:style-name="P4">
修改时间: 2023-04-08T21:48:17+03:00</text:p>
      <text:p text:style-name="P4">
描述: 他在APL中打进了自己的第100个进球。  - 乌克林。</text:p>
      <text:p text:style-name="P4">
图片: ["<text:a xlink:type="simple" xlink:href="https://static.ukrinform.com/photos/2023_04/thumb_files/630_360_1680979627-418.jpg" text:style-name="Internet_20_link" text:visited-style-name="Visited_20_Internet_20_Link">
630_360_16809...</text:a>
"]</text:p>
      <text:p text:style-name="P4">
标签: ['Футбол', 'АПЛ']</text:p>
      <text:p text:style-name="P4">
类型: Article</text:p>
      <!--METADATA-->
      <text:p text:style-name="P4">
<draw:frame draw:style-name="fr1" draw:name="Image329" text:anchor-type="as-char" svg:width="6.9236in" svg:height="3.956343in" draw:z-index="0">
<draw:image xlink:href="../Images/yкринформ/2023-04-08T21-48-17-03-00/630_360_1680979627-418.jpg" xlink:type="simple" xlink:show="embed" xlink:actuate="onLoad" draw:mime-type="image/jpeg"/>
</draw:frame>
他在APL中击败了他的第100个进球。</text:p>
      <text:p text:style-name="P4">
乌克林福姆报道，在对阵布莱顿的托特纳马比赛中，欣明的梦想是他在英超联赛中的100-MGOL的特殊之处。</text:p>
      <text:p text:style-name="P4">
在英格兰冠军赛中，有99名首领中，韩国国家队的足球运动员在259场比赛中度过了比赛。 在上次六次平局中，英超联赛每个赛季至少打进11个进球。</text:p>
      <text:p text:style-name="P4">
但是，在当前季节，睡眠并不高效。 它是布莱顿在韩国军团的资产“马刺”中只有六个高演员的家园 - 他最后一次在英格兰结束了2016年没有10个进球的英格兰。</text:p>
      <text:p text:style-name="P4">
但是在与布莱顿的比赛中，梦想在第10分钟开了得分。</text:p>
      <text:p text:style-name="P4">
因此，梦想成为第一位将100英里跨入APL的亚洲足球运动员。 第二好的结果是只有20个主人，还有另一个韩国帕克·克里森(South Souran Pak Crison)的曼联和尚。</text:p>
      <text:p text:style-name="P4">
<text:span text:style-name="T4">
另请阅读：</text:span>
 <text:a xlink:type="simple" xlink:href="https://www.ukrinform.ua/rubric-sports/3693352-apl-celsi-mudrika-postupivsa-vulvergemptonu-prodovzivsi-bezvigrasnu-seriu.html" text:style-name="Internet_20_link" text:visited-style-name="Visited_20_Internet_20_Link">
</text:a>
正如乌克林福姆报道的那样，“布莱顿”让位于热刺-1：2。</text:p>
      <text:p text:style-name="P4">
照片：Getty图像</text:p>
      <text:p text:style-name="P4">
News Source: <text:a xlink:type="simple" xlink:href="https://www.ukrinform.ua/rubric-sports/3693395-son-hin-min-vstanoviv-rekord-rezultativnosti-v-apl-sered-azijskih-futbolistiv.html" text:style-name="Internet_20_link" text:visited-style-name="Visited_20_Internet_20_Link">
https://www.ukrinform.ua/rubric-sports/3693395-son-hin-min-vstanoviv-rekord-rezultativnosti-v-apl-sered-azijskih-futbolistiv.html</text:a>
</text:p>
      <!--NEWS-->
      <text:h text:style-name="P10" text:outline-level="1">
<text:span text:style-name="T4">
在乌克兰，战争期间公司的生命力进行了研究</text:span>
</text:h>
      <text:p text:style-name="P4">
作者: Ukrinform (Person)</text:p>
      <text:p text:style-name="P4">
出版商: Укринформ (Organization)</text:p>
      <text:p text:style-name="P4">
出版时间: 2023-04-08T21:49:54+03:00</text:p>
      <text:p text:style-name="P4">
修改时间: 2023-04-08T21:49:54+03:00</text:p>
      <text:p text:style-name="P4">
描述: 对于今年乌克兰的企业和机构负责人，今年有家庭和团队。  - 乌克林。</text:p>
      <text:p text:style-name="P4">
图片: ["<text:a xlink:type="simple" xlink:href="https://static.ukrinform.com/photos/2022_06/thumb_files/630_360_1654625684-969.jpg" text:style-name="Internet_20_link" text:visited-style-name="Visited_20_Internet_20_Link">
630_360_16546...</text:a>
"]</text:p>
      <text:p text:style-name="P4">
标签: ['Бізнес', 'Економіка', 'Опитування', 'Війна з росією']</text:p>
      <text:p text:style-name="P4">
类型: Article</text:p>
      <!--METADATA-->
      <text:p text:style-name="P4">
<draw:frame draw:style-name="fr1" draw:name="Image330" text:anchor-type="as-char" svg:width="6.9236in" svg:height="3.956343in" draw:z-index="0">
<draw:image xlink:href="../Images/yкринформ/2023-04-08T21-49-54-03-00/630_360_1654625684-969.jpg" xlink:type="simple" xlink:show="embed" xlink:actuate="onLoad" draw:mime-type="image/jpeg"/>
</draw:frame>
今年，乌克兰的商业和机构的家庭和团队被警告。</text:p>
      <text:p text:style-name="P4">
[]证明了这一点(https://resilience2022ukr.one-philosophy.com/3/) <text:a xlink:type="simple" xlink:href="https://resilience2022ukr.one-philosophy.com/3/" text:style-name="Internet_20_link" text:visited-style-name="Visited_20_Internet_20_Link">
</text:a>
战争期间对重要组织的研究至关重要。 为未来而战”，这是公司的控制台<text:a xlink:type="simple" xlink:href="https://one-philosophy.com/uk/" text:style-name="Internet_20_link" text:visited-style-name="Visited_20_Internet_20_Link">
</text:a>
，报道乌克林福姆。</text:p>
      <text:p text:style-name="P4">
根据研究的作者，它基于30位深度访调员<text:a xlink:type="simple" xlink:href="https://www.ukrinform.ua/tag-biznes" text:style-name="Internet_20_link" text:visited-style-name="Visited_20_Internet_20_Link">
</text:a>
以及来自12个行业的机构，在这些行业中，他们的战略和方法被揭示为保持战争的生命。</text:p>
      <text:p text:style-name="P4">
参加者包括Nibulon，Vodafone，Rozetka.ua，McDonald's，Eva，Skyup!医学工程”，艺术库，公共广播等。</text:p>
      <text:p text:style-name="P4">
“开始从20122年11月开始进行第三次年度生命力研究，我们确切地知道，获得的经验教训是一代经理的艰难资产。 尽管每天都有所有威胁要努力胜利的威胁，但30个令人惊叹的生活和生活故事，30个故事，30个关于准备世界的开放性的故事 - 这是激励我们在这里，现在不降低我们的双手并相信这是最好的。”公司的创始人说。</text:p>
      <text:p text:style-name="P4">
<text:span text:style-name="T4">
另请阅读：</text:span>
 <text:a xlink:type="simple" xlink:href="https://www.ukrinform.ua/rubric-economy/3693123-minfin-ssa-vidpravlae-fahivciv-v-evropu-perekonuvati-biznes-piti-z-rinkiv-rf.html" text:style-name="Internet_20_link" text:visited-style-name="Visited_20_Internet_20_Link">
<text:span text:style-name="T4">
业务</text:span>
</text:a>
值得注意的是，与组织的战时领导者的沟通结论包括5个关键的活力课程，使他们能够站起来并与当今员工及其客户保持联系。 在与团队一起参加的课程中意识到对乌克兰和未来的责任。</text:p>
      <text:p text:style-name="P4">
调查还显示，一半以上的受调查领导人对俄罗斯攻击的可能性进行了预备行动，并在全面入侵时就规定了行动算法。此外，根据一项研究，在战争的头几天，接受调查的公司中有100％支持其工人，帮助他们离开并出口其家人在大多数安全的地区或国外。 20％的人将人们出口到公司。在战争期间，即使公司停下来，高管继续向工人支付工资。</text:p>
      <text:p text:style-name="P4">
在战争初期，每一个公司都在危机总部启动。 在20％的受访者中，几个平行的总部工作 - 最糟糕的情况。</text:p>
      <text:p text:style-name="P4">
74％的被调查高管指出，他们设法使球队处于平等战争中。 10％的人大大减少了员工人数和扩大团队的16％。</text:p>
      <text:p text:style-name="P4">
<text:span text:style-name="T4">
另请阅读：</text:span>
 <text:a xlink:type="simple" xlink:href="https://www.ukrinform.ua/rubric-society/3693014-kabmin-rozsiriv-programu-erobota-dodali-tri-novi-vidi-grantiv-dla-veteraniv.html" text:style-name="Internet_20_link" text:visited-style-name="Visited_20_Internet_20_Link">
</text:a>
每个第三家公司在国外重新定位其工作。 有些人完全喷洒了他们在乌克兰以外开发活动的努力，其他人则将在乌克兰和国外的工作结合在一起。</text:p>
      <text:p text:style-name="P4">
100％的受访者指出，决策的灵活性帮助他们保持团队和公司。</text:p>
      <text:p text:style-name="P4">
86％的被调查领导人指出，他们的活力与战前时间发展战略的重要性有关：组织的透明度，他们信任的可识别品牌。</text:p>
      <text:p text:style-name="P4">
55％的高管表示，自战争开始以来，他们的公司遭受了经济损失，45％的人表示利润有所增加。 如今，以及公共和公共部门，它得到了国际组织的支持。</text:p>
      <text:p text:style-name="P4">
“所有接受调查的人都一致指出，他们的战争点是家庭和团队，同事，并排，最重要的日子，以及中级胜利的日子。 这是刺激不降低手臂并继续前进的东西。 这项研究说：“对乌克兰的未来和胜利的信念已经促使现在采取行动，而没有对更好的时代的期望。”</text:p>
      <text:p text:style-name="P4">
<text:span text:style-name="T4">
另请阅读：</text:span>
 <text:a xlink:type="simple" xlink:href="https://www.ukrinform.ua/rubric-economy/3692848-v-ukraini-stvorat-trastovij-fond-akij-rozdilatime-riziki-investoriv.html" text:style-name="Internet_20_link" text:visited-style-name="Visited_20_Internet_20_Link">
</text:a>
对组织的活力进行研究是咨询小组One哲学的年度项目。 您可以通过热爱[]来查看2020年和2021年的报告(https://one-philosophy.com/) <text:a xlink:type="simple" xlink:href="https://one-philosophy.com/" text:style-name="Internet_20_link" text:visited-style-name="Visited_20_Internet_20_Link">
 </text:a>
 <text:a xlink:type="simple" xlink:href="https://one-philosophy.com/" text:style-name="Internet_20_link" text:visited-style-name="Visited_20_Internet_20_Link">
 </text:a>
</text:p>
      <text:p text:style-name="P4">
News Source: <text:a xlink:type="simple" xlink:href="https://www.ukrinform.ua/rubric-economy/3693396-v-ukraini-prezentuvali-doslidzenna-zittestijkosti-kompanij-pid-cas-vijni.html" text:style-name="Internet_20_link" text:visited-style-name="Visited_20_Internet_20_Link">
https://www.ukrinform.ua/rubric-economy/3693396-v-ukraini-prezentuvali-doslidzenna-zittestijkosti-kompanij-pid-cas-vijni.html</text:a>
</text:p>
      <!--NEWS-->
      <text:h text:style-name="P10" text:outline-level="1">
<text:span text:style-name="T4">
到2030年，乌克兰可以制造超过一半的能量“绿色”  - 专家</text:span>
</text:h>
      <text:p text:style-name="P4">
作者: Ukrinform (Person)</text:p>
      <text:p text:style-name="P4">
出版商: Укринформ (Organization)</text:p>
      <text:p text:style-name="P4">
出版时间: 2023-04-08T21:52:00+03:00</text:p>
      <text:p text:style-name="P4">
修改时间: 2023-04-08T21:52:00+03:00</text:p>
      <text:p text:style-name="P4">
描述: 乌克兰可以在总能源中带来多达50％的“绿色”能源，甚至在未来十年初超过这一数字。  - 乌克林。</text:p>
      <text:p text:style-name="P4">
图片: ["<text:a xlink:type="simple" xlink:href="https://static.ukrinform.com/photos/2023_04/thumb_files/630_360_1680980988-393.jpg" text:style-name="Internet_20_link" text:visited-style-name="Visited_20_Internet_20_Link">
630_360_16809...</text:a>
"]</text:p>
      <text:p text:style-name="P4">
标签: ['Електроенергія', 'Енергетика', 'Україна']</text:p>
      <text:p text:style-name="P4">
类型: Article</text:p>
      <!--METADATA-->
      <text:p text:style-name="P4">
<draw:frame draw:style-name="fr1" draw:name="Image331" text:anchor-type="as-char" svg:width="6.9236in" svg:height="3.956343in" draw:z-index="0">
<draw:image xlink:href="../Images/yкринформ/2023-04-08T21-52-00-03-00/630_360_1680980988-393.jpg" xlink:type="simple" xlink:show="embed" xlink:actuate="onLoad" draw:mime-type="image/jpeg"/>
</draw:frame>
乌克兰在下一十年中可以带来多达50％的“绿色”能源，甚至超过这一数字。</text:p>
      <text:p text:style-name="P4">
全球联盟董事会主席100％可再生能源库克兰亚历山大·多姆布罗夫斯基(Alexander Dombrovsky)在乌克林福姆评论中的这种乐观预测。</text:p>
      <text:p text:style-name="P4">
Dombrovsky说：“我坚信，到2030年，我们有机会为最终消费者获得超过50％的纯净能量。”该过程，但反之亦然，可以更快地移动。</text:p>
      <text:p text:style-name="P4">
他指出，这样的预测是乐观的，因为这需要先决条件：如果乌克兰迅速获胜并恢复，并且经济发展规则将是“正确的”  - 不会有腐败，而不是wonopoli，但会有经济权力下放 -   - 不仅 <text:a xlink:type="simple" xlink:href="https://www.ukrinform.ua/tag-energetika" text:style-name="Internet_20_link" text:visited-style-name="Visited_20_Internet_20_Link">
</text:a>
，也是投资。 对于国家而言，重要的是制定不会受到干扰的游戏规则，不会改变，这将允许投资，快速发展该市场，强调Dombrovsky。</text:p>
      <text:p text:style-name="P4">
Verkhovna Rada爆炸，MHP Eco Energy总裁(专门从事天然气生产的企业)它证明了许多实验项目和实验室测试已经阐明了许多人直到最近才实现的目的。</text:p>
      <text:p text:style-name="P4">
“我们可以生产自己的能源。 乌克兰拥有100％是世界上最具创新性，技术发达国家之一。” Dombrovsky坚信。 据他说，乌克兰具有巨大的力量：除了阳光和风，作为最强大的农业国家之一，乌克兰还拥有足够的废物和原料来生产沼气，生物甲烷，绿色氢等。</text:p>
      <text:p text:style-name="P4">
许多乌克兰公司没有等待战争，他们正在工作，现在正在投资。 但是您需要与外国合作伙伴进行“绿色”合作。 乌克兰公司主要与Znimenchyna建立了这种合作，也与荷兰，奥地利，丹麦，英国和美国公司建立了联系。<text:span text:style-name="T4">
另请阅读：</text:span>
 <text:a xlink:type="simple" xlink:href="https://www.ukrinform.ua/rubric-economy/3689673-nimeccina-moze-stati-partnerom-ukraini-u-sferi-virobnictva-vodnu-minenergo.html" text:style-name="Internet_20_link" text:visited-style-name="Visited_20_Internet_20_Link">
</text:a>
该机构的对话者给出了数字：乌克兰仅支付了30年的独立性，仅支付了俄罗斯，超过1000亿美元的进口天然气(等于一个战前预算，主要出口商再次被柴油购买，石油购买，煤炭，天然气，核燃料。</text:p>
      <text:p text:style-name="P4">
“俄罗斯的侵略性证实，由Vevrope出口到乌克兰并赢得的石油以武器，导弹和破坏的形式恢复。 全世界最终理解，欧洲改变了其180度的态度。” Dombrovsky说。 他指出，今天的“绿色”，可再生能源不仅仅是能源。 这是关于保护乌克兰的保护，能源安全，乌克兰的能源独立性，也是欧盟。</text:p>
      <text:p text:style-name="P4">
多姆布罗夫斯基(Dombrovsky)在最近的国际会议“第9柏林能源对话”中与联盟的协会成员一起，在备忘录下与最可再生能源的备忘录建立了签名(蜜蜂).</text:p>
      <text:p text:style-name="P4">
<text:span text:style-name="T5">
Фото: Ольга Танасійчук</text:span>
</text:p>
      <text:p text:style-name="P4">
News Source: <text:a xlink:type="simple" xlink:href="https://www.ukrinform.ua/rubric-economy/3693397-ukraina-do-2030-roku-moze-zrobiti-ponad-polovinu-svoei-energetiki-zelenou-ekspert.html" text:style-name="Internet_20_link" text:visited-style-name="Visited_20_Internet_20_Link">
https://www.ukrinform.ua/rubric-economy/3693397-ukraina-do-2030-roku-moze-zrobiti-ponad-polovinu-svoei-energetiki-zelenou-ekspert.html</text:a>
</text:p>
      <!--NEWS-->
      <text:h text:style-name="P10" text:outline-level="1">
<text:span text:style-name="T4">
OSCE真实更新只有在俄罗斯和白俄罗斯的根本变化之后才会发生 - 专家</text:span>
</text:h>
      <text:p text:style-name="P4">
作者: Ukrinform (Person)</text:p>
      <text:p text:style-name="P4">
出版商: Укринформ (Organization)</text:p>
      <text:p text:style-name="P4">
出版时间: 2023-04-08T22:04:00+03:00</text:p>
      <text:p text:style-name="P4">
修改时间: 2023-04-08T22:04:00+03:00</text:p>
      <text:p text:style-name="P4">
描述: 立陶宛外交部副董事长曼塔斯·阿多马纳斯（Mantas Adomenas）认为，欧安组织的真正更新只有在侵略者国家的根本变化 - 俄罗斯和白俄罗斯之后才会发生。 此外，更多的含义可以追求新格式，其中之一是“欧洲政治界 /欧洲政治界”。  - 乌克林。</text:p>
      <text:p text:style-name="P4">
图片: ["<text:a xlink:type="simple" xlink:href="https://static.ukrinform.com/photos/2023_04/thumb_files/630_360_1680956927-823.jpg" text:style-name="Internet_20_link" text:visited-style-name="Visited_20_Internet_20_Link">
630_360_16809...</text:a>
"]</text:p>
      <text:p text:style-name="P4">
标签: ['білорусь', 'Литва', 'ОБСЄ', 'Війна з росією']</text:p>
      <text:p text:style-name="P4">
类型: Article</text:p>
      <!--METADATA-->
      <text:p text:style-name="P4">
<draw:frame draw:style-name="fr1" draw:name="Image332" text:anchor-type="as-char" svg:width="6.9236in" svg:height="3.956343in" draw:z-index="0">
<draw:image xlink:href="../Images/yкринформ/2023-04-08T22-04-00-03-00/630_360_1680956927-823.jpg" xlink:type="simple" xlink:show="embed" xlink:actuate="onLoad" draw:mime-type="image/jpeg"/>
</draw:frame>
立陶宛外交部副主席曼塔萨多梅纳斯(Mantasadomenas)认为，只有在侵略者国家(俄罗斯和白俄罗斯)的根本变化之后，真正的更新才会续签。 更大的意义是寻找新格式，其中一种“欧洲政治社区 /欧洲政治界”。</text:p>
      <text:p text:style-name="P4">
阿多梅纳斯在[]中表达了这一观点(https://www.ukrinform.ua/rubric-polytics/3693294-mantas-adomenas-zastupnik-glavi-mzs-litvi.html)。</text:p>
      <text:p text:style-name="P4">
“在这样的构图中<text:a xlink:type="simple" xlink:href="https://www.ukrinform.ua/tag-obse" text:style-name="Internet_20_link" text:visited-style-name="Visited_20_Internet_20_Link">
</text:a>
在涉及Irosia和Berarus的地方，即两名侵略者，就不可能更新。 它只有在战争结束时才会发生，俄罗斯和白俄罗斯承认他们对Zaia解决方案有罪。 到那个时候，这个组织并不是毫无意义的，Alabestate。”阿多梅纳斯说。</text:p>
      <text:p text:style-name="P4">
他认为，目前在欧洲制定新的安全政策与寻找新格式有关。 其中之一是欧洲政治社区 /欧洲政治社区倡议，该倡议将很快在摩尔多瓦(Moldova)发行。 “这个社区是通过估计基础创建的，以替代OSCE。 反过来，欧安组织有一次 - 防止欧洲的新战争，但无法做到。”阿多梅纳斯说。</text:p>
      <text:p text:style-name="P4">
<text:span text:style-name="T4">
另请阅读：</text:span>
 <text:a xlink:type="simple" xlink:href="https://www.ukrinform.ua/rubric-polytics/3689647-kuleba-privitav-zapusk-moskovskogo-mehanizmu-obse.html" text:style-name="Internet_20_link" text:visited-style-name="Visited_20_Internet_20_Link">
<text:span text:style-name="T4">
 OSCE </text:span>
</text:a>
欧洲理事会和欧洲委员会主席的参与以及44个欧洲国家的领导人的首次欧洲政治峰会(也就是说 - 除俄罗斯联邦和RB外)他于2022年10月6日在布拉格举行。</text:p>
      <text:p text:style-name="P4">
第二次EPC峰会将于2023年6月1日在Chisinau举行。</text:p>
      <text:p text:style-name="P4">
News Source: <text:a xlink:type="simple" xlink:href="https://www.ukrinform.ua/rubric-world/3693400-spravzne-onovlenna-obse-stanetsa-lise-pisla-korinnih-zmin-u-rosii-ta-bilorusi-ekspert.html" text:style-name="Internet_20_link" text:visited-style-name="Visited_20_Internet_20_Link">
https://www.ukrinform.ua/rubric-world/3693400-spravzne-onovlenna-obse-stanetsa-lise-pisla-korinnih-zmin-u-rosii-ta-bilorusi-ekspert.html</text:a>
</text:p>
      <!--NEWS-->
      <text:h text:style-name="P10" text:outline-level="1">
<text:span text:style-name="T4">
在外交部，教皇方济各试图将战争受害者和侵略者等同于</text:span>
</text:h>
      <text:p text:style-name="P4">
作者: Ukrinform (Person)</text:p>
      <text:p text:style-name="P4">
出版商: Укринформ (Organization)</text:p>
      <text:p text:style-name="P4">
出版时间: 2023-04-08T22:19:09+03:00</text:p>
      <text:p text:style-name="P4">
修改时间: 2023-04-08T22:19:09+03:00</text:p>
      <text:p text:style-name="P4">
描述: 乌克兰外交部对乌克兰和俄罗斯青少年的罗马游行队伍的共同参与感到失望，因为这是一种试图等同于俄罗斯的受害者和俄罗斯解决的侵略者，并扭曲了俄罗斯的现实。乌克兰人。  - 乌克林。</text:p>
      <text:p text:style-name="P4">
图片: ["<text:a xlink:type="simple" xlink:href="https://static.ukrinform.com/photos/2016_02/thumb_files/630_360_1454971670-8277.jpg" text:style-name="Internet_20_link" text:visited-style-name="Visited_20_Internet_20_Link">
630_360_14549...</text:a>
"]</text:p>
      <text:p text:style-name="P4">
标签: ['МЗС', 'Папа Франциск', 'Релігія', 'Скандал', 'Ватикан', 'Агресія РФ', 'Ніколенко']</text:p>
      <text:p text:style-name="P4">
类型: Article</text:p>
      <!--METADATA-->
      <text:p text:style-name="P4">
<draw:frame draw:style-name="fr1" draw:name="Image333" text:anchor-type="as-char" svg:width="6.9236in" svg:height="3.956343in" draw:z-index="0">
<draw:image xlink:href="../Images/yкринформ/2023-04-08T22-19-09-03-00/630_360_1454971670-8277.jpg" xlink:type="simple" xlink:show="embed" xlink:actuate="onLoad" draw:mime-type="image/jpeg"/>
</draw:frame>
内政部对Rimmi -ukrainian和俄罗斯青少年的共同参与的共同参与感到失望，因为这是一种试图等同于战争受害者和俄罗斯侵略者受害者的尝试，并扭曲了乌克兰人拥有俄罗斯的现实。</text:p>
      <text:p text:style-name="P4">
这在[]外交部Oleg Nikolenko的发言人发言人中提到了这一点。(https://www.facebook.com/1090077030/posts/pfbid023wiUJMKv7rmwXoxqPhrYVLE1X6Mxxw9BtJwtoqLjFKsgfu1T6t6XhXSTP1jiF562l/)，报道乌克林福姆。</text:p>
      <text:p text:style-name="P4">
他指出，昨天，在圣周五，在罗马举行了一种伟大的宗教活动 - 这场游行象征着善良的邪恶胜利，黑暗之光，对绝望的信仰。</text:p>
      <text:p text:style-name="P4">
“我们深表感谢<text:a xlink:type="simple" xlink:href="https://www.ukrinform.ua/tag-papa-francisk" text:style-name="Internet_20_link" text:visited-style-name="Visited_20_Internet_20_Link">
</text:a>
因为他打开了乌克兰和乌克兰人。 不幸的是，他们必须声明，今年的排名再次被掩盖了<text:a xlink:type="simple" xlink:href="https://www.ukrinform.ua/rubric-world/3693261-u-vatikani-znovu-virisili-poednati-predstavnikiv-ukraini-ta-rf-na-hresnij-dorozi.html" text:style-name="Internet_20_link" text:visited-style-name="Visited_20_Internet_20_Link">
</text:a>
但是侵略者。”尼古伦科说。</text:p>
      <text:p text:style-name="P4">
他解释说，它正在阅读《大步行者》第十名员工中阅读的文字：代表乌克兰少年，他在占领阿莎(Asha)为俄罗斯侵略战争对乌克兰的战争中找到了在意大利找到庇护所。</text:p>
      <text:p text:style-name="P4">
<text:span text:style-name="T4">
另请阅读：</text:span>
 <text:a xlink:type="simple" xlink:href="https://www.ukrinform.ua/rubric-society/3691079-papa-francisk-zaklikav-molitisa-za-ukrainu.html" text:style-name="Internet_20_link" text:visited-style-name="Visited_20_Internet_20_Link">
<text:span text:style-name="T4">
弗朗西斯</text:span>
</text:a>
“我们感到失望的是，圣王位没有考虑到乌克兰页面关于这种手势的虐待性的论点。 乌克兰塔罗斯主义者的共同参与扭曲了俄罗斯浸入乌克兰人的现实，体现了相反的种族灭绝。 此外，这样的步骤破坏了人类道德正义的原则，抹黑了和平与兄弟情谊的概念，”外交部发言人。</text:p>
      <text:p text:style-name="P4">
他补充说，在造成苦难的苦难乌克兰之间的平等迹象并没有促成和解。</text:p>
      <text:p text:style-name="P4">
“和解只有在乌克兰的胜利，对所有俄罗斯罪犯的惩罚，悔改并在乌克兰人面前寻求宽恕之后才能进行和解。 我们希望罗马教廷将继续遵守这种方法，这将基于对乌克兰恢复和平并建立正义的深刻公平感。”外交部发言人。据报道，去年4月15日，在罗马的罗马举行了一次游行，该游行由教皇弗朗西斯(Francis)领导。 根据梵蒂冈的决定，乌克兰和俄罗斯人将十字架转移到第13个站，这象征着人民的和解。 两名妇女在医院一起工作。</text:p>
      <text:p text:style-name="P4">
News Source: <text:a xlink:type="simple" xlink:href="https://www.ukrinform.ua/rubric-society/3693401-u-mzs-obureni-novou-sprobou-papi-franciska-pririvnati-zertvu-vijni-ta-agresora.html" text:style-name="Internet_20_link" text:visited-style-name="Visited_20_Internet_20_Link">
https://www.ukrinform.ua/rubric-society/3693401-u-mzs-obureni-novou-sprobou-papi-franciska-pririvnati-zertvu-vijni-ta-agresora.html</text:a>
</text:p>
      <!--NEWS-->
      <text:h text:style-name="P10" text:outline-level="1">
<text:span text:style-name="T4">
乌克兰女子国家队在资格赛中击败了北马其顿</text:span>
</text:h>
      <text:p text:style-name="P4">
作者: Ukrinform (Person)</text:p>
      <text:p text:style-name="P4">
出版商: Укринформ (Organization)</text:p>
      <text:p text:style-name="P4">
出版时间: 2023-04-08T22:22:00+03:00</text:p>
      <text:p text:style-name="P4">
修改时间: 2023-04-08T22:22:00+03:00</text:p>
      <text:p text:style-name="P4">
描述: 比赛将于4月11日举行。  - 乌克林。</text:p>
      <text:p text:style-name="P4">
图片: ["<text:a xlink:type="simple" xlink:href="https://static.ukrinform.com/photos/2023_04/thumb_files/630_360_1680981722-937.jpg" text:style-name="Internet_20_link" text:visited-style-name="Visited_20_Internet_20_Link">
630_360_16809...</text:a>
"]</text:p>
      <text:p text:style-name="P4">
标签: ['гандбол']</text:p>
      <text:p text:style-name="P4">
类型: Article</text:p>
      <!--METADATA-->
      <text:p text:style-name="P4">
<draw:frame draw:style-name="fr1" draw:name="Image334" text:anchor-type="as-char" svg:width="6.9236in" svg:height="3.956343in" draw:z-index="0">
<draw:image xlink:href="../Images/yкринформ/2023-04-08T22-22-00-03-00/630_360_1680981722-937.jpg" xlink:type="simple" xlink:show="embed" xlink:actuate="onLoad" draw:mime-type="image/jpeg"/>
</draw:frame>
比赛将于4月11日举行。</text:p>
      <text:p text:style-name="P4">
乌克林福姆报道，乌克普的乌克兰妇女团队在第二轮资格赛中与马其顿北部队举行了第一场比赛。</text:p>
      <text:p text:style-name="P4">
乌克兰人以24:22的成绩赢得了出口。</text:p>
      <text:p text:style-name="P4">
休息前五分钟，得分的差异为8个进球，间隔与乌克兰国家队的“ +6”相提并论。</text:p>
      <text:p text:style-name="P4">
在马其顿会议的下半场，他们进行了更为积极的效果，他们设法比较了帐户，但是在那之后，乌克兰人做出了三次有效的攻击。</text:p>
      <text:p text:style-name="P4">
警笛声前5分钟，马其顿国家队没有主要的轰炸机。 当时，乌克兰人能够将会议带入胜利。</text:p>
      <text:p text:style-name="P4">
这是决定性第二轮资格的两场比赛中的第一场比赛中的第一场比赛。这场比赛将于4月11日举行。</text:p>
      <text:p text:style-name="P4">
<text:span text:style-name="T4">
另请阅读：</text:span>
 <text:a xlink:type="simple" xlink:href="https://www.ukrinform.ua/rubric-sports/3692661-motor-postupivsa-bitighajmu-u-matci-drugoi-nimeckoi-bundesligi.html" text:style-name="Internet_20_link" text:visited-style-name="Visited_20_Internet_20_Link">
</text:a>
根据乌克林福姆的说法，乌克兰人最后一次参加了2009年中国世界杯，他们担任了第17位。</text:p>
      <text:p text:style-name="P4">
照片：Handball.net.ua</text:p>
      <text:p text:style-name="P4">
News Source: <text:a xlink:type="simple" xlink:href="https://www.ukrinform.ua/rubric-sports/3693402-zinoca-zbirna-ukraini-z-gandbolu-obigrala-pivnicnu-makedoniu-u-kvalifikacii-cs.html" text:style-name="Internet_20_link" text:visited-style-name="Visited_20_Internet_20_Link">
https://www.ukrinform.ua/rubric-sports/3693402-zinoca-zbirna-ukraini-z-gandbolu-obigrala-pivnicnu-makedoniu-u-kvalifikacii-cs.html</text:a>
</text:p>
      <!--NEWS-->
      <text:h text:style-name="P10" text:outline-level="1">
<text:span text:style-name="T4">
乌克兰为每个国家挣扎的价值观 - 总统</text:span>
</text:h>
      <text:p text:style-name="P4">
作者: Ukrinform (Person)</text:p>
      <text:p text:style-name="P4">
出版商: Укринформ (Organization)</text:p>
      <text:p text:style-name="P4">
出版时间: 2023-04-08T22:32:00+03:00</text:p>
      <text:p text:style-name="P4">
修改时间: 2023-04-08T22:32:00+03:00</text:p>
      <text:p text:style-name="P4">
描述: 安全和保护恐怖的是乌克兰挣扎的价值观，与每个人都接近。  - 乌克林。</text:p>
      <text:p text:style-name="P4">
图片: ["<text:a xlink:type="simple" xlink:href="https://static.ukrinform.com/photos/2023_01/thumb_files/630_360_1674870594-635.jpeg" text:style-name="Internet_20_link" text:visited-style-name="Visited_20_Internet_20_Link">
630_360_16748...</text:a>
"]</text:p>
      <text:p text:style-name="P4">
标签: ['Зеленський', 'Безпека', 'Війна з росією']</text:p>
      <text:p text:style-name="P4">
类型: Article</text:p>
      <!--METADATA-->
      <text:p text:style-name="P4">
<draw:frame draw:style-name="fr1" draw:name="Image335" text:anchor-type="as-char" svg:width="6.9236in" svg:height="3.956343in" draw:z-index="0">
<draw:image xlink:href="../Images/yкринформ/2023-04-08T22-32-00-03-00/630_360_1674870594-635.jpeg" xlink:type="simple" xlink:show="embed" xlink:actuate="onLoad" draw:mime-type="image/jpeg"/>
</draw:frame>
恐怖的安全是乌克兰苦苦挣扎的价值观，它们靠近每个人。</text:p>
      <text:p text:style-name="P4">
正如乌克林福姆报道的那样，这是在[]期间(https://t.me/OP_UA/9201)Volodymyr Zelensky强调。</text:p>
      <text:p text:style-name="P4">
“他继续吸引世界议会，并首先呼吁弗拉平美国议会前往智利议会。 实际上，无论它们是否离我们很远，我们所有人都在乌克兰的价值观都与每个国家都接近。 所有人都感谢[]的安全和保护(https://www.ukrinform.ua/tag-terorizm)。 没有这样的人被批准带到俄罗斯占领：俄罗斯集中营，我们的孩子驱逐出境，强奸妇女，燃烧城市...世界对俄罗斯侵略的了解越多，越来越快的速度侵略者会输，并将返回。 乌克兰不仅会返回 - 它将返回世界上的每个人。 我是为了智利的支持，”泽​​伦斯基说。</text:p>
      <text:p text:style-name="P4">
<text:span text:style-name="T5">
viso：<text:a xlink:type="simple" xlink:href="https://www.youtube.com/watch" text:style-name="Internet_20_link" text:visited-style-name="Visited_20_Internet_20_Link">
</text:a>
</text:span>
</text:p>
      <text:p text:style-name="P4">
他还感谢所有本周为我们国家提供好消息的国际合作伙伴。 特别是，美国是一个新的35英镑，其中包括为Himars，防空导弹，火炮炮弹，用于防止装甲车和其他重要的支撑元素的火箭。 德国 - 对于来自本地公司的200 mlneurot投资的下一套援助。 丹麦和挪威 - 为乌克兰大炮迷信的炮弹包装。 澳大利亚Tanova Zealand是针对新制裁的。</text:p>
      <text:p text:style-name="P4">
<text:span text:style-name="T4">
另请阅读：</text:span>
 <text:a xlink:type="simple" xlink:href="https://www.ukrinform.ua/rubric-polytics/3693394-najvagomisim-rezultatom-cogo-tizna-stali-novi-domovlenosti-u-polsi-zelenskij.html" text:style-name="Internet_20_link" text:visited-style-name="Visited_20_Internet_20_Link">
<text:span text:style-name="T4">
 Zelensky </text:span>
</text:a>
“荷兰宣布了超过2.7亿欧元的一揽子计划。 Tsadogamo为我们的恢复，人道主义，非致命的支持以及对正义的支持非常重要。 收集俄罗斯犯罪的证据，以创建由俄罗斯侵略造成的损失登记册。 我感谢荷兰的事实，即在保护生命的各个方向米拉兹。”总统强调。</text:p>
      <text:p text:style-name="P4">
据报道，美国政府宣布在26亿美元的安全和国防领域为乌克兰分配新的 - 规模安全安全。 特别是，成本的第一部分将立即发送到乌克兰，其中主要包括弹药和其他供应前的交货。</text:p>
      <text:p text:style-name="P4">
_foto：op _</text:p>
      <text:p text:style-name="P4">
News Source: <text:a xlink:type="simple" xlink:href="https://www.ukrinform.ua/rubric-ato/3693403-cinnosti-za-aki-boretsa-ukraina-blizki-koznomu-narodu-prezident.html" text:style-name="Internet_20_link" text:visited-style-name="Visited_20_Internet_20_Link">
https://www.ukrinform.ua/rubric-ato/3693403-cinnosti-za-aki-boretsa-ukraina-blizki-koznomu-narodu-prezident.html</text:a>
</text:p>
      <!--NEWS-->
      <text:h text:style-name="P10" text:outline-level="1">
<text:span text:style-name="T4">
西尔斯基（Syrsky）展示了乌克兰大炮如何摧毁敌人</text:span>
</text:h>
      <text:p text:style-name="P4">
作者: Ukrinform (Person)</text:p>
      <text:p text:style-name="P4">
出版商: Укринформ (Organization)</text:p>
      <text:p text:style-name="P4">
出版时间: 2023-04-08T22:52:00+03:00</text:p>
      <text:p text:style-name="P4">
修改时间: 2023-04-08T22:52:00+03:00</text:p>
      <text:p text:style-name="P4">
描述: 乌克兰炮兵摧毁了数千名俄罗斯士兵和敌对装备的单位，将外国武器与国内火炮系统结合起来。  - 乌克林。</text:p>
      <text:p text:style-name="P4">
图片: ["<text:a xlink:type="simple" xlink:href="https://static.ukrinform.com/photos/2020_12/thumb_files/630_360_1607688700-694.jpg" text:style-name="Internet_20_link" text:visited-style-name="Visited_20_Internet_20_Link">
630_360_16076...</text:a>
"]</text:p>
      <text:p text:style-name="P4">
标签: ['Відеоролик', 'Сирський', 'Війна з росією', 'Артилерія']</text:p>
      <text:p text:style-name="P4">
类型: Article</text:p>
      <!--METADATA-->
      <text:p text:style-name="P4">
<draw:frame draw:style-name="fr1" draw:name="Image336" text:anchor-type="as-char" svg:width="6.9236in" svg:height="3.956343in" draw:z-index="0">
<draw:image xlink:href="../Images/yкринформ/2023-04-08T22-52-00-03-00/630_360_1607688700-694.jpg" xlink:type="simple" xlink:show="embed" xlink:actuate="onLoad" draw:mime-type="image/jpeg"/>
</draw:frame>
乌克兰炮兵摧毁了数千名俄罗斯士兵和敌对装备的单位，将外国武器与国内火炮系统结合起来。</text:p>
      <text:p text:style-name="P4">
西尔斯基将军在[]中说，乌克兰武装部队的陆军指挥官(https://t.me/osirskiy/34)，报道乌克林福姆。</text:p>
      <text:p text:style-name="P4">
“今天 <text:a xlink:type="simple" xlink:href="https://www.ukrinform.ua/tag-ukraina" text:style-name="Internet_20_link" text:visited-style-name="Visited_20_Internet_20_Link">
</text:a>
炮兵证明了其效率。 它破坏了数千名士兵和敌方设备。 乌克兰士兵凭借外国武器的曲线巧妙地结合了影响战场上敌对物体的家庭琴弦。”</text:p>
      <text:p text:style-name="P4">
指挥官特别指出了第27，第43和第107兵和炮兵部队。 据Sirsky称，他们一再证明了自己的生产力，在各种军事行动中提供了强有力的火灾支持。</text:p>
      <text:p text:style-name="P4">
<text:span text:style-name="T4">
另请阅读：</text:span>
 <text:a xlink:type="simple" xlink:href="https://www.ukrinform.ua/rubric-ato/3693341-zaluznij-pokazav-ak-polski-gaubici-krab-vikonuut-bojovi-zavdanna.html" text:style-name="Internet_20_link" text:visited-style-name="Visited_20_Internet_20_Link">
</text:a>
如报道<text:a xlink:type="simple" xlink:href="https://www.ukrinform.ua/rubric-ato/3693355-ukrainska-aviacia-za-dobu-zavdala-visim-udariv-po-rajonah-skupcenna-vijsk-rf.html" text:style-name="Internet_20_link" text:visited-style-name="Visited_20_Internet_20_Link">
</text:a>
，乌克兰导弹部队和炮兵的单位每天袭击了防空的位置，三个电台电子斗争的站点，活力集中的矮人，俄罗斯人的武器和军事装备以及集会弹药。</text:p>
      <text:p text:style-name="P4">
News Source: <text:a xlink:type="simple" xlink:href="https://www.ukrinform.ua/rubric-ato/3693383-sirskij-pokazav-ak-ukrainska-artileria-nisit-voroga.html" text:style-name="Internet_20_link" text:visited-style-name="Visited_20_Internet_20_Link">
https://www.ukrinform.ua/rubric-ato/3693383-sirskij-pokazav-ak-ukrainska-artileria-nisit-voroga.html</text:a>
</text:p>
      <!--NEWS-->
      <text:h text:style-name="P10" text:outline-level="1">
<text:span text:style-name="T4">
只有与乌克兰联盟只能保证欧洲的真正保护 -  Zelensky</text:span>
</text:h>
      <text:p text:style-name="P4">
作者: Ukrinform (Person)</text:p>
      <text:p text:style-name="P4">
出版商: Укринформ (Organization)</text:p>
      <text:p text:style-name="P4">
出版时间: 2023-04-08T23:10:00+03:00</text:p>
      <text:p text:style-name="P4">
修改时间: 2023-04-08T23:10:00+03:00</text:p>
      <text:p text:style-name="P4">
描述: 立陶宛议会应乌克兰邀请加入北约的邀请的决定将在接下来的几周内继续进行。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Євросоюз', 'Литва', 'НАТО', 'Україна', 'Агресія РФ', 'Зеленський']</text:p>
      <text:p text:style-name="P4">
类型: Article</text:p>
      <!--METADATA-->
      <text:p text:style-name="P4">
<draw:frame draw:style-name="fr1" draw:name="Image337" text:anchor-type="as-char" svg:width="6.9236in" svg:height="3.956343in" draw:z-index="0">
<draw:image xlink:href="../Images/yкринформ/2023-04-08T23-10-00-03-00/630_360_1679682020-565.jpeg" xlink:type="simple" xlink:show="embed" xlink:actuate="onLoad" draw:mime-type="image/jpeg"/>
</draw:frame>
立陶宛议会关于乌克兰邀请加入北约·维纳耶(Nato Venayai)的正式邀请的决定将继续进行。</text:p>
      <text:p text:style-name="P4">
在您晚上<text:a xlink:type="simple" xlink:href="https://www.youtube.com/watch" text:style-name="Internet_20_link" text:visited-style-name="Visited_20_Internet_20_Link">
</text:a>
乌克林福姆报道说，沃迪米尔·泽伦斯基(Volodymyr Zelenskyy)报道。</text:p>
      <text:p text:style-name="P4">
_ <text:span text:style-name="T4">
 视频 </text:span>
： <text:a xlink:type="simple" xlink:href="https://t.me/OP_UA/9201" text:style-name="Internet_20_link" text:visited-style-name="Visited_20_Internet_20_Link">
</text:a>
_</text:p>
      <text:p text:style-name="P4">
“本周在立陶宛做出了一个非常重要的决定，这是北约峰会的主要期望，北约峰会是在维尔纽斯计划的。 立陶宛西马斯(Seimas)认识到乌克兰成为北约成员 - 今年在维尔纽斯的一次峰会上邀请。”(https://www.ukrinform.ua/tag-zelenskij)。</text:p>
      <text:p text:style-name="P4">
他强调，只有在我们国家，联盟才能保证对欧洲的真正保护，免受人民，现有边界和基于规则的国际秩序的任何侵占。</text:p>
      <text:p text:style-name="P4">
<text:span text:style-name="T4">
另请阅读：</text:span>
 <text:a xlink:type="simple" xlink:href="https://www.ukrinform.ua/rubric-world/3691469-finlandia-oficijno-stala-clenom-nato.html" text:style-name="Internet_20_link" text:visited-style-name="Visited_20_Internet_20_Link">
<text:span text:style-name="T4">
芬兰</text:span>
</text:a>
“立陶宛西玛斯的这一决定将在未来几个月的几周内继续进行。 我们已经在为此努力了，” Zelensky承诺。</text:p>
      <text:p text:style-name="P4">
据报道，立陶宛议会批准了北约夏季峰会的决议，其中包括向乌克兰加入联盟的正式邀请。因此，由不同政治团体乌克兰泰夫罗皮代表代表的决议。</text:p>
      <text:p text:style-name="P4">
<text:span text:style-name="T5">
foto：总统办公室</text:span>
</text:p>
      <text:p text:style-name="P4">
News Source: <text:a xlink:type="simple" xlink:href="https://www.ukrinform.ua/rubric-polytics/3693398-lise-razom-z-ukrainou-alans-bude-garantuvati-spravznij-zahist-evropi-prezident.html" text:style-name="Internet_20_link" text:visited-style-name="Visited_20_Internet_20_Link">
https://www.ukrinform.ua/rubric-polytics/3693398-lise-razom-z-ukrainou-alans-bude-garantuvati-spravznij-zahist-evropi-prezident.html</text:a>
</text:p>
      <!--NEWS-->
      <text:h text:style-name="P10" text:outline-level="1">
<text:span text:style-name="T4">
乔尔·恩贝达（Joel Embida）提前成为最好的NBA得分手</text:span>
</text:h>
      <text:p text:style-name="P4">
作者: Ukrinform (Person)</text:p>
      <text:p text:style-name="P4">
出版商: Укринформ (Organization)</text:p>
      <text:p text:style-name="P4">
出版时间: 2023-04-08T23:17:21+03:00</text:p>
      <text:p text:style-name="P4">
修改时间: 2023-04-08T23:17:21+03:00</text:p>
      <text:p text:style-name="P4">
描述: 这项成就连续第二次服从。  - 乌克林。</text:p>
      <text:p text:style-name="P4">
图片: ["<text:a xlink:type="simple" xlink:href="https://static.ukrinform.com/photos/2023_04/thumb_files/630_360_1680984924-962.jpg" text:style-name="Internet_20_link" text:visited-style-name="Visited_20_Internet_20_Link">
630_360_16809...</text:a>
"]</text:p>
      <text:p text:style-name="P4">
标签: ['НБА']</text:p>
      <text:p text:style-name="P4">
类型: Article</text:p>
      <!--METADATA-->
      <text:p text:style-name="P4">
<draw:frame draw:style-name="fr1" draw:name="Image338" text:anchor-type="as-char" svg:width="6.9236in" svg:height="3.956343in" draw:z-index="0">
<draw:image xlink:href="../Images/yкринформ/2023-04-08T23-17-21-03-00/630_360_1680984924-962.jpg" xlink:type="simple" xlink:show="embed" xlink:actuate="onLoad" draw:mime-type="image/jpeg"/>
</draw:frame>
他连续第二次服从他。</text:p>
      <text:p text:style-name="P4">
费城中心乔尔·恩贝达(Joel Embida)成为最好的庞巴德罗姆森(Bombardromson)季节-2022/23，<text:a xlink:type="simple" xlink:href="https://twitter.com/ESPNStatsInfo/status/1644528749096960000" text:style-name="Internet_20_link" text:visited-style-name="Visited_20_Internet_20_Link">
</text:a>
ESPN统计数据和信息，报告乌克林福姆。</text:p>
      <text:p text:style-name="P4">
这是由于卢克·唐奇奇(Luke Donchich)平均完成了32.4分的事实。 Embida的有效性不会低于32.6点。</text:p>
      <text:p text:style-name="P4">
目前，其性能为33.1分。</text:p>
      <text:p text:style-name="P4">
自鲍勃·麦卡德(Bob Macad)连续三次以来，恩斯塔(Embida)将成为第一个连续两次赢得最佳边界冠军的中心(1974  -  76年).</text:p>
      <text:p text:style-name="P4">
<text:span text:style-name="T4">
Читайте також:</text:span>
 <text:a xlink:type="simple" xlink:href="https://www.ukrinform.ua/rubric-sports/3693163-nba-mihajluk-najrezultativnisij-gravec-sarlott-u-gri-z-gustonom.html" text:style-name="Internet_20_link" text:visited-style-name="Visited_20_Internet_20_Link">
 <text:span text:style-name="T4">
НБА</text:span>
 </text:a>
正如乌克林福姆报道的那样，Svyatoslav Mikhailuk成为与Gianton比赛中最成功的比赛俱乐部</text:p>
      <text:p text:style-name="P4">
照片：Getty图像</text:p>
      <text:p text:style-name="P4">
News Source: <text:a xlink:type="simple" xlink:href="https://www.ukrinform.ua/rubric-sports/3693406-dzoel-embiid-dostrokovo-stav-najkrasim-bombardirom-nba.html" text:style-name="Internet_20_link" text:visited-style-name="Visited_20_Internet_20_Link">
https://www.ukrinform.ua/rubric-sports/3693406-dzoel-embiid-dostrokovo-stav-najkrasim-bombardirom-nba.html</text:a>
</text:p>
      <!--NEWS-->
      <text:h text:style-name="P10" text:outline-level="1">
<text:span text:style-name="T4">
民主世界必须与提出的威胁重新武装 - 专家</text:span>
</text:h>
      <text:p text:style-name="P4">
作者: Ukrinform (Person)</text:p>
      <text:p text:style-name="P4">
出版商: Укринформ (Organization)</text:p>
      <text:p text:style-name="P4">
出版时间: 2023-04-08T23:31:00+03:00</text:p>
      <text:p text:style-name="P4">
修改时间: 2023-04-08T23:31:00+03:00</text:p>
      <text:p text:style-name="P4">
描述: 立陶宛曼塔斯·阿多马斯（Mantas Adomas）的副外交大臣认为，除了对乌克兰的军事援助外，民主世界本身还需要迅速重新设备并重新设置其经济，并考虑到反民主国家构成的威胁。  - 乌克林。</text:p>
      <text:p text:style-name="P4">
图片: ["<text:a xlink:type="simple" xlink:href="https://static.ukrinform.com/photos/2023_04/thumb_files/630_360_1680956927-823.jpg" text:style-name="Internet_20_link" text:visited-style-name="Visited_20_Internet_20_Link">
630_360_16809...</text:a>
"]</text:p>
      <text:p text:style-name="P4">
标签: ['Литва', 'Світ', 'Безпека']</text:p>
      <text:p text:style-name="P4">
类型: Article</text:p>
      <!--METADATA-->
      <text:p text:style-name="P4">
<draw:frame draw:style-name="fr1" draw:name="Image339" text:anchor-type="as-char" svg:width="6.9236in" svg:height="3.956343in" draw:z-index="0">
<draw:image xlink:href="../Images/yкринформ/2023-04-08T23-31-00-03-00/630_360_1680956927-823.jpg" xlink:type="simple" xlink:show="embed" xlink:actuate="onLoad" draw:mime-type="image/jpeg"/>
</draw:frame>
立陶宛曼塔斯·阿多马斯(Mantas Adomas)的副外交大臣认为，除了乌克兰的军事援助外，民主世界本身还需要迅速重新设备并重新设置其经济，并考虑到将其置于其范围内的威胁。反民主国家。</text:p>
      <text:p text:style-name="P4">
阿多梅纳斯在[]中表达了这一观点(https://www.ukrinform.ua/rubric-polytics/3693294-mantas-adomenas-zastupnik-glavi-mzs-litvi.html)。</text:p>
      <text:p text:style-name="P4">
“重新设备，重新设备(除了乌克兰 - 编辑。)需要自由的世界，他想到了30年，当他欣赏和放松时，他在历史上度过了一些假期。 这是一个误解，认为全球冲突将消失。 有必要了解所有这些都发生了巨大变化。 因此，我们必须重新武装民主国家。”阿多马斯说。</text:p>
      <text:p text:style-name="P4">
他补充说，民主世界应以这一数字(以经济方式)在各个领域中动员，并建立军事经济，以改善军事后勤。</text:p>
      <text:p text:style-name="P4">
<text:span text:style-name="T4">
另请阅读：</text:span>
 <text:a xlink:type="simple" xlink:href="https://www.ukrinform.ua/rubric-ato/3688271-putin-brazkae-adernou-zbroeu-vid-rozpacu-pered-kontrnastupom-zsu-linkavicus.html" text:style-name="Internet_20_link" text:visited-style-name="Visited_20_Internet_20_Link">
<text:span text:style-name="T4">
 linkyavichus </text:span>
</text:a>
根据 <text:a xlink:type="simple" xlink:href="https://www.ukrinform.ua/tag-litva" text:style-name="Internet_20_link" text:visited-style-name="Visited_20_Internet_20_Link">
 </text:a>
外交官，将民主国家转变为考虑战争威胁的政权的过程已经开始，但它的发展速度太慢了。 从积极因素来看 - 它已经了解到，西方国家必须多样化其能源和其他材料的供应链。</text:p>
      <text:p text:style-name="P4">
在这种情况下，阿多梅纳斯认为，在可用条件下，“多元化”，“依赖的依赖”的概念不足。 应该将他的意识到“赋予每个人的和平”的条件完全结束。 “我们需要为国际关系的新阶段做准备。 它们的特征将以更大的侵略性，不可预测性和一般的战争或威胁的存在来表达。”阿多梅纳斯解释说。</text:p>
      <text:p text:style-name="P4">
他认为，这都是必要的，因为想修改全球的街区 - 民主国家的形成是由近几十年来已经存在的规则建立的。</text:p>
      <text:p text:style-name="P4">
<text:span text:style-name="T4">
另请阅读：</text:span>
 <text:a xlink:type="simple" xlink:href="https://www.ukrinform.ua/rubric-polytics/3693398-lise-razom-z-ukrainou-alans-bude-garantuvati-spravznij-zahist-evropi-prezident.html" text:style-name="Internet_20_link" text:visited-style-name="Visited_20_Internet_20_Link">
</text:a>
</text:p>
      <text:p text:style-name="P4">
News Source: <text:a xlink:type="simple" xlink:href="https://www.ukrinform.ua/rubric-world/3693409-demokraticnij-svit-mae-pereozbroitisa-z-urahuvannam-visunutih-jomu-zagroz-ekspert.html" text:style-name="Internet_20_link" text:visited-style-name="Visited_20_Internet_20_Link">
https://www.ukrinform.ua/rubric-world/3693409-demokraticnij-svit-mae-pereozbroitisa-z-urahuvannam-visunutih-jomu-zagroz-ekspert.html</text:a>
</text:p>
      <!--NEWS-->
      <text:h text:style-name="P10" text:outline-level="1">
<text:span text:style-name="T4">
SBU消除了另外三个动员逃避计划</text:span>
</text:h>
      <text:p text:style-name="P4">
作者: Ukrinform (Person)</text:p>
      <text:p text:style-name="P4">
出版商: Укринформ (Organization)</text:p>
      <text:p text:style-name="P4">
出版时间: 2023-04-08T23:52:00+03:00</text:p>
      <text:p text:style-name="P4">
修改时间: 2023-04-08T23:52:00+03:00</text:p>
      <text:p text:style-name="P4">
描述: 乌克兰的安全局封锁了乌克兰公民在战争中动员的三个计划。  - 乌克林。</text:p>
      <text:p text:style-name="P4">
图片: ["<text:a xlink:type="simple" xlink:href="https://static.ukrinform.com/photos/2023_04/thumb_files/630_360_1680988320-3925.jpeg" text:style-name="Internet_20_link" text:visited-style-name="Visited_20_Internet_20_Link">
630_360_16809...</text:a>
", "<text:a xlink:type="simple" xlink:href="https://static.ukrinform.com/photos/2023_04/thumb_files/630_360_1680988321-8716.jpeg" text:style-name="Internet_20_link" text:visited-style-name="Visited_20_Internet_20_Link">
630_360_16809...</text:a>
", "<text:a xlink:type="simple" xlink:href="https://static.ukrinform.com/photos/2023_04/thumb_files/630_360_1680988321-8111.jpeg" text:style-name="Internet_20_link" text:visited-style-name="Visited_20_Internet_20_Link">
630_360_16809...</text:a>
", "<text:a xlink:type="simple" xlink:href="https://static.ukrinform.com/photos/2023_04/thumb_files/630_360_1680988321-2359.jpeg" text:style-name="Internet_20_link" text:visited-style-name="Visited_20_Internet_20_Link">
630_360_16809...</text:a>
", "<text:a xlink:type="simple" xlink:href="https://static.ukrinform.com/photos/2023_04/thumb_files/630_360_1680988321-6290.jpeg" text:style-name="Internet_20_link" text:visited-style-name="Visited_20_Internet_20_Link">
630_360_16809...</text:a>
", "<text:a xlink:type="simple" xlink:href="https://static.ukrinform.com/photos/2023_04/thumb_files/630_360_1680988321-6033.jpeg" text:style-name="Internet_20_link" text:visited-style-name="Visited_20_Internet_20_Link">
630_360_16809...</text:a>
", "<text:a xlink:type="simple" xlink:href="https://static.ukrinform.com/photos/2023_04/thumb_files/630_360_1680988321-3142.jpeg" text:style-name="Internet_20_link" text:visited-style-name="Visited_20_Internet_20_Link">
630_360_16809...</text:a>
", "<text:a xlink:type="simple" xlink:href="https://static.ukrinform.com/photos/2023_04/thumb_files/630_360_1680988321-6631.jpeg" text:style-name="Internet_20_link" text:visited-style-name="Visited_20_Internet_20_Link">
630_360_16809...</text:a>
"]</text:p>
      <text:p text:style-name="P4">
标签: ['Мобілізація', 'СБУ', 'Війна з росією']</text:p>
      <text:p text:style-name="P4">
类型: Article</text:p>
      <!--METADATA-->
      <text:p text:style-name="P4">
<draw:frame draw:style-name="fr1" draw:name="Image340" text:anchor-type="as-char" svg:width="6.9236in" svg:height="3.956343in" draw:z-index="0">
<draw:image xlink:href="../Images/yкринформ/2023-04-08T23-52-00-03-00/630_360_1680988320-3925.jpeg" xlink:type="simple" xlink:show="embed" xlink:actuate="onLoad" draw:mime-type="image/jpeg"/>
</draw:frame>
乌克兰的服务已封锁了另外三个计划，以逃避乌克兰公​​民动员战争。</text:p>
      <text:p text:style-name="P4">
正如Ukrinform报道的那样，SBU在[]中报告(https://t.me/SBUkr/7865?single) .</text:p>
      <text:p text:style-name="P4">
<draw:frame draw:style-name="fr1" draw:name="Image341" text:anchor-type="as-char" svg:width="6.9236in" svg:height="3.956343in" draw:z-index="0">
<draw:image xlink:href="../Images/yкринформ/2023-04-08T23-52-00-03-00/630_360_1680988320-3925.jpeg" xlink:type="simple" xlink:show="embed" xlink:actuate="onLoad" draw:mime-type="image/jpeg"/>
</draw:frame>
Slulklicd另外三个逃避动员/照片的方案：SBU <text:a xlink:type="simple" xlink:href="https://static.ukrinform.com/photos/2023_04/1680988320-3925.jpeg" text:style-name="Internet_20_link" text:visited-style-name="Visited_20_Internet_20_Link">
<draw:frame draw:style-name="fr1" draw:name="Image342" text:anchor-type="as-char" svg:width="6.9236in" svg:height="3.956343in" draw:z-index="0">
<draw:image xlink:href="../Images/yкринформ/2023-04-08T23-52-00-03-00/630_360_1680988320-3925.jpeg" xlink:type="simple" xlink:show="embed" xlink:actuate="onLoad" draw:mime-type="image/jpeg"/>
</draw:frame>
</text:a>
 <text:a xlink:type="simple" xlink:href="https://static.ukrinform.com/photos/2023_04/1680988321-8716.jpeg" text:style-name="Internet_20_link" text:visited-style-name="Visited_20_Internet_20_Link">
<draw:frame draw:style-name="fr1" draw:name="Image343" text:anchor-type="as-char" svg:width="6.9236in" svg:height="3.956343in" draw:z-index="0">
<draw:image xlink:href="../Images/yкринформ/2023-04-08T23-52-00-03-00/630_360_1680988321-8716.jpeg" xlink:type="simple" xlink:show="embed" xlink:actuate="onLoad" draw:mime-type="image/jpeg"/>
</draw:frame>
</text:a>
 <text:a xlink:type="simple" xlink:href="https://static.ukrinform.com/photos/2023_04/1680988321-8111.jpeg" text:style-name="Internet_20_link" text:visited-style-name="Visited_20_Internet_20_Link">
<draw:frame draw:style-name="fr1" draw:name="Image344" text:anchor-type="as-char" svg:width="6.9236in" svg:height="3.956343in" draw:z-index="0">
<draw:image xlink:href="../Images/yкринформ/2023-04-08T23-52-00-03-00/630_360_1680988321-8111.jpeg" xlink:type="simple" xlink:show="embed" xlink:actuate="onLoad" draw:mime-type="image/jpeg"/>
</draw:frame>
</text:a>
 <text:a xlink:type="simple" xlink:href="https://static.ukrinform.com/photos/2023_04/1680988321-2359.jpeg" text:style-name="Internet_20_link" text:visited-style-name="Visited_20_Internet_20_Link">
<draw:frame draw:style-name="fr1" draw:name="Image345" text:anchor-type="as-char" svg:width="6.9236in" svg:height="3.956343in" draw:z-index="0">
<draw:image xlink:href="../Images/yкринформ/2023-04-08T23-52-00-03-00/630_360_1680988321-2359.jpeg" xlink:type="simple" xlink:show="embed" xlink:actuate="onLoad" draw:mime-type="image/jpeg"/>
</draw:frame>
</text:a>
 <text:a xlink:type="simple" xlink:href="https://static.ukrinform.com/photos/2023_04/1680988321-6290.jpeg" text:style-name="Internet_20_link" text:visited-style-name="Visited_20_Internet_20_Link">
<draw:frame draw:style-name="fr1" draw:name="Image346" text:anchor-type="as-char" svg:width="6.9236in" svg:height="3.956343in" draw:z-index="0">
<draw:image xlink:href="../Images/yкринформ/2023-04-08T23-52-00-03-00/630_360_1680988321-6290.jpeg" xlink:type="simple" xlink:show="embed" xlink:actuate="onLoad" draw:mime-type="image/jpeg"/>
</draw:frame>
</text:a>
 <text:a xlink:type="simple" xlink:href="https://static.ukrinform.com/photos/2023_04/1680988321-6033.jpeg" text:style-name="Internet_20_link" text:visited-style-name="Visited_20_Internet_20_Link">
<draw:frame draw:style-name="fr1" draw:name="Image347" text:anchor-type="as-char" svg:width="6.9236in" svg:height="3.956343in" draw:z-index="0">
<draw:image xlink:href="../Images/yкринформ/2023-04-08T23-52-00-03-00/630_360_1680988321-6033.jpeg" xlink:type="simple" xlink:show="embed" xlink:actuate="onLoad" draw:mime-type="image/jpeg"/>
</draw:frame>
</text:a>
 <text:a xlink:type="simple" xlink:href="https://static.ukrinform.com/photos/2023_04/1680988321-3142.jpeg" text:style-name="Internet_20_link" text:visited-style-name="Visited_20_Internet_20_Link">
<draw:frame draw:style-name="fr1" draw:name="Image348" text:anchor-type="as-char" svg:width="6.9236in" svg:height="3.956343in" draw:z-index="0">
<draw:image xlink:href="../Images/yкринформ/2023-04-08T23-52-00-03-00/630_360_1680988321-3142.jpeg" xlink:type="simple" xlink:show="embed" xlink:actuate="onLoad" draw:mime-type="image/jpeg"/>
</draw:frame>
</text:a>
 <text:a xlink:type="simple" xlink:href="https://static.ukrinform.com/photos/2023_04/1680988321-6631.jpeg" text:style-name="Internet_20_link" text:visited-style-name="Visited_20_Internet_20_Link">
<draw:frame draw:style-name="fr1" draw:name="Image349" text:anchor-type="as-char" svg:width="6.9236in" svg:height="3.956343in" draw:z-index="0">
<draw:image xlink:href="../Images/yкринформ/2023-04-08T23-52-00-03-00/630_360_1680988321-6631.jpeg" xlink:type="simple" xlink:show="embed" xlink:actuate="onLoad" draw:mime-type="image/jpeg"/>
</draw:frame>
</text:a>
“由于调查措施，五个设备的穆尔根人报告了怀疑。 他们向军方建议避免<text:a xlink:type="simple" xlink:href="https://www.ukrinform.ua/tag-mobilizacia" text:style-name="Internet_20_link" text:visited-style-name="Visited_20_Internet_20_Link">
</text:a>
根据非法越过边界的伪造文件，”消息写道。</text:p>
      <text:p text:style-name="P4">
“服务”的成本为3到6000美元。 金额取决于“解决问题”的延迟。</text:p>
      <text:p text:style-name="P4">
是的，在基辅，SBU工作人员暴露了两个犯罪计划。 第一个组织了首都之一的军事医疗委员会负责人。</text:p>
      <text:p text:style-name="P4">
<text:span text:style-name="T4">
另请阅读：</text:span>
 <text:a xlink:type="simple" xlink:href="https://www.ukrinform.ua/rubric-regions/3690450-na-odesini-perekrili-kanal-vteci-uhilantiv-do-moldovi.html" text:style-name="Internet_20_link" text:visited-style-name="Visited_20_Internet_20_Link">
</text:a>
为了赚钱，他出于健康原因就删除了Zaporizhia的“客户”文件。另一个计划是由伪造组织的负责人建立的，该组织建议公民离开乌克兰作为人道主义交通的驱动力。 SBU于2022年12月暴露。</text:p>
      <text:p text:style-name="P4">
此外，在跨汽车地区，律师和酒店的所有者被拘留，Yakasam正在寻找“候选人”以逃离国外。</text:p>
      <text:p text:style-name="P4">
入侵者试图用DOM掩盖军队。在检查站之外。</text:p>
      <text:p text:style-name="P4">
<text:span text:style-name="T4">
另请阅读：</text:span>
 <text:a xlink:type="simple" xlink:href="https://www.ukrinform.ua/rubric-society/3686440-sbu-likviduvala-14-novih-shem-viizdu-uhilantiv-za-kordon.html" text:style-name="Internet_20_link" text:visited-style-name="Visited_20_Internet_20_Link">
</text:a>
被告被告知涉嫌两项《乌克兰刑法》：《艺术》第1部分。 114-1(妨碍武装部队和其他军事阵型的合法活动); 第332页(乌克兰州边界的人的非法穿越).</text:p>
      <text:p text:style-name="P4">
Як повідомляв Укрінформ, співробітники Державної прикордонної служби щодобизатримують близько 20 осіб за спробу незаконно перетнути кордон. На початкуповномасштабного вторгнення росії таких порушників було 60-70 щодня.</text:p>
      <text:p text:style-name="P4">
News Source: <text:a xlink:type="simple" xlink:href="https://www.ukrinform.ua/rubric-society/3693411-sbu-likviduvala-se-tri-shemi-uhilenna-vid-mobilizacii.html" text:style-name="Internet_20_link" text:visited-style-name="Visited_20_Internet_20_Link">
https://www.ukrinform.ua/rubric-society/3693411-sbu-likviduvala-se-tri-shemi-uhilenna-vid-mobilizacii.html</text:a>
</text:p>
      <!--NEWS-->
      <text:h text:style-name="P10" text:outline-level="1">
<text:span text:style-name="T4">
在基辅，在战争中死亡的运动员尊敬</text:span>
</text:h>
      <text:p text:style-name="P4">
作者: ['АРМІЯINFORM']</text:p>
      <text:p text:style-name="P4">
时间: 2023-04-08T59:00:00-04:00</text:p>
      <text:p text:style-name="P4">
描述: Aktziya pam’yatis从NSC“ Olimpskiy”的Klitschko Ekpo逝世。 Rosemytili的PID肖像...与乌克兰2022年的战争，与乌克兰的最新消息，今天与乌克兰的新闻战争，2022年的新闻战争，今天将在乌克兰和俄罗斯之间发生战争他们说，不是，在不久的将来，乌克兰会发生战争</text:p>
      <text:p text:style-name="P4">
图片: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text:p>
      <text:p text:style-name="P4">
标签: []</text:p>
      <text:p text:style-name="P4">
类别: News</text:p>
      <!--METADATA-->
      <text:p text:style-name="P4">
<draw:frame draw:style-name="fr1" draw:name="Image350" text:anchor-type="as-char" svg:width="6.9236in" svg:height="4.615733in" draw:z-index="0">
<draw:image xlink:href="../Images/AРМІЯINFORM/2023-04-08T59-00-00-04-00/photo_2023-04-07_14-00-22.jpg" xlink:type="simple" xlink:show="embed" xlink:actuate="onLoad" draw:mime-type="image/jpeg"/>
</draw:frame>
记忆动作在奥林匹克NSC的Klitschko博览会上举行。 在肖像下，放置了带鞋的装置。 其中之一是一个拳击手套。个人事物属于运动员和教练，他们在战场上死于俄罗斯占领，敌对炮击或捍卫乌克兰。</text:p>
      <text:p text:style-name="P4">
关于它<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报告</text:a>
傍晚基辅<draw:frame draw:style-name="fr1" draw:name="Image351" text:anchor-type="as-char" svg:width="6.9236in" svg:height="4.61393in" draw:z-index="0">
<draw:image xlink:href="../Images/AРМІЯINFORM/2023-04-08T59-00-00-04-00/642ee1d07a750.jpg" xlink:type="simple" xlink:show="embed" xlink:actuate="onLoad" draw:mime-type="image/jpeg"/>
</draw:frame>
据KSCA青年和体育部尤里亚·汗(Yulia Khan)的主任称，乌克兰领土上的俄罗斯军事侵略是塔斯默(Tasmer)的持续破坏。</text:p>
      <text:p text:style-name="P4">
“死者中有世界冠军，欧洲，国家第一和没有奥运会的多个赢家。 还有一些运动的历史，以及刚开始体育旅程的人。 无法想象如果战争不夺走生命，他们会做多少。”尤里亚·汗(Yulia Khan)说。</text:p>
      <text:p text:style-name="P4">
妮娜在战争中失去了儿子。 瓦迪姆·泽勒尼克(Vadim Zeleniuk)在战斗任务中在顿涅茨克地区去世，涵盖了他的同志。 他是世界桑博世界锦标赛的青铜繁荣，也是Zuniversal Combat的欧洲冠军。 年度圈锦标赛将举行，以纪念乌克兰英雄。</text:p>
      <text:p text:style-name="P4">
Oleksandra Zakharova的父亲Climb Alexander Odglony在Zaledar的战斗中去世，营救了Grigory Grigoryev的朋友。 亚历山大(Alexander)是登山(Mountaineering)国家队的成员。 在帕米尔(Pamir)和天 - 山(Tian-Shanya)的五个最高峰的升天期间，“雪豹”(Snow Leopard)的头衔。</text:p>
      <text:p text:style-name="P4">
埃琳娜·拉肯科(Elena Radchenko)的整个家庭被种族主义者绑架和折磨。 埃琳娜(Elena)的母亲奥尔加苏恩科(Olgasuhenko)是莫蒂兹林(Motyzhyn)村的长老。 伊戈尔(Igor)的父亲负责当地的业余未来俱乐部“ Kolos”。 亚历山大弟兄也是一名足球运动员，在边锋的右边，前锋FC Chaika在2018-2019赛季在乌克兰冠军的第二个联赛中演出。根据Oleg Vernyaev的说法，有250多名运动员和教练因教练的全面入侵而被杀。</text:p>
      <text:p text:style-name="P4">
“他们中的一些人故意将武器掌握在手中，在战斗中捍卫我们的州。 Olegvernyaev说，俄罗斯火箭飞入了房屋。  - “体育天使”项目收集了运动员的故事，这些故事将永远不会忽略体育领域，不会在基座上引起蓝色和黄色的旗帜。 战争遭到破坏。 乌克兰运动员悲惨死亡的每个故事都与全世界都一致。 永恒的荣耀和低头屈服于我们的英雄。”</text:p>
      <text:p text:style-name="P4">
在首都，体育天使首次<text:a xlink:type="simple" xlink:href="https://vechirniy.kyiv.ua/news/72962/" text:style-name="Internet_20_link" text:visited-style-name="Visited_20_Internet_20_Link">
提出</text:a>
2022年10月。体育社区代表的历史，死于战争<text:a xlink:type="simple" xlink:href="https://yangoly-sportu.teamukraine.com.ua/" text:style-name="Internet_20_link" text:visited-style-name="Visited_20_Internet_20_Link">
现场requiem</text:a>
“体育天使”聚集了乌克兰体育委员会。</text:p>
      <text:p text:style-name="P4">
News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NEWS-->
      <text:h text:style-name="P10" text:outline-level="1">
<text:span text:style-name="T4">
据报道，来自Khmelnytskyi的政治学家怀疑</text:span>
</text:h>
      <text:p text:style-name="P4">
作者: ['АРМІЯINFORM']</text:p>
      <text:p text:style-name="P4">
时间: 2023-04-08T60:00:00-04:00</text:p>
      <text:p text:style-name="P4">
描述: 为了进行kerivnitvva kyivko -misko -misko -oda检察官格鲁玛迪安，乌克兰在缺席中...与乌克兰2022年的战争，与乌克兰的最新新闻，与乌克兰的新闻，与乌克兰2022年的新闻战争，今天的最后一场战争将在乌克兰和乌克兰之间发生战争，将在乌克兰和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10-5.jpg" text:style-name="Internet_20_link" text:visited-style-name="Visited_20_Internet_20_Link">
10-5.jpg</text:a>
']</text:p>
      <text:p text:style-name="P4">
标签: ['STOPRUSSIA', 'АГРЕСІЯ РФ', 'ОФІС ГЕНЕРАЛЬНОГО ПРОКУРОРА УКРАЇНИ']</text:p>
      <text:p text:style-name="P4">
类别: News</text:p>
      <!--METADATA-->
      <text:p text:style-name="P4">
<draw:frame draw:style-name="fr1" draw:name="Image352" text:anchor-type="as-char" svg:width="6.9236in" svg:height="3.63489in" draw:z-index="0">
<draw:image xlink:href="../Images/AРМІЯINFORM/2023-04-08T60-00-00-04-00/10-5.jpg" xlink:type="simple" xlink:show="embed" xlink:actuate="onLoad" draw:mime-type="image/jpeg"/>
</draw:frame>
在基辅城市检察官办公室的程序指导下，乌克兰公民因缺席涉嫌国家叛国，屈辱和尊严而获悉。</text:p>
      <text:p text:style-name="P4">
根据调查，甚至在侵略国家的全面入侵开始之前，乌克兰就开始积极协助俄罗斯联邦实施颠覆性活动。</text:p>
      <text:p text:style-name="P4">
为了履行俄罗斯策展人的任务，他准备并出版了USocial Networks破坏性宣传，并在其中表达了俄罗斯的观点。 作为一名政治学家，他一再参加包括俄罗斯电视频道在内的各种政治表演。</text:p>
      <text:p text:style-name="P4">
嫌疑人在他的出版物和演讲中传播了俄罗斯关于“乌克兰纳粹主义”的叙事，促进了旨在抹黑独立国家的想法。</text:p>
      <text:p text:style-name="P4">
这位政治学家说服了他的听众是乌克兰外交政策的虚假性，重点是欧洲一体化。</text:p>
      <text:p text:style-name="P4">
这些出版物和视频录音是由Winternett和Social Products积极“加速”的，可用于无限的用户。</text:p>
      <text:p text:style-name="P4">
通过他的行动，政治学家损害了乌克兰的主权，领土完整性，不可侵犯和信息安全，向俄罗斯联邦代表提供了援助，以与形成领域对乌克兰进行颠覆性活动。</text:p>
      <text:p text:style-name="P4">
预审调查是由乌克兰国家安全局在塔基夫地区的乌克兰国家安全局的调查人员进行的，以对SBU进行运营支持。</text:p>
      <text:p text:style-name="P4">
<text:span text:style-name="T5">
derello：<text:a xlink:type="simple" xlink:href="https://gp.gov.ua/ua/posts/politologu-povidomleno-pro-pidozru-u-derzzradi-ta-prinizenni-nacionalnoyi-cesti-i-gidnosti" text:style-name="Internet_20_link" text:visited-style-name="Visited_20_Internet_20_Link">
检察官办公室乌克兰办公室</text:a>
</text:span>
</text:p>
      <text:p text:style-name="P4">
News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NEWS-->
      <text:h text:style-name="P10" text:outline-level="1">
<text:span text:style-name="T4">
在乌克兰，启动了一个移动申请，以发现失踪的孩子</text:span>
</text:h>
      <text:p text:style-name="P4">
作者: ['АРМІЯINFORM']</text:p>
      <text:p text:style-name="P4">
时间: 2023-04-08T61:00:00-04:00</text:p>
      <text:p text:style-name="P4">
描述: Sredechey Zeunita团聚乌克兰是Smeye VPO，Rodin，Yaki的成员...与乌克兰2022年的战争，与乌克兰的最新新闻，今天与乌克兰2022年的新闻战争，乌克兰和俄罗斯和俄罗斯和俄罗斯和俄罗斯和俄罗斯和俄罗斯之间的战争将会何时，何时，何时，何时，何时，何时，何时，何时，何时，与乌克兰在2022年都将在不久俄罗斯的乌克兰媒体</text:p>
      <text:p text:style-name="P4">
图片: ['<text:a xlink:type="simple" xlink:href="https://armyinform.com.ua/wp-content/uploads/2023/04/photo_2023-04-07_11-02-33.jpg" text:style-name="Internet_20_link" text:visited-style-name="Visited_20_Internet_20_Link">
photo_2023-04-07_11-02-33.jpg</text:a>
']</text:p>
      <text:p text:style-name="P4">
标签: ['STOPRUSSIA', 'ВТОРГНЕННЯ РФ']</text:p>
      <text:p text:style-name="P4">
类别: News</text:p>
      <!--METADATA-->
      <text:p text:style-name="P4">
<draw:frame draw:style-name="fr1" draw:name="Image353" text:anchor-type="as-char" svg:width="6.9236in" svg:height="5.804039in" draw:z-index="0">
<draw:image xlink:href="../Images/AРМІЯINFORM/2023-04-08T61-00-00-04-00/photo_2023-04-07_11-02-33.jpg" xlink:type="simple" xlink:show="embed" xlink:actuate="onLoad" draw:mime-type="image/jpeg"/>
</draw:frame>
申请团聚的功能包括乌克兰的统一家庭，国内流离失所者家庭，那些在乌克兰以外或非法驱逐到俄罗斯联邦，白俄罗斯或暂时占领乌克兰领土的家庭。</text:p>
      <text:p text:style-name="P4">
它是如何工作的：</text:p>
      <text:p text:style-name="P4">
<text:span text:style-name="T5">
下载免费应用程序<text:a xlink:type="simple" xlink:href="https://apps.apple.com/lu/app/reunite-ukraine/id6444649623" text:style-name="Internet_20_link" text:visited-style-name="Visited_20_Internet_20_Link">
团聚乌克兰</text:a>
在App Store或<text:a xlink:type="simple" xlink:href="https://play.google.com/store/apps/details" text:style-name="Internet_20_link" text:visited-style-name="Visited_20_Internet_20_Link">
团聚乌克兰</text:a>
在Google Play上。 </text:span>
创建一个配置文件。 指定有关您自己和家人的信息，添加一张想要的人的照片。 您指出的数据越多，搜索就越有效。 <text:span text:style-name="T5">
乌克兰人工智能技术团聚将在创建个人资料时将您的数据与家人进行比较。 </text:span>
如果有信息，警察将在两个配置文件之间进行检查。 *数据在申请中重合并由警察验证的人员收到通知并同意交换消息。</text:p>
      <text:p text:style-name="P4">
<text:span text:style-name="T5">
derelo：<text:a xlink:type="simple" xlink:href="https://www.facebook.com/komitetG/posts/pfbid0DEENwhBfW3vZLnLXEQngCbowi6BZWzde3xSEFX4QrdVmhuBuwPUEQf4s3Ve6oppxl" text:style-name="Internet_20_link" text:visited-style-name="Visited_20_Internet_20_Link">
人道主义与信息政策委员会</text:a>
</text:span>
</text:p>
      <text:p text:style-name="P4">
News Source: <text:a xlink:type="simple" xlink:href="https://armyinform.com.ua/2023/04/08/v-ukrayini-zapraczyuvav-mobilnyj-zastosunok-dlya-poshuku-znyklyh-bezvisty-ditej/" text:style-name="Internet_20_link" text:visited-style-name="Visited_20_Internet_20_Link">
https://armyinform.com.ua/2023/04/08/v-ukrayini-zapraczyuvav-mobilnyj-zastosunok-dlya-poshuku-znyklyh-bezvisty-ditej/</text:a>
</text:p>
      <!--NEWS-->
      <text:h text:style-name="P10" text:outline-level="1">
<text:span text:style-name="T4">
Kropyvnytskyi被一个机器人农场淘汰了3,000多个假帐户</text:span>
</text:h>
      <text:p text:style-name="P4">
作者: ['АРМІЯINFORM']</text:p>
      <text:p text:style-name="P4">
时间: 2023-04-08T62:00:00-04:00</text:p>
      <text:p text:style-name="P4">
描述: 乌克兰非伊斯兰教的KESBERFAKHIVSKY服务与Kropyvinitsky Botoerm中和，Yak Diyal ...与乌克兰2022年的战争，与乌克兰与乌克兰的最新新闻，今天与乌克兰2022年的新闻战争，今天与乌克兰2022年的新闻战争，乌克兰和俄罗斯之间的战争将在乌克兰和俄罗斯之间发生一场战争，他们在2022年与乌克兰与乌克兰的战争，无论是否将在不久</text:p>
      <text:p text:style-name="P4">
图片: ['<text:a xlink:type="simple" xlink:href="https://armyinform.com.ua/wp-content/uploads/2023/04/027b16d12586c2a85448972d5370cca3.jpeg" text:style-name="Internet_20_link" text:visited-style-name="Visited_20_Internet_20_Link">
027b16d12586c2a85448972d5370cca3.jpeg</text:a>
', '<text:a xlink:type="simple" xlink:href="https://armyinform.com.ua/wp-content/uploads/2023/04/a6d3d5a02283214b4b803515d686d498.jpeg" text:style-name="Internet_20_link" text:visited-style-name="Visited_20_Internet_20_Link">
a6d3d5a02283214b4b803515d686d498.jpeg</text:a>
']</text:p>
      <text:p text:style-name="P4">
标签: ['STOPRUSSIA', 'ВТОРГНЕННЯ РФ', 'СБУ']</text:p>
      <text:p text:style-name="P4">
类别: News</text:p>
      <!--METADATA-->
      <text:p text:style-name="P4">
<draw:frame draw:style-name="fr1" draw:name="Image354" text:anchor-type="as-char" svg:width="6.9236in" svg:height="4.615733in" draw:z-index="0">
<draw:image xlink:href="../Images/AРМІЯINFORM/2023-04-08T62-00-00-04-00/027b16d12586c2a85448972d5370cca3.jpeg" xlink:type="simple" xlink:show="embed" xlink:actuate="onLoad" draw:mime-type="image/jpeg"/>
</draw:frame>
乌克兰安全局的网络法学委员会在Kropyvnytskyi botoferm中被中和，该公司赞成俄罗斯特殊服务。</text:p>
      <text:p text:style-name="P4">
由于调查行动，敌人的“牢房”的组织者被拘留。 他是一个来自Zaporozhye的流离失所者，在全面入侵开始后，他搬到了Nakirovograd地区。</text:p>
      <text:p text:style-name="P4">
在那里，他开始在社交网络上创建大量的匿名帐户，并通过Darknet坐下来。 相应的设备安装在区域中心睡眠区的租用公寓中</text:p>
      <text:p text:style-name="P4">
一个机器人的平均成本为200 UAH。</text:p>
      <text:p text:style-name="P4">
已经确定攻击者创建了近3000个假帐户，他计划以总量超过500万UAH的价格出售。</text:p>
      <text:p text:style-name="P4">
它的主要“客户”是俄罗斯特殊服务的代表，及其对统治宣传的控制。</text:p>
      <text:p text:style-name="P4">
据称，机器人需要侵略者“加速”错误信息，代表乌克兰公民对前线的局势以及试图抹黑国防军部队的情况。</text:p>
      <text:p text:style-name="P4">
因此，敌人试图在战争条件下撼动乌克兰插入地区的政治内部情况。</text:p>
      <text:p text:style-name="P4">
在租用公寓的搜索过程中，发现了涉及的人：</text:p>
      <text:p text:style-name="P4">
<text:span text:style-name="T5">
计算机设备； </text:span>
专业设备； *他在非法活动中使用的3000张SIM卡。</text:p>
      <text:p text:style-name="P4">
<draw:frame draw:style-name="fr1" draw:name="Image355" text:anchor-type="as-char" svg:width="6.9236in" svg:height="4.615733in" draw:z-index="0">
<draw:image xlink:href="../Images/AРМІЯINFORM/2023-04-08T62-00-00-04-00/a6d3d5a02283214b4b803515d686d498.jpeg" xlink:type="simple" xlink:show="embed" xlink:actuate="onLoad" draw:mime-type="image/jpeg"/>
</draw:frame>
目前，乌克兰安全局的调查人员已将袭击者告知袭击者，涉嫌瓦解，承认合法，否认俄罗斯联邦对反乌克兰的武装侵略及其参与者的荣耀。</text:p>
      <text:p text:style-name="P4">
涉及衡量限制的人的犯罪行为的额外资格问题正在解决。</text:p>
      <text:p text:style-name="P4">
这些措施是由SBU工作人员在区域检察官办公室的程序指导下进行的。</text:p>
      <text:p text:style-name="P4">
<text:span text:style-name="T5">
wherelo：<text:a xlink:type="simple" xlink:href="https://ssu.gov.ua/novyny/sbu-likviduvala-u-kropyvnytskomu-botofermu-yaka-stvoryla-ponad-3-tysiachi-feikovykh-akauntiv-dlia-informdyversii-proty-ukrainy" text:style-name="Internet_20_link" text:visited-style-name="Visited_20_Internet_20_Link">
SBU</text:a>
</text:span>
</text:p>
      <text:p text:style-name="P4">
News Source: <text:a xlink:type="simple" xlink:href="https://armyinform.com.ua/2023/04/08/u-kropyvnyczkomu-likviduvaly-botofermu-na-ponad-3-tysyachi-fejkovyh-akauntiv/" text:style-name="Internet_20_link" text:visited-style-name="Visited_20_Internet_20_Link">
https://armyinform.com.ua/2023/04/08/u-kropyvnyczkomu-likviduvaly-botofermu-na-ponad-3-tysyachi-fejkovyh-akauntiv/</text:a>
</text:p>
      <!--NEWS-->
      <text:h text:style-name="P10" text:outline-level="1">
<text:span text:style-name="T4">
800万UAH被捕的俄罗斯资产已转移以支持武装部队</text:span>
</text:h>
      <text:p text:style-name="P4">
作者: ['АРМІЯINFORM']</text:p>
      <text:p text:style-name="P4">
时间: 2023-04-08T63:00:00-04:00</text:p>
      <text:p text:style-name="P4">
描述: 在检察官的克洛巴尼群落背后，在犯罪的普雷福德·斯托斯诺（Provadzhennya Stosno）的罗兹斯利德河（Rozsliduanne）的框架内……与乌克兰2022年的战争，与乌克兰的战争是今天的最新消息，这是今天与乌克兰的新闻战争，今天与乌克兰2022年的新闻战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2/11/16_420.jpg" text:style-name="Internet_20_link" text:visited-style-name="Visited_20_Internet_20_Link">
16_420.jpg</text:a>
']</text:p>
      <text:p text:style-name="P4">
标签: ['STOPRUSSIA', 'ВТОРГНЕННЯ РФ', 'ОФІС ГЕНЕРАЛЬНОГО ПРОКУРОРА УКРАЇНИ']</text:p>
      <text:p text:style-name="P4">
类别: News</text:p>
      <!--METADATA-->
      <text:p text:style-name="P4">
<draw:frame draw:style-name="fr1" draw:name="Image356" text:anchor-type="as-char" svg:width="6.9236in" svg:height="3.956343in" draw:z-index="0">
<draw:image xlink:href="../Images/AРМІЯINFORM/2023-04-08T63-00-00-04-00/16_420.jpg" xlink:type="simple" xlink:show="embed" xlink:actuate="onLoad" draw:mime-type="image/jpeg"/>
</draw:frame>
说明性照片</text:p>
      <text:p text:style-name="P4">
应检察官的要求，在调查刑事诉讼的框架内，有800万个虔诚的资产被转让给俄罗斯联邦居民，以支持乌克兰的武装部队。</text:p>
      <text:p text:style-name="P4">
根据调查，RFSPZAPPAGAGE的居民居民的官员和所有者将Caperiment Credit Credit of Resulte Credit of Rustect Cordices的财务机制订单，讨论和撤回国外的货币。 这种行动对乌克兰的国家和经济安全有害。</text:p>
      <text:p text:style-name="P4">
在基辅Podilskyi检察官办公室的程序领导下滥用其全日制官员的上述企业。</text:p>
      <text:p text:style-name="P4">
目前正在采取措施转移其他财产，以支持武装部队。</text:p>
      <text:p text:style-name="P4">
<text:span text:style-name="T5">
derello：<text:a xlink:type="simple" xlink:href="https://gp.gov.ua/ua/posts/prokuratura-peredala-na-korist-zsu-8-mln-grn-arestovanix-rosiiskix-aktiviv" text:style-name="Internet_20_link" text:visited-style-name="Visited_20_Internet_20_Link">
检察官办公室乌克兰办公室</text:a>
</text:span>
</text:p>
      <text:p text:style-name="P4">
News Source: <text:a xlink:type="simple" xlink:href="https://armyinform.com.ua/2023/04/08/na-koryst-zsu-peredano-8-mln-grn-areshtovanyh-rosijskyh-aktyviv/" text:style-name="Internet_20_link" text:visited-style-name="Visited_20_Internet_20_Link">
https://armyinform.com.ua/2023/04/08/na-koryst-zsu-peredano-8-mln-grn-areshtovanyh-rosijskyh-aktyviv/</text:a>
</text:p>
      <!--NEWS-->
      <text:h text:style-name="P10" text:outline-level="1">
<text:span text:style-name="T4">
据报道怀疑一个叛徒，他被爱国者居住者偷走了</text:span>
</text:h>
      <text:p text:style-name="P4">
作者: ['АРМІЯINFORM']</text:p>
      <text:p text:style-name="P4">
时间: 2023-04-08T64:00:00-04:00</text:p>
      <text:p text:style-name="P4">
描述: DBR Pratsikhniki发起了有关Pydozra Kolishnyom Kinologa Kinologa Khersonsky Sis Zo，Yaki ...与乌克兰2022年的战争，与乌克兰与乌克兰的最新新闻，今天与乌克兰的新闻战争，今天上次与乌克兰2022年的新闻战争，乌克兰和俄罗斯和俄罗斯和俄罗斯和俄罗斯之间的战争将会发生。他们在2022年与乌克兰有一年</text:p>
      <text:p text:style-name="P4">
图片: ['<text:a xlink:type="simple" xlink:href="https://armyinform.com.ua/wp-content/uploads/2023/04/povidomilo-pro-pidozru-zradniku-yakij-utrimuvav-v-kamerah-sizo-vikradenih-okupantami-patriotiv-450x395-4fd-e1680877039807.jpeg" text:style-name="Internet_20_link" text:visited-style-name="Visited_20_Internet_20_Link">
povidomilo-pro-pidozru-zradniku-yakij-utrimuvav-v-kamerah-sizo-vikradenih-okupantami-patriotiv-450x395-4fd-e1680877039807.jpeg</text:a>
']</text:p>
      <text:p text:style-name="P4">
标签: ['STOPRUSSIA', 'АГРЕСІЯ РФ', 'ДБР']</text:p>
      <text:p text:style-name="P4">
类别: News</text:p>
      <!--METADATA-->
      <text:p text:style-name="P4">
<draw:frame draw:style-name="fr1" draw:name="Image357" text:anchor-type="as-char" svg:width="6.9236in" svg:height="8.164078in" draw:z-index="0">
<draw:image xlink:href="../Images/AРМІЯINFORM/2023-04-08T64-00-00-04-00/povidomilo-pro-pidozru-zradniku-yakij-utrimuvav-v-kamerah-sizo-vikradenih-okupantami-patriotiv-450x395-4fd-e1680877039807.jpeg" xlink:type="simple" xlink:show="embed" xlink:actuate="onLoad" draw:mime-type="image/jpeg"/>
</draw:frame>
DBR员工报告了前赫尔森前审判中心的怀疑，他将爱国者队偷走了。</text:p>
      <text:p text:style-name="P4">
在开始临时占领霍尔森地区并扣押了霍尔森的霍尔森拘留中心之后，该部的初级督察官员从俄罗斯联邦的特殊服务中获得了加入假法等级的提议执法器官“在Kherson地区订购的服务服务的管理”。</text:p>
      <text:p text:style-name="P4">
这位前执法人员出卖了誓言，并自愿占据了职责初级检查员的职位。 在机构的所有工作中，他都遵循入侵者的所有指示，为此他获得了卢布的薪水。 积极与敌人的合作：致电前同事，敦促去谴责的机构服务。</text:p>
      <text:p text:style-name="P4">
众所周知，他留在了赫尔森的拘留所，占领者在摄像机中偷走了摄像头，对囚犯施加了道德上的压力，威胁了他们。</text:p>
      <text:p text:style-name="P4">
霍森释放后，该人与俄罗斯联邦的军事人员逃离。</text:p>
      <text:p text:style-name="P4">
国家警察内部安全的迅速支持报告了涉嫌合作活动和叛国罪。</text:p>
      <text:p text:style-name="P4">
本文的制裁规定了无期徒刑的判决。</text:p>
      <text:p text:style-name="P4">
程序领导由霍尔森地区检察官办公室执行</text:p>
      <text:p text:style-name="P4">
News Source: <text:a xlink:type="simple" xlink:href="https://armyinform.com.ua/2023/04/08/povidomleno-pro-pidozru-zradnyku-yakyj-utrymuvav-v-kamerah-vykradenyh-okupantamy-patriotiv/" text:style-name="Internet_20_link" text:visited-style-name="Visited_20_Internet_20_Link">
https://armyinform.com.ua/2023/04/08/povidomleno-pro-pidozru-zradnyku-yakyj-utrymuvav-v-kamerah-vykradenyh-okupantamy-patriotiv/</text:a>
</text:p>
      <!--NEWS-->
      <text:h text:style-name="P10" text:outline-level="1">
<text:span text:style-name="T4">
布莱恩斯克地区的最新事件作证 - 在俄罗斯联邦中间，可能针对现行政权的武装抗议</text:span>
</text:h>
      <text:p text:style-name="P4">
作者: ['АРМІЯINFORM']</text:p>
      <text:p text:style-name="P4">
时间: 2023-04-08T65:00:00-04:00</text:p>
      <text:p text:style-name="P4">
描述: 克里姆林宫的Prop pri pri kerivnitva，罗斯伊恩·奥普西（Rosisyan opporthy）政权抗议tsilko mozhlivi ....与乌克兰2022年与乌克兰战争，与乌克兰今天与乌克兰的新闻，与乌克兰2022年的新闻战争，今天与乌克兰2022年的新闻战争，乌克兰和俄罗斯和俄罗斯与俄罗斯和俄罗斯之间以及乌克兰之间以及俄罗斯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ГУР МОУ']</text:p>
      <text:p text:style-name="P4">
类别: News</text:p>
      <!--METADATA-->
      <text:p text:style-name="P4">
<draw:frame draw:style-name="fr1" draw:name="Image358" text:anchor-type="as-char" svg:width="6.9236in" svg:height="4.615733in" draw:z-index="0">
<draw:image xlink:href="../Images/AРМІЯINFORM/2023-04-08T65-00-00-04-00/poraneni-okupanty.jpg" xlink:type="simple" xlink:show="embed" xlink:actuate="onLoad" draw:mime-type="image/jpeg"/>
</draw:frame>
说明性照片</text:p>
      <text:p text:style-name="P4">
尽管是克里姆林宫领导层的陈述，但俄罗斯人对当前政权的抗议是可能的。 生动的确认是布莱恩斯克地区的最新事件。特别是，骚乱发生在波加斯基地区。 俄罗斯叛军带来了两名占领军的战斗机。 有大量及时的数量，目前指定了确切的数字。 敌人的APC也被破坏了。入侵者的其他设备，设备和财产损坏。</text:p>
      <text:p text:style-name="P4">
俄罗斯志愿军团首次不采取此类措施，规模只是在增长。 士兵与当地人口袭击了军事设施。</text:p>
      <text:p text:style-name="P4">
由于叛军的行动，平民没有受伤。</text:p>
      <text:p text:style-name="P4">
<text:span text:style-name="T5">
derello：<text:a xlink:type="simple" xlink:href="https://gur.gov.ua/content/ostanni-podii-v-brianskii-oblasti-svidchat-v-seredyni-rf-mozhlyvyi-zbroinyi-protest-proty-diiuchoho-rezhymu.html" text:style-name="Internet_20_link" text:visited-style-name="Visited_20_Internet_20_Link">
Gur Mou</text:a>
</text:span>
</text:p>
      <text:p text:style-name="P4">
News Source: <text:a xlink:type="simple" xlink:href="https://armyinform.com.ua/2023/04/08/u-bryanskyj-oblasti-nevidomi-rozstrilyaly-rosijskyh-sylovykiv/" text:style-name="Internet_20_link" text:visited-style-name="Visited_20_Internet_20_Link">
https://armyinform.com.ua/2023/04/08/u-bryanskyj-oblasti-nevidomi-rozstrilyaly-rosijskyh-sylovykiv/</text:a>
</text:p>
      <!--NEWS-->
      <text:h text:style-name="P10" text:outline-level="1">
<text:span text:style-name="T4">
乌克兰士兵在过去的一天击退了60多次敌人袭击</text:span>
</text:h>
      <text:p text:style-name="P4">
作者: ['АРМІЯINFORM']</text:p>
      <text:p text:style-name="P4">
时间: 2023-04-08T66:00:00-04:00</text:p>
      <text:p text:style-name="P4">
描述: 敌人是Zoedzhuvati Basic Zusill在领先的Di ...与乌克兰2022年的战争，与乌克兰与乌克兰的最新消息，今天与乌克兰2022年的新闻战争，今天将在乌克兰和俄罗斯之间发生战争，以及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12/photo_5240289782989438827_y.jpg" text:style-name="Internet_20_link" text:visited-style-name="Visited_20_Internet_20_Link">
photo_5240289782989438827_y.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359" text:anchor-type="as-char" svg:width="6.9236in" svg:height="4.624748in" draw:z-index="0">
<draw:image xlink:href="../Images/AРМІЯINFORM/2023-04-08T66-00-00-04-00/photo_5240289782989438827_y.jpg" xlink:type="simple" xlink:show="embed" xlink:actuate="onLoad" draw:mime-type="image/jpeg"/>
</draw:frame>
<text:span text:style-name="T4">
🔥俄罗斯入侵的情况</text:span>
</text:p>
      <text:p text:style-name="P4">
敌人继续将主要努力集中在进攻性代理Lyman，Bakhmut，Avdiiv和Mariinsky的指示上。 由于每个战士的勇气，在这些地区反映了60多个攻击适应性。</text:p>
      <text:p text:style-name="P4">
在Facebook上关于它<text:a xlink:type="simple" xlink:href="https://www.facebook.com/GeneralStaff.ua/posts/pfbid026X7dyboc8SrCdHkCehnTCzaawG7ZYQq6sziA5QM3v4UfpUAy89RpqP4MzTXjLetql" text:style-name="Internet_20_link" text:visited-style-name="Visited_20_Internet_20_Link">
报告</text:a>
武装部队的总人员。</text:p>
      <text:p text:style-name="P4">
在巴赫穆特(Bakhmut)的方向上，敌人继续采取进攻行动，试图完全控制巴赫穆特(Bakhmut)市，而残酷的战斗仍在继续。 在一天中，敌人在东 - 博格达尼夫卡和伊万诺夫斯基地​​区进行了不成功的进攻行动。 国防军对前线指定区域的大约20次攻击。</text:p>
      <text:p text:style-name="P4">
News Source: <text:a xlink:type="simple" xlink:href="https://armyinform.com.ua/2023/04/08/ukrayinski-voyiny-za-mynulu-dobu-vidbyly-ponad-60-vorozhyh-atak/" text:style-name="Internet_20_link" text:visited-style-name="Visited_20_Internet_20_Link">
https://armyinform.com.ua/2023/04/08/ukrayinski-voyiny-za-mynulu-dobu-vidbyly-ponad-60-vorozhyh-atak/</text:a>
</text:p>
      <!--NEWS-->
      <text:h text:style-name="P10" text:outline-level="1">
<text:span text:style-name="T4">
占领者加强了将当地居民撤离到克里米亚的准备工作</text:span>
</text:h>
      <text:p text:style-name="P4">
作者: ['АРМІЯINFORM']</text:p>
      <text:p text:style-name="P4">
时间: 2023-04-08T67:00:00-04:00</text:p>
      <text:p text:style-name="P4">
描述: 在Timchasovo Zaynitikh Teriterii Zaporizko，Rosiyski的Khersonsky地区...与乌克兰2022年的战争，与乌克兰的最新新闻，《与乌克兰2022年的新闻战争》，今天与乌克兰和俄罗斯之间的战争，乌克兰和乌克兰之间的战争将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4/37_main-v1660280985.jpg" text:style-name="Internet_20_link" text:visited-style-name="Visited_20_Internet_20_Link">
37_main-v1660280985.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360" text:anchor-type="as-char" svg:width="6.9236in" svg:height="4.61903in" draw:z-index="0">
<draw:image xlink:href="../Images/AРМІЯINFORM/2023-04-08T67-00-00-04-00/37_main-v1660280985.jpg" xlink:type="simple" xlink:show="embed" xlink:actuate="onLoad" draw:mime-type="image/jpeg"/>
</draw:frame>
说明性照片<text:span text:style-name="T4">
🔥俄罗斯入侵</text:span>
</text:p>
      <text:p text:style-name="P4">
在Zaporizhzhya和Kherson地区暂时占领的领土上，俄罗斯所有者加强了为克里米亚自治共和国暂时 - 临时领土撤离当地人口的准备。 特别是，在梅利托波尔(Melitopol)，任务多夫斯克敌人(Taskadovsk Enement)在可能的传福音中对当地人口进行了调查。 该调查检查了俄罗斯护照，注册和教育水平的存在。 有周期性的公共汽车愿意淘汰。</text:p>
      <text:p text:style-name="P4">
在Facebook上关于它<text:a xlink:type="simple" xlink:href="https://www.facebook.com/GeneralStaff.ua/posts/pfbid026X7dyboc8SrCdHkCehnTCzaawG7ZYQq6sziA5QM3v4UfpUAy89RpqP4MzTXjLetql" text:style-name="Internet_20_link" text:visited-style-name="Visited_20_Internet_20_Link">
报告</text:a>
武装部队的总人员。</text:p>
      <text:p text:style-name="P4">
入侵者还传播了平民将从4月底开始的信息。</text:p>
      <text:p text:style-name="P4">
News Source: <text:a xlink:type="simple" xlink:href="https://armyinform.com.ua/2023/04/08/na-tot-okupanty-aktyvizuvaly-pidgotovku-do-evakuacziyi-misczevogo-naselennya-do-krymu/" text:style-name="Internet_20_link" text:visited-style-name="Visited_20_Internet_20_Link">
https://armyinform.com.ua/2023/04/08/na-tot-okupanty-aktyvizuvaly-pidgotovku-do-evakuacziyi-misczevogo-naselennya-do-krymu/</text:a>
</text:p>
      <!--NEWS-->
      <text:h text:style-name="P10" text:outline-level="1">
<text:span text:style-name="T4">
乌克兰防守的部队最后一天摧毁了7架俄罗斯无人机</text:span>
</text:h>
      <text:p text:style-name="P4">
作者: ['АРМІЯINFORM']</text:p>
      <text:p text:style-name="P4">
时间: 2023-04-08T68:00:00-04:00</text:p>
      <text:p text:style-name="P4">
描述: pidrodili rakensh inichk Isisilia 1分1分，两个地区...与乌克兰2022年的战争，与乌克兰的最新新闻，今天与乌克兰的新闻，乌克兰2022年上次与乌克兰的新闻战，乌克兰和俄罗斯之间以及乌克兰之间的战争，当时，当乌克兰战争与乌克兰战争时，在不久的将来，是否会与乌克兰进行战争，与乌克兰的战争，今天的乌克兰新闻，乌克兰新闻在俄罗斯的乌克兰新闻</text:p>
      <text:p text:style-name="P4">
图片: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361" text:anchor-type="as-char" svg:width="6.9236in" svg:height="4.669802in" draw:z-index="0">
<draw:image xlink:href="../Images/AРМІЯINFORM/2023-04-08T68-00-00-04-00/2022-10-04-avtor-1-zsu-za-visim-misyacziv-znyshhyly-bilshu-polovynu-vijskovyh-bpla1-e1664889963810.jpg" xlink:type="simple" xlink:show="embed" xlink:actuate="onLoad" draw:mime-type="image/jpeg"/>
</draw:frame>
说明性照片<text:span text:style-name="T4">
🔥俄罗斯入侵</text:span>
</text:p>
      <text:p text:style-name="P4">
火箭部队和炮兵部门袭击了1个管理部门的1个管理点，并摧毁了敌方弹药的组成。</text:p>
      <text:p text:style-name="P4">
在Facebook上关于它<text:a xlink:type="simple" xlink:href="https://www.facebook.com/GeneralStaff.ua/posts/pfbid026X7dyboc8SrCdHkCehnTCzaawG7ZYQq6sziA5QM3v4UfpUAy89RpqP4MzTXjLetql" text:style-name="Internet_20_link" text:visited-style-name="Visited_20_Internet_20_Link">
报告</text:a>
武装部队的总人员。</text:p>
      <text:p text:style-name="P4">
在入侵者的人员和军事装备集中的领域，国防军的航空公司每天的航空击中了9次。 此外，我们附近的捍卫者摧毁了俄罗斯SU-25袭击。 另外，敌人失去了7个无人机，出局：3-键入“ Orlan”，3  - “ Lancet”和1-“ Merlin”。</text:p>
      <text:p text:style-name="P4">
News Source: <text:a xlink:type="simple" xlink:href="https://armyinform.com.ua/2023/04/08/syly-oborony-ukrayiny-mynuloyi-doby-znyshhyly-7-rosijskyh-bezpilotnykiv/" text:style-name="Internet_20_link" text:visited-style-name="Visited_20_Internet_20_Link">
https://armyinform.com.ua/2023/04/08/syly-oborony-ukrayiny-mynuloyi-doby-znyshhyly-7-rosijskyh-bezpilotnykiv/</text:a>
</text:p>
      <!--NEWS-->
      <text:h text:style-name="P10" text:outline-level="1">
<text:span text:style-name="T4">
总参谋部报告每天清算570名入侵者</text:span>
</text:h>
      <text:p text:style-name="P4">
作者: ['АРМІЯINFORM']</text:p>
      <text:p text:style-name="P4">
时间: 2023-04-08T69:00:00-04:00</text:p>
      <text:p text:style-name="P4">
描述: Zagalni Boyov，将敌人于02.24.22至08/08/23 Orintovo成为：...与乌克兰2022的战争，与乌克兰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vtraty_04-08-2023-scaled.jpg" text:style-name="Internet_20_link" text:visited-style-name="Visited_20_Internet_20_Link">
vtraty_04-08-2023-scaled.jpg</text:a>
']</text:p>
      <text:p text:style-name="P4">
标签: ['STOPRUSSIA', 'АГРЕСІЯ РФ', 'ВІЙНА', 'ВТОРГНЕННЯ РФ', 'ВТРАТИ ВОРОГА', 'ГШ ЗСУ']</text:p>
      <text:p text:style-name="P4">
类别: News</text:p>
      <!--METADATA-->
      <text:p text:style-name="P4">
<draw:frame draw:style-name="fr1" draw:name="Image362" text:anchor-type="as-char" svg:width="6.9236in" svg:height="6.981297in" draw:z-index="0">
<draw:image xlink:href="../Images/AРМІЯINFORM/2023-04-08T69-00-00-04-00/vtraty_04-08-2023-scaled.jpg" xlink:type="simple" xlink:show="embed" xlink:actuate="onLoad" draw:mime-type="image/jpeg"/>
</draw:frame>
从24.02.22到08.04.23的敌人的总损失将定向：</text:p>
      <text:p text:style-name="P4">
<text:span text:style-name="T4">
<text:span text:style-name="T5">
人员 -  </text:span>
* 177680(+570)淘汰的人</text:span>
<text:span text:style-name="T5">
坦克 -  </text:span>
<text:span text:style-name="T5">
 3636(+3)</text:span>
<text:span text:style-name="T4">
战斗装甲车 -  </text:span>
 7020(+4)<text:span text:style-name="T4">
<text:span text:style-name="T5">
炮兵系统 -  </text:span>
<text:span text:style-name="T5">
 2727(+5)</text:span>
 </text:span>
 rszv- <text:span text:style-name="T4">
 533(0)</text:span>
<text:span text:style-name="T5">
防空 -  </text:span>
<text:span text:style-name="T5">
 282(+1)</text:span>
<text:span text:style-name="T4">
飞机 -  </text:span>
 307(+1)<text:span text:style-name="T4">
<text:span text:style-name="T5">
直升机 -  </text:span>
* 292(0)</text:span>
<text:span text:style-name="T5">
无人机手术战术水平 -  </text:span>
<text:span text:style-name="T5">
 2298(+7)</text:span>
<text:span text:style-name="T4">
有翼的导弹 -  </text:span>
 911(0)<text:span text:style-name="T4">
<text:span text:style-name="T5">
船 /船 -  </text:span>
* 18(0)</text:span>
<text:span text:style-name="T5">
汽车设备和坦克 -  </text:span>
<text:span text:style-name="T5">
 5599(+12)</text:span>
<text:span text:style-name="T4">
特殊技术 -  </text:span>
 304(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8.04.23。</text:p>
      <text:p text:style-name="P4">
News Source: <text:a xlink:type="simple" xlink:href="https://armyinform.com.ua/2023/04/08/generalnyj-shtab-povidomyv-pro-likvidacziyu-570-okupantiv-za-dobu/" text:style-name="Internet_20_link" text:visited-style-name="Visited_20_Internet_20_Link">
https://armyinform.com.ua/2023/04/08/generalnyj-shtab-povidomyv-pro-likvidacziyu-570-okupantiv-za-dobu/</text:a>
</text:p>
      <!--NEWS-->
      <text:h text:style-name="P10" text:outline-level="1">
<text:span text:style-name="T4">
在乌克兰沉默的时刻</text:span>
</text:h>
      <text:p text:style-name="P4">
作者: ['АРМІЯINFORM']</text:p>
      <text:p text:style-name="P4">
时间: 2023-04-08T7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363" text:anchor-type="as-char" svg:width="6.9236in" svg:height="3.895992in" draw:z-index="0">
<draw:image xlink:href="../Images/AРМІЯINFORM/2023-04-08T70-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08/v-ukrayini-hvylyna-movchannya/" text:style-name="Internet_20_link" text:visited-style-name="Visited_20_Internet_20_Link">
https://armyinform.com.ua/2023/04/08/v-ukrayini-hvylyna-movchannya/</text:a>
</text:p>
      <!--NEWS-->
      <text:h text:style-name="P10" text:outline-level="1">
<text:span text:style-name="T4">
在暂时占领的赫尔森地区，敌人已经为乌克兰反派对的期望而感到恐慌</text:span>
</text:h>
      <text:p text:style-name="P4">
作者: ['Олексій Тригуб']</text:p>
      <text:p text:style-name="P4">
时间: 2023-04-08T71:00:00-04:00</text:p>
      <text:p text:style-name="P4">
描述: EFIS -EFIST TELEMARAFON的负责人“єIiniNews”是Oblonnaya辅助人员的负责人...与2022年乌克兰的战争，与乌克兰的最新新闻，《与乌克兰的新闻战争》，今天与乌克兰的2022年进行了战争，乌克兰和乌克兰之间的战争将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11/gumenyuk-rozpovila.jpg" text:style-name="Internet_20_link" text:visited-style-name="Visited_20_Internet_20_Link">
gumenyuk-rozpovila.jpg</text:a>
']</text:p>
      <text:p text:style-name="P4">
标签: []</text:p>
      <text:p text:style-name="P4">
类别: News</text:p>
      <!--METADATA-->
      <text:p text:style-name="P4">
<draw:frame draw:style-name="fr1" draw:name="Image364" text:anchor-type="as-char" svg:width="6.9236in" svg:height="4.661737in" draw:z-index="0">
<draw:image xlink:href="../Images/AРМІЯINFORM/2023-04-08T71-00-00-04-00/gumenyuk-rozpovila.jpg" xlink:type="simple" xlink:show="embed" xlink:actuate="onLoad" draw:mime-type="image/jpeg"/>
</draw:frame>
早晨空气(https://www.youtube.com/watch?v=WY8sDvZdWEA)唯一的消息是乌克兰联合协调出版社国防军中心的负责人，第一个排名纳塔利亚·洪尼克(Natalia Humeniuk)的队长讲述了乌克兰南部现任办公室。</text:p>
      <text:p text:style-name="P4">
官员特别指出，过去一天的特征是敌人的空气融合。 此外，敌人同时使用托管的航空炸弹和无人飞机。 在针对工业实体的农业土地上发射侵略者的航空手段。 幸运的是，这些打击没有受害者。 阴险的无人机继续攻击关键的基础设施，并忽略了国际法，医疗设施的规范。 最好由POWL类型的笔触倾倒。 是的，昨天，部落无人机撞上了马车，这导致两名平民受重伤。</text:p>
      <text:p text:style-name="P4">
另外，第一级纳塔利亚·汉尼克(Natalia Humeniuk)的队长说，在预期的乌克兰国防军的预期反性中，种族主义者明显开始被镶板。</text:p>
      <ul>
        <li>
官员解释说，对被占领定居点人口的强制认证，“疏散”清单的准备正在进行中 - 因此，占领者模仿了他们对公众的关注。  - 但是，我们很清楚什么是一个关注。这是要移动平民，以将其作为活盾。</li>
      </ul>
      <text:p text:style-name="P4">
为了避免乌克兰炮兵的袭击，敌人不断移动，移动其管理点，观察点以及弹药和燃料的仓库。 然而，根据纳塔利亚·汉尼克(Natalia Humeniuk)的说法，乌克兰一方的所有这些过程在24/7中受到监测，而物体则被敌人的tacitics的生命力量被准确的打击摧毁。</text:p>
      <text:p text:style-name="P4">
News Source: <text:a xlink:type="simple" xlink:href="https://armyinform.com.ua/2023/04/08/na-tymchasovo-okupovanij-hersonshhyni-vorog-uzhe-panikuye-v-ochikuvanni-ukrayinskogo-kontrnastupu/" text:style-name="Internet_20_link" text:visited-style-name="Visited_20_Internet_20_Link">
https://armyinform.com.ua/2023/04/08/na-tymchasovo-okupovanij-hersonshhyni-vorog-uzhe-panikuye-v-ochikuvanni-ukrayinskogo-kontrnastupu/</text:a>
</text:p>
      <!--NEWS-->
      <text:h text:style-name="P10" text:outline-level="1">
<text:span text:style-name="T4">
北约将在两周内开始主要的军事训练后卫</text:span>
</text:h>
      <text:p text:style-name="P4">
作者: ['АРМІЯINFORM']</text:p>
      <text:p text:style-name="P4">
时间: 2023-04-08T72:00:00-04:00</text:p>
      <text:p text:style-name="P4">
描述: Nonobar，2 22 Kvisnnya 23 Worms，Viduvyskovis Fertfender 23，在Yaki ...与乌克兰2022年的战争，与乌克兰的最新新闻，今天与乌克兰2022的新闻战争是今天的最后一场战争，乌克兰和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4/ivm.jpg" text:style-name="Internet_20_link" text:visited-style-name="Visited_20_Internet_20_Link">
ivm.jpg</text:a>
', '<text:a xlink:type="simple" xlink:href="https://armyinform.com.ua/wp-content/uploads/2023/04/im.jpg" text:style-name="Internet_20_link" text:visited-style-name="Visited_20_Internet_20_Link">
im.jpg</text:a>
', '<text:a xlink:type="simple" xlink:href="https://armyinform.com.ua/wp-content/uploads/2023/04/ei7.jpg" text:style-name="Internet_20_link" text:visited-style-name="Visited_20_Internet_20_Link">
ei7.jpg</text:a>
']</text:p>
      <text:p text:style-name="P4">
标签: ['DEFENDER', 'НАВЧАННЯ НАТО', 'НАТО']</text:p>
      <text:p text:style-name="P4">
类别: News</text:p>
      <!--METADATA-->
      <text:p text:style-name="P4">
<draw:frame draw:style-name="fr1" draw:name="Image365" text:anchor-type="as-char" svg:width="6.9236in" svg:height="4.622126in" draw:z-index="0">
<draw:image xlink:href="../Images/AРМІЯINFORM/2023-04-08T72-00-00-04-00/ivm.jpg" xlink:type="simple" xlink:show="embed" xlink:actuate="onLoad" draw:mime-type="image/jpeg"/>
</draw:frame>
不久，从4月22日至6月23日，将举行军事演习<text:a xlink:type="simple" xlink:href="https://www.europeafrica.army.mil/DefenderEurope/" text:style-name="Internet_20_link" text:visited-style-name="Visited_20_Internet_20_Link">
Defender23</text:a>
预计将有近9,000名美军。</text:p>
      <text:p text:style-name="P4">
如<text:a xlink:type="simple" xlink:href="https://www.defense.gov/News/News-Stories/Article/article/3353612/multinational-exercise-defender-23-kicks-off-this-month-in-europe/" text:style-name="Internet_20_link" text:visited-style-name="Visited_20_Internet_20_Link">
报告</text:a>
美国国防部这些年度演习将进行两个月，重点是武装部队的战略部署，现成的军队储备以及欧洲盟友和合作伙伴的运营兼容性。</text:p>
      <text:p text:style-name="P4">
自2021年以来，在美国陆军在欧洲和非洲的领导下进行了后卫23。 该培训旨在证明美军迅速部署弹药和设备提供盟友保证并限制那些在欧洲受到威胁并保护大陆免受侵略的人的能力。 培训还表明，欧洲国家的分配增加了自己部队的规模，能力和运营兼容性。</text:p>
      <text:p text:style-name="P4">
五角大哥罗尼亚萨布里娜·辛格(Pentagonagoronosabrina Singh)说：“大约9,000名美国军人和大约17,000名工会国家和合作伙伴将参加，一些演习将覆盖10个不同的欧洲国家。”</text:p>
      <text:p text:style-name="P4">
<draw:frame draw:style-name="fr1" draw:name="Image366" text:anchor-type="as-char" svg:width="6.9236in" svg:height="3.894525in" draw:z-index="0">
<draw:image xlink:href="../Images/AРМІЯINFORM/2023-04-08T72-00-00-04-00/im.jpg" xlink:type="simple" xlink:show="embed" xlink:actuate="onLoad" draw:mime-type="image/jpeg"/>
</draw:frame>
萨布丽娜·辛格(Sabrina Singh)报道说，本周设备已经开始接受培训。 据她说，大约7,000台设备被运送到了欧洲的SISS教育行为剧院。 此外，在Sefefender 23期间，将使用大约13,000台从先前放置的股票中取出的设备。</text:p>
      <text:p text:style-name="P4">
除美利坚合众国外，Defender 23还将参加Zalbani，保加利亚，波斯尼亚和黑塞哥维那，英国，希腊，乔治亚州，丹麦，丹麦，爱沙尼亚，西班牙，意大利，科索沃，科索沃，摩尔多瓦，荷兰，德国，德国，北部，北北马其顿，马其顿，马其顿，马其顿，马其顿，马其顿，马其顿，马其顿，马其顿，马其顿，马其顿，马其顿，马其顿，马其顿，马其顿，马其顿，马其顿，马其顿，马其顿北部波兰，波兰，波兰，波兰，匈牙利，法国，克罗地亚，捷克共和国，黑山，瑞典。</text:p>
      <text:p text:style-name="P4">
另请阅读：</text:p>
      <text:p text:style-name="P4">
<text:a xlink:type="simple" xlink:href="https://armyinform.com.ua/2021/05/06/ukrayina-doluchytsya-do-navchan-nato-defender-europe-21/" text:style-name="Internet_20_link" text:visited-style-name="Visited_20_Internet_20_Link">
乌克兰将加入北约后卫欧洲21</text:a>
背景：Defender 23是欧洲司令部美国司令部的跨国联合培训(跟我)旨在增加盟友与北约合作伙伴之间的准备和运营兼容性。Defender 23将展示美国军队在欧洲和非洲的能力，在东欧感觉战斗能力，增加长途火灾的死亡率，增加单位的准备，并具有复杂的共同跨国环境，利用接受国家，以增加及时的覆盖范围。</text:p>
      <text:p text:style-name="P4">
<text:span text:style-name="T5">
准备的亚历山大·科佐本科</text:span>
</text:p>
      <text:p text:style-name="P4">
News Source: <text:a xlink:type="simple" xlink:href="https://armyinform.com.ua/2023/04/08/za-dva-tyzhni-nato-rozpochne-velyki-vijskovi-navchannya-defender/" text:style-name="Internet_20_link" text:visited-style-name="Visited_20_Internet_20_Link">
https://armyinform.com.ua/2023/04/08/za-dva-tyzhni-nato-rozpochne-velyki-vijskovi-navchannya-defender/</text:a>
</text:p>
      <!--NEWS-->
      <text:h text:style-name="P10" text:outline-level="1">
<text:span text:style-name="T4">
乌克兰总统庆祝了770多个乌克兰士兵州奖</text:span>
</text:h>
      <text:p text:style-name="P4">
作者: ['АРМІЯINFORM']</text:p>
      <text:p text:style-name="P4">
时间: 2023-04-08T73:00:00-04:00</text:p>
      <text:p text:style-name="P4">
描述: 乌克兰沃迪米尔·泽伦斯基（Volodymyr Zelensky）在自己的残酷动物中担任乌克兰总统...与乌克兰2022年的战争，与乌克兰的最新新闻战争，今天与乌克兰的新闻，乌克兰2022年的新闻战争，乌克兰和俄罗斯之间以及俄罗斯之间以及俄罗斯之间的战争，当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3/nagorody-1.jpg" text:style-name="Internet_20_link" text:visited-style-name="Visited_20_Internet_20_Link">
nagorody-1.jpg</text:a>
']</text:p>
      <text:p text:style-name="P4">
标签: []</text:p>
      <text:p text:style-name="P4">
类别: News</text:p>
      <!--METADATA-->
      <text:p text:style-name="P4">
<draw:frame draw:style-name="fr1" draw:name="Image367" text:anchor-type="as-char" svg:width="6.9236in" svg:height="3.872889in" draw:z-index="0">
<draw:image xlink:href="../Images/AРМІЯINFORM/2023-04-08T73-00-00-04-00/nagorody-1.jpg" xlink:type="simple" xlink:show="embed" xlink:actuate="onLoad" draw:mime-type="image/jpeg"/>
</draw:frame>
在乌克兰Volodymyr Zelenskyy总统的日前，他的日常咨询<text:a xlink:type="simple" xlink:href="https://armyinform.com.ua/2023/04/07/v-mizhnarodni-vidnosyny-povernutsya-povaga-j-poryadok-koly-u-krym-povernetsya-ukrayinskyj-prapor-volodymyr-zelenskyj/" text:style-name="Internet_20_link" text:visited-style-name="Visited_20_Internet_20_Link">
报告</text:a>
有关授予我们勇士的几项法令。 Volodymyr Zelenskyy说：“总的来说，在一场大规模战争中，超过43.5万我们的捍卫者和捍卫者以国家为纳维戈罗德(Navigorod)为标志。”</text:p>
      <text:p text:style-name="P4">
相关法令发表在总统官方网站的网站上。 总共有771名军人获得了州奖，其中262人死后是。</text:p>
      <text:p text:style-name="P4">
为了个人勇气，在保护乌克兰的国际教程完整性的国家主权中，授予了军事义务的无私表现，并授予了Bohdan Khmelnitsky，“ Smack”，Danylo Halytsky，Danylo Halytsky的命令，为乌克兰的军事服务。 “和“为了挽救的生命。”</text:p>
      <text:p text:style-name="P4">
<text:span text:style-name="T5">
总统法令<text:a xlink:type="simple" xlink:href="https://www.president.gov.ua/documents/1982023-46309" text:style-name="Internet_20_link" text:visited-style-name="Visited_20_Internet_20_Link">
第198/2023号</text:a>
乌克兰州的州奖被授予137名军人，21名士兵 - 死后。 </text:span>
总统法令<text:a xlink:type="simple" xlink:href="https://www.president.gov.ua/documents/1992023-46297" text:style-name="Internet_20_link" text:visited-style-name="Visited_20_Internet_20_Link">
No. 199/2023</text:a>
-143军人，16岁 - 死后。 <text:span text:style-name="T5">
总统法令<text:a xlink:type="simple" xlink:href="https://www.president.gov.ua/documents/2002023-46293" text:style-name="Internet_20_link" text:visited-style-name="Visited_20_Internet_20_Link">
第200/2023号</text:a>
91名士兵被标记为42。 </text:span>
总统法令<text:a xlink:type="simple" xlink:href="https://www.president.gov.ua/documents/2012023-46301" text:style-name="Internet_20_link" text:visited-style-name="Visited_20_Internet_20_Link">
编号201/2023</text:a>
州奖获得了140名军人，其中32名是死后的。 <text:span text:style-name="T5">
总统法令<text:a xlink:type="simple" xlink:href="https://www.president.gov.ua/documents/2022023-46305" text:style-name="Internet_20_link" text:visited-style-name="Visited_20_Internet_20_Link">
第202/2023号</text:a>
-149军人，63岁 - 死后。 </text:span>
总统法令<text:a xlink:type="simple" xlink:href="https://www.president.gov.ua/documents/2032023-46289" text:style-name="Internet_20_link" text:visited-style-name="Visited_20_Internet_20_Link">
第203/2023号</text:a>
该州奖项被授予111名军人，88岁。</text:p>
      <text:p text:style-name="P4">
<text:span text:style-name="T5">
准备的亚历山大·科佐本科</text:span>
</text:p>
      <text:p text:style-name="P4">
News Source: <text:a xlink:type="simple" xlink:href="https://armyinform.com.ua/2023/04/08/prezydent-ukrayiny-vidznachyv-derzhavnymy-nagorodamy-ponad-770-ukrayinskyh-voyiniv/" text:style-name="Internet_20_link" text:visited-style-name="Visited_20_Internet_20_Link">
https://armyinform.com.ua/2023/04/08/prezydent-ukrayiny-vidznachyv-derzhavnymy-nagorodamy-ponad-770-ukrayinskyh-voyiniv/</text:a>
</text:p>
      <!--NEWS-->
      <text:h text:style-name="P10" text:outline-level="1">
<text:span text:style-name="T4">
为了破坏俄罗斯托管飞机乌克兰，乌克兰需要飞机4+ -Yuri Ignat</text:span>
</text:h>
      <text:p text:style-name="P4">
作者: ['Олексій Тригуб']</text:p>
      <text:p text:style-name="P4">
时间: 2023-04-08T74: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text:p>
      <text:p text:style-name="P4">
类别: News</text:p>
      <!--METADATA-->
      <text:p text:style-name="P4">
<draw:frame draw:style-name="fr1" draw:name="Image368" text:anchor-type="as-char" svg:width="6.9236in" svg:height="4.32725in" draw:z-index="0">
<draw:image xlink:href="../Images/AРМІЯINFORM/2023-04-08T74-00-00-04-00/foto-1-krylati-aviabomby-yurij-ignat.jpg" xlink:type="simple" xlink:show="embed" xlink:actuate="onLoad" draw:mime-type="image/jpeg"/>
</draw:frame>
拼贴：陆军</text:p>
      <text:p text:style-name="P4">
在直[以太]中(https://www.youtube.com/watch?v=WY8sDvZdWEA)乌克兰上校尤里·伊格纳特克门(Yuri Ignatkomen)空军的唯一新闻发言人投射了乌克兰领土上托管航空炸弹的敌人的使用。 该官员特别指出，这些高架飞机的失败手段在整个前线都使用 - 这是南部，国家的东部，Isum地区和Chernihiv地区 - 他到处袭击。</text:p>
      <ul>
        <li>
几个星期以来，随着我们分别出现了这种新威胁，这是我们已经出现的。  - 尽管很难做出回应，因为敌人远程施加了这些管理的航空炸弹，到目前为止。有必要了解飞机在没有什么可以得到的距离上击中这些炸弹，这是飞机。 可以尝试击倒，但是很明显您需要多少。 因此，除了抵消这些炸弹的飞机外，没有出路。</li>
      </ul>
      <text:p text:style-name="P4">
另请阅读：</text:p>
      <text:p text:style-name="P4">
<text:a xlink:type="simple" xlink:href="https://armyinform.com.ua/2023/04/07/taktyka-vorozhyh-atak-z-povitrya-stala-bilsh-nebezpechnoyu-polkovnyk-yurij-ignat/" text:style-name="Internet_20_link" text:visited-style-name="Visited_20_Internet_20_Link">
敌对空袭的策略变得更加危险 - 尤里格特上校</text:a>
敌人使用SU-35使用托管的气炸弹。 每天，敌人每天在前线的这些飞机的帮助下每天使用10-12枚此类炸弹。 这些是500公斤重的Fab-500炸弹，配备了机翼和GPS导航。</text:p>
      <ul>
        <li>
这炸弹又飞到了进球，再过10-20公里，可能会取决于它的高度， - 解释Yuri Ignat。  - 这是距离碰撞线数十公里的人，实际上存在施加此类航空炸弹的威胁。</li>
      </ul>
      <text:p text:style-name="P4">
尤里·伊格纳特(Yuri Ignat)还说，就在昨天，在俄罗斯媒体领域，Shoigu的信息是Shoigu正在检查一家工厂，这是生产已经是一个半吨的炸弹的一条失望的线，俄罗斯人也将配备翅膀和GPS导航。 这是爆炸性物质的三倍，因此是威胁更大的破坏力的三倍。</text:p>
      <text:p text:style-name="P4">
News Source: <text:a xlink:type="simple" xlink:href="https://armyinform.com.ua/2023/04/08/dlya-znyshhennya-rosijskyh-kerovanyh-aviabomb-ukrayina-potrebuye-litakiv-pokolinnya-4-yurij-ignat/" text:style-name="Internet_20_link" text:visited-style-name="Visited_20_Internet_20_Link">
https://armyinform.com.ua/2023/04/08/dlya-znyshhennya-rosijskyh-kerovanyh-aviabomb-ukrayina-potrebuye-litakiv-pokolinnya-4-yurij-ignat/</text:a>
</text:p>
      <!--NEWS-->
      <text:h text:style-name="P10" text:outline-level="1">
<text:span text:style-name="T4">
乌克兰海军的军事心理学家提供了从囚禁向兄弟释放的专业援助</text:span>
</text:h>
      <text:p text:style-name="P4">
作者: ['Володимир Віват']</text:p>
      <text:p text:style-name="P4">
时间: 2023-04-08T75:00:00-04:00</text:p>
      <text:p text:style-name="P4">
描述: Fakhivtsi道德和心理学中心PITIMKI VISKOVE VISSKOVO-MORDIC MORDIC部队积极地...与乌克兰2022年的战争，与乌克兰的最新新闻，今天与乌克兰的新闻，与乌克兰的最新新闻进行战争，今天与乌克兰与乌克兰2022年上一次与乌克兰的战争，乌克兰和俄罗斯之间以及乌克兰和俄罗斯之间的战争将会发生。 ，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4/1-42.jpg" text:style-name="Internet_20_link" text:visited-style-name="Visited_20_Internet_20_Link">
1-42.jpg</text:a>
', '<text:a xlink:type="simple" xlink:href="https://armyinform.com.ua/wp-content/uploads/2023/04/2-29.jpg" text:style-name="Internet_20_link" text:visited-style-name="Visited_20_Internet_20_Link">
2-29.jpg</text:a>
']</text:p>
      <text:p text:style-name="P4">
标签: ['СОЦІАЛЬНА ДОПОМОГА']</text:p>
      <text:p text:style-name="P4">
类别: News</text:p>
      <!--METADATA-->
      <text:p text:style-name="P4">
<draw:frame draw:style-name="fr1" draw:name="Image369" text:anchor-type="as-char" svg:width="6.9236in" svg:height="5.189615in" draw:z-index="0">
<draw:image xlink:href="../Images/AРМІЯINFORM/2023-04-08T75-00-00-04-00/1-42.jpg" xlink:type="simple" xlink:show="embed" xlink:actuate="onLoad" draw:mime-type="image/jpeg"/>
</draw:frame>
乌克兰国家安全局道德和心理支持中心的专家与海军军事人员积极合作，海军军事人员从被俘虏的康复过程中返回。</text:p>
      <text:p text:style-name="P4">
根据中心vasyl oniskov的负责丢失的设备的设计，有关进一步康复的咨询。</text:p>
      <text:p text:style-name="P4">
在这一领域的工作中，军事心理学家积累了相当大的实际工作，这将在更多的系统中实施。 下次交流后的每一次，都会出现新的问题，需要解决新的量身定制，因此援助过程不断改善。</text:p>
      <text:p text:style-name="P4">
为了准备工作，该中心的专家不仅会使用他们自己的经验和发展，还利用了第三方来源，分析了乌克兰和外国心理学家在军事人员囚禁中修复士兵的经验的陶萨加利化。 毕竟，对于心理学家的工作，人们亲密接触，难以接触，尝试从体验中抽象的工作非常困难。 在这种情况下，心理学家的错误会增加解放的压力状态。</text:p>
      <text:p text:style-name="P4">
<draw:frame draw:style-name="fr1" draw:name="Image370" text:anchor-type="as-char" svg:width="6.9236in" svg:height="5.1927in" draw:z-index="0">
<draw:image xlink:href="../Images/AРМІЯINFORM/2023-04-08T75-00-00-04-00/2-29.jpg" xlink:type="simple" xlink:show="embed" xlink:actuate="onLoad" draw:mime-type="image/jpeg"/>
</draw:frame>
 - 上帝禁止，最终我们将归还所有囚犯，以及对这样一个工人的需求。 我们目前正在根据需要的每项康复申请工作。我们不仅尝试支持我们的战士 - 每次与他们一起参加一些礼物甜点，象征主义，纪念品，印刷版，以调整它们，以调整它们的正面，并提示头部。道德和心理支持中心。乌克兰海军。</text:p>
      <text:p text:style-name="P4">
该官员强调，这项工作的最重要结果应该是对与士兵释放的囚禁有关的问题的无油漆克服，并使他们恢复了正常的平静充分的生活。</text:p>
      <text:p text:style-name="P4">
_ Vasily oniskov_</text:p>
      <text:p text:style-name="P4">
News Source: <text:a xlink:type="simple" xlink:href="https://armyinform.com.ua/2023/04/08/vijskovi-psyhology-vms-ukrayiny-nadayut-fahovu-dopomogu-zvilnenym-z-polonu-pobratymam/" text:style-name="Internet_20_link" text:visited-style-name="Visited_20_Internet_20_Link">
https://armyinform.com.ua/2023/04/08/vijskovi-psyhology-vms-ukrayiny-nadayut-fahovu-dopomogu-zvilnenym-z-polonu-pobratymam/</text:a>
</text:p>
      <!--NEWS-->
      <text:h text:style-name="P10" text:outline-level="1">
<text:span text:style-name="T4">
敌人将四个口径火箭的载体保存在黑色和地中海海洋中</text:span>
</text:h>
      <text:p text:style-name="P4">
作者: ['АРМІЯINFORM']</text:p>
      <text:p text:style-name="P4">
时间: 2023-04-08T76:00:00-04:00</text:p>
      <text:p text:style-name="P4">
描述: 关于乌克兰Zbroych部队的Visskovo-Mordic势力的谷物。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vms-infografika.jpg" text:style-name="Internet_20_link" text:visited-style-name="Visited_20_Internet_20_Link">
vms-infografika.jpg</text:a>
']</text:p>
      <text:p text:style-name="P4">
标签: ['STOPRUSSIA', 'АГРЕСІЯ РФ', 'ВІЙНА', 'ВМС ЗС УКРАЇНИ', 'ВТОРГНЕННЯ РФ', 'РАКЕТИ «КАЛІБР»', 'СЕРЕДЗЕМНЕ МОРЕ', 'ЧОРНЕ МОРЕ']</text:p>
      <text:p text:style-name="P4">
类别: News</text:p>
      <!--METADATA-->
      <text:p text:style-name="P4">
关于它<text:a xlink:type="simple" xlink:href="https://www.facebook.com/navy.mil.gov.ua/posts/pfbid0283FKu9sjKe1awgnMkcCTf5A2LniV735Q9fn6Q6opyKBYMMDaaGU7TYqkRWeBiD9gl" text:style-name="Internet_20_link" text:visited-style-name="Visited_20_Internet_20_Link">
报告</text:a>
乌克兰武装部队海军的指挥。</text:p>
      <text:p text:style-name="P4">
<draw:frame draw:style-name="fr1" draw:name="Image371" text:anchor-type="as-char" svg:width="6.270833in" svg:height="10.0in" draw:z-index="0">
<draw:image xlink:href="../Images/AРМІЯINFORM/2023-04-08T76-00-00-04-00/vms-infografika.jpg" xlink:type="simple" xlink:show="embed" xlink:actuate="onLoad" draw:mime-type="image/jpeg"/>
</draw:frame>
值得注意的是，截至10:00 04/08/2023，黑海有7艘敌方船只，其中1架口径水晶导弹的载体总计高达4枚导弹。</text:p>
      <text:p text:style-name="P4">
“在亚佐夫海 -  1艘敌船； 在地中海，有多达7个敌对的熊，其中3架有翼火箭的载体“机芯”，总计高达20只火箭弹，”  - 在乌克兰武装部队海军的报告中说。</text:p>
      <text:p text:style-name="P4">
根据海军司令部的说法，每天进行kerch-yennykal海峡的通过：8艘船到亚佐夫海，其中1艘从Bosphorus Strait中运送出来； 到黑海 -  24艘船，其中9艘沿Bosphorus海峡的方向徘徊。</text:p>
      <text:p text:style-name="P4">
“俄罗斯联邦在1974年继续违反《国际人类生命保护国际公约》。(Solas)通过关闭自动识别系统(AIS)，纳粹海水地区的纳粹船只。”乌克兰海军海军报道。</text:p>
      <text:p text:style-name="P4">
News Source: <text:a xlink:type="simple" xlink:href="https://armyinform.com.ua/2023/04/08/vorog-trymaye-v-gotovnosti-chotyry-nosiyi-krylatyh-raket-kalibr-u-chornomu-ta-seredzemnomu-moryah/" text:style-name="Internet_20_link" text:visited-style-name="Visited_20_Internet_20_Link">
https://armyinform.com.ua/2023/04/08/vorog-trymaye-v-gotovnosti-chotyry-nosiyi-krylatyh-raket-kalibr-u-chornomu-ta-seredzemnomu-moryah/</text:a>
</text:p>
      <!--NEWS-->
      <text:h text:style-name="P10" text:outline-level="1">
<text:span text:style-name="T4">
至少有12个战略敌方轰炸机准备打击</text:span>
</text:h>
      <text:p text:style-name="P4">
作者: ['Олексій Тригуб']</text:p>
      <text:p text:style-name="P4">
时间: 2023-04-08T77:00:00-04:00</text:p>
      <text:p text:style-name="P4">
描述: 关于直接的efirfon“єIni新闻”，《 Getryani的重货币》的Seni -Nogodniye ...与乌克兰2022年的战争，与乌克兰的最新新闻，与乌克兰的新闻，与乌克兰2022年的新闻战争，今天，乌克兰之间的战争将会在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photo_2023-02-11_15-50-42.jpg" text:style-name="Internet_20_link" text:visited-style-name="Visited_20_Internet_20_Link">
photo_2023-02-11_15-50-42.jpg</text:a>
']</text:p>
      <text:p text:style-name="P4">
标签: []</text:p>
      <text:p text:style-name="P4">
类别: News</text:p>
      <!--METADATA-->
      <text:p text:style-name="P4">
<draw:frame draw:style-name="fr1" draw:name="Image372" text:anchor-type="as-char" svg:width="6.9236in" svg:height="4.869599in" draw:z-index="0">
<draw:image xlink:href="../Images/AРМІЯINFORM/2023-04-08T77-00-00-04-00/photo_2023-02-11_15-50-42.jpg" xlink:type="simple" xlink:show="embed" xlink:actuate="onLoad" draw:mime-type="image/jpeg"/>
</draw:frame>
关于它在直[以太]中(https://www.youtube.com/watch?v=WY8sDvZdWEA)乌克兰的尤里·伊格纳特空军上校报道了唯一的新闻电话Temrafon。</text:p>
      <ul>
        <li>
军官说，火箭中风的威胁尚未消失。  - 敌人也应用航空，对此雄辩的确认是俄罗斯军人对陆军俄罗斯飞机SU-25的枪击。 直升机和突击航空是敌人。 它的战略航空在机场中休息。 今天观察到至少有12架可以攻击我们的战略飞机。</li>
      </ul>
      <text:p text:style-name="P4">
在评论了最近的三辆白俄罗斯玛格丽chi机场飞往俄罗斯的MIG-31KZ战斗机导弹飞往俄罗斯的飞机时，Yuri Yuri Ingat上校指出，这已经发生了，每次飞机返回时。 据该官员说，这种恶意可以与计划的轮换和某些技术时刻有关。 例如，需要进行Naerodroma碱基的调节工作。 因此，“匕首”的载体目前正处于乌克兰边境附近，不幸的是，他们使用的威胁尚未得到缓解。</text:p>
      <text:p text:style-name="P4">
News Source: <text:a xlink:type="simple" xlink:href="https://armyinform.com.ua/2023/04/08/shhonajmenshe-12-strategichnyh-bombarduvalnykiv-voroga-perebuvayut-u-gotovnosti-do-zavdavannya-udaru/" text:style-name="Internet_20_link" text:visited-style-name="Visited_20_Internet_20_Link">
https://armyinform.com.ua/2023/04/08/shhonajmenshe-12-strategichnyh-bombarduvalnykiv-voroga-perebuvayut-u-gotovnosti-do-zavdavannya-udaru/</text:a>
</text:p>
      <!--NEWS-->
      <text:h text:style-name="P10" text:outline-level="1">
<text:span text:style-name="T4">
荷兰海军陆战队讲师教乌克兰人在战斗</text:span>
</text:h>
      <text:p text:style-name="P4">
作者: ['АРМІЯINFORM']</text:p>
      <text:p text:style-name="P4">
时间: 2023-04-08T78:00:00-04:00</text:p>
      <text:p text:style-name="P4">
描述: Zbroyshny部队Korolivskiy-Morstovy部队的Korolivsky的Instruktori Corps ...与2022年与乌克兰的战争，与乌克兰的最新新闻，与乌克兰的新闻，与乌克兰2022年的新闻战争，今天，乌克兰和俄罗斯和俄罗斯和俄罗斯之间的战争将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1-golovna.jpg" text:style-name="Internet_20_link" text:visited-style-name="Visited_20_Internet_20_Link">
1-golovna.jpg</text:a>
', '<text:a xlink:type="simple" xlink:href="https://armyinform.com.ua/wp-content/uploads/2023/04/4-16-150x150.jpg" text:style-name="Internet_20_link" text:visited-style-name="Visited_20_Internet_20_Link">
4-16-150x150.jpg</text:a>
', '<text:a xlink:type="simple" xlink:href="https://armyinform.com.ua/wp-content/uploads/2023/04/7-5-150x150.jpg" text:style-name="Internet_20_link" text:visited-style-name="Visited_20_Internet_20_Link">
7-5-150x150.jpg</text:a>
', '<text:a xlink:type="simple" xlink:href="https://armyinform.com.ua/wp-content/uploads/2023/04/8-5-150x150.jpg" text:style-name="Internet_20_link" text:visited-style-name="Visited_20_Internet_20_Link">
8-5-150x150.jpg</text:a>
', '<text:a xlink:type="simple" xlink:href="https://armyinform.com.ua/wp-content/uploads/2023/04/9-5-150x150.jpg" text:style-name="Internet_20_link" text:visited-style-name="Visited_20_Internet_20_Link">
9-5-150x150.jpg</text:a>
']</text:p>
      <text:p text:style-name="P4">
标签: []</text:p>
      <text:p text:style-name="P4">
类别: News</text:p>
      <!--METADATA-->
      <text:p text:style-name="P4">
<draw:frame draw:style-name="fr1" draw:name="Image373" text:anchor-type="as-char" svg:width="6.9236in" svg:height="4.621503in" draw:z-index="0">
<draw:image xlink:href="../Images/AРМІЯINFORM/2023-04-08T78-00-00-04-00/1-golovna.jpg" xlink:type="simple" xlink:show="embed" xlink:actuate="onLoad" draw:mime-type="image/jpeg"/>
</draw:frame>
荷兰皇家海军海军陆战队的教练正在进行定位班(沟)斗争。 关于它<text:a xlink:type="simple" xlink:href="https://www.facebook.com/GeneralStaff.ua/posts/pfbid02KS5VFVmztaQngtsKf3uDXibKu1dSvbMJ2WG6ntinQhpGCR2EkBc72yjoztWCFR2Gl" text:style-name="Internet_20_link" text:visited-style-name="Visited_20_Internet_20_Link">
报告</text:a>
乌克兰武装部队的总参谋部。</text:p>
      <text:p text:style-name="P4">
“尤其是，训练的准备，战trench，战trench，战trench和位置的准备，癫痫发作和维护，在此期间创造了一个战trench制度，在进攻中巡逻，并协调了对敌人在普遍的一般军事训练框架内的探索英国，”声明说。</text:p>
      <text:p text:style-name="P4">
<text:a xlink:type="simple" xlink:href="https://armyinform.com.ua/wp-content/uploads/2023/04/4-16.jpg" text:style-name="Internet_20_link" text:visited-style-name="Visited_20_Internet_20_Link">
!(Images/AРМІЯINFORM/2023-04-08T78-00-00-04-00/4-16-150x150.jpg)</text:a>
</text:p>
      <text:p text:style-name="P4">
<text:a xlink:type="simple" xlink:href="https://armyinform.com.ua/wp-content/uploads/2023/04/7-5.jpg" text:style-name="Internet_20_link" text:visited-style-name="Visited_20_Internet_20_Link">
<draw:frame draw:style-name="fr1" draw:name="Image374" text:anchor-type="as-char" svg:width="6.9236in" svg:height="6.9236in" draw:z-index="0">
<draw:image xlink:href="../Images/AРМІЯINFORM/2023-04-08T78-00-00-04-00/7-5-150x150.jpg" xlink:type="simple" xlink:show="embed" xlink:actuate="onLoad" draw:mime-type="image/jpeg"/>
</draw:frame>
</text:a>
</text:p>
      <text:p text:style-name="P4">
<text:a xlink:type="simple" xlink:href="https://armyinform.com.ua/wp-content/uploads/2023/04/8-5.jpg" text:style-name="Internet_20_link" text:visited-style-name="Visited_20_Internet_20_Link">
<draw:frame draw:style-name="fr1" draw:name="Image375" text:anchor-type="as-char" svg:width="6.9236in" svg:height="6.9236in" draw:z-index="0">
<draw:image xlink:href="../Images/AРМІЯINFORM/2023-04-08T78-00-00-04-00/8-5-150x150.jpg" xlink:type="simple" xlink:show="embed" xlink:actuate="onLoad" draw:mime-type="image/jpeg"/>
</draw:frame>
</text:a>
</text:p>
      <text:p text:style-name="P4">
<text:a xlink:type="simple" xlink:href="https://armyinform.com.ua/wp-content/uploads/2023/04/9-5.jpg" text:style-name="Internet_20_link" text:visited-style-name="Visited_20_Internet_20_Link">
<draw:frame draw:style-name="fr1" draw:name="Image376" text:anchor-type="as-char" svg:width="6.9236in" svg:height="6.9236in" draw:z-index="0">
<draw:image xlink:href="../Images/AРМІЯINFORM/2023-04-08T78-00-00-04-00/9-5-150x150.jpg" xlink:type="simple" xlink:show="embed" xlink:actuate="onLoad" draw:mime-type="image/jpeg"/>
</draw:frame>
</text:a>
自动化带来的正确技能可以挽救自己的生命，或者生活或会议。</text:p>
      <text:p text:style-name="P4">
荷兰和英国继续支持乌克兰塔纳德斯人的持续支持，以响应俄罗斯的持续异常。</text:p>
      <text:p text:style-name="P4">
乌克兰武装部队总参谋长说：“乌克兰的武装部队感谢荷兰的支持和援助。”</text:p>
      <text:p text:style-name="P4">
News Source: <text:a xlink:type="simple" xlink:href="https://armyinform.com.ua/2023/04/08/niderlandski-instruktory-korpusu-morskoyi-pihoty-navchayut-ukrayincziv-vedennya-pozyczijnyh-bojovyh-dij/" text:style-name="Internet_20_link" text:visited-style-name="Visited_20_Internet_20_Link">
https://armyinform.com.ua/2023/04/08/niderlandski-instruktory-korpusu-morskoyi-pihoty-navchayut-ukrayincziv-vedennya-pozyczijnyh-bojovyh-dij/</text:a>
</text:p>
      <!--NEWS-->
      <text:h text:style-name="P10" text:outline-level="1">
<text:span text:style-name="T4">
荷兰海军陆战队讲师教乌克兰人在战斗</text:span>
</text:h>
      <text:p text:style-name="P4">
作者: ['АРМІЯINFORM']</text:p>
      <text:p text:style-name="P4">
时间: 2023-04-08T79:00:00-04:00</text:p>
      <text:p text:style-name="P4">
描述: Zbroyshny部队Korolivskiy-Morstovy部队的Korolivsky的Instruktori Corps ...与2022年与乌克兰的战争，与乌克兰的最新新闻，与乌克兰的新闻，与乌克兰2022年的新闻战争，今天，乌克兰和俄罗斯和俄罗斯和俄罗斯之间的战争将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1-golovna.jpg" text:style-name="Internet_20_link" text:visited-style-name="Visited_20_Internet_20_Link">
1-golovna.jpg</text:a>
', '<text:a xlink:type="simple" xlink:href="https://armyinform.com.ua/wp-content/uploads/2023/04/4-16-150x150.jpg" text:style-name="Internet_20_link" text:visited-style-name="Visited_20_Internet_20_Link">
4-16-150x150.jpg</text:a>
', '<text:a xlink:type="simple" xlink:href="https://armyinform.com.ua/wp-content/uploads/2023/04/7-5-150x150.jpg" text:style-name="Internet_20_link" text:visited-style-name="Visited_20_Internet_20_Link">
7-5-150x150.jpg</text:a>
', '<text:a xlink:type="simple" xlink:href="https://armyinform.com.ua/wp-content/uploads/2023/04/8-5-150x150.jpg" text:style-name="Internet_20_link" text:visited-style-name="Visited_20_Internet_20_Link">
8-5-150x150.jpg</text:a>
', '<text:a xlink:type="simple" xlink:href="https://armyinform.com.ua/wp-content/uploads/2023/04/9-5-150x150.jpg" text:style-name="Internet_20_link" text:visited-style-name="Visited_20_Internet_20_Link">
9-5-150x150.jpg</text:a>
']</text:p>
      <text:p text:style-name="P4">
标签: []</text:p>
      <text:p text:style-name="P4">
类别: News</text:p>
      <!--METADATA-->
      <text:p text:style-name="P4">
<draw:frame draw:style-name="fr1" draw:name="Image377" text:anchor-type="as-char" svg:width="6.9236in" svg:height="4.621503in" draw:z-index="0">
<draw:image xlink:href="../Images/AРМІЯINFORM/2023-04-08T79-00-00-04-00/1-golovna.jpg" xlink:type="simple" xlink:show="embed" xlink:actuate="onLoad" draw:mime-type="image/jpeg"/>
</draw:frame>
荷兰皇家海军海军陆战队的教练正在进行定位班(沟)斗争。 关于它<text:a xlink:type="simple" xlink:href="https://www.facebook.com/GeneralStaff.ua/posts/pfbid02KS5VFVmztaQngtsKf3uDXibKu1dSvbMJ2WG6ntinQhpGCR2EkBc72yjoztWCFR2Gl" text:style-name="Internet_20_link" text:visited-style-name="Visited_20_Internet_20_Link">
报告</text:a>
乌克兰武装部队的总参谋部。</text:p>
      <text:p text:style-name="P4">
“尤其是，训练的准备，战trench，战trench，战trench和位置的准备，癫痫发作和维护，在此期间创造了一个战trench制度，在进攻中巡逻，并协调了对敌人在普遍的一般军事训练框架内的探索英国，”声明说。</text:p>
      <text:p text:style-name="P4">
<text:a xlink:type="simple" xlink:href="https://armyinform.com.ua/wp-content/uploads/2023/04/4-16.jpg" text:style-name="Internet_20_link" text:visited-style-name="Visited_20_Internet_20_Link">
!(Images/AРМІЯINFORM/2023-04-08T79-00-00-04-00/4-16-150x150.jpg)</text:a>
</text:p>
      <text:p text:style-name="P4">
<text:a xlink:type="simple" xlink:href="https://armyinform.com.ua/wp-content/uploads/2023/04/7-5.jpg" text:style-name="Internet_20_link" text:visited-style-name="Visited_20_Internet_20_Link">
<draw:frame draw:style-name="fr1" draw:name="Image378" text:anchor-type="as-char" svg:width="6.9236in" svg:height="6.9236in" draw:z-index="0">
<draw:image xlink:href="../Images/AРМІЯINFORM/2023-04-08T79-00-00-04-00/7-5-150x150.jpg" xlink:type="simple" xlink:show="embed" xlink:actuate="onLoad" draw:mime-type="image/jpeg"/>
</draw:frame>
</text:a>
</text:p>
      <text:p text:style-name="P4">
<text:a xlink:type="simple" xlink:href="https://armyinform.com.ua/wp-content/uploads/2023/04/8-5.jpg" text:style-name="Internet_20_link" text:visited-style-name="Visited_20_Internet_20_Link">
<draw:frame draw:style-name="fr1" draw:name="Image379" text:anchor-type="as-char" svg:width="6.9236in" svg:height="6.9236in" draw:z-index="0">
<draw:image xlink:href="../Images/AРМІЯINFORM/2023-04-08T79-00-00-04-00/8-5-150x150.jpg" xlink:type="simple" xlink:show="embed" xlink:actuate="onLoad" draw:mime-type="image/jpeg"/>
</draw:frame>
</text:a>
</text:p>
      <text:p text:style-name="P4">
<text:a xlink:type="simple" xlink:href="https://armyinform.com.ua/wp-content/uploads/2023/04/9-5.jpg" text:style-name="Internet_20_link" text:visited-style-name="Visited_20_Internet_20_Link">
<draw:frame draw:style-name="fr1" draw:name="Image380" text:anchor-type="as-char" svg:width="6.9236in" svg:height="6.9236in" draw:z-index="0">
<draw:image xlink:href="../Images/AРМІЯINFORM/2023-04-08T79-00-00-04-00/9-5-150x150.jpg" xlink:type="simple" xlink:show="embed" xlink:actuate="onLoad" draw:mime-type="image/jpeg"/>
</draw:frame>
</text:a>
自动化带来的正确技能可以挽救自己的生命，或者生活或会议。</text:p>
      <text:p text:style-name="P4">
荷兰和英国继续支持乌克兰塔纳德斯人的持续支持，以响应俄罗斯的持续异常。</text:p>
      <text:p text:style-name="P4">
乌克兰武装部队总参谋长说：“乌克兰的武装部队感谢荷兰的支持和援助。”</text:p>
      <text:p text:style-name="P4">
News Source: <text:a xlink:type="simple" xlink:href="https://armyinform.com.ua/2023/04/08/niderlandski-instruktory-korpusu-morskoyi-pihoty-navchayut-ukrayincziv-vedennya-pozyczijnyh-bojovyh-dij/" text:style-name="Internet_20_link" text:visited-style-name="Visited_20_Internet_20_Link">
https://armyinform.com.ua/2023/04/08/niderlandski-instruktory-korpusu-morskoyi-pihoty-navchayut-ukrayincziv-vedennya-pozyczijnyh-bojovyh-dij/</text:a>
</text:p>
      <!--NEWS-->
      <text:h text:style-name="P10" text:outline-level="1">
<text:span text:style-name="T4">
协调员回忆起媒体宣传对囚犯的有害</text:span>
</text:h>
      <text:p text:style-name="P4">
作者: ['АРМІЯINFORM']</text:p>
      <text:p text:style-name="P4">
时间: 2023-04-08T80:00:00-04:00</text:p>
      <text:p text:style-name="P4">
描述: 在交换区中心协调总部Z Putan Potanovnya ...与乌克兰2022的战争，与乌克兰的战争是今天的最新消息，与乌克兰2022年的新闻战是今天的最后一场新闻，乌克兰将在乌克兰和俄罗斯之间进行战争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4/photo_5873982829937930374_y.jpg" text:style-name="Internet_20_link" text:visited-style-name="Visited_20_Internet_20_Link">
photo_5873982829937930374_y.jpg</text:a>
']</text:p>
      <text:p text:style-name="P4">
标签: ['ВІЙСЬКОВОПОЛОНЕНІ', 'КООРДИНАЦІЙНИЙ ШТАБ З ПИТАНЬ ПОВОДЖЕННЯ З ВІЙСЬКОВОПОЛОНЕНИМИ', 'ПОЛТАВА']</text:p>
      <text:p text:style-name="P4">
类别: News</text:p>
      <!--METADATA-->
      <text:p text:style-name="P4">
<draw:frame draw:style-name="fr1" draw:name="Image381" text:anchor-type="as-char" svg:width="6.9236in" svg:height="4.300205in" draw:z-index="0">
<draw:image xlink:href="../Images/AРМІЯINFORM/2023-04-08T80-00-00-04-00/photo_5873982829937930374_y.jpg" xlink:type="simple" xlink:show="embed" xlink:actuate="onLoad" draw:mime-type="image/jpeg"/>
</draw:frame>
照片：koord_shtab</text:p>
      <text:p text:style-name="P4">
在东部地区的协调员中心关于战俘的行为，与Poltava举行了与战俘家族和A7097的TRO勇士家族的会议。</text:p>
      <text:p text:style-name="P4">
关于它<text:a xlink:type="simple" xlink:href="https://t.me/Koord_shtab/803" text:style-name="Internet_20_link" text:visited-style-name="Visited_20_Internet_20_Link">
报告</text:a>
UTELEGRAM-GNANNEL的协调总部。</text:p>
      <text:p text:style-name="P4">
会议由东部地区中心Sergey Chebyshev的负责人参加，协调员的战争囚犯的代表，红十字国际委员会，国家警察局，收购和社会支持的领土中心，武装部队。</text:p>
      <text:p text:style-name="P4">
家庭代表对提交交流的优先事项感兴趣，除了脆弱的类别：受伤的妇女。 Sergei Chebyshev的基础，寄存器是字母顺序的，并且提交交换的可预见性不会影响任何内容。 不幸的是，当从地面返回时，敌方政党的立场至关重要。</text:p>
      <text:p text:style-name="P4">
总部的代表还指出，俄罗斯的“申诉专员”的上诉和乌克兰被占领的领土中的未认可的实体以及俄罗斯联邦的其他当局允许囚犯敌对囚犯，允许他们的目的，允许他们敌对敌人。执行IPSO。 就特殊囚犯而言，敌人对他的心理影响的风险大大增加，并且故意延迟了此类囚犯的发行。</text:p>
      <text:p text:style-name="P4">
另请阅读：</text:p>
      <text:p text:style-name="P4">
<text:a xlink:type="simple" xlink:href="https://armyinform.com.ua/2023/03/21/koordynaczijnyj-shtab-zaklykav-rodyny-polonenyh-ne-poshyryuvaty-personalnu-informacziyu-zahysnykiv/" text:style-name="Internet_20_link" text:visited-style-name="Visited_20_Internet_20_Link">
协调总部敦促囚犯的家庭不要传播捍卫者的个人信息</text:a>
会议还讨论了俄罗斯联合会针对乌克兰战俘的法院对国际组织的上诉问题，“判决”，收集了有关克里姆林宫囚犯位置的信息。 特别注意媒体宣传对囚犯的有害性。 关于囚禁战士的人的个人数据和信息可能会对他的命运产生负面的学员。</text:p>
      <text:p text:style-name="P4">
News Source: <text:a xlink:type="simple" xlink:href="https://armyinform.com.ua/2023/04/08/koordynaczijnyj-shtab-nagadav-pro-shkidlyvist-medijnoyi-publichnosti-dlya-polonenogo/" text:style-name="Internet_20_link" text:visited-style-name="Visited_20_Internet_20_Link">
https://armyinform.com.ua/2023/04/08/koordynaczijnyj-shtab-nagadav-pro-shkidlyvist-medijnoyi-publichnosti-dlya-polonenogo/</text:a>
</text:p>
      <!--NEWS-->
      <text:h text:style-name="P10" text:outline-level="1">
<text:span text:style-name="T4">
法院已任命8年监禁</text:span>
</text:h>
      <text:p text:style-name="P4">
作者: ['АРМІЯINFORM']</text:p>
      <text:p text:style-name="P4">
时间: 2023-04-08T81:00:00-04:00</text:p>
      <text:p text:style-name="P4">
描述: 乌克兰Zbrahi的Bezpeki的服务与一位主人的Vini Shchens不一致...与乌克兰2022年的战争，与乌克兰的最新新闻，《与乌克兰的新闻》，《与乌克兰2022年的新闻战争》，今天，乌克兰之间的战争将会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koreguvalnyk.jpeg" text:style-name="Internet_20_link" text:visited-style-name="Visited_20_Internet_20_Link">
koreguvalnyk.jpeg</text:a>
', '<text:a xlink:type="simple" xlink:href="https://armyinform.com.ua/wp-content/uploads/2023/04/1-26-150x150.jpg" text:style-name="Internet_20_link" text:visited-style-name="Visited_20_Internet_20_Link">
1-26-150x150.jpg</text:a>
', '<text:a xlink:type="simple" xlink:href="https://armyinform.com.ua/wp-content/uploads/2023/04/2-23-150x150.jpg" text:style-name="Internet_20_link" text:visited-style-name="Visited_20_Internet_20_Link">
2-23-150x150.jpg</text:a>
']</text:p>
      <text:p text:style-name="P4">
标签: ['STOPRUSSIA', 'АГРЕСІЯ РФ', 'ВТОРГНЕННЯ РФ', 'ЗРАДНИКИ', 'КОРЕГУВАЛЬНИК', 'ПОКАРАННЯ', 'СБУ']</text:p>
      <text:p text:style-name="P4">
类别: News</text:p>
      <!--METADATA-->
      <text:p text:style-name="P4">
<draw:frame draw:style-name="fr1" draw:name="Image382" text:anchor-type="as-char" svg:width="6.9236in" svg:height="4.615733in" draw:z-index="0">
<draw:image xlink:href="../Images/AРМІЯINFORM/2023-04-08T81-00-00-04-00/koreguvalnyk.jpeg" xlink:type="simple" xlink:show="embed" xlink:actuate="onLoad" draw:mime-type="image/jpeg"/>
</draw:frame>
乌克兰的安全局已经收集了与俄罗斯联合会武装部队总参谋长的另一位信息管理的无关证据(众所周知的游戏).</text:p>
      <text:p text:style-name="P4">
Про це <text:a xlink:type="simple" xlink:href="https://ssu.gov.ua/novyny/za-materialamy-sbu-8-rokiv-za-gratamy-provede-koryhuvalnyk-rosiiskykh-raketnykh-udariv-po-shkolakh-u-mykolaievi" text:style-name="Internet_20_link" text:visited-style-name="Visited_20_Internet_20_Link">
повідомляє</text:a>
SBU新闻服务。</text:p>
      <text:p text:style-name="P4">
攻击者纠正了敌人对Mykolaiv地区平民基础设施的炮击。 出于他的“勤奋”，俄罗斯入侵者对两所当地学校造成了艰难的打击。 由于敌对的空袭，建筑物被彻底摧毁了。”</text:p>
      <text:p text:style-name="P4">
去年八月，SBU的工作人员在该地区一线地区的矛盾措施中拘留了袭击者。</text:p>
      <text:p text:style-name="P4">
<text:span text:style-name="T4">
根据乌克兰特殊服务，法院已将他分配了8年。</text:span>
</text:p>
      <text:p text:style-name="P4">
根据调查，该地区中心安全局的前负责人是纠正措施。</text:p>
      <text:p text:style-name="P4">
全面入侵开始后，俄罗斯军事情报参与了不言而喻的合作。</text:p>
      <text:p text:style-name="P4">
在游戏的视野中，他之所以在亲克里姆林语电报中的活动，在那里他反复发表有关对俄罗斯联邦武装侵略的支持的评论。</text:p>
      <text:p text:style-name="P4">
<text:a xlink:type="simple" xlink:href="https://armyinform.com.ua/wp-content/uploads/2023/04/1-26.jpg" text:style-name="Internet_20_link" text:visited-style-name="Visited_20_Internet_20_Link">
!(Images/AРМІЯINFORM/2023-04-08T81-00-00-04-00/1-26-150x150.jpg)</text:a>
</text:p>
      <text:p text:style-name="P4">
<text:a xlink:type="simple" xlink:href="https://armyinform.com.ua/wp-content/uploads/2023/04/2-23.jpg" text:style-name="Internet_20_link" text:visited-style-name="Visited_20_Internet_20_Link">
<draw:frame draw:style-name="fr1" draw:name="Image383" text:anchor-type="as-char" svg:width="6.9236in" svg:height="6.9236in" draw:z-index="0">
<draw:image xlink:href="../Images/AРМІЯINFORM/2023-04-08T81-00-00-04-00/2-23-150x150.jpg" xlink:type="simple" xlink:show="embed" xlink:actuate="onLoad" draw:mime-type="image/jpeg"/>
</draw:frame>
</text:a>
在搜寻被拘留者居住地的搜索过程中，他用来与俄罗斯协调员进行交流的手机。 SBU工作人员收集的证据法院，法院发现了袭击者的葡萄酒，其中包括乌克兰刑法的两条条款：</text:p>
      <text:p text:style-name="P4">
*艺术的第3部分。 114-2(未经授权传播有关武器，武器和弹药向乌克兰的方向，武器的运动，武装部队的行动，运动或安置或根据乌克兰法律形成的其他军事形式的信息); * H. 2，3s。436-2(理由，认可合法，否认俄罗斯联邦对乌克兰的侵略，荣耀其参与者).</text:p>
      <text:p text:style-name="P4">
<text:span text:style-name="T4">
Служба безпеки наголошує на невідворотності покарання за злочини протиУкраїни.</text:span>
</text:p>
      <text:p text:style-name="P4">
News Source: <text:a xlink:type="simple" xlink:href="https://armyinform.com.ua/2023/04/08/sud-pryznachyv-8-rokiv-uvyaznennya-koryguvalnyku-rosijskyh-raketnyh-udariv-po-shkolah-u-mykolayevi/" text:style-name="Internet_20_link" text:visited-style-name="Visited_20_Internet_20_Link">
https://armyinform.com.ua/2023/04/08/sud-pryznachyv-8-rokiv-uvyaznennya-koryguvalnyku-rosijskyh-raketnyh-udariv-po-shkolah-u-mykolayevi/</text:a>
</text:p>
      <!--NEWS-->
      <text:h text:style-name="P10" text:outline-level="1">
<text:span text:style-name="T4">
作为堕落军人家属的养老金</text:span>
</text:h>
      <text:p text:style-name="P4">
作者: ['АРМІЯINFORM']</text:p>
      <text:p text:style-name="P4">
时间: 2023-04-08T82:00:00-04:00</text:p>
      <text:p text:style-name="P4">
描述: 军事媒体中心由Narahuvannya Penter命令发布给Rodin成员...与乌克兰2022年的战争，今天与乌克兰的最新新闻，今天与乌克兰的新闻战争，今天与乌克兰的新闻战争，今天将进行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rodyna-zagyblogo.jpeg" text:style-name="Internet_20_link" text:visited-style-name="Visited_20_Internet_20_Link">
rodyna-zagyblogo.jpeg</text:a>
', '<text:a xlink:type="simple" xlink:href="https://armyinform.com.ua/wp-content/uploads/2023/04/pensiya-za-zagyblogo.jpg" text:style-name="Internet_20_link" text:visited-style-name="Visited_20_Internet_20_Link">
pensiya-za-zagyblogo.jpg</text:a>
']</text:p>
      <text:p text:style-name="P4">
标签: ['ВОЄННИЙ СТАН', "ДОПОМОГА СІМ'ЯМ ЗАГИБЛИХ", 'ПЕНСІЇ', 'СОЦІАЛЬНИЙ ЗАХИСТ', 'СОЦІАЛЬНИЙ ЗАХИСТ ПІД ЧАС ВІЙНИ']</text:p>
      <text:p text:style-name="P4">
类别: News</text:p>
      <!--METADATA-->
      <text:p text:style-name="P4">
<draw:frame draw:style-name="fr1" draw:name="Image384" text:anchor-type="as-char" svg:width="6.9236in" svg:height="4.617948in" draw:z-index="0">
<draw:image xlink:href="../Images/AРМІЯINFORM/2023-04-08T82-00-00-04-00/rodyna-zagyblogo.jpeg" xlink:type="simple" xlink:show="embed" xlink:actuate="onLoad" draw:mime-type="image/jpeg"/>
</draw:frame>
说明性照片：乌克兰总统办公室</text:p>
      <text:p text:style-name="P4">
<text:span text:style-name="T4">
军事媒体中心在失去护理人员的情况下发布了为成员养老金的程序。</text:span>
</text:p>
      <text:p text:style-name="P4">
根据<text:a xlink:type="simple" xlink:href="https://zakon.rada.gov.ua/laws/show/2262-12#n216" text:style-name="Internet_20_link" text:visited-style-name="Visited_20_Internet_20_Link">
乌克兰法</text:a>
“被解雇的兵役和其他人的养老金”，<text:span text:style-name="T4">
养老金的权利是：</text:span>
父母和妻子(男人)履行职责时表演的养家糊口。</text:p>
      <text:p text:style-name="P4">
<text:span text:style-name="T4">
获得养老金的条件：</text:span>
不早于55年，无论长期经验如何。</text:p>
      <text:p text:style-name="P4">
<text:span text:style-name="T4">
养老金付款：</text:span>
 70％的死者家庭和儿童养家糊口的工资*(但不少于7800 UAH).</text:p>
      <text:p text:style-name="P4">
<text:span text:style-name="T5">
* якщо в сім’ї двоє та більше дітей — по 50% на кожну дитину (但不少于6100 UAH)</text:span>
</text:p>
      <text:p text:style-name="P4">
<text:span text:style-name="T4">
此类别也有权获得养老金，如果他们有合法：</text:span>
</text:p>
      <text:p text:style-name="P4">
<text:span text:style-name="T5">
退休金不管年龄多大； </text:span>
幼年养老金； <text:span text:style-name="T5">
以优先条款退休养老金； </text:span>
根据法律，退休年龄降低的退休金或残疾人。</text:p>
      <text:p text:style-name="P4">
<draw:frame draw:style-name="fr1" draw:name="Image385" text:anchor-type="as-char" svg:width="6.9236in" svg:height="7.926841in" draw:z-index="0">
<draw:image xlink:href="../Images/AРМІЯINFORM/2023-04-08T82-00-00-04-00/pensiya-za-zagyblogo.jpg" xlink:type="simple" xlink:show="embed" xlink:actuate="onLoad" draw:mime-type="image/jpeg"/>
</draw:frame>
如果与官员履行无关的服务员死亡，则获得养老金的权利：**父母和妻子(男人)护理。</text:p>
      <text:p text:style-name="P4">
<text:span text:style-name="T4">
获得养老金的条件：</text:span>
达到60，无论策略经历如何，或者是残疾人。</text:p>
      <text:p text:style-name="P4">
<text:span text:style-name="T4">
养老金付款的金额：</text:span>
 30％的死者工资的30％。</text:p>
      <text:p text:style-name="P4">
不管养家糊口的死亡原因如何(2个残疾人的生存最低)和最大(10个能力人士的最低生计最低限度)在养家糊口的情况下，养老金的数量分别用于每个无行为能力的家庭成员。</text:p>
      <text:p text:style-name="P4">
<text:span text:style-name="T5">
wherelo：<text:a xlink:type="simple" xlink:href="https://t.me/militarymediacenter/" text:style-name="Internet_20_link" text:visited-style-name="Visited_20_Internet_20_Link">
军事媒体中心</text:a>
</text:span>
</text:p>
      <text:p text:style-name="P4">
News Source: <text:a xlink:type="simple" xlink:href="https://armyinform.com.ua/2023/04/08/yak-narahovuyutsya-pensiyi-rodynam-zagyblyh-vijskovosluzhbovcziv/" text:style-name="Internet_20_link" text:visited-style-name="Visited_20_Internet_20_Link">
https://armyinform.com.ua/2023/04/08/yak-narahovuyutsya-pensiyi-rodynam-zagyblyh-vijskovosluzhbovcziv/</text:a>
</text:p>
      <!--NEWS-->
      <text:h text:style-name="P10" text:outline-level="1">
<text:span text:style-name="T4">
为什么F-16对乌克兰很重要</text:span>
</text:h>
      <text:p text:style-name="P4">
作者: ['АРМІЯINFORM']</text:p>
      <text:p text:style-name="P4">
时间: 2023-04-08T83:00:00-04:00</text:p>
      <text:p text:style-name="P4">
描述: CHOMU BAGATOTSILOVI VINISHCHYCHI F-16є乌克兰式的Vuelivim，抽象指挥司令...与乌克兰2022年的战争，与乌克兰的最新新闻，今天与乌克兰的新闻，今天与乌克兰2022年的新闻，今天，乌克兰和俄罗斯和俄罗斯之间的战争将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e143da3e-9cdb-4b05-9ccc-7fed3cb2e54e.jpg" text:style-name="Internet_20_link" text:visited-style-name="Visited_20_Internet_20_Link">
e143da3e-9cdb-4b05-9ccc-7fed3cb2e54e.jpg</text:a>
', '<text:a xlink:type="simple" xlink:href="https://armyinform.com.ua/wp-content/uploads/2023/04/39912e99-123d-4a24-971c-e49eccfb52f2.jpg" text:style-name="Internet_20_link" text:visited-style-name="Visited_20_Internet_20_Link">
39912e99-123d-4a24-971c-e49eccfb52f2.jpg</text:a>
']</text:p>
      <text:p text:style-name="P4">
标签: ['F-16']</text:p>
      <text:p text:style-name="P4">
类别: News</text:p>
      <!--METADATA-->
      <text:p text:style-name="P4">
<draw:frame draw:style-name="fr1" draw:name="Image386" text:anchor-type="as-char" svg:width="6.9236in" svg:height="3.894525in" draw:z-index="0">
<draw:image xlink:href="../Images/AРМІЯINFORM/2023-04-08T83-00-00-04-00/e143da3e-9cdb-4b05-9ccc-7fed3cb2e54e.jpg" xlink:type="simple" xlink:show="embed" xlink:actuate="onLoad" draw:mime-type="image/jpeg"/>
</draw:frame>
为什么F-16多功能战斗机对空军Mykola Oleshchuk，空军乌克兰很重要。</text:p>
      <text:p text:style-name="P4">
🔵后部区域的最佳保护</text:p>
      <text:p text:style-name="P4">
平均而言，我们的防空防御摧毁了大约75％的有翼火箭和冲击无人机。但是25％的人仍能达到目标!</text:p>
      <text:p text:style-name="P4">
平民死亡，基础设施被摧毁。 F-16可以有效地在边界找到这些空气威胁，而不必允许我们城市的火箭和dronido。</text:p>
      <text:p text:style-name="P4">
🔵空中的优势是高级的可靠封面</text:p>
      <text:p text:style-name="P4">
俄罗斯航空有时会按数量占上风，最重要的是，誓言是技术优势。</text:p>
      <text:p text:style-name="P4">
空军没有足够的陆地和空气力量和手段，以便有效地保护领空，前线部队以及额叶区域的和平居民免受Irtolot敌人冲击飞机的日常恐怖。</text:p>
      <text:p text:style-name="P4">
F-16将允许在空中赢得统治，极大地削弱了敌人，每天挽救了许多生命。</text:p>
      <text:p text:style-name="P4">
🔵最有效地反对使用托管飞机</text:p>
      <text:p text:style-name="P4">
越来越多的敌人在整个线路上被托管的500公斤飞机使用。 有准备大量使用1500公斤的小木屋的准备迹象!</text:p>
      <text:p text:style-name="P4">
俄罗斯人的飞机没有进入击败我们防空的区域，在前线和边境城市遥不可及。 平民遭受副本，南部和东部地区的苦难。</text:p>
      <text:p text:style-name="P4">
F-16的空对空火箭架高达180公里。它将使您可以将敌机驱逐出我们的边界和线条，从而最大程度地减少了使用其他空气基地武器的可能性。</text:p>
      <text:p text:style-name="P4">
🔵反应有力打击</text:p>
      <text:p text:style-name="P4">
F-16的各种现代高精度武器范围很广，将在反攻行动中允许俄罗斯军队进行高点罢工。有必要阻止敌人的进攻行动，以赢得空中的优势，以便破坏供应设备，弹药和敌人的活力的方式。 F-16将能够执行CIR!</text:p>
      <text:p text:style-name="P4">
🔵海控制</text:p>
      <text:p text:style-name="P4">
黑海仍在俄罗斯舰队的控制之下。 F-16拥有武装的反舰队导弹，可以轻松驾驶港口或海边的所有敌人舰队。 乌克兰需要确保“谷物走廊”的自由法规和保护。</text:p>
      <text:p text:style-name="P4">
<draw:frame draw:style-name="fr1" draw:name="Image387" text:anchor-type="as-char" svg:width="6.9236in" svg:height="3.891999in" draw:z-index="0">
<draw:image xlink:href="../Images/AРМІЯINFORM/2023-04-08T83-00-00-04-00/39912e99-123d-4a24-971c-e49eccfb52f2.jpg" xlink:type="simple" xlink:show="embed" xlink:actuate="onLoad" draw:mime-type="image/jpeg"/>
</draw:frame>
🔵飞行员 - 旧技术的人质🔵可维护性，备件</text:p>
      <text:p text:style-name="P4">
乌克兰40年前使用飞机。 一些飞行员两倍的飞机!保持其可维护性变得越来越困难。 倍数被SO所谓的“蚕食”封闭，但并不长。 您等不及所有航空公司都完全停止。 得益于从斯洛伐克和波兰转移融化，在某种程度上，有可能恢复Air Parkmig-29几架飞机，以增强使用战斗机航空进行当前战斗行动的能力。 但是，为了达到空中的偏好，对于获胜者，我们需要现代飞机!</text:p>
      <text:p text:style-name="P4">
🔵弹药储备</text:p>
      <text:p text:style-name="P4">
现有aviapark的过时和无效的苏联弹药的储备一直在不断减少。 即使有足够数量的良好的服务和准备好的飞行员，在某个时候，我们的航空公司仍将仍然是病变的不足。 唯一的出路是唯一的出路!</text:p>
      <text:p text:style-name="P4">
<text:span text:style-name="T5">
准备了Anastasia Olekhnovich</text:span>
</text:p>
      <text:p text:style-name="P4">
News Source: <text:a xlink:type="simple" xlink:href="https://armyinform.com.ua/2023/04/08/chomu-f-16-vazhlyvi-dlya-ukrayiny/" text:style-name="Internet_20_link" text:visited-style-name="Visited_20_Internet_20_Link">
https://armyinform.com.ua/2023/04/08/chomu-f-16-vazhlyvi-dlya-ukrayiny/</text:a>
</text:p>
      <!--NEWS-->
      <text:h text:style-name="P10" text:outline-level="1">
<text:span text:style-name="T4">
今天在这座城市获得了去年对Kramatorsk炮击的所有受害者的记忆。</text:span>
</text:h>
      <text:p text:style-name="P4">
作者: ['АРМІЯINFORM']</text:p>
      <text:p text:style-name="P4">
时间: 2023-04-08T84:00:00-04:00</text:p>
      <text:p text:style-name="P4">
描述: Pam'yati vnaslich Rosiki导弹奠定了Donechchini的Kramorsku ...与乌克兰2022年的战争，与乌克兰的最新消息，今天与乌克兰的新闻，乌克兰2022年的战争，今天与乌克兰2022年的新闻战，乌克兰和俄罗斯之间的战争将是一场战争与乌克兰的战争将是不久的</text:p>
      <text:p text:style-name="P4">
图片: ['<text:a xlink:type="simple" xlink:href="https://armyinform.com.ua/wp-content/uploads/2023/04/2-25.jpg" text:style-name="Internet_20_link" text:visited-style-name="Visited_20_Internet_20_Link">
2-25.jpg</text:a>
', '<text:a xlink:type="simple" xlink:href="https://armyinform.com.ua/wp-content/uploads/2023/04/4-18-150x150.jpg" text:style-name="Internet_20_link" text:visited-style-name="Visited_20_Internet_20_Link">
4-18-150x150.jpg</text:a>
', '<text:a xlink:type="simple" xlink:href="https://armyinform.com.ua/wp-content/uploads/2023/04/3-21-150x150.jpg" text:style-name="Internet_20_link" text:visited-style-name="Visited_20_Internet_20_Link">
3-21-150x150.jpg</text:a>
', '<text:a xlink:type="simple" xlink:href="https://armyinform.com.ua/wp-content/uploads/2023/04/6-13-150x150.jpg" text:style-name="Internet_20_link" text:visited-style-name="Visited_20_Internet_20_Link">
6-13-150x150.jpg</text:a>
', '<text:a xlink:type="simple" xlink:href="https://armyinform.com.ua/wp-content/uploads/2023/04/5-15-150x150.jpg" text:style-name="Internet_20_link" text:visited-style-name="Visited_20_Internet_20_Link">
5-15-150x150.jpg</text:a>
', '<text:a xlink:type="simple" xlink:href="https://armyinform.com.ua/wp-content/uploads/2023/04/10-6-150x150.jpg" text:style-name="Internet_20_link" text:visited-style-name="Visited_20_Internet_20_Link">
10-6-150x150.jpg</text:a>
', '<text:a xlink:type="simple" xlink:href="https://armyinform.com.ua/wp-content/uploads/2023/04/9-7-150x150.jpg" text:style-name="Internet_20_link" text:visited-style-name="Visited_20_Internet_20_Link">
9-7-150x150.jpg</text:a>
', '<text:a xlink:type="simple" xlink:href="https://armyinform.com.ua/wp-content/uploads/2023/04/8-7-150x150.jpg" text:style-name="Internet_20_link" text:visited-style-name="Visited_20_Internet_20_Link">
8-7-150x150.jpg</text:a>
']</text:p>
      <text:p text:style-name="P4">
标签: ['STOPRUSSIA', 'АГРЕСІЯ РФ', 'ВОЄННІ ЗЛОЧИНИ', 'ВТОРГНЕННЯ РФ', 'ДОНЕЧЧИНА', 'КРАМАТОРСЬК']</text:p>
      <text:p text:style-name="P4">
类别: News</text:p>
      <!--METADATA-->
      <text:p text:style-name="P4">
<draw:frame draw:style-name="fr1" draw:name="Image388" text:anchor-type="as-char" svg:width="6.9236in" svg:height="4.61393in" draw:z-index="0">
<draw:image xlink:href="../Images/AРМІЯINFORM/2023-04-08T84-00-00-04-00/2-25.jpg" xlink:type="simple" xlink:show="embed" xlink:actuate="onLoad" draw:mime-type="image/jpeg"/>
</draw:frame>
在顿涅茨克(Donetsk)的Kramatorsk中，一年前对火车站俄罗斯瓦法尔(Waffal)站死亡的人的记忆得到了荣誉。</text:p>
      <text:p text:style-name="P4">
关于它<text:a xlink:type="simple" xlink:href="http://t.me/kramatorsk_rada/10567" text:style-name="Internet_20_link" text:visited-style-name="Visited_20_Internet_20_Link">
报告</text:a>
Kramatorsk市议会。  <text:a xlink:type="simple" xlink:href="https://armyinform.com.ua/wp-content/uploads/2023/04/4-18.jpg" text:style-name="Internet_20_link" text:visited-style-name="Visited_20_Internet_20_Link">
!(Images/AРМІЯINFORM/2023-04-08T84-00-00-04-00/4-18-150x150.jpg)</text:a>
</text:p>
      <text:p text:style-name="P4">
<text:a xlink:type="simple" xlink:href="https://armyinform.com.ua/wp-content/uploads/2023/04/3-21.jpg" text:style-name="Internet_20_link" text:visited-style-name="Visited_20_Internet_20_Link">
<draw:frame draw:style-name="fr1" draw:name="Image389" text:anchor-type="as-char" svg:width="6.9236in" svg:height="6.9236in" draw:z-index="0">
<draw:image xlink:href="../Images/AРМІЯINFORM/2023-04-08T84-00-00-04-00/3-21-150x150.jpg" xlink:type="simple" xlink:show="embed" xlink:actuate="onLoad" draw:mime-type="image/jpeg"/>
</draw:frame>
</text:a>
</text:p>
      <text:p text:style-name="P4">
<text:a xlink:type="simple" xlink:href="https://armyinform.com.ua/wp-content/uploads/2023/04/6-13.jpg" text:style-name="Internet_20_link" text:visited-style-name="Visited_20_Internet_20_Link">
<draw:frame draw:style-name="fr1" draw:name="Image390" text:anchor-type="as-char" svg:width="6.9236in" svg:height="6.9236in" draw:z-index="0">
<draw:image xlink:href="../Images/AРМІЯINFORM/2023-04-08T84-00-00-04-00/6-13-150x150.jpg" xlink:type="simple" xlink:show="embed" xlink:actuate="onLoad" draw:mime-type="image/jpeg"/>
</draw:frame>
</text:a>
</text:p>
      <text:p text:style-name="P4">
<text:a xlink:type="simple" xlink:href="https://armyinform.com.ua/wp-content/uploads/2023/04/5-15.jpg" text:style-name="Internet_20_link" text:visited-style-name="Visited_20_Internet_20_Link">
<draw:frame draw:style-name="fr1" draw:name="Image391" text:anchor-type="as-char" svg:width="6.9236in" svg:height="6.9236in" draw:z-index="0">
<draw:image xlink:href="../Images/AРМІЯINFORM/2023-04-08T84-00-00-04-00/5-15-150x150.jpg" xlink:type="simple" xlink:show="embed" xlink:actuate="onLoad" draw:mime-type="image/jpeg"/>
</draw:frame>
</text:a>
“今天是俄罗斯人袭击Kramatorsk Extracepan的那一年。 当时，有61人被杀，又有121人被杀。 该消息说：“今天，该炮击的所有受害者今天在克拉默斯克(Kramatorsk)与执法人员，救援人员，志愿者和地方当局的代表一起受到尊敬。”</text:p>
      <text:p text:style-name="P4">
还报道说，该项目创建的首映筛选胶带“ Kramatorsk Station”在炮击周年纪念日报道了乌克兰。(计算项目)并致力于恐怖袭击。</text:p>
      <text:p text:style-name="P4">
<text:a xlink:type="simple" xlink:href="https://armyinform.com.ua/wp-content/uploads/2023/04/10-6.jpg" text:style-name="Internet_20_link" text:visited-style-name="Visited_20_Internet_20_Link">
!(Images/AРМІЯINFORM/2023-04-08T84-00-00-04-00/10-6-150x150.jpg)</text:a>
</text:p>
      <text:p text:style-name="P4">
<text:a xlink:type="simple" xlink:href="https://armyinform.com.ua/wp-content/uploads/2023/04/9-7.jpg" text:style-name="Internet_20_link" text:visited-style-name="Visited_20_Internet_20_Link">
<draw:frame draw:style-name="fr1" draw:name="Image392" text:anchor-type="as-char" svg:width="6.9236in" svg:height="6.9236in" draw:z-index="0">
<draw:image xlink:href="../Images/AРМІЯINFORM/2023-04-08T84-00-00-04-00/9-7-150x150.jpg" xlink:type="simple" xlink:show="embed" xlink:actuate="onLoad" draw:mime-type="image/jpeg"/>
</draw:frame>
</text:a>
</text:p>
      <text:p text:style-name="P4">
<text:a xlink:type="simple" xlink:href="https://armyinform.com.ua/wp-content/uploads/2023/04/8-7.jpg" text:style-name="Internet_20_link" text:visited-style-name="Visited_20_Internet_20_Link">
<draw:frame draw:style-name="fr1" draw:name="Image393" text:anchor-type="as-char" svg:width="6.9236in" svg:height="6.9236in" draw:z-index="0">
<draw:image xlink:href="../Images/AРМІЯINFORM/2023-04-08T84-00-00-04-00/8-7-150x150.jpg" xlink:type="simple" xlink:show="embed" xlink:actuate="onLoad" draw:mime-type="image/jpeg"/>
</draw:frame>
</text:a>
“这部电影是平民纪录片的一部精彩作品，他们将不允许对悲剧的肇事者造成任何损失。 对所有死者的永恒记忆!” -Said Pavel Kirilenko，Golodonnets区域军事 - 西维利亚政府。</text:p>
      <text:p text:style-name="P4">
News Source: <text:a xlink:type="simple" xlink:href="https://armyinform.com.ua/2023/04/08/pamyat-usih-zhertv-torishnogo-obstrilu-kramotorska-vshanuvaly-sogodni-v-misti/" text:style-name="Internet_20_link" text:visited-style-name="Visited_20_Internet_20_Link">
https://armyinform.com.ua/2023/04/08/pamyat-usih-zhertv-torishnogo-obstrilu-kramotorska-vshanuvaly-sogodni-v-misti/</text:a>
</text:p>
      <!--NEWS-->
      <text:h text:style-name="P10" text:outline-level="1">
<text:span text:style-name="T4">
联合生产协议以波兰 - 乌基龙的125毫米坦克壳结束</text:span>
</text:h>
      <text:p text:style-name="P4">
作者: ['АРМІЯINFORM']</text:p>
      <text:p text:style-name="P4">
时间: 2023-04-08T85:00:00-04:00</text:p>
      <text:p text:style-name="P4">
描述: 某些主权关注的“乌克罗龙” ta ta polska grupa zbrojeniowa（PGZ ...与乌克兰2022年的战争，与乌克兰与乌克兰的最新新闻，《与乌克兰的新闻》，《与乌克兰2022年的新闻战争》是今天的最后一场，将在乌克兰和俄罗斯和俄罗斯和俄罗斯和俄罗斯和俄罗斯和俄罗斯和俄罗斯和俄罗斯和俄罗斯和俄罗斯之间发生一场战争何时，何时，何时，何时，何时，何时，何时，何时，何时，何时，与乌克兰在2022年的战争将在不久的将来与乌克兰进行战争，与乌克兰的战争，乌克兰的新闻，今天，乌克兰的新闻乌克兰媒体的新闻在俄罗斯</text:p>
      <text:p text:style-name="P4">
图片: ['<text:a xlink:type="simple" xlink:href="https://armyinform.com.ua/wp-content/uploads/2023/04/ukroboronprom-snaryady.jpg" text:style-name="Internet_20_link" text:visited-style-name="Visited_20_Internet_20_Link">
ukroboronprom-snaryady.jpg</text:a>
']</text:p>
      <text:p text:style-name="P4">
标签: ['STOPRUSSIA', 'АГРЕСІЯ РФ', 'ВТОРГНЕННЯ РФ', 'ОВТ', 'ПОЛЬЩА', 'СПІЛЬНЕ ПІДПРИЄМСТВО', 'ТАНКОВІ СНАРЯДИ', 'УКРОБОРОНПРОМ']</text:p>
      <text:p text:style-name="P4">
类别: News</text:p>
      <!--METADATA-->
      <text:p text:style-name="P4">
<draw:frame draw:style-name="fr1" draw:name="Image394" text:anchor-type="as-char" svg:width="6.9236in" svg:height="6.9236in" draw:z-index="0">
<draw:image xlink:href="../Images/AРМІЯINFORM/2023-04-08T85-00-00-04-00/ukroboronprom-snaryady.jpg" xlink:type="simple" xlink:show="embed" xlink:actuate="onLoad" draw:mime-type="image/jpeg"/>
</draw:frame>
国家的企业之一涉及乌克罗龙和polska grupazbrojeniowa(PGZ S.A.)他们得出了关于125毫米储罐生产中相互作用的协议。</text:p>
      <text:p text:style-name="P4">
如<text:a xlink:type="simple" xlink:href="https://t.me/UOP_Official/1055" text:style-name="Internet_20_link" text:visited-style-name="Visited_20_Internet_20_Link">
报告</text:a>
它是乌克罗龙普罗姆(Ukroboronprom)的新闻服务，是在乌克兰沃罗迪米尔·泽伦斯基波兰总统访问的框架内制造的。</text:p>
      <text:p text:style-name="P4">
根据该协议，根据企业中企业中俄罗斯火箭的高风险，只有波兰城市才被认为是创造俄罗斯火箭的高风险，该协议的部署是根据125毫米坦克枪制造的新生产线的部署。新制作。 但是，双方都将在外观上进行：乌克兰的技术和高素质的专家都具有相关能力和经验。</text:p>
      <text:p text:style-name="P4">
乌克兰国家关注说：“这是进一步加强乌克兰与波兰之间伙伴关系的又一步。”</text:p>
      <text:p text:style-name="P4">
_sew，最近乌克罗龙普罗姆<text:a xlink:type="simple" xlink:href="https://armyinform.com.ua/2023/03/14/ukrayina-rozpochala-vyrobnycztvo-125-mm-snaryadiv-dlya-tankovoyi-garmaty-u-spivpraczi-z-nato/" text:style-name="Internet_20_link" text:visited-style-name="Visited_20_Internet_20_Link">
开始生产</text:a>
125毫米弹药弹枪和北大西洋联盟之一。 因此，乌克罗隆龙将与两个北约成员国生产一个弹丸储罐。</text:p>
      <text:p text:style-name="P4">
News Source: <text:a xlink:type="simple" xlink:href="https://armyinform.com.ua/2023/04/08/ukladena-ugoda-pro-spilne-vyrobnycztvo-125-mm-tankovyh-snaryadiv-na-terytoriyi-polshhi-ukroboronprom/" text:style-name="Internet_20_link" text:visited-style-name="Visited_20_Internet_20_Link">
https://armyinform.com.ua/2023/04/08/ukladena-ugoda-pro-spilne-vyrobnycztvo-125-mm-tankovyh-snaryadiv-na-terytoriyi-polshhi-ukroboronprom/</text:a>
</text:p>
      <!--NEWS-->
      <text:h text:style-name="P10" text:outline-level="1">
<text:span text:style-name="T4">
北约最大的航空培训将在德国的欧洲举行</text:span>
</text:h>
      <text:p text:style-name="P4">
作者: ['АРМІЯINFORM']</text:p>
      <text:p text:style-name="P4">
时间: 2023-04-08T86:00:00-04:00</text:p>
      <text:p text:style-name="P4">
描述: 在Teritor Nimuccini，以及捷克的Econi，12-23蠕虫...与乌克兰2022的战争，与乌克兰的战争是今天的最新消息，这是与乌克兰2022的新闻战争，这是今天的最后一场新闻乌克兰与俄罗斯，俄罗斯和俄罗斯之间的战争是否会在2022年与乌克兰的战争发生时，是否会在不久的将来与乌克兰进行战争，与乌克兰与乌克兰的战争，乌克兰的新闻，今天的乌克兰新闻，乌克兰新闻俄罗斯的媒体</text:p>
      <text:p text:style-name="P4">
图片: ['<text:a xlink:type="simple" xlink:href="https://armyinform.com.ua/wp-content/uploads/2023/04/aviaczijni-navchannya-nato.jpg" text:style-name="Internet_20_link" text:visited-style-name="Visited_20_Internet_20_Link">
aviaczijni-navchannya-nato.jpg</text:a>
']</text:p>
      <text:p text:style-name="P4">
标签: ['AIR DEFENDER', 'ВІЙСЬКОВІ НАВЧАННЯ', 'НАТО', 'НІМЕЧЧИНА', 'ПОВІТРЯНІ СИЛИ', 'США']</text:p>
      <text:p text:style-name="P4">
类别: News</text:p>
      <!--METADATA-->
      <text:p text:style-name="P4">
<draw:frame draw:style-name="fr1" draw:name="Image395" text:anchor-type="as-char" svg:width="6.9236in" svg:height="4.608521in" draw:z-index="0">
<draw:image xlink:href="../Images/AРМІЯINFORM/2023-04-08T86-00-00-04-00/aviaczijni-navchannya-nato.jpg" xlink:type="simple" xlink:show="embed" xlink:actuate="onLoad" draw:mime-type="image/jpeg"/>
</draw:frame>
照片：美国国民警卫队</text:p>
      <text:p text:style-name="P4">
在德国以及捷克共和国，爱沙尼亚和拉脱维亚，6月12日至23日将接受北约历史上最大的空军后卫'23飞机训练。</text:p>
      <text:p text:style-name="P4">
关于它<text:a xlink:type="simple" xlink:href="https://www.nationalguard.mil/News/Article/3356171/ang-top-leader-hosts-air-defender-23-media-visit/" text:style-name="Internet_20_link" text:visited-style-name="Visited_20_Internet_20_Link">
报告</text:a>
在美国国民警卫队网站上。</text:p>
      <text:p text:style-name="P4">
德国领导下的跨国练习将集中于维持运营和战术水平。 练习的主要目的是测试快速部署和使用北约航空的能力。</text:p>
      <text:p text:style-name="P4">
大约有220架飞机参与空中防卫'23练习(23种类型)自1949年成立以来，在22个国家中，将对空军进行当前的培训。</text:p>
      <text:p text:style-name="P4">
值得注意的是，尤其是在俄罗斯国家的领土上进行培训。</text:p>
      <text:p text:style-name="P4">
另请阅读：</text:p>
      <text:p text:style-name="P4">
<text:a xlink:type="simple" xlink:href="https://armyinform.com.ua/2023/04/08/za-dva-tyzhni-nato-rozpochne-velyki-vijskovi-navchannya-defender/" text:style-name="Internet_20_link" text:visited-style-name="Visited_20_Internet_20_Link">
北约的两个星期将开始一个主要的军事训练后卫</text:a>
国民警卫队空军司令迈克尔·洛奇(Michael Loch)中尉说：“我们想展示盟军的坚定空军。”  - 美国单身和我们在欧洲的盟友luftwaffe _(德国空军 -  ed。)_向可靠的约束发送明显而强大的信号。”</text:p>
      <text:p text:style-name="P4">
News Source: <text:a xlink:type="simple" xlink:href="https://armyinform.com.ua/2023/04/08/najbilshi-aviaczijni-navchannya-nato-projdut-v-yevropi-pid-kerivnycztvom-nimechchyny/" text:style-name="Internet_20_link" text:visited-style-name="Visited_20_Internet_20_Link">
https://armyinform.com.ua/2023/04/08/najbilshi-aviaczijni-navchannya-nato-projdut-v-yevropi-pid-kerivnycztvom-nimechchyny/</text:a>
</text:p>
      <!--NEWS-->
      <text:h text:style-name="P10" text:outline-level="1">
<text:span text:style-name="T4">
开门的日子发生在窗户</text:span>
</text:h>
      <text:p text:style-name="P4">
作者: ['Валентина Вілюра']</text:p>
      <text:p text:style-name="P4">
时间: 2023-04-08T87:00:00-04:00</text:p>
      <text:p text:style-name="P4">
描述: Viiskovokoya Imeni Taras Shevchenka的Viiskovokoya ...与乌克兰2022年的战争，与乌克兰的最新新闻战争，《与乌克兰的新闻战》 2022年，乌克兰和俄罗斯的最后一场与乌克兰的战争将在2022年与乌克兰进行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4/img_9876-scaled.jpg" text:style-name="Internet_20_link" text:visited-style-name="Visited_20_Internet_20_Link">
img_9876-scaled.jpg</text:a>
', '<text:a xlink:type="simple" xlink:href="https://armyinform.com.ua/wp-content/uploads/2023/04/nachalnyk-vi-scaled.jpg" text:style-name="Internet_20_link" text:visited-style-name="Visited_20_Internet_20_Link">
nachalnyk-vi-scaled.jpg</text:a>
', '<text:a xlink:type="simple" xlink:href="https://armyinform.com.ua/wp-content/uploads/2023/04/prohorov-scaled.jpg" text:style-name="Internet_20_link" text:visited-style-name="Visited_20_Internet_20_Link">
prohorov-scaled.jpg</text:a>
', '<text:a xlink:type="simple" xlink:href="https://armyinform.com.ua/wp-content/uploads/2023/04/img_9975-150x150.jpg" text:style-name="Internet_20_link" text:visited-style-name="Visited_20_Internet_20_Link">
img_9975-150x150.jpg</text:a>
', '<text:a xlink:type="simple" xlink:href="https://armyinform.com.ua/wp-content/uploads/2023/04/img_9987-150x150.jpg" text:style-name="Internet_20_link" text:visited-style-name="Visited_20_Internet_20_Link">
img_9987-150x150.jpg</text:a>
', '<text:a xlink:type="simple" xlink:href="https://armyinform.com.ua/wp-content/uploads/2023/04/img_9860-150x150.jpg" text:style-name="Internet_20_link" text:visited-style-name="Visited_20_Internet_20_Link">
img_9860-150x150.jpg</text:a>
', '<text:a xlink:type="simple" xlink:href="https://armyinform.com.ua/wp-content/uploads/2023/04/img_0002-150x150.jpg" text:style-name="Internet_20_link" text:visited-style-name="Visited_20_Internet_20_Link">
img_0002-150x150.jpg</text:a>
']</text:p>
      <text:p text:style-name="P4">
标签: []</text:p>
      <text:p text:style-name="P4">
类别: News</text:p>
      <!--METADATA-->
      <text:p text:style-name="P4">
<draw:frame draw:style-name="fr1" draw:name="Image396" text:anchor-type="as-char" svg:width="6.9236in" svg:height="4.614606in" draw:z-index="0">
<draw:image xlink:href="../Images/AРМІЯINFORM/2023-04-08T87-00-00-04-00/img_9876-scaled.jpg" xlink:type="simple" xlink:show="embed" xlink:actuate="onLoad" draw:mime-type="image/jpeg"/>
</draw:frame>
开放的门日在基辅塔拉什夫肯科国立大学军事学院举行。 来自乌克兰及其父母的未来参赛者访问了大学。</text:p>
      <text:p text:style-name="P4">
开放日是传统活动，参赛者必须在其中获得有关所需大学教育的必要信息。 对于尚未决定选择未来专业人士或对与生活相关的活动领域有疑问的参赛者特别有用。 参与者被介绍给研究所的管理人员，来宾展示了该机构的基础设施，展示了培训计划，并熟悉了大学的正确入学。</text:p>
      <text:p text:style-name="P4">
军事研究所旅的负责人阿纳蒂利·舍申科(Anatoly Shevchenko)详细介绍了申请人的前景，细微差别，特征和技术。</text:p>
      <text:p text:style-name="P4">
<draw:frame draw:style-name="fr1" draw:name="Image397" text:anchor-type="as-char" svg:width="6.9236in" svg:height="4.614606in" draw:z-index="0">
<draw:image xlink:href="../Images/AРМІЯINFORM/2023-04-08T87-00-00-04-00/nachalnyk-vi-scaled.jpg" xlink:type="simple" xlink:show="embed" xlink:actuate="onLoad" draw:mime-type="image/jpeg"/>
</draw:frame>
Anatoliy Shevchenko还指出，基辅国立大学军事学院是乌克兰第一部军事大学，是伊拉斯mus+欧盟计划的一部分。 也就是说，在未来学习和了解英语的学员将能够在国外学习。</text:p>
      <text:p text:style-name="P4">
<draw:frame draw:style-name="fr1" draw:name="Image398" text:anchor-type="as-char" svg:width="6.9236in" svg:height="4.614606in" draw:z-index="0">
<draw:image xlink:href="../Images/AРМІЯINFORM/2023-04-08T87-00-00-04-00/prohorov-scaled.jpg" xlink:type="simple" xlink:show="embed" xlink:actuate="onLoad" draw:mime-type="image/jpeg"/>
</draw:frame>
反过来，军事教育工作研究所副负责人普罗克霍夫(Prokhorov)向参赛者介绍了高等教育研究过程的参赛者，并讲述了日常工作，食物的特征和其余学员的特征。 此外，父母和参赛者能够直接与渴望分享高等教育经验的学员进行交谈。</text:p>
      <text:p text:style-name="P4">
<text:a xlink:type="simple" xlink:href="https://armyinform.com.ua/wp-content/uploads/2023/04/img_9975-scaled.jpg" text:style-name="Internet_20_link" text:visited-style-name="Visited_20_Internet_20_Link">
!(Images/AРМІЯINFORM/2023-04-08T87-00-00-04-00/img_9975-150x150.jpg)</text:a>
</text:p>
      <text:p text:style-name="P4">
<text:a xlink:type="simple" xlink:href="https://armyinform.com.ua/wp-content/uploads/2023/04/img_9987-scaled.jpg" text:style-name="Internet_20_link" text:visited-style-name="Visited_20_Internet_20_Link">
<draw:frame draw:style-name="fr1" draw:name="Image399" text:anchor-type="as-char" svg:width="6.9236in" svg:height="6.9236in" draw:z-index="0">
<draw:image xlink:href="../Images/AРМІЯINFORM/2023-04-08T87-00-00-04-00/img_9987-150x150.jpg" xlink:type="simple" xlink:show="embed" xlink:actuate="onLoad" draw:mime-type="image/jpeg"/>
</draw:frame>
</text:a>
</text:p>
      <text:p text:style-name="P4">
<text:a xlink:type="simple" xlink:href="https://armyinform.com.ua/wp-content/uploads/2023/04/img_9860-scaled.jpg" text:style-name="Internet_20_link" text:visited-style-name="Visited_20_Internet_20_Link">
<draw:frame draw:style-name="fr1" draw:name="Image400" text:anchor-type="as-char" svg:width="6.9236in" svg:height="6.9236in" draw:z-index="0">
<draw:image xlink:href="../Images/AРМІЯINFORM/2023-04-08T87-00-00-04-00/img_9860-150x150.jpg" xlink:type="simple" xlink:show="embed" xlink:actuate="onLoad" draw:mime-type="image/jpeg"/>
</draw:frame>
</text:a>
</text:p>
      <text:p text:style-name="P4">
<text:a xlink:type="simple" xlink:href="https://armyinform.com.ua/wp-content/uploads/2023/04/img_0002-scaled.jpg" text:style-name="Internet_20_link" text:visited-style-name="Visited_20_Internet_20_Link">
<draw:frame draw:style-name="fr1" draw:name="Image401" text:anchor-type="as-char" svg:width="6.9236in" svg:height="6.9236in" draw:z-index="0">
<draw:image xlink:href="../Images/AРМІЯINFORM/2023-04-08T87-00-00-04-00/img_0002-150x150.jpg" xlink:type="simple" xlink:show="embed" xlink:actuate="onLoad" draw:mime-type="image/jpeg"/>
</draw:frame>
</text:a>
潜在的学员还参观了武器和设备展览，该展览专门部署到了军事研究所的位置。 那些能够熟悉现代武器和军事装备，特别是与原始导弹综合大楼，标枪和Nlaw相熟悉。 年轻人能够坐在国际马克斯·马克斯(Maxx Pro Tavitkisian Cossack)装甲车的美国装甲人员载体的方向盘后面。 另一个有趣的地点是由被困在我们地球上的入侵者的服装，弹药和文件，在武装部队的压力下逃离。 <text:span text:style-name="T5">
opto作者</text:span>
</text:p>
      <text:p text:style-name="P4">
News Source: <text:a xlink:type="simple" xlink:href="https://armyinform.com.ua/2023/04/08/u-viknu-vidbuvsya-den-vidkrytyh-dverej/" text:style-name="Internet_20_link" text:visited-style-name="Visited_20_Internet_20_Link">
https://armyinform.com.ua/2023/04/08/u-viknu-vidbuvsya-den-vidkrytyh-dverej/</text:a>
</text:p>
      <!--NEWS-->
      <text:h text:style-name="P10" text:outline-level="1">
<text:span text:style-name="T4">
国防军摧毁了无人机，弹药组成和3个敌方篮板站</text:span>
</text:h>
      <text:p text:style-name="P4">
作者: ['АРМІЯINFORM']</text:p>
      <text:p text:style-name="P4">
时间: 2023-04-08T88:00:00-04:00</text:p>
      <text:p text:style-name="P4">
描述: DOB的Avisaatsy国防军在Zserdzhennya polubpkantiv地区由8杆领导。 这样的...与乌克兰2022年的战争，与乌克兰的最新新闻，今天与乌克兰的新闻战争，今天的最后一场战争，今天的最后一次战争将在乌克兰和俄罗斯之间发生战争，当2022年与乌克兰与乌克兰的战争将是他们说，在不久的将来与乌克兰发动了战争</text:p>
      <text:p text:style-name="P4">
图片: ['<text:a xlink:type="simple" xlink:href="https://armyinform.com.ua/wp-content/uploads/2023/04/syly-oborony.jpg" text:style-name="Internet_20_link" text:visited-style-name="Visited_20_Internet_20_Link">
syly-oborony.jpg</text:a>
']</text:p>
      <text:p text:style-name="P4">
标签: ['STOPRUSSIA', 'АГРЕСІЯ РФ', 'ВІЙНА', 'ВТОРГНЕННЯ РФ', 'ВТРАТИ ВОРОГА', 'ГШ ЗСУ', 'ОПЕРАТИВНА ІНФОРМАЦІЯ']</text:p>
      <text:p text:style-name="P4">
类别: News</text:p>
      <!--METADATA-->
      <text:p text:style-name="P4">
<draw:frame draw:style-name="fr1" draw:name="Image402" text:anchor-type="as-char" svg:width="6.9236in" svg:height="4.379177in" draw:z-index="0">
<draw:image xlink:href="../Images/AРМІЯINFORM/2023-04-08T88-00-00-04-00/syly-oborony.jpg" xlink:type="simple" xlink:show="embed" xlink:actuate="onLoad" draw:mime-type="image/jpeg"/>
</draw:frame>
说明性照片<text:span text:style-name="T4">
🔥俄罗斯入侵的情况</text:span>
</text:p>
      <text:p text:style-name="P4">
国防军每天的航空在重点领域击中了8次。 敌人的侦察无人机也被枪杀。</text:p>
      <text:p text:style-name="P4">
关于它<text:a xlink:type="simple" xlink:href="https://www.facebook.com/GeneralStaff.ua/posts/pfbid02g34BLKj4wzggiVuJeK1S6kFHjBQhBKrmS37hS65upAdXABsMtzxErvDn11yusQMLl" text:style-name="Internet_20_link" text:visited-style-name="Visited_20_Internet_20_Link">
报告</text:a>
乌克兰武装部队的总参谋部。</text:p>
      <text:p text:style-name="P4">
信息将在信息中出现：“火箭部队和炮兵部队袭击了2个生活区域，武器和军事装备的集中度，1个弹药，1个补救防御的位置和3个敌人的电子战场。”</text:p>
      <text:p text:style-name="P4">
News Source: <text:a xlink:type="simple" xlink:href="https://armyinform.com.ua/2023/04/08/syly-oborony-znyshhyly-bpla-sklad-boyeprypasiv-i-3-stancziyi-reb-protyvnyka/" text:style-name="Internet_20_link" text:visited-style-name="Visited_20_Internet_20_Link">
https://armyinform.com.ua/2023/04/08/syly-oborony-znyshhyly-bpla-sklad-boyeprypasiv-i-3-stancziyi-reb-protyvnyka/</text:a>
</text:p>
      <!--NEWS-->
      <text:h text:style-name="P10" text:outline-level="1">
<text:span text:style-name="T4">
为了补充损失，俄罗斯人将在军事教育机构中提出早期问题</text:span>
</text:h>
      <text:p text:style-name="P4">
作者: ['АРМІЯINFORM']</text:p>
      <text:p text:style-name="P4">
时间: 2023-04-08T89:00:00-04:00</text:p>
      <text:p text:style-name="P4">
描述: Zagarbniks正在沉没到意义上。 为了获得凯里维尼西的整体...与乌克兰2022的战争，与乌克兰的最新新闻，今天与乌克兰的新闻战争，今天与乌克兰2022年最后一次，乌克兰和俄罗斯之间是否会发生战争，何时将在2022年与乌克兰进行战争，无论是否会有，在不久的将来是与乌克兰的战争，这是与乌克兰的战争，今天的乌克兰新闻，乌克兰的新闻，乌克兰媒体在俄罗斯</text:p>
      <text:p text:style-name="P4">
图片: ['<text:a xlink:type="simple" xlink:href="https://armyinform.com.ua/wp-content/uploads/2023/04/vypusknyky.jpg" text:style-name="Internet_20_link" text:visited-style-name="Visited_20_Internet_20_Link">
vypusknyky.jpg</text:a>
']</text:p>
      <text:p text:style-name="P4">
标签: ['STOPRUSSIA', 'АГРЕСІЯ РФ', 'ВІЙНА', 'ВТОРГНЕННЯ РФ', 'ГШ ЗСУ', 'ОПЕРАТИВНА ІНФОРМАЦІЯ']</text:p>
      <text:p text:style-name="P4">
类别: News</text:p>
      <!--METADATA-->
      <text:p text:style-name="P4">
<draw:frame draw:style-name="fr1" draw:name="Image403" text:anchor-type="as-char" svg:width="6.9236in" svg:height="4.431104in" draw:z-index="0">
<draw:image xlink:href="../Images/AРМІЯINFORM/2023-04-08T89-00-00-04-00/vypusknyky.jpg" xlink:type="simple" xlink:show="embed" xlink:actuate="onLoad" draw:mime-type="image/jpeg"/>
</draw:frame>
说明性照片<text:span text:style-name="T4">
🔥俄罗斯入侵的情况</text:span>
</text:p>
      <text:p text:style-name="P4">
入侵者继续遭受重大损失。 对于俄罗斯联邦武装部队的赔偿(高等教育)莫斯科，圣彼得堡，科特罗马，彭齐，欧姆斯克，泰门，喀山，喀山，诺瓦西比尔斯克，沃尔斯克，沃尔斯克和布拉戈维什琴斯克的侵略者国家。</text:p>
      <text:p text:style-name="P4">
关于它<text:a xlink:type="simple" xlink:href="https://www.facebook.com/GeneralStaff.ua/posts/pfbid02g34BLKj4wzggiVuJeK1S6kFHjBQhBKrmS37hS65upAdXABsMtzxErvDn11yusQMLl" text:style-name="Internet_20_link" text:visited-style-name="Visited_20_Internet_20_Link">
报告</text:a>
乌克兰武装部队的总参谋部。</text:p>
      <text:p text:style-name="P4">
“与此同时，大学将根据俄罗斯联邦武装部队的塔维·纳维部队的战略目的，空中和太空部队为军事党派部队做好准备的问题，将根据较早计划的时间表举行，”  - 在总参谋部的消息中说。</text:p>
      <text:p text:style-name="P4">
News Source: <text:a xlink:type="simple" xlink:href="https://armyinform.com.ua/2023/04/08/dlya-popovnennya-vtrat-rosiyany-provedut-dostrokovi-vypusky-u-vijskovyh-navchalnyh-zakladah/" text:style-name="Internet_20_link" text:visited-style-name="Visited_20_Internet_20_Link">
https://armyinform.com.ua/2023/04/08/dlya-popovnennya-vtrat-rosiyany-provedut-dostrokovi-vypusky-u-vijskovyh-navchalnyh-zakladah/</text:a>
</text:p>
      <!--NEWS-->
      <text:h text:style-name="P10" text:outline-level="1">
<text:span text:style-name="T4">
总参谋部警告乌克兰的火箭案的可能性很高</text:span>
</text:h>
      <text:p text:style-name="P4">
作者: ['АРМІЯINFORM']</text:p>
      <text:p text:style-name="P4">
时间: 2023-04-08T90:00:00-04:00</text:p>
      <text:p text:style-name="P4">
描述: 这2枚火箭发射办公室的对手是34个Aviaciynichiv，曾在Pava 36上进行了pava 36 ...与乌克兰2022年的战争，与乌克兰的最新新闻，今天与乌克兰2022年的新闻战争，今天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08/raketna-ataka.jpg" text:style-name="Internet_20_link" text:visited-style-name="Visited_20_Internet_20_Link">
raketna-ataka.jpg</text:a>
']</text:p>
      <text:p text:style-name="P4">
标签: ['STOPRUSSIA', 'АГРЕСІЯ РФ', 'ВІЙНА', 'ВТОРГНЕННЯ РФ', 'ГШ ЗСУ', 'ОПЕРАТИВНА ІНФОРМАЦІЯ', 'РАКЕТНІ АТАКИ РФ']</text:p>
      <text:p text:style-name="P4">
类别: News</text:p>
      <!--METADATA-->
      <text:p text:style-name="P4">
<draw:frame draw:style-name="fr1" draw:name="Image404" text:anchor-type="as-char" svg:width="6.9236in" svg:height="3.750283in" draw:z-index="0">
<draw:image xlink:href="../Images/AРМІЯINFORM/2023-04-08T90-00-00-04-00/raketna-ataka.jpg" xlink:type="simple" xlink:show="embed" xlink:actuate="onLoad" draw:mime-type="image/jpeg"/>
</draw:frame>
导弹攻击。 说明性照片<text:span text:style-name="T4">
🔥俄罗斯入侵的情况</text:span>
</text:p>
      <text:p text:style-name="P4">
白天，敌人造成了2枚导弹和34架飞机罢工，对火箭发射器进行了36多次炮击。</text:p>
      <text:p text:style-name="P4">
关于它<text:a xlink:type="simple" xlink:href="https://www.facebook.com/GeneralStaff.ua/posts/pfbid02g34BLKj4wzggiVuJeK1S6kFHjBQhBKrmS37hS65upAdXABsMtzxErvDn11yusQMLl" text:style-name="Internet_20_link" text:visited-style-name="Visited_20_Internet_20_Link">
报告</text:a>
乌克兰武装部队的总参谋部。</text:p>
      <text:p text:style-name="P4">
警告武装部队总参谋部警告说：“在乌克兰，火箭和航空罢工的可能性仍然保持很高。”</text:p>
      <text:p text:style-name="P4">
News Source: <text:a xlink:type="simple" xlink:href="https://armyinform.com.ua/2023/04/08/genshtab-poperedzhaye-pro-vysoku-jmovirnist-raketnyh-udariv-po-vsij-ukrayini/" text:style-name="Internet_20_link" text:visited-style-name="Visited_20_Internet_20_Link">
https://armyinform.com.ua/2023/04/08/genshtab-poperedzhaye-pro-vysoku-jmovirnist-raketnyh-udariv-po-vsij-ukrayini/</text:a>
</text:p>
      <!--NEWS-->
      <text:h text:style-name="P10" text:outline-level="1">
<text:span text:style-name="T4">
一天的国防军反映了最热的前部中的35多个敌人攻击</text:span>
</text:h>
      <text:p text:style-name="P4">
作者: ['АРМІЯINFORM']</text:p>
      <text:p text:style-name="P4">
时间: 2023-04-08T91:00:00-04:00</text:p>
      <text:p text:style-name="P4">
描述: 敌人是Zoedzhuvati Basic Zuill在领先的高级DI上陷入困境的……与乌克兰2022年的战争，今天与乌克兰最新新闻，《与乌克兰2022年的新闻战争》最后一次，乌克兰和俄罗斯，俄罗斯，俄罗斯，俄罗斯和俄罗斯，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ataky-voroga.jpg" text:style-name="Internet_20_link" text:visited-style-name="Visited_20_Internet_20_Link">
ataky-voroga.jpg</text:a>
']</text:p>
      <text:p text:style-name="P4">
标签: ['STOPRUSSIA', 'АГРЕСІЯ РФ', 'ВІЙНА', 'ВТОРГНЕННЯ РФ', 'ГШ ЗСУ', 'ОПЕРАТИВНА ІНФОРМАЦІЯ', 'ХРОНІКА ОБОРОНИ']</text:p>
      <text:p text:style-name="P4">
类别: News</text:p>
      <!--METADATA-->
      <text:p text:style-name="P4">
<draw:frame draw:style-name="fr1" draw:name="Image405" text:anchor-type="as-char" svg:width="6.9236in" svg:height="4.608521in" draw:z-index="0">
<draw:image xlink:href="../Images/AРМІЯINFORM/2023-04-08T91-00-00-04-00/ataky-voroga.jpg" xlink:type="simple" xlink:show="embed" xlink:actuate="onLoad" draw:mime-type="image/jpeg"/>
</draw:frame>
说明性照片<text:span text:style-name="T4">
🔥俄罗斯入侵的情况</text:span>
</text:p>
      <text:p text:style-name="P4">
敌人继续专注于进攻性代理利马，巴赫穆特，阿维迪夫和玛丽斯基的指示 - 反映为35次敌人攻击。</text:p>
      <text:p text:style-name="P4">
关于它<text:a xlink:type="simple" xlink:href="https://www.facebook.com/GeneralStaff.ua/posts/pfbid02g34BLKj4wzggiVuJeK1S6kFHjBQhBKrmS37hS65upAdXABsMtzxErvDn11yusQMLl" text:style-name="Internet_20_link" text:visited-style-name="Visited_20_Internet_20_Link">
报告</text:a>
乌克兰武装部队的总参谋部。</text:p>
      <text:p text:style-name="P4">
在<text:span text:style-name="T4">
 Volyn，Polissya，Siversky和Slobozhansky </text:span>
董事的董事没有重大变化，未发现敌人进攻群体的迹象。</text:p>
      <text:p text:style-name="P4">
在<text:span text:style-name="T4">
 Lymansky </text:span>
白天，敌人在库兹明和Verkamyansky南部的敌人中跟随敌人。</text:p>
      <text:p text:style-name="P4">
在<text:span text:style-name="T4">
 Bakhmutsky </text:span>
敌人继续采取进攻行动，试图完全控制巴赫穆特市，战斗。 在一天中，敌人在定居点领域没有成功的进攻行动。 国防军击退了前线敌人的大约10次攻击。</text:p>
      <text:p text:style-name="P4">
在<text:span text:style-name="T4">
 Avdiivsky和Marinski </text:span>
敌人在Novokalin，Severny和Pervomaisk Tamarinka地区进行了不成功的步骤。 Marinka的前线指定区域上最激烈的战斗继续进行，其中有10次以上的敌人攻击反映了。</text:p>
      <text:p text:style-name="P4">
在<text:span text:style-name="T4">
 shakhtar </text:span>
时，进攻行动的敌人在白天没有进行定居点。</text:p>
      <text:p text:style-name="P4">
在<text:span text:style-name="T4">
 Zaporizhzhya和Kherson </text:span>
敌人继续增加该州的防御界限和位置。 他向与战斗线接壤的线路开了枪。</text:p>
      <text:p text:style-name="P4">
News Source: <text:a xlink:type="simple" xlink:href="https://armyinform.com.ua/2023/04/08/syly-oborony-vidbyly-ponad-35-vorozhyh-atak/" text:style-name="Internet_20_link" text:visited-style-name="Visited_20_Internet_20_Link">
https://armyinform.com.ua/2023/04/08/syly-oborony-vidbyly-ponad-35-vorozhyh-atak/</text:a>
</text:p>
      <!--NEWS-->
      <text:h text:style-name="P10" text:outline-level="1">
<text:span text:style-name="T4">
我们使用螃蟹SAU的经验对于武器制造商很有价值</text:span>
</text:h>
      <text:p text:style-name="P4">
作者: ['АРМІЯINFORM']</text:p>
      <text:p text:style-name="P4">
时间: 2023-04-08T92:00:00-04:00</text:p>
      <text:p text:style-name="P4">
描述: “ Polsi Samokhidni Howitzi Ahs Krab（Sau“ Crab”）由actity vikonot Booovish进行...与乌克兰2022年的战争，与乌克兰的最新新闻，与乌克兰的新闻战争，与乌克兰2022年的新闻战争，与乌克兰和俄罗斯进行了最后一次战争，以及与乌克兰的战争，以及与乌克兰的战争，以及与乌克兰的战争乌克兰在2022年将与否，在不久的将来，乌克兰与乌克兰的战争，今天的乌克兰新闻，乌克兰新闻，乌克兰新闻，乌克兰媒体的战争</text:p>
      <text:p text:style-name="P4">
图片: []</text:p>
      <text:p text:style-name="P4">
标签: ['ВАЛЕРІЙ ЗАЛУЖНИЙ', 'ВІДЕО', 'ГОЛОВНОКОМАНДУВАЧ ЗБРОЙНИХ СИЛ УКРАЇНИ', 'САУ', 'САУ «КРАБ»']</text:p>
      <text:p text:style-name="P4">
类别: News</text:p>
      <!--METADATA-->
      <text:p text:style-name="P4">
“波兰自我 - 榴弹炮ahs krab(健康的“螃蟹”)成功地在正面进行战斗。 此外，我们的战士迅速掌握了西方设备，拥有对合作伙伴和武器制造商有价值的经验。”  -  <text:a xlink:type="simple" xlink:href="https://www.facebook.com/CinCAFU/posts/pfbid02temCgxoyBhY8FcR3VboJYinpiKLt2aPP8p14SyrGPDnEe42DWaA1g2yAGitTovAdl" text:style-name="Internet_20_link" text:visited-style-name="Visited_20_Internet_20_Link">
报告</text:a>
在乌克兰武装部队总司令的Facebook页面上。</text:p>
      <ul>
        <li>
自行炮弹装置“螃蟹”在速度和射击距离上都很好地表现出了自己的表现。 弗拉基米尔(Vladimir)的服务员说，我们已经研究了这些机器的资源和功能，以提出改进的建议。</li>
      </ul>
      <text:p text:style-name="P4">
News Source: <text:a xlink:type="simple" xlink:href="https://armyinform.com.ua/2023/04/08/dosvid-vykorystannya-sau-krab-czinnyj/" text:style-name="Internet_20_link" text:visited-style-name="Visited_20_Internet_20_Link">
https://armyinform.com.ua/2023/04/08/dosvid-vykorystannya-sau-krab-czinnyj/</text:a>
</text:p>
      <!--NEWS-->
      <text:h text:style-name="P10" text:outline-level="1">
<text:span text:style-name="T4">
融合到“反票面计划”中 - 伪造和特殊操作</text:span>
</text:h>
      <text:p text:style-name="P4">
作者: ['АРМІЯINFORM']</text:p>
      <text:p text:style-name="P4">
时间: 2023-04-08T93:00:00-04:00</text:p>
      <text:p text:style-name="P4">
描述: Rosveski（Gur）Mo Ukrainian Andriy Yusov的负责人代表Efiri ...与乌克兰2022年的战争，与乌克兰与乌克兰的最新新闻，今天与乌克兰2022年的新闻战争今天上次与乌克兰的新闻战争，乌克兰和俄罗斯之间的战争将在乌克兰和俄罗斯之间发生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4/fejk-fsb.jpg" text:style-name="Internet_20_link" text:visited-style-name="Visited_20_Internet_20_Link">
fejk-fsb.jpg</text:a>
']</text:p>
      <text:p text:style-name="P4">
标签: ['STOPRUSSIA', 'АГРЕСІЯ РФ', 'ВТОРГНЕННЯ РФ', 'ГУР МОУ', 'РОСІЙСЬКІ ФЕЙКИ']</text:p>
      <text:p text:style-name="P4">
类别: News</text:p>
      <!--METADATA-->
      <text:p text:style-name="P4">
<draw:frame draw:style-name="fr1" draw:name="Image406" text:anchor-type="as-char" svg:width="6.9236in" svg:height="3.894525in" draw:z-index="0">
<draw:image xlink:href="../Images/AРМІЯINFORM/2023-04-08T93-00-00-04-00/fejk-fsb.jpg" xlink:type="simple" xlink:show="embed" xlink:actuate="onLoad" draw:mime-type="image/jpeg"/>
</draw:frame>
说明性照片</text:p>
      <text:p text:style-name="P4">
智力主局代表(gur)乌克兰MU的安德里·尤索夫(Andriy Yusov)在散文远程远程马拉松中说，他融合了乌克兰武装部队计划的网络“无种子军事关系”，是俄罗斯特定服务的伪造和特殊行动。</text:p>
      <text:p text:style-name="P4">
关于它<text:a xlink:type="simple" xlink:href="https://gur.gov.ua/content/zlytyi-v-merezhu-plan-kontrnastupu-feik-i-spetsoperatsiia-rosii.html" text:style-name="Internet_20_link" text:visited-style-name="Visited_20_Internet_20_Link">
报告</text:a>
乌克兰国防部的宗师。</text:p>
      <text:p text:style-name="P4">
“近几十年来，俄罗斯特殊服务最成功的运营已经接受。 从对这些材料的初步分析中，我们看到双方重建的虚假数量。 其中一些信息清楚地是从开源来源收集的。</text:p>
      <text:p text:style-name="P4">
谈到乌克兰军队的需求：讨论了许多层次。 乌克兰提高挑衅，坦克，弹药和其他东西来更快地释放被占领的领土以保护生命并不是一个秘密。 其他一切都是等待评论。 但是，没有理由向乌克兰社会担心。”乌克兰国防部的代表说。</text:p>
      <text:p text:style-name="P4">
安德里·尤索夫(Andriy Yusov)补充说，反对意见将是，主要计划将看到敌人并在战场上看到。 他还建议俄罗斯人可以伪造文件，以破坏或放慢西方对乌克兰的援助。</text:p>
      <text:p text:style-name="P4">
News Source: <text:a xlink:type="simple" xlink:href="https://armyinform.com.ua/2023/04/08/zlytyj-u-merezhu-plan-kontrnastupu-fejk/" text:style-name="Internet_20_link" text:visited-style-name="Visited_20_Internet_20_Link">
https://armyinform.com.ua/2023/04/08/zlytyj-u-merezhu-plan-kontrnastupu-fejk/</text:a>
</text:p>
      <!--NEWS-->
      <text:h text:style-name="P10" text:outline-level="1">
<text:span text:style-name="T4">
很高兴本周完成乌克兰的效果 -  Volodymyr Zelenskyy</text:span>
</text:h>
      <text:p text:style-name="P4">
作者: ['АРМІЯINFORM']</text:p>
      <text:p text:style-name="P4">
时间: 2023-04-08T94:00:00-04:00</text:p>
      <text:p text:style-name="P4">
描述: https://youtu.be/rir9g9g8 ininy Healthy，Shanovna Ukrainian！ 问题结束了...与乌克兰2022年的战争，与乌克兰的战争是今天的最新消息，今天与乌克兰2022年的新闻战，乌克兰和俄罗斯之间的战争将发生，当2022年与乌克兰的战争将是是否在不久的将来会与乌克兰进行战争，说与乌克兰的战争，今天的乌克兰新闻，乌克兰的新闻，乌克兰媒体在俄罗斯</text:p>
      <text:p text:style-name="P4">
图片: []</text:p>
      <text:p text:style-name="P4">
标签: ['STOPRUSSIA', 'АГРЕСІЯ РФ', 'ВІДЕОЗВЕРНЕННЯ ПРЕЗИДЕНТА УКРАЇНИ', 'ВОЛОДИМИР ЗЕЛЕНСЬКИЙ', 'ВТОРГНЕННЯ РФ', 'ПРЕЗИДЕНТ УКРАЇНИ']</text:p>
      <text:p text:style-name="P4">
类别: News</text:p>
      <!--METADATA-->
      <text:p text:style-name="P4">
_ <text:span text:style-name="T4">
我希望健康，亲爱的乌克兰人!</text:span>
 _</text:p>
      <text:p text:style-name="P4">
很高兴在本周完成对国家的良好结果 - 在国际支持下，将我们与世界与北约运动的联系扩大。</text:p>
      <text:p text:style-name="P4">
当然，如今最重要的是访问波兰，我们的安排，我们的笔记。</text:p>
      <text:p text:style-name="P4">
波兰完成了坦克上宣布的一切：它们已经在乌克兰，包括“豹”。 有针对BMP的新安排 - 一百多辆汽车。 金族群主义者 - “罗斯马克”  -  200辆汽车。 现在一百，一百。 Veshesmoil迫击炮，其他导弹，“ Miga” ...</text:p>
      <text:p text:style-name="P4">
顺便说一句，我们对经济有重要协议，尤其是乌克兰的重建，特别是对于我们的哈尔基夫地区。</text:p>
      <text:p text:style-name="P4">
在乌克兰和波兰的第一位女士的层面上，有各种人道主义的医疗项目。特别是，这是对我们的医生的培训，并向受伤的受伤的Yexstrendy空气疏散的患者进行全面的帮助，尤其是在战争中，尤其是在战争中。区域。 数十名医生已经通过或接受了这种培训。 该项目将进行教学 - 学习康复，训练乌克兰心理学家。</text:p>
      <text:p text:style-name="P4">
也就是说，在为生命和自由的斗争中，我们确实与波兰兄弟姐妹在各个领域并存。 我感谢如此不变，多样的微不足道的支持!</text:p>
      <text:p text:style-name="P4">
美国也有一个新的，已经是美国第35个国防包。 Himars火箭，防空导弹，炮弹，以防止装甲车以及其他现有的支撑元素。 谢谢美国人!</text:p>
      <text:p text:style-name="P4">
德国对乌克兰本周的支持增加了我们国家的投资2亿欧元。 特别是，这些是德国公司的项目，可以帮助我们的经济稳定。 谢谢德国!</text:p>
      <text:p text:style-name="P4">
荷兰宣布了超过2.7亿欧元的一揽子计划。 我们康复，人道主义，非致命的支持的契据，因为这非常重要 - 对正义的支持。 收集俄罗斯犯罪的证据，以创建由俄罗斯侵略造成的损失登记册。 我感谢荷兰共同在生命保护的所有领域!</text:p>
      <text:p text:style-name="P4">
丹麦和挪威正在为我们的炮兵制作联合炮弹。 谢谢你!</text:p>
      <text:p text:style-name="P4">
澳大利亚和新西兰有新的制裁。 谢谢他们!</text:p>
      <text:p text:style-name="P4">
他继续对世界的呼吁，首先吸引了弗拉平美国议会，智利议会。</text:p>
      <text:p text:style-name="P4">
实际上，无论它们是否来自我们，我们在乌克兰在这里战斗的价值观都接近每个人。世界对俄罗斯侵略的了解越多，侵略者输掉的速度就越快，跨度就会恢复。 乌克兰不仅会返回 - 它将返回世界上的每个人。 我是辣椒的支持!</text:p>
      <text:p text:style-name="P4">
本周在立陶宛做出了一个非常重要的决定，这是北约峰会的主要期望，北约峰会是在维尔纽斯计划的。</text:p>
      <text:p text:style-name="P4">
立陶宛西马斯(Seimas)承认有必要邀请乌克兰成为北约成员 - 今年在维尔纽斯举行的一次峰会上询问。</text:p>
      <text:p text:style-name="P4">
我感谢立陶宛人民，所有立陶宛政客都了解欧洲最相关的安全局势。 只有乌克兰，联盟才能保证对欧洲的真正保护免受对人民终身边界和基于规则的国际秩序的任何侵占。 但是很难想象乌克兰的力量。</text:p>
      <text:p text:style-name="P4">
立陶宛西玛斯的这一决定将在未来几个月的几周内继续进行。 我们已经在研究它。</text:p>
      <text:p text:style-name="P4">
当然，感谢我们的士兵。 每个人!武装部队和边防部队，国民警卫队，情报和SBU，国家秘书处和SES……现在都在​​战斗。 谁保护我们的天空。 谁给予乌克兰网络防御和保护。 每个占有我们边界的人。 谁训练我们的新工作人员。 谁消除了标志的后果，谁救了我们的人民免受伤害，并为入侵者准备刑期。</text:p>
      <text:p text:style-name="P4">
_ <text:span text:style-name="T4">
荣耀所有为乌克兰而战的人!谢谢所有合作伙伴的强大帮助!</text:span>
 _</text:p>
      <text:p text:style-name="P4">
_ <text:span text:style-name="T4">
荣耀到乌克兰!</text:span>
 _</text:p>
      <text:p text:style-name="P4">
资料来源：<text:a xlink:type="simple" xlink:href="https://www.president.gov.ua/news/priyemno-zavershuvati-cej-tizhden-iz-horoshimi-rezultatami-d-82169" text:style-name="Internet_20_link" text:visited-style-name="Visited_20_Internet_20_Link">
乌克兰总统办公室</text:a>
</text:p>
      <text:p text:style-name="P4">
News Source: <text:a xlink:type="simple" xlink:href="https://armyinform.com.ua/2023/04/08/zvernennya-volodymyra-zelenskogo/" text:style-name="Internet_20_link" text:visited-style-name="Visited_20_Internet_20_Link">
https://armyinform.com.ua/2023/04/08/zvernennya-volodymyra-zelenskogo/</text:a>
</text:p>
      <!--NEWS-->
      <text:h text:style-name="P10" text:outline-level="1">
<text:span text:style-name="T4">
在Zaporizhzhya地区的Orikhiv和Gulyaypole开枪的占领者 - 开始了程序</text:span>
</text:h>
      <text:p text:style-name="P4">
作者: ['АРМІЯINFORM']</text:p>
      <text:p text:style-name="P4">
时间: 2023-04-08T95:00:00-04:00</text:p>
      <text:p text:style-name="P4">
描述: 对于专有的Kerivnitvva Obleozo检察官办公室Rozdochatovo ...与2022年与乌克兰的战争，与乌克兰的最新新闻战争，今天与乌克兰的新闻战争最后一次与乌克兰的新闻战争，乌克兰和俄罗斯与乌克兰的战争也将在乌克兰之间发动战争。他们说，在2022年，或者将有或将是或将不是，将在不久的将来与乌克兰战争，他们说，今天与乌克兰的战争，今天的乌克兰新闻，乌克兰的新闻，乌克兰媒体在俄罗斯的乌克兰新闻</text:p>
      <text:p text:style-name="P4">
图片: ['<text:a xlink:type="simple" xlink:href="https://armyinform.com.ua/wp-content/uploads/2023/04/1-29.jpg" text:style-name="Internet_20_link" text:visited-style-name="Visited_20_Internet_20_Link">
1-29.jpg</text:a>
', '<text:a xlink:type="simple" xlink:href="https://armyinform.com.ua/wp-content/uploads/2023/04/2-27.jpg" text:style-name="Internet_20_link" text:visited-style-name="Visited_20_Internet_20_Link">
2-27.jpg</text:a>
', '<text:a xlink:type="simple" xlink:href="https://armyinform.com.ua/wp-content/uploads/2023/04/3-23.jpg" text:style-name="Internet_20_link" text:visited-style-name="Visited_20_Internet_20_Link">
3-23.jpg</text:a>
']</text:p>
      <text:p text:style-name="P4">
标签: ['ВОЄННІ ЗЛОЧИНИ РФ', 'ЗАПОРІЖЖЯ', 'ОФІС ГЕНЕРАЛЬНОГО ПРОКУРОРА УКРАЇНИ']</text:p>
      <text:p text:style-name="P4">
类别: News</text:p>
      <!--METADATA-->
      <text:p text:style-name="P4">
<draw:frame draw:style-name="fr1" draw:name="Image407" text:anchor-type="as-char" svg:width="6.9236in" svg:height="5.1927in" draw:z-index="0">
<draw:image xlink:href="../Images/AРМІЯINFORM/2023-04-08T95-00-00-04-00/1-29.jpg" xlink:type="simple" xlink:show="embed" xlink:actuate="onLoad" draw:mime-type="image/jpeg"/>
</draw:frame>
在Zaporizhhya地区检察官办公室的程序领导下，刑事诉讼中的案件调查涉及违反法律和战争习俗的事实(艺术的第1部分。 乌克兰《刑法》的438).</text:p>
      <text:p text:style-name="P4">
Про це<text:a xlink:type="simple" xlink:href="https://www.facebook.com/pgo.gov.ua/posts/pfbid02WLx83C74dNsijpz4hpbvbMhdzgZZMRbpL5VUrwEF8X2ceHmG8GtZVB2pYfHq9uGGl" text:style-name="Internet_20_link" text:visited-style-name="Visited_20_Internet_20_Link">
повідомляє</text:a>
乌克兰检察长办公室。</text:p>
      <text:p text:style-name="P4">
<draw:frame draw:style-name="fr1" draw:name="Image408" text:anchor-type="as-char" svg:width="6.9236in" svg:height="3.369485in" draw:z-index="0">
<draw:image xlink:href="../Images/AРМІЯINFORM/2023-04-08T95-00-00-04-00/2-27.jpg" xlink:type="simple" xlink:show="embed" xlink:actuate="onLoad" draw:mime-type="image/jpeg"/>
</draw:frame>
根据调查，2023年4月8日，大约10:30，侵略者军事人员在Zaporizhzhya地区的Tagulyapole的Orikhiv城市袭击了航空炸弹。 两个人受伤。</text:p>
      <text:p text:style-name="P4">
<draw:frame draw:style-name="fr1" draw:name="Image409" text:anchor-type="as-char" svg:width="6.9236in" svg:height="5.625425in" draw:z-index="0">
<draw:image xlink:href="../Images/AРМІЯINFORM/2023-04-08T95-00-00-04-00/3-23.jpg" xlink:type="simple" xlink:show="embed" xlink:actuate="onLoad" draw:mime-type="image/jpeg"/>
</draw:frame>
炮击损坏的附属建筑和私人住宅建筑，冲击波将窗户撞倒。 企业的房屋以及周边地区被部分摧毁。</text:p>
      <text:p text:style-name="P4">
预审调查是由Zaporizhzhya地区的SBU调查部门进行的。</text:p>
      <text:p text:style-name="P4">
News Source: <text:a xlink:type="simple" xlink:href="https://armyinform.com.ua/2023/04/08/okupanty-obstrilyaly-mista-orihiv-ta-gulyajpole/" text:style-name="Internet_20_link" text:visited-style-name="Visited_20_Internet_20_Link">
https://armyinform.com.ua/2023/04/08/okupanty-obstrilyaly-mista-orihiv-ta-gulyajpole/</text:a>
</text:p>
      <!--NEWS-->
      <text:h text:style-name="P10" text:outline-level="1">
<text:span text:style-name="T4">
火箭中风的威胁减少了，但没有消失-Natalia Humeniuk</text:span>
</text:h>
      <text:p text:style-name="P4">
作者: ['Олексій Тригуб']</text:p>
      <text:p text:style-name="P4">
时间: 2023-04-08T96:00:00-04:00</text:p>
      <text:p text:style-name="P4">
描述: Nastecyr在Obnoye主管的直接Efirphon“єIiniNews”上...与乌克兰2022年的战争，与乌克兰与乌克兰的最新新闻，今天与乌克兰的新闻战争，今天与乌克兰的新闻战争最后一次，乌克兰和俄罗斯之间以及俄罗斯和俄罗斯之间的战争将是一场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photo_2022-11-16_13-45-44.jpg" text:style-name="Internet_20_link" text:visited-style-name="Visited_20_Internet_20_Link">
photo_2022-11-16_13-45-44.jpg</text:a>
']</text:p>
      <text:p text:style-name="P4">
标签: []</text:p>
      <text:p text:style-name="P4">
类别: News</text:p>
      <!--METADATA-->
      <text:p text:style-name="P4">
<draw:frame draw:style-name="fr1" draw:name="Image410" text:anchor-type="as-char" svg:width="6.9236in" svg:height="4.61393in" draw:z-index="0">
<draw:image xlink:href="../Images/AРМІЯINFORM/2023-04-08T96-00-00-04-00/photo_2022-11-16_13-45-44.jpg" xlink:type="simple" xlink:show="embed" xlink:actuate="onLoad" draw:mime-type="image/jpeg"/>
</draw:frame>
傍晚生活<text:a xlink:type="simple" xlink:href="https://www.youtube.com/watch" text:style-name="Internet_20_link" text:visited-style-name="Visited_20_Internet_20_Link">
telelorphone</text:a>
唯一的新闻是南国防军普提塔人联合协调出版社中心负责人纳塔利亚·汉尼库克(Natalia Humeniuk)回答了记者关于该国南部局势的问题以及监狱和航空罢工的威胁程度。</text:p>
      <text:p text:style-name="P4">
该官员指出，实际上，宣布空气税的案件数量减少了，原因可能是许多因素。 首先，在邻近的白俄罗斯中，对Podillets航空的联合培训结束了，正如侵略者所期望的那样。 在海上，风暴天气会定期阻止血腥的计划。 Natalia Humeniuk还更详细地讲述了其他几个因素。</text:p>
      <text:p text:style-name="P4">
她说：“威胁现在已经减少，但根本没有消失。”  - 目前，一个火箭架，但在黑海的战斗义务下，它们将生长。 这是4枚机芯导弹。 此外，我们很清楚他们可以从需求中删除其他船只和其他船只，并持续2-3个小时。</text:p>
      <text:p text:style-name="P4">
纳塔利亚·汉尼克(Natalia Humeniuk)建议，随着天气的变化，可以激活敌人。 然而，该军官说，敌人的“切入者”不再像他想要的那样。 而且不可能产生导弹的后退，而失败的手段的交付方式受到乌克兰国防军的火力控制。</text:p>
      <text:p text:style-name="P4">
在亚佐夫海，入侵者的存在受到一艘船的存在限制，有时是两艘船。 他们探索情况，可以携带情报。 然而，第一排名纳塔利娅·汉尼克(Natalia Humeniuk)上尉说，今天，空中司令部的天空守卫减少了他们的人数，击败了无人飞机的探索。</text:p>
      <text:p text:style-name="P4">
News Source: <text:a xlink:type="simple" xlink:href="https://armyinform.com.ua/2023/04/08/zagroza-raketnyh-udariv-znyzylasya-ale-ne-znykla-nataliya-gumenyuk/" text:style-name="Internet_20_link" text:visited-style-name="Visited_20_Internet_20_Link">
https://armyinform.com.ua/2023/04/08/zagroza-raketnyh-udariv-znyzylasya-ale-ne-znykla-nataliya-gumenyuk/</text:a>
</text:p>
      <!--NEWS-->
      <text:h text:style-name="P10" text:outline-level="1">
<text:span text:style-name="T4">
军方被告知俄罗斯单位之一的战斗和毁灭</text:span>
</text:h>
      <text:p text:style-name="P4">
作者: ['АРМІЯINFORM']</text:p>
      <text:p text:style-name="P4">
时间: 2023-04-08T97:00:00-04:00</text:p>
      <text:p text:style-name="P4">
描述: “我们会在这里得到一个他妈的，我会告诉你，我会告诉你的。”今天，乌克兰和俄罗斯之间是否会发生战争，何时在2022年与乌克兰的战争将在不久俄罗斯的乌克兰媒体</text:p>
      <text:p text:style-name="P4">
图片: []</text:p>
      <text:p text:style-name="P4">
标签: ['ВІДЕО', 'ГУР ПЕРЕХОПЛЕННЯ', 'ОКУПАНТИ']</text:p>
      <text:p text:style-name="P4">
类别: News</text:p>
      <!--METADATA-->
      <text:p text:style-name="P4">
“从这里开始，我们在这里，我会找到一份工作，我会告诉你的。”另一个拦截了乌克兰国防部在占领者电话交谈中的情报负责人。</text:p>
      <text:p text:style-name="P4">
News Source: <text:a xlink:type="simple" xlink:href="https://armyinform.com.ua/2023/04/08/vijskovyj-rf-rozpoviv-pro-bojovi-diyi-ta-zagybel-odnogo-z-pidrozdiliv/" text:style-name="Internet_20_link" text:visited-style-name="Visited_20_Internet_20_Link">
https://armyinform.com.ua/2023/04/08/vijskovyj-rf-rozpoviv-pro-bojovi-diyi-ta-zagybel-odnogo-z-pidrozdiliv/</text:a>
</text:p>
      <!--NEWS-->
      <text:h text:style-name="P10" text:outline-level="1">
<text:span text:style-name="T4">
美国继续对俄罗斯制裁又一年</text:span>
</text:h>
      <text:p text:style-name="P4">
作者: ['АРМІЯINFORM']</text:p>
      <text:p text:style-name="P4">
时间: 2023-04-08T98:00:00-04:00</text:p>
      <text:p text:style-name="P4">
描述: 体育总统乔·贝登（Joe Bayden）在一项法令Yakim Shcheki上发起了一项rik ...与乌克兰2022年的战争，与乌克兰与乌克兰的最新新闻，今天与乌克兰的新闻战争，今天与乌克兰的新闻战争，今天将在乌克兰和俄罗斯之间发生战争当他们在2022年与乌克兰进行战争时，他们说，在不久的将来，乌克兰是否会与乌克兰进行战争</text:p>
      <text:p text:style-name="P4">
图片: ['<text:a xlink:type="simple" xlink:href="https://armyinform.com.ua/wp-content/uploads/2023/03/tupin-rozvalyv-rosiyu-e1679077967954.jpg" text:style-name="Internet_20_link" text:visited-style-name="Visited_20_Internet_20_Link">
tupin-rozvalyv-rosiyu-e1679077967954.jpg</text:a>
']</text:p>
      <text:p text:style-name="P4">
标签: ['STOPRUSSIA', 'АГРЕСІЯ РФ', 'АНТИРОСІЙСЬКІ САНКЦІЇ', 'ВТОРГНЕННЯ РФ', 'США']</text:p>
      <text:p text:style-name="P4">
类别: News</text:p>
      <!--METADATA-->
      <text:p text:style-name="P4">
<draw:frame draw:style-name="fr1" draw:name="Image411" text:anchor-type="as-char" svg:width="6.9236in" svg:height="4.338789in" draw:z-index="0">
<draw:image xlink:href="../Images/AРМІЯINFORM/2023-04-08T98-00-00-04-00/tupin-rozvalyv-rosiyu-e1679077967954.jpg" xlink:type="simple" xlink:show="embed" xlink:actuate="onLoad" draw:mime-type="image/jpeg"/>
</draw:frame>
普京毁了俄罗斯。 拼贴军</text:p>
      <text:p text:style-name="P4">
美国总统乔·拜登(Joe Biden)签署了一项法令，该法令已被对俄罗斯批准了一年，该法令是由于俄罗斯联邦的“有害活动”而于2021年4月强加了。</text:p>
      <text:p text:style-name="P4">
关于它<text:a xlink:type="simple" xlink:href="https://www.whitehouse.gov/briefing-room/presidential-actions/2023/04/07/letters-to-the-speaker-of-the-house-and-the-president-of-the-senate-on-the-continuation-of-the-national-emergency-with-respect-to-specified-harmful-foreign-activities-of-the-government-of-the-russian/" text:style-name="Internet_20_link" text:visited-style-name="Visited_20_Internet_20_Link">
报告</text:a>
白宫新闻服务。</text:p>
      <text:p text:style-name="P4">
根据该法令，根据美国法律，如果在宣布公告的年度日期之前的90天内，制裁将终止，总统未通知既定限制的继续。</text:p>
      <text:p text:style-name="P4">
由于俄罗斯政府并没有停止“有害外部活动”，“这仍然是对美国国家安全，外交政策和美国经济的非凡威胁”，美国总统决定接受反俄罗斯制裁的影响2023年4月15日之后，一年。</text:p>
      <text:p text:style-name="P4">
在俄罗斯联邦政府的有害活动的类型中，以下是：</text:p>
      <text:p text:style-name="P4">
<text:span text:style-name="T5">
试图破坏自由公正的民主选举以及美国及其盟友和伙伴的民主机构的活动； </text:span>
支持俄罗斯政府针对美国及其盟友和合作伙伴的恶意网络活动； <text:span text:style-name="T5">
使用跨国腐败来影响外国政府； </text:span>
针对持不同政见者和记者的域外活动； <text:span text:style-name="T5">
试图破坏对美国国家安全重要的国家和地区的安全； </text:span>
违反了公认的国际法原则，包括尊重国家领土完整。</text:p>
      <text:p text:style-name="P4">
News Source: <text:a xlink:type="simple" xlink:href="https://armyinform.com.ua/2023/04/08/ssha-prodovzhyly-sankcziyi-proty-rosiyi-shhe-na-rik/" text:style-name="Internet_20_link" text:visited-style-name="Visited_20_Internet_20_Link">
https://armyinform.com.ua/2023/04/08/ssha-prodovzhyly-sankcziyi-proty-rosiyi-shhe-na-rik/</text:a>
</text:p>
      <!--NEWS-->
      <text:h text:style-name="P10" text:outline-level="1">
<text:span text:style-name="T4">
短的。 战争。 第409天</text:span>
</text:h>
      <text:p text:style-name="P4">
作者: ['АРМІЯINFORM']</text:p>
      <text:p text:style-name="P4">
时间: 2023-04-08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 'ВІДЕОДАЙДЖЕСТ', 'ВІЙНА', 'ВТОРГНЕННЯ РФ', 'ГШ ЗСУ']</text:p>
      <text:p text:style-name="P4">
类别: News</text:p>
      <!--METADATA-->
      <text:p text:style-name="P4">
News Source: <text:a xlink:type="simple" xlink:href="https://armyinform.com.ua/2023/04/08/korotko-vijna-den-409-videodajdzhest/" text:style-name="Internet_20_link" text:visited-style-name="Visited_20_Internet_20_Link">
https://armyinform.com.ua/2023/04/08/korotko-vijna-den-409-videodajdzhest/</text:a>
</text:p>
      <!--NEWS-->
      <text:h text:style-name="P10" text:outline-level="1">
<text:span text:style-name="T4">
媒体宣传囚犯增加了俄罗斯人心理影响的风险 - 协调</text:span>
</text:h>
      <text:p text:style-name="P4">
作者: Ukrinform (Person)</text:p>
      <text:p text:style-name="P4">
出版商: Укринформ (Organization)</text:p>
      <text:p text:style-name="P4">
出版时间: 2023-04-09T-31:38:00+03:00</text:p>
      <text:p text:style-name="P4">
修改时间: 2023-04-09T00:38:00+03:00</text:p>
      <text:p text:style-name="P4">
描述: 媒体宣传或特别关注被俘虏的人增加了俄罗斯人对其对俄罗斯人的心理影响的风险并推迟了交换过程。  - 乌克林。</text:p>
      <text:p text:style-name="P4">
图片: ["<text:a xlink:type="simple" xlink:href="https://static.ukrinform.com/photos/2022_05/thumb_files/630_360_1653282461-850.jpg" text:style-name="Internet_20_link" text:visited-style-name="Visited_20_Internet_20_Link">
630_360_16532...</text:a>
"]</text:p>
      <text:p text:style-name="P4">
标签: ['Обмін', 'Полонені', 'Медіа', 'Війна з росією']</text:p>
      <text:p text:style-name="P4">
类型: Article</text:p>
      <!--METADATA-->
      <text:p text:style-name="P4">
<draw:frame draw:style-name="fr1" draw:name="Image412" text:anchor-type="as-char" svg:width="6.9236in" svg:height="3.956343in" draw:z-index="0">
<draw:image xlink:href="../Images/yкринформ/2023-04-09T-31-38-00-03-00/630_360_1653282461-850.jpg" xlink:type="simple" xlink:show="embed" xlink:actuate="onLoad" draw:mime-type="image/jpeg"/>
</draw:frame>
媒体宣传或特别关注被俘虏的人增加了心理影响俄罗斯人对他的风险并推迟了交流过程。</text:p>
      <text:p text:style-name="P4">
乌克林福姆(Ukrinform)表示，<text:a xlink:type="simple" xlink:href="https://t.me/Koord_shtab/803" text:style-name="Internet_20_link" text:visited-style-name="Visited_20_Internet_20_Link">
</text:a>
。</text:p>
      <text:p text:style-name="P4">
根据该报告，与战俘家族的会议以及来自Poltava的A7097的缺失领土辩护在东部地区协调员中心举行。</text:p>
      <text:p text:style-name="P4">
会议由东部地区中心Sergey Chebyshev的负责人参加，协调的代表，红十字国际委员会，国家警察局，收购和社会支持中心，对乌克兰武装部队的Silterritorial辩护。</text:p>
      <text:p text:style-name="P4">
<text:span text:style-name="T4">
另请阅读：</text:span>
 <text:a xlink:type="simple" xlink:href="https://www.ukrinform.ua/rubric-ato/3693114-koordstab-nagadav-kudi-peredavati-personalni-dani-polonenih-i-zniklih-bezvisti-vijskovih.html" text:style-name="Internet_20_link" text:visited-style-name="Visited_20_Internet_20_Link">
</text:a>
家庭代表对提交交流的优先事项感兴趣，除了脆弱的类别：受伤的妇女。</text:p>
      <text:p text:style-name="P4">
根据Chebyshev的说法，寄存器是按字母顺序排列的，对交易所的永远提交不会影响任何事情。 他感到遗憾的是，敌方党的立场是决定性的。</text:p>
      <text:p text:style-name="P4">
据总部代表称，直接向俄罗斯的SO宣告的“申诉专员”以及俄罗斯人俘虏的乌克兰领土的未认识的地层以及俄罗斯联邦的其他当局使他们的俘虏为俘虏提供了争夺目的，执行IPSO。 在特别关注个人的情况下<text:a xlink:type="simple" xlink:href="https://www.ukrinform.ua/tag-poloneni" text:style-name="Internet_20_link" text:visited-style-name="Visited_20_Internet_20_Link">
</text:a>
敌人对他的风险心理影响大大增加，并且此类人的提取有意延迟。</text:p>
      <text:p text:style-name="P4">
参与者还讨论了俄罗斯联合会针对乌克兰 - 波浪 - 战舰的法院发布的对国际组织的呼吁问题，收集了有关克里姆林宫囚犯住所的信息。</text:p>
      <text:p text:style-name="P4">
<text:span text:style-name="T4">
另请阅读：</text:span>
 <text:a xlink:type="simple" xlink:href="https://www.ukrinform.ua/rubric-ato/3688758-lubinec-rosijskih-polonenih-utrimuut-vidpovidno-do-zenevskoi-konvencii.html" text:style-name="Internet_20_link" text:visited-style-name="Visited_20_Internet_20_Link">
</text:a>
该信息被特别关注媒体宣传对囚犯的有害性。有关囚禁者的个人数据和信息的分配可能会对他的命运造成负面影响。<text:span text:style-name="T5">
foto：pap/epa</text:span>
</text:p>
      <text:p text:style-name="P4">
News Source: <text:a xlink:type="simple" xlink:href="https://www.ukrinform.ua/rubric-ato/3693413-medijna-publicnist-polonenogo-zbilsue-rizik-psihologicnogo-vplivu-rosian-koordstab.html" text:style-name="Internet_20_link" text:visited-style-name="Visited_20_Internet_20_Link">
https://www.ukrinform.ua/rubric-ato/3693413-medijna-publicnist-polonenogo-zbilsue-rizik-psihologicnogo-vplivu-rosian-koordstab.html</text:a>
</text:p>
      <!--NEWS-->
      <text:h text:style-name="P10" text:outline-level="1">
<text:span text:style-name="T4">
在英国，描绘查尔斯三世的钞票开始印刷</text:span>
</text:h>
      <text:p text:style-name="P4">
作者: Ukrinform (Person)</text:p>
      <text:p text:style-name="P4">
出版商: Укринформ (Organization)</text:p>
      <text:p text:style-name="P4">
出版时间: 2023-04-09T-33:15:00+03:00</text:p>
      <text:p text:style-name="P4">
修改时间: 2023-04-09T00:15:00+03:00</text:p>
      <text:p text:style-name="P4">
描述: 在英国，描绘了查尔斯三世国王的新的10个燃料钞票已经开始。  - 乌克林。</text:p>
      <text:p text:style-name="P4">
图片: ["<text:a xlink:type="simple" xlink:href="https://static.ukrinform.com/photos/2023_04/thumb_files/630_360_1680969141-218.jpg" text:style-name="Internet_20_link" text:visited-style-name="Visited_20_Internet_20_Link">
630_360_16809...</text:a>
"]</text:p>
      <text:p text:style-name="P4">
标签: ['Британія', 'Чарльз ІІІ', 'Банкнота']</text:p>
      <text:p text:style-name="P4">
类型: Article</text:p>
      <!--METADATA-->
      <text:p text:style-name="P4">
<draw:frame draw:style-name="fr1" draw:name="Image413" text:anchor-type="as-char" svg:width="6.9236in" svg:height="3.956343in" draw:z-index="0">
<draw:image xlink:href="../Images/yкринформ/2023-04-09T-33-15-00-03-00/630_360_1680969141-218.jpg" xlink:type="simple" xlink:show="embed" xlink:actuate="onLoad" draw:mime-type="image/jpeg"/>
</draw:frame>
描绘国王查尔齐伊国王的新的10燃料钞票始于英国。</text:p>
      <text:p text:style-name="P4">
正如乌克林福姆报道的那样，它报告了<text:a xlink:type="simple" xlink:href="https://www.euronews.com/2023/04/08/watch-the-uk-starts-production-of-new-king-charles-banknotes" text:style-name="Internet_20_link" text:visited-style-name="Visited_20_Internet_20_Link">
</text:a>
。</text:p>
      <text:p text:style-name="P4">
值得注意的是，将在所有四个聚合物钞票上描绘君主的肖像，其面值为5、10、20和50磅。 其余的笔记的设计将保持无辜。</text:p>
      <text:p text:style-name="P4">
<text:span text:style-name="T4">
另请阅读：</text:span>
 <text:a xlink:type="simple" xlink:href="https://www.ukrinform.ua/rubric-world/3679831-donku-princa-garri-ta-megan-markl-hrestili-u-ssa.html" text:style-name="Internet_20_link" text:visited-style-name="Visited_20_Internet_20_Link">
</text:a>
据英格兰银行称，预计新钞票将在2024年中期流通。</text:p>
      <text:p text:style-name="P4">
英国的居民可以继续使用钞票和伊丽莎白女王二世的肖像，因为新笔记将逐渐取代黑暗并破旧。</text:p>
      <text:p text:style-name="P4">
<text:span text:style-name="T4">
另请阅读：</text:span>
 <text:a xlink:type="simple" xlink:href="https://www.ukrinform.ua/rubric-world/3682375-profil-korola-carlza-iii-vperse-zavitsa-na-britanskih-markah.html" text:style-name="Internet_20_link" text:visited-style-name="Visited_20_Internet_20_Link">
<text:span text:style-name="T4">
查尔斯</text:span>
</text:a>
正如乌克林福姆报道的，在国王的加冕典礼上<text:a xlink:type="simple" xlink:href="https://www.ukrinform.ua/tag-britania" text:style-name="Internet_20_link" text:visited-style-name="Visited_20_Internet_20_Link">
</text:a>
查尔斯三世(Charles III)将于6日举行，邀请了近2,000人。</text:p>
      <text:p text:style-name="P4">
反映国王为保护环境的长期斗争，在加冕典礼的邀请时设计了“绿色”的民间传说人物，并用常春藤，山楂和橡树叶制成的元素。</text:p>
      <text:p text:style-name="P4">
<text:span text:style-name="T5">
foto：bbc.co.uk</text:span>
</text:p>
      <text:p text:style-name="P4">
News Source: <text:a xlink:type="simple" xlink:href="https://www.ukrinform.ua/rubric-world/3693353-u-britanii-pocali-drukuvati-banknoti-z-zobrazennam-carlza-iii.html" text:style-name="Internet_20_link" text:visited-style-name="Visited_20_Internet_20_Link">
https://www.ukrinform.ua/rubric-world/3693353-u-britanii-pocali-drukuvati-banknoti-z-zobrazennam-carlza-iii.html</text:a>
</text:p>
      <!--NEWS-->
      <text:h text:style-name="P10" text:outline-level="1">
<text:span text:style-name="T4">
在英国，描绘查尔斯三世的钞票开始印刷</text:span>
</text:h>
      <text:p text:style-name="P4">
作者: Ukrinform (Person)</text:p>
      <text:p text:style-name="P4">
出版商: Укринформ (Organization)</text:p>
      <text:p text:style-name="P4">
出版时间: 2023-04-09T00:15:00+03:00</text:p>
      <text:p text:style-name="P4">
修改时间: 2023-04-09T00:15:00+03:00</text:p>
      <text:p text:style-name="P4">
描述: 在英国，描绘了查尔斯三世国王的新的10个燃料钞票已经开始。  - 乌克林。</text:p>
      <text:p text:style-name="P4">
图片: ["<text:a xlink:type="simple" xlink:href="https://static.ukrinform.com/photos/2023_04/thumb_files/630_360_1680969141-218.jpg" text:style-name="Internet_20_link" text:visited-style-name="Visited_20_Internet_20_Link">
630_360_16809...</text:a>
"]</text:p>
      <text:p text:style-name="P4">
标签: ['Британія', 'Чарльз ІІІ', 'Банкнота']</text:p>
      <text:p text:style-name="P4">
类型: Article</text:p>
      <!--METADATA-->
      <text:p text:style-name="P4">
<draw:frame draw:style-name="fr1" draw:name="Image414" text:anchor-type="as-char" svg:width="6.9236in" svg:height="3.956343in" draw:z-index="0">
<draw:image xlink:href="../Images/yкринформ/2023-04-09T00-15-00-03-00/630_360_1680969141-218.jpg" xlink:type="simple" xlink:show="embed" xlink:actuate="onLoad" draw:mime-type="image/jpeg"/>
</draw:frame>
描绘国王查尔齐伊国王的新的10燃料钞票始于英国。</text:p>
      <text:p text:style-name="P4">
正如乌克林福姆报道的那样，它报告了<text:a xlink:type="simple" xlink:href="https://www.euronews.com/2023/04/08/watch-the-uk-starts-production-of-new-king-charles-banknotes" text:style-name="Internet_20_link" text:visited-style-name="Visited_20_Internet_20_Link">
</text:a>
。</text:p>
      <text:p text:style-name="P4">
值得注意的是，将在所有四个聚合物钞票上描绘君主的肖像，其面值为5、10、20和50磅。 其余的笔记的设计将保持无辜。</text:p>
      <text:p text:style-name="P4">
<text:span text:style-name="T4">
另请阅读：</text:span>
 <text:a xlink:type="simple" xlink:href="https://www.ukrinform.ua/rubric-world/3679831-donku-princa-garri-ta-megan-markl-hrestili-u-ssa.html" text:style-name="Internet_20_link" text:visited-style-name="Visited_20_Internet_20_Link">
</text:a>
据英格兰银行称，预计新钞票将在2024年中期流通。</text:p>
      <text:p text:style-name="P4">
英国的居民可以继续使用钞票和伊丽莎白女王二世的肖像，因为新笔记将逐渐取代黑暗并破旧。</text:p>
      <text:p text:style-name="P4">
<text:span text:style-name="T4">
另请阅读：</text:span>
 <text:a xlink:type="simple" xlink:href="https://www.ukrinform.ua/rubric-world/3682375-profil-korola-carlza-iii-vperse-zavitsa-na-britanskih-markah.html" text:style-name="Internet_20_link" text:visited-style-name="Visited_20_Internet_20_Link">
<text:span text:style-name="T4">
查尔斯</text:span>
</text:a>
正如乌克林福姆报道的，在国王的加冕典礼上<text:a xlink:type="simple" xlink:href="https://www.ukrinform.ua/tag-britania" text:style-name="Internet_20_link" text:visited-style-name="Visited_20_Internet_20_Link">
</text:a>
查尔斯三世(Charles III)将于6日举行，邀请了近2,000人。</text:p>
      <text:p text:style-name="P4">
反映国王为保护环境的长期斗争，在加冕典礼的邀请时设计了“绿色”的民间传说人物，并用常春藤，山楂和橡树叶制成的元素。</text:p>
      <text:p text:style-name="P4">
<text:span text:style-name="T5">
foto：bbc.co.uk</text:span>
</text:p>
      <text:p text:style-name="P4">
News Source: <text:a xlink:type="simple" xlink:href="https://www.ukrinform.ua/rubric-world/3693353-u-britanii-pocali-drukuvati-banknoti-z-zobrazennam-carlza-iii.html" text:style-name="Internet_20_link" text:visited-style-name="Visited_20_Internet_20_Link">
https://www.ukrinform.ua/rubric-world/3693353-u-britanii-pocali-drukuvati-banknoti-z-zobrazennam-carlza-iii.html</text:a>
</text:p>
      <!--NEWS-->
      <text:h text:style-name="P10" text:outline-level="1">
<text:span text:style-name="T4">
媒体宣传囚犯增加了俄罗斯人心理影响的风险 - 协调</text:span>
</text:h>
      <text:p text:style-name="P4">
作者: Ukrinform (Person)</text:p>
      <text:p text:style-name="P4">
出版商: Укринформ (Organization)</text:p>
      <text:p text:style-name="P4">
出版时间: 2023-04-09T00:38:00+03:00</text:p>
      <text:p text:style-name="P4">
修改时间: 2023-04-09T00:38:00+03:00</text:p>
      <text:p text:style-name="P4">
描述: 媒体宣传或特别关注被俘虏的人增加了俄罗斯人对其对俄罗斯人的心理影响的风险并推迟了交换过程。  - 乌克林。</text:p>
      <text:p text:style-name="P4">
图片: ["<text:a xlink:type="simple" xlink:href="https://static.ukrinform.com/photos/2022_05/thumb_files/630_360_1653282461-850.jpg" text:style-name="Internet_20_link" text:visited-style-name="Visited_20_Internet_20_Link">
630_360_16532...</text:a>
"]</text:p>
      <text:p text:style-name="P4">
标签: ['Обмін', 'Полонені', 'Медіа', 'Війна з росією']</text:p>
      <text:p text:style-name="P4">
类型: Article</text:p>
      <!--METADATA-->
      <text:p text:style-name="P4">
<draw:frame draw:style-name="fr1" draw:name="Image415" text:anchor-type="as-char" svg:width="6.9236in" svg:height="3.956343in" draw:z-index="0">
<draw:image xlink:href="../Images/yкринформ/2023-04-09T00-38-00-03-00/630_360_1653282461-850.jpg" xlink:type="simple" xlink:show="embed" xlink:actuate="onLoad" draw:mime-type="image/jpeg"/>
</draw:frame>
媒体宣传或特别关注被俘虏的人增加了心理影响俄罗斯人对他的风险并推迟了交流过程。</text:p>
      <text:p text:style-name="P4">
乌克林福姆(Ukrinform)表示，<text:a xlink:type="simple" xlink:href="https://t.me/Koord_shtab/803" text:style-name="Internet_20_link" text:visited-style-name="Visited_20_Internet_20_Link">
</text:a>
。</text:p>
      <text:p text:style-name="P4">
根据该报告，与战俘家族的会议以及来自Poltava的A7097的缺失领土辩护在东部地区协调员中心举行。</text:p>
      <text:p text:style-name="P4">
会议由东部地区中心Sergey Chebyshev的负责人参加，协调的代表，红十字国际委员会，国家警察局，收购和社会支持中心，对乌克兰武装部队的Silterritorial辩护。</text:p>
      <text:p text:style-name="P4">
<text:span text:style-name="T4">
另请阅读：</text:span>
 <text:a xlink:type="simple" xlink:href="https://www.ukrinform.ua/rubric-ato/3693114-koordstab-nagadav-kudi-peredavati-personalni-dani-polonenih-i-zniklih-bezvisti-vijskovih.html" text:style-name="Internet_20_link" text:visited-style-name="Visited_20_Internet_20_Link">
</text:a>
家庭代表对提交交流的优先事项感兴趣，除了脆弱的类别：受伤的妇女。</text:p>
      <text:p text:style-name="P4">
根据Chebyshev的说法，寄存器是按字母顺序排列的，对交易所的永远提交不会影响任何事情。 他感到遗憾的是，敌方党的立场是决定性的。</text:p>
      <text:p text:style-name="P4">
据总部代表称，直接向俄罗斯的SO宣告的“申诉专员”以及俄罗斯人俘虏的乌克兰领土的未认识的地层以及俄罗斯联邦的其他当局使他们的俘虏为俘虏提供了争夺目的，执行IPSO。 在特别关注个人的情况下<text:a xlink:type="simple" xlink:href="https://www.ukrinform.ua/tag-poloneni" text:style-name="Internet_20_link" text:visited-style-name="Visited_20_Internet_20_Link">
</text:a>
敌人对他的风险心理影响大大增加，并且此类人的提取有意延迟。</text:p>
      <text:p text:style-name="P4">
参与者还讨论了俄罗斯联合会针对乌克兰 - 波浪 - 战舰的法院发布的对国际组织的呼吁问题，收集了有关克里姆林宫囚犯住所的信息。</text:p>
      <text:p text:style-name="P4">
<text:span text:style-name="T4">
另请阅读：</text:span>
 <text:a xlink:type="simple" xlink:href="https://www.ukrinform.ua/rubric-ato/3688758-lubinec-rosijskih-polonenih-utrimuut-vidpovidno-do-zenevskoi-konvencii.html" text:style-name="Internet_20_link" text:visited-style-name="Visited_20_Internet_20_Link">
</text:a>
该信息被特别关注媒体宣传对囚犯的有害性。有关囚禁者的个人数据和信息的分配可能会对他的命运造成负面影响。<text:span text:style-name="T5">
foto：pap/epa</text:span>
</text:p>
      <text:p text:style-name="P4">
News Source: <text:a xlink:type="simple" xlink:href="https://www.ukrinform.ua/rubric-ato/3693413-medijna-publicnist-polonenogo-zbilsue-rizik-psihologicnogo-vplivu-rosian-koordstab.html" text:style-name="Internet_20_link" text:visited-style-name="Visited_20_Internet_20_Link">
https://www.ukrinform.ua/rubric-ato/3693413-medijna-publicnist-polonenogo-zbilsue-rizik-psihologicnogo-vplivu-rosian-koordstab.html</text:a>
</text:p>
      <!--NEWS-->
      <text:h text:style-name="P10" text:outline-level="1">
<text:span text:style-name="T4">
占用者设置了一个额外的围栏，以将入口封闭到ZPP</text:span>
</text:h>
      <text:p text:style-name="P4">
作者: ['АРМІЯINFORM']</text:p>
      <text:p text:style-name="P4">
时间: 2023-04-09T99:00:00-04:00</text:p>
      <text:p text:style-name="P4">
描述: 关于Pilomlya的giddriyavity，“国家国家原子能势gogeenyuch是一种综合……与乌克兰2022年的战争，与乌克兰的最新新闻，今天与乌克兰的新闻战争，今天与乌克兰2022年最后一次战争，乌克兰和俄罗斯之间的战争是否会发生战争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4/parkan-zaes.jpg" text:style-name="Internet_20_link" text:visited-style-name="Visited_20_Internet_20_Link">
parkan-zaes.jpg</text:a>
']</text:p>
      <text:p text:style-name="P4">
标签: ['STOPRUSSIA', 'АГРЕСІЯ РФ', 'АТОМНА СТАНЦІЯ', 'ВТОРГНЕННЯ РФ', 'ЕНЕРГОАТОМ', 'ЗАЕС', 'ЗАПОРІЖЖЯ', 'ЯДЕРНА БЕЗПЕКА']</text:p>
      <text:p text:style-name="P4">
类别: News</text:p>
      <!--METADATA-->
      <text:p text:style-name="P4">
<draw:frame draw:style-name="fr1" draw:name="Image416" text:anchor-type="as-char" svg:width="6.9236in" svg:height="4.61393in" draw:z-index="0">
<draw:image xlink:href="../Images/AРМІЯINFORM/2023-04-09T99-00-00-04-00/parkan-zaes.jpg" xlink:type="simple" xlink:show="embed" xlink:actuate="onLoad" draw:mime-type="image/jpeg"/>
</draw:frame>
照片：Energoatom</text:p>
      <text:p text:style-name="P4">
关于它<text:a xlink:type="simple" xlink:href="https://t.me/energoatom_ua/12661" text:style-name="Internet_20_link" text:visited-style-name="Visited_20_Internet_20_Link">
报告</text:a>
国有企业“国家原子能产生公司”。</text:p>
      <text:p text:style-name="P4">
新闻说：“从现在开始，Zaporizhzhya核电站的员工将不会像往常一样到达Donesa，部分路将步行。”</text:p>
      <text:p text:style-name="P4">
值得注意的是，ZPEC的工作人员的公共汽车将不再运行到路线的最后一点。新的栅栏将成为一个新的栅栏，入侵者将配备该围栏车站的车站建设。 为此，他们已经开始挖掘地面。</text:p>
      <text:p text:style-name="P4">
因此，路线巴士只能到达挤压工人的环，他们应该走。 因此，种族主义者实际上扩大了车站周围的封闭外围，就好像为防守做准备。 更多讲话：他们担心甚至在原子物体领土上的非法建设之前都不会停止。</text:p>
      <text:p text:style-name="P4">
“ ZPP是乌克兰!而且，没有任何围栏会阻止承包商和法律运营商 - 能源设备的返回!”  - 添加到新闻服务。</text:p>
      <text:p text:style-name="P4">
News Source: <text:a xlink:type="simple" xlink:href="https://armyinform.com.ua/2023/04/09/okupanty-vstanovlyuyut-dodatkovyj-parkan-shhob-ogorodyty-pidyizdy-do-zaes/" text:style-name="Internet_20_link" text:visited-style-name="Visited_20_Internet_20_Link">
https://armyinform.com.ua/2023/04/09/okupanty-vstanovlyuyut-dodatkovyj-parkan-shhob-ogorodyty-pidyizdy-do-zae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